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12" table:style-name="ta1">
        <table:shapes>
          <draw:frame draw:z-index="0" draw:style-name="gr1" draw:text-style-name="P1" svg:width="6.298in" svg:height="3.5449in" svg:x="0.9598in" svg:y="4.3295in">
            <draw:object draw:notify-on-update-of-ranges="tfoot12.A1:tfoot12.A1 tfoot12.B1:tfoot12.NU1 tfoot12.A6:tfoot12.A6 tfoot12.B6:tfoot12.NU6 tfoot12.A8:tfoot12.A8 tfoot12.B8:tfoot12.NU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number-columns-repeated="15" table:default-cell-style-name="Default"/>
        <table:table-column table:style-name="co3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10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5" table:default-cell-style-name="Default"/>
        <table:table-column table:style-name="co7" table:number-columns-repeated="9" table:default-cell-style-name="Default"/>
        <table:table-column table:style-name="co3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19" table:default-cell-style-name="Default"/>
        <table:table-column table:style-name="co11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12" table:default-cell-style-name="Default"/>
        <table:table-column table:style-name="co8" table:number-columns-repeated="2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3" table:default-cell-style-name="Default"/>
        <table:table-column table:style-name="co2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13" table:number-columns-repeated="45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85739135742" calcext:value-type="float">
            <text:p>0.033358573913574</text:p>
          </table:table-cell>
          <table:table-cell office:value-type="float" office:value="0.0667166709899902" calcext:value-type="float">
            <text:p>0.06671667098999</text:p>
          </table:table-cell>
          <table:table-cell office:value-type="float" office:value="0.100074768066406" calcext:value-type="float">
            <text:p>0.100074768066406</text:p>
          </table:table-cell>
          <table:table-cell office:value-type="float" office:value="0.133432865142822" calcext:value-type="float">
            <text:p>0.133432865142822</text:p>
          </table:table-cell>
          <table:table-cell office:value-type="float" office:value="0.166790962219238" calcext:value-type="float">
            <text:p>0.166790962219238</text:p>
          </table:table-cell>
          <table:table-cell office:value-type="float" office:value="0.200149536132812" calcext:value-type="float">
            <text:p>0.200149536132812</text:p>
          </table:table-cell>
          <table:table-cell office:value-type="float" office:value="0.233507633209228" calcext:value-type="float">
            <text:p>0.233507633209228</text:p>
          </table:table-cell>
          <table:table-cell office:value-type="float" office:value="0.30022406578064" calcext:value-type="float">
            <text:p>0.30022406578064</text:p>
          </table:table-cell>
          <table:table-cell office:value-type="float" office:value="0.333582401275635" calcext:value-type="float">
            <text:p>0.333582401275635</text:p>
          </table:table-cell>
          <table:table-cell office:value-type="float" office:value="0.36694073677063" calcext:value-type="float">
            <text:p>0.36694073677063</text:p>
          </table:table-cell>
          <table:table-cell office:value-type="float" office:value="0.433657169342041" calcext:value-type="float">
            <text:p>0.433657169342041</text:p>
          </table:table-cell>
          <table:table-cell office:value-type="float" office:value="0.467015743255615" calcext:value-type="float">
            <text:p>0.467015743255615</text:p>
          </table:table-cell>
          <table:table-cell office:value-type="float" office:value="0.500373840332031" calcext:value-type="float">
            <text:p>0.500373840332031</text:p>
          </table:table-cell>
          <table:table-cell office:value-type="float" office:value="0.533732175827026" calcext:value-type="float">
            <text:p>0.533732175827026</text:p>
          </table:table-cell>
          <table:table-cell office:value-type="float" office:value="0.567090749740601" calcext:value-type="float">
            <text:p>0.567090749740601</text:p>
          </table:table-cell>
          <table:table-cell office:value-type="float" office:value="0.600449085235596" calcext:value-type="float">
            <text:p>0.600449085235596</text:p>
          </table:table-cell>
          <table:table-cell office:value-type="float" office:value="0.633807420730591" calcext:value-type="float">
            <text:p>0.633807420730591</text:p>
          </table:table-cell>
          <table:table-cell office:value-type="float" office:value="0.667163610458374" calcext:value-type="float">
            <text:p>0.667163610458374</text:p>
          </table:table-cell>
          <table:table-cell office:value-type="float" office:value="0.733876466751099" calcext:value-type="float">
            <text:p>0.733876466751099</text:p>
          </table:table-cell>
          <table:table-cell office:value-type="float" office:value="0.767232894897461" calcext:value-type="float">
            <text:p>0.767232894897461</text:p>
          </table:table-cell>
          <table:table-cell office:value-type="float" office:value="0.833945512771606" calcext:value-type="float">
            <text:p>0.833945512771606</text:p>
          </table:table-cell>
          <table:table-cell office:value-type="float" office:value="0.86730170249939" calcext:value-type="float">
            <text:p>0.86730170249939</text:p>
          </table:table-cell>
          <table:table-cell office:value-type="float" office:value="0.934014558792114" calcext:value-type="float">
            <text:p>0.934014558792114</text:p>
          </table:table-cell>
          <table:table-cell office:value-type="float" office:value="0.967370986938477" calcext:value-type="float">
            <text:p>0.967370986938477</text:p>
          </table:table-cell>
          <table:table-cell office:value-type="float" office:value="1.00072717666626" calcext:value-type="float">
            <text:p>1.00072717666626</text:p>
          </table:table-cell>
          <table:table-cell office:value-type="float" office:value="1.03408336639404" calcext:value-type="float">
            <text:p>1.03408336639404</text:p>
          </table:table-cell>
          <table:table-cell office:value-type="float" office:value="1.06743979454041" calcext:value-type="float">
            <text:p>1.06743979454041</text:p>
          </table:table-cell>
          <table:table-cell office:value-type="float" office:value="1.10079598426819" calcext:value-type="float">
            <text:p>1.10079598426819</text:p>
          </table:table-cell>
          <table:table-cell office:value-type="float" office:value="1.16750836372375" calcext:value-type="float">
            <text:p>1.16750836372375</text:p>
          </table:table-cell>
          <table:table-cell office:value-type="float" office:value="1.20086455345154" calcext:value-type="float">
            <text:p>1.20086455345154</text:p>
          </table:table-cell>
          <table:table-cell office:value-type="float" office:value="1.2675769329071" calcext:value-type="float">
            <text:p>1.2675769329071</text:p>
          </table:table-cell>
          <table:table-cell office:value-type="float" office:value="1.33428931236267" calcext:value-type="float">
            <text:p>1.33428931236267</text:p>
          </table:table-cell>
          <table:table-cell office:value-type="float" office:value="1.40100145339966" calcext:value-type="float">
            <text:p>1.40100145339966</text:p>
          </table:table-cell>
          <table:table-cell office:value-type="float" office:value="1.46771383285522" calcext:value-type="float">
            <text:p>1.46771383285522</text:p>
          </table:table-cell>
          <table:table-cell office:value-type="float" office:value="1.53442597389221" calcext:value-type="float">
            <text:p>1.53442597389221</text:p>
          </table:table-cell>
          <table:table-cell office:value-type="float" office:value="1.56778240203857" calcext:value-type="float">
            <text:p>1.56778240203857</text:p>
          </table:table-cell>
          <table:table-cell office:value-type="float" office:value="1.63449454307556" calcext:value-type="float">
            <text:p>1.63449454307556</text:p>
          </table:table-cell>
          <table:table-cell office:value-type="float" office:value="1.66785049438477" calcext:value-type="float">
            <text:p>1.66785049438477</text:p>
          </table:table-cell>
          <table:table-cell office:value-type="float" office:value="1.70120668411255" calcext:value-type="float">
            <text:p>1.70120668411255</text:p>
          </table:table-cell>
          <table:table-cell office:value-type="float" office:value="1.76791906356812" calcext:value-type="float">
            <text:p>1.76791906356812</text:p>
          </table:table-cell>
          <table:table-cell office:value-type="float" office:value="1.8346312046051" calcext:value-type="float">
            <text:p>1.8346312046051</text:p>
          </table:table-cell>
          <table:table-cell office:value-type="float" office:value="1.90134358406067" calcext:value-type="float">
            <text:p>1.90134358406067</text:p>
          </table:table-cell>
          <table:table-cell office:value-type="float" office:value="1.96805572509766" calcext:value-type="float">
            <text:p>1.96805572509766</text:p>
          </table:table-cell>
          <table:table-cell office:value-type="float" office:value="2.03476810455322" calcext:value-type="float">
            <text:p>2.03476810455322</text:p>
          </table:table-cell>
          <table:table-cell office:value-type="float" office:value="2.10148024559021" calcext:value-type="float">
            <text:p>2.10148024559021</text:p>
          </table:table-cell>
          <table:table-cell office:value-type="float" office:value="2.1681923866272" calcext:value-type="float">
            <text:p>2.1681923866272</text:p>
          </table:table-cell>
          <table:table-cell office:value-type="float" office:value="2.23490452766418" calcext:value-type="float">
            <text:p>2.23490452766418</text:p>
          </table:table-cell>
          <table:table-cell office:value-type="float" office:value="2.26826071739197" calcext:value-type="float">
            <text:p>2.26826071739197</text:p>
          </table:table-cell>
          <table:table-cell office:value-type="float" office:value="2.30161666870117" calcext:value-type="float">
            <text:p>2.30161666870117</text:p>
          </table:table-cell>
          <table:table-cell office:value-type="float" office:value="2.33497285842895" calcext:value-type="float">
            <text:p>2.33497285842895</text:p>
          </table:table-cell>
          <table:table-cell office:value-type="float" office:value="2.36832880973816" calcext:value-type="float">
            <text:p>2.36832880973816</text:p>
          </table:table-cell>
          <table:table-cell office:value-type="float" office:value="2.40168523788452" calcext:value-type="float">
            <text:p>2.40168523788452</text:p>
          </table:table-cell>
          <table:table-cell office:value-type="float" office:value="2.43504118919373" calcext:value-type="float">
            <text:p>2.43504118919373</text:p>
          </table:table-cell>
          <table:table-cell office:value-type="float" office:value="2.46839737892151" calcext:value-type="float">
            <text:p>2.46839737892151</text:p>
          </table:table-cell>
          <table:table-cell office:value-type="float" office:value="2.50175333023071" calcext:value-type="float">
            <text:p>2.50175333023071</text:p>
          </table:table-cell>
          <table:table-cell office:value-type="float" office:value="2.5351095199585" calcext:value-type="float">
            <text:p>2.5351095199585</text:p>
          </table:table-cell>
          <table:table-cell office:value-type="float" office:value="2.5684654712677" calcext:value-type="float">
            <text:p>2.5684654712677</text:p>
          </table:table-cell>
          <table:table-cell office:value-type="float" office:value="2.63517761230469" calcext:value-type="float">
            <text:p>2.63517761230469</text:p>
          </table:table-cell>
          <table:table-cell office:value-type="float" office:value="2.66853547096252" calcext:value-type="float">
            <text:p>2.66853547096252</text:p>
          </table:table-cell>
          <table:table-cell office:value-type="float" office:value="2.70189332962036" calcext:value-type="float">
            <text:p>2.70189332962036</text:p>
          </table:table-cell>
          <table:table-cell office:value-type="float" office:value="2.73525094985962" calcext:value-type="float">
            <text:p>2.73525094985962</text:p>
          </table:table-cell>
          <table:table-cell office:value-type="float" office:value="2.76860904693604" calcext:value-type="float">
            <text:p>2.76860904693604</text:p>
          </table:table-cell>
          <table:table-cell office:value-type="float" office:value="2.80196690559387" calcext:value-type="float">
            <text:p>2.80196690559387</text:p>
          </table:table-cell>
          <table:table-cell office:value-type="float" office:value="2.86868262290955" calcext:value-type="float">
            <text:p>2.86868262290955</text:p>
          </table:table-cell>
          <table:table-cell office:value-type="float" office:value="2.90204048156738" calcext:value-type="float">
            <text:p>2.90204048156738</text:p>
          </table:table-cell>
          <table:table-cell office:value-type="float" office:value="2.93539881706238" calcext:value-type="float">
            <text:p>2.93539881706238</text:p>
          </table:table-cell>
          <table:table-cell office:value-type="float" office:value="3.00211453437805" calcext:value-type="float">
            <text:p>3.00211453437805</text:p>
          </table:table-cell>
          <table:table-cell office:value-type="float" office:value="3.03547239303589" calcext:value-type="float">
            <text:p>3.03547239303589</text:p>
          </table:table-cell>
          <table:table-cell office:value-type="float" office:value="3.06883072853088" calcext:value-type="float">
            <text:p>3.06883072853088</text:p>
          </table:table-cell>
          <table:table-cell office:value-type="float" office:value="3.26897883415222" calcext:value-type="float">
            <text:p>3.26897883415222</text:p>
          </table:table-cell>
          <table:table-cell office:value-type="float" office:value="3.30233693122864" calcext:value-type="float">
            <text:p>3.30233693122864</text:p>
          </table:table-cell>
          <table:table-cell office:value-type="float" office:value="3.36905336380005" calcext:value-type="float">
            <text:p>3.36905336380005</text:p>
          </table:table-cell>
          <table:table-cell office:value-type="float" office:value="3.43576955795288" calcext:value-type="float">
            <text:p>3.43576955795288</text:p>
          </table:table-cell>
          <table:table-cell office:value-type="float" office:value="3.50248599052429" calcext:value-type="float">
            <text:p>3.50248599052429</text:p>
          </table:table-cell>
          <table:table-cell office:value-type="float" office:value="3.53584408760071" calcext:value-type="float">
            <text:p>3.53584408760071</text:p>
          </table:table-cell>
          <table:table-cell office:value-type="float" office:value="3.60256028175354" calcext:value-type="float">
            <text:p>3.60256028175354</text:p>
          </table:table-cell>
          <table:table-cell office:value-type="float" office:value="3.70263195037842" calcext:value-type="float">
            <text:p>3.70263195037842</text:p>
          </table:table-cell>
          <table:table-cell office:value-type="float" office:value="3.73598861694336" calcext:value-type="float">
            <text:p>3.73598861694336</text:p>
          </table:table-cell>
          <table:table-cell office:value-type="float" office:value="3.7693452835083" calcext:value-type="float">
            <text:p>3.7693452835083</text:p>
          </table:table-cell>
          <table:table-cell office:value-type="float" office:value="3.80270195007324" calcext:value-type="float">
            <text:p>3.80270195007324</text:p>
          </table:table-cell>
          <table:table-cell office:value-type="float" office:value="3.83605861663818" calcext:value-type="float">
            <text:p>3.83605861663818</text:p>
          </table:table-cell>
          <table:table-cell office:value-type="float" office:value="3.86941528320312" calcext:value-type="float">
            <text:p>3.86941528320312</text:p>
          </table:table-cell>
          <table:table-cell office:value-type="float" office:value="3.90277194976807" calcext:value-type="float">
            <text:p>3.90277194976807</text:p>
          </table:table-cell>
          <table:table-cell office:value-type="float" office:value="4.06955528259277" calcext:value-type="float">
            <text:p>4.06955528259277</text:p>
          </table:table-cell>
          <table:table-cell office:value-type="float" office:value="4.13626861572266" calcext:value-type="float">
            <text:p>4.13626861572266</text:p>
          </table:table-cell>
          <table:table-cell office:value-type="float" office:value="4.20298194885254" calcext:value-type="float">
            <text:p>4.20298194885254</text:p>
          </table:table-cell>
          <table:table-cell office:value-type="float" office:value="4.26969528198242" calcext:value-type="float">
            <text:p>4.26969528198242</text:p>
          </table:table-cell>
          <table:table-cell office:value-type="float" office:value="4.30305194854736" calcext:value-type="float">
            <text:p>4.30305194854736</text:p>
          </table:table-cell>
          <table:table-cell office:value-type="float" office:value="4.36976552009583" calcext:value-type="float">
            <text:p>4.36976552009583</text:p>
          </table:table-cell>
          <table:table-cell office:value-type="float" office:value="4.43647861480713" calcext:value-type="float">
            <text:p>4.43647861480713</text:p>
          </table:table-cell>
          <table:table-cell office:value-type="float" office:value="4.63661861419678" calcext:value-type="float">
            <text:p>4.63661861419678</text:p>
          </table:table-cell>
          <table:table-cell office:value-type="float" office:value="4.6699743270874" calcext:value-type="float">
            <text:p>4.6699743270874</text:p>
          </table:table-cell>
          <table:table-cell office:value-type="float" office:value="4.70333027839661" calcext:value-type="float">
            <text:p>4.70333027839661</text:p>
          </table:table-cell>
          <table:table-cell office:value-type="float" office:value="4.77004170417786" calcext:value-type="float">
            <text:p>4.77004170417786</text:p>
          </table:table-cell>
          <table:table-cell office:value-type="float" office:value="4.90346479415894" calcext:value-type="float">
            <text:p>4.90346479415894</text:p>
          </table:table-cell>
          <table:table-cell office:value-type="float" office:value="4.97017621994019" calcext:value-type="float">
            <text:p>4.97017621994019</text:p>
          </table:table-cell>
          <table:table-cell office:value-type="float" office:value="5.00353193283081" calcext:value-type="float">
            <text:p>5.00353193283081</text:p>
          </table:table-cell>
          <table:table-cell office:value-type="float" office:value="5.03688764572144" calcext:value-type="float">
            <text:p>5.03688764572144</text:p>
          </table:table-cell>
          <table:table-cell office:value-type="float" office:value="5.13695454597473" calcext:value-type="float">
            <text:p>5.13695454597473</text:p>
          </table:table-cell>
          <table:table-cell office:value-type="float" office:value="5.2036657333374" calcext:value-type="float">
            <text:p>5.2036657333374</text:p>
          </table:table-cell>
          <table:table-cell office:value-type="float" office:value="5.27037692070007" calcext:value-type="float">
            <text:p>5.27037692070007</text:p>
          </table:table-cell>
          <table:table-cell office:value-type="float" office:value="5.30373239517212" calcext:value-type="float">
            <text:p>5.30373239517212</text:p>
          </table:table-cell>
          <table:table-cell office:value-type="float" office:value="5.37044358253479" calcext:value-type="float">
            <text:p>5.37044358253479</text:p>
          </table:table-cell>
          <table:table-cell office:value-type="float" office:value="5.43715453147888" calcext:value-type="float">
            <text:p>5.43715453147888</text:p>
          </table:table-cell>
          <table:table-cell office:value-type="float" office:value="5.50386548042297" calcext:value-type="float">
            <text:p>5.50386548042297</text:p>
          </table:table-cell>
          <table:table-cell office:value-type="float" office:value="5.57057642936707" calcext:value-type="float">
            <text:p>5.57057642936707</text:p>
          </table:table-cell>
          <table:table-cell office:value-type="float" office:value="5.63728737831116" calcext:value-type="float">
            <text:p>5.63728737831116</text:p>
          </table:table-cell>
          <table:table-cell office:value-type="float" office:value="5.70399951934814" calcext:value-type="float">
            <text:p>5.70399951934814</text:p>
          </table:table-cell>
          <table:table-cell office:value-type="float" office:value="5.77071166038513" calcext:value-type="float">
            <text:p>5.77071166038513</text:p>
          </table:table-cell>
          <table:table-cell office:value-type="float" office:value="5.83742356300354" calcext:value-type="float">
            <text:p>5.83742356300354</text:p>
          </table:table-cell>
          <table:table-cell office:value-type="float" office:value="5.90413570404053" calcext:value-type="float">
            <text:p>5.90413570404053</text:p>
          </table:table-cell>
          <table:table-cell office:value-type="float" office:value="5.93749165534973" calcext:value-type="float">
            <text:p>5.93749165534973</text:p>
          </table:table-cell>
          <table:table-cell office:value-type="float" office:value="5.97084760665894" calcext:value-type="float">
            <text:p>5.97084760665894</text:p>
          </table:table-cell>
          <table:table-cell office:value-type="float" office:value="6.00420355796814" calcext:value-type="float">
            <text:p>6.00420355796814</text:p>
          </table:table-cell>
          <table:table-cell office:value-type="float" office:value="6.07091569900513" calcext:value-type="float">
            <text:p>6.07091569900513</text:p>
          </table:table-cell>
          <table:table-cell office:value-type="float" office:value="6.10427165031433" calcext:value-type="float">
            <text:p>6.10427165031433</text:p>
          </table:table-cell>
          <table:table-cell office:value-type="float" office:value="6.13762760162354" calcext:value-type="float">
            <text:p>6.13762760162354</text:p>
          </table:table-cell>
          <table:table-cell office:value-type="float" office:value="6.37111854553223" calcext:value-type="float">
            <text:p>6.37111854553223</text:p>
          </table:table-cell>
          <table:table-cell office:value-type="float" office:value="6.60460901260376" calcext:value-type="float">
            <text:p>6.60460901260376</text:p>
          </table:table-cell>
          <table:table-cell office:value-type="float" office:value="6.67132067680359" calcext:value-type="float">
            <text:p>6.67132067680359</text:p>
          </table:table-cell>
          <table:table-cell office:value-type="float" office:value="6.70467638969421" calcext:value-type="float">
            <text:p>6.70467638969421</text:p>
          </table:table-cell>
          <table:table-cell office:value-type="float" office:value="6.73803234100342" calcext:value-type="float">
            <text:p>6.73803234100342</text:p>
          </table:table-cell>
          <table:table-cell office:value-type="float" office:value="6.77138805389404" calcext:value-type="float">
            <text:p>6.77138805389404</text:p>
          </table:table-cell>
          <table:table-cell office:value-type="float" office:value="6.80474376678467" calcext:value-type="float">
            <text:p>6.80474376678467</text:p>
          </table:table-cell>
          <table:table-cell office:value-type="float" office:value="6.83809947967529" calcext:value-type="float">
            <text:p>6.83809947967529</text:p>
          </table:table-cell>
          <table:table-cell office:value-type="float" office:value="6.87145519256592" calcext:value-type="float">
            <text:p>6.87145519256592</text:p>
          </table:table-cell>
          <table:table-cell office:value-type="float" office:value="6.90481090545654" calcext:value-type="float">
            <text:p>6.90481090545654</text:p>
          </table:table-cell>
          <table:table-cell office:value-type="float" office:value="6.93816661834717" calcext:value-type="float">
            <text:p>6.93816661834717</text:p>
          </table:table-cell>
          <table:table-cell office:value-type="float" office:value="7.00487804412842" calcext:value-type="float">
            <text:p>7.00487804412842</text:p>
          </table:table-cell>
          <table:table-cell office:value-type="float" office:value="7.17165613174439" calcext:value-type="float">
            <text:p>7.17165613174439</text:p>
          </table:table-cell>
          <table:table-cell office:value-type="float" office:value="7.20501160621643" calcext:value-type="float">
            <text:p>7.20501160621643</text:p>
          </table:table-cell>
          <table:table-cell office:value-type="float" office:value="7.2717227935791" calcext:value-type="float">
            <text:p>7.2717227935791</text:p>
          </table:table-cell>
          <table:table-cell office:value-type="float" office:value="7.30507826805115" calcext:value-type="float">
            <text:p>7.30507826805115</text:p>
          </table:table-cell>
          <table:table-cell office:value-type="float" office:value="7.37178921699524" calcext:value-type="float">
            <text:p>7.37178921699524</text:p>
          </table:table-cell>
          <table:table-cell office:value-type="float" office:value="7.47185564041138" calcext:value-type="float">
            <text:p>7.47185564041138</text:p>
          </table:table-cell>
          <table:table-cell office:value-type="float" office:value="7.50521111488342" calcext:value-type="float">
            <text:p>7.50521111488342</text:p>
          </table:table-cell>
          <table:table-cell office:value-type="float" office:value="7.53856611251831" calcext:value-type="float">
            <text:p>7.53856611251831</text:p>
          </table:table-cell>
          <table:table-cell office:value-type="float" office:value="7.57192158699036" calcext:value-type="float">
            <text:p>7.57192158699036</text:p>
          </table:table-cell>
          <table:table-cell office:value-type="float" office:value="7.6052770614624" calcext:value-type="float">
            <text:p>7.6052770614624</text:p>
          </table:table-cell>
          <table:table-cell office:value-type="float" office:value="7.63863229751587" calcext:value-type="float">
            <text:p>7.63863229751587</text:p>
          </table:table-cell>
          <table:table-cell office:value-type="float" office:value="7.67198991775513" calcext:value-type="float">
            <text:p>7.67198991775513</text:p>
          </table:table-cell>
          <table:table-cell office:value-type="float" office:value="7.73870491981506" calcext:value-type="float">
            <text:p>7.73870491981506</text:p>
          </table:table-cell>
          <table:table-cell office:value-type="float" office:value="7.80541968345642" calcext:value-type="float">
            <text:p>7.80541968345642</text:p>
          </table:table-cell>
          <table:table-cell office:value-type="float" office:value="7.87213492393494" calcext:value-type="float">
            <text:p>7.87213492393494</text:p>
          </table:table-cell>
          <table:table-cell office:value-type="float" office:value="7.93884968757629" calcext:value-type="float">
            <text:p>7.93884968757629</text:p>
          </table:table-cell>
          <table:table-cell office:value-type="float" office:value="8.00556468963623" calcext:value-type="float">
            <text:p>8.00556468963623</text:p>
          </table:table-cell>
          <table:table-cell office:value-type="float" office:value="8.03892230987549" calcext:value-type="float">
            <text:p>8.03892230987549</text:p>
          </table:table-cell>
          <table:table-cell office:value-type="float" office:value="8.07227993011475" calcext:value-type="float">
            <text:p>8.07227993011475</text:p>
          </table:table-cell>
          <table:table-cell office:value-type="float" office:value="8.105637550354" calcext:value-type="float">
            <text:p>8.105637550354</text:p>
          </table:table-cell>
          <table:table-cell office:value-type="float" office:value="8.17235255241394" calcext:value-type="float">
            <text:p>8.17235255241394</text:p>
          </table:table-cell>
          <table:table-cell office:value-type="float" office:value="8.37249803543091" calcext:value-type="float">
            <text:p>8.37249803543091</text:p>
          </table:table-cell>
          <table:table-cell office:value-type="float" office:value="8.5392861366272" calcext:value-type="float">
            <text:p>8.5392861366272</text:p>
          </table:table-cell>
          <table:table-cell office:value-type="float" office:value="8.60600161552429" calcext:value-type="float">
            <text:p>8.60600161552429</text:p>
          </table:table-cell>
          <table:table-cell office:value-type="float" office:value="8.67271590232849" calcext:value-type="float">
            <text:p>8.67271590232849</text:p>
          </table:table-cell>
          <table:table-cell office:value-type="float" office:value="8.73942923545837" calcext:value-type="float">
            <text:p>8.73942923545837</text:p>
          </table:table-cell>
          <table:table-cell office:value-type="float" office:value="8.77278590202332" calcext:value-type="float">
            <text:p>8.77278590202332</text:p>
          </table:table-cell>
          <table:table-cell office:value-type="float" office:value="9.17306637763977" calcext:value-type="float">
            <text:p>9.17306637763977</text:p>
          </table:table-cell>
          <table:table-cell office:value-type="float" office:value="9.20642304420471" calcext:value-type="float">
            <text:p>9.20642304420471</text:p>
          </table:table-cell>
          <table:table-cell office:value-type="float" office:value="9.27313661575317" calcext:value-type="float">
            <text:p>9.27313661575317</text:p>
          </table:table-cell>
          <table:table-cell office:value-type="float" office:value="9.33984994888306" calcext:value-type="float">
            <text:p>9.33984994888306</text:p>
          </table:table-cell>
          <table:table-cell office:value-type="float" office:value="9.373206615448" calcext:value-type="float">
            <text:p>9.373206615448</text:p>
          </table:table-cell>
          <table:table-cell office:value-type="float" office:value="9.43991994857788" calcext:value-type="float">
            <text:p>9.43991994857788</text:p>
          </table:table-cell>
          <table:table-cell office:value-type="float" office:value="9.47327661514282" calcext:value-type="float">
            <text:p>9.47327661514282</text:p>
          </table:table-cell>
          <table:table-cell office:value-type="float" office:value="9.57334685325623" calcext:value-type="float">
            <text:p>9.57334685325623</text:p>
          </table:table-cell>
          <table:table-cell office:value-type="float" office:value="9.80685234069824" calcext:value-type="float">
            <text:p>9.80685234069824</text:p>
          </table:table-cell>
          <table:table-cell office:value-type="float" office:value="9.84021091461182" calcext:value-type="float">
            <text:p>9.84021091461182</text:p>
          </table:table-cell>
          <table:table-cell office:value-type="float" office:value="9.87356948852539" calcext:value-type="float">
            <text:p>9.87356948852539</text:p>
          </table:table-cell>
          <table:table-cell office:value-type="float" office:value="9.94028663635254" calcext:value-type="float">
            <text:p>9.94028663635254</text:p>
          </table:table-cell>
          <table:table-cell office:value-type="float" office:value="9.97364497184753" calcext:value-type="float">
            <text:p>9.97364497184753</text:p>
          </table:table-cell>
          <table:table-cell office:value-type="float" office:value="10.0403623580933" calcext:value-type="float">
            <text:p>10.0403623580933</text:p>
          </table:table-cell>
          <table:table-cell office:value-type="float" office:value="10.1404383182526" calcext:value-type="float">
            <text:p>10.1404383182526</text:p>
          </table:table-cell>
          <table:table-cell office:value-type="float" office:value="10.2071557044983" calcext:value-type="float">
            <text:p>10.2071557044983</text:p>
          </table:table-cell>
          <table:table-cell office:value-type="float" office:value="10.273873090744" calcext:value-type="float">
            <text:p>10.273873090744</text:p>
          </table:table-cell>
          <table:table-cell office:value-type="float" office:value="10.3405907154083" calcext:value-type="float">
            <text:p>10.3405907154083</text:p>
          </table:table-cell>
          <table:table-cell office:value-type="float" office:value="10.4073083400726" calcext:value-type="float">
            <text:p>10.4073083400726</text:p>
          </table:table-cell>
          <table:table-cell office:value-type="float" office:value="10.4406671524048" calcext:value-type="float">
            <text:p>10.4406671524048</text:p>
          </table:table-cell>
          <table:table-cell office:value-type="float" office:value="10.5073847770691" calcext:value-type="float">
            <text:p>10.5073847770691</text:p>
          </table:table-cell>
          <table:table-cell office:value-type="float" office:value="10.574102640152" calcext:value-type="float">
            <text:p>10.574102640152</text:p>
          </table:table-cell>
          <table:table-cell office:value-type="float" office:value="10.6408202648163" calcext:value-type="float">
            <text:p>10.6408202648163</text:p>
          </table:table-cell>
          <table:table-cell office:value-type="float" office:value="10.7075347900391" calcext:value-type="float">
            <text:p>10.7075347900391</text:p>
          </table:table-cell>
          <table:table-cell office:value-type="float" office:value="10.7408919334412" calcext:value-type="float">
            <text:p>10.7408919334412</text:p>
          </table:table-cell>
          <table:table-cell office:value-type="float" office:value="10.8076059818268" calcext:value-type="float">
            <text:p>10.8076059818268</text:p>
          </table:table-cell>
          <table:table-cell office:value-type="float" office:value="11.0077488422394" calcext:value-type="float">
            <text:p>11.0077488422394</text:p>
          </table:table-cell>
          <table:table-cell office:value-type="float" office:value="11.074462890625" calcext:value-type="float">
            <text:p>11.074462890625</text:p>
          </table:table-cell>
          <table:table-cell office:value-type="float" office:value="11.1078200340271" calcext:value-type="float">
            <text:p>11.1078200340271</text:p>
          </table:table-cell>
          <table:table-cell office:value-type="float" office:value="11.1411771774292" calcext:value-type="float">
            <text:p>11.1411771774292</text:p>
          </table:table-cell>
          <table:table-cell office:value-type="float" office:value="11.1745343208313" calcext:value-type="float">
            <text:p>11.1745343208313</text:p>
          </table:table-cell>
          <table:table-cell office:value-type="float" office:value="11.2078914642334" calcext:value-type="float">
            <text:p>11.2078914642334</text:p>
          </table:table-cell>
          <table:table-cell office:value-type="float" office:value="11.2412483692169" calcext:value-type="float">
            <text:p>11.2412483692169</text:p>
          </table:table-cell>
          <table:table-cell office:value-type="float" office:value="11.274605512619" calcext:value-type="float">
            <text:p>11.274605512619</text:p>
          </table:table-cell>
          <table:table-cell office:value-type="float" office:value="11.3079626560211" calcext:value-type="float">
            <text:p>11.3079626560211</text:p>
          </table:table-cell>
          <table:table-cell office:value-type="float" office:value="11.3746767044067" calcext:value-type="float">
            <text:p>11.3746767044067</text:p>
          </table:table-cell>
          <table:table-cell office:value-type="float" office:value="11.4080340862274" calcext:value-type="float">
            <text:p>11.4080340862274</text:p>
          </table:table-cell>
          <table:table-cell office:value-type="float" office:value="11.474748134613" calcext:value-type="float">
            <text:p>11.474748134613</text:p>
          </table:table-cell>
          <table:table-cell office:value-type="float" office:value="11.6748900413513" calcext:value-type="float">
            <text:p>11.6748900413513</text:p>
          </table:table-cell>
          <table:table-cell office:value-type="float" office:value="11.7082467079163" calcext:value-type="float">
            <text:p>11.7082467079163</text:p>
          </table:table-cell>
          <table:table-cell office:value-type="float" office:value="11.7749598026276" calcext:value-type="float">
            <text:p>11.7749598026276</text:p>
          </table:table-cell>
          <table:table-cell office:value-type="float" office:value="11.8083164691925" calcext:value-type="float">
            <text:p>11.8083164691925</text:p>
          </table:table-cell>
          <table:table-cell office:value-type="float" office:value="11.8750295639038" calcext:value-type="float">
            <text:p>11.8750295639038</text:p>
          </table:table-cell>
          <table:table-cell office:value-type="float" office:value="11.9083859920502" calcext:value-type="float">
            <text:p>11.9083859920502</text:p>
          </table:table-cell>
          <table:table-cell office:value-type="float" office:value="11.9417426586151" calcext:value-type="float">
            <text:p>11.9417426586151</text:p>
          </table:table-cell>
          <table:table-cell office:value-type="float" office:value="12.0084557533264" calcext:value-type="float">
            <text:p>12.0084557533264</text:p>
          </table:table-cell>
          <table:table-cell office:value-type="float" office:value="12.0418124198914" calcext:value-type="float">
            <text:p>12.0418124198914</text:p>
          </table:table-cell>
          <table:table-cell office:value-type="float" office:value="12.0751690864563" calcext:value-type="float">
            <text:p>12.0751690864563</text:p>
          </table:table-cell>
          <table:table-cell office:value-type="float" office:value="12.1085255146027" calcext:value-type="float">
            <text:p>12.1085255146027</text:p>
          </table:table-cell>
          <table:table-cell office:value-type="float" office:value="12.141881942749" calcext:value-type="float">
            <text:p>12.141881942749</text:p>
          </table:table-cell>
          <table:table-cell office:value-type="float" office:value="12.175238609314" calcext:value-type="float">
            <text:p>12.175238609314</text:p>
          </table:table-cell>
          <table:table-cell office:value-type="float" office:value="12.442090511322" calcext:value-type="float">
            <text:p>12.442090511322</text:p>
          </table:table-cell>
          <table:table-cell office:value-type="float" office:value="12.5088033676147" calcext:value-type="float">
            <text:p>12.5088033676147</text:p>
          </table:table-cell>
          <table:table-cell office:value-type="float" office:value="12.5755162239075" calcext:value-type="float">
            <text:p>12.5755162239075</text:p>
          </table:table-cell>
          <table:table-cell office:value-type="float" office:value="12.6422290802002" calcext:value-type="float">
            <text:p>12.6422290802002</text:p>
          </table:table-cell>
          <table:table-cell office:value-type="float" office:value="12.7089450359345" calcext:value-type="float">
            <text:p>12.7089450359345</text:p>
          </table:table-cell>
          <table:table-cell office:value-type="float" office:value="12.7756609916687" calcext:value-type="float">
            <text:p>12.7756609916687</text:p>
          </table:table-cell>
          <table:table-cell office:value-type="float" office:value="12.842376947403" calcext:value-type="float">
            <text:p>12.842376947403</text:p>
          </table:table-cell>
          <table:table-cell office:value-type="float" office:value="12.9090931415558" calcext:value-type="float">
            <text:p>12.9090931415558</text:p>
          </table:table-cell>
          <table:table-cell office:value-type="float" office:value="12.9424512386322" calcext:value-type="float">
            <text:p>12.9424512386322</text:p>
          </table:table-cell>
          <table:table-cell office:value-type="float" office:value="12.97580909729" calcext:value-type="float">
            <text:p>12.97580909729</text:p>
          </table:table-cell>
          <table:table-cell office:value-type="float" office:value="13.0425255298615" calcext:value-type="float">
            <text:p>13.0425255298615</text:p>
          </table:table-cell>
          <table:table-cell office:value-type="float" office:value="13.0758836269379" calcext:value-type="float">
            <text:p>13.0758836269379</text:p>
          </table:table-cell>
          <table:table-cell office:value-type="float" office:value="13.1092414855957" calcext:value-type="float">
            <text:p>13.1092414855957</text:p>
          </table:table-cell>
          <table:table-cell office:value-type="float" office:value="13.1759579181671" calcext:value-type="float">
            <text:p>13.1759579181671</text:p>
          </table:table-cell>
          <table:table-cell office:value-type="float" office:value="13.2426741123199" calcext:value-type="float">
            <text:p>13.2426741123199</text:p>
          </table:table-cell>
          <table:table-cell office:value-type="float" office:value="13.5428981781006" calcext:value-type="float">
            <text:p>13.5428981781006</text:p>
          </table:table-cell>
          <table:table-cell office:value-type="float" office:value="13.642972946167" calcext:value-type="float">
            <text:p>13.642972946167</text:p>
          </table:table-cell>
          <table:table-cell office:value-type="float" office:value="13.7096962928772" calcext:value-type="float">
            <text:p>13.7096962928772</text:p>
          </table:table-cell>
          <table:table-cell office:value-type="float" office:value="13.7764196395874" calcext:value-type="float">
            <text:p>13.7764196395874</text:p>
          </table:table-cell>
          <table:table-cell office:value-type="float" office:value="13.8097815513611" calcext:value-type="float">
            <text:p>13.8097815513611</text:p>
          </table:table-cell>
          <table:table-cell office:value-type="float" office:value="13.8431432247162" calcext:value-type="float">
            <text:p>13.8431432247162</text:p>
          </table:table-cell>
          <table:table-cell office:value-type="float" office:value="13.8765051364899" calcext:value-type="float">
            <text:p>13.8765051364899</text:p>
          </table:table-cell>
          <table:table-cell office:value-type="float" office:value="13.9098670482635" calcext:value-type="float">
            <text:p>13.9098670482635</text:p>
          </table:table-cell>
          <table:table-cell office:value-type="float" office:value="13.9432287216187" calcext:value-type="float">
            <text:p>13.9432287216187</text:p>
          </table:table-cell>
          <table:table-cell office:value-type="float" office:value="14.0433146953583" calcext:value-type="float">
            <text:p>14.0433146953583</text:p>
          </table:table-cell>
          <table:table-cell office:value-type="float" office:value="14.1434011459351" calcext:value-type="float">
            <text:p>14.1434011459351</text:p>
          </table:table-cell>
          <table:table-cell office:value-type="float" office:value="14.2101254463196" calcext:value-type="float">
            <text:p>14.2101254463196</text:p>
          </table:table-cell>
          <table:table-cell office:value-type="float" office:value="14.2434875965118" calcext:value-type="float">
            <text:p>14.2434875965118</text:p>
          </table:table-cell>
          <table:table-cell office:value-type="float" office:value="14.2768499851227" calcext:value-type="float">
            <text:p>14.2768499851227</text:p>
          </table:table-cell>
          <table:table-cell office:value-type="float" office:value="14.3102121353149" calcext:value-type="float">
            <text:p>14.3102121353149</text:p>
          </table:table-cell>
          <table:table-cell office:value-type="float" office:value="14.3769371509552" calcext:value-type="float">
            <text:p>14.3769371509552</text:p>
          </table:table-cell>
          <table:table-cell office:value-type="float" office:value="14.4436619281769" calcext:value-type="float">
            <text:p>14.4436619281769</text:p>
          </table:table-cell>
          <table:table-cell office:value-type="float" office:value="14.4770245552063" calcext:value-type="float">
            <text:p>14.4770245552063</text:p>
          </table:table-cell>
          <table:table-cell office:value-type="float" office:value="14.543749332428" calcext:value-type="float">
            <text:p>14.543749332428</text:p>
          </table:table-cell>
          <table:table-cell office:value-type="float" office:value="14.577112197876" calcext:value-type="float">
            <text:p>14.577112197876</text:p>
          </table:table-cell>
          <table:table-cell office:value-type="float" office:value="14.6438372135162" calcext:value-type="float">
            <text:p>14.6438372135162</text:p>
          </table:table-cell>
          <table:table-cell office:value-type="float" office:value="14.7105512619019" calcext:value-type="float">
            <text:p>14.7105512619019</text:p>
          </table:table-cell>
          <table:table-cell office:value-type="float" office:value="15.0107645988464" calcext:value-type="float">
            <text:p>15.0107645988464</text:p>
          </table:table-cell>
          <table:table-cell office:value-type="float" office:value="15.0441217422485" calcext:value-type="float">
            <text:p>15.0441217422485</text:p>
          </table:table-cell>
          <table:table-cell office:value-type="float" office:value="15.0774788856506" calcext:value-type="float">
            <text:p>15.0774788856506</text:p>
          </table:table-cell>
          <table:table-cell office:value-type="float" office:value="15.1441926956177" calcext:value-type="float">
            <text:p>15.1441926956177</text:p>
          </table:table-cell>
          <table:table-cell office:value-type="float" office:value="15.2109067440033" calcext:value-type="float">
            <text:p>15.2109067440033</text:p>
          </table:table-cell>
          <table:table-cell office:value-type="float" office:value="15.3109776973724" calcext:value-type="float">
            <text:p>15.3109776973724</text:p>
          </table:table-cell>
          <table:table-cell office:value-type="float" office:value="15.3776917457581" calcext:value-type="float">
            <text:p>15.3776917457581</text:p>
          </table:table-cell>
          <table:table-cell office:value-type="float" office:value="15.4444055557251" calcext:value-type="float">
            <text:p>15.4444055557251</text:p>
          </table:table-cell>
          <table:table-cell office:value-type="float" office:value="15.5111193656921" calcext:value-type="float">
            <text:p>15.5111193656921</text:p>
          </table:table-cell>
          <table:table-cell office:value-type="float" office:value="15.5444762706757" calcext:value-type="float">
            <text:p>15.5444762706757</text:p>
          </table:table-cell>
          <table:table-cell office:value-type="float" office:value="15.6111903190613" calcext:value-type="float">
            <text:p>15.6111903190613</text:p>
          </table:table-cell>
          <table:table-cell office:value-type="float" office:value="15.6779043674469" calcext:value-type="float">
            <text:p>15.6779043674469</text:p>
          </table:table-cell>
          <table:table-cell office:value-type="float" office:value="15.7112612724304" calcext:value-type="float">
            <text:p>15.7112612724304</text:p>
          </table:table-cell>
          <table:table-cell office:value-type="float" office:value="15.8113322257996" calcext:value-type="float">
            <text:p>15.8113322257996</text:p>
          </table:table-cell>
          <table:table-cell office:value-type="float" office:value="15.8446893692017" calcext:value-type="float">
            <text:p>15.8446893692017</text:p>
          </table:table-cell>
          <table:table-cell office:value-type="float" office:value="15.9114034175873" calcext:value-type="float">
            <text:p>15.9114034175873</text:p>
          </table:table-cell>
          <table:table-cell office:value-type="float" office:value="16.1449024677277" calcext:value-type="float">
            <text:p>16.1449024677277</text:p>
          </table:table-cell>
          <table:table-cell office:value-type="float" office:value="16.2116165161133" calcext:value-type="float">
            <text:p>16.2116165161133</text:p>
          </table:table-cell>
          <table:table-cell office:value-type="float" office:value="16.3116874694824" calcext:value-type="float">
            <text:p>16.3116874694824</text:p>
          </table:table-cell>
          <table:table-cell office:value-type="float" office:value="16.3784017562866" calcext:value-type="float">
            <text:p>16.3784017562866</text:p>
          </table:table-cell>
          <table:table-cell office:value-type="float" office:value="16.4451158046722" calcext:value-type="float">
            <text:p>16.4451158046722</text:p>
          </table:table-cell>
          <table:table-cell office:value-type="float" office:value="16.5118298530579" calcext:value-type="float">
            <text:p>16.5118298530579</text:p>
          </table:table-cell>
          <table:table-cell office:value-type="float" office:value="16.5785436630249" calcext:value-type="float">
            <text:p>16.5785436630249</text:p>
          </table:table-cell>
          <table:table-cell office:value-type="float" office:value="16.6119010448456" calcext:value-type="float">
            <text:p>16.6119010448456</text:p>
          </table:table-cell>
          <table:table-cell office:value-type="float" office:value="16.6452579498291" calcext:value-type="float">
            <text:p>16.6452579498291</text:p>
          </table:table-cell>
          <table:table-cell office:value-type="float" office:value="16.7786886692047" calcext:value-type="float">
            <text:p>16.7786886692047</text:p>
          </table:table-cell>
          <table:table-cell office:value-type="float" office:value="16.8454041481018" calcext:value-type="float">
            <text:p>16.8454041481018</text:p>
          </table:table-cell>
          <table:table-cell office:value-type="float" office:value="16.9121196269989" calcext:value-type="float">
            <text:p>16.9121196269989</text:p>
          </table:table-cell>
          <table:table-cell office:value-type="float" office:value="16.9454772472382" calcext:value-type="float">
            <text:p>16.9454772472382</text:p>
          </table:table-cell>
          <table:table-cell office:value-type="float" office:value="16.978835105896" calcext:value-type="float">
            <text:p>16.978835105896</text:p>
          </table:table-cell>
          <table:table-cell office:value-type="float" office:value="17.0121929645538" calcext:value-type="float">
            <text:p>17.0121929645538</text:p>
          </table:table-cell>
          <table:table-cell office:value-type="float" office:value="17.0455505847931" calcext:value-type="float">
            <text:p>17.0455505847931</text:p>
          </table:table-cell>
          <table:table-cell office:value-type="float" office:value="17.0789082050323" calcext:value-type="float">
            <text:p>17.0789082050323</text:p>
          </table:table-cell>
          <table:table-cell office:value-type="float" office:value="17.1122660636902" calcext:value-type="float">
            <text:p>17.1122660636902</text:p>
          </table:table-cell>
          <table:table-cell office:value-type="float" office:value="17.145623922348" calcext:value-type="float">
            <text:p>17.145623922348</text:p>
          </table:table-cell>
          <table:table-cell office:value-type="float" office:value="17.1789815425873" calcext:value-type="float">
            <text:p>17.1789815425873</text:p>
          </table:table-cell>
          <table:table-cell office:value-type="float" office:value="17.2123394012451" calcext:value-type="float">
            <text:p>17.2123394012451</text:p>
          </table:table-cell>
          <table:table-cell office:value-type="float" office:value="17.2790548801422" calcext:value-type="float">
            <text:p>17.2790548801422</text:p>
          </table:table-cell>
          <table:table-cell office:value-type="float" office:value="17.5792751312256" calcext:value-type="float">
            <text:p>17.5792751312256</text:p>
          </table:table-cell>
          <table:table-cell office:value-type="float" office:value="17.612633228302" calcext:value-type="float">
            <text:p>17.612633228302</text:p>
          </table:table-cell>
          <table:table-cell office:value-type="float" office:value="17.6459910869598" calcext:value-type="float">
            <text:p>17.6459910869598</text:p>
          </table:table-cell>
          <table:table-cell office:value-type="float" office:value="17.6793472766876" calcext:value-type="float">
            <text:p>17.6793472766876</text:p>
          </table:table-cell>
          <table:table-cell office:value-type="float" office:value="17.7794163227081" calcext:value-type="float">
            <text:p>17.7794163227081</text:p>
          </table:table-cell>
          <table:table-cell office:value-type="float" office:value="17.8127725124359" calcext:value-type="float">
            <text:p>17.8127725124359</text:p>
          </table:table-cell>
          <table:table-cell office:value-type="float" office:value="17.8461287021637" calcext:value-type="float">
            <text:p>17.8461287021637</text:p>
          </table:table-cell>
          <table:table-cell office:value-type="float" office:value="17.9128413200378" calcext:value-type="float">
            <text:p>17.9128413200378</text:p>
          </table:table-cell>
          <table:table-cell office:value-type="float" office:value="17.9795536994934" calcext:value-type="float">
            <text:p>17.9795536994934</text:p>
          </table:table-cell>
          <table:table-cell office:value-type="float" office:value="18.046266078949" calcext:value-type="float">
            <text:p>18.046266078949</text:p>
          </table:table-cell>
          <table:table-cell office:value-type="float" office:value="18.1129784584045" calcext:value-type="float">
            <text:p>18.1129784584045</text:p>
          </table:table-cell>
          <table:table-cell office:value-type="float" office:value="18.1463348865509" calcext:value-type="float">
            <text:p>18.1463348865509</text:p>
          </table:table-cell>
          <table:table-cell office:value-type="float" office:value="18.2130472660065" calcext:value-type="float">
            <text:p>18.2130472660065</text:p>
          </table:table-cell>
          <table:table-cell office:value-type="float" office:value="18.2464034557343" calcext:value-type="float">
            <text:p>18.2464034557343</text:p>
          </table:table-cell>
          <table:table-cell office:value-type="float" office:value="18.3131158351898" calcext:value-type="float">
            <text:p>18.3131158351898</text:p>
          </table:table-cell>
          <table:table-cell office:value-type="float" office:value="18.3464720249176" calcext:value-type="float">
            <text:p>18.3464720249176</text:p>
          </table:table-cell>
          <table:table-cell office:value-type="float" office:value="18.3798279762268" calcext:value-type="float">
            <text:p>18.3798279762268</text:p>
          </table:table-cell>
          <table:table-cell office:value-type="float" office:value="18.4465403556824" calcext:value-type="float">
            <text:p>18.4465403556824</text:p>
          </table:table-cell>
          <table:table-cell office:value-type="float" office:value="18.4798963069916" calcext:value-type="float">
            <text:p>18.4798963069916</text:p>
          </table:table-cell>
          <table:table-cell office:value-type="float" office:value="18.5466084480286" calcext:value-type="float">
            <text:p>18.5466084480286</text:p>
          </table:table-cell>
          <table:table-cell office:value-type="float" office:value="18.6133205890656" calcext:value-type="float">
            <text:p>18.6133205890656</text:p>
          </table:table-cell>
          <table:table-cell office:value-type="float" office:value="18.6800339221954" calcext:value-type="float">
            <text:p>18.6800339221954</text:p>
          </table:table-cell>
          <table:table-cell office:value-type="float" office:value="18.7133910655975" calcext:value-type="float">
            <text:p>18.7133910655975</text:p>
          </table:table-cell>
          <table:table-cell office:value-type="float" office:value="18.7801055908203" calcext:value-type="float">
            <text:p>18.7801055908203</text:p>
          </table:table-cell>
          <table:table-cell office:value-type="float" office:value="18.8468198776245" calcext:value-type="float">
            <text:p>18.8468198776245</text:p>
          </table:table-cell>
          <table:table-cell office:value-type="float" office:value="18.9135341644287" calcext:value-type="float">
            <text:p>18.9135341644287</text:p>
          </table:table-cell>
          <table:table-cell office:value-type="float" office:value="18.9802486896515" calcext:value-type="float">
            <text:p>18.9802486896515</text:p>
          </table:table-cell>
          <table:table-cell office:value-type="float" office:value="19.0469629764557" calcext:value-type="float">
            <text:p>19.0469629764557</text:p>
          </table:table-cell>
          <table:table-cell office:value-type="float" office:value="19.0803201198578" calcext:value-type="float">
            <text:p>19.0803201198578</text:p>
          </table:table-cell>
          <table:table-cell office:value-type="float" office:value="19.147034406662" calcext:value-type="float">
            <text:p>19.147034406662</text:p>
          </table:table-cell>
          <table:table-cell office:value-type="float" office:value="19.1803915500641" calcext:value-type="float">
            <text:p>19.1803915500641</text:p>
          </table:table-cell>
          <table:table-cell office:value-type="float" office:value="19.2471060752869" calcext:value-type="float">
            <text:p>19.2471060752869</text:p>
          </table:table-cell>
          <table:table-cell office:value-type="float" office:value="19.3138203620911" calcext:value-type="float">
            <text:p>19.3138203620911</text:p>
          </table:table-cell>
          <table:table-cell office:value-type="float" office:value="19.3805346488953" calcext:value-type="float">
            <text:p>19.3805346488953</text:p>
          </table:table-cell>
          <table:table-cell office:value-type="float" office:value="19.447249174118" calcext:value-type="float">
            <text:p>19.447249174118</text:p>
          </table:table-cell>
          <table:table-cell office:value-type="float" office:value="19.5139634609222" calcext:value-type="float">
            <text:p>19.5139634609222</text:p>
          </table:table-cell>
          <table:table-cell office:value-type="float" office:value="19.5473206043243" calcext:value-type="float">
            <text:p>19.5473206043243</text:p>
          </table:table-cell>
          <table:table-cell office:value-type="float" office:value="19.5806777477264" calcext:value-type="float">
            <text:p>19.5806777477264</text:p>
          </table:table-cell>
          <table:table-cell office:value-type="float" office:value="19.6473920345306" calcext:value-type="float">
            <text:p>19.6473920345306</text:p>
          </table:table-cell>
          <table:table-cell office:value-type="float" office:value="19.6807489395142" calcext:value-type="float">
            <text:p>19.6807489395142</text:p>
          </table:table-cell>
          <table:table-cell office:value-type="float" office:value="19.7474625110626" calcext:value-type="float">
            <text:p>19.7474625110626</text:p>
          </table:table-cell>
          <table:table-cell office:value-type="float" office:value="19.7808191776276" calcext:value-type="float">
            <text:p>19.7808191776276</text:p>
          </table:table-cell>
          <table:table-cell office:value-type="float" office:value="19.8141758441925" calcext:value-type="float">
            <text:p>19.8141758441925</text:p>
          </table:table-cell>
          <table:table-cell office:value-type="float" office:value="19.8808891773224" calcext:value-type="float">
            <text:p>19.8808891773224</text:p>
          </table:table-cell>
          <table:table-cell office:value-type="float" office:value="19.9142460823059" calcext:value-type="float">
            <text:p>19.9142460823059</text:p>
          </table:table-cell>
          <table:table-cell office:value-type="float" office:value="19.9809594154358" calcext:value-type="float">
            <text:p>19.9809594154358</text:p>
          </table:table-cell>
          <table:table-cell office:value-type="float" office:value="20.0476729869843" calcext:value-type="float">
            <text:p>20.0476729869843</text:p>
          </table:table-cell>
          <table:table-cell office:value-type="float" office:value="20.1143863201141" calcext:value-type="float">
            <text:p>20.1143863201141</text:p>
          </table:table-cell>
          <table:table-cell office:value-type="float" office:value="20.181099653244" calcext:value-type="float">
            <text:p>20.181099653244</text:p>
          </table:table-cell>
          <table:table-cell office:value-type="float" office:value="20.2478129863739" calcext:value-type="float">
            <text:p>20.2478129863739</text:p>
          </table:table-cell>
          <table:table-cell office:value-type="float" office:value="20.2811696529388" calcext:value-type="float">
            <text:p>20.2811696529388</text:p>
          </table:table-cell>
          <table:table-cell office:value-type="float" office:value="20.3478832244873" calcext:value-type="float">
            <text:p>20.3478832244873</text:p>
          </table:table-cell>
          <table:table-cell office:value-type="float" office:value="20.3812396526337" calcext:value-type="float">
            <text:p>20.3812396526337</text:p>
          </table:table-cell>
          <table:table-cell office:value-type="float" office:value="20.4145963191986" calcext:value-type="float">
            <text:p>20.4145963191986</text:p>
          </table:table-cell>
          <table:table-cell office:value-type="float" office:value="20.4813096523285" calcext:value-type="float">
            <text:p>20.4813096523285</text:p>
          </table:table-cell>
          <table:table-cell office:value-type="float" office:value="20.5146660804749" calcext:value-type="float">
            <text:p>20.5146660804749</text:p>
          </table:table-cell>
          <table:table-cell office:value-type="float" office:value="20.6147358417511" calcext:value-type="float">
            <text:p>20.6147358417511</text:p>
          </table:table-cell>
          <table:table-cell office:value-type="float" office:value="20.648092508316" calcext:value-type="float">
            <text:p>20.648092508316</text:p>
          </table:table-cell>
          <table:table-cell office:value-type="float" office:value="20.7148070335388" calcext:value-type="float">
            <text:p>20.7148070335388</text:p>
          </table:table-cell>
          <table:table-cell office:value-type="float" office:value="20.7481641769409" calcext:value-type="float">
            <text:p>20.7481641769409</text:p>
          </table:table-cell>
          <table:table-cell office:value-type="float" office:value="20.8148782253265" calcext:value-type="float">
            <text:p>20.8148782253265</text:p>
          </table:table-cell>
          <table:table-cell office:value-type="float" office:value="20.8815925121307" calcext:value-type="float">
            <text:p>20.8815925121307</text:p>
          </table:table-cell>
          <table:table-cell office:value-type="float" office:value="20.9483070373535" calcext:value-type="float">
            <text:p>20.9483070373535</text:p>
          </table:table-cell>
          <table:table-cell office:value-type="float" office:value="20.9816641807556" calcext:value-type="float">
            <text:p>20.9816641807556</text:p>
          </table:table-cell>
          <table:table-cell office:value-type="float" office:value="21.0150210857391" calcext:value-type="float">
            <text:p>21.0150210857391</text:p>
          </table:table-cell>
          <table:table-cell office:value-type="float" office:value="21.0483782291412" calcext:value-type="float">
            <text:p>21.0483782291412</text:p>
          </table:table-cell>
          <table:table-cell office:value-type="float" office:value="21.1150925159454" calcext:value-type="float">
            <text:p>21.1150925159454</text:p>
          </table:table-cell>
          <table:table-cell office:value-type="float" office:value="21.148449420929" calcext:value-type="float">
            <text:p>21.148449420929</text:p>
          </table:table-cell>
          <table:table-cell office:value-type="float" office:value="21.1818068027496" calcext:value-type="float">
            <text:p>21.1818068027496</text:p>
          </table:table-cell>
          <table:table-cell office:value-type="float" office:value="21.2151639461517" calcext:value-type="float">
            <text:p>21.2151639461517</text:p>
          </table:table-cell>
          <table:table-cell office:value-type="float" office:value="21.2818779945374" calcext:value-type="float">
            <text:p>21.2818779945374</text:p>
          </table:table-cell>
          <table:table-cell office:value-type="float" office:value="21.3485922813416" calcext:value-type="float">
            <text:p>21.3485922813416</text:p>
          </table:table-cell>
          <table:table-cell office:value-type="float" office:value="21.4153065681457" calcext:value-type="float">
            <text:p>21.4153065681457</text:p>
          </table:table-cell>
          <table:table-cell office:value-type="float" office:value="21.4820206165314" calcext:value-type="float">
            <text:p>21.4820206165314</text:p>
          </table:table-cell>
          <table:table-cell office:value-type="float" office:value="21.5487349033356" calcext:value-type="float">
            <text:p>21.5487349033356</text:p>
          </table:table-cell>
          <table:table-cell office:value-type="float" office:value="21.6154489517212" calcext:value-type="float">
            <text:p>21.6154489517212</text:p>
          </table:table-cell>
          <table:table-cell office:value-type="float" office:value="21.7155208587646" calcext:value-type="float">
            <text:p>21.7155208587646</text:p>
          </table:table-cell>
          <table:table-cell office:value-type="float" office:value="21.7822353839874" calcext:value-type="float">
            <text:p>21.7822353839874</text:p>
          </table:table-cell>
          <table:table-cell office:value-type="float" office:value="21.8489501476288" calcext:value-type="float">
            <text:p>21.8489501476288</text:p>
          </table:table-cell>
          <table:table-cell office:value-type="float" office:value="21.9156649112701" calcext:value-type="float">
            <text:p>21.9156649112701</text:p>
          </table:table-cell>
          <table:table-cell office:value-type="float" office:value="21.9823794364929" calcext:value-type="float">
            <text:p>21.9823794364929</text:p>
          </table:table-cell>
          <table:table-cell office:value-type="float" office:value="22.0157368183136" calcext:value-type="float">
            <text:p>22.0157368183136</text:p>
          </table:table-cell>
          <table:table-cell office:value-type="float" office:value="22.0490942001343" calcext:value-type="float">
            <text:p>22.0490942001343</text:p>
          </table:table-cell>
          <table:table-cell office:value-type="float" office:value="22.1158089637756" calcext:value-type="float">
            <text:p>22.1158089637756</text:p>
          </table:table-cell>
          <table:table-cell office:value-type="float" office:value="22.182523727417" calcext:value-type="float">
            <text:p>22.182523727417</text:p>
          </table:table-cell>
          <table:table-cell office:value-type="float" office:value="22.2492382526398" calcext:value-type="float">
            <text:p>22.2492382526398</text:p>
          </table:table-cell>
          <table:table-cell office:value-type="float" office:value="22.3159530162811" calcext:value-type="float">
            <text:p>22.3159530162811</text:p>
          </table:table-cell>
          <table:table-cell office:value-type="float" office:value="22.3826677799225" calcext:value-type="float">
            <text:p>22.3826677799225</text:p>
          </table:table-cell>
          <table:table-cell office:value-type="float" office:value="22.4493823051453" calcext:value-type="float">
            <text:p>22.4493823051453</text:p>
          </table:table-cell>
          <table:table-cell office:value-type="float" office:value="22.4827399253845" calcext:value-type="float">
            <text:p>22.4827399253845</text:p>
          </table:table-cell>
          <table:table-cell office:value-type="float" office:value="22.5494544506073" calcext:value-type="float">
            <text:p>22.5494544506073</text:p>
          </table:table-cell>
          <table:table-cell office:value-type="float" office:value="22.582811832428" calcext:value-type="float">
            <text:p>22.582811832428</text:p>
          </table:table-cell>
          <table:table-cell office:value-type="float" office:value="22.6161692142487" calcext:value-type="float">
            <text:p>22.6161692142487</text:p>
          </table:table-cell>
          <table:table-cell office:value-type="float" office:value="22.6828830242157" calcext:value-type="float">
            <text:p>22.6828830242157</text:p>
          </table:table-cell>
          <table:table-cell office:value-type="float" office:value="22.7162401676178" calcext:value-type="float">
            <text:p>22.7162401676178</text:p>
          </table:table-cell>
          <table:table-cell office:value-type="float" office:value="22.7495968341827" calcext:value-type="float">
            <text:p>22.7495968341827</text:p>
          </table:table-cell>
          <table:table-cell office:value-type="float" office:value="22.7829535007477" calcext:value-type="float">
            <text:p>22.7829535007477</text:p>
          </table:table-cell>
          <table:table-cell office:value-type="float" office:value="22.8163101673126" calcext:value-type="float">
            <text:p>22.8163101673126</text:p>
          </table:table-cell>
          <table:table-cell office:value-type="float" office:value="22.8496668338776" calcext:value-type="float">
            <text:p>22.8496668338776</text:p>
          </table:table-cell>
          <table:table-cell office:value-type="float" office:value="22.8830237388611" calcext:value-type="float">
            <text:p>22.8830237388611</text:p>
          </table:table-cell>
          <table:table-cell office:value-type="float" office:value="22.916380405426" calcext:value-type="float">
            <text:p>22.916380405426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9490224965621" calcext:value-type="float">
            <text:p>0.159490224965621</text:p>
          </table:table-cell>
          <table:table-cell office:value-type="float" office:value="0.159450687755393" calcext:value-type="float">
            <text:p>0.159450687755393</text:p>
          </table:table-cell>
          <table:table-cell office:value-type="float" office:value="0.159264096468151" calcext:value-type="float">
            <text:p>0.159264096468151</text:p>
          </table:table-cell>
          <table:table-cell office:value-type="float" office:value="0.15948043341386" calcext:value-type="float">
            <text:p>0.15948043341386</text:p>
          </table:table-cell>
          <table:table-cell office:value-type="float" office:value="0.159271994397397" calcext:value-type="float">
            <text:p>0.159271994397397</text:p>
          </table:table-cell>
          <table:table-cell office:value-type="float" office:value="0.159532083070695" calcext:value-type="float">
            <text:p>0.159532083070695</text:p>
          </table:table-cell>
          <table:table-cell office:value-type="float" office:value="0.159730451183523" calcext:value-type="float">
            <text:p>0.159730451183523</text:p>
          </table:table-cell>
          <table:table-cell office:value-type="float" office:value="0.159602008568398" calcext:value-type="float">
            <text:p>0.159602008568398</text:p>
          </table:table-cell>
          <table:table-cell office:value-type="float" office:value="0.159573340420318" calcext:value-type="float">
            <text:p>0.159573340420318</text:p>
          </table:table-cell>
          <table:table-cell office:value-type="float" office:value="0.159674617600918" calcext:value-type="float">
            <text:p>0.159674617600918</text:p>
          </table:table-cell>
          <table:table-cell office:value-type="float" office:value="0.159447094939252" calcext:value-type="float">
            <text:p>0.159447094939252</text:p>
          </table:table-cell>
          <table:table-cell office:value-type="float" office:value="0.159463872207282" calcext:value-type="float">
            <text:p>0.159463872207282</text:p>
          </table:table-cell>
          <table:table-cell office:value-type="float" office:value="0.159500799494733" calcext:value-type="float">
            <text:p>0.159500799494733</text:p>
          </table:table-cell>
          <table:table-cell office:value-type="float" office:value="0.159529372840188" calcext:value-type="float">
            <text:p>0.159529372840188</text:p>
          </table:table-cell>
          <table:table-cell office:value-type="float" office:value="0.15968950058755" calcext:value-type="float">
            <text:p>0.15968950058755</text:p>
          </table:table-cell>
          <table:table-cell office:value-type="float" office:value="0.159441351005936" calcext:value-type="float">
            <text:p>0.159441351005936</text:p>
          </table:table-cell>
          <table:table-cell office:value-type="float" office:value="0.15963117620754" calcext:value-type="float">
            <text:p>0.15963117620754</text:p>
          </table:table-cell>
          <table:table-cell office:value-type="float" office:value="0.159540314803644" calcext:value-type="float">
            <text:p>0.159540314803644</text:p>
          </table:table-cell>
          <table:table-cell office:value-type="float" office:value="0.15933144527392" calcext:value-type="float">
            <text:p>0.15933144527392</text:p>
          </table:table-cell>
          <table:table-cell office:value-type="float" office:value="0.159525120861547" calcext:value-type="float">
            <text:p>0.159525120861547</text:p>
          </table:table-cell>
          <table:table-cell office:value-type="float" office:value="0.159507476596306" calcext:value-type="float">
            <text:p>0.159507476596306</text:p>
          </table:table-cell>
          <table:table-cell office:value-type="float" office:value="0.159664253605362" calcext:value-type="float">
            <text:p>0.159664253605362</text:p>
          </table:table-cell>
          <table:table-cell office:value-type="float" office:value="0.159375418154544" calcext:value-type="float">
            <text:p>0.159375418154544</text:p>
          </table:table-cell>
          <table:table-cell office:value-type="float" office:value="0.15951271266835" calcext:value-type="float">
            <text:p>0.15951271266835</text:p>
          </table:table-cell>
          <table:table-cell office:value-type="float" office:value="0.159465484580863" calcext:value-type="float">
            <text:p>0.159465484580863</text:p>
          </table:table-cell>
          <table:table-cell office:value-type="float" office:value="0.159369868490081" calcext:value-type="float">
            <text:p>0.159369868490081</text:p>
          </table:table-cell>
          <table:table-cell office:value-type="float" office:value="0.159518385431184" calcext:value-type="float">
            <text:p>0.159518385431184</text:p>
          </table:table-cell>
          <table:table-cell office:value-type="float" office:value="0.15951655552841" calcext:value-type="float">
            <text:p>0.15951655552841</text:p>
          </table:table-cell>
          <table:table-cell office:value-type="float" office:value="0.159606830969174" calcext:value-type="float">
            <text:p>0.159606830969174</text:p>
          </table:table-cell>
          <table:table-cell office:value-type="float" office:value="0.159422638468719" calcext:value-type="float">
            <text:p>0.159422638468719</text:p>
          </table:table-cell>
          <table:table-cell office:value-type="float" office:value="0.159290055750959" calcext:value-type="float">
            <text:p>0.159290055750959</text:p>
          </table:table-cell>
          <table:table-cell office:value-type="float" office:value="0.159465341797334" calcext:value-type="float">
            <text:p>0.159465341797334</text:p>
          </table:table-cell>
          <table:table-cell office:value-type="float" office:value="0.159293526777855" calcext:value-type="float">
            <text:p>0.159293526777855</text:p>
          </table:table-cell>
          <table:table-cell office:value-type="float" office:value="0.159359673410795" calcext:value-type="float">
            <text:p>0.159359673410795</text:p>
          </table:table-cell>
          <table:table-cell office:value-type="float" office:value="0.15960293745724" calcext:value-type="float">
            <text:p>0.15960293745724</text:p>
          </table:table-cell>
          <table:table-cell office:value-type="float" office:value="0.15960364045252" calcext:value-type="float">
            <text:p>0.15960364045252</text:p>
          </table:table-cell>
          <table:table-cell office:value-type="float" office:value="0.159557896307994" calcext:value-type="float">
            <text:p>0.159557896307994</text:p>
          </table:table-cell>
          <table:table-cell office:value-type="float" office:value="0.159458943724696" calcext:value-type="float">
            <text:p>0.159458943724696</text:p>
          </table:table-cell>
          <table:table-cell office:value-type="float" office:value="0.159606217224817" calcext:value-type="float">
            <text:p>0.159606217224817</text:p>
          </table:table-cell>
          <table:table-cell office:value-type="float" office:value="0.159383872982587" calcext:value-type="float">
            <text:p>0.159383872982587</text:p>
          </table:table-cell>
          <table:table-cell office:value-type="float" office:value="0.159336109610563" calcext:value-type="float">
            <text:p>0.159336109610563</text:p>
          </table:table-cell>
          <table:table-cell office:value-type="float" office:value="0.159464323041663" calcext:value-type="float">
            <text:p>0.159464323041663</text:p>
          </table:table-cell>
          <table:table-cell office:value-type="float" office:value="0.15946886931969" calcext:value-type="float">
            <text:p>0.15946886931969</text:p>
          </table:table-cell>
          <table:table-cell office:value-type="float" office:value="0.159422121436962" calcext:value-type="float">
            <text:p>0.159422121436962</text:p>
          </table:table-cell>
          <table:table-cell office:value-type="float" office:value="0.159331421632436" calcext:value-type="float">
            <text:p>0.159331421632436</text:p>
          </table:table-cell>
          <table:table-cell office:value-type="float" office:value="0.159424406038696" calcext:value-type="float">
            <text:p>0.159424406038696</text:p>
          </table:table-cell>
          <table:table-cell office:value-type="float" office:value="0.159336355325155" calcext:value-type="float">
            <text:p>0.159336355325155</text:p>
          </table:table-cell>
          <table:table-cell office:value-type="float" office:value="0.159408715125449" calcext:value-type="float">
            <text:p>0.159408715125449</text:p>
          </table:table-cell>
          <table:table-cell office:value-type="float" office:value="0.159530905339515" calcext:value-type="float">
            <text:p>0.159530905339515</text:p>
          </table:table-cell>
          <table:table-cell office:value-type="float" office:value="0.159444540705204" calcext:value-type="float">
            <text:p>0.159444540705204</text:p>
          </table:table-cell>
          <table:table-cell office:value-type="float" office:value="0.159614119478784" calcext:value-type="float">
            <text:p>0.159614119478784</text:p>
          </table:table-cell>
          <table:table-cell office:value-type="float" office:value="0.159578095288429" calcext:value-type="float">
            <text:p>0.159578095288429</text:p>
          </table:table-cell>
          <table:table-cell office:value-type="float" office:value="0.159400524203032" calcext:value-type="float">
            <text:p>0.159400524203032</text:p>
          </table:table-cell>
          <table:table-cell office:value-type="float" office:value="0.159422782000485" calcext:value-type="float">
            <text:p>0.159422782000485</text:p>
          </table:table-cell>
          <table:table-cell office:value-type="float" office:value="0.159505309388037" calcext:value-type="float">
            <text:p>0.159505309388037</text:p>
          </table:table-cell>
          <table:table-cell office:value-type="float" office:value="0.159588219109612" calcext:value-type="float">
            <text:p>0.159588219109612</text:p>
          </table:table-cell>
          <table:table-cell office:value-type="float" office:value="0.159260401158271" calcext:value-type="float">
            <text:p>0.159260401158271</text:p>
          </table:table-cell>
          <table:table-cell office:value-type="float" office:value="0.159489286044548" calcext:value-type="float">
            <text:p>0.159489286044548</text:p>
          </table:table-cell>
          <table:table-cell office:value-type="float" office:value="0.160435989811625" calcext:value-type="float">
            <text:p>0.160435989811625</text:p>
          </table:table-cell>
          <table:table-cell office:value-type="float" office:value="0.160113301985254" calcext:value-type="float">
            <text:p>0.160113301985254</text:p>
          </table:table-cell>
          <table:table-cell office:value-type="float" office:value="0.160063389914281" calcext:value-type="float">
            <text:p>0.160063389914281</text:p>
          </table:table-cell>
          <table:table-cell office:value-type="float" office:value="0.159711476111637" calcext:value-type="float">
            <text:p>0.159711476111637</text:p>
          </table:table-cell>
          <table:table-cell office:value-type="float" office:value="0.159737538759338" calcext:value-type="float">
            <text:p>0.159737538759338</text:p>
          </table:table-cell>
          <table:table-cell office:value-type="float" office:value="0.15967964705997" calcext:value-type="float">
            <text:p>0.15967964705997</text:p>
          </table:table-cell>
          <table:table-cell office:value-type="float" office:value="0.158388466547901" calcext:value-type="float">
            <text:p>0.158388466547901</text:p>
          </table:table-cell>
          <table:table-cell office:value-type="float" office:value="0.157154818165265" calcext:value-type="float">
            <text:p>0.157154818165265</text:p>
          </table:table-cell>
          <table:table-cell office:value-type="float" office:value="0.155210146242607" calcext:value-type="float">
            <text:p>0.155210146242607</text:p>
          </table:table-cell>
          <table:table-cell office:value-type="float" office:value="0.159106598603357" calcext:value-type="float">
            <text:p>0.159106598603357</text:p>
          </table:table-cell>
          <table:table-cell office:value-type="float" office:value="0.161568710431831" calcext:value-type="float">
            <text:p>0.161568710431831</text:p>
          </table:table-cell>
          <table:table-cell office:value-type="float" office:value="0.165439470168663" calcext:value-type="float">
            <text:p>0.165439470168663</text:p>
          </table:table-cell>
          <table:table-cell office:value-type="float" office:value="0.203941798054609" calcext:value-type="float">
            <text:p>0.203941798054609</text:p>
          </table:table-cell>
          <table:table-cell office:value-type="float" office:value="0.203145288912997" calcext:value-type="float">
            <text:p>0.203145288912997</text:p>
          </table:table-cell>
          <table:table-cell office:value-type="float" office:value="0.194114131821605" calcext:value-type="float">
            <text:p>0.194114131821605</text:p>
          </table:table-cell>
          <table:table-cell office:value-type="float" office:value="0.187167574739651" calcext:value-type="float">
            <text:p>0.187167574739651</text:p>
          </table:table-cell>
          <table:table-cell office:value-type="float" office:value="0.189858465870862" calcext:value-type="float">
            <text:p>0.189858465870862</text:p>
          </table:table-cell>
          <table:table-cell office:value-type="float" office:value="0.191688192341763" calcext:value-type="float">
            <text:p>0.191688192341763</text:p>
          </table:table-cell>
          <table:table-cell office:value-type="float" office:value="0.193709027549892" calcext:value-type="float">
            <text:p>0.193709027549892</text:p>
          </table:table-cell>
          <table:table-cell office:value-type="float" office:value="0.192047619757345" calcext:value-type="float">
            <text:p>0.192047619757345</text:p>
          </table:table-cell>
          <table:table-cell office:value-type="float" office:value="0.193779202466486" calcext:value-type="float">
            <text:p>0.193779202466486</text:p>
          </table:table-cell>
          <table:table-cell office:value-type="float" office:value="0.195005897464032" calcext:value-type="float">
            <text:p>0.195005897464032</text:p>
          </table:table-cell>
          <table:table-cell office:value-type="float" office:value="0.198836444532287" calcext:value-type="float">
            <text:p>0.198836444532287</text:p>
          </table:table-cell>
          <table:table-cell office:value-type="float" office:value="0.20161073889417" calcext:value-type="float">
            <text:p>0.20161073889417</text:p>
          </table:table-cell>
          <table:table-cell office:value-type="float" office:value="0.200289927380016" calcext:value-type="float">
            <text:p>0.200289927380016</text:p>
          </table:table-cell>
          <table:table-cell office:value-type="float" office:value="0.195295090306865" calcext:value-type="float">
            <text:p>0.195295090306865</text:p>
          </table:table-cell>
          <table:table-cell office:value-type="float" office:value="0.179833519767467" calcext:value-type="float">
            <text:p>0.179833519767467</text:p>
          </table:table-cell>
          <table:table-cell office:value-type="float" office:value="0.181222023925116" calcext:value-type="float">
            <text:p>0.181222023925116</text:p>
          </table:table-cell>
          <table:table-cell office:value-type="float" office:value="0.189100485115862" calcext:value-type="float">
            <text:p>0.189100485115862</text:p>
          </table:table-cell>
          <table:table-cell office:value-type="float" office:value="0.18877185952588" calcext:value-type="float">
            <text:p>0.18877185952588</text:p>
          </table:table-cell>
          <table:table-cell office:value-type="float" office:value="0.186680831538428" calcext:value-type="float">
            <text:p>0.186680831538428</text:p>
          </table:table-cell>
          <table:table-cell office:value-type="float" office:value="0.184256415389131" calcext:value-type="float">
            <text:p>0.184256415389131</text:p>
          </table:table-cell>
          <table:table-cell office:value-type="float" office:value="0.189982866632168" calcext:value-type="float">
            <text:p>0.189982866632168</text:p>
          </table:table-cell>
          <table:table-cell office:value-type="float" office:value="0.149107855512614" calcext:value-type="float">
            <text:p>0.149107855512614</text:p>
          </table:table-cell>
          <table:table-cell office:value-type="float" office:value="0.143350796914649" calcext:value-type="float">
            <text:p>0.143350796914649</text:p>
          </table:table-cell>
          <table:table-cell office:value-type="float" office:value="0.141058661716317" calcext:value-type="float">
            <text:p>0.141058661716317</text:p>
          </table:table-cell>
          <table:table-cell office:value-type="float" office:value="0.142775922317075" calcext:value-type="float">
            <text:p>0.142775922317075</text:p>
          </table:table-cell>
          <table:table-cell office:value-type="float" office:value="0.145625856251453" calcext:value-type="float">
            <text:p>0.145625856251453</text:p>
          </table:table-cell>
          <table:table-cell office:value-type="float" office:value="0.152693988952311" calcext:value-type="float">
            <text:p>0.152693988952311</text:p>
          </table:table-cell>
          <table:table-cell office:value-type="float" office:value="0.153956829409717" calcext:value-type="float">
            <text:p>0.153956829409717</text:p>
          </table:table-cell>
          <table:table-cell office:value-type="float" office:value="0.153649319743987" calcext:value-type="float">
            <text:p>0.153649319743987</text:p>
          </table:table-cell>
          <table:table-cell office:value-type="float" office:value="0.167803916359448" calcext:value-type="float">
            <text:p>0.167803916359448</text:p>
          </table:table-cell>
          <table:table-cell office:value-type="float" office:value="0.171571179682362" calcext:value-type="float">
            <text:p>0.171571179682362</text:p>
          </table:table-cell>
          <table:table-cell office:value-type="float" office:value="0.177533829420865" calcext:value-type="float">
            <text:p>0.177533829420865</text:p>
          </table:table-cell>
          <table:table-cell office:value-type="float" office:value="0.176596290494176" calcext:value-type="float">
            <text:p>0.176596290494176</text:p>
          </table:table-cell>
          <table:table-cell office:value-type="float" office:value="0.173989472270698" calcext:value-type="float">
            <text:p>0.173989472270698</text:p>
          </table:table-cell>
          <table:table-cell office:value-type="float" office:value="0.170965023963777" calcext:value-type="float">
            <text:p>0.170965023963777</text:p>
          </table:table-cell>
          <table:table-cell office:value-type="float" office:value="0.166658327640093" calcext:value-type="float">
            <text:p>0.166658327640093</text:p>
          </table:table-cell>
          <table:table-cell office:value-type="float" office:value="0.160579535964365" calcext:value-type="float">
            <text:p>0.160579535964365</text:p>
          </table:table-cell>
          <table:table-cell office:value-type="float" office:value="0.165589848785054" calcext:value-type="float">
            <text:p>0.165589848785054</text:p>
          </table:table-cell>
          <table:table-cell office:value-type="float" office:value="0.170854886067279" calcext:value-type="float">
            <text:p>0.170854886067279</text:p>
          </table:table-cell>
          <table:table-cell office:value-type="float" office:value="0.177991593160406" calcext:value-type="float">
            <text:p>0.177991593160406</text:p>
          </table:table-cell>
          <table:table-cell office:value-type="float" office:value="0.189592737138921" calcext:value-type="float">
            <text:p>0.189592737138921</text:p>
          </table:table-cell>
          <table:table-cell office:value-type="float" office:value="0.186254172344551" calcext:value-type="float">
            <text:p>0.186254172344551</text:p>
          </table:table-cell>
          <table:table-cell office:value-type="float" office:value="0.17937307535848" calcext:value-type="float">
            <text:p>0.17937307535848</text:p>
          </table:table-cell>
          <table:table-cell office:value-type="float" office:value="0.178294884997473" calcext:value-type="float">
            <text:p>0.178294884997473</text:p>
          </table:table-cell>
          <table:table-cell office:value-type="float" office:value="0.178158624904026" calcext:value-type="float">
            <text:p>0.178158624904026</text:p>
          </table:table-cell>
          <table:table-cell office:value-type="float" office:value="0.183518175412081" calcext:value-type="float">
            <text:p>0.183518175412081</text:p>
          </table:table-cell>
          <table:table-cell office:value-type="float" office:value="0.187741803468527" calcext:value-type="float">
            <text:p>0.187741803468527</text:p>
          </table:table-cell>
          <table:table-cell office:value-type="float" office:value="0.188988945489937" calcext:value-type="float">
            <text:p>0.188988945489937</text:p>
          </table:table-cell>
          <table:table-cell office:value-type="float" office:value="0.192565468426852" calcext:value-type="float">
            <text:p>0.192565468426852</text:p>
          </table:table-cell>
          <table:table-cell office:value-type="float" office:value="0.138446800871147" calcext:value-type="float">
            <text:p>0.138446800871147</text:p>
          </table:table-cell>
          <table:table-cell office:value-type="float" office:value="0.137197279152893" calcext:value-type="float">
            <text:p>0.137197279152893</text:p>
          </table:table-cell>
          <table:table-cell office:value-type="float" office:value="0.138001637053707" calcext:value-type="float">
            <text:p>0.138001637053707</text:p>
          </table:table-cell>
          <table:table-cell office:value-type="float" office:value="0.143684716767608" calcext:value-type="float">
            <text:p>0.143684716767608</text:p>
          </table:table-cell>
          <table:table-cell office:value-type="float" office:value="0.148564093264086" calcext:value-type="float">
            <text:p>0.148564093264086</text:p>
          </table:table-cell>
          <table:table-cell office:value-type="float" office:value="0.149960556150965" calcext:value-type="float">
            <text:p>0.149960556150965</text:p>
          </table:table-cell>
          <table:table-cell office:value-type="float" office:value="0.149545003579024" calcext:value-type="float">
            <text:p>0.149545003579024</text:p>
          </table:table-cell>
          <table:table-cell office:value-type="float" office:value="0.149692044557587" calcext:value-type="float">
            <text:p>0.149692044557587</text:p>
          </table:table-cell>
          <table:table-cell office:value-type="float" office:value="0.149966600548748" calcext:value-type="float">
            <text:p>0.149966600548748</text:p>
          </table:table-cell>
          <table:table-cell office:value-type="float" office:value="0.150449152751993" calcext:value-type="float">
            <text:p>0.150449152751993</text:p>
          </table:table-cell>
          <table:table-cell office:value-type="float" office:value="0.151350158073817" calcext:value-type="float">
            <text:p>0.151350158073817</text:p>
          </table:table-cell>
          <table:table-cell office:value-type="float" office:value="0.145069942815079" calcext:value-type="float">
            <text:p>0.145069942815079</text:p>
          </table:table-cell>
          <table:table-cell office:value-type="float" office:value="0.139183649855711" calcext:value-type="float">
            <text:p>0.139183649855711</text:p>
          </table:table-cell>
          <table:table-cell office:value-type="float" office:value="0.128579221512919" calcext:value-type="float">
            <text:p>0.128579221512919</text:p>
          </table:table-cell>
          <table:table-cell office:value-type="float" office:value="0.126441980242008" calcext:value-type="float">
            <text:p>0.126441980242008</text:p>
          </table:table-cell>
          <table:table-cell office:value-type="float" office:value="0.124304101705588" calcext:value-type="float">
            <text:p>0.124304101705588</text:p>
          </table:table-cell>
          <table:table-cell office:value-type="float" office:value="0.116839701240779" calcext:value-type="float">
            <text:p>0.116839701240779</text:p>
          </table:table-cell>
          <table:table-cell office:value-type="float" office:value="0.116011485832733" calcext:value-type="float">
            <text:p>0.116011485832733</text:p>
          </table:table-cell>
          <table:table-cell office:value-type="float" office:value="0.117084059113587" calcext:value-type="float">
            <text:p>0.117084059113587</text:p>
          </table:table-cell>
          <table:table-cell office:value-type="float" office:value="0.117530541978627" calcext:value-type="float">
            <text:p>0.117530541978627</text:p>
          </table:table-cell>
          <table:table-cell office:value-type="float" office:value="0.117744733715388" calcext:value-type="float">
            <text:p>0.117744733715388</text:p>
          </table:table-cell>
          <table:table-cell office:value-type="float" office:value="0.119920663013856" calcext:value-type="float">
            <text:p>0.119920663013856</text:p>
          </table:table-cell>
          <table:table-cell office:value-type="float" office:value="0.121617068889791" calcext:value-type="float">
            <text:p>0.121617068889791</text:p>
          </table:table-cell>
          <table:table-cell office:value-type="float" office:value="0.130315902958057" calcext:value-type="float">
            <text:p>0.130315902958057</text:p>
          </table:table-cell>
          <table:table-cell office:value-type="float" office:value="0.143361981857415" calcext:value-type="float">
            <text:p>0.143361981857415</text:p>
          </table:table-cell>
          <table:table-cell office:value-type="float" office:value="0.148455457129953" calcext:value-type="float">
            <text:p>0.148455457129953</text:p>
          </table:table-cell>
          <table:table-cell office:value-type="float" office:value="0.147378628254445" calcext:value-type="float">
            <text:p>0.147378628254445</text:p>
          </table:table-cell>
          <table:table-cell office:value-type="float" office:value="0.145111081225828" calcext:value-type="float">
            <text:p>0.145111081225828</text:p>
          </table:table-cell>
          <table:table-cell office:value-type="float" office:value="0.144275352139925" calcext:value-type="float">
            <text:p>0.144275352139925</text:p>
          </table:table-cell>
          <table:table-cell office:value-type="float" office:value="0.14020316770916" calcext:value-type="float">
            <text:p>0.14020316770916</text:p>
          </table:table-cell>
          <table:table-cell office:value-type="float" office:value="0.138052934922243" calcext:value-type="float">
            <text:p>0.138052934922243</text:p>
          </table:table-cell>
          <table:table-cell office:value-type="float" office:value="0.132468767225961" calcext:value-type="float">
            <text:p>0.132468767225961</text:p>
          </table:table-cell>
          <table:table-cell office:value-type="float" office:value="0.174680200091401" calcext:value-type="float">
            <text:p>0.174680200091401</text:p>
          </table:table-cell>
          <table:table-cell office:value-type="float" office:value="0.178809297527285" calcext:value-type="float">
            <text:p>0.178809297527285</text:p>
          </table:table-cell>
          <table:table-cell office:value-type="float" office:value="0.181634481589501" calcext:value-type="float">
            <text:p>0.181634481589501</text:p>
          </table:table-cell>
          <table:table-cell office:value-type="float" office:value="0.184635028243196" calcext:value-type="float">
            <text:p>0.184635028243196</text:p>
          </table:table-cell>
          <table:table-cell office:value-type="float" office:value="0.18894917172943" calcext:value-type="float">
            <text:p>0.18894917172943</text:p>
          </table:table-cell>
          <table:table-cell office:value-type="float" office:value="0.190468826114623" calcext:value-type="float">
            <text:p>0.190468826114623</text:p>
          </table:table-cell>
          <table:table-cell office:value-type="float" office:value="0.127470985482132" calcext:value-type="float">
            <text:p>0.127470985482132</text:p>
          </table:table-cell>
          <table:table-cell office:value-type="float" office:value="0.125042247492838" calcext:value-type="float">
            <text:p>0.125042247492838</text:p>
          </table:table-cell>
          <table:table-cell office:value-type="float" office:value="0.129965589277335" calcext:value-type="float">
            <text:p>0.129965589277335</text:p>
          </table:table-cell>
          <table:table-cell office:value-type="float" office:value="0.13901399014776" calcext:value-type="float">
            <text:p>0.13901399014776</text:p>
          </table:table-cell>
          <table:table-cell office:value-type="float" office:value="0.137484061406106" calcext:value-type="float">
            <text:p>0.137484061406106</text:p>
          </table:table-cell>
          <table:table-cell office:value-type="float" office:value="0.137245375414158" calcext:value-type="float">
            <text:p>0.137245375414158</text:p>
          </table:table-cell>
          <table:table-cell office:value-type="float" office:value="0.138199182259152" calcext:value-type="float">
            <text:p>0.138199182259152</text:p>
          </table:table-cell>
          <table:table-cell office:value-type="float" office:value="0.1427253218762" calcext:value-type="float">
            <text:p>0.1427253218762</text:p>
          </table:table-cell>
          <table:table-cell office:value-type="float" office:value="0.120225262192425" calcext:value-type="float">
            <text:p>0.120225262192425</text:p>
          </table:table-cell>
          <table:table-cell office:value-type="float" office:value="0.117016032838801" calcext:value-type="float">
            <text:p>0.117016032838801</text:p>
          </table:table-cell>
          <table:table-cell office:value-type="float" office:value="0.120947635119116" calcext:value-type="float">
            <text:p>0.120947635119116</text:p>
          </table:table-cell>
          <table:table-cell office:value-type="float" office:value="0.120925546147983" calcext:value-type="float">
            <text:p>0.120925546147983</text:p>
          </table:table-cell>
          <table:table-cell office:value-type="float" office:value="0.120377945888468" calcext:value-type="float">
            <text:p>0.120377945888468</text:p>
          </table:table-cell>
          <table:table-cell office:value-type="float" office:value="0.116353772486618" calcext:value-type="float">
            <text:p>0.116353772486618</text:p>
          </table:table-cell>
          <table:table-cell office:value-type="float" office:value="0.122694584801385" calcext:value-type="float">
            <text:p>0.122694584801385</text:p>
          </table:table-cell>
          <table:table-cell office:value-type="float" office:value="0.126318931730748" calcext:value-type="float">
            <text:p>0.126318931730748</text:p>
          </table:table-cell>
          <table:table-cell office:value-type="float" office:value="0.133380622503511" calcext:value-type="float">
            <text:p>0.133380622503511</text:p>
          </table:table-cell>
          <table:table-cell office:value-type="float" office:value="0.140464875286723" calcext:value-type="float">
            <text:p>0.140464875286723</text:p>
          </table:table-cell>
          <table:table-cell office:value-type="float" office:value="0.152090744842981" calcext:value-type="float">
            <text:p>0.152090744842981</text:p>
          </table:table-cell>
          <table:table-cell office:value-type="float" office:value="0.157401542711424" calcext:value-type="float">
            <text:p>0.157401542711424</text:p>
          </table:table-cell>
          <table:table-cell office:value-type="float" office:value="0.162898783562747" calcext:value-type="float">
            <text:p>0.162898783562747</text:p>
          </table:table-cell>
          <table:table-cell office:value-type="float" office:value="0.162079321233837" calcext:value-type="float">
            <text:p>0.162079321233837</text:p>
          </table:table-cell>
          <table:table-cell office:value-type="float" office:value="0.152016082388558" calcext:value-type="float">
            <text:p>0.152016082388558</text:p>
          </table:table-cell>
          <table:table-cell office:value-type="float" office:value="0.15010070631198" calcext:value-type="float">
            <text:p>0.15010070631198</text:p>
          </table:table-cell>
          <table:table-cell office:value-type="float" office:value="0.153827638683594" calcext:value-type="float">
            <text:p>0.153827638683594</text:p>
          </table:table-cell>
          <table:table-cell office:value-type="float" office:value="0.162296570816203" calcext:value-type="float">
            <text:p>0.162296570816203</text:p>
          </table:table-cell>
          <table:table-cell office:value-type="float" office:value="0.212958761332009" calcext:value-type="float">
            <text:p>0.212958761332009</text:p>
          </table:table-cell>
          <table:table-cell office:value-type="float" office:value="0.200149529006578" calcext:value-type="float">
            <text:p>0.200149529006578</text:p>
          </table:table-cell>
          <table:table-cell office:value-type="float" office:value="0.199456611037632" calcext:value-type="float">
            <text:p>0.199456611037632</text:p>
          </table:table-cell>
          <table:table-cell office:value-type="float" office:value="0.196103974484181" calcext:value-type="float">
            <text:p>0.196103974484181</text:p>
          </table:table-cell>
          <table:table-cell office:value-type="float" office:value="0.195167968214069" calcext:value-type="float">
            <text:p>0.195167968214069</text:p>
          </table:table-cell>
          <table:table-cell office:value-type="float" office:value="0.196302114991695" calcext:value-type="float">
            <text:p>0.196302114991695</text:p>
          </table:table-cell>
          <table:table-cell office:value-type="float" office:value="0.197576617734901" calcext:value-type="float">
            <text:p>0.197576617734901</text:p>
          </table:table-cell>
          <table:table-cell office:value-type="float" office:value="0.198852815347877" calcext:value-type="float">
            <text:p>0.198852815347877</text:p>
          </table:table-cell>
          <table:table-cell office:value-type="float" office:value="0.200544978391552" calcext:value-type="float">
            <text:p>0.200544978391552</text:p>
          </table:table-cell>
          <table:table-cell office:value-type="float" office:value="0.1979350461269" calcext:value-type="float">
            <text:p>0.1979350461269</text:p>
          </table:table-cell>
          <table:table-cell office:value-type="float" office:value="0.197780375871315" calcext:value-type="float">
            <text:p>0.197780375871315</text:p>
          </table:table-cell>
          <table:table-cell office:value-type="float" office:value="0.20238805417577" calcext:value-type="float">
            <text:p>0.20238805417577</text:p>
          </table:table-cell>
          <table:table-cell office:value-type="float" office:value="0.207399703889635" calcext:value-type="float">
            <text:p>0.207399703889635</text:p>
          </table:table-cell>
          <table:table-cell office:value-type="float" office:value="0.205096904653681" calcext:value-type="float">
            <text:p>0.205096904653681</text:p>
          </table:table-cell>
          <table:table-cell office:value-type="float" office:value="0.19807743208161" calcext:value-type="float">
            <text:p>0.19807743208161</text:p>
          </table:table-cell>
          <table:table-cell office:value-type="float" office:value="0.196381673849858" calcext:value-type="float">
            <text:p>0.196381673849858</text:p>
          </table:table-cell>
          <table:table-cell office:value-type="float" office:value="0.197708751031642" calcext:value-type="float">
            <text:p>0.197708751031642</text:p>
          </table:table-cell>
          <table:table-cell office:value-type="float" office:value="0.201824632557174" calcext:value-type="float">
            <text:p>0.201824632557174</text:p>
          </table:table-cell>
          <table:table-cell office:value-type="float" office:value="0.203285700689755" calcext:value-type="float">
            <text:p>0.203285700689755</text:p>
          </table:table-cell>
          <table:table-cell office:value-type="float" office:value="0.204913623878639" calcext:value-type="float">
            <text:p>0.204913623878639</text:p>
          </table:table-cell>
          <table:table-cell office:value-type="float" office:value="0.203852569635609" calcext:value-type="float">
            <text:p>0.203852569635609</text:p>
          </table:table-cell>
          <table:table-cell office:value-type="float" office:value="0.203841930287786" calcext:value-type="float">
            <text:p>0.203841930287786</text:p>
          </table:table-cell>
          <table:table-cell office:value-type="float" office:value="0.202300066356803" calcext:value-type="float">
            <text:p>0.202300066356803</text:p>
          </table:table-cell>
          <table:table-cell office:value-type="float" office:value="0.202631534234621" calcext:value-type="float">
            <text:p>0.202631534234621</text:p>
          </table:table-cell>
          <table:table-cell office:value-type="float" office:value="0.215646466620989" calcext:value-type="float">
            <text:p>0.215646466620989</text:p>
          </table:table-cell>
          <table:table-cell office:value-type="float" office:value="0.155970180777949" calcext:value-type="float">
            <text:p>0.155970180777949</text:p>
          </table:table-cell>
          <table:table-cell office:value-type="float" office:value="0.150782002563657" calcext:value-type="float">
            <text:p>0.150782002563657</text:p>
          </table:table-cell>
          <table:table-cell office:value-type="float" office:value="0.144965191426167" calcext:value-type="float">
            <text:p>0.144965191426167</text:p>
          </table:table-cell>
          <table:table-cell office:value-type="float" office:value="0.139127998147301" calcext:value-type="float">
            <text:p>0.139127998147301</text:p>
          </table:table-cell>
          <table:table-cell office:value-type="float" office:value="0.136456665437448" calcext:value-type="float">
            <text:p>0.136456665437448</text:p>
          </table:table-cell>
          <table:table-cell office:value-type="float" office:value="0.134480080140267" calcext:value-type="float">
            <text:p>0.134480080140267</text:p>
          </table:table-cell>
          <table:table-cell office:value-type="float" office:value="0.142492033881156" calcext:value-type="float">
            <text:p>0.142492033881156</text:p>
          </table:table-cell>
          <table:table-cell office:value-type="float" office:value="0.152927427106973" calcext:value-type="float">
            <text:p>0.152927427106973</text:p>
          </table:table-cell>
          <table:table-cell office:value-type="float" office:value="0.15852074756797" calcext:value-type="float">
            <text:p>0.15852074756797</text:p>
          </table:table-cell>
          <table:table-cell office:value-type="float" office:value="0.163714922692177" calcext:value-type="float">
            <text:p>0.163714922692177</text:p>
          </table:table-cell>
          <table:table-cell office:value-type="float" office:value="0.174035599737577" calcext:value-type="float">
            <text:p>0.174035599737577</text:p>
          </table:table-cell>
          <table:table-cell office:value-type="float" office:value="0.17742137089487" calcext:value-type="float">
            <text:p>0.17742137089487</text:p>
          </table:table-cell>
          <table:table-cell office:value-type="float" office:value="0.176802938411845" calcext:value-type="float">
            <text:p>0.176802938411845</text:p>
          </table:table-cell>
          <table:table-cell office:value-type="float" office:value="0.172406573009428" calcext:value-type="float">
            <text:p>0.172406573009428</text:p>
          </table:table-cell>
          <table:table-cell office:value-type="float" office:value="0.160722435776539" calcext:value-type="float">
            <text:p>0.160722435776539</text:p>
          </table:table-cell>
          <table:table-cell office:value-type="float" office:value="0.213359818876183" calcext:value-type="float">
            <text:p>0.213359818876183</text:p>
          </table:table-cell>
          <table:table-cell office:value-type="float" office:value="0.212550931194523" calcext:value-type="float">
            <text:p>0.212550931194523</text:p>
          </table:table-cell>
          <table:table-cell office:value-type="float" office:value="0.201652356372594" calcext:value-type="float">
            <text:p>0.201652356372594</text:p>
          </table:table-cell>
          <table:table-cell office:value-type="float" office:value="0.202664980911448" calcext:value-type="float">
            <text:p>0.202664980911448</text:p>
          </table:table-cell>
          <table:table-cell office:value-type="float" office:value="0.205021253668781" calcext:value-type="float">
            <text:p>0.205021253668781</text:p>
          </table:table-cell>
          <table:table-cell office:value-type="float" office:value="0.206763609205711" calcext:value-type="float">
            <text:p>0.206763609205711</text:p>
          </table:table-cell>
          <table:table-cell office:value-type="float" office:value="0.208034834957299" calcext:value-type="float">
            <text:p>0.208034834957299</text:p>
          </table:table-cell>
          <table:table-cell office:value-type="float" office:value="0.209573139238364" calcext:value-type="float">
            <text:p>0.209573139238364</text:p>
          </table:table-cell>
          <table:table-cell office:value-type="float" office:value="0.20647366130216" calcext:value-type="float">
            <text:p>0.20647366130216</text:p>
          </table:table-cell>
          <table:table-cell office:value-type="float" office:value="0.210187137593324" calcext:value-type="float">
            <text:p>0.210187137593324</text:p>
          </table:table-cell>
          <table:table-cell office:value-type="float" office:value="0.218964785565165" calcext:value-type="float">
            <text:p>0.218964785565165</text:p>
          </table:table-cell>
          <table:table-cell office:value-type="float" office:value="0.225722454962024" calcext:value-type="float">
            <text:p>0.225722454962024</text:p>
          </table:table-cell>
          <table:table-cell office:value-type="float" office:value="0.220022880879418" calcext:value-type="float">
            <text:p>0.220022880879418</text:p>
          </table:table-cell>
          <table:table-cell office:value-type="float" office:value="0.217888919414781" calcext:value-type="float">
            <text:p>0.217888919414781</text:p>
          </table:table-cell>
          <table:table-cell office:value-type="float" office:value="0.209927748783402" calcext:value-type="float">
            <text:p>0.209927748783402</text:p>
          </table:table-cell>
          <table:table-cell office:value-type="float" office:value="0.206239779573973" calcext:value-type="float">
            <text:p>0.206239779573973</text:p>
          </table:table-cell>
          <table:table-cell office:value-type="float" office:value="0.207203888324934" calcext:value-type="float">
            <text:p>0.207203888324934</text:p>
          </table:table-cell>
          <table:table-cell office:value-type="float" office:value="0.209650464176798" calcext:value-type="float">
            <text:p>0.209650464176798</text:p>
          </table:table-cell>
          <table:table-cell office:value-type="float" office:value="0.216585335136422" calcext:value-type="float">
            <text:p>0.216585335136422</text:p>
          </table:table-cell>
          <table:table-cell office:value-type="float" office:value="0.213450627789699" calcext:value-type="float">
            <text:p>0.213450627789699</text:p>
          </table:table-cell>
          <table:table-cell office:value-type="float" office:value="0.213520593857249" calcext:value-type="float">
            <text:p>0.213520593857249</text:p>
          </table:table-cell>
          <table:table-cell office:value-type="float" office:value="0.212372717934312" calcext:value-type="float">
            <text:p>0.212372717934312</text:p>
          </table:table-cell>
          <table:table-cell office:value-type="float" office:value="0.166499547152424" calcext:value-type="float">
            <text:p>0.166499547152424</text:p>
          </table:table-cell>
          <table:table-cell office:value-type="float" office:value="0.163398514464141" calcext:value-type="float">
            <text:p>0.163398514464141</text:p>
          </table:table-cell>
          <table:table-cell office:value-type="float" office:value="0.158566247177499" calcext:value-type="float">
            <text:p>0.158566247177499</text:p>
          </table:table-cell>
          <table:table-cell office:value-type="float" office:value="0.152869570487357" calcext:value-type="float">
            <text:p>0.152869570487357</text:p>
          </table:table-cell>
          <table:table-cell office:value-type="float" office:value="0.150186121761614" calcext:value-type="float">
            <text:p>0.150186121761614</text:p>
          </table:table-cell>
          <table:table-cell office:value-type="float" office:value="0.149641490724023" calcext:value-type="float">
            <text:p>0.149641490724023</text:p>
          </table:table-cell>
          <table:table-cell office:value-type="float" office:value="0.152659150881848" calcext:value-type="float">
            <text:p>0.152659150881848</text:p>
          </table:table-cell>
          <table:table-cell office:value-type="float" office:value="0.160193163726834" calcext:value-type="float">
            <text:p>0.160193163726834</text:p>
          </table:table-cell>
          <table:table-cell office:value-type="float" office:value="0.167338597943352" calcext:value-type="float">
            <text:p>0.167338597943352</text:p>
          </table:table-cell>
          <table:table-cell office:value-type="float" office:value="0.17456333442434" calcext:value-type="float">
            <text:p>0.17456333442434</text:p>
          </table:table-cell>
          <table:table-cell office:value-type="float" office:value="0.183301581723126" calcext:value-type="float">
            <text:p>0.183301581723126</text:p>
          </table:table-cell>
          <table:table-cell office:value-type="float" office:value="0.181021479646554" calcext:value-type="float">
            <text:p>0.181021479646554</text:p>
          </table:table-cell>
          <table:table-cell office:value-type="float" office:value="0.179857703979444" calcext:value-type="float">
            <text:p>0.179857703979444</text:p>
          </table:table-cell>
          <table:table-cell office:value-type="float" office:value="0.1686544213886" calcext:value-type="float">
            <text:p>0.1686544213886</text:p>
          </table:table-cell>
          <table:table-cell office:value-type="float" office:value="0.165604189503634" calcext:value-type="float">
            <text:p>0.165604189503634</text:p>
          </table:table-cell>
          <table:table-cell office:value-type="float" office:value="0.160670046140292" calcext:value-type="float">
            <text:p>0.160670046140292</text:p>
          </table:table-cell>
          <table:table-cell office:value-type="float" office:value="0.217300576492515" calcext:value-type="float">
            <text:p>0.217300576492515</text:p>
          </table:table-cell>
          <table:table-cell office:value-type="float" office:value="0.218143360617566" calcext:value-type="float">
            <text:p>0.218143360617566</text:p>
          </table:table-cell>
          <table:table-cell office:value-type="float" office:value="0.201571094203245" calcext:value-type="float">
            <text:p>0.201571094203245</text:p>
          </table:table-cell>
          <table:table-cell office:value-type="float" office:value="0.197372804237654" calcext:value-type="float">
            <text:p>0.197372804237654</text:p>
          </table:table-cell>
          <table:table-cell office:value-type="float" office:value="0.20099515942171" calcext:value-type="float">
            <text:p>0.20099515942171</text:p>
          </table:table-cell>
          <table:table-cell office:value-type="float" office:value="0.199277390629758" calcext:value-type="float">
            <text:p>0.199277390629758</text:p>
          </table:table-cell>
          <table:table-cell office:value-type="float" office:value="0.199960966642615" calcext:value-type="float">
            <text:p>0.199960966642615</text:p>
          </table:table-cell>
          <table:table-cell office:value-type="float" office:value="0.205956880646538" calcext:value-type="float">
            <text:p>0.205956880646538</text:p>
          </table:table-cell>
          <table:table-cell office:value-type="float" office:value="0.207198479523429" calcext:value-type="float">
            <text:p>0.207198479523429</text:p>
          </table:table-cell>
          <table:table-cell office:value-type="float" office:value="0.225250637867031" calcext:value-type="float">
            <text:p>0.225250637867031</text:p>
          </table:table-cell>
          <table:table-cell office:value-type="float" office:value="0.21397348098022" calcext:value-type="float">
            <text:p>0.21397348098022</text:p>
          </table:table-cell>
          <table:table-cell office:value-type="float" office:value="0.205770665029897" calcext:value-type="float">
            <text:p>0.205770665029897</text:p>
          </table:table-cell>
          <table:table-cell office:value-type="float" office:value="0.206823630708706" calcext:value-type="float">
            <text:p>0.206823630708706</text:p>
          </table:table-cell>
          <table:table-cell office:value-type="float" office:value="0.203727195165641" calcext:value-type="float">
            <text:p>0.203727195165641</text:p>
          </table:table-cell>
          <table:table-cell office:value-type="float" office:value="0.204269276894842" calcext:value-type="float">
            <text:p>0.204269276894842</text:p>
          </table:table-cell>
          <table:table-cell office:value-type="float" office:value="0.205520801153863" calcext:value-type="float">
            <text:p>0.205520801153863</text:p>
          </table:table-cell>
          <table:table-cell office:value-type="float" office:value="0.210755310881776" calcext:value-type="float">
            <text:p>0.210755310881776</text:p>
          </table:table-cell>
          <table:table-cell office:value-type="float" office:value="0.21287676752539" calcext:value-type="float">
            <text:p>0.21287676752539</text:p>
          </table:table-cell>
          <table:table-cell office:value-type="float" office:value="0.210564835555067" calcext:value-type="float">
            <text:p>0.210564835555067</text:p>
          </table:table-cell>
          <table:table-cell office:value-type="float" office:value="0.210316301796791" calcext:value-type="float">
            <text:p>0.210316301796791</text:p>
          </table:table-cell>
          <table:table-cell office:value-type="float" office:value="0.210114620867672" calcext:value-type="float">
            <text:p>0.210114620867672</text:p>
          </table:table-cell>
          <table:table-cell office:value-type="float" office:value="0.208371861321914" calcext:value-type="float">
            <text:p>0.208371861321914</text:p>
          </table:table-cell>
          <table:table-cell office:value-type="float" office:value="0.150546210613325" calcext:value-type="float">
            <text:p>0.150546210613325</text:p>
          </table:table-cell>
          <table:table-cell office:value-type="float" office:value="0.149874124024955" calcext:value-type="float">
            <text:p>0.149874124024955</text:p>
          </table:table-cell>
          <table:table-cell office:value-type="float" office:value="0.139046777832604" calcext:value-type="float">
            <text:p>0.139046777832604</text:p>
          </table:table-cell>
          <table:table-cell office:value-type="float" office:value="0.144875184985947" calcext:value-type="float">
            <text:p>0.144875184985947</text:p>
          </table:table-cell>
          <table:table-cell office:value-type="float" office:value="0.138644983140795" calcext:value-type="float">
            <text:p>0.138644983140795</text:p>
          </table:table-cell>
          <table:table-cell office:value-type="float" office:value="0.138394929066957" calcext:value-type="float">
            <text:p>0.138394929066957</text:p>
          </table:table-cell>
          <table:table-cell office:value-type="float" office:value="0.140014967444964" calcext:value-type="float">
            <text:p>0.140014967444964</text:p>
          </table:table-cell>
          <table:table-cell office:value-type="float" office:value="0.145161735455025" calcext:value-type="float">
            <text:p>0.145161735455025</text:p>
          </table:table-cell>
          <table:table-cell office:value-type="float" office:value="0.144091877851898" calcext:value-type="float">
            <text:p>0.144091877851898</text:p>
          </table:table-cell>
          <table:table-cell office:value-type="float" office:value="0.145063407004752" calcext:value-type="float">
            <text:p>0.145063407004752</text:p>
          </table:table-cell>
          <table:table-cell office:value-type="float" office:value="0.147198732557438" calcext:value-type="float">
            <text:p>0.147198732557438</text:p>
          </table:table-cell>
          <table:table-cell office:value-type="float" office:value="0.149630548756702" calcext:value-type="float">
            <text:p>0.149630548756702</text:p>
          </table:table-cell>
          <table:table-cell office:value-type="float" office:value="0.152028649269483" calcext:value-type="float">
            <text:p>0.152028649269483</text:p>
          </table:table-cell>
          <table:table-cell office:value-type="float" office:value="0.151871166308526" calcext:value-type="float">
            <text:p>0.151871166308526</text:p>
          </table:table-cell>
          <table:table-cell office:value-type="float" office:value="0.149490893308038" calcext:value-type="float">
            <text:p>0.149490893308038</text:p>
          </table:table-cell>
          <table:table-cell office:value-type="float" office:value="0.149669019807696" calcext:value-type="float">
            <text:p>0.149669019807696</text:p>
          </table:table-cell>
          <table:table-cell office:value-type="float" office:value="0.149687861076321" calcext:value-type="float">
            <text:p>0.149687861076321</text:p>
          </table:table-cell>
          <table:table-cell office:value-type="float" office:value="0.1498794725468" calcext:value-type="float">
            <text:p>0.1498794725468</text:p>
          </table:table-cell>
          <table:table-cell office:value-type="float" office:value="0.149957384218562" calcext:value-type="float">
            <text:p>0.149957384218562</text:p>
          </table:table-cell>
          <table:table-cell office:value-type="float" office:value="0.15007746091315" calcext:value-type="float">
            <text:p>0.15007746091315</text:p>
          </table:table-cell>
          <table:table-cell office:value-type="float" office:value="0.150318497234568" calcext:value-type="float">
            <text:p>0.150318497234568</text:p>
          </table:table-cell>
          <table:table-cell office:value-type="float" office:value="0.149946564277071" calcext:value-type="float">
            <text:p>0.149946564277071</text:p>
          </table:table-cell>
          <table:table-cell office:value-type="float" office:value="0.149808571152493" calcext:value-type="float">
            <text:p>0.149808571152493</text:p>
          </table:table-cell>
          <table:table-cell office:value-type="float" office:value="0.149139718188842" calcext:value-type="float">
            <text:p>0.149139718188842</text:p>
          </table:table-cell>
          <table:table-cell office:value-type="float" office:value="0.148894840188884" calcext:value-type="float">
            <text:p>0.148894840188884</text:p>
          </table:table-cell>
          <table:table-cell office:value-type="float" office:value="0.149230483483178" calcext:value-type="float">
            <text:p>0.149230483483178</text:p>
          </table:table-cell>
          <table:table-cell office:value-type="float" office:value="0.149394318343947" calcext:value-type="float">
            <text:p>0.149394318343947</text:p>
          </table:table-cell>
          <table:table-cell office:value-type="float" office:value="0.149065026277557" calcext:value-type="float">
            <text:p>0.149065026277557</text:p>
          </table:table-cell>
          <table:table-cell office:value-type="float" office:value="0.149154755048021" calcext:value-type="float">
            <text:p>0.149154755048021</text:p>
          </table:table-cell>
          <table:table-cell office:value-type="float" office:value="0.149182815611378" calcext:value-type="float">
            <text:p>0.149182815611378</text:p>
          </table:table-cell>
          <table:table-cell office:value-type="float" office:value="0.149416500515635" calcext:value-type="float">
            <text:p>0.149416500515635</text:p>
          </table:table-cell>
          <table:table-cell office:value-type="float" office:value="0.149191442983339" calcext:value-type="float">
            <text:p>0.149191442983339</text:p>
          </table:table-cell>
          <table:table-cell office:value-type="float" office:value="0.149150595158426" calcext:value-type="float">
            <text:p>0.149150595158426</text:p>
          </table:table-cell>
          <table:table-cell office:value-type="float" office:value="0.14923350049347" calcext:value-type="float">
            <text:p>0.14923350049347</text:p>
          </table:table-cell>
          <table:table-cell office:value-type="float" office:value="0.149093980316712" calcext:value-type="float">
            <text:p>0.149093980316712</text:p>
          </table:table-cell>
          <table:table-cell office:value-type="float" office:value="0.148968348840412" calcext:value-type="float">
            <text:p>0.148968348840412</text:p>
          </table:table-cell>
          <table:table-cell office:value-type="float" office:value="0.149272115214309" calcext:value-type="float">
            <text:p>0.149272115214309</text:p>
          </table:table-cell>
          <table:table-cell office:value-type="float" office:value="0.149270064672268" calcext:value-type="float">
            <text:p>0.149270064672268</text:p>
          </table:table-cell>
          <table:table-cell office:value-type="float" office:value="0.148887937859644" calcext:value-type="float">
            <text:p>0.148887937859644</text:p>
          </table:table-cell>
          <table:table-cell office:value-type="float" office:value="0.149169268220962" calcext:value-type="float">
            <text:p>0.149169268220962</text:p>
          </table:table-cell>
          <table:table-cell office:value-type="float" office:value="0.149290199593243" calcext:value-type="float">
            <text:p>0.149290199593243</text:p>
          </table:table-cell>
          <table:table-cell office:value-type="float" office:value="0.149250417597238" calcext:value-type="float">
            <text:p>0.149250417597238</text:p>
          </table:table-cell>
          <table:table-cell office:value-type="float" office:value="0.148826342388788" calcext:value-type="float">
            <text:p>0.148826342388788</text:p>
          </table:table-cell>
          <table:table-cell office:value-type="float" office:value="0.149150785960633" calcext:value-type="float">
            <text:p>0.149150785960633</text:p>
          </table:table-cell>
          <table:table-cell office:value-type="float" office:value="0.149152504099836" calcext:value-type="float">
            <text:p>0.149152504099836</text:p>
          </table:table-cell>
          <table:table-cell office:value-type="float" office:value="0.149142350131775" calcext:value-type="float">
            <text:p>0.149142350131775</text:p>
          </table:table-cell>
          <table:table-cell office:value-type="float" office:value="0.149423703813726" calcext:value-type="float">
            <text:p>0.149423703813726</text:p>
          </table:table-cell>
          <table:table-cell office:value-type="float" office:value="0.149268800026392" calcext:value-type="float">
            <text:p>0.149268800026392</text:p>
          </table:table-cell>
          <table:table-cell office:value-type="float" office:value="0.149157738497409" calcext:value-type="float">
            <text:p>0.149157738497409</text:p>
          </table:table-cell>
          <table:table-cell office:value-type="float" office:value="0.149147113879458" calcext:value-type="float">
            <text:p>0.149147113879458</text:p>
          </table:table-cell>
          <table:table-cell office:value-type="float" office:value="0.149479210934801" calcext:value-type="float">
            <text:p>0.149479210934801</text:p>
          </table:table-cell>
          <table:table-cell office:value-type="float" office:value="0.14905583652915" calcext:value-type="float">
            <text:p>0.14905583652915</text:p>
          </table:table-cell>
          <table:table-cell office:value-type="float" office:value="0.149227136775494" calcext:value-type="float">
            <text:p>0.149227136775494</text:p>
          </table:table-cell>
          <table:table-cell office:value-type="float" office:value="0.149298680992433" calcext:value-type="float">
            <text:p>0.149298680992433</text:p>
          </table:table-cell>
          <table:table-cell office:value-type="float" office:value="0.149156728882752" calcext:value-type="float">
            <text:p>0.149156728882752</text:p>
          </table:table-cell>
          <table:table-cell office:value-type="float" office:value="0.149045540680513" calcext:value-type="float">
            <text:p>0.149045540680513</text:p>
          </table:table-cell>
          <table:table-cell office:value-type="float" office:value="0.149088882508154" calcext:value-type="float">
            <text:p>0.149088882508154</text:p>
          </table:table-cell>
          <table:table-cell office:value-type="float" office:value="0.148983109674453" calcext:value-type="float">
            <text:p>0.148983109674453</text:p>
          </table:table-cell>
          <table:table-cell office:value-type="float" office:value="0.14899185459383" calcext:value-type="float">
            <text:p>0.14899185459383</text:p>
          </table:table-cell>
          <table:table-cell office:value-type="float" office:value="0.14921094093501" calcext:value-type="float">
            <text:p>0.14921094093501</text:p>
          </table:table-cell>
          <table:table-cell office:value-type="float" office:value="0.149131587044433" calcext:value-type="float">
            <text:p>0.149131587044433</text:p>
          </table:table-cell>
          <table:table-cell office:value-type="float" office:value="0.148823758759463" calcext:value-type="float">
            <text:p>0.148823758759463</text:p>
          </table:table-cell>
          <table:table-cell office:value-type="float" office:value="0.149097880308253" calcext:value-type="float">
            <text:p>0.149097880308253</text:p>
          </table:table-cell>
          <table:table-cell office:value-type="float" office:value="0.149146096310179" calcext:value-type="float">
            <text:p>0.149146096310179</text:p>
          </table:table-cell>
          <table:table-cell office:value-type="float" office:value="0.14885207924673" calcext:value-type="float">
            <text:p>0.14885207924673</text:p>
          </table:table-cell>
          <table:table-cell office:value-type="float" office:value="0.14897639896047" calcext:value-type="float">
            <text:p>0.14897639896047</text:p>
          </table:table-cell>
          <table:table-cell office:value-type="float" office:value="0.148845237560186" calcext:value-type="float">
            <text:p>0.148845237560186</text:p>
          </table:table-cell>
          <table:table-cell office:value-type="float" office:value="0.149029510835785" calcext:value-type="float">
            <text:p>0.149029510835785</text:p>
          </table:table-cell>
          <table:table-cell office:value-type="float" office:value="0.14891962423104" calcext:value-type="float">
            <text:p>0.14891962423104</text:p>
          </table:table-cell>
          <table:table-cell office:value-type="float" office:value="0.148682026805047" calcext:value-type="float">
            <text:p>0.148682026805047</text:p>
          </table:table-cell>
          <table:table-cell office:value-type="float" office:value="0.149245322876484" calcext:value-type="float">
            <text:p>0.149245322876484</text:p>
          </table:table-cell>
          <table:table-cell office:value-type="float" office:value="0.149014999772337" calcext:value-type="float">
            <text:p>0.149014999772337</text:p>
          </table:table-cell>
          <table:table-cell office:value-type="float" office:value="0.149033232486027" calcext:value-type="float">
            <text:p>0.149033232486027</text:p>
          </table:table-cell>
          <table:table-cell office:value-type="float" office:value="0.148912969599228" calcext:value-type="float">
            <text:p>0.148912969599228</text:p>
          </table:table-cell>
          <table:table-cell office:value-type="float" office:value="0.148993157832784" calcext:value-type="float">
            <text:p>0.148993157832784</text:p>
          </table:table-cell>
          <table:table-cell office:value-type="float" office:value="0.148937531981507" calcext:value-type="float">
            <text:p>0.148937531981507</text:p>
          </table:table-cell>
          <table:table-cell office:value-type="float" office:value="0.148999085632528" calcext:value-type="float">
            <text:p>0.148999085632528</text:p>
          </table:table-cell>
          <table:table-cell office:value-type="float" office:value="0.149031886121773" calcext:value-type="float">
            <text:p>0.149031886121773</text:p>
          </table:table-cell>
          <table:table-cell office:value-type="float" office:value="0.149001395389335" calcext:value-type="float">
            <text:p>0.149001395389335</text:p>
          </table:table-cell>
          <table:table-cell office:value-type="float" office:value="0.148830040716652" calcext:value-type="float">
            <text:p>0.148830040716652</text:p>
          </table:table-cell>
          <table:table-cell office:value-type="float" office:value="0.149021754247088" calcext:value-type="float">
            <text:p>0.149021754247088</text:p>
          </table:table-cell>
          <table:table-cell office:value-type="float" office:value="0.148852933618322" calcext:value-type="float">
            <text:p>0.148852933618322</text:p>
          </table:table-cell>
          <table:table-cell office:value-type="float" office:value="0.149091183642057" calcext:value-type="float">
            <text:p>0.149091183642057</text:p>
          </table:table-cell>
          <table:table-cell office:value-type="float" office:value="0.148912405277723" calcext:value-type="float">
            <text:p>0.148912405277723</text:p>
          </table:table-cell>
          <table:table-cell office:value-type="float" office:value="0.148847899493112" calcext:value-type="float">
            <text:p>0.148847899493112</text:p>
          </table:table-cell>
          <table:table-cell office:value-type="float" office:value="0.148991063290567" calcext:value-type="float">
            <text:p>0.148991063290567</text:p>
          </table:table-cell>
          <table:table-cell office:value-type="float" office:value="0.148929592101058" calcext:value-type="float">
            <text:p>0.148929592101058</text:p>
          </table:table-cell>
          <table:table-cell office:value-type="float" office:value="0.148866190460452" calcext:value-type="float">
            <text:p>0.148866190460452</text:p>
          </table:table-cell>
          <table:table-cell office:value-type="float" office:value="0.149204276527131" calcext:value-type="float">
            <text:p>0.149204276527131</text:p>
          </table:table-cell>
          <table:table-cell office:value-type="float" office:value="0.148868745507337" calcext:value-type="float">
            <text:p>0.148868745507337</text:p>
          </table:table-cell>
          <table:table-cell office:value-type="float" office:value="0.148667452027774" calcext:value-type="float">
            <text:p>0.148667452027774</text:p>
          </table:table-cell>
          <table:table-cell office:value-type="float" office:value="0.149027448610439" calcext:value-type="float">
            <text:p>0.149027448610439</text:p>
          </table:table-cell>
          <table:table-cell office:value-type="float" office:value="0.148923955806229" calcext:value-type="float">
            <text:p>0.148923955806229</text:p>
          </table:table-cell>
          <table:table-cell office:value-type="float" office:value="0.149065287606364" calcext:value-type="float">
            <text:p>0.149065287606364</text:p>
          </table:table-cell>
          <table:table-cell office:value-type="float" office:value="0.148865341035966" calcext:value-type="float">
            <text:p>0.148865341035966</text:p>
          </table:table-cell>
          <table:table-cell office:value-type="float" office:value="0.149199414317086" calcext:value-type="float">
            <text:p>0.149199414317086</text:p>
          </table:table-cell>
          <table:table-cell office:value-type="float" office:value="0.149134715110371" calcext:value-type="float">
            <text:p>0.149134715110371</text:p>
          </table:table-cell>
          <table:table-cell office:value-type="float" office:value="0.149084257219785" calcext:value-type="float">
            <text:p>0.149084257219785</text:p>
          </table:table-cell>
          <table:table-cell office:value-type="float" office:value="0.148955203531887" calcext:value-type="float">
            <text:p>0.148955203531887</text:p>
          </table:table-cell>
          <table:table-cell office:value-type="float" office:value="0.148916107997324" calcext:value-type="float">
            <text:p>0.148916107997324</text:p>
          </table:table-cell>
          <table:table-cell office:value-type="float" office:value="0.148810661292575" calcext:value-type="float">
            <text:p>0.148810661292575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38537019360886" calcext:value-type="float">
            <text:p>-0.023853701936089</text:p>
          </table:table-cell>
          <table:table-cell office:value-type="float" office:value="-0.0238438329510066" calcext:value-type="float">
            <text:p>-0.023843832951007</text:p>
          </table:table-cell>
          <table:table-cell office:value-type="float" office:value="-0.0238252642047987" calcext:value-type="float">
            <text:p>-0.023825264204799</text:p>
          </table:table-cell>
          <table:table-cell office:value-type="float" office:value="-0.0238566740227" calcext:value-type="float">
            <text:p>-0.0238566740227</text:p>
          </table:table-cell>
          <table:table-cell office:value-type="float" office:value="-0.0238204604594432" calcext:value-type="float">
            <text:p>-0.023820460459443</text:p>
          </table:table-cell>
          <table:table-cell office:value-type="float" office:value="-0.0238628460596643" calcext:value-type="float">
            <text:p>-0.023862846059664</text:p>
          </table:table-cell>
          <table:table-cell office:value-type="float" office:value="-0.0238738965838528" calcext:value-type="float">
            <text:p>-0.023873896583853</text:p>
          </table:table-cell>
          <table:table-cell office:value-type="float" office:value="-0.0238642628375066" calcext:value-type="float">
            <text:p>-0.023864262837507</text:p>
          </table:table-cell>
          <table:table-cell office:value-type="float" office:value="-0.0238655061737105" calcext:value-type="float">
            <text:p>-0.023865506173711</text:p>
          </table:table-cell>
          <table:table-cell office:value-type="float" office:value="-0.0238846213340554" calcext:value-type="float">
            <text:p>-0.023884621334055</text:p>
          </table:table-cell>
          <table:table-cell office:value-type="float" office:value="-0.0238409309018476" calcext:value-type="float">
            <text:p>-0.023840930901848</text:p>
          </table:table-cell>
          <table:table-cell office:value-type="float" office:value="-0.0238448695786745" calcext:value-type="float">
            <text:p>-0.023844869578675</text:p>
          </table:table-cell>
          <table:table-cell office:value-type="float" office:value="-0.0238619916648843" calcext:value-type="float">
            <text:p>-0.023861991664884</text:p>
          </table:table-cell>
          <table:table-cell office:value-type="float" office:value="-0.023858807698465" calcext:value-type="float">
            <text:p>-0.023858807698465</text:p>
          </table:table-cell>
          <table:table-cell office:value-type="float" office:value="-0.0238701944942504" calcext:value-type="float">
            <text:p>-0.02387019449425</text:p>
          </table:table-cell>
          <table:table-cell office:value-type="float" office:value="-0.0238447044665635" calcext:value-type="float">
            <text:p>-0.023844704466564</text:p>
          </table:table-cell>
          <table:table-cell office:value-type="float" office:value="-0.0238692336646149" calcext:value-type="float">
            <text:p>-0.023869233664615</text:p>
          </table:table-cell>
          <table:table-cell office:value-type="float" office:value="-0.0238490377246683" calcext:value-type="float">
            <text:p>-0.023849037724668</text:p>
          </table:table-cell>
          <table:table-cell office:value-type="float" office:value="-0.0238279583922267" calcext:value-type="float">
            <text:p>-0.023827958392227</text:p>
          </table:table-cell>
          <table:table-cell office:value-type="float" office:value="-0.0238562635209503" calcext:value-type="float">
            <text:p>-0.02385626352095</text:p>
          </table:table-cell>
          <table:table-cell office:value-type="float" office:value="-0.0238503983821571" calcext:value-type="float">
            <text:p>-0.023850398382157</text:p>
          </table:table-cell>
          <table:table-cell office:value-type="float" office:value="-0.0238764078057945" calcext:value-type="float">
            <text:p>-0.023876407805795</text:p>
          </table:table-cell>
          <table:table-cell office:value-type="float" office:value="-0.0238328088159606" calcext:value-type="float">
            <text:p>-0.023832808815961</text:p>
          </table:table-cell>
          <table:table-cell office:value-type="float" office:value="-0.0238502916368121" calcext:value-type="float">
            <text:p>-0.023850291636812</text:p>
          </table:table-cell>
          <table:table-cell office:value-type="float" office:value="-0.0238518711322606" calcext:value-type="float">
            <text:p>-0.023851871132261</text:p>
          </table:table-cell>
          <table:table-cell office:value-type="float" office:value="-0.023823177629819" calcext:value-type="float">
            <text:p>-0.023823177629819</text:p>
          </table:table-cell>
          <table:table-cell office:value-type="float" office:value="-0.0238556236044207" calcext:value-type="float">
            <text:p>-0.023855623604421</text:p>
          </table:table-cell>
          <table:table-cell office:value-type="float" office:value="-0.023858024871786" calcext:value-type="float">
            <text:p>-0.023858024871786</text:p>
          </table:table-cell>
          <table:table-cell office:value-type="float" office:value="-0.023859550513217" calcext:value-type="float">
            <text:p>-0.023859550513217</text:p>
          </table:table-cell>
          <table:table-cell office:value-type="float" office:value="-0.0238441772965489" calcext:value-type="float">
            <text:p>-0.023844177296549</text:p>
          </table:table-cell>
          <table:table-cell office:value-type="float" office:value="-0.0238330018384986" calcext:value-type="float">
            <text:p>-0.023833001838499</text:p>
          </table:table-cell>
          <table:table-cell office:value-type="float" office:value="-0.0238546101283078" calcext:value-type="float">
            <text:p>-0.023854610128308</text:p>
          </table:table-cell>
          <table:table-cell office:value-type="float" office:value="-0.0238192297558272" calcext:value-type="float">
            <text:p>-0.023819229755827</text:p>
          </table:table-cell>
          <table:table-cell office:value-type="float" office:value="-0.0238335264089992" calcext:value-type="float">
            <text:p>-0.023833526408999</text:p>
          </table:table-cell>
          <table:table-cell office:value-type="float" office:value="-0.023851456761057" calcext:value-type="float">
            <text:p>-0.023851456761057</text:p>
          </table:table-cell>
          <table:table-cell office:value-type="float" office:value="-0.0238541281817161" calcext:value-type="float">
            <text:p>-0.023854128181716</text:p>
          </table:table-cell>
          <table:table-cell office:value-type="float" office:value="-0.0238627376896341" calcext:value-type="float">
            <text:p>-0.023862737689634</text:p>
          </table:table-cell>
          <table:table-cell office:value-type="float" office:value="-0.0238487563482536" calcext:value-type="float">
            <text:p>-0.023848756348254</text:p>
          </table:table-cell>
          <table:table-cell office:value-type="float" office:value="-0.0238609382219802" calcext:value-type="float">
            <text:p>-0.02386093822198</text:p>
          </table:table-cell>
          <table:table-cell office:value-type="float" office:value="-0.023832779332125" calcext:value-type="float">
            <text:p>-0.023832779332125</text:p>
          </table:table-cell>
          <table:table-cell office:value-type="float" office:value="-0.0238238864393911" calcext:value-type="float">
            <text:p>-0.023823886439391</text:p>
          </table:table-cell>
          <table:table-cell office:value-type="float" office:value="-0.0238447352402075" calcext:value-type="float">
            <text:p>-0.023844735240208</text:p>
          </table:table-cell>
          <table:table-cell office:value-type="float" office:value="-0.0238467975828337" calcext:value-type="float">
            <text:p>-0.023846797582834</text:p>
          </table:table-cell>
          <table:table-cell office:value-type="float" office:value="-0.0238373654969249" calcext:value-type="float">
            <text:p>-0.023837365496925</text:p>
          </table:table-cell>
          <table:table-cell office:value-type="float" office:value="-0.0238300675953633" calcext:value-type="float">
            <text:p>-0.023830067595363</text:p>
          </table:table-cell>
          <table:table-cell office:value-type="float" office:value="-0.0238498136635357" calcext:value-type="float">
            <text:p>-0.023849813663536</text:p>
          </table:table-cell>
          <table:table-cell office:value-type="float" office:value="-0.0238327101497646" calcext:value-type="float">
            <text:p>-0.023832710149765</text:p>
          </table:table-cell>
          <table:table-cell office:value-type="float" office:value="-0.0238402327301422" calcext:value-type="float">
            <text:p>-0.023840232730142</text:p>
          </table:table-cell>
          <table:table-cell office:value-type="float" office:value="-0.0238490221434523" calcext:value-type="float">
            <text:p>-0.023849022143452</text:p>
          </table:table-cell>
          <table:table-cell office:value-type="float" office:value="-0.0238511785742569" calcext:value-type="float">
            <text:p>-0.023851178574257</text:p>
          </table:table-cell>
          <table:table-cell office:value-type="float" office:value="-0.0238766610408545" calcext:value-type="float">
            <text:p>-0.023876661040855</text:p>
          </table:table-cell>
          <table:table-cell office:value-type="float" office:value="-0.0238961587912864" calcext:value-type="float">
            <text:p>-0.023896158791286</text:p>
          </table:table-cell>
          <table:table-cell office:value-type="float" office:value="-0.0237790700546628" calcext:value-type="float">
            <text:p>-0.023779070054663</text:p>
          </table:table-cell>
          <table:table-cell office:value-type="float" office:value="-0.0235264784245537" calcext:value-type="float">
            <text:p>-0.023526478424554</text:p>
          </table:table-cell>
          <table:table-cell office:value-type="float" office:value="-0.0235895614782998" calcext:value-type="float">
            <text:p>-0.0235895614783</text:p>
          </table:table-cell>
          <table:table-cell office:value-type="float" office:value="-0.0235863792119068" calcext:value-type="float">
            <text:p>-0.023586379211907</text:p>
          </table:table-cell>
          <table:table-cell office:value-type="float" office:value="-0.0231641177340469" calcext:value-type="float">
            <text:p>-0.023164117734047</text:p>
          </table:table-cell>
          <table:table-cell office:value-type="float" office:value="-0.0226474924194724" calcext:value-type="float">
            <text:p>-0.022647492419472</text:p>
          </table:table-cell>
          <table:table-cell office:value-type="float" office:value="-0.0219493819588703" calcext:value-type="float">
            <text:p>-0.02194938195887</text:p>
          </table:table-cell>
          <table:table-cell office:value-type="float" office:value="-0.0215137069218642" calcext:value-type="float">
            <text:p>-0.021513706921864</text:p>
          </table:table-cell>
          <table:table-cell office:value-type="float" office:value="-0.0210682868902968" calcext:value-type="float">
            <text:p>-0.021068286890297</text:p>
          </table:table-cell>
          <table:table-cell office:value-type="float" office:value="-0.0209404087305266" calcext:value-type="float">
            <text:p>-0.020940408730527</text:p>
          </table:table-cell>
          <table:table-cell office:value-type="float" office:value="-0.020928934081716" calcext:value-type="float">
            <text:p>-0.020928934081716</text:p>
          </table:table-cell>
          <table:table-cell office:value-type="float" office:value="-0.0210021280788195" calcext:value-type="float">
            <text:p>-0.02100212807882</text:p>
          </table:table-cell>
          <table:table-cell office:value-type="float" office:value="-0.0204987813142997" calcext:value-type="float">
            <text:p>-0.0204987813143</text:p>
          </table:table-cell>
          <table:table-cell office:value-type="float" office:value="-0.0201433437099612" calcext:value-type="float">
            <text:p>-0.020143343709961</text:p>
          </table:table-cell>
          <table:table-cell office:value-type="float" office:value="-0.019362683269879" calcext:value-type="float">
            <text:p>-0.019362683269879</text:p>
          </table:table-cell>
          <table:table-cell office:value-type="float" office:value="-0.0223439718584333" calcext:value-type="float">
            <text:p>-0.022343971858433</text:p>
          </table:table-cell>
          <table:table-cell office:value-type="float" office:value="-0.0273501190318989" calcext:value-type="float">
            <text:p>-0.027350119031899</text:p>
          </table:table-cell>
          <table:table-cell office:value-type="float" office:value="-0.0335011874856366" calcext:value-type="float">
            <text:p>-0.033501187485637</text:p>
          </table:table-cell>
          <table:table-cell office:value-type="float" office:value="-0.0451340634856369" calcext:value-type="float">
            <text:p>-0.045134063485637</text:p>
          </table:table-cell>
          <table:table-cell office:value-type="float" office:value="-0.0516923381827977" calcext:value-type="float">
            <text:p>-0.051692338182798</text:p>
          </table:table-cell>
          <table:table-cell office:value-type="float" office:value="-0.0588528940791806" calcext:value-type="float">
            <text:p>-0.058852894079181</text:p>
          </table:table-cell>
          <table:table-cell office:value-type="float" office:value="-0.0618494990168869" calcext:value-type="float">
            <text:p>-0.061849499016887</text:p>
          </table:table-cell>
          <table:table-cell office:value-type="float" office:value="-0.0608131281435546" calcext:value-type="float">
            <text:p>-0.060813128143555</text:p>
          </table:table-cell>
          <table:table-cell office:value-type="float" office:value="-0.0605540766067468" calcext:value-type="float">
            <text:p>-0.060554076606747</text:p>
          </table:table-cell>
          <table:table-cell office:value-type="float" office:value="-0.0615625576685875" calcext:value-type="float">
            <text:p>-0.061562557668588</text:p>
          </table:table-cell>
          <table:table-cell office:value-type="float" office:value="-0.0572887533871824" calcext:value-type="float">
            <text:p>-0.057288753387182</text:p>
          </table:table-cell>
          <table:table-cell office:value-type="float" office:value="-0.052384203178064" calcext:value-type="float">
            <text:p>-0.052384203178064</text:p>
          </table:table-cell>
          <table:table-cell office:value-type="float" office:value="-0.0457834831832577" calcext:value-type="float">
            <text:p>-0.045783483183258</text:p>
          </table:table-cell>
          <table:table-cell office:value-type="float" office:value="-0.0398631857798776" calcext:value-type="float">
            <text:p>-0.039863185779878</text:p>
          </table:table-cell>
          <table:table-cell office:value-type="float" office:value="-0.0331879496811809" calcext:value-type="float">
            <text:p>-0.033187949681181</text:p>
          </table:table-cell>
          <table:table-cell office:value-type="float" office:value="-0.0280480973717407" calcext:value-type="float">
            <text:p>-0.028048097371741</text:p>
          </table:table-cell>
          <table:table-cell office:value-type="float" office:value="-0.0244416349749791" calcext:value-type="float">
            <text:p>-0.024441634974979</text:p>
          </table:table-cell>
          <table:table-cell office:value-type="float" office:value="-0.0233690446201584" calcext:value-type="float">
            <text:p>-0.023369044620158</text:p>
          </table:table-cell>
          <table:table-cell office:value-type="float" office:value="-0.0226410769763744" calcext:value-type="float">
            <text:p>-0.022641076976374</text:p>
          </table:table-cell>
          <table:table-cell office:value-type="float" office:value="-0.0180085629104156" calcext:value-type="float">
            <text:p>-0.018008562910416</text:p>
          </table:table-cell>
          <table:table-cell office:value-type="float" office:value="-0.0129530344059927" calcext:value-type="float">
            <text:p>-0.012953034405993</text:p>
          </table:table-cell>
          <table:table-cell office:value-type="float" office:value="-0.0124826027434594" calcext:value-type="float">
            <text:p>-0.012482602743459</text:p>
          </table:table-cell>
          <table:table-cell office:value-type="float" office:value="-0.0127867934577352" calcext:value-type="float">
            <text:p>-0.012786793457735</text:p>
          </table:table-cell>
          <table:table-cell office:value-type="float" office:value="-0.0137227142634063" calcext:value-type="float">
            <text:p>-0.013722714263406</text:p>
          </table:table-cell>
          <table:table-cell office:value-type="float" office:value="-0.0519549395622467" calcext:value-type="float">
            <text:p>-0.051954939562247</text:p>
          </table:table-cell>
          <table:table-cell office:value-type="float" office:value="-0.0531182371433356" calcext:value-type="float">
            <text:p>-0.053118237143336</text:p>
          </table:table-cell>
          <table:table-cell office:value-type="float" office:value="-0.0530493265698058" calcext:value-type="float">
            <text:p>-0.053049326569806</text:p>
          </table:table-cell>
          <table:table-cell office:value-type="float" office:value="-0.0502778793310437" calcext:value-type="float">
            <text:p>-0.050277879331044</text:p>
          </table:table-cell>
          <table:table-cell office:value-type="float" office:value="-0.0273653467862312" calcext:value-type="float">
            <text:p>-0.027365346786231</text:p>
          </table:table-cell>
          <table:table-cell office:value-type="float" office:value="-0.0186606056191301" calcext:value-type="float">
            <text:p>-0.01866060561913</text:p>
          </table:table-cell>
          <table:table-cell office:value-type="float" office:value="-0.0129490605717386" calcext:value-type="float">
            <text:p>-0.012949060571739</text:p>
          </table:table-cell>
          <table:table-cell office:value-type="float" office:value="-0.00649278229312026" calcext:value-type="float">
            <text:p>-0.00649278229312</text:p>
          </table:table-cell>
          <table:table-cell office:value-type="float" office:value="-0.0250430742504401" calcext:value-type="float">
            <text:p>-0.02504307425044</text:p>
          </table:table-cell>
          <table:table-cell office:value-type="float" office:value="-0.0268033057976548" calcext:value-type="float">
            <text:p>-0.026803305797655</text:p>
          </table:table-cell>
          <table:table-cell office:value-type="float" office:value="-0.0232613350142278" calcext:value-type="float">
            <text:p>-0.023261335014228</text:p>
          </table:table-cell>
          <table:table-cell office:value-type="float" office:value="-0.0236203608657768" calcext:value-type="float">
            <text:p>-0.023620360865777</text:p>
          </table:table-cell>
          <table:table-cell office:value-type="float" office:value="-0.0215849038022144" calcext:value-type="float">
            <text:p>-0.021584903802214</text:p>
          </table:table-cell>
          <table:table-cell office:value-type="float" office:value="-0.0188506221527131" calcext:value-type="float">
            <text:p>-0.018850622152713</text:p>
          </table:table-cell>
          <table:table-cell office:value-type="float" office:value="-0.0160025053321993" calcext:value-type="float">
            <text:p>-0.016002505332199</text:p>
          </table:table-cell>
          <table:table-cell office:value-type="float" office:value="-0.015599484171866" calcext:value-type="float">
            <text:p>-0.015599484171866</text:p>
          </table:table-cell>
          <table:table-cell office:value-type="float" office:value="-0.0268263497678559" calcext:value-type="float">
            <text:p>-0.026826349767856</text:p>
          </table:table-cell>
          <table:table-cell office:value-type="float" office:value="-0.0344101908431318" calcext:value-type="float">
            <text:p>-0.034410190843132</text:p>
          </table:table-cell>
          <table:table-cell office:value-type="float" office:value="-0.0344080761058292" calcext:value-type="float">
            <text:p>-0.034408076105829</text:p>
          </table:table-cell>
          <table:table-cell office:value-type="float" office:value="-0.037576165482609" calcext:value-type="float">
            <text:p>-0.037576165482609</text:p>
          </table:table-cell>
          <table:table-cell office:value-type="float" office:value="-0.0496356796453999" calcext:value-type="float">
            <text:p>-0.0496356796454</text:p>
          </table:table-cell>
          <table:table-cell office:value-type="float" office:value="-0.0517009718037168" calcext:value-type="float">
            <text:p>-0.051700971803717</text:p>
          </table:table-cell>
          <table:table-cell office:value-type="float" office:value="-0.0524053909266472" calcext:value-type="float">
            <text:p>-0.052405390926647</text:p>
          </table:table-cell>
          <table:table-cell office:value-type="float" office:value="-0.0522778863114686" calcext:value-type="float">
            <text:p>-0.052277886311469</text:p>
          </table:table-cell>
          <table:table-cell office:value-type="float" office:value="-0.0471351900142982" calcext:value-type="float">
            <text:p>-0.047135190014298</text:p>
          </table:table-cell>
          <table:table-cell office:value-type="float" office:value="-0.0439565915941546" calcext:value-type="float">
            <text:p>-0.043956591594155</text:p>
          </table:table-cell>
          <table:table-cell office:value-type="float" office:value="-0.040584223844441" calcext:value-type="float">
            <text:p>-0.040584223844441</text:p>
          </table:table-cell>
          <table:table-cell office:value-type="float" office:value="-0.0254960390829035" calcext:value-type="float">
            <text:p>-0.025496039082904</text:p>
          </table:table-cell>
          <table:table-cell office:value-type="float" office:value="-0.0167934211630634" calcext:value-type="float">
            <text:p>-0.016793421163063</text:p>
          </table:table-cell>
          <table:table-cell office:value-type="float" office:value="-0.016814444859459" calcext:value-type="float">
            <text:p>-0.016814444859459</text:p>
          </table:table-cell>
          <table:table-cell office:value-type="float" office:value="-0.0171545945505002" calcext:value-type="float">
            <text:p>-0.0171545945505</text:p>
          </table:table-cell>
          <table:table-cell office:value-type="float" office:value="-0.0152720034064633" calcext:value-type="float">
            <text:p>-0.015272003406463</text:p>
          </table:table-cell>
          <table:table-cell office:value-type="float" office:value="-0.0110972967954061" calcext:value-type="float">
            <text:p>-0.011097296795406</text:p>
          </table:table-cell>
          <table:table-cell office:value-type="float" office:value="-0.00784727141668998" calcext:value-type="float">
            <text:p>-0.00784727141669</text:p>
          </table:table-cell>
          <table:table-cell office:value-type="float" office:value="-0.00565989858251176" calcext:value-type="float">
            <text:p>-0.005659898582512</text:p>
          </table:table-cell>
          <table:table-cell office:value-type="float" office:value="-0.00490830321253674" calcext:value-type="float">
            <text:p>-0.004908303212537</text:p>
          </table:table-cell>
          <table:table-cell office:value-type="float" office:value="-0.00426809216685741" calcext:value-type="float">
            <text:p>-0.004268092166857</text:p>
          </table:table-cell>
          <table:table-cell office:value-type="float" office:value="-0.00439270792698523" calcext:value-type="float">
            <text:p>-0.004392707926985</text:p>
          </table:table-cell>
          <table:table-cell office:value-type="float" office:value="-0.00574919399920028" calcext:value-type="float">
            <text:p>-0.0057491939992</text:p>
          </table:table-cell>
          <table:table-cell office:value-type="float" office:value="-0.0412380795880005" calcext:value-type="float">
            <text:p>-0.041238079588001</text:p>
          </table:table-cell>
          <table:table-cell office:value-type="float" office:value="-0.0450225295071994" calcext:value-type="float">
            <text:p>-0.045022529507199</text:p>
          </table:table-cell>
          <table:table-cell office:value-type="float" office:value="-0.0459873899361338" calcext:value-type="float">
            <text:p>-0.045987389936134</text:p>
          </table:table-cell>
          <table:table-cell office:value-type="float" office:value="-0.0442916727465528" calcext:value-type="float">
            <text:p>-0.044291672746553</text:p>
          </table:table-cell>
          <table:table-cell office:value-type="float" office:value="-0.0364981255117967" calcext:value-type="float">
            <text:p>-0.036498125511797</text:p>
          </table:table-cell>
          <table:table-cell office:value-type="float" office:value="-0.0144990659143561" calcext:value-type="float">
            <text:p>-0.014499065914356</text:p>
          </table:table-cell>
          <table:table-cell office:value-type="float" office:value="-0.0124050576935012" calcext:value-type="float">
            <text:p>-0.012405057693501</text:p>
          </table:table-cell>
          <table:table-cell office:value-type="float" office:value="-0.0110116647111767" calcext:value-type="float">
            <text:p>-0.011011664711177</text:p>
          </table:table-cell>
          <table:table-cell office:value-type="float" office:value="-0.00830817391126311" calcext:value-type="float">
            <text:p>-0.008308173911263</text:p>
          </table:table-cell>
          <table:table-cell office:value-type="float" office:value="-0.00878913725137408" calcext:value-type="float">
            <text:p>-0.008789137251374</text:p>
          </table:table-cell>
          <table:table-cell office:value-type="float" office:value="-0.0125759559971897" calcext:value-type="float">
            <text:p>-0.01257595599719</text:p>
          </table:table-cell>
          <table:table-cell office:value-type="float" office:value="-0.0177048326806782" calcext:value-type="float">
            <text:p>-0.017704832680678</text:p>
          </table:table-cell>
          <table:table-cell office:value-type="float" office:value="-0.0250219364726778" calcext:value-type="float">
            <text:p>-0.025021936472678</text:p>
          </table:table-cell>
          <table:table-cell office:value-type="float" office:value="-0.0247315246908368" calcext:value-type="float">
            <text:p>-0.024731524690837</text:p>
          </table:table-cell>
          <table:table-cell office:value-type="float" office:value="-0.0231729165774791" calcext:value-type="float">
            <text:p>-0.023172916577479</text:p>
          </table:table-cell>
          <table:table-cell office:value-type="float" office:value="-0.0219912309042309" calcext:value-type="float">
            <text:p>-0.021991230904231</text:p>
          </table:table-cell>
          <table:table-cell office:value-type="float" office:value="-0.0210102133962051" calcext:value-type="float">
            <text:p>-0.021010213396205</text:p>
          </table:table-cell>
          <table:table-cell office:value-type="float" office:value="-0.020950535754125" calcext:value-type="float">
            <text:p>-0.020950535754125</text:p>
          </table:table-cell>
          <table:table-cell office:value-type="float" office:value="-0.0205263851643168" calcext:value-type="float">
            <text:p>-0.020526385164317</text:p>
          </table:table-cell>
          <table:table-cell office:value-type="float" office:value="-0.0198464374412539" calcext:value-type="float">
            <text:p>-0.019846437441254</text:p>
          </table:table-cell>
          <table:table-cell office:value-type="float" office:value="-0.0237808517008479" calcext:value-type="float">
            <text:p>-0.023780851700848</text:p>
          </table:table-cell>
          <table:table-cell office:value-type="float" office:value="-0.0384356986758183" calcext:value-type="float">
            <text:p>-0.038435698675818</text:p>
          </table:table-cell>
          <table:table-cell office:value-type="float" office:value="-0.056224520434319" calcext:value-type="float">
            <text:p>-0.056224520434319</text:p>
          </table:table-cell>
          <table:table-cell office:value-type="float" office:value="-0.0556245962419237" calcext:value-type="float">
            <text:p>-0.055624596241924</text:p>
          </table:table-cell>
          <table:table-cell office:value-type="float" office:value="-0.0501987960477131" calcext:value-type="float">
            <text:p>-0.050198796047713</text:p>
          </table:table-cell>
          <table:table-cell office:value-type="float" office:value="-0.0466473074260504" calcext:value-type="float">
            <text:p>-0.04664730742605</text:p>
          </table:table-cell>
          <table:table-cell office:value-type="float" office:value="-0.0453065406622903" calcext:value-type="float">
            <text:p>-0.04530654066229</text:p>
          </table:table-cell>
          <table:table-cell office:value-type="float" office:value="-0.0174520037448903" calcext:value-type="float">
            <text:p>-0.01745200374489</text:p>
          </table:table-cell>
          <table:table-cell office:value-type="float" office:value="-0.0193097427803541" calcext:value-type="float">
            <text:p>-0.019309742780354</text:p>
          </table:table-cell>
          <table:table-cell office:value-type="float" office:value="-0.0168385201657006" calcext:value-type="float">
            <text:p>-0.016838520165701</text:p>
          </table:table-cell>
          <table:table-cell office:value-type="float" office:value="-0.0117207256996386" calcext:value-type="float">
            <text:p>-0.011720725699639</text:p>
          </table:table-cell>
          <table:table-cell office:value-type="float" office:value="-0.00939853873817377" calcext:value-type="float">
            <text:p>-0.009398538738174</text:p>
          </table:table-cell>
          <table:table-cell office:value-type="float" office:value="-0.007726169027849" calcext:value-type="float">
            <text:p>-0.007726169027849</text:p>
          </table:table-cell>
          <table:table-cell office:value-type="float" office:value="-0.00781186026518077" calcext:value-type="float">
            <text:p>-0.007811860265181</text:p>
          </table:table-cell>
          <table:table-cell office:value-type="float" office:value="-0.00815400552223888" calcext:value-type="float">
            <text:p>-0.008154005522239</text:p>
          </table:table-cell>
          <table:table-cell office:value-type="float" office:value="-0.0503340130033355" calcext:value-type="float">
            <text:p>-0.050334013003336</text:p>
          </table:table-cell>
          <table:table-cell office:value-type="float" office:value="-0.0511069200498816" calcext:value-type="float">
            <text:p>-0.051106920049882</text:p>
          </table:table-cell>
          <table:table-cell office:value-type="float" office:value="-0.052983025644265" calcext:value-type="float">
            <text:p>-0.052983025644265</text:p>
          </table:table-cell>
          <table:table-cell office:value-type="float" office:value="-0.0499815959623851" calcext:value-type="float">
            <text:p>-0.049981595962385</text:p>
          </table:table-cell>
          <table:table-cell office:value-type="float" office:value="-0.0472722119544213" calcext:value-type="float">
            <text:p>-0.047272211954421</text:p>
          </table:table-cell>
          <table:table-cell office:value-type="float" office:value="-0.0360108085089235" calcext:value-type="float">
            <text:p>-0.036010808508924</text:p>
          </table:table-cell>
          <table:table-cell office:value-type="float" office:value="-0.0317342863803247" calcext:value-type="float">
            <text:p>-0.031734286380325</text:p>
          </table:table-cell>
          <table:table-cell office:value-type="float" office:value="-0.0236866001954805" calcext:value-type="float">
            <text:p>-0.023686600195481</text:p>
          </table:table-cell>
          <table:table-cell office:value-type="float" office:value="-0.0234583043665931" calcext:value-type="float">
            <text:p>-0.023458304366593</text:p>
          </table:table-cell>
          <table:table-cell office:value-type="float" office:value="-0.0269288839400416" calcext:value-type="float">
            <text:p>-0.026928883940042</text:p>
          </table:table-cell>
          <table:table-cell office:value-type="float" office:value="-0.0249936999223347" calcext:value-type="float">
            <text:p>-0.024993699922335</text:p>
          </table:table-cell>
          <table:table-cell office:value-type="float" office:value="-0.0247564481096733" calcext:value-type="float">
            <text:p>-0.024756448109673</text:p>
          </table:table-cell>
          <table:table-cell office:value-type="float" office:value="-0.0247446376515008" calcext:value-type="float">
            <text:p>-0.024744637651501</text:p>
          </table:table-cell>
          <table:table-cell office:value-type="float" office:value="-0.0234267093688481" calcext:value-type="float">
            <text:p>-0.023426709368848</text:p>
          </table:table-cell>
          <table:table-cell office:value-type="float" office:value="-0.0206293079308615" calcext:value-type="float">
            <text:p>-0.020629307930862</text:p>
          </table:table-cell>
          <table:table-cell office:value-type="float" office:value="-0.0208159221001558" calcext:value-type="float">
            <text:p>-0.020815922100156</text:p>
          </table:table-cell>
          <table:table-cell office:value-type="float" office:value="-0.0259380321636274" calcext:value-type="float">
            <text:p>-0.025938032163627</text:p>
          </table:table-cell>
          <table:table-cell office:value-type="float" office:value="-0.0367607041020874" calcext:value-type="float">
            <text:p>-0.036760704102087</text:p>
          </table:table-cell>
          <table:table-cell office:value-type="float" office:value="-0.0481813397476396" calcext:value-type="float">
            <text:p>-0.04818133974764</text:p>
          </table:table-cell>
          <table:table-cell office:value-type="float" office:value="-0.0568994426603203" calcext:value-type="float">
            <text:p>-0.05689944266032</text:p>
          </table:table-cell>
          <table:table-cell office:value-type="float" office:value="-0.0597876477614823" calcext:value-type="float">
            <text:p>-0.059787647761482</text:p>
          </table:table-cell>
          <table:table-cell office:value-type="float" office:value="-0.0617224516577875" calcext:value-type="float">
            <text:p>-0.061722451657788</text:p>
          </table:table-cell>
          <table:table-cell office:value-type="float" office:value="-0.0617585077600929" calcext:value-type="float">
            <text:p>-0.061758507760093</text:p>
          </table:table-cell>
          <table:table-cell office:value-type="float" office:value="-0.0614812693077993" calcext:value-type="float">
            <text:p>-0.061481269307799</text:p>
          </table:table-cell>
          <table:table-cell office:value-type="float" office:value="-0.0609747280624651" calcext:value-type="float">
            <text:p>-0.060974728062465</text:p>
          </table:table-cell>
          <table:table-cell office:value-type="float" office:value="-0.0603899732689038" calcext:value-type="float">
            <text:p>-0.060389973268904</text:p>
          </table:table-cell>
          <table:table-cell office:value-type="float" office:value="-0.0615219856428069" calcext:value-type="float">
            <text:p>-0.061521985642807</text:p>
          </table:table-cell>
          <table:table-cell office:value-type="float" office:value="-0.0630849140888831" calcext:value-type="float">
            <text:p>-0.063084914088883</text:p>
          </table:table-cell>
          <table:table-cell office:value-type="float" office:value="-0.0626061879630141" calcext:value-type="float">
            <text:p>-0.062606187963014</text:p>
          </table:table-cell>
          <table:table-cell office:value-type="float" office:value="-0.0562259620380747" calcext:value-type="float">
            <text:p>-0.056225962038075</text:p>
          </table:table-cell>
          <table:table-cell office:value-type="float" office:value="-0.0267421723866121" calcext:value-type="float">
            <text:p>-0.026742172386612</text:p>
          </table:table-cell>
          <table:table-cell office:value-type="float" office:value="-0.0241831292976527" calcext:value-type="float">
            <text:p>-0.024183129297653</text:p>
          </table:table-cell>
          <table:table-cell office:value-type="float" office:value="-0.021608287450079" calcext:value-type="float">
            <text:p>-0.021608287450079</text:p>
          </table:table-cell>
          <table:table-cell office:value-type="float" office:value="-0.0205814617077108" calcext:value-type="float">
            <text:p>-0.020581461707711</text:p>
          </table:table-cell>
          <table:table-cell office:value-type="float" office:value="-0.0197044645002652" calcext:value-type="float">
            <text:p>-0.019704464500265</text:p>
          </table:table-cell>
          <table:table-cell office:value-type="float" office:value="-0.0184342257844642" calcext:value-type="float">
            <text:p>-0.018434225784464</text:p>
          </table:table-cell>
          <table:table-cell office:value-type="float" office:value="-0.0165436799442546" calcext:value-type="float">
            <text:p>-0.016543679944255</text:p>
          </table:table-cell>
          <table:table-cell office:value-type="float" office:value="-0.0131534378986583" calcext:value-type="float">
            <text:p>-0.013153437898658</text:p>
          </table:table-cell>
          <table:table-cell office:value-type="float" office:value="-0.0129627927638286" calcext:value-type="float">
            <text:p>-0.012962792763829</text:p>
          </table:table-cell>
          <table:table-cell office:value-type="float" office:value="-0.0128217454924522" calcext:value-type="float">
            <text:p>-0.012821745492452</text:p>
          </table:table-cell>
          <table:table-cell office:value-type="float" office:value="-0.0131770347097275" calcext:value-type="float">
            <text:p>-0.013177034709728</text:p>
          </table:table-cell>
          <table:table-cell office:value-type="float" office:value="-0.0128777281736179" calcext:value-type="float">
            <text:p>-0.012877728173618</text:p>
          </table:table-cell>
          <table:table-cell office:value-type="float" office:value="-0.0164180165328813" calcext:value-type="float">
            <text:p>-0.016418016532881</text:p>
          </table:table-cell>
          <table:table-cell office:value-type="float" office:value="-0.0557443493632289" calcext:value-type="float">
            <text:p>-0.055744349363229</text:p>
          </table:table-cell>
          <table:table-cell office:value-type="float" office:value="-0.0543867018958624" calcext:value-type="float">
            <text:p>-0.054386701895862</text:p>
          </table:table-cell>
          <table:table-cell office:value-type="float" office:value="-0.0505514090240301" calcext:value-type="float">
            <text:p>-0.05055140902403</text:p>
          </table:table-cell>
          <table:table-cell office:value-type="float" office:value="-0.0444477833429413" calcext:value-type="float">
            <text:p>-0.044447783342941</text:p>
          </table:table-cell>
          <table:table-cell office:value-type="float" office:value="-0.0409821353187559" calcext:value-type="float">
            <text:p>-0.040982135318756</text:p>
          </table:table-cell>
          <table:table-cell office:value-type="float" office:value="-0.0349202947433436" calcext:value-type="float">
            <text:p>-0.034920294743344</text:p>
          </table:table-cell>
          <table:table-cell office:value-type="float" office:value="-0.0255790255626477" calcext:value-type="float">
            <text:p>-0.025579025562648</text:p>
          </table:table-cell>
          <table:table-cell office:value-type="float" office:value="-0.0275613870446999" calcext:value-type="float">
            <text:p>-0.0275613870447</text:p>
          </table:table-cell>
          <table:table-cell office:value-type="float" office:value="-0.0271735159841701" calcext:value-type="float">
            <text:p>-0.02717351598417</text:p>
          </table:table-cell>
          <table:table-cell office:value-type="float" office:value="-0.0255754988106416" calcext:value-type="float">
            <text:p>-0.025575498810642</text:p>
          </table:table-cell>
          <table:table-cell office:value-type="float" office:value="-0.0241971115035723" calcext:value-type="float">
            <text:p>-0.024197111503572</text:p>
          </table:table-cell>
          <table:table-cell office:value-type="float" office:value="-0.0246483248177539" calcext:value-type="float">
            <text:p>-0.024648324817754</text:p>
          </table:table-cell>
          <table:table-cell office:value-type="float" office:value="-0.0244965752759947" calcext:value-type="float">
            <text:p>-0.024496575275995</text:p>
          </table:table-cell>
          <table:table-cell office:value-type="float" office:value="-0.0222285890722554" calcext:value-type="float">
            <text:p>-0.022228589072255</text:p>
          </table:table-cell>
          <table:table-cell office:value-type="float" office:value="-0.0190398519705611" calcext:value-type="float">
            <text:p>-0.019039851970561</text:p>
          </table:table-cell>
          <table:table-cell office:value-type="float" office:value="-0.0407754637497852" calcext:value-type="float">
            <text:p>-0.040775463749785</text:p>
          </table:table-cell>
          <table:table-cell office:value-type="float" office:value="-0.0574274633025867" calcext:value-type="float">
            <text:p>-0.057427463302587</text:p>
          </table:table-cell>
          <table:table-cell office:value-type="float" office:value="-0.0616882536790141" calcext:value-type="float">
            <text:p>-0.061688253679014</text:p>
          </table:table-cell>
          <table:table-cell office:value-type="float" office:value="-0.0625384776561738" calcext:value-type="float">
            <text:p>-0.062538477656174</text:p>
          </table:table-cell>
          <table:table-cell office:value-type="float" office:value="-0.0614887638503797" calcext:value-type="float">
            <text:p>-0.06148876385038</text:p>
          </table:table-cell>
          <table:table-cell office:value-type="float" office:value="-0.0609322975141684" calcext:value-type="float">
            <text:p>-0.060932297514168</text:p>
          </table:table-cell>
          <table:table-cell office:value-type="float" office:value="-0.0609008119130452" calcext:value-type="float">
            <text:p>-0.060900811913045</text:p>
          </table:table-cell>
          <table:table-cell office:value-type="float" office:value="-0.0629694828038346" calcext:value-type="float">
            <text:p>-0.062969482803835</text:p>
          </table:table-cell>
          <table:table-cell office:value-type="float" office:value="-0.0633414031043072" calcext:value-type="float">
            <text:p>-0.063341403104307</text:p>
          </table:table-cell>
          <table:table-cell office:value-type="float" office:value="-0.0564655397812052" calcext:value-type="float">
            <text:p>-0.056465539781205</text:p>
          </table:table-cell>
          <table:table-cell office:value-type="float" office:value="-0.0402457255202532" calcext:value-type="float">
            <text:p>-0.040245725520253</text:p>
          </table:table-cell>
          <table:table-cell office:value-type="float" office:value="-0.0290236299318851" calcext:value-type="float">
            <text:p>-0.029023629931885</text:p>
          </table:table-cell>
          <table:table-cell office:value-type="float" office:value="-0.0252604832768247" calcext:value-type="float">
            <text:p>-0.025260483276825</text:p>
          </table:table-cell>
          <table:table-cell office:value-type="float" office:value="-0.0224799589956743" calcext:value-type="float">
            <text:p>-0.022479958995674</text:p>
          </table:table-cell>
          <table:table-cell office:value-type="float" office:value="-0.0207506008939271" calcext:value-type="float">
            <text:p>-0.020750600893927</text:p>
          </table:table-cell>
          <table:table-cell office:value-type="float" office:value="-0.0195617360422018" calcext:value-type="float">
            <text:p>-0.019561736042202</text:p>
          </table:table-cell>
          <table:table-cell office:value-type="float" office:value="-0.018422026799616" calcext:value-type="float">
            <text:p>-0.018422026799616</text:p>
          </table:table-cell>
          <table:table-cell office:value-type="float" office:value="-0.0173840209235806" calcext:value-type="float">
            <text:p>-0.017384020923581</text:p>
          </table:table-cell>
          <table:table-cell office:value-type="float" office:value="-0.0134347543303234" calcext:value-type="float">
            <text:p>-0.013434754330323</text:p>
          </table:table-cell>
          <table:table-cell office:value-type="float" office:value="-0.0114046904995583" calcext:value-type="float">
            <text:p>-0.011404690499558</text:p>
          </table:table-cell>
          <table:table-cell office:value-type="float" office:value="-0.010118626672087" calcext:value-type="float">
            <text:p>-0.010118626672087</text:p>
          </table:table-cell>
          <table:table-cell office:value-type="float" office:value="-0.010544346582309" calcext:value-type="float">
            <text:p>-0.010544346582309</text:p>
          </table:table-cell>
          <table:table-cell office:value-type="float" office:value="-0.0508191340556122" calcext:value-type="float">
            <text:p>-0.050819134055612</text:p>
          </table:table-cell>
          <table:table-cell office:value-type="float" office:value="-0.0492569126420334" calcext:value-type="float">
            <text:p>-0.049256912642033</text:p>
          </table:table-cell>
          <table:table-cell office:value-type="float" office:value="-0.0468123888111474" calcext:value-type="float">
            <text:p>-0.046812388811147</text:p>
          </table:table-cell>
          <table:table-cell office:value-type="float" office:value="-0.0400287127274884" calcext:value-type="float">
            <text:p>-0.040028712727488</text:p>
          </table:table-cell>
          <table:table-cell office:value-type="float" office:value="-0.0289397195626889" calcext:value-type="float">
            <text:p>-0.028939719562689</text:p>
          </table:table-cell>
          <table:table-cell office:value-type="float" office:value="-0.0218416787666367" calcext:value-type="float">
            <text:p>-0.021841678766637</text:p>
          </table:table-cell>
          <table:table-cell office:value-type="float" office:value="-0.017112617154921" calcext:value-type="float">
            <text:p>-0.017112617154921</text:p>
          </table:table-cell>
          <table:table-cell office:value-type="float" office:value="-0.025405829900016" calcext:value-type="float">
            <text:p>-0.025405829900016</text:p>
          </table:table-cell>
          <table:table-cell office:value-type="float" office:value="-0.0264063213487457" calcext:value-type="float">
            <text:p>-0.026406321348746</text:p>
          </table:table-cell>
          <table:table-cell office:value-type="float" office:value="-0.0250598328014759" calcext:value-type="float">
            <text:p>-0.025059832801476</text:p>
          </table:table-cell>
          <table:table-cell office:value-type="float" office:value="-0.02477152419283" calcext:value-type="float">
            <text:p>-0.02477152419283</text:p>
          </table:table-cell>
          <table:table-cell office:value-type="float" office:value="-0.0245704234565779" calcext:value-type="float">
            <text:p>-0.024570423456578</text:p>
          </table:table-cell>
          <table:table-cell office:value-type="float" office:value="-0.0239174556054217" calcext:value-type="float">
            <text:p>-0.023917455605422</text:p>
          </table:table-cell>
          <table:table-cell office:value-type="float" office:value="-0.0216556458778183" calcext:value-type="float">
            <text:p>-0.021655645877818</text:p>
          </table:table-cell>
          <table:table-cell office:value-type="float" office:value="-0.0207217532426499" calcext:value-type="float">
            <text:p>-0.02072175324265</text:p>
          </table:table-cell>
          <table:table-cell office:value-type="float" office:value="-0.0276004815354068" calcext:value-type="float">
            <text:p>-0.027600481535407</text:p>
          </table:table-cell>
          <table:table-cell office:value-type="float" office:value="-0.0470179136884186" calcext:value-type="float">
            <text:p>-0.047017913688419</text:p>
          </table:table-cell>
          <table:table-cell office:value-type="float" office:value="-0.0589745236445478" calcext:value-type="float">
            <text:p>-0.058974523644548</text:p>
          </table:table-cell>
          <table:table-cell office:value-type="float" office:value="-0.0637715412836367" calcext:value-type="float">
            <text:p>-0.063771541283637</text:p>
          </table:table-cell>
          <table:table-cell office:value-type="float" office:value="-0.0617661873769312" calcext:value-type="float">
            <text:p>-0.061766187376931</text:p>
          </table:table-cell>
          <table:table-cell office:value-type="float" office:value="-0.06162958402529" calcext:value-type="float">
            <text:p>-0.06162958402529</text:p>
          </table:table-cell>
          <table:table-cell office:value-type="float" office:value="-0.0639479701519328" calcext:value-type="float">
            <text:p>-0.063947970151933</text:p>
          </table:table-cell>
          <table:table-cell office:value-type="float" office:value="-0.0612253964012958" calcext:value-type="float">
            <text:p>-0.061225396401296</text:p>
          </table:table-cell>
          <table:table-cell office:value-type="float" office:value="-0.0586475483870345" calcext:value-type="float">
            <text:p>-0.058647548387035</text:p>
          </table:table-cell>
          <table:table-cell office:value-type="float" office:value="-0.0535505617922948" calcext:value-type="float">
            <text:p>-0.053550561792295</text:p>
          </table:table-cell>
          <table:table-cell office:value-type="float" office:value="-0.0300236107270117" calcext:value-type="float">
            <text:p>-0.030023610727012</text:p>
          </table:table-cell>
          <table:table-cell office:value-type="float" office:value="-0.0207250726931941" calcext:value-type="float">
            <text:p>-0.020725072693194</text:p>
          </table:table-cell>
          <table:table-cell office:value-type="float" office:value="-0.0186770646369828" calcext:value-type="float">
            <text:p>-0.018677064636983</text:p>
          </table:table-cell>
          <table:table-cell office:value-type="float" office:value="-0.017896512170525" calcext:value-type="float">
            <text:p>-0.017896512170525</text:p>
          </table:table-cell>
          <table:table-cell office:value-type="float" office:value="-0.0169422708450307" calcext:value-type="float">
            <text:p>-0.016942270845031</text:p>
          </table:table-cell>
          <table:table-cell office:value-type="float" office:value="-0.0168778232552834" calcext:value-type="float">
            <text:p>-0.016877823255283</text:p>
          </table:table-cell>
          <table:table-cell office:value-type="float" office:value="-0.0153523907524852" calcext:value-type="float">
            <text:p>-0.015352390752485</text:p>
          </table:table-cell>
          <table:table-cell office:value-type="float" office:value="-0.0136460634655296" calcext:value-type="float">
            <text:p>-0.01364606346553</text:p>
          </table:table-cell>
          <table:table-cell office:value-type="float" office:value="-0.0103214961648576" calcext:value-type="float">
            <text:p>-0.010321496164858</text:p>
          </table:table-cell>
          <table:table-cell office:value-type="float" office:value="-0.00754249671042962" calcext:value-type="float">
            <text:p>-0.00754249671043</text:p>
          </table:table-cell>
          <table:table-cell office:value-type="float" office:value="-0.00648098679065087" calcext:value-type="float">
            <text:p>-0.006480986790651</text:p>
          </table:table-cell>
          <table:table-cell office:value-type="float" office:value="-0.00555140183931366" calcext:value-type="float">
            <text:p>-0.005551401839314</text:p>
          </table:table-cell>
          <table:table-cell office:value-type="float" office:value="-0.00469047127685588" calcext:value-type="float">
            <text:p>-0.004690471276856</text:p>
          </table:table-cell>
          <table:table-cell office:value-type="float" office:value="-0.0315967260517506" calcext:value-type="float">
            <text:p>-0.031596726051751</text:p>
          </table:table-cell>
          <table:table-cell office:value-type="float" office:value="-0.028569229549961" calcext:value-type="float">
            <text:p>-0.028569229549961</text:p>
          </table:table-cell>
          <table:table-cell office:value-type="float" office:value="-0.02003702643521" calcext:value-type="float">
            <text:p>-0.02003702643521</text:p>
          </table:table-cell>
          <table:table-cell office:value-type="float" office:value="-0.0138293997020418" calcext:value-type="float">
            <text:p>-0.013829399702042</text:p>
          </table:table-cell>
          <table:table-cell office:value-type="float" office:value="0.00265729821345091" calcext:value-type="float">
            <text:p>0.002657298213451</text:p>
          </table:table-cell>
          <table:table-cell office:value-type="float" office:value="0.000972649087643143" calcext:value-type="float">
            <text:p>0.000972649087643</text:p>
          </table:table-cell>
          <table:table-cell office:value-type="float" office:value="-0.00196373677002463" calcext:value-type="float">
            <text:p>-0.001963736770025</text:p>
          </table:table-cell>
          <table:table-cell office:value-type="float" office:value="-0.00686943659716287" calcext:value-type="float">
            <text:p>-0.006869436597163</text:p>
          </table:table-cell>
          <table:table-cell office:value-type="float" office:value="-0.0171648650678685" calcext:value-type="float">
            <text:p>-0.017164865067869</text:p>
          </table:table-cell>
          <table:table-cell office:value-type="float" office:value="-0.0246171015739875" calcext:value-type="float">
            <text:p>-0.024617101573988</text:p>
          </table:table-cell>
          <table:table-cell office:value-type="float" office:value="-0.0236423204715624" calcext:value-type="float">
            <text:p>-0.023642320471562</text:p>
          </table:table-cell>
          <table:table-cell office:value-type="float" office:value="-0.0220635793126179" calcext:value-type="float">
            <text:p>-0.022063579312618</text:p>
          </table:table-cell>
          <table:table-cell office:value-type="float" office:value="-0.0220491428072719" calcext:value-type="float">
            <text:p>-0.022049142807272</text:p>
          </table:table-cell>
          <table:table-cell office:value-type="float" office:value="-0.0218050750513048" calcext:value-type="float">
            <text:p>-0.021805075051305</text:p>
          </table:table-cell>
          <table:table-cell office:value-type="float" office:value="-0.0217834698472055" calcext:value-type="float">
            <text:p>-0.021783469847206</text:p>
          </table:table-cell>
          <table:table-cell office:value-type="float" office:value="-0.02182248050623" calcext:value-type="float">
            <text:p>-0.02182248050623</text:p>
          </table:table-cell>
          <table:table-cell office:value-type="float" office:value="-0.0223929539958143" calcext:value-type="float">
            <text:p>-0.022392953995814</text:p>
          </table:table-cell>
          <table:table-cell office:value-type="float" office:value="-0.0229168547611601" calcext:value-type="float">
            <text:p>-0.02291685476116</text:p>
          </table:table-cell>
          <table:table-cell office:value-type="float" office:value="-0.0232490200728342" calcext:value-type="float">
            <text:p>-0.023249020072834</text:p>
          </table:table-cell>
          <table:table-cell office:value-type="float" office:value="-0.0233983922693902" calcext:value-type="float">
            <text:p>-0.02339839226939</text:p>
          </table:table-cell>
          <table:table-cell office:value-type="float" office:value="-0.0236316179289492" calcext:value-type="float">
            <text:p>-0.023631617928949</text:p>
          </table:table-cell>
          <table:table-cell office:value-type="float" office:value="-0.0238140411533955" calcext:value-type="float">
            <text:p>-0.023814041153396</text:p>
          </table:table-cell>
          <table:table-cell office:value-type="float" office:value="-0.0238221312169673" calcext:value-type="float">
            <text:p>-0.023822131216967</text:p>
          </table:table-cell>
          <table:table-cell office:value-type="float" office:value="-0.0237112961034841" calcext:value-type="float">
            <text:p>-0.023711296103484</text:p>
          </table:table-cell>
          <table:table-cell office:value-type="float" office:value="-0.023581528080375" calcext:value-type="float">
            <text:p>-0.023581528080375</text:p>
          </table:table-cell>
          <table:table-cell office:value-type="float" office:value="-0.0235847680103966" calcext:value-type="float">
            <text:p>-0.023584768010397</text:p>
          </table:table-cell>
          <table:table-cell office:value-type="float" office:value="-0.0236445246589227" calcext:value-type="float">
            <text:p>-0.023644524658923</text:p>
          </table:table-cell>
          <table:table-cell office:value-type="float" office:value="-0.0235951931904472" calcext:value-type="float">
            <text:p>-0.023595193190447</text:p>
          </table:table-cell>
          <table:table-cell office:value-type="float" office:value="-0.023593523566646" calcext:value-type="float">
            <text:p>-0.023593523566646</text:p>
          </table:table-cell>
          <table:table-cell office:value-type="float" office:value="-0.0235974663385481" calcext:value-type="float">
            <text:p>-0.023597466338548</text:p>
          </table:table-cell>
          <table:table-cell office:value-type="float" office:value="-0.0236438234019919" calcext:value-type="float">
            <text:p>-0.023643823401992</text:p>
          </table:table-cell>
          <table:table-cell office:value-type="float" office:value="-0.0235912162535825" calcext:value-type="float">
            <text:p>-0.023591216253583</text:p>
          </table:table-cell>
          <table:table-cell office:value-type="float" office:value="-0.0235965248564491" calcext:value-type="float">
            <text:p>-0.023596524856449</text:p>
          </table:table-cell>
          <table:table-cell office:value-type="float" office:value="-0.0236307645467549" calcext:value-type="float">
            <text:p>-0.023630764546755</text:p>
          </table:table-cell>
          <table:table-cell office:value-type="float" office:value="-0.0235700448993813" calcext:value-type="float">
            <text:p>-0.023570044899381</text:p>
          </table:table-cell>
          <table:table-cell office:value-type="float" office:value="-0.0235766870162889" calcext:value-type="float">
            <text:p>-0.023576687016289</text:p>
          </table:table-cell>
          <table:table-cell office:value-type="float" office:value="-0.02362882769423" calcext:value-type="float">
            <text:p>-0.02362882769423</text:p>
          </table:table-cell>
          <table:table-cell office:value-type="float" office:value="-0.0236171572583808" calcext:value-type="float">
            <text:p>-0.023617157258381</text:p>
          </table:table-cell>
          <table:table-cell office:value-type="float" office:value="-0.0235459353698358" calcext:value-type="float">
            <text:p>-0.023545935369836</text:p>
          </table:table-cell>
          <table:table-cell office:value-type="float" office:value="-0.0235906552421801" calcext:value-type="float">
            <text:p>-0.02359065524218</text:p>
          </table:table-cell>
          <table:table-cell office:value-type="float" office:value="-0.0236172227057116" calcext:value-type="float">
            <text:p>-0.023617222705712</text:p>
          </table:table-cell>
          <table:table-cell office:value-type="float" office:value="-0.0236159430166236" calcext:value-type="float">
            <text:p>-0.023615943016624</text:p>
          </table:table-cell>
          <table:table-cell office:value-type="float" office:value="-0.023556494542604" calcext:value-type="float">
            <text:p>-0.023556494542604</text:p>
          </table:table-cell>
          <table:table-cell office:value-type="float" office:value="-0.0235904195977736" calcext:value-type="float">
            <text:p>-0.023590419597774</text:p>
          </table:table-cell>
          <table:table-cell office:value-type="float" office:value="-0.0235985121506002" calcext:value-type="float">
            <text:p>-0.0235985121506</text:p>
          </table:table-cell>
          <table:table-cell office:value-type="float" office:value="-0.0236038713526447" calcext:value-type="float">
            <text:p>-0.023603871352645</text:p>
          </table:table-cell>
          <table:table-cell office:value-type="float" office:value="-0.0236359949557526" calcext:value-type="float">
            <text:p>-0.023635994955753</text:p>
          </table:table-cell>
          <table:table-cell office:value-type="float" office:value="-0.0236072561171808" calcext:value-type="float">
            <text:p>-0.023607256117181</text:p>
          </table:table-cell>
          <table:table-cell office:value-type="float" office:value="-0.0236013934683727" calcext:value-type="float">
            <text:p>-0.023601393468373</text:p>
          </table:table-cell>
          <table:table-cell office:value-type="float" office:value="-0.0235958937170709" calcext:value-type="float">
            <text:p>-0.023595893717071</text:p>
          </table:table-cell>
          <table:table-cell office:value-type="float" office:value="-0.0236420751387992" calcext:value-type="float">
            <text:p>-0.023642075138799</text:p>
          </table:table-cell>
          <table:table-cell office:value-type="float" office:value="-0.0235931458217685" calcext:value-type="float">
            <text:p>-0.023593145821769</text:p>
          </table:table-cell>
          <table:table-cell office:value-type="float" office:value="-0.0236258126584476" calcext:value-type="float">
            <text:p>-0.023625812658448</text:p>
          </table:table-cell>
          <table:table-cell office:value-type="float" office:value="-0.0236112480818747" calcext:value-type="float">
            <text:p>-0.023611248081875</text:p>
          </table:table-cell>
          <table:table-cell office:value-type="float" office:value="-0.0235997052763698" calcext:value-type="float">
            <text:p>-0.02359970527637</text:p>
          </table:table-cell>
          <table:table-cell office:value-type="float" office:value="-0.0235811894269639" calcext:value-type="float">
            <text:p>-0.023581189426964</text:p>
          </table:table-cell>
          <table:table-cell office:value-type="float" office:value="-0.0236035905536709" calcext:value-type="float">
            <text:p>-0.023603590553671</text:p>
          </table:table-cell>
          <table:table-cell office:value-type="float" office:value="-0.0235694943278165" calcext:value-type="float">
            <text:p>-0.023569494327817</text:p>
          </table:table-cell>
          <table:table-cell office:value-type="float" office:value="-0.0235735172277522" calcext:value-type="float">
            <text:p>-0.023573517227752</text:p>
          </table:table-cell>
          <table:table-cell office:value-type="float" office:value="-0.0236081973420763" calcext:value-type="float">
            <text:p>-0.023608197342076</text:p>
          </table:table-cell>
          <table:table-cell office:value-type="float" office:value="-0.0235986081576543" calcext:value-type="float">
            <text:p>-0.023598608157654</text:p>
          </table:table-cell>
          <table:table-cell office:value-type="float" office:value="-0.023556660319119" calcext:value-type="float">
            <text:p>-0.023556660319119</text:p>
          </table:table-cell>
          <table:table-cell office:value-type="float" office:value="-0.0235884686895087" calcext:value-type="float">
            <text:p>-0.023588468689509</text:p>
          </table:table-cell>
          <table:table-cell office:value-type="float" office:value="-0.0235904588435478" calcext:value-type="float">
            <text:p>-0.023590458843548</text:p>
          </table:table-cell>
          <table:table-cell office:value-type="float" office:value="-0.0235593816843123" calcext:value-type="float">
            <text:p>-0.023559381684312</text:p>
          </table:table-cell>
          <table:table-cell office:value-type="float" office:value="-0.0235837829474308" calcext:value-type="float">
            <text:p>-0.023583782947431</text:p>
          </table:table-cell>
          <table:table-cell office:value-type="float" office:value="-0.0235495721809544" calcext:value-type="float">
            <text:p>-0.023549572180954</text:p>
          </table:table-cell>
          <table:table-cell office:value-type="float" office:value="-0.02359056553743" calcext:value-type="float">
            <text:p>-0.02359056553743</text:p>
          </table:table-cell>
          <table:table-cell office:value-type="float" office:value="-0.0235777912959128" calcext:value-type="float">
            <text:p>-0.023577791295913</text:p>
          </table:table-cell>
          <table:table-cell office:value-type="float" office:value="-0.0235246904584791" calcext:value-type="float">
            <text:p>-0.023524690458479</text:p>
          </table:table-cell>
          <table:table-cell office:value-type="float" office:value="-0.0236221832998083" calcext:value-type="float">
            <text:p>-0.023622183299808</text:p>
          </table:table-cell>
          <table:table-cell office:value-type="float" office:value="-0.0235800518344786" calcext:value-type="float">
            <text:p>-0.023580051834479</text:p>
          </table:table-cell>
          <table:table-cell office:value-type="float" office:value="-0.0235973298902292" calcext:value-type="float">
            <text:p>-0.023597329890229</text:p>
          </table:table-cell>
          <table:table-cell office:value-type="float" office:value="-0.0235776260099139" calcext:value-type="float">
            <text:p>-0.023577626009914</text:p>
          </table:table-cell>
          <table:table-cell office:value-type="float" office:value="-0.023582007075347" calcext:value-type="float">
            <text:p>-0.023582007075347</text:p>
          </table:table-cell>
          <table:table-cell office:value-type="float" office:value="-0.0235667135617592" calcext:value-type="float">
            <text:p>-0.023566713561759</text:p>
          </table:table-cell>
          <table:table-cell office:value-type="float" office:value="-0.0235765441487391" calcext:value-type="float">
            <text:p>-0.023576544148739</text:p>
          </table:table-cell>
          <table:table-cell office:value-type="float" office:value="-0.0235884689975599" calcext:value-type="float">
            <text:p>-0.02358846899756</text:p>
          </table:table-cell>
          <table:table-cell office:value-type="float" office:value="-0.0235839177452418" calcext:value-type="float">
            <text:p>-0.023583917745242</text:p>
          </table:table-cell>
          <table:table-cell office:value-type="float" office:value="-0.0235575327462921" calcext:value-type="float">
            <text:p>-0.023557532746292</text:p>
          </table:table-cell>
          <table:table-cell office:value-type="float" office:value="-0.0235908810261325" calcext:value-type="float">
            <text:p>-0.023590881026133</text:p>
          </table:table-cell>
          <table:table-cell office:value-type="float" office:value="-0.0235567351148839" calcext:value-type="float">
            <text:p>-0.023556735114884</text:p>
          </table:table-cell>
          <table:table-cell office:value-type="float" office:value="-0.0235915206794988" calcext:value-type="float">
            <text:p>-0.023591520679499</text:p>
          </table:table-cell>
          <table:table-cell office:value-type="float" office:value="-0.0235594411393741" calcext:value-type="float">
            <text:p>-0.023559441139374</text:p>
          </table:table-cell>
          <table:table-cell office:value-type="float" office:value="-0.0235590540604338" calcext:value-type="float">
            <text:p>-0.023559054060434</text:p>
          </table:table-cell>
          <table:table-cell office:value-type="float" office:value="-0.0235840468404416" calcext:value-type="float">
            <text:p>-0.023584046840442</text:p>
          </table:table-cell>
          <table:table-cell office:value-type="float" office:value="-0.0235674154158128" calcext:value-type="float">
            <text:p>-0.023567415415813</text:p>
          </table:table-cell>
          <table:table-cell office:value-type="float" office:value="-0.0235680637518137" calcext:value-type="float">
            <text:p>-0.023568063751814</text:p>
          </table:table-cell>
          <table:table-cell office:value-type="float" office:value="-0.023618027846652" calcext:value-type="float">
            <text:p>-0.023618027846652</text:p>
          </table:table-cell>
          <table:table-cell office:value-type="float" office:value="-0.0235597760974125" calcext:value-type="float">
            <text:p>-0.023559776097413</text:p>
          </table:table-cell>
          <table:table-cell office:value-type="float" office:value="-0.0235203534591858" calcext:value-type="float">
            <text:p>-0.023520353459186</text:p>
          </table:table-cell>
          <table:table-cell office:value-type="float" office:value="-0.0235724614508854" calcext:value-type="float">
            <text:p>-0.023572461450885</text:p>
          </table:table-cell>
          <table:table-cell office:value-type="float" office:value="-0.0235622424027439" calcext:value-type="float">
            <text:p>-0.023562242402744</text:p>
          </table:table-cell>
          <table:table-cell office:value-type="float" office:value="-0.0235862266054176" calcext:value-type="float">
            <text:p>-0.023586226605418</text:p>
          </table:table-cell>
          <table:table-cell office:value-type="float" office:value="-0.0235696521086695" calcext:value-type="float">
            <text:p>-0.02356965210867</text:p>
          </table:table-cell>
          <table:table-cell office:value-type="float" office:value="-0.0236136301059385" calcext:value-type="float">
            <text:p>-0.023613630105939</text:p>
          </table:table-cell>
          <table:table-cell office:value-type="float" office:value="-0.0235940335407684" calcext:value-type="float">
            <text:p>-0.023594033540768</text:p>
          </table:table-cell>
          <table:table-cell office:value-type="float" office:value="-0.023596943183557" calcext:value-type="float">
            <text:p>-0.023596943183557</text:p>
          </table:table-cell>
          <table:table-cell office:value-type="float" office:value="-0.0235661070207494" calcext:value-type="float">
            <text:p>-0.023566107020749</text:p>
          </table:table-cell>
          <table:table-cell office:value-type="float" office:value="-0.0235536739864863" calcext:value-type="float">
            <text:p>-0.023553673986486</text:p>
          </table:table-cell>
          <table:table-cell office:value-type="float" office:value="-0.0235418720567669" calcext:value-type="float">
            <text:p>-0.023541872056767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57729643502397" calcext:value-type="float">
            <text:p>0.557729643502397</text:p>
          </table:table-cell>
          <table:table-cell office:value-type="float" office:value="0.557626597626864" calcext:value-type="float">
            <text:p>0.557626597626864</text:p>
          </table:table-cell>
          <table:table-cell office:value-type="float" office:value="0.556921521464535" calcext:value-type="float">
            <text:p>0.556921521464535</text:p>
          </table:table-cell>
          <table:table-cell office:value-type="float" office:value="0.55771484668608" calcext:value-type="float">
            <text:p>0.55771484668608</text:p>
          </table:table-cell>
          <table:table-cell office:value-type="float" office:value="0.557020333673773" calcext:value-type="float">
            <text:p>0.557020333673773</text:p>
          </table:table-cell>
          <table:table-cell office:value-type="float" office:value="0.557884946652077" calcext:value-type="float">
            <text:p>0.557884946652077</text:p>
          </table:table-cell>
          <table:table-cell office:value-type="float" office:value="0.558568852575253" calcext:value-type="float">
            <text:p>0.558568852575253</text:p>
          </table:table-cell>
          <table:table-cell office:value-type="float" office:value="0.558145232139599" calcext:value-type="float">
            <text:p>0.558145232139599</text:p>
          </table:table-cell>
          <table:table-cell office:value-type="float" office:value="0.557976711132221" calcext:value-type="float">
            <text:p>0.557976711132221</text:p>
          </table:table-cell>
          <table:table-cell office:value-type="float" office:value="0.558373605044041" calcext:value-type="float">
            <text:p>0.558373605044041</text:p>
          </table:table-cell>
          <table:table-cell office:value-type="float" office:value="0.557582736988151" calcext:value-type="float">
            <text:p>0.557582736988151</text:p>
          </table:table-cell>
          <table:table-cell office:value-type="float" office:value="0.557604695507231" calcext:value-type="float">
            <text:p>0.557604695507231</text:p>
          </table:table-cell>
          <table:table-cell office:value-type="float" office:value="0.557804919435228" calcext:value-type="float">
            <text:p>0.557804919435228</text:p>
          </table:table-cell>
          <table:table-cell office:value-type="float" office:value="0.557906135181131" calcext:value-type="float">
            <text:p>0.557906135181131</text:p>
          </table:table-cell>
          <table:table-cell office:value-type="float" office:value="0.558411341317154" calcext:value-type="float">
            <text:p>0.558411341317154</text:p>
          </table:table-cell>
          <table:table-cell office:value-type="float" office:value="0.557509726918614" calcext:value-type="float">
            <text:p>0.557509726918614</text:p>
          </table:table-cell>
          <table:table-cell office:value-type="float" office:value="0.558220178181472" calcext:value-type="float">
            <text:p>0.558220178181472</text:p>
          </table:table-cell>
          <table:table-cell office:value-type="float" office:value="0.557879140745127" calcext:value-type="float">
            <text:p>0.557879140745127</text:p>
          </table:table-cell>
          <table:table-cell office:value-type="float" office:value="0.557119289127956" calcext:value-type="float">
            <text:p>0.557119289127956</text:p>
          </table:table-cell>
          <table:table-cell office:value-type="float" office:value="0.557841782087731" calcext:value-type="float">
            <text:p>0.557841782087731</text:p>
          </table:table-cell>
          <table:table-cell office:value-type="float" office:value="0.557780488812721" calcext:value-type="float">
            <text:p>0.557780488812721</text:p>
          </table:table-cell>
          <table:table-cell office:value-type="float" office:value="0.558409347769506" calcext:value-type="float">
            <text:p>0.558409347769506</text:p>
          </table:table-cell>
          <table:table-cell office:value-type="float" office:value="0.557310789127717" calcext:value-type="float">
            <text:p>0.557310789127717</text:p>
          </table:table-cell>
          <table:table-cell office:value-type="float" office:value="0.557796862374936" calcext:value-type="float">
            <text:p>0.557796862374936</text:p>
          </table:table-cell>
          <table:table-cell office:value-type="float" office:value="0.557615741006288" calcext:value-type="float">
            <text:p>0.557615741006288</text:p>
          </table:table-cell>
          <table:table-cell office:value-type="float" office:value="0.557323838253702" calcext:value-type="float">
            <text:p>0.557323838253702</text:p>
          </table:table-cell>
          <table:table-cell office:value-type="float" office:value="0.557826418709099" calcext:value-type="float">
            <text:p>0.557826418709099</text:p>
          </table:table-cell>
          <table:table-cell office:value-type="float" office:value="0.557921950693127" calcext:value-type="float">
            <text:p>0.557921950693127</text:p>
          </table:table-cell>
          <table:table-cell office:value-type="float" office:value="0.558082640445596" calcext:value-type="float">
            <text:p>0.558082640445596</text:p>
          </table:table-cell>
          <table:table-cell office:value-type="float" office:value="0.557523160898541" calcext:value-type="float">
            <text:p>0.557523160898541</text:p>
          </table:table-cell>
          <table:table-cell office:value-type="float" office:value="0.557043905064641" calcext:value-type="float">
            <text:p>0.557043905064641</text:p>
          </table:table-cell>
          <table:table-cell office:value-type="float" office:value="0.557636021579307" calcext:value-type="float">
            <text:p>0.557636021579307</text:p>
          </table:table-cell>
          <table:table-cell office:value-type="float" office:value="0.557043004406944" calcext:value-type="float">
            <text:p>0.557043004406944</text:p>
          </table:table-cell>
          <table:table-cell office:value-type="float" office:value="0.557280467287123" calcext:value-type="float">
            <text:p>0.557280467287123</text:p>
          </table:table-cell>
          <table:table-cell office:value-type="float" office:value="0.558094005088654" calcext:value-type="float">
            <text:p>0.558094005088654</text:p>
          </table:table-cell>
          <table:table-cell office:value-type="float" office:value="0.55815246910504" calcext:value-type="float">
            <text:p>0.55815246910504</text:p>
          </table:table-cell>
          <table:table-cell office:value-type="float" office:value="0.558026502430461" calcext:value-type="float">
            <text:p>0.558026502430461</text:p>
          </table:table-cell>
          <table:table-cell office:value-type="float" office:value="0.557669272745638" calcext:value-type="float">
            <text:p>0.557669272745638</text:p>
          </table:table-cell>
          <table:table-cell office:value-type="float" office:value="0.558150925955734" calcext:value-type="float">
            <text:p>0.558150925955734</text:p>
          </table:table-cell>
          <table:table-cell office:value-type="float" office:value="0.557313921739228" calcext:value-type="float">
            <text:p>0.557313921739228</text:p>
          </table:table-cell>
          <table:table-cell office:value-type="float" office:value="0.55715693480198" calcext:value-type="float">
            <text:p>0.55715693480198</text:p>
          </table:table-cell>
          <table:table-cell office:value-type="float" office:value="0.557649514592616" calcext:value-type="float">
            <text:p>0.557649514592616</text:p>
          </table:table-cell>
          <table:table-cell office:value-type="float" office:value="0.557641137702916" calcext:value-type="float">
            <text:p>0.557641137702916</text:p>
          </table:table-cell>
          <table:table-cell office:value-type="float" office:value="0.557483428295626" calcext:value-type="float">
            <text:p>0.557483428295626</text:p>
          </table:table-cell>
          <table:table-cell office:value-type="float" office:value="0.557232910359228" calcext:value-type="float">
            <text:p>0.557232910359228</text:p>
          </table:table-cell>
          <table:table-cell office:value-type="float" office:value="0.557515785954383" calcext:value-type="float">
            <text:p>0.557515785954383</text:p>
          </table:table-cell>
          <table:table-cell office:value-type="float" office:value="0.557236029672192" calcext:value-type="float">
            <text:p>0.557236029672192</text:p>
          </table:table-cell>
          <table:table-cell office:value-type="float" office:value="0.557426281933131" calcext:value-type="float">
            <text:p>0.557426281933131</text:p>
          </table:table-cell>
          <table:table-cell office:value-type="float" office:value="0.557864051747224" calcext:value-type="float">
            <text:p>0.557864051747224</text:p>
          </table:table-cell>
          <table:table-cell office:value-type="float" office:value="0.557613306729933" calcext:value-type="float">
            <text:p>0.557613306729933</text:p>
          </table:table-cell>
          <table:table-cell office:value-type="float" office:value="0.558110928568939" calcext:value-type="float">
            <text:p>0.558110928568939</text:p>
          </table:table-cell>
          <table:table-cell office:value-type="float" office:value="0.558025235383462" calcext:value-type="float">
            <text:p>0.558025235383462</text:p>
          </table:table-cell>
          <table:table-cell office:value-type="float" office:value="0.557583299199317" calcext:value-type="float">
            <text:p>0.557583299199317</text:p>
          </table:table-cell>
          <table:table-cell office:value-type="float" office:value="0.558079557444168" calcext:value-type="float">
            <text:p>0.558079557444168</text:p>
          </table:table-cell>
          <table:table-cell office:value-type="float" office:value="0.558788896079935" calcext:value-type="float">
            <text:p>0.558788896079935</text:p>
          </table:table-cell>
          <table:table-cell office:value-type="float" office:value="0.559127800784935" calcext:value-type="float">
            <text:p>0.559127800784935</text:p>
          </table:table-cell>
          <table:table-cell office:value-type="float" office:value="0.558380256844853" calcext:value-type="float">
            <text:p>0.558380256844853</text:p>
          </table:table-cell>
          <table:table-cell office:value-type="float" office:value="0.559835993251535" calcext:value-type="float">
            <text:p>0.559835993251535</text:p>
          </table:table-cell>
          <table:table-cell office:value-type="float" office:value="0.566420077822769" calcext:value-type="float">
            <text:p>0.566420077822769</text:p>
          </table:table-cell>
          <table:table-cell office:value-type="float" office:value="0.568891252946397" calcext:value-type="float">
            <text:p>0.568891252946397</text:p>
          </table:table-cell>
          <table:table-cell office:value-type="float" office:value="0.572498110681174" calcext:value-type="float">
            <text:p>0.572498110681174</text:p>
          </table:table-cell>
          <table:table-cell office:value-type="float" office:value="0.573477425721701" calcext:value-type="float">
            <text:p>0.573477425721701</text:p>
          </table:table-cell>
          <table:table-cell office:value-type="float" office:value="0.573664057026854" calcext:value-type="float">
            <text:p>0.573664057026854</text:p>
          </table:table-cell>
          <table:table-cell office:value-type="float" office:value="0.571818450435519" calcext:value-type="float">
            <text:p>0.571818450435519</text:p>
          </table:table-cell>
          <table:table-cell office:value-type="float" office:value="0.562758616451861" calcext:value-type="float">
            <text:p>0.562758616451861</text:p>
          </table:table-cell>
          <table:table-cell office:value-type="float" office:value="0.55647689013246" calcext:value-type="float">
            <text:p>0.55647689013246</text:p>
          </table:table-cell>
          <table:table-cell office:value-type="float" office:value="0.546905515179162" calcext:value-type="float">
            <text:p>0.546905515179162</text:p>
          </table:table-cell>
          <table:table-cell office:value-type="float" office:value="0.550505091121997" calcext:value-type="float">
            <text:p>0.550505091121997</text:p>
          </table:table-cell>
          <table:table-cell office:value-type="float" office:value="0.546945497137881" calcext:value-type="float">
            <text:p>0.546945497137881</text:p>
          </table:table-cell>
          <table:table-cell office:value-type="float" office:value="0.549459043841965" calcext:value-type="float">
            <text:p>0.549459043841965</text:p>
          </table:table-cell>
          <table:table-cell office:value-type="float" office:value="0.575010257548741" calcext:value-type="float">
            <text:p>0.575010257548741</text:p>
          </table:table-cell>
          <table:table-cell office:value-type="float" office:value="0.580973695930055" calcext:value-type="float">
            <text:p>0.580973695930055</text:p>
          </table:table-cell>
          <table:table-cell office:value-type="float" office:value="0.587099719992735" calcext:value-type="float">
            <text:p>0.587099719992735</text:p>
          </table:table-cell>
          <table:table-cell office:value-type="float" office:value="0.582862402985971" calcext:value-type="float">
            <text:p>0.582862402985971</text:p>
          </table:table-cell>
          <table:table-cell office:value-type="float" office:value="0.579211266260159" calcext:value-type="float">
            <text:p>0.579211266260159</text:p>
          </table:table-cell>
          <table:table-cell office:value-type="float" office:value="0.575960747972743" calcext:value-type="float">
            <text:p>0.575960747972743</text:p>
          </table:table-cell>
          <table:table-cell office:value-type="float" office:value="0.579297944682712" calcext:value-type="float">
            <text:p>0.579297944682712</text:p>
          </table:table-cell>
          <table:table-cell office:value-type="float" office:value="0.582063730387674" calcext:value-type="float">
            <text:p>0.582063730387674</text:p>
          </table:table-cell>
          <table:table-cell office:value-type="float" office:value="0.580914378883214" calcext:value-type="float">
            <text:p>0.580914378883214</text:p>
          </table:table-cell>
          <table:table-cell office:value-type="float" office:value="0.570710308386274" calcext:value-type="float">
            <text:p>0.570710308386274</text:p>
          </table:table-cell>
          <table:table-cell office:value-type="float" office:value="0.566489410831518" calcext:value-type="float">
            <text:p>0.566489410831518</text:p>
          </table:table-cell>
          <table:table-cell office:value-type="float" office:value="0.55828779557781" calcext:value-type="float">
            <text:p>0.55828779557781</text:p>
          </table:table-cell>
          <table:table-cell office:value-type="float" office:value="0.545381859701802" calcext:value-type="float">
            <text:p>0.545381859701802</text:p>
          </table:table-cell>
          <table:table-cell office:value-type="float" office:value="0.532308894913992" calcext:value-type="float">
            <text:p>0.532308894913992</text:p>
          </table:table-cell>
          <table:table-cell office:value-type="float" office:value="0.555642452460364" calcext:value-type="float">
            <text:p>0.555642452460364</text:p>
          </table:table-cell>
          <table:table-cell office:value-type="float" office:value="0.560024017430994" calcext:value-type="float">
            <text:p>0.560024017430994</text:p>
          </table:table-cell>
          <table:table-cell office:value-type="float" office:value="0.556796761361995" calcext:value-type="float">
            <text:p>0.556796761361995</text:p>
          </table:table-cell>
          <table:table-cell office:value-type="float" office:value="0.537309470866123" calcext:value-type="float">
            <text:p>0.537309470866123</text:p>
          </table:table-cell>
          <table:table-cell office:value-type="float" office:value="0.539753176923984" calcext:value-type="float">
            <text:p>0.539753176923984</text:p>
          </table:table-cell>
          <table:table-cell office:value-type="float" office:value="0.545517226509604" calcext:value-type="float">
            <text:p>0.545517226509604</text:p>
          </table:table-cell>
          <table:table-cell office:value-type="float" office:value="0.572470478730513" calcext:value-type="float">
            <text:p>0.572470478730513</text:p>
          </table:table-cell>
          <table:table-cell office:value-type="float" office:value="0.610265629751084" calcext:value-type="float">
            <text:p>0.610265629751084</text:p>
          </table:table-cell>
          <table:table-cell office:value-type="float" office:value="0.599171991871577" calcext:value-type="float">
            <text:p>0.599171991871577</text:p>
          </table:table-cell>
          <table:table-cell office:value-type="float" office:value="0.593496101325206" calcext:value-type="float">
            <text:p>0.593496101325206</text:p>
          </table:table-cell>
          <table:table-cell office:value-type="float" office:value="0.58198207932809" calcext:value-type="float">
            <text:p>0.58198207932809</text:p>
          </table:table-cell>
          <table:table-cell office:value-type="float" office:value="0.552376538071424" calcext:value-type="float">
            <text:p>0.552376538071424</text:p>
          </table:table-cell>
          <table:table-cell office:value-type="float" office:value="0.528752915132661" calcext:value-type="float">
            <text:p>0.528752915132661</text:p>
          </table:table-cell>
          <table:table-cell office:value-type="float" office:value="0.519727858355412" calcext:value-type="float">
            <text:p>0.519727858355412</text:p>
          </table:table-cell>
          <table:table-cell office:value-type="float" office:value="0.506906686978671" calcext:value-type="float">
            <text:p>0.506906686978671</text:p>
          </table:table-cell>
          <table:table-cell office:value-type="float" office:value="0.536782135172957" calcext:value-type="float">
            <text:p>0.536782135172957</text:p>
          </table:table-cell>
          <table:table-cell office:value-type="float" office:value="0.539466663936812" calcext:value-type="float">
            <text:p>0.539466663936812</text:p>
          </table:table-cell>
          <table:table-cell office:value-type="float" office:value="0.563146391300844" calcext:value-type="float">
            <text:p>0.563146391300844</text:p>
          </table:table-cell>
          <table:table-cell office:value-type="float" office:value="0.569938231987748" calcext:value-type="float">
            <text:p>0.569938231987748</text:p>
          </table:table-cell>
          <table:table-cell office:value-type="float" office:value="0.569826791737394" calcext:value-type="float">
            <text:p>0.569826791737394</text:p>
          </table:table-cell>
          <table:table-cell office:value-type="float" office:value="0.5637382376434" calcext:value-type="float">
            <text:p>0.5637382376434</text:p>
          </table:table-cell>
          <table:table-cell office:value-type="float" office:value="0.555471680548131" calcext:value-type="float">
            <text:p>0.555471680548131</text:p>
          </table:table-cell>
          <table:table-cell office:value-type="float" office:value="0.54681651768129" calcext:value-type="float">
            <text:p>0.54681651768129</text:p>
          </table:table-cell>
          <table:table-cell office:value-type="float" office:value="0.560015821539892" calcext:value-type="float">
            <text:p>0.560015821539892</text:p>
          </table:table-cell>
          <table:table-cell office:value-type="float" office:value="0.560672301116948" calcext:value-type="float">
            <text:p>0.560672301116948</text:p>
          </table:table-cell>
          <table:table-cell office:value-type="float" office:value="0.558127757921693" calcext:value-type="float">
            <text:p>0.558127757921693</text:p>
          </table:table-cell>
          <table:table-cell office:value-type="float" office:value="0.586404417981559" calcext:value-type="float">
            <text:p>0.586404417981559</text:p>
          </table:table-cell>
          <table:table-cell office:value-type="float" office:value="0.591082783189341" calcext:value-type="float">
            <text:p>0.591082783189341</text:p>
          </table:table-cell>
          <table:table-cell office:value-type="float" office:value="0.57379125754338" calcext:value-type="float">
            <text:p>0.57379125754338</text:p>
          </table:table-cell>
          <table:table-cell office:value-type="float" office:value="0.570991653810004" calcext:value-type="float">
            <text:p>0.570991653810004</text:p>
          </table:table-cell>
          <table:table-cell office:value-type="float" office:value="0.570535244613724" calcext:value-type="float">
            <text:p>0.570535244613724</text:p>
          </table:table-cell>
          <table:table-cell office:value-type="float" office:value="0.571466628052062" calcext:value-type="float">
            <text:p>0.571466628052062</text:p>
          </table:table-cell>
          <table:table-cell office:value-type="float" office:value="0.57098036634392" calcext:value-type="float">
            <text:p>0.57098036634392</text:p>
          </table:table-cell>
          <table:table-cell office:value-type="float" office:value="0.559362059248584" calcext:value-type="float">
            <text:p>0.559362059248584</text:p>
          </table:table-cell>
          <table:table-cell office:value-type="float" office:value="0.522722592613139" calcext:value-type="float">
            <text:p>0.522722592613139</text:p>
          </table:table-cell>
          <table:table-cell office:value-type="float" office:value="0.570566250986696" calcext:value-type="float">
            <text:p>0.570566250986696</text:p>
          </table:table-cell>
          <table:table-cell office:value-type="float" office:value="0.582859228165986" calcext:value-type="float">
            <text:p>0.582859228165986</text:p>
          </table:table-cell>
          <table:table-cell office:value-type="float" office:value="0.578536756476331" calcext:value-type="float">
            <text:p>0.578536756476331</text:p>
          </table:table-cell>
          <table:table-cell office:value-type="float" office:value="0.581302130078908" calcext:value-type="float">
            <text:p>0.581302130078908</text:p>
          </table:table-cell>
          <table:table-cell office:value-type="float" office:value="0.575275611458921" calcext:value-type="float">
            <text:p>0.575275611458921</text:p>
          </table:table-cell>
          <table:table-cell office:value-type="float" office:value="0.556243350793232" calcext:value-type="float">
            <text:p>0.556243350793232</text:p>
          </table:table-cell>
          <table:table-cell office:value-type="float" office:value="0.542170827417917" calcext:value-type="float">
            <text:p>0.542170827417917</text:p>
          </table:table-cell>
          <table:table-cell office:value-type="float" office:value="0.536091901650178" calcext:value-type="float">
            <text:p>0.536091901650178</text:p>
          </table:table-cell>
          <table:table-cell office:value-type="float" office:value="0.53769849072269" calcext:value-type="float">
            <text:p>0.53769849072269</text:p>
          </table:table-cell>
          <table:table-cell office:value-type="float" office:value="0.543563343748322" calcext:value-type="float">
            <text:p>0.543563343748322</text:p>
          </table:table-cell>
          <table:table-cell office:value-type="float" office:value="0.553748847157837" calcext:value-type="float">
            <text:p>0.553748847157837</text:p>
          </table:table-cell>
          <table:table-cell office:value-type="float" office:value="0.608296237415222" calcext:value-type="float">
            <text:p>0.608296237415222</text:p>
          </table:table-cell>
          <table:table-cell office:value-type="float" office:value="0.599538606755726" calcext:value-type="float">
            <text:p>0.599538606755726</text:p>
          </table:table-cell>
          <table:table-cell office:value-type="float" office:value="0.58171059954814" calcext:value-type="float">
            <text:p>0.58171059954814</text:p>
          </table:table-cell>
          <table:table-cell office:value-type="float" office:value="0.577802842856679" calcext:value-type="float">
            <text:p>0.577802842856679</text:p>
          </table:table-cell>
          <table:table-cell office:value-type="float" office:value="0.569697707947862" calcext:value-type="float">
            <text:p>0.569697707947862</text:p>
          </table:table-cell>
          <table:table-cell office:value-type="float" office:value="0.527196085211939" calcext:value-type="float">
            <text:p>0.527196085211939</text:p>
          </table:table-cell>
          <table:table-cell office:value-type="float" office:value="0.516533638713695" calcext:value-type="float">
            <text:p>0.516533638713695</text:p>
          </table:table-cell>
          <table:table-cell office:value-type="float" office:value="0.514325076438126" calcext:value-type="float">
            <text:p>0.514325076438126</text:p>
          </table:table-cell>
          <table:table-cell office:value-type="float" office:value="0.517842698336054" calcext:value-type="float">
            <text:p>0.517842698336054</text:p>
          </table:table-cell>
          <table:table-cell office:value-type="float" office:value="0.520799847827541" calcext:value-type="float">
            <text:p>0.520799847827541</text:p>
          </table:table-cell>
          <table:table-cell office:value-type="float" office:value="0.526783532716263" calcext:value-type="float">
            <text:p>0.526783532716263</text:p>
          </table:table-cell>
          <table:table-cell office:value-type="float" office:value="0.532216717363144" calcext:value-type="float">
            <text:p>0.532216717363144</text:p>
          </table:table-cell>
          <table:table-cell office:value-type="float" office:value="0.551792937774682" calcext:value-type="float">
            <text:p>0.551792937774682</text:p>
          </table:table-cell>
          <table:table-cell office:value-type="float" office:value="0.5757111858188" calcext:value-type="float">
            <text:p>0.5757111858188</text:p>
          </table:table-cell>
          <table:table-cell office:value-type="float" office:value="0.577034143749374" calcext:value-type="float">
            <text:p>0.577034143749374</text:p>
          </table:table-cell>
          <table:table-cell office:value-type="float" office:value="0.575248744408357" calcext:value-type="float">
            <text:p>0.575248744408357</text:p>
          </table:table-cell>
          <table:table-cell office:value-type="float" office:value="0.57375045662163" calcext:value-type="float">
            <text:p>0.57375045662163</text:p>
          </table:table-cell>
          <table:table-cell office:value-type="float" office:value="0.573943023748391" calcext:value-type="float">
            <text:p>0.573943023748391</text:p>
          </table:table-cell>
          <table:table-cell office:value-type="float" office:value="0.565591124372999" calcext:value-type="float">
            <text:p>0.565591124372999</text:p>
          </table:table-cell>
          <table:table-cell office:value-type="float" office:value="0.562309866154397" calcext:value-type="float">
            <text:p>0.562309866154397</text:p>
          </table:table-cell>
          <table:table-cell office:value-type="float" office:value="0.545945607406288" calcext:value-type="float">
            <text:p>0.545945607406288</text:p>
          </table:table-cell>
          <table:table-cell office:value-type="float" office:value="0.566652121384571" calcext:value-type="float">
            <text:p>0.566652121384571</text:p>
          </table:table-cell>
          <table:table-cell office:value-type="float" office:value="0.577380737894434" calcext:value-type="float">
            <text:p>0.577380737894434</text:p>
          </table:table-cell>
          <table:table-cell office:value-type="float" office:value="0.583052150986645" calcext:value-type="float">
            <text:p>0.583052150986645</text:p>
          </table:table-cell>
          <table:table-cell office:value-type="float" office:value="0.57646760900454" calcext:value-type="float">
            <text:p>0.57646760900454</text:p>
          </table:table-cell>
          <table:table-cell office:value-type="float" office:value="0.567619701186938" calcext:value-type="float">
            <text:p>0.567619701186938</text:p>
          </table:table-cell>
          <table:table-cell office:value-type="float" office:value="0.562488172553862" calcext:value-type="float">
            <text:p>0.562488172553862</text:p>
          </table:table-cell>
          <table:table-cell office:value-type="float" office:value="0.597525553139012" calcext:value-type="float">
            <text:p>0.597525553139012</text:p>
          </table:table-cell>
          <table:table-cell office:value-type="float" office:value="0.587326442378987" calcext:value-type="float">
            <text:p>0.587326442378987</text:p>
          </table:table-cell>
          <table:table-cell office:value-type="float" office:value="0.578284956920666" calcext:value-type="float">
            <text:p>0.578284956920666</text:p>
          </table:table-cell>
          <table:table-cell office:value-type="float" office:value="0.573398259807015" calcext:value-type="float">
            <text:p>0.573398259807015</text:p>
          </table:table-cell>
          <table:table-cell office:value-type="float" office:value="0.555098624869509" calcext:value-type="float">
            <text:p>0.555098624869509</text:p>
          </table:table-cell>
          <table:table-cell office:value-type="float" office:value="0.546919474124003" calcext:value-type="float">
            <text:p>0.546919474124003</text:p>
          </table:table-cell>
          <table:table-cell office:value-type="float" office:value="0.547299043166326" calcext:value-type="float">
            <text:p>0.547299043166326</text:p>
          </table:table-cell>
          <table:table-cell office:value-type="float" office:value="0.555238354481504" calcext:value-type="float">
            <text:p>0.555238354481504</text:p>
          </table:table-cell>
          <table:table-cell office:value-type="float" office:value="0.601207696061721" calcext:value-type="float">
            <text:p>0.601207696061721</text:p>
          </table:table-cell>
          <table:table-cell office:value-type="float" office:value="0.592587903658172" calcext:value-type="float">
            <text:p>0.592587903658172</text:p>
          </table:table-cell>
          <table:table-cell office:value-type="float" office:value="0.600968327266394" calcext:value-type="float">
            <text:p>0.600968327266394</text:p>
          </table:table-cell>
          <table:table-cell office:value-type="float" office:value="0.575925657315284" calcext:value-type="float">
            <text:p>0.575925657315284</text:p>
          </table:table-cell>
          <table:table-cell office:value-type="float" office:value="0.574348437288346" calcext:value-type="float">
            <text:p>0.574348437288346</text:p>
          </table:table-cell>
          <table:table-cell office:value-type="float" office:value="0.543101632631998" calcext:value-type="float">
            <text:p>0.543101632631998</text:p>
          </table:table-cell>
          <table:table-cell office:value-type="float" office:value="0.496264070615654" calcext:value-type="float">
            <text:p>0.496264070615654</text:p>
          </table:table-cell>
          <table:table-cell office:value-type="float" office:value="0.488347942576042" calcext:value-type="float">
            <text:p>0.488347942576042</text:p>
          </table:table-cell>
          <table:table-cell office:value-type="float" office:value="0.48724759530156" calcext:value-type="float">
            <text:p>0.48724759530156</text:p>
          </table:table-cell>
          <table:table-cell office:value-type="float" office:value="0.49247803588156" calcext:value-type="float">
            <text:p>0.49247803588156</text:p>
          </table:table-cell>
          <table:table-cell office:value-type="float" office:value="0.51171348868306" calcext:value-type="float">
            <text:p>0.51171348868306</text:p>
          </table:table-cell>
          <table:table-cell office:value-type="float" office:value="0.521688194611094" calcext:value-type="float">
            <text:p>0.521688194611094</text:p>
          </table:table-cell>
          <table:table-cell office:value-type="float" office:value="0.527464063134449" calcext:value-type="float">
            <text:p>0.527464063134449</text:p>
          </table:table-cell>
          <table:table-cell office:value-type="float" office:value="0.527521143063385" calcext:value-type="float">
            <text:p>0.527521143063385</text:p>
          </table:table-cell>
          <table:table-cell office:value-type="float" office:value="0.507300172976688" calcext:value-type="float">
            <text:p>0.507300172976688</text:p>
          </table:table-cell>
          <table:table-cell office:value-type="float" office:value="0.50245208771036" calcext:value-type="float">
            <text:p>0.50245208771036</text:p>
          </table:table-cell>
          <table:table-cell office:value-type="float" office:value="0.512860627751646" calcext:value-type="float">
            <text:p>0.512860627751646</text:p>
          </table:table-cell>
          <table:table-cell office:value-type="float" office:value="0.518925316946721" calcext:value-type="float">
            <text:p>0.518925316946721</text:p>
          </table:table-cell>
          <table:table-cell office:value-type="float" office:value="0.572700338309872" calcext:value-type="float">
            <text:p>0.572700338309872</text:p>
          </table:table-cell>
          <table:table-cell office:value-type="float" office:value="0.564584150523937" calcext:value-type="float">
            <text:p>0.564584150523937</text:p>
          </table:table-cell>
          <table:table-cell office:value-type="float" office:value="0.570032436735883" calcext:value-type="float">
            <text:p>0.570032436735883</text:p>
          </table:table-cell>
          <table:table-cell office:value-type="float" office:value="0.569220990372422" calcext:value-type="float">
            <text:p>0.569220990372422</text:p>
          </table:table-cell>
          <table:table-cell office:value-type="float" office:value="0.564770649461016" calcext:value-type="float">
            <text:p>0.564770649461016</text:p>
          </table:table-cell>
          <table:table-cell office:value-type="float" office:value="0.565185127350983" calcext:value-type="float">
            <text:p>0.565185127350983</text:p>
          </table:table-cell>
          <table:table-cell office:value-type="float" office:value="0.564035442774469" calcext:value-type="float">
            <text:p>0.564035442774469</text:p>
          </table:table-cell>
          <table:table-cell office:value-type="float" office:value="0.562962131526621" calcext:value-type="float">
            <text:p>0.562962131526621</text:p>
          </table:table-cell>
          <table:table-cell office:value-type="float" office:value="0.567895027082467" calcext:value-type="float">
            <text:p>0.567895027082467</text:p>
          </table:table-cell>
          <table:table-cell office:value-type="float" office:value="0.565198361891435" calcext:value-type="float">
            <text:p>0.565198361891435</text:p>
          </table:table-cell>
          <table:table-cell office:value-type="float" office:value="0.566317942385638" calcext:value-type="float">
            <text:p>0.566317942385638</text:p>
          </table:table-cell>
          <table:table-cell office:value-type="float" office:value="0.564202481566065" calcext:value-type="float">
            <text:p>0.564202481566065</text:p>
          </table:table-cell>
          <table:table-cell office:value-type="float" office:value="0.504730246591085" calcext:value-type="float">
            <text:p>0.504730246591085</text:p>
          </table:table-cell>
          <table:table-cell office:value-type="float" office:value="0.504813991428366" calcext:value-type="float">
            <text:p>0.504813991428366</text:p>
          </table:table-cell>
          <table:table-cell office:value-type="float" office:value="0.500832441099488" calcext:value-type="float">
            <text:p>0.500832441099488</text:p>
          </table:table-cell>
          <table:table-cell office:value-type="float" office:value="0.504384105371816" calcext:value-type="float">
            <text:p>0.504384105371816</text:p>
          </table:table-cell>
          <table:table-cell office:value-type="float" office:value="0.510794516543157" calcext:value-type="float">
            <text:p>0.510794516543157</text:p>
          </table:table-cell>
          <table:table-cell office:value-type="float" office:value="0.514715857321975" calcext:value-type="float">
            <text:p>0.514715857321975</text:p>
          </table:table-cell>
          <table:table-cell office:value-type="float" office:value="0.509917816829093" calcext:value-type="float">
            <text:p>0.509917816829093</text:p>
          </table:table-cell>
          <table:table-cell office:value-type="float" office:value="0.502063337504259" calcext:value-type="float">
            <text:p>0.502063337504259</text:p>
          </table:table-cell>
          <table:table-cell office:value-type="float" office:value="0.501630436412617" calcext:value-type="float">
            <text:p>0.501630436412617</text:p>
          </table:table-cell>
          <table:table-cell office:value-type="float" office:value="0.505083043373203" calcext:value-type="float">
            <text:p>0.505083043373203</text:p>
          </table:table-cell>
          <table:table-cell office:value-type="float" office:value="0.50576409922166" calcext:value-type="float">
            <text:p>0.50576409922166</text:p>
          </table:table-cell>
          <table:table-cell office:value-type="float" office:value="0.507321044302422" calcext:value-type="float">
            <text:p>0.507321044302422</text:p>
          </table:table-cell>
          <table:table-cell office:value-type="float" office:value="0.541083902903503" calcext:value-type="float">
            <text:p>0.541083902903503</text:p>
          </table:table-cell>
          <table:table-cell office:value-type="float" office:value="0.548918529446557" calcext:value-type="float">
            <text:p>0.548918529446557</text:p>
          </table:table-cell>
          <table:table-cell office:value-type="float" office:value="0.539081555407414" calcext:value-type="float">
            <text:p>0.539081555407414</text:p>
          </table:table-cell>
          <table:table-cell office:value-type="float" office:value="0.533607837164148" calcext:value-type="float">
            <text:p>0.533607837164148</text:p>
          </table:table-cell>
          <table:table-cell office:value-type="float" office:value="0.507055973532039" calcext:value-type="float">
            <text:p>0.507055973532039</text:p>
          </table:table-cell>
          <table:table-cell office:value-type="float" office:value="0.473993482312506" calcext:value-type="float">
            <text:p>0.473993482312506</text:p>
          </table:table-cell>
          <table:table-cell office:value-type="float" office:value="0.45756716432697" calcext:value-type="float">
            <text:p>0.45756716432697</text:p>
          </table:table-cell>
          <table:table-cell office:value-type="float" office:value="0.457611365516479" calcext:value-type="float">
            <text:p>0.457611365516479</text:p>
          </table:table-cell>
          <table:table-cell office:value-type="float" office:value="0.461924365539186" calcext:value-type="float">
            <text:p>0.461924365539186</text:p>
          </table:table-cell>
          <table:table-cell office:value-type="float" office:value="0.471550626944994" calcext:value-type="float">
            <text:p>0.471550626944994</text:p>
          </table:table-cell>
          <table:table-cell office:value-type="float" office:value="0.480806422413544" calcext:value-type="float">
            <text:p>0.480806422413544</text:p>
          </table:table-cell>
          <table:table-cell office:value-type="float" office:value="0.502733636660336" calcext:value-type="float">
            <text:p>0.502733636660336</text:p>
          </table:table-cell>
          <table:table-cell office:value-type="float" office:value="0.513266813716214" calcext:value-type="float">
            <text:p>0.513266813716214</text:p>
          </table:table-cell>
          <table:table-cell office:value-type="float" office:value="0.517409130822852" calcext:value-type="float">
            <text:p>0.517409130822852</text:p>
          </table:table-cell>
          <table:table-cell office:value-type="float" office:value="0.521694173467361" calcext:value-type="float">
            <text:p>0.521694173467361</text:p>
          </table:table-cell>
          <table:table-cell office:value-type="float" office:value="0.504348086469252" calcext:value-type="float">
            <text:p>0.504348086469252</text:p>
          </table:table-cell>
          <table:table-cell office:value-type="float" office:value="0.531425955920989" calcext:value-type="float">
            <text:p>0.531425955920989</text:p>
          </table:table-cell>
          <table:table-cell office:value-type="float" office:value="0.554243372027079" calcext:value-type="float">
            <text:p>0.554243372027079</text:p>
          </table:table-cell>
          <table:table-cell office:value-type="float" office:value="0.547419556790809" calcext:value-type="float">
            <text:p>0.547419556790809</text:p>
          </table:table-cell>
          <table:table-cell office:value-type="float" office:value="0.552267767588561" calcext:value-type="float">
            <text:p>0.552267767588561</text:p>
          </table:table-cell>
          <table:table-cell office:value-type="float" office:value="0.553205511546037" calcext:value-type="float">
            <text:p>0.553205511546037</text:p>
          </table:table-cell>
          <table:table-cell office:value-type="float" office:value="0.554947343904597" calcext:value-type="float">
            <text:p>0.554947343904597</text:p>
          </table:table-cell>
          <table:table-cell office:value-type="float" office:value="0.554711978810104" calcext:value-type="float">
            <text:p>0.554711978810104</text:p>
          </table:table-cell>
          <table:table-cell office:value-type="float" office:value="0.560047763320169" calcext:value-type="float">
            <text:p>0.560047763320169</text:p>
          </table:table-cell>
          <table:table-cell office:value-type="float" office:value="0.555424941843547" calcext:value-type="float">
            <text:p>0.555424941843547</text:p>
          </table:table-cell>
          <table:table-cell office:value-type="float" office:value="0.555957295835669" calcext:value-type="float">
            <text:p>0.555957295835669</text:p>
          </table:table-cell>
          <table:table-cell office:value-type="float" office:value="0.531401853048518" calcext:value-type="float">
            <text:p>0.531401853048518</text:p>
          </table:table-cell>
          <table:table-cell office:value-type="float" office:value="0.51486178965694" calcext:value-type="float">
            <text:p>0.51486178965694</text:p>
          </table:table-cell>
          <table:table-cell office:value-type="float" office:value="0.502175838088725" calcext:value-type="float">
            <text:p>0.502175838088725</text:p>
          </table:table-cell>
          <table:table-cell office:value-type="float" office:value="0.500714001711325" calcext:value-type="float">
            <text:p>0.500714001711325</text:p>
          </table:table-cell>
          <table:table-cell office:value-type="float" office:value="0.493259500898532" calcext:value-type="float">
            <text:p>0.493259500898532</text:p>
          </table:table-cell>
          <table:table-cell office:value-type="float" office:value="0.501285556803455" calcext:value-type="float">
            <text:p>0.501285556803455</text:p>
          </table:table-cell>
          <table:table-cell office:value-type="float" office:value="0.505291762874622" calcext:value-type="float">
            <text:p>0.505291762874622</text:p>
          </table:table-cell>
          <table:table-cell office:value-type="float" office:value="0.50894648442384" calcext:value-type="float">
            <text:p>0.50894648442384</text:p>
          </table:table-cell>
          <table:table-cell office:value-type="float" office:value="0.511175861952491" calcext:value-type="float">
            <text:p>0.511175861952491</text:p>
          </table:table-cell>
          <table:table-cell office:value-type="float" office:value="0.498175524994849" calcext:value-type="float">
            <text:p>0.498175524994849</text:p>
          </table:table-cell>
          <table:table-cell office:value-type="float" office:value="0.503867113412236" calcext:value-type="float">
            <text:p>0.503867113412236</text:p>
          </table:table-cell>
          <table:table-cell office:value-type="float" office:value="0.510631450706754" calcext:value-type="float">
            <text:p>0.510631450706754</text:p>
          </table:table-cell>
          <table:table-cell office:value-type="float" office:value="0.549977077465108" calcext:value-type="float">
            <text:p>0.549977077465108</text:p>
          </table:table-cell>
          <table:table-cell office:value-type="float" office:value="0.547026447262779" calcext:value-type="float">
            <text:p>0.547026447262779</text:p>
          </table:table-cell>
          <table:table-cell office:value-type="float" office:value="0.537404123441708" calcext:value-type="float">
            <text:p>0.537404123441708</text:p>
          </table:table-cell>
          <table:table-cell office:value-type="float" office:value="0.528688039284751" calcext:value-type="float">
            <text:p>0.528688039284751</text:p>
          </table:table-cell>
          <table:table-cell office:value-type="float" office:value="0.508534967497854" calcext:value-type="float">
            <text:p>0.508534967497854</text:p>
          </table:table-cell>
          <table:table-cell office:value-type="float" office:value="0.471019169787147" calcext:value-type="float">
            <text:p>0.471019169787147</text:p>
          </table:table-cell>
          <table:table-cell office:value-type="float" office:value="0.471707273286604" calcext:value-type="float">
            <text:p>0.471707273286604</text:p>
          </table:table-cell>
          <table:table-cell office:value-type="float" office:value="0.490298158561875" calcext:value-type="float">
            <text:p>0.490298158561875</text:p>
          </table:table-cell>
          <table:table-cell office:value-type="float" office:value="0.505594631878396" calcext:value-type="float">
            <text:p>0.505594631878396</text:p>
          </table:table-cell>
          <table:table-cell office:value-type="float" office:value="0.519877243494594" calcext:value-type="float">
            <text:p>0.519877243494594</text:p>
          </table:table-cell>
          <table:table-cell office:value-type="float" office:value="0.536569446878896" calcext:value-type="float">
            <text:p>0.536569446878896</text:p>
          </table:table-cell>
          <table:table-cell office:value-type="float" office:value="0.540055619196895" calcext:value-type="float">
            <text:p>0.540055619196895</text:p>
          </table:table-cell>
          <table:table-cell office:value-type="float" office:value="0.545498414674258" calcext:value-type="float">
            <text:p>0.545498414674258</text:p>
          </table:table-cell>
          <table:table-cell office:value-type="float" office:value="0.525627810655272" calcext:value-type="float">
            <text:p>0.525627810655272</text:p>
          </table:table-cell>
          <table:table-cell office:value-type="float" office:value="0.518637985167963" calcext:value-type="float">
            <text:p>0.518637985167963</text:p>
          </table:table-cell>
          <table:table-cell office:value-type="float" office:value="0.510509439524248" calcext:value-type="float">
            <text:p>0.510509439524248</text:p>
          </table:table-cell>
          <table:table-cell office:value-type="float" office:value="0.55813771168378" calcext:value-type="float">
            <text:p>0.55813771168378</text:p>
          </table:table-cell>
          <table:table-cell office:value-type="float" office:value="0.573906583664669" calcext:value-type="float">
            <text:p>0.573906583664669</text:p>
          </table:table-cell>
          <table:table-cell office:value-type="float" office:value="0.584263734320077" calcext:value-type="float">
            <text:p>0.584263734320077</text:p>
          </table:table-cell>
          <table:table-cell office:value-type="float" office:value="0.580504442422499" calcext:value-type="float">
            <text:p>0.580504442422499</text:p>
          </table:table-cell>
          <table:table-cell office:value-type="float" office:value="0.585290464735636" calcext:value-type="float">
            <text:p>0.585290464735636</text:p>
          </table:table-cell>
          <table:table-cell office:value-type="float" office:value="0.586037586411617" calcext:value-type="float">
            <text:p>0.586037586411617</text:p>
          </table:table-cell>
          <table:table-cell office:value-type="float" office:value="0.584370504251552" calcext:value-type="float">
            <text:p>0.584370504251552</text:p>
          </table:table-cell>
          <table:table-cell office:value-type="float" office:value="0.588284487011946" calcext:value-type="float">
            <text:p>0.588284487011946</text:p>
          </table:table-cell>
          <table:table-cell office:value-type="float" office:value="0.576766236395183" calcext:value-type="float">
            <text:p>0.576766236395183</text:p>
          </table:table-cell>
          <table:table-cell office:value-type="float" office:value="0.550282985586701" calcext:value-type="float">
            <text:p>0.550282985586701</text:p>
          </table:table-cell>
          <table:table-cell office:value-type="float" office:value="0.523127175934427" calcext:value-type="float">
            <text:p>0.523127175934427</text:p>
          </table:table-cell>
          <table:table-cell office:value-type="float" office:value="0.52185987141381" calcext:value-type="float">
            <text:p>0.52185987141381</text:p>
          </table:table-cell>
          <table:table-cell office:value-type="float" office:value="0.534385882090542" calcext:value-type="float">
            <text:p>0.534385882090542</text:p>
          </table:table-cell>
          <table:table-cell office:value-type="float" office:value="0.535253017083491" calcext:value-type="float">
            <text:p>0.535253017083491</text:p>
          </table:table-cell>
          <table:table-cell office:value-type="float" office:value="0.540528641639894" calcext:value-type="float">
            <text:p>0.540528641639894</text:p>
          </table:table-cell>
          <table:table-cell office:value-type="float" office:value="0.543039525046243" calcext:value-type="float">
            <text:p>0.543039525046243</text:p>
          </table:table-cell>
          <table:table-cell office:value-type="float" office:value="0.552769057377063" calcext:value-type="float">
            <text:p>0.552769057377063</text:p>
          </table:table-cell>
          <table:table-cell office:value-type="float" office:value="0.551609027267893" calcext:value-type="float">
            <text:p>0.551609027267893</text:p>
          </table:table-cell>
          <table:table-cell office:value-type="float" office:value="0.539298621324756" calcext:value-type="float">
            <text:p>0.539298621324756</text:p>
          </table:table-cell>
          <table:table-cell office:value-type="float" office:value="0.537180389658356" calcext:value-type="float">
            <text:p>0.537180389658356</text:p>
          </table:table-cell>
          <table:table-cell office:value-type="float" office:value="0.538928323661392" calcext:value-type="float">
            <text:p>0.538928323661392</text:p>
          </table:table-cell>
          <table:table-cell office:value-type="float" office:value="0.548901429552742" calcext:value-type="float">
            <text:p>0.548901429552742</text:p>
          </table:table-cell>
          <table:table-cell office:value-type="float" office:value="0.582579377545853" calcext:value-type="float">
            <text:p>0.582579377545853</text:p>
          </table:table-cell>
          <table:table-cell office:value-type="float" office:value="0.596769746301461" calcext:value-type="float">
            <text:p>0.596769746301461</text:p>
          </table:table-cell>
          <table:table-cell office:value-type="float" office:value="0.558010957014407" calcext:value-type="float">
            <text:p>0.558010957014407</text:p>
          </table:table-cell>
          <table:table-cell office:value-type="float" office:value="0.581682629270236" calcext:value-type="float">
            <text:p>0.581682629270236</text:p>
          </table:table-cell>
          <table:table-cell office:value-type="float" office:value="0.527596820274797" calcext:value-type="float">
            <text:p>0.527596820274797</text:p>
          </table:table-cell>
          <table:table-cell office:value-type="float" office:value="0.518977892818301" calcext:value-type="float">
            <text:p>0.518977892818301</text:p>
          </table:table-cell>
          <table:table-cell office:value-type="float" office:value="0.522835067193214" calcext:value-type="float">
            <text:p>0.522835067193214</text:p>
          </table:table-cell>
          <table:table-cell office:value-type="float" office:value="0.534153695391728" calcext:value-type="float">
            <text:p>0.534153695391728</text:p>
          </table:table-cell>
          <table:table-cell office:value-type="float" office:value="0.540223640433532" calcext:value-type="float">
            <text:p>0.540223640433532</text:p>
          </table:table-cell>
          <table:table-cell office:value-type="float" office:value="0.56016160156515" calcext:value-type="float">
            <text:p>0.56016160156515</text:p>
          </table:table-cell>
          <table:table-cell office:value-type="float" office:value="0.583701432037927" calcext:value-type="float">
            <text:p>0.583701432037927</text:p>
          </table:table-cell>
          <table:table-cell office:value-type="float" office:value="0.59492988115833" calcext:value-type="float">
            <text:p>0.59492988115833</text:p>
          </table:table-cell>
          <table:table-cell office:value-type="float" office:value="0.591716731001078" calcext:value-type="float">
            <text:p>0.591716731001078</text:p>
          </table:table-cell>
          <table:table-cell office:value-type="float" office:value="0.590759821579969" calcext:value-type="float">
            <text:p>0.590759821579969</text:p>
          </table:table-cell>
          <table:table-cell office:value-type="float" office:value="0.585832800914814" calcext:value-type="float">
            <text:p>0.585832800914814</text:p>
          </table:table-cell>
          <table:table-cell office:value-type="float" office:value="0.584003678191827" calcext:value-type="float">
            <text:p>0.584003678191827</text:p>
          </table:table-cell>
          <table:table-cell office:value-type="float" office:value="0.584646716180867" calcext:value-type="float">
            <text:p>0.584646716180867</text:p>
          </table:table-cell>
          <table:table-cell office:value-type="float" office:value="0.580474093027189" calcext:value-type="float">
            <text:p>0.580474093027189</text:p>
          </table:table-cell>
          <table:table-cell office:value-type="float" office:value="0.577964729000598" calcext:value-type="float">
            <text:p>0.577964729000598</text:p>
          </table:table-cell>
          <table:table-cell office:value-type="float" office:value="0.574154688490815" calcext:value-type="float">
            <text:p>0.574154688490815</text:p>
          </table:table-cell>
          <table:table-cell office:value-type="float" office:value="0.571587591014227" calcext:value-type="float">
            <text:p>0.571587591014227</text:p>
          </table:table-cell>
          <table:table-cell office:value-type="float" office:value="0.567824425034787" calcext:value-type="float">
            <text:p>0.567824425034787</text:p>
          </table:table-cell>
          <table:table-cell office:value-type="float" office:value="0.568724269385472" calcext:value-type="float">
            <text:p>0.568724269385472</text:p>
          </table:table-cell>
          <table:table-cell office:value-type="float" office:value="0.567575626419568" calcext:value-type="float">
            <text:p>0.567575626419568</text:p>
          </table:table-cell>
          <table:table-cell office:value-type="float" office:value="0.567686727848043" calcext:value-type="float">
            <text:p>0.567686727848043</text:p>
          </table:table-cell>
          <table:table-cell office:value-type="float" office:value="0.5683460921611" calcext:value-type="float">
            <text:p>0.5683460921611</text:p>
          </table:table-cell>
          <table:table-cell office:value-type="float" office:value="0.567956934606274" calcext:value-type="float">
            <text:p>0.567956934606274</text:p>
          </table:table-cell>
          <table:table-cell office:value-type="float" office:value="0.567403192067698" calcext:value-type="float">
            <text:p>0.567403192067698</text:p>
          </table:table-cell>
          <table:table-cell office:value-type="float" office:value="0.567939419676478" calcext:value-type="float">
            <text:p>0.567939419676478</text:p>
          </table:table-cell>
          <table:table-cell office:value-type="float" office:value="0.567841159106059" calcext:value-type="float">
            <text:p>0.567841159106059</text:p>
          </table:table-cell>
          <table:table-cell office:value-type="float" office:value="0.568549922088042" calcext:value-type="float">
            <text:p>0.568549922088042</text:p>
          </table:table-cell>
          <table:table-cell office:value-type="float" office:value="0.567410792260052" calcext:value-type="float">
            <text:p>0.567410792260052</text:p>
          </table:table-cell>
          <table:table-cell office:value-type="float" office:value="0.567632312132103" calcext:value-type="float">
            <text:p>0.567632312132103</text:p>
          </table:table-cell>
          <table:table-cell office:value-type="float" office:value="0.567890940307377" calcext:value-type="float">
            <text:p>0.567890940307377</text:p>
          </table:table-cell>
          <table:table-cell office:value-type="float" office:value="0.567263956314587" calcext:value-type="float">
            <text:p>0.567263956314587</text:p>
          </table:table-cell>
          <table:table-cell office:value-type="float" office:value="0.566882245446683" calcext:value-type="float">
            <text:p>0.566882245446683</text:p>
          </table:table-cell>
          <table:table-cell office:value-type="float" office:value="0.568282710677091" calcext:value-type="float">
            <text:p>0.568282710677091</text:p>
          </table:table-cell>
          <table:table-cell office:value-type="float" office:value="0.56811220053051" calcext:value-type="float">
            <text:p>0.56811220053051</text:p>
          </table:table-cell>
          <table:table-cell office:value-type="float" office:value="0.566624781443745" calcext:value-type="float">
            <text:p>0.566624781443745</text:p>
          </table:table-cell>
          <table:table-cell office:value-type="float" office:value="0.567648178029925" calcext:value-type="float">
            <text:p>0.567648178029925</text:p>
          </table:table-cell>
          <table:table-cell office:value-type="float" office:value="0.568240563446515" calcext:value-type="float">
            <text:p>0.568240563446515</text:p>
          </table:table-cell>
          <table:table-cell office:value-type="float" office:value="0.568020464323219" calcext:value-type="float">
            <text:p>0.568020464323219</text:p>
          </table:table-cell>
          <table:table-cell office:value-type="float" office:value="0.56666955679369" calcext:value-type="float">
            <text:p>0.56666955679369</text:p>
          </table:table-cell>
          <table:table-cell office:value-type="float" office:value="0.567677192312689" calcext:value-type="float">
            <text:p>0.567677192312689</text:p>
          </table:table-cell>
          <table:table-cell office:value-type="float" office:value="0.567634789288368" calcext:value-type="float">
            <text:p>0.567634789288368</text:p>
          </table:table-cell>
          <table:table-cell office:value-type="float" office:value="0.567614774442536" calcext:value-type="float">
            <text:p>0.567614774442536</text:p>
          </table:table-cell>
          <table:table-cell office:value-type="float" office:value="0.568669074509982" calcext:value-type="float">
            <text:p>0.568669074509982</text:p>
          </table:table-cell>
          <table:table-cell office:value-type="float" office:value="0.568064292546041" calcext:value-type="float">
            <text:p>0.568064292546041</text:p>
          </table:table-cell>
          <table:table-cell office:value-type="float" office:value="0.567744824929611" calcext:value-type="float">
            <text:p>0.567744824929611</text:p>
          </table:table-cell>
          <table:table-cell office:value-type="float" office:value="0.56772277213197" calcext:value-type="float">
            <text:p>0.56772277213197</text:p>
          </table:table-cell>
          <table:table-cell office:value-type="float" office:value="0.568906799885965" calcext:value-type="float">
            <text:p>0.568906799885965</text:p>
          </table:table-cell>
          <table:table-cell office:value-type="float" office:value="0.567352201059428" calcext:value-type="float">
            <text:p>0.567352201059428</text:p>
          </table:table-cell>
          <table:table-cell office:value-type="float" office:value="0.568020647489954" calcext:value-type="float">
            <text:p>0.568020647489954</text:p>
          </table:table-cell>
          <table:table-cell office:value-type="float" office:value="0.568251530849917" calcext:value-type="float">
            <text:p>0.568251530849917</text:p>
          </table:table-cell>
          <table:table-cell office:value-type="float" office:value="0.567666175999094" calcext:value-type="float">
            <text:p>0.567666175999094</text:p>
          </table:table-cell>
          <table:table-cell office:value-type="float" office:value="0.567264023004074" calcext:value-type="float">
            <text:p>0.567264023004074</text:p>
          </table:table-cell>
          <table:table-cell office:value-type="float" office:value="0.567482011765282" calcext:value-type="float">
            <text:p>0.567482011765282</text:p>
          </table:table-cell>
          <table:table-cell office:value-type="float" office:value="0.567110743552147" calcext:value-type="float">
            <text:p>0.567110743552147</text:p>
          </table:table-cell>
          <table:table-cell office:value-type="float" office:value="0.567188016094647" calcext:value-type="float">
            <text:p>0.567188016094647</text:p>
          </table:table-cell>
          <table:table-cell office:value-type="float" office:value="0.567902968808307" calcext:value-type="float">
            <text:p>0.567902968808307</text:p>
          </table:table-cell>
          <table:table-cell office:value-type="float" office:value="0.56758078504579" calcext:value-type="float">
            <text:p>0.56758078504579</text:p>
          </table:table-cell>
          <table:table-cell office:value-type="float" office:value="0.56653068583759" calcext:value-type="float">
            <text:p>0.56653068583759</text:p>
          </table:table-cell>
          <table:table-cell office:value-type="float" office:value="0.567521665675579" calcext:value-type="float">
            <text:p>0.567521665675579</text:p>
          </table:table-cell>
          <table:table-cell office:value-type="float" office:value="0.567652052522727" calcext:value-type="float">
            <text:p>0.567652052522727</text:p>
          </table:table-cell>
          <table:table-cell office:value-type="float" office:value="0.566574146971792" calcext:value-type="float">
            <text:p>0.566574146971792</text:p>
          </table:table-cell>
          <table:table-cell office:value-type="float" office:value="0.567142860990493" calcext:value-type="float">
            <text:p>0.567142860990493</text:p>
          </table:table-cell>
          <table:table-cell office:value-type="float" office:value="0.566539393876644" calcext:value-type="float">
            <text:p>0.566539393876644</text:p>
          </table:table-cell>
          <table:table-cell office:value-type="float" office:value="0.567306848444338" calcext:value-type="float">
            <text:p>0.567306848444338</text:p>
          </table:table-cell>
          <table:table-cell office:value-type="float" office:value="0.56689925519876" calcext:value-type="float">
            <text:p>0.56689925519876</text:p>
          </table:table-cell>
          <table:table-cell office:value-type="float" office:value="0.566041196381883" calcext:value-type="float">
            <text:p>0.566041196381883</text:p>
          </table:table-cell>
          <table:table-cell office:value-type="float" office:value="0.568073434260971" calcext:value-type="float">
            <text:p>0.568073434260971</text:p>
          </table:table-cell>
          <table:table-cell office:value-type="float" office:value="0.567207657494305" calcext:value-type="float">
            <text:p>0.567207657494305</text:p>
          </table:table-cell>
          <table:table-cell office:value-type="float" office:value="0.567351589354014" calcext:value-type="float">
            <text:p>0.567351589354014</text:p>
          </table:table-cell>
          <table:table-cell office:value-type="float" office:value="0.566867291508219" calcext:value-type="float">
            <text:p>0.566867291508219</text:p>
          </table:table-cell>
          <table:table-cell office:value-type="float" office:value="0.567170454305828" calcext:value-type="float">
            <text:p>0.567170454305828</text:p>
          </table:table-cell>
          <table:table-cell office:value-type="float" office:value="0.567007417560488" calcext:value-type="float">
            <text:p>0.567007417560488</text:p>
          </table:table-cell>
          <table:table-cell office:value-type="float" office:value="0.567126669352772" calcext:value-type="float">
            <text:p>0.567126669352772</text:p>
          </table:table-cell>
          <table:table-cell office:value-type="float" office:value="0.567259109803201" calcext:value-type="float">
            <text:p>0.567259109803201</text:p>
          </table:table-cell>
          <table:table-cell office:value-type="float" office:value="0.567235097168503" calcext:value-type="float">
            <text:p>0.567235097168503</text:p>
          </table:table-cell>
          <table:table-cell office:value-type="float" office:value="0.566612950007578" calcext:value-type="float">
            <text:p>0.566612950007578</text:p>
          </table:table-cell>
          <table:table-cell office:value-type="float" office:value="0.567253350456078" calcext:value-type="float">
            <text:p>0.567253350456078</text:p>
          </table:table-cell>
          <table:table-cell office:value-type="float" office:value="0.566597734770576" calcext:value-type="float">
            <text:p>0.566597734770576</text:p>
          </table:table-cell>
          <table:table-cell office:value-type="float" office:value="0.567532242638564" calcext:value-type="float">
            <text:p>0.567532242638564</text:p>
          </table:table-cell>
          <table:table-cell office:value-type="float" office:value="0.566812675251484" calcext:value-type="float">
            <text:p>0.566812675251484</text:p>
          </table:table-cell>
          <table:table-cell office:value-type="float" office:value="0.566654633282394" calcext:value-type="float">
            <text:p>0.566654633282394</text:p>
          </table:table-cell>
          <table:table-cell office:value-type="float" office:value="0.567196184316623" calcext:value-type="float">
            <text:p>0.567196184316623</text:p>
          </table:table-cell>
          <table:table-cell office:value-type="float" office:value="0.566905378017522" calcext:value-type="float">
            <text:p>0.566905378017522</text:p>
          </table:table-cell>
          <table:table-cell office:value-type="float" office:value="0.566715590677663" calcext:value-type="float">
            <text:p>0.566715590677663</text:p>
          </table:table-cell>
          <table:table-cell office:value-type="float" office:value="0.567944754711446" calcext:value-type="float">
            <text:p>0.567944754711446</text:p>
          </table:table-cell>
          <table:table-cell office:value-type="float" office:value="0.566695612514314" calcext:value-type="float">
            <text:p>0.566695612514314</text:p>
          </table:table-cell>
          <table:table-cell office:value-type="float" office:value="0.565955936396933" calcext:value-type="float">
            <text:p>0.565955936396933</text:p>
          </table:table-cell>
          <table:table-cell office:value-type="float" office:value="0.567263226126" calcext:value-type="float">
            <text:p>0.567263226126</text:p>
          </table:table-cell>
          <table:table-cell office:value-type="float" office:value="0.566973993032357" calcext:value-type="float">
            <text:p>0.566973993032357</text:p>
          </table:table-cell>
          <table:table-cell office:value-type="float" office:value="0.567503728831913" calcext:value-type="float">
            <text:p>0.567503728831913</text:p>
          </table:table-cell>
          <table:table-cell office:value-type="float" office:value="0.566667956094118" calcext:value-type="float">
            <text:p>0.566667956094118</text:p>
          </table:table-cell>
          <table:table-cell office:value-type="float" office:value="0.567914771076944" calcext:value-type="float">
            <text:p>0.567914771076944</text:p>
          </table:table-cell>
          <table:table-cell office:value-type="float" office:value="0.567595294769482" calcext:value-type="float">
            <text:p>0.567595294769482</text:p>
          </table:table-cell>
          <table:table-cell office:value-type="float" office:value="0.567481014216101" calcext:value-type="float">
            <text:p>0.567481014216101</text:p>
          </table:table-cell>
          <table:table-cell office:value-type="float" office:value="0.567008599985205" calcext:value-type="float">
            <text:p>0.567008599985205</text:p>
          </table:table-cell>
          <table:table-cell office:value-type="float" office:value="0.566818825408901" calcext:value-type="float">
            <text:p>0.566818825408901</text:p>
          </table:table-cell>
          <table:table-cell office:value-type="float" office:value="0.566412450633777" calcext:value-type="float">
            <text:p>0.566412450633777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2533837925753" calcext:value-type="float">
            <text:p>-0.222533837925753</text:p>
          </table:table-cell>
          <table:table-cell office:value-type="float" office:value="-0.222514209076904" calcext:value-type="float">
            <text:p>-0.222514209076904</text:p>
          </table:table-cell>
          <table:table-cell office:value-type="float" office:value="-0.22230244323164" calcext:value-type="float">
            <text:p>-0.22230244323164</text:p>
          </table:table-cell>
          <table:table-cell office:value-type="float" office:value="-0.222514795849856" calcext:value-type="float">
            <text:p>-0.222514795849856</text:p>
          </table:table-cell>
          <table:table-cell office:value-type="float" office:value="-0.222322544770336" calcext:value-type="float">
            <text:p>-0.222322544770336</text:p>
          </table:table-cell>
          <table:table-cell office:value-type="float" office:value="-0.222569427231677" calcext:value-type="float">
            <text:p>-0.222569427231677</text:p>
          </table:table-cell>
          <table:table-cell office:value-type="float" office:value="-0.222768181103859" calcext:value-type="float">
            <text:p>-0.222768181103859</text:p>
          </table:table-cell>
          <table:table-cell office:value-type="float" office:value="-0.222644484304197" calcext:value-type="float">
            <text:p>-0.222644484304197</text:p>
          </table:table-cell>
          <table:table-cell office:value-type="float" office:value="-0.222625617900687" calcext:value-type="float">
            <text:p>-0.222625617900687</text:p>
          </table:table-cell>
          <table:table-cell office:value-type="float" office:value="-0.222725379730087" calcext:value-type="float">
            <text:p>-0.222725379730087</text:p>
          </table:table-cell>
          <table:table-cell office:value-type="float" office:value="-0.222473375086194" calcext:value-type="float">
            <text:p>-0.222473375086194</text:p>
          </table:table-cell>
          <table:table-cell office:value-type="float" office:value="-0.222497831758149" calcext:value-type="float">
            <text:p>-0.222497831758149</text:p>
          </table:table-cell>
          <table:table-cell office:value-type="float" office:value="-0.222555279935859" calcext:value-type="float">
            <text:p>-0.222555279935859</text:p>
          </table:table-cell>
          <table:table-cell office:value-type="float" office:value="-0.222569531479958" calcext:value-type="float">
            <text:p>-0.222569531479958</text:p>
          </table:table-cell>
          <table:table-cell office:value-type="float" office:value="-0.222721987118381" calcext:value-type="float">
            <text:p>-0.222721987118381</text:p>
          </table:table-cell>
          <table:table-cell office:value-type="float" office:value="-0.222477276852268" calcext:value-type="float">
            <text:p>-0.222477276852268</text:p>
          </table:table-cell>
          <table:table-cell office:value-type="float" office:value="-0.22267326353103" calcext:value-type="float">
            <text:p>-0.22267326353103</text:p>
          </table:table-cell>
          <table:table-cell office:value-type="float" office:value="-0.222598206343231" calcext:value-type="float">
            <text:p>-0.222598206343231</text:p>
          </table:table-cell>
          <table:table-cell office:value-type="float" office:value="-0.222384475144409" calcext:value-type="float">
            <text:p>-0.222384475144409</text:p>
          </table:table-cell>
          <table:table-cell office:value-type="float" office:value="-0.222557082487877" calcext:value-type="float">
            <text:p>-0.222557082487877</text:p>
          </table:table-cell>
          <table:table-cell office:value-type="float" office:value="-0.222552468625074" calcext:value-type="float">
            <text:p>-0.222552468625074</text:p>
          </table:table-cell>
          <table:table-cell office:value-type="float" office:value="-0.222708856926106" calcext:value-type="float">
            <text:p>-0.222708856926106</text:p>
          </table:table-cell>
          <table:table-cell office:value-type="float" office:value="-0.222425767768257" calcext:value-type="float">
            <text:p>-0.222425767768257</text:p>
          </table:table-cell>
          <table:table-cell office:value-type="float" office:value="-0.222569871240568" calcext:value-type="float">
            <text:p>-0.222569871240568</text:p>
          </table:table-cell>
          <table:table-cell office:value-type="float" office:value="-0.222515748106772" calcext:value-type="float">
            <text:p>-0.222515748106772</text:p>
          </table:table-cell>
          <table:table-cell office:value-type="float" office:value="-0.222409378246836" calcext:value-type="float">
            <text:p>-0.222409378246836</text:p>
          </table:table-cell>
          <table:table-cell office:value-type="float" office:value="-0.222551541185657" calcext:value-type="float">
            <text:p>-0.222551541185657</text:p>
          </table:table-cell>
          <table:table-cell office:value-type="float" office:value="-0.222557971504509" calcext:value-type="float">
            <text:p>-0.222557971504509</text:p>
          </table:table-cell>
          <table:table-cell office:value-type="float" office:value="-0.222657304435791" calcext:value-type="float">
            <text:p>-0.222657304435791</text:p>
          </table:table-cell>
          <table:table-cell office:value-type="float" office:value="-0.222451385015075" calcext:value-type="float">
            <text:p>-0.222451385015075</text:p>
          </table:table-cell>
          <table:table-cell office:value-type="float" office:value="-0.222339444349576" calcext:value-type="float">
            <text:p>-0.222339444349576</text:p>
          </table:table-cell>
          <table:table-cell office:value-type="float" office:value="-0.222509533301142" calcext:value-type="float">
            <text:p>-0.222509533301142</text:p>
          </table:table-cell>
          <table:table-cell office:value-type="float" office:value="-0.222341217769111" calcext:value-type="float">
            <text:p>-0.222341217769111</text:p>
          </table:table-cell>
          <table:table-cell office:value-type="float" office:value="-0.22241351333124" calcext:value-type="float">
            <text:p>-0.22241351333124</text:p>
          </table:table-cell>
          <table:table-cell office:value-type="float" office:value="-0.222643985121214" calcext:value-type="float">
            <text:p>-0.222643985121214</text:p>
          </table:table-cell>
          <table:table-cell office:value-type="float" office:value="-0.222647483529781" calcext:value-type="float">
            <text:p>-0.222647483529781</text:p>
          </table:table-cell>
          <table:table-cell office:value-type="float" office:value="-0.222616249807403" calcext:value-type="float">
            <text:p>-0.222616249807403</text:p>
          </table:table-cell>
          <table:table-cell office:value-type="float" office:value="-0.222493927109764" calcext:value-type="float">
            <text:p>-0.222493927109764</text:p>
          </table:table-cell>
          <table:table-cell office:value-type="float" office:value="-0.222658237849352" calcext:value-type="float">
            <text:p>-0.222658237849352</text:p>
          </table:table-cell>
          <table:table-cell office:value-type="float" office:value="-0.22244870583651" calcext:value-type="float">
            <text:p>-0.22244870583651</text:p>
          </table:table-cell>
          <table:table-cell office:value-type="float" office:value="-0.222382466736655" calcext:value-type="float">
            <text:p>-0.222382466736655</text:p>
          </table:table-cell>
          <table:table-cell office:value-type="float" office:value="-0.222506283674319" calcext:value-type="float">
            <text:p>-0.222506283674319</text:p>
          </table:table-cell>
          <table:table-cell office:value-type="float" office:value="-0.222506973539116" calcext:value-type="float">
            <text:p>-0.222506973539116</text:p>
          </table:table-cell>
          <table:table-cell office:value-type="float" office:value="-0.222460385612143" calcext:value-type="float">
            <text:p>-0.222460385612143</text:p>
          </table:table-cell>
          <table:table-cell office:value-type="float" office:value="-0.22238783524966" calcext:value-type="float">
            <text:p>-0.22238783524966</text:p>
          </table:table-cell>
          <table:table-cell office:value-type="float" office:value="-0.222461578197745" calcext:value-type="float">
            <text:p>-0.222461578197745</text:p>
          </table:table-cell>
          <table:table-cell office:value-type="float" office:value="-0.222368296698423" calcext:value-type="float">
            <text:p>-0.222368296698423</text:p>
          </table:table-cell>
          <table:table-cell office:value-type="float" office:value="-0.222443383643062" calcext:value-type="float">
            <text:p>-0.222443383643062</text:p>
          </table:table-cell>
          <table:table-cell office:value-type="float" office:value="-0.222594519223423" calcext:value-type="float">
            <text:p>-0.222594519223423</text:p>
          </table:table-cell>
          <table:table-cell office:value-type="float" office:value="-0.222498415886904" calcext:value-type="float">
            <text:p>-0.222498415886904</text:p>
          </table:table-cell>
          <table:table-cell office:value-type="float" office:value="-0.222656685579847" calcext:value-type="float">
            <text:p>-0.222656685579847</text:p>
          </table:table-cell>
          <table:table-cell office:value-type="float" office:value="-0.222633426684832" calcext:value-type="float">
            <text:p>-0.222633426684832</text:p>
          </table:table-cell>
          <table:table-cell office:value-type="float" office:value="-0.222444453229408" calcext:value-type="float">
            <text:p>-0.222444453229408</text:p>
          </table:table-cell>
          <table:table-cell office:value-type="float" office:value="-0.222463146154267" calcext:value-type="float">
            <text:p>-0.222463146154267</text:p>
          </table:table-cell>
          <table:table-cell office:value-type="float" office:value="-0.222548436047447" calcext:value-type="float">
            <text:p>-0.222548436047447</text:p>
          </table:table-cell>
          <table:table-cell office:value-type="float" office:value="-0.222644554292073" calcext:value-type="float">
            <text:p>-0.222644554292073</text:p>
          </table:table-cell>
          <table:table-cell office:value-type="float" office:value="-0.222316071391336" calcext:value-type="float">
            <text:p>-0.222316071391336</text:p>
          </table:table-cell>
          <table:table-cell office:value-type="float" office:value="-0.222542137441995" calcext:value-type="float">
            <text:p>-0.222542137441995</text:p>
          </table:table-cell>
          <table:table-cell office:value-type="float" office:value="-0.223486215592558" calcext:value-type="float">
            <text:p>-0.223486215592558</text:p>
          </table:table-cell>
          <table:table-cell office:value-type="float" office:value="-0.223154910839857" calcext:value-type="float">
            <text:p>-0.223154910839857</text:p>
          </table:table-cell>
          <table:table-cell office:value-type="float" office:value="-0.223113548324386" calcext:value-type="float">
            <text:p>-0.223113548324386</text:p>
          </table:table-cell>
          <table:table-cell office:value-type="float" office:value="-0.222782679175915" calcext:value-type="float">
            <text:p>-0.222782679175915</text:p>
          </table:table-cell>
          <table:table-cell office:value-type="float" office:value="-0.222773855178961" calcext:value-type="float">
            <text:p>-0.222773855178961</text:p>
          </table:table-cell>
          <table:table-cell office:value-type="float" office:value="-0.22273190053569" calcext:value-type="float">
            <text:p>-0.22273190053569</text:p>
          </table:table-cell>
          <table:table-cell office:value-type="float" office:value="-0.221439265615957" calcext:value-type="float">
            <text:p>-0.221439265615957</text:p>
          </table:table-cell>
          <table:table-cell office:value-type="float" office:value="-0.220196391540083" calcext:value-type="float">
            <text:p>-0.220196391540083</text:p>
          </table:table-cell>
          <table:table-cell office:value-type="float" office:value="-0.21826259347218" calcext:value-type="float">
            <text:p>-0.21826259347218</text:p>
          </table:table-cell>
          <table:table-cell office:value-type="float" office:value="-0.222159332341221" calcext:value-type="float">
            <text:p>-0.222159332341221</text:p>
          </table:table-cell>
          <table:table-cell office:value-type="float" office:value="-0.224629711472244" calcext:value-type="float">
            <text:p>-0.224629711472244</text:p>
          </table:table-cell>
          <table:table-cell office:value-type="float" office:value="-0.228492084257784" calcext:value-type="float">
            <text:p>-0.228492084257784</text:p>
          </table:table-cell>
          <table:table-cell office:value-type="float" office:value="-0.266981324914469" calcext:value-type="float">
            <text:p>-0.266981324914469</text:p>
          </table:table-cell>
          <table:table-cell office:value-type="float" office:value="-0.26620579405009" calcext:value-type="float">
            <text:p>-0.26620579405009</text:p>
          </table:table-cell>
          <table:table-cell office:value-type="float" office:value="-0.257151152131241" calcext:value-type="float">
            <text:p>-0.257151152131241</text:p>
          </table:table-cell>
          <table:table-cell office:value-type="float" office:value="-0.250223188005153" calcext:value-type="float">
            <text:p>-0.250223188005153</text:p>
          </table:table-cell>
          <table:table-cell office:value-type="float" office:value="-0.252889454925386" calcext:value-type="float">
            <text:p>-0.252889454925386</text:p>
          </table:table-cell>
          <table:table-cell office:value-type="float" office:value="-0.254722831900982" calcext:value-type="float">
            <text:p>-0.254722831900982</text:p>
          </table:table-cell>
          <table:table-cell office:value-type="float" office:value="-0.25674711829264" calcext:value-type="float">
            <text:p>-0.25674711829264</text:p>
          </table:table-cell>
          <table:table-cell office:value-type="float" office:value="-0.255105167960938" calcext:value-type="float">
            <text:p>-0.255105167960938</text:p>
          </table:table-cell>
          <table:table-cell office:value-type="float" office:value="-0.256833976003792" calcext:value-type="float">
            <text:p>-0.256833976003792</text:p>
          </table:table-cell>
          <table:table-cell office:value-type="float" office:value="-0.258053815972065" calcext:value-type="float">
            <text:p>-0.258053815972065</text:p>
          </table:table-cell>
          <table:table-cell office:value-type="float" office:value="-0.261893025476467" calcext:value-type="float">
            <text:p>-0.261893025476467</text:p>
          </table:table-cell>
          <table:table-cell office:value-type="float" office:value="-0.264672363217823" calcext:value-type="float">
            <text:p>-0.264672363217823</text:p>
          </table:table-cell>
          <table:table-cell office:value-type="float" office:value="-0.26336563530837" calcext:value-type="float">
            <text:p>-0.26336563530837</text:p>
          </table:table-cell>
          <table:table-cell office:value-type="float" office:value="-0.258355019072472" calcext:value-type="float">
            <text:p>-0.258355019072472</text:p>
          </table:table-cell>
          <table:table-cell office:value-type="float" office:value="-0.242890831295996" calcext:value-type="float">
            <text:p>-0.242890831295996</text:p>
          </table:table-cell>
          <table:table-cell office:value-type="float" office:value="-0.244281535618676" calcext:value-type="float">
            <text:p>-0.244281535618676</text:p>
          </table:table-cell>
          <table:table-cell office:value-type="float" office:value="-0.252163988454399" calcext:value-type="float">
            <text:p>-0.252163988454399</text:p>
          </table:table-cell>
          <table:table-cell office:value-type="float" office:value="-0.251825798902738" calcext:value-type="float">
            <text:p>-0.251825798902738</text:p>
          </table:table-cell>
          <table:table-cell office:value-type="float" office:value="-0.249726770844971" calcext:value-type="float">
            <text:p>-0.249726770844971</text:p>
          </table:table-cell>
          <table:table-cell office:value-type="float" office:value="-0.247306786339595" calcext:value-type="float">
            <text:p>-0.247306786339595</text:p>
          </table:table-cell>
          <table:table-cell office:value-type="float" office:value="-0.253024350958535" calcext:value-type="float">
            <text:p>-0.253024350958535</text:p>
          </table:table-cell>
          <table:table-cell office:value-type="float" office:value="-0.212173703535768" calcext:value-type="float">
            <text:p>-0.212173703535768</text:p>
          </table:table-cell>
          <table:table-cell office:value-type="float" office:value="-0.206414065729017" calcext:value-type="float">
            <text:p>-0.206414065729017</text:p>
          </table:table-cell>
          <table:table-cell office:value-type="float" office:value="-0.204104633557164" calcext:value-type="float">
            <text:p>-0.204104633557164</text:p>
          </table:table-cell>
          <table:table-cell office:value-type="float" office:value="-0.205846974912514" calcext:value-type="float">
            <text:p>-0.205846974912514</text:p>
          </table:table-cell>
          <table:table-cell office:value-type="float" office:value="-0.208679823252925" calcext:value-type="float">
            <text:p>-0.208679823252925</text:p>
          </table:table-cell>
          <table:table-cell office:value-type="float" office:value="-0.215743237702792" calcext:value-type="float">
            <text:p>-0.215743237702792</text:p>
          </table:table-cell>
          <table:table-cell office:value-type="float" office:value="-0.21699987845652" calcext:value-type="float">
            <text:p>-0.21699987845652</text:p>
          </table:table-cell>
          <table:table-cell office:value-type="float" office:value="-0.216694786291046" calcext:value-type="float">
            <text:p>-0.216694786291046</text:p>
          </table:table-cell>
          <table:table-cell office:value-type="float" office:value="-0.230840073350043" calcext:value-type="float">
            <text:p>-0.230840073350043</text:p>
          </table:table-cell>
          <table:table-cell office:value-type="float" office:value="-0.234624558899222" calcext:value-type="float">
            <text:p>-0.234624558899222</text:p>
          </table:table-cell>
          <table:table-cell office:value-type="float" office:value="-0.240582671184836" calcext:value-type="float">
            <text:p>-0.240582671184836</text:p>
          </table:table-cell>
          <table:table-cell office:value-type="float" office:value="-0.23964676673891" calcext:value-type="float">
            <text:p>-0.23964676673891</text:p>
          </table:table-cell>
          <table:table-cell office:value-type="float" office:value="-0.237039147202129" calcext:value-type="float">
            <text:p>-0.237039147202129</text:p>
          </table:table-cell>
          <table:table-cell office:value-type="float" office:value="-0.233991802171499" calcext:value-type="float">
            <text:p>-0.233991802171499</text:p>
          </table:table-cell>
          <table:table-cell office:value-type="float" office:value="-0.229696194019467" calcext:value-type="float">
            <text:p>-0.229696194019467</text:p>
          </table:table-cell>
          <table:table-cell office:value-type="float" office:value="-0.223604788087318" calcext:value-type="float">
            <text:p>-0.223604788087318</text:p>
          </table:table-cell>
          <table:table-cell office:value-type="float" office:value="-0.228620057283429" calcext:value-type="float">
            <text:p>-0.228620057283429</text:p>
          </table:table-cell>
          <table:table-cell office:value-type="float" office:value="-0.233891912371332" calcext:value-type="float">
            <text:p>-0.233891912371332</text:p>
          </table:table-cell>
          <table:table-cell office:value-type="float" office:value="-0.241039793322237" calcext:value-type="float">
            <text:p>-0.241039793322237</text:p>
          </table:table-cell>
          <table:table-cell office:value-type="float" office:value="-0.252636949326304" calcext:value-type="float">
            <text:p>-0.252636949326304</text:p>
          </table:table-cell>
          <table:table-cell office:value-type="float" office:value="-0.24931222607703" calcext:value-type="float">
            <text:p>-0.24931222607703</text:p>
          </table:table-cell>
          <table:table-cell office:value-type="float" office:value="-0.242414197918366" calcext:value-type="float">
            <text:p>-0.242414197918366</text:p>
          </table:table-cell>
          <table:table-cell office:value-type="float" office:value="-0.24132851764949" calcext:value-type="float">
            <text:p>-0.24132851764949</text:p>
          </table:table-cell>
          <table:table-cell office:value-type="float" office:value="-0.241201256268888" calcext:value-type="float">
            <text:p>-0.241201256268888</text:p>
          </table:table-cell>
          <table:table-cell office:value-type="float" office:value="-0.24657754388283" calcext:value-type="float">
            <text:p>-0.24657754388283</text:p>
          </table:table-cell>
          <table:table-cell office:value-type="float" office:value="-0.250798616404198" calcext:value-type="float">
            <text:p>-0.250798616404198</text:p>
          </table:table-cell>
          <table:table-cell office:value-type="float" office:value="-0.252046523653636" calcext:value-type="float">
            <text:p>-0.252046523653636</text:p>
          </table:table-cell>
          <table:table-cell office:value-type="float" office:value="-0.255628819644012" calcext:value-type="float">
            <text:p>-0.255628819644012</text:p>
          </table:table-cell>
          <table:table-cell office:value-type="float" office:value="-0.201512905395149" calcext:value-type="float">
            <text:p>-0.201512905395149</text:p>
          </table:table-cell>
          <table:table-cell office:value-type="float" office:value="-0.200262353368948" calcext:value-type="float">
            <text:p>-0.200262353368948</text:p>
          </table:table-cell>
          <table:table-cell office:value-type="float" office:value="-0.20105212261693" calcext:value-type="float">
            <text:p>-0.20105212261693</text:p>
          </table:table-cell>
          <table:table-cell office:value-type="float" office:value="-0.206714488652267" calcext:value-type="float">
            <text:p>-0.206714488652267</text:p>
          </table:table-cell>
          <table:table-cell office:value-type="float" office:value="-0.211604522587771" calcext:value-type="float">
            <text:p>-0.211604522587771</text:p>
          </table:table-cell>
          <table:table-cell office:value-type="float" office:value="-0.21300220659815" calcext:value-type="float">
            <text:p>-0.21300220659815</text:p>
          </table:table-cell>
          <table:table-cell office:value-type="float" office:value="-0.212570816065244" calcext:value-type="float">
            <text:p>-0.212570816065244</text:p>
          </table:table-cell>
          <table:table-cell office:value-type="float" office:value="-0.212725981761736" calcext:value-type="float">
            <text:p>-0.212725981761736</text:p>
          </table:table-cell>
          <table:table-cell office:value-type="float" office:value="-0.213017251628687" calcext:value-type="float">
            <text:p>-0.213017251628687</text:p>
          </table:table-cell>
          <table:table-cell office:value-type="float" office:value="-0.213485399907865" calcext:value-type="float">
            <text:p>-0.213485399907865</text:p>
          </table:table-cell>
          <table:table-cell office:value-type="float" office:value="-0.214404049287611" calcext:value-type="float">
            <text:p>-0.214404049287611</text:p>
          </table:table-cell>
          <table:table-cell office:value-type="float" office:value="-0.208110167023919" calcext:value-type="float">
            <text:p>-0.208110167023919</text:p>
          </table:table-cell>
          <table:table-cell office:value-type="float" office:value="-0.20222333819181" calcext:value-type="float">
            <text:p>-0.20222333819181</text:p>
          </table:table-cell>
          <table:table-cell office:value-type="float" office:value="-0.191616852303988" calcext:value-type="float">
            <text:p>-0.191616852303988</text:p>
          </table:table-cell>
          <table:table-cell office:value-type="float" office:value="-0.189501342168067" calcext:value-type="float">
            <text:p>-0.189501342168067</text:p>
          </table:table-cell>
          <table:table-cell office:value-type="float" office:value="-0.187348346927991" calcext:value-type="float">
            <text:p>-0.187348346927991</text:p>
          </table:table-cell>
          <table:table-cell office:value-type="float" office:value="-0.179873292106453" calcext:value-type="float">
            <text:p>-0.179873292106453</text:p>
          </table:table-cell>
          <table:table-cell office:value-type="float" office:value="-0.179067267242743" calcext:value-type="float">
            <text:p>-0.179067267242743</text:p>
          </table:table-cell>
          <table:table-cell office:value-type="float" office:value="-0.180127881217887" calcext:value-type="float">
            <text:p>-0.180127881217887</text:p>
          </table:table-cell>
          <table:table-cell office:value-type="float" office:value="-0.180577213464459" calcext:value-type="float">
            <text:p>-0.180577213464459</text:p>
          </table:table-cell>
          <table:table-cell office:value-type="float" office:value="-0.180802726865232" calcext:value-type="float">
            <text:p>-0.180802726865232</text:p>
          </table:table-cell>
          <table:table-cell office:value-type="float" office:value="-0.182985410576783" calcext:value-type="float">
            <text:p>-0.182985410576783</text:p>
          </table:table-cell>
          <table:table-cell office:value-type="float" office:value="-0.184666487630176" calcext:value-type="float">
            <text:p>-0.184666487630176</text:p>
          </table:table-cell>
          <table:table-cell office:value-type="float" office:value="-0.193367127128182" calcext:value-type="float">
            <text:p>-0.193367127128182</text:p>
          </table:table-cell>
          <table:table-cell office:value-type="float" office:value="-0.206413626316072" calcext:value-type="float">
            <text:p>-0.206413626316072</text:p>
          </table:table-cell>
          <table:table-cell office:value-type="float" office:value="-0.211507088152881" calcext:value-type="float">
            <text:p>-0.211507088152881</text:p>
          </table:table-cell>
          <table:table-cell office:value-type="float" office:value="-0.210432152901218" calcext:value-type="float">
            <text:p>-0.210432152901218</text:p>
          </table:table-cell>
          <table:table-cell office:value-type="float" office:value="-0.208152780088887" calcext:value-type="float">
            <text:p>-0.208152780088887</text:p>
          </table:table-cell>
          <table:table-cell office:value-type="float" office:value="-0.207311309903268" calcext:value-type="float">
            <text:p>-0.207311309903268</text:p>
          </table:table-cell>
          <table:table-cell office:value-type="float" office:value="-0.203250483281302" calcext:value-type="float">
            <text:p>-0.203250483281302</text:p>
          </table:table-cell>
          <table:table-cell office:value-type="float" office:value="-0.201097620679557" calcext:value-type="float">
            <text:p>-0.201097620679557</text:p>
          </table:table-cell>
          <table:table-cell office:value-type="float" office:value="-0.195500479456316" calcext:value-type="float">
            <text:p>-0.195500479456316</text:p>
          </table:table-cell>
          <table:table-cell office:value-type="float" office:value="-0.237709841993938" calcext:value-type="float">
            <text:p>-0.237709841993938</text:p>
          </table:table-cell>
          <table:table-cell office:value-type="float" office:value="-0.241864127383369" calcext:value-type="float">
            <text:p>-0.241864127383369</text:p>
          </table:table-cell>
          <table:table-cell office:value-type="float" office:value="-0.244697446973695" calcext:value-type="float">
            <text:p>-0.244697446973695</text:p>
          </table:table-cell>
          <table:table-cell office:value-type="float" office:value="-0.247678966480173" calcext:value-type="float">
            <text:p>-0.247678966480173</text:p>
          </table:table-cell>
          <table:table-cell office:value-type="float" office:value="-0.252007821148798" calcext:value-type="float">
            <text:p>-0.252007821148798</text:p>
          </table:table-cell>
          <table:table-cell office:value-type="float" office:value="-0.253524187289973" calcext:value-type="float">
            <text:p>-0.253524187289973</text:p>
          </table:table-cell>
          <table:table-cell office:value-type="float" office:value="-0.190534008296416" calcext:value-type="float">
            <text:p>-0.190534008296416</text:p>
          </table:table-cell>
          <table:table-cell office:value-type="float" office:value="-0.188098704651304" calcext:value-type="float">
            <text:p>-0.188098704651304</text:p>
          </table:table-cell>
          <table:table-cell office:value-type="float" office:value="-0.193023504852487" calcext:value-type="float">
            <text:p>-0.193023504852487</text:p>
          </table:table-cell>
          <table:table-cell office:value-type="float" office:value="-0.202066380045325" calcext:value-type="float">
            <text:p>-0.202066380045325</text:p>
          </table:table-cell>
          <table:table-cell office:value-type="float" office:value="-0.200533412858371" calcext:value-type="float">
            <text:p>-0.200533412858371</text:p>
          </table:table-cell>
          <table:table-cell office:value-type="float" office:value="-0.200293356310976" calcext:value-type="float">
            <text:p>-0.200293356310976</text:p>
          </table:table-cell>
          <table:table-cell office:value-type="float" office:value="-0.201239040011712" calcext:value-type="float">
            <text:p>-0.201239040011712</text:p>
          </table:table-cell>
          <table:table-cell office:value-type="float" office:value="-0.205777947965074" calcext:value-type="float">
            <text:p>-0.205777947965074</text:p>
          </table:table-cell>
          <table:table-cell office:value-type="float" office:value="-0.183297043751345" calcext:value-type="float">
            <text:p>-0.183297043751345</text:p>
          </table:table-cell>
          <table:table-cell office:value-type="float" office:value="-0.180080276003427" calcext:value-type="float">
            <text:p>-0.180080276003427</text:p>
          </table:table-cell>
          <table:table-cell office:value-type="float" office:value="-0.18400490171094" calcext:value-type="float">
            <text:p>-0.18400490171094</text:p>
          </table:table-cell>
          <table:table-cell office:value-type="float" office:value="-0.183992987753539" calcext:value-type="float">
            <text:p>-0.183992987753539</text:p>
          </table:table-cell>
          <table:table-cell office:value-type="float" office:value="-0.183424767544461" calcext:value-type="float">
            <text:p>-0.183424767544461</text:p>
          </table:table-cell>
          <table:table-cell office:value-type="float" office:value="-0.179415168895158" calcext:value-type="float">
            <text:p>-0.179415168895158</text:p>
          </table:table-cell>
          <table:table-cell office:value-type="float" office:value="-0.185731196599752" calcext:value-type="float">
            <text:p>-0.185731196599752</text:p>
          </table:table-cell>
          <table:table-cell office:value-type="float" office:value="-0.189377868645252" calcext:value-type="float">
            <text:p>-0.189377868645252</text:p>
          </table:table-cell>
          <table:table-cell office:value-type="float" office:value="-0.196432048048256" calcext:value-type="float">
            <text:p>-0.196432048048256</text:p>
          </table:table-cell>
          <table:table-cell office:value-type="float" office:value="-0.203525416132151" calcext:value-type="float">
            <text:p>-0.203525416132151</text:p>
          </table:table-cell>
          <table:table-cell office:value-type="float" office:value="-0.215156015848387" calcext:value-type="float">
            <text:p>-0.215156015848387</text:p>
          </table:table-cell>
          <table:table-cell office:value-type="float" office:value="-0.220437419126253" calcext:value-type="float">
            <text:p>-0.220437419126253</text:p>
          </table:table-cell>
          <table:table-cell office:value-type="float" office:value="-0.225954873170434" calcext:value-type="float">
            <text:p>-0.225954873170434</text:p>
          </table:table-cell>
          <table:table-cell office:value-type="float" office:value="-0.225129407550211" calcext:value-type="float">
            <text:p>-0.225129407550211</text:p>
          </table:table-cell>
          <table:table-cell office:value-type="float" office:value="-0.215083125846746" calcext:value-type="float">
            <text:p>-0.215083125846746</text:p>
          </table:table-cell>
          <table:table-cell office:value-type="float" office:value="-0.213133264149341" calcext:value-type="float">
            <text:p>-0.213133264149341</text:p>
          </table:table-cell>
          <table:table-cell office:value-type="float" office:value="-0.216876079916817" calcext:value-type="float">
            <text:p>-0.216876079916817</text:p>
          </table:table-cell>
          <table:table-cell office:value-type="float" office:value="-0.225341906320413" calcext:value-type="float">
            <text:p>-0.225341906320413</text:p>
          </table:table-cell>
          <table:table-cell office:value-type="float" office:value="-0.276013856854502" calcext:value-type="float">
            <text:p>-0.276013856854502</text:p>
          </table:table-cell>
          <table:table-cell office:value-type="float" office:value="-0.263234344898701" calcext:value-type="float">
            <text:p>-0.263234344898701</text:p>
          </table:table-cell>
          <table:table-cell office:value-type="float" office:value="-0.262517902825241" calcext:value-type="float">
            <text:p>-0.262517902825241</text:p>
          </table:table-cell>
          <table:table-cell office:value-type="float" office:value="-0.259167798023683" calcext:value-type="float">
            <text:p>-0.259167798023683</text:p>
          </table:table-cell>
          <table:table-cell office:value-type="float" office:value="-0.258249196184985" calcext:value-type="float">
            <text:p>-0.258249196184985</text:p>
          </table:table-cell>
          <table:table-cell office:value-type="float" office:value="-0.259369575031588" calcext:value-type="float">
            <text:p>-0.259369575031588</text:p>
          </table:table-cell>
          <table:table-cell office:value-type="float" office:value="-0.26063372374735" calcext:value-type="float">
            <text:p>-0.26063372374735</text:p>
          </table:table-cell>
          <table:table-cell office:value-type="float" office:value="-0.261929979965702" calcext:value-type="float">
            <text:p>-0.261929979965702</text:p>
          </table:table-cell>
          <table:table-cell office:value-type="float" office:value="-0.263605037533601" calcext:value-type="float">
            <text:p>-0.263605037533601</text:p>
          </table:table-cell>
          <table:table-cell office:value-type="float" office:value="-0.26099306054648" calcext:value-type="float">
            <text:p>-0.26099306054648</text:p>
          </table:table-cell>
          <table:table-cell office:value-type="float" office:value="-0.260828531199031" calcext:value-type="float">
            <text:p>-0.260828531199031</text:p>
          </table:table-cell>
          <table:table-cell office:value-type="float" office:value="-0.265455945856319" calcext:value-type="float">
            <text:p>-0.265455945856319</text:p>
          </table:table-cell>
          <table:table-cell office:value-type="float" office:value="-0.270466684275502" calcext:value-type="float">
            <text:p>-0.270466684275502</text:p>
          </table:table-cell>
          <table:table-cell office:value-type="float" office:value="-0.268157882575571" calcext:value-type="float">
            <text:p>-0.268157882575571</text:p>
          </table:table-cell>
          <table:table-cell office:value-type="float" office:value="-0.261145570054604" calcext:value-type="float">
            <text:p>-0.261145570054604</text:p>
          </table:table-cell>
          <table:table-cell office:value-type="float" office:value="-0.259438267576977" calcext:value-type="float">
            <text:p>-0.259438267576977</text:p>
          </table:table-cell>
          <table:table-cell office:value-type="float" office:value="-0.260769436748504" calcext:value-type="float">
            <text:p>-0.260769436748504</text:p>
          </table:table-cell>
          <table:table-cell office:value-type="float" office:value="-0.264888296022185" calcext:value-type="float">
            <text:p>-0.264888296022185</text:p>
          </table:table-cell>
          <table:table-cell office:value-type="float" office:value="-0.266352837202877" calcext:value-type="float">
            <text:p>-0.266352837202877</text:p>
          </table:table-cell>
          <table:table-cell office:value-type="float" office:value="-0.26797964140576" calcext:value-type="float">
            <text:p>-0.26797964140576</text:p>
          </table:table-cell>
          <table:table-cell office:value-type="float" office:value="-0.26690108121575" calcext:value-type="float">
            <text:p>-0.26690108121575</text:p>
          </table:table-cell>
          <table:table-cell office:value-type="float" office:value="-0.266883907589358" calcext:value-type="float">
            <text:p>-0.266883907589358</text:p>
          </table:table-cell>
          <table:table-cell office:value-type="float" office:value="-0.265353393278703" calcext:value-type="float">
            <text:p>-0.265353393278703</text:p>
          </table:table-cell>
          <table:table-cell office:value-type="float" office:value="-0.265691254316133" calcext:value-type="float">
            <text:p>-0.265691254316133</text:p>
          </table:table-cell>
          <table:table-cell office:value-type="float" office:value="-0.278701224888624" calcext:value-type="float">
            <text:p>-0.278701224888624</text:p>
          </table:table-cell>
          <table:table-cell office:value-type="float" office:value="-0.219025601904276" calcext:value-type="float">
            <text:p>-0.219025601904276</text:p>
          </table:table-cell>
          <table:table-cell office:value-type="float" office:value="-0.213850516008268" calcext:value-type="float">
            <text:p>-0.213850516008268</text:p>
          </table:table-cell>
          <table:table-cell office:value-type="float" office:value="-0.208027467889298" calcext:value-type="float">
            <text:p>-0.208027467889298</text:p>
          </table:table-cell>
          <table:table-cell office:value-type="float" office:value="-0.20218336603412" calcext:value-type="float">
            <text:p>-0.20218336603412</text:p>
          </table:table-cell>
          <table:table-cell office:value-type="float" office:value="-0.19951458983801" calcext:value-type="float">
            <text:p>-0.19951458983801</text:p>
          </table:table-cell>
          <table:table-cell office:value-type="float" office:value="-0.197528306205599" calcext:value-type="float">
            <text:p>-0.197528306205599</text:p>
          </table:table-cell>
          <table:table-cell office:value-type="float" office:value="-0.205550854374956" calcext:value-type="float">
            <text:p>-0.205550854374956</text:p>
          </table:table-cell>
          <table:table-cell office:value-type="float" office:value="-0.215996560029543" calcext:value-type="float">
            <text:p>-0.215996560029543</text:p>
          </table:table-cell>
          <table:table-cell office:value-type="float" office:value="-0.22158431630278" calcext:value-type="float">
            <text:p>-0.22158431630278</text:p>
          </table:table-cell>
          <table:table-cell office:value-type="float" office:value="-0.226782754754355" calcext:value-type="float">
            <text:p>-0.226782754754355</text:p>
          </table:table-cell>
          <table:table-cell office:value-type="float" office:value="-0.23710723883044" calcext:value-type="float">
            <text:p>-0.23710723883044</text:p>
          </table:table-cell>
          <table:table-cell office:value-type="float" office:value="-0.240492985622685" calcext:value-type="float">
            <text:p>-0.240492985622685</text:p>
          </table:table-cell>
          <table:table-cell office:value-type="float" office:value="-0.239861262959309" calcext:value-type="float">
            <text:p>-0.239861262959309</text:p>
          </table:table-cell>
          <table:table-cell office:value-type="float" office:value="-0.235466933144422" calcext:value-type="float">
            <text:p>-0.235466933144422</text:p>
          </table:table-cell>
          <table:table-cell office:value-type="float" office:value="-0.223770839179237" calcext:value-type="float">
            <text:p>-0.223770839179237</text:p>
          </table:table-cell>
          <table:table-cell office:value-type="float" office:value="-0.276431051977776" calcext:value-type="float">
            <text:p>-0.276431051977776</text:p>
          </table:table-cell>
          <table:table-cell office:value-type="float" office:value="-0.27561844308474" calcext:value-type="float">
            <text:p>-0.27561844308474</text:p>
          </table:table-cell>
          <table:table-cell office:value-type="float" office:value="-0.264722151032579" calcext:value-type="float">
            <text:p>-0.264722151032579</text:p>
          </table:table-cell>
          <table:table-cell office:value-type="float" office:value="-0.265725024691552" calcext:value-type="float">
            <text:p>-0.265725024691552</text:p>
          </table:table-cell>
          <table:table-cell office:value-type="float" office:value="-0.268077058342117" calcext:value-type="float">
            <text:p>-0.268077058342117</text:p>
          </table:table-cell>
          <table:table-cell office:value-type="float" office:value="-0.269835134590853" calcext:value-type="float">
            <text:p>-0.269835134590853</text:p>
          </table:table-cell>
          <table:table-cell office:value-type="float" office:value="-0.271093157294149" calcext:value-type="float">
            <text:p>-0.271093157294149</text:p>
          </table:table-cell>
          <table:table-cell office:value-type="float" office:value="-0.272636990912134" calcext:value-type="float">
            <text:p>-0.272636990912134</text:p>
          </table:table-cell>
          <table:table-cell office:value-type="float" office:value="-0.269535100619883" calcext:value-type="float">
            <text:p>-0.269535100619883</text:p>
          </table:table-cell>
          <table:table-cell office:value-type="float" office:value="-0.273260046214946" calcext:value-type="float">
            <text:p>-0.273260046214946</text:p>
          </table:table-cell>
          <table:table-cell office:value-type="float" office:value="-0.282019882983295" calcext:value-type="float">
            <text:p>-0.282019882983295</text:p>
          </table:table-cell>
          <table:table-cell office:value-type="float" office:value="-0.288776241200706" calcext:value-type="float">
            <text:p>-0.288776241200706</text:p>
          </table:table-cell>
          <table:table-cell office:value-type="float" office:value="-0.283070576434232" calcext:value-type="float">
            <text:p>-0.283070576434232</text:p>
          </table:table-cell>
          <table:table-cell office:value-type="float" office:value="-0.280960994244454" calcext:value-type="float">
            <text:p>-0.280960994244454</text:p>
          </table:table-cell>
          <table:table-cell office:value-type="float" office:value="-0.272981122795474" calcext:value-type="float">
            <text:p>-0.272981122795474</text:p>
          </table:table-cell>
          <table:table-cell office:value-type="float" office:value="-0.269314365702797" calcext:value-type="float">
            <text:p>-0.269314365702797</text:p>
          </table:table-cell>
          <table:table-cell office:value-type="float" office:value="-0.270254455896655" calcext:value-type="float">
            <text:p>-0.270254455896655</text:p>
          </table:table-cell>
          <table:table-cell office:value-type="float" office:value="-0.272718315870722" calcext:value-type="float">
            <text:p>-0.272718315870722</text:p>
          </table:table-cell>
          <table:table-cell office:value-type="float" office:value="-0.279633355360253" calcext:value-type="float">
            <text:p>-0.279633355360253</text:p>
          </table:table-cell>
          <table:table-cell office:value-type="float" office:value="-0.276507336577658" calcext:value-type="float">
            <text:p>-0.276507336577658</text:p>
          </table:table-cell>
          <table:table-cell office:value-type="float" office:value="-0.2765700614707" calcext:value-type="float">
            <text:p>-0.2765700614707</text:p>
          </table:table-cell>
          <table:table-cell office:value-type="float" office:value="-0.275441319746781" calcext:value-type="float">
            <text:p>-0.275441319746781</text:p>
          </table:table-cell>
          <table:table-cell office:value-type="float" office:value="-0.229550583088253" calcext:value-type="float">
            <text:p>-0.229550583088253</text:p>
          </table:table-cell>
          <table:table-cell office:value-type="float" office:value="-0.226469082298529" calcext:value-type="float">
            <text:p>-0.226469082298529</text:p>
          </table:table-cell>
          <table:table-cell office:value-type="float" office:value="-0.221624537913095" calcext:value-type="float">
            <text:p>-0.221624537913095</text:p>
          </table:table-cell>
          <table:table-cell office:value-type="float" office:value="-0.215917378609862" calcext:value-type="float">
            <text:p>-0.215917378609862</text:p>
          </table:table-cell>
          <table:table-cell office:value-type="float" office:value="-0.213236335177928" calcext:value-type="float">
            <text:p>-0.213236335177928</text:p>
          </table:table-cell>
          <table:table-cell office:value-type="float" office:value="-0.212683075359687" calcext:value-type="float">
            <text:p>-0.212683075359687</text:p>
          </table:table-cell>
          <table:table-cell office:value-type="float" office:value="-0.215691159752851" calcext:value-type="float">
            <text:p>-0.215691159752851</text:p>
          </table:table-cell>
          <table:table-cell office:value-type="float" office:value="-0.223251083371828" calcext:value-type="float">
            <text:p>-0.223251083371828</text:p>
          </table:table-cell>
          <table:table-cell office:value-type="float" office:value="-0.230402511028378" calcext:value-type="float">
            <text:p>-0.230402511028378</text:p>
          </table:table-cell>
          <table:table-cell office:value-type="float" office:value="-0.237625325748106" calcext:value-type="float">
            <text:p>-0.237625325748106</text:p>
          </table:table-cell>
          <table:table-cell office:value-type="float" office:value="-0.24636191671493" calcext:value-type="float">
            <text:p>-0.24636191671493</text:p>
          </table:table-cell>
          <table:table-cell office:value-type="float" office:value="-0.244072392305762" calcext:value-type="float">
            <text:p>-0.244072392305762</text:p>
          </table:table-cell>
          <table:table-cell office:value-type="float" office:value="-0.242900117053635" calcext:value-type="float">
            <text:p>-0.242900117053635</text:p>
          </table:table-cell>
          <table:table-cell office:value-type="float" office:value="-0.231674477165297" calcext:value-type="float">
            <text:p>-0.231674477165297</text:p>
          </table:table-cell>
          <table:table-cell office:value-type="float" office:value="-0.22865996642536" calcext:value-type="float">
            <text:p>-0.22865996642536</text:p>
          </table:table-cell>
          <table:table-cell office:value-type="float" office:value="-0.223703546416419" calcext:value-type="float">
            <text:p>-0.223703546416419</text:p>
          </table:table-cell>
          <table:table-cell office:value-type="float" office:value="-0.280335493327835" calcext:value-type="float">
            <text:p>-0.280335493327835</text:p>
          </table:table-cell>
          <table:table-cell office:value-type="float" office:value="-0.2811763120286" calcext:value-type="float">
            <text:p>-0.2811763120286</text:p>
          </table:table-cell>
          <table:table-cell office:value-type="float" office:value="-0.264599796687199" calcext:value-type="float">
            <text:p>-0.264599796687199</text:p>
          </table:table-cell>
          <table:table-cell office:value-type="float" office:value="-0.260404206927892" calcext:value-type="float">
            <text:p>-0.260404206927892</text:p>
          </table:table-cell>
          <table:table-cell office:value-type="float" office:value="-0.264028195565988" calcext:value-type="float">
            <text:p>-0.264028195565988</text:p>
          </table:table-cell>
          <table:table-cell office:value-type="float" office:value="-0.262320969885671" calcext:value-type="float">
            <text:p>-0.262320969885671</text:p>
          </table:table-cell>
          <table:table-cell office:value-type="float" office:value="-0.262997935431548" calcext:value-type="float">
            <text:p>-0.262997935431548</text:p>
          </table:table-cell>
          <table:table-cell office:value-type="float" office:value="-0.268986324631502" calcext:value-type="float">
            <text:p>-0.268986324631502</text:p>
          </table:table-cell>
          <table:table-cell office:value-type="float" office:value="-0.270226649498853" calcext:value-type="float">
            <text:p>-0.270226649498853</text:p>
          </table:table-cell>
          <table:table-cell office:value-type="float" office:value="-0.288283097782393" calcext:value-type="float">
            <text:p>-0.288283097782393</text:p>
          </table:table-cell>
          <table:table-cell office:value-type="float" office:value="-0.277005127146756" calcext:value-type="float">
            <text:p>-0.277005127146756</text:p>
          </table:table-cell>
          <table:table-cell office:value-type="float" office:value="-0.268800061346437" calcext:value-type="float">
            <text:p>-0.268800061346437</text:p>
          </table:table-cell>
          <table:table-cell office:value-type="float" office:value="-0.269847472221978" calcext:value-type="float">
            <text:p>-0.269847472221978</text:p>
          </table:table-cell>
          <table:table-cell office:value-type="float" office:value="-0.266737647050685" calcext:value-type="float">
            <text:p>-0.266737647050685</text:p>
          </table:table-cell>
          <table:table-cell office:value-type="float" office:value="-0.267302846038689" calcext:value-type="float">
            <text:p>-0.267302846038689</text:p>
          </table:table-cell>
          <table:table-cell office:value-type="float" office:value="-0.268540137379987" calcext:value-type="float">
            <text:p>-0.268540137379987</text:p>
          </table:table-cell>
          <table:table-cell office:value-type="float" office:value="-0.273777750307091" calcext:value-type="float">
            <text:p>-0.273777750307091</text:p>
          </table:table-cell>
          <table:table-cell office:value-type="float" office:value="-0.275906790594703" calcext:value-type="float">
            <text:p>-0.275906790594703</text:p>
          </table:table-cell>
          <table:table-cell office:value-type="float" office:value="-0.273624984962134" calcext:value-type="float">
            <text:p>-0.273624984962134</text:p>
          </table:table-cell>
          <table:table-cell office:value-type="float" office:value="-0.273330224157011" calcext:value-type="float">
            <text:p>-0.273330224157011</text:p>
          </table:table-cell>
          <table:table-cell office:value-type="float" office:value="-0.273146216818485" calcext:value-type="float">
            <text:p>-0.273146216818485</text:p>
          </table:table-cell>
          <table:table-cell office:value-type="float" office:value="-0.271384193141337" calcext:value-type="float">
            <text:p>-0.271384193141337</text:p>
          </table:table-cell>
          <table:table-cell office:value-type="float" office:value="-0.213583294823273" calcext:value-type="float">
            <text:p>-0.213583294823273</text:p>
          </table:table-cell>
          <table:table-cell office:value-type="float" office:value="-0.212918175099939" calcext:value-type="float">
            <text:p>-0.212918175099939</text:p>
          </table:table-cell>
          <table:table-cell office:value-type="float" office:value="-0.202085759222597" calcext:value-type="float">
            <text:p>-0.202085759222597</text:p>
          </table:table-cell>
          <table:table-cell office:value-type="float" office:value="-0.207901160427223" calcext:value-type="float">
            <text:p>-0.207901160427223</text:p>
          </table:table-cell>
          <table:table-cell office:value-type="float" office:value="-0.201681303971379" calcext:value-type="float">
            <text:p>-0.201681303971379</text:p>
          </table:table-cell>
          <table:table-cell office:value-type="float" office:value="-0.201427418808911" calcext:value-type="float">
            <text:p>-0.201427418808911</text:p>
          </table:table-cell>
          <table:table-cell office:value-type="float" office:value="-0.203038838422438" calcext:value-type="float">
            <text:p>-0.203038838422438</text:p>
          </table:table-cell>
          <table:table-cell office:value-type="float" office:value="-0.208195293196587" calcext:value-type="float">
            <text:p>-0.208195293196587</text:p>
          </table:table-cell>
          <table:table-cell office:value-type="float" office:value="-0.207134762301182" calcext:value-type="float">
            <text:p>-0.207134762301182</text:p>
          </table:table-cell>
          <table:table-cell office:value-type="float" office:value="-0.208114560233529" calcext:value-type="float">
            <text:p>-0.208114560233529</text:p>
          </table:table-cell>
          <table:table-cell office:value-type="float" office:value="-0.21022674851523" calcext:value-type="float">
            <text:p>-0.21022674851523</text:p>
          </table:table-cell>
          <table:table-cell office:value-type="float" office:value="-0.212692356065649" calcext:value-type="float">
            <text:p>-0.212692356065649</text:p>
          </table:table-cell>
          <table:table-cell office:value-type="float" office:value="-0.215055686003366" calcext:value-type="float">
            <text:p>-0.215055686003366</text:p>
          </table:table-cell>
          <table:table-cell office:value-type="float" office:value="-0.214895415024065" calcext:value-type="float">
            <text:p>-0.214895415024065</text:p>
          </table:table-cell>
          <table:table-cell office:value-type="float" office:value="-0.212517600111229" calcext:value-type="float">
            <text:p>-0.212517600111229</text:p>
          </table:table-cell>
          <table:table-cell office:value-type="float" office:value="-0.212696272088438" calcext:value-type="float">
            <text:p>-0.212696272088438</text:p>
          </table:table-cell>
          <table:table-cell office:value-type="float" office:value="-0.212724634132163" calcext:value-type="float">
            <text:p>-0.212724634132163</text:p>
          </table:table-cell>
          <table:table-cell office:value-type="float" office:value="-0.212904495528519" calcext:value-type="float">
            <text:p>-0.212904495528519</text:p>
          </table:table-cell>
          <table:table-cell office:value-type="float" office:value="-0.212975669776949" calcext:value-type="float">
            <text:p>-0.212975669776949</text:p>
          </table:table-cell>
          <table:table-cell office:value-type="float" office:value="-0.213104533653422" calcext:value-type="float">
            <text:p>-0.213104533653422</text:p>
          </table:table-cell>
          <table:table-cell office:value-type="float" office:value="-0.213357498580896" calcext:value-type="float">
            <text:p>-0.213357498580896</text:p>
          </table:table-cell>
          <table:table-cell office:value-type="float" office:value="-0.212971269245757" calcext:value-type="float">
            <text:p>-0.212971269245757</text:p>
          </table:table-cell>
          <table:table-cell office:value-type="float" office:value="-0.212835141318026" calcext:value-type="float">
            <text:p>-0.212835141318026</text:p>
          </table:table-cell>
          <table:table-cell office:value-type="float" office:value="-0.212170685075314" calcext:value-type="float">
            <text:p>-0.212170685075314</text:p>
          </table:table-cell>
          <table:table-cell office:value-type="float" office:value="-0.211911953157592" calcext:value-type="float">
            <text:p>-0.211911953157592</text:p>
          </table:table-cell>
          <table:table-cell office:value-type="float" office:value="-0.212262873531234" calcext:value-type="float">
            <text:p>-0.212262873531234</text:p>
          </table:table-cell>
          <table:table-cell office:value-type="float" office:value="-0.212418176972062" calcext:value-type="float">
            <text:p>-0.212418176972062</text:p>
          </table:table-cell>
          <table:table-cell office:value-type="float" office:value="-0.212103165270816" calcext:value-type="float">
            <text:p>-0.212103165270816</text:p>
          </table:table-cell>
          <table:table-cell office:value-type="float" office:value="-0.212188248088111" calcext:value-type="float">
            <text:p>-0.212188248088111</text:p>
          </table:table-cell>
          <table:table-cell office:value-type="float" office:value="-0.212211817473926" calcext:value-type="float">
            <text:p>-0.212211817473926</text:p>
          </table:table-cell>
          <table:table-cell office:value-type="float" office:value="-0.212453913765754" calcext:value-type="float">
            <text:p>-0.212453913765754</text:p>
          </table:table-cell>
          <table:table-cell office:value-type="float" office:value="-0.212215582125275" calcext:value-type="float">
            <text:p>-0.212215582125275</text:p>
          </table:table-cell>
          <table:table-cell office:value-type="float" office:value="-0.212182935479351" calcext:value-type="float">
            <text:p>-0.212182935479351</text:p>
          </table:table-cell>
          <table:table-cell office:value-type="float" office:value="-0.212273324014997" calcext:value-type="float">
            <text:p>-0.212273324014997</text:p>
          </table:table-cell>
          <table:table-cell office:value-type="float" office:value="-0.212117923360528" calcext:value-type="float">
            <text:p>-0.212117923360528</text:p>
          </table:table-cell>
          <table:table-cell office:value-type="float" office:value="-0.211996142523904" calcext:value-type="float">
            <text:p>-0.211996142523904</text:p>
          </table:table-cell>
          <table:table-cell office:value-type="float" office:value="-0.212277820217533" calcext:value-type="float">
            <text:p>-0.212277820217533</text:p>
          </table:table-cell>
          <table:table-cell office:value-type="float" office:value="-0.212308239332868" calcext:value-type="float">
            <text:p>-0.212308239332868</text:p>
          </table:table-cell>
          <table:table-cell office:value-type="float" office:value="-0.211926748341857" calcext:value-type="float">
            <text:p>-0.211926748341857</text:p>
          </table:table-cell>
          <table:table-cell office:value-type="float" office:value="-0.21219508040427" calcext:value-type="float">
            <text:p>-0.21219508040427</text:p>
          </table:table-cell>
          <table:table-cell office:value-type="float" office:value="-0.212327343824804" calcext:value-type="float">
            <text:p>-0.212327343824804</text:p>
          </table:table-cell>
          <table:table-cell office:value-type="float" office:value="-0.212287794090196" calcext:value-type="float">
            <text:p>-0.212287794090196</text:p>
          </table:table-cell>
          <table:table-cell office:value-type="float" office:value="-0.211848802258673" calcext:value-type="float">
            <text:p>-0.211848802258673</text:p>
          </table:table-cell>
          <table:table-cell office:value-type="float" office:value="-0.21218833579719" calcext:value-type="float">
            <text:p>-0.21218833579719</text:p>
          </table:table-cell>
          <table:table-cell office:value-type="float" office:value="-0.21219177602174" calcext:value-type="float">
            <text:p>-0.21219177602174</text:p>
          </table:table-cell>
          <table:table-cell office:value-type="float" office:value="-0.212172285587565" calcext:value-type="float">
            <text:p>-0.212172285587565</text:p>
          </table:table-cell>
          <table:table-cell office:value-type="float" office:value="-0.212463786591831" calcext:value-type="float">
            <text:p>-0.212463786591831</text:p>
          </table:table-cell>
          <table:table-cell office:value-type="float" office:value="-0.212300063614257" calcext:value-type="float">
            <text:p>-0.212300063614257</text:p>
          </table:table-cell>
          <table:table-cell office:value-type="float" office:value="-0.212180399601159" calcext:value-type="float">
            <text:p>-0.212180399601159</text:p>
          </table:table-cell>
          <table:table-cell office:value-type="float" office:value="-0.212174364194251" calcext:value-type="float">
            <text:p>-0.212174364194251</text:p>
          </table:table-cell>
          <table:table-cell office:value-type="float" office:value="-0.212504900347932" calcext:value-type="float">
            <text:p>-0.212504900347932</text:p>
          </table:table-cell>
          <table:table-cell office:value-type="float" office:value="-0.21209711724278" calcext:value-type="float">
            <text:p>-0.21209711724278</text:p>
          </table:table-cell>
          <table:table-cell office:value-type="float" office:value="-0.212251523329477" calcext:value-type="float">
            <text:p>-0.212251523329477</text:p>
          </table:table-cell>
          <table:table-cell office:value-type="float" office:value="-0.212336085913201" calcext:value-type="float">
            <text:p>-0.212336085913201</text:p>
          </table:table-cell>
          <table:table-cell office:value-type="float" office:value="-0.212185102348131" calcext:value-type="float">
            <text:p>-0.212185102348131</text:p>
          </table:table-cell>
          <table:table-cell office:value-type="float" office:value="-0.212076268586055" calcext:value-type="float">
            <text:p>-0.212076268586055</text:p>
          </table:table-cell>
          <table:table-cell office:value-type="float" office:value="-0.21211461908661" calcext:value-type="float">
            <text:p>-0.21211461908661</text:p>
          </table:table-cell>
          <table:table-cell office:value-type="float" office:value="-0.212011637755706" calcext:value-type="float">
            <text:p>-0.212011637755706</text:p>
          </table:table-cell>
          <table:table-cell office:value-type="float" office:value="-0.212013138135785" calcext:value-type="float">
            <text:p>-0.212013138135785</text:p>
          </table:table-cell>
          <table:table-cell office:value-type="float" office:value="-0.21224416411526" calcext:value-type="float">
            <text:p>-0.21224416411526</text:p>
          </table:table-cell>
          <table:table-cell office:value-type="float" office:value="-0.212157523601199" calcext:value-type="float">
            <text:p>-0.212157523601199</text:p>
          </table:table-cell>
          <table:table-cell office:value-type="float" office:value="-0.211838052235623" calcext:value-type="float">
            <text:p>-0.211838052235623</text:p>
          </table:table-cell>
          <table:table-cell office:value-type="float" office:value="-0.212113978932934" calcext:value-type="float">
            <text:p>-0.212113978932934</text:p>
          </table:table-cell>
          <table:table-cell office:value-type="float" office:value="-0.212156017842555" calcext:value-type="float">
            <text:p>-0.212156017842555</text:p>
          </table:table-cell>
          <table:table-cell office:value-type="float" office:value="-0.211882008335831" calcext:value-type="float">
            <text:p>-0.211882008335831</text:p>
          </table:table-cell>
          <table:table-cell office:value-type="float" office:value="-0.212006572103932" calcext:value-type="float">
            <text:p>-0.212006572103932</text:p>
          </table:table-cell>
          <table:table-cell office:value-type="float" office:value="-0.21188383218809" calcext:value-type="float">
            <text:p>-0.21188383218809</text:p>
          </table:table-cell>
          <table:table-cell office:value-type="float" office:value="-0.212068882027795" calcext:value-type="float">
            <text:p>-0.212068882027795</text:p>
          </table:table-cell>
          <table:table-cell office:value-type="float" office:value="-0.211939540751852" calcext:value-type="float">
            <text:p>-0.211939540751852</text:p>
          </table:table-cell>
          <table:table-cell office:value-type="float" office:value="-0.211719069992133" calcext:value-type="float">
            <text:p>-0.211719069992133</text:p>
          </table:table-cell>
          <table:table-cell office:value-type="float" office:value="-0.212284413020463" calcext:value-type="float">
            <text:p>-0.212284413020463</text:p>
          </table:table-cell>
          <table:table-cell office:value-type="float" office:value="-0.212038740444099" calcext:value-type="float">
            <text:p>-0.212038740444099</text:p>
          </table:table-cell>
          <table:table-cell office:value-type="float" office:value="-0.212059413596888" calcext:value-type="float">
            <text:p>-0.212059413596888</text:p>
          </table:table-cell>
          <table:table-cell office:value-type="float" office:value="-0.211939024948272" calcext:value-type="float">
            <text:p>-0.211939024948272</text:p>
          </table:table-cell>
          <table:table-cell office:value-type="float" office:value="-0.21202145109564" calcext:value-type="float">
            <text:p>-0.21202145109564</text:p>
          </table:table-cell>
          <table:table-cell office:value-type="float" office:value="-0.211945838845036" calcext:value-type="float">
            <text:p>-0.211945838845036</text:p>
          </table:table-cell>
          <table:table-cell office:value-type="float" office:value="-0.212004108832325" calcext:value-type="float">
            <text:p>-0.212004108832325</text:p>
          </table:table-cell>
          <table:table-cell office:value-type="float" office:value="-0.212048741189278" calcext:value-type="float">
            <text:p>-0.212048741189278</text:p>
          </table:table-cell>
          <table:table-cell office:value-type="float" office:value="-0.212021086802039" calcext:value-type="float">
            <text:p>-0.212021086802039</text:p>
          </table:table-cell>
          <table:table-cell office:value-type="float" office:value="-0.211844188886863" calcext:value-type="float">
            <text:p>-0.211844188886863</text:p>
          </table:table-cell>
          <table:table-cell office:value-type="float" office:value="-0.212052353488214" calcext:value-type="float">
            <text:p>-0.212052353488214</text:p>
          </table:table-cell>
          <table:table-cell office:value-type="float" office:value="-0.211877425450039" calcext:value-type="float">
            <text:p>-0.211877425450039</text:p>
          </table:table-cell>
          <table:table-cell office:value-type="float" office:value="-0.212097163676756" calcext:value-type="float">
            <text:p>-0.212097163676756</text:p>
          </table:table-cell>
          <table:table-cell office:value-type="float" office:value="-0.21193789359026" calcext:value-type="float">
            <text:p>-0.21193789359026</text:p>
          </table:table-cell>
          <table:table-cell office:value-type="float" office:value="-0.211858443125865" calcext:value-type="float">
            <text:p>-0.211858443125865</text:p>
          </table:table-cell>
          <table:table-cell office:value-type="float" office:value="-0.212017495672168" calcext:value-type="float">
            <text:p>-0.212017495672168</text:p>
          </table:table-cell>
          <table:table-cell office:value-type="float" office:value="-0.211942737351377" calcext:value-type="float">
            <text:p>-0.211942737351377</text:p>
          </table:table-cell>
          <table:table-cell office:value-type="float" office:value="-0.211888505678229" calcext:value-type="float">
            <text:p>-0.211888505678229</text:p>
          </table:table-cell>
          <table:table-cell office:value-type="float" office:value="-0.212222965827288" calcext:value-type="float">
            <text:p>-0.212222965827288</text:p>
          </table:table-cell>
          <table:table-cell office:value-type="float" office:value="-0.211880180872101" calcext:value-type="float">
            <text:p>-0.211880180872101</text:p>
          </table:table-cell>
          <table:table-cell office:value-type="float" office:value="-0.211688054418409" calcext:value-type="float">
            <text:p>-0.211688054418409</text:p>
          </table:table-cell>
          <table:table-cell office:value-type="float" office:value="-0.212048632905982" calcext:value-type="float">
            <text:p>-0.212048632905982</text:p>
          </table:table-cell>
          <table:table-cell office:value-type="float" office:value="-0.211944601597749" calcext:value-type="float">
            <text:p>-0.211944601597749</text:p>
          </table:table-cell>
          <table:table-cell office:value-type="float" office:value="-0.212085184189341" calcext:value-type="float">
            <text:p>-0.212085184189341</text:p>
          </table:table-cell>
          <table:table-cell office:value-type="float" office:value="-0.211898100892205" calcext:value-type="float">
            <text:p>-0.211898100892205</text:p>
          </table:table-cell>
          <table:table-cell office:value-type="float" office:value="-0.212238506429432" calcext:value-type="float">
            <text:p>-0.212238506429432</text:p>
          </table:table-cell>
          <table:table-cell office:value-type="float" office:value="-0.212149947433997" calcext:value-type="float">
            <text:p>-0.212149947433997</text:p>
          </table:table-cell>
          <table:table-cell office:value-type="float" office:value="-0.212109787474715" calcext:value-type="float">
            <text:p>-0.212109787474715</text:p>
          </table:table-cell>
          <table:table-cell office:value-type="float" office:value="-0.211974285473267" calcext:value-type="float">
            <text:p>-0.211974285473267</text:p>
          </table:table-cell>
          <table:table-cell office:value-type="float" office:value="-0.211926100818189" calcext:value-type="float">
            <text:p>-0.211926100818189</text:p>
          </table:table-cell>
          <table:table-cell office:value-type="float" office:value="-0.211815244058206" calcext:value-type="float">
            <text:p>-0.211815244058206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10042917469236" calcext:value-type="float">
            <text:p>0.310042917469236</text:p>
          </table:table-cell>
          <table:table-cell office:value-type="float" office:value="0.310042645032817" calcext:value-type="float">
            <text:p>0.310042645032817</text:p>
          </table:table-cell>
          <table:table-cell office:value-type="float" office:value="0.310012013493034" calcext:value-type="float">
            <text:p>0.310012013493034</text:p>
          </table:table-cell>
          <table:table-cell office:value-type="float" office:value="0.310041959376333" calcext:value-type="float">
            <text:p>0.310041959376333</text:p>
          </table:table-cell>
          <table:table-cell office:value-type="float" office:value="0.310018463151982" calcext:value-type="float">
            <text:p>0.310018463151982</text:p>
          </table:table-cell>
          <table:table-cell office:value-type="float" office:value="0.310053029533594" calcext:value-type="float">
            <text:p>0.310053029533594</text:p>
          </table:table-cell>
          <table:table-cell office:value-type="float" office:value="0.310069502629181" calcext:value-type="float">
            <text:p>0.310069502629181</text:p>
          </table:table-cell>
          <table:table-cell office:value-type="float" office:value="0.310049275671325" calcext:value-type="float">
            <text:p>0.310049275671325</text:p>
          </table:table-cell>
          <table:table-cell office:value-type="float" office:value="0.310064666857386" calcext:value-type="float">
            <text:p>0.310064666857386</text:p>
          </table:table-cell>
          <table:table-cell office:value-type="float" office:value="0.310074651102013" calcext:value-type="float">
            <text:p>0.310074651102013</text:p>
          </table:table-cell>
          <table:table-cell office:value-type="float" office:value="0.310027756130874" calcext:value-type="float">
            <text:p>0.310027756130874</text:p>
          </table:table-cell>
          <table:table-cell office:value-type="float" office:value="0.310034176432502" calcext:value-type="float">
            <text:p>0.310034176432502</text:p>
          </table:table-cell>
          <table:table-cell office:value-type="float" office:value="0.310060681032425" calcext:value-type="float">
            <text:p>0.310060681032425</text:p>
          </table:table-cell>
          <table:table-cell office:value-type="float" office:value="0.310051293366481" calcext:value-type="float">
            <text:p>0.310051293366481</text:p>
          </table:table-cell>
          <table:table-cell office:value-type="float" office:value="0.310045287466525" calcext:value-type="float">
            <text:p>0.310045287466525</text:p>
          </table:table-cell>
          <table:table-cell office:value-type="float" office:value="0.310030404108573" calcext:value-type="float">
            <text:p>0.310030404108573</text:p>
          </table:table-cell>
          <table:table-cell office:value-type="float" office:value="0.310056220180432" calcext:value-type="float">
            <text:p>0.310056220180432</text:p>
          </table:table-cell>
          <table:table-cell office:value-type="float" office:value="0.310045984151004" calcext:value-type="float">
            <text:p>0.310045984151004</text:p>
          </table:table-cell>
          <table:table-cell office:value-type="float" office:value="0.310017718598338" calcext:value-type="float">
            <text:p>0.310017718598338</text:p>
          </table:table-cell>
          <table:table-cell office:value-type="float" office:value="0.3100490049361" calcext:value-type="float">
            <text:p>0.3100490049361</text:p>
          </table:table-cell>
          <table:table-cell office:value-type="float" office:value="0.310039282261651" calcext:value-type="float">
            <text:p>0.310039282261651</text:p>
          </table:table-cell>
          <table:table-cell office:value-type="float" office:value="0.310060024333978" calcext:value-type="float">
            <text:p>0.310060024333978</text:p>
          </table:table-cell>
          <table:table-cell office:value-type="float" office:value="0.310016954449342" calcext:value-type="float">
            <text:p>0.310016954449342</text:p>
          </table:table-cell>
          <table:table-cell office:value-type="float" office:value="0.310050547439886" calcext:value-type="float">
            <text:p>0.310050547439886</text:p>
          </table:table-cell>
          <table:table-cell office:value-type="float" office:value="0.310044379475401" calcext:value-type="float">
            <text:p>0.310044379475401</text:p>
          </table:table-cell>
          <table:table-cell office:value-type="float" office:value="0.310012379692327" calcext:value-type="float">
            <text:p>0.310012379692327</text:p>
          </table:table-cell>
          <table:table-cell office:value-type="float" office:value="0.310044418512992" calcext:value-type="float">
            <text:p>0.310044418512992</text:p>
          </table:table-cell>
          <table:table-cell office:value-type="float" office:value="0.310051130201126" calcext:value-type="float">
            <text:p>0.310051130201126</text:p>
          </table:table-cell>
          <table:table-cell office:value-type="float" office:value="0.310058000615305" calcext:value-type="float">
            <text:p>0.310058000615305</text:p>
          </table:table-cell>
          <table:table-cell office:value-type="float" office:value="0.310016261082845" calcext:value-type="float">
            <text:p>0.310016261082845</text:p>
          </table:table-cell>
          <table:table-cell office:value-type="float" office:value="0.31002376521981" calcext:value-type="float">
            <text:p>0.31002376521981</text:p>
          </table:table-cell>
          <table:table-cell office:value-type="float" office:value="0.310036280118703" calcext:value-type="float">
            <text:p>0.310036280118703</text:p>
          </table:table-cell>
          <table:table-cell office:value-type="float" office:value="0.310006401126864" calcext:value-type="float">
            <text:p>0.310006401126864</text:p>
          </table:table-cell>
          <table:table-cell office:value-type="float" office:value="0.310023142410065" calcext:value-type="float">
            <text:p>0.310023142410065</text:p>
          </table:table-cell>
          <table:table-cell office:value-type="float" office:value="0.310035707223464" calcext:value-type="float">
            <text:p>0.310035707223464</text:p>
          </table:table-cell>
          <table:table-cell office:value-type="float" office:value="0.310044210397552" calcext:value-type="float">
            <text:p>0.310044210397552</text:p>
          </table:table-cell>
          <table:table-cell office:value-type="float" office:value="0.310061047840258" calcext:value-type="float">
            <text:p>0.310061047840258</text:p>
          </table:table-cell>
          <table:table-cell office:value-type="float" office:value="0.3100224067531" calcext:value-type="float">
            <text:p>0.3100224067531</text:p>
          </table:table-cell>
          <table:table-cell office:value-type="float" office:value="0.310051416204785" calcext:value-type="float">
            <text:p>0.310051416204785</text:p>
          </table:table-cell>
          <table:table-cell office:value-type="float" office:value="0.310034295032824" calcext:value-type="float">
            <text:p>0.310034295032824</text:p>
          </table:table-cell>
          <table:table-cell office:value-type="float" office:value="0.310016014572801" calcext:value-type="float">
            <text:p>0.310016014572801</text:p>
          </table:table-cell>
          <table:table-cell office:value-type="float" office:value="0.310026938021355" calcext:value-type="float">
            <text:p>0.310026938021355</text:p>
          </table:table-cell>
          <table:table-cell office:value-type="float" office:value="0.310033215162179" calcext:value-type="float">
            <text:p>0.310033215162179</text:p>
          </table:table-cell>
          <table:table-cell office:value-type="float" office:value="0.310026841689006" calcext:value-type="float">
            <text:p>0.310026841689006</text:p>
          </table:table-cell>
          <table:table-cell office:value-type="float" office:value="0.310019923550741" calcext:value-type="float">
            <text:p>0.310019923550741</text:p>
          </table:table-cell>
          <table:table-cell office:value-type="float" office:value="0.310028869131973" calcext:value-type="float">
            <text:p>0.310028869131973</text:p>
          </table:table-cell>
          <table:table-cell office:value-type="float" office:value="0.31001533630292" calcext:value-type="float">
            <text:p>0.31001533630292</text:p>
          </table:table-cell>
          <table:table-cell office:value-type="float" office:value="0.310019112790347" calcext:value-type="float">
            <text:p>0.310019112790347</text:p>
          </table:table-cell>
          <table:table-cell office:value-type="float" office:value="0.310041392584203" calcext:value-type="float">
            <text:p>0.310041392584203</text:p>
          </table:table-cell>
          <table:table-cell office:value-type="float" office:value="0.310041348243393" calcext:value-type="float">
            <text:p>0.310041348243393</text:p>
          </table:table-cell>
          <table:table-cell office:value-type="float" office:value="0.310068477878277" calcext:value-type="float">
            <text:p>0.310068477878277</text:p>
          </table:table-cell>
          <table:table-cell office:value-type="float" office:value="0.31008096266434" calcext:value-type="float">
            <text:p>0.31008096266434</text:p>
          </table:table-cell>
          <table:table-cell office:value-type="float" office:value="0.309964291207612" calcext:value-type="float">
            <text:p>0.309964291207612</text:p>
          </table:table-cell>
          <table:table-cell office:value-type="float" office:value="0.309715622952545" calcext:value-type="float">
            <text:p>0.309715622952545</text:p>
          </table:table-cell>
          <table:table-cell office:value-type="float" office:value="0.309778785897315" calcext:value-type="float">
            <text:p>0.309778785897315</text:p>
          </table:table-cell>
          <table:table-cell office:value-type="float" office:value="0.309781967479697" calcext:value-type="float">
            <text:p>0.309781967479697</text:p>
          </table:table-cell>
          <table:table-cell office:value-type="float" office:value="0.309362426240454" calcext:value-type="float">
            <text:p>0.309362426240454</text:p>
          </table:table-cell>
          <table:table-cell office:value-type="float" office:value="0.308837694725803" calcext:value-type="float">
            <text:p>0.308837694725803</text:p>
          </table:table-cell>
          <table:table-cell office:value-type="float" office:value="0.308135927600077" calcext:value-type="float">
            <text:p>0.308135927600077</text:p>
          </table:table-cell>
          <table:table-cell office:value-type="float" office:value="0.307693975825565" calcext:value-type="float">
            <text:p>0.307693975825565</text:p>
          </table:table-cell>
          <table:table-cell office:value-type="float" office:value="0.307260562013213" calcext:value-type="float">
            <text:p>0.307260562013213</text:p>
          </table:table-cell>
          <table:table-cell office:value-type="float" office:value="0.307138846776817" calcext:value-type="float">
            <text:p>0.307138846776817</text:p>
          </table:table-cell>
          <table:table-cell office:value-type="float" office:value="0.307114977585432" calcext:value-type="float">
            <text:p>0.307114977585432</text:p>
          </table:table-cell>
          <table:table-cell office:value-type="float" office:value="0.307184615957468" calcext:value-type="float">
            <text:p>0.307184615957468</text:p>
          </table:table-cell>
          <table:table-cell office:value-type="float" office:value="0.306682002510344" calcext:value-type="float">
            <text:p>0.306682002510344</text:p>
          </table:table-cell>
          <table:table-cell office:value-type="float" office:value="0.306334482554006" calcext:value-type="float">
            <text:p>0.306334482554006</text:p>
          </table:table-cell>
          <table:table-cell office:value-type="float" office:value="0.305550060474638" calcext:value-type="float">
            <text:p>0.305550060474638</text:p>
          </table:table-cell>
          <table:table-cell office:value-type="float" office:value="0.308539098360249" calcext:value-type="float">
            <text:p>0.308539098360249</text:p>
          </table:table-cell>
          <table:table-cell office:value-type="float" office:value="0.313534338611912" calcext:value-type="float">
            <text:p>0.313534338611912</text:p>
          </table:table-cell>
          <table:table-cell office:value-type="float" office:value="0.319696244273954" calcext:value-type="float">
            <text:p>0.319696244273954</text:p>
          </table:table-cell>
          <table:table-cell office:value-type="float" office:value="0.33131592324742" calcext:value-type="float">
            <text:p>0.33131592324742</text:p>
          </table:table-cell>
          <table:table-cell office:value-type="float" office:value="0.337879276674379" calcext:value-type="float">
            <text:p>0.337879276674379</text:p>
          </table:table-cell>
          <table:table-cell office:value-type="float" office:value="0.34503255398203" calcext:value-type="float">
            <text:p>0.34503255398203</text:p>
          </table:table-cell>
          <table:table-cell office:value-type="float" office:value="0.348046966135121" calcext:value-type="float">
            <text:p>0.348046966135121</text:p>
          </table:table-cell>
          <table:table-cell office:value-type="float" office:value="0.347000999986454" calcext:value-type="float">
            <text:p>0.347000999986454</text:p>
          </table:table-cell>
          <table:table-cell office:value-type="float" office:value="0.346734040444786" calcext:value-type="float">
            <text:p>0.346734040444786</text:p>
          </table:table-cell>
          <table:table-cell office:value-type="float" office:value="0.347736793087078" calcext:value-type="float">
            <text:p>0.347736793087078</text:p>
          </table:table-cell>
          <table:table-cell office:value-type="float" office:value="0.343477417563322" calcext:value-type="float">
            <text:p>0.343477417563322</text:p>
          </table:table-cell>
          <table:table-cell office:value-type="float" office:value="0.33858508239042" calcext:value-type="float">
            <text:p>0.33858508239042</text:p>
          </table:table-cell>
          <table:table-cell office:value-type="float" office:value="0.331972510988741" calcext:value-type="float">
            <text:p>0.331972510988741</text:p>
          </table:table-cell>
          <table:table-cell office:value-type="float" office:value="0.326057077601013" calcext:value-type="float">
            <text:p>0.326057077601013</text:p>
          </table:table-cell>
          <table:table-cell office:value-type="float" office:value="0.319395417521984" calcext:value-type="float">
            <text:p>0.319395417521984</text:p>
          </table:table-cell>
          <table:table-cell office:value-type="float" office:value="0.314256750511595" calcext:value-type="float">
            <text:p>0.314256750511595</text:p>
          </table:table-cell>
          <table:table-cell office:value-type="float" office:value="0.310649713750214" calcext:value-type="float">
            <text:p>0.310649713750214</text:p>
          </table:table-cell>
          <table:table-cell office:value-type="float" office:value="0.309574262303682" calcext:value-type="float">
            <text:p>0.309574262303682</text:p>
          </table:table-cell>
          <table:table-cell office:value-type="float" office:value="0.308845318012666" calcext:value-type="float">
            <text:p>0.308845318012666</text:p>
          </table:table-cell>
          <table:table-cell office:value-type="float" office:value="0.304217006378911" calcext:value-type="float">
            <text:p>0.304217006378911</text:p>
          </table:table-cell>
          <table:table-cell office:value-type="float" office:value="0.299151317151394" calcext:value-type="float">
            <text:p>0.299151317151394</text:p>
          </table:table-cell>
          <table:table-cell office:value-type="float" office:value="0.298654169551745" calcext:value-type="float">
            <text:p>0.298654169551745</text:p>
          </table:table-cell>
          <table:table-cell office:value-type="float" office:value="0.298991066227522" calcext:value-type="float">
            <text:p>0.298991066227522</text:p>
          </table:table-cell>
          <table:table-cell office:value-type="float" office:value="0.299919087494582" calcext:value-type="float">
            <text:p>0.299919087494582</text:p>
          </table:table-cell>
          <table:table-cell office:value-type="float" office:value="0.338138241704405" calcext:value-type="float">
            <text:p>0.338138241704405</text:p>
          </table:table-cell>
          <table:table-cell office:value-type="float" office:value="0.339309851189423" calcext:value-type="float">
            <text:p>0.339309851189423</text:p>
          </table:table-cell>
          <table:table-cell office:value-type="float" office:value="0.339236569599924" calcext:value-type="float">
            <text:p>0.339236569599924</text:p>
          </table:table-cell>
          <table:table-cell office:value-type="float" office:value="0.336472137310743" calcext:value-type="float">
            <text:p>0.336472137310743</text:p>
          </table:table-cell>
          <table:table-cell office:value-type="float" office:value="0.313542992948466" calcext:value-type="float">
            <text:p>0.313542992948466</text:p>
          </table:table-cell>
          <table:table-cell office:value-type="float" office:value="0.304827806629645" calcext:value-type="float">
            <text:p>0.304827806629645</text:p>
          </table:table-cell>
          <table:table-cell office:value-type="float" office:value="0.299108148800378" calcext:value-type="float">
            <text:p>0.299108148800378</text:p>
          </table:table-cell>
          <table:table-cell office:value-type="float" office:value="0.292669492859421" calcext:value-type="float">
            <text:p>0.292669492859421</text:p>
          </table:table-cell>
          <table:table-cell office:value-type="float" office:value="0.311236423536688" calcext:value-type="float">
            <text:p>0.311236423536688</text:p>
          </table:table-cell>
          <table:table-cell office:value-type="float" office:value="0.313002214083097" calcext:value-type="float">
            <text:p>0.313002214083097</text:p>
          </table:table-cell>
          <table:table-cell office:value-type="float" office:value="0.309456248669644" calcext:value-type="float">
            <text:p>0.309456248669644</text:p>
          </table:table-cell>
          <table:table-cell office:value-type="float" office:value="0.309808610204214" calcext:value-type="float">
            <text:p>0.309808610204214</text:p>
          </table:table-cell>
          <table:table-cell office:value-type="float" office:value="0.307774447771464" calcext:value-type="float">
            <text:p>0.307774447771464</text:p>
          </table:table-cell>
          <table:table-cell office:value-type="float" office:value="0.305024202206159" calcext:value-type="float">
            <text:p>0.305024202206159</text:p>
          </table:table-cell>
          <table:table-cell office:value-type="float" office:value="0.302175140385485" calcext:value-type="float">
            <text:p>0.302175140385485</text:p>
          </table:table-cell>
          <table:table-cell office:value-type="float" office:value="0.301766585666543" calcext:value-type="float">
            <text:p>0.301766585666543</text:p>
          </table:table-cell>
          <table:table-cell office:value-type="float" office:value="0.312980609873378" calcext:value-type="float">
            <text:p>0.312980609873378</text:p>
          </table:table-cell>
          <table:table-cell office:value-type="float" office:value="0.320565076181132" calcext:value-type="float">
            <text:p>0.320565076181132</text:p>
          </table:table-cell>
          <table:table-cell office:value-type="float" office:value="0.320568529334623" calcext:value-type="float">
            <text:p>0.320568529334623</text:p>
          </table:table-cell>
          <table:table-cell office:value-type="float" office:value="0.323743225522769" calcext:value-type="float">
            <text:p>0.323743225522769</text:p>
          </table:table-cell>
          <table:table-cell office:value-type="float" office:value="0.335813121311521" calcext:value-type="float">
            <text:p>0.335813121311521</text:p>
          </table:table-cell>
          <table:table-cell office:value-type="float" office:value="0.337866394957306" calcext:value-type="float">
            <text:p>0.337866394957306</text:p>
          </table:table-cell>
          <table:table-cell office:value-type="float" office:value="0.33857480120783" calcext:value-type="float">
            <text:p>0.33857480120783</text:p>
          </table:table-cell>
          <table:table-cell office:value-type="float" office:value="0.338441850980034" calcext:value-type="float">
            <text:p>0.338441850980034</text:p>
          </table:table-cell>
          <table:table-cell office:value-type="float" office:value="0.33331691986209" calcext:value-type="float">
            <text:p>0.33331691986209</text:p>
          </table:table-cell>
          <table:table-cell office:value-type="float" office:value="0.330132284559094" calcext:value-type="float">
            <text:p>0.330132284559094</text:p>
          </table:table-cell>
          <table:table-cell office:value-type="float" office:value="0.326749970436109" calcext:value-type="float">
            <text:p>0.326749970436109</text:p>
          </table:table-cell>
          <table:table-cell office:value-type="float" office:value="0.311688626582943" calcext:value-type="float">
            <text:p>0.311688626582943</text:p>
          </table:table-cell>
          <table:table-cell office:value-type="float" office:value="0.302976787945717" calcext:value-type="float">
            <text:p>0.302976787945717</text:p>
          </table:table-cell>
          <table:table-cell office:value-type="float" office:value="0.303010140977645" calcext:value-type="float">
            <text:p>0.303010140977645</text:p>
          </table:table-cell>
          <table:table-cell office:value-type="float" office:value="0.303327937493235" calcext:value-type="float">
            <text:p>0.303327937493235</text:p>
          </table:table-cell>
          <table:table-cell office:value-type="float" office:value="0.301432545781565" calcext:value-type="float">
            <text:p>0.301432545781565</text:p>
          </table:table-cell>
          <table:table-cell office:value-type="float" office:value="0.297255329232212" calcext:value-type="float">
            <text:p>0.297255329232212</text:p>
          </table:table-cell>
          <table:table-cell office:value-type="float" office:value="0.294002502708123" calcext:value-type="float">
            <text:p>0.294002502708123</text:p>
          </table:table-cell>
          <table:table-cell office:value-type="float" office:value="0.291808941346222" calcext:value-type="float">
            <text:p>0.291808941346222</text:p>
          </table:table-cell>
          <table:table-cell office:value-type="float" office:value="0.291062056544353" calcext:value-type="float">
            <text:p>0.291062056544353</text:p>
          </table:table-cell>
          <table:table-cell office:value-type="float" office:value="0.290423078455103" calcext:value-type="float">
            <text:p>0.290423078455103</text:p>
          </table:table-cell>
          <table:table-cell office:value-type="float" office:value="0.29054545017555" calcext:value-type="float">
            <text:p>0.29054545017555</text:p>
          </table:table-cell>
          <table:table-cell office:value-type="float" office:value="0.291916486314876" calcext:value-type="float">
            <text:p>0.291916486314876</text:p>
          </table:table-cell>
          <table:table-cell office:value-type="float" office:value="0.327413499282494" calcext:value-type="float">
            <text:p>0.327413499282494</text:p>
          </table:table-cell>
          <table:table-cell office:value-type="float" office:value="0.331184379362293" calcext:value-type="float">
            <text:p>0.331184379362293</text:p>
          </table:table-cell>
          <table:table-cell office:value-type="float" office:value="0.332167382981233" calcext:value-type="float">
            <text:p>0.332167382981233</text:p>
          </table:table-cell>
          <table:table-cell office:value-type="float" office:value="0.330473201930371" calcext:value-type="float">
            <text:p>0.330473201930371</text:p>
          </table:table-cell>
          <table:table-cell office:value-type="float" office:value="0.322653639993942" calcext:value-type="float">
            <text:p>0.322653639993942</text:p>
          </table:table-cell>
          <table:table-cell office:value-type="float" office:value="0.300651145752939" calcext:value-type="float">
            <text:p>0.300651145752939</text:p>
          </table:table-cell>
          <table:table-cell office:value-type="float" office:value="0.298550755642993" calcext:value-type="float">
            <text:p>0.298550755642993</text:p>
          </table:table-cell>
          <table:table-cell office:value-type="float" office:value="0.297158751144952" calcext:value-type="float">
            <text:p>0.297158751144952</text:p>
          </table:table-cell>
          <table:table-cell office:value-type="float" office:value="0.29445598589744" calcext:value-type="float">
            <text:p>0.29445598589744</text:p>
          </table:table-cell>
          <table:table-cell office:value-type="float" office:value="0.294968338274173" calcext:value-type="float">
            <text:p>0.294968338274173</text:p>
          </table:table-cell>
          <table:table-cell office:value-type="float" office:value="0.298756205464002" calcext:value-type="float">
            <text:p>0.298756205464002</text:p>
          </table:table-cell>
          <table:table-cell office:value-type="float" office:value="0.303873921615366" calcext:value-type="float">
            <text:p>0.303873921615366</text:p>
          </table:table-cell>
          <table:table-cell office:value-type="float" office:value="0.311212859339428" calcext:value-type="float">
            <text:p>0.311212859339428</text:p>
          </table:table-cell>
          <table:table-cell office:value-type="float" office:value="0.310920481701537" calcext:value-type="float">
            <text:p>0.310920481701537</text:p>
          </table:table-cell>
          <table:table-cell office:value-type="float" office:value="0.309348314050533" calcext:value-type="float">
            <text:p>0.309348314050533</text:p>
          </table:table-cell>
          <table:table-cell office:value-type="float" office:value="0.308153986619197" calcext:value-type="float">
            <text:p>0.308153986619197</text:p>
          </table:table-cell>
          <table:table-cell office:value-type="float" office:value="0.30717717965737" calcext:value-type="float">
            <text:p>0.30717717965737</text:p>
          </table:table-cell>
          <table:table-cell office:value-type="float" office:value="0.307116061136772" calcext:value-type="float">
            <text:p>0.307116061136772</text:p>
          </table:table-cell>
          <table:table-cell office:value-type="float" office:value="0.306698374705747" calcext:value-type="float">
            <text:p>0.306698374705747</text:p>
          </table:table-cell>
          <table:table-cell office:value-type="float" office:value="0.306017242396643" calcext:value-type="float">
            <text:p>0.306017242396643</text:p>
          </table:table-cell>
          <table:table-cell office:value-type="float" office:value="0.30993797656888" calcext:value-type="float">
            <text:p>0.30993797656888</text:p>
          </table:table-cell>
          <table:table-cell office:value-type="float" office:value="0.324578089780435" calcext:value-type="float">
            <text:p>0.324578089780435</text:p>
          </table:table-cell>
          <table:table-cell office:value-type="float" office:value="0.342391810994138" calcext:value-type="float">
            <text:p>0.342391810994138</text:p>
          </table:table-cell>
          <table:table-cell office:value-type="float" office:value="0.341794146648789" calcext:value-type="float">
            <text:p>0.341794146648789</text:p>
          </table:table-cell>
          <table:table-cell office:value-type="float" office:value="0.33636212118425" calcext:value-type="float">
            <text:p>0.33636212118425</text:p>
          </table:table-cell>
          <table:table-cell office:value-type="float" office:value="0.332814766502031" calcext:value-type="float">
            <text:p>0.332814766502031</text:p>
          </table:table-cell>
          <table:table-cell office:value-type="float" office:value="0.331481973858079" calcext:value-type="float">
            <text:p>0.331481973858079</text:p>
          </table:table-cell>
          <table:table-cell office:value-type="float" office:value="0.303631593692666" calcext:value-type="float">
            <text:p>0.303631593692666</text:p>
          </table:table-cell>
          <table:table-cell office:value-type="float" office:value="0.305492350653989" calcext:value-type="float">
            <text:p>0.305492350653989</text:p>
          </table:table-cell>
          <table:table-cell office:value-type="float" office:value="0.30302321166504" calcext:value-type="float">
            <text:p>0.30302321166504</text:p>
          </table:table-cell>
          <table:table-cell office:value-type="float" office:value="0.297873312924161" calcext:value-type="float">
            <text:p>0.297873312924161</text:p>
          </table:table-cell>
          <table:table-cell office:value-type="float" office:value="0.295563061150354" calcext:value-type="float">
            <text:p>0.295563061150354</text:p>
          </table:table-cell>
          <table:table-cell office:value-type="float" office:value="0.293889779843458" calcext:value-type="float">
            <text:p>0.293889779843458</text:p>
          </table:table-cell>
          <table:table-cell office:value-type="float" office:value="0.293971722595954" calcext:value-type="float">
            <text:p>0.293971722595954</text:p>
          </table:table-cell>
          <table:table-cell office:value-type="float" office:value="0.294324409589644" calcext:value-type="float">
            <text:p>0.294324409589644</text:p>
          </table:table-cell>
          <table:table-cell office:value-type="float" office:value="0.336514195415387" calcext:value-type="float">
            <text:p>0.336514195415387</text:p>
          </table:table-cell>
          <table:table-cell office:value-type="float" office:value="0.337292262314717" calcext:value-type="float">
            <text:p>0.337292262314717</text:p>
          </table:table-cell>
          <table:table-cell office:value-type="float" office:value="0.339159243856684" calcext:value-type="float">
            <text:p>0.339159243856684</text:p>
          </table:table-cell>
          <table:table-cell office:value-type="float" office:value="0.336163820897895" calcext:value-type="float">
            <text:p>0.336163820897895</text:p>
          </table:table-cell>
          <table:table-cell office:value-type="float" office:value="0.333432671859148" calcext:value-type="float">
            <text:p>0.333432671859148</text:p>
          </table:table-cell>
          <table:table-cell office:value-type="float" office:value="0.322188898444418" calcext:value-type="float">
            <text:p>0.322188898444418</text:p>
          </table:table-cell>
          <table:table-cell office:value-type="float" office:value="0.317881540909441" calcext:value-type="float">
            <text:p>0.317881540909441</text:p>
          </table:table-cell>
          <table:table-cell office:value-type="float" office:value="0.309839852092605" calcext:value-type="float">
            <text:p>0.309839852092605</text:p>
          </table:table-cell>
          <table:table-cell office:value-type="float" office:value="0.309604303306506" calcext:value-type="float">
            <text:p>0.309604303306506</text:p>
          </table:table-cell>
          <table:table-cell office:value-type="float" office:value="0.313098991009274" calcext:value-type="float">
            <text:p>0.313098991009274</text:p>
          </table:table-cell>
          <table:table-cell office:value-type="float" office:value="0.311176938718151" calcext:value-type="float">
            <text:p>0.311176938718151</text:p>
          </table:table-cell>
          <table:table-cell office:value-type="float" office:value="0.310927866049616" calcext:value-type="float">
            <text:p>0.310927866049616</text:p>
          </table:table-cell>
          <table:table-cell office:value-type="float" office:value="0.310917049338064" calcext:value-type="float">
            <text:p>0.310917049338064</text:p>
          </table:table-cell>
          <table:table-cell office:value-type="float" office:value="0.309601941700324" calcext:value-type="float">
            <text:p>0.309601941700324</text:p>
          </table:table-cell>
          <table:table-cell office:value-type="float" office:value="0.306819675408201" calcext:value-type="float">
            <text:p>0.306819675408201</text:p>
          </table:table-cell>
          <table:table-cell office:value-type="float" office:value="0.30697197655601" calcext:value-type="float">
            <text:p>0.30697197655601</text:p>
          </table:table-cell>
          <table:table-cell office:value-type="float" office:value="0.312072466748756" calcext:value-type="float">
            <text:p>0.312072466748756</text:p>
          </table:table-cell>
          <table:table-cell office:value-type="float" office:value="0.32293585111391" calcext:value-type="float">
            <text:p>0.32293585111391</text:p>
          </table:table-cell>
          <table:table-cell office:value-type="float" office:value="0.334337546925456" calcext:value-type="float">
            <text:p>0.334337546925456</text:p>
          </table:table-cell>
          <table:table-cell office:value-type="float" office:value="0.343082258459288" calcext:value-type="float">
            <text:p>0.343082258459288</text:p>
          </table:table-cell>
          <table:table-cell office:value-type="float" office:value="0.345965365634402" calcext:value-type="float">
            <text:p>0.345965365634402</text:p>
          </table:table-cell>
          <table:table-cell office:value-type="float" office:value="0.347893896188202" calcext:value-type="float">
            <text:p>0.347893896188202</text:p>
          </table:table-cell>
          <table:table-cell office:value-type="float" office:value="0.347948452468878" calcext:value-type="float">
            <text:p>0.347948452468878</text:p>
          </table:table-cell>
          <table:table-cell office:value-type="float" office:value="0.347645636886348" calcext:value-type="float">
            <text:p>0.347645636886348</text:p>
          </table:table-cell>
          <table:table-cell office:value-type="float" office:value="0.347133159658917" calcext:value-type="float">
            <text:p>0.347133159658917</text:p>
          </table:table-cell>
          <table:table-cell office:value-type="float" office:value="0.346570511217824" calcext:value-type="float">
            <text:p>0.346570511217824</text:p>
          </table:table-cell>
          <table:table-cell office:value-type="float" office:value="0.347690498144055" calcext:value-type="float">
            <text:p>0.347690498144055</text:p>
          </table:table-cell>
          <table:table-cell office:value-type="float" office:value="0.349261043274763" calcext:value-type="float">
            <text:p>0.349261043274763</text:p>
          </table:table-cell>
          <table:table-cell office:value-type="float" office:value="0.348769972774322" calcext:value-type="float">
            <text:p>0.348769972774322</text:p>
          </table:table-cell>
          <table:table-cell office:value-type="float" office:value="0.342403136547232" calcext:value-type="float">
            <text:p>0.342403136547232</text:p>
          </table:table-cell>
          <table:table-cell office:value-type="float" office:value="0.31289697664457" calcext:value-type="float">
            <text:p>0.31289697664457</text:p>
          </table:table-cell>
          <table:table-cell office:value-type="float" office:value="0.310339571868015" calcext:value-type="float">
            <text:p>0.310339571868015</text:p>
          </table:table-cell>
          <table:table-cell office:value-type="float" office:value="0.307778444817504" calcext:value-type="float">
            <text:p>0.307778444817504</text:p>
          </table:table-cell>
          <table:table-cell office:value-type="float" office:value="0.306757300467126" calcext:value-type="float">
            <text:p>0.306757300467126</text:p>
          </table:table-cell>
          <table:table-cell office:value-type="float" office:value="0.305884517039807" calcext:value-type="float">
            <text:p>0.305884517039807</text:p>
          </table:table-cell>
          <table:table-cell office:value-type="float" office:value="0.304609765634495" calcext:value-type="float">
            <text:p>0.304609765634495</text:p>
          </table:table-cell>
          <table:table-cell office:value-type="float" office:value="0.302713489268781" calcext:value-type="float">
            <text:p>0.302713489268781</text:p>
          </table:table-cell>
          <table:table-cell office:value-type="float" office:value="0.299330682392353" calcext:value-type="float">
            <text:p>0.299330682392353</text:p>
          </table:table-cell>
          <table:table-cell office:value-type="float" office:value="0.299116906080012" calcext:value-type="float">
            <text:p>0.299116906080012</text:p>
          </table:table-cell>
          <table:table-cell office:value-type="float" office:value="0.29898654112915" calcext:value-type="float">
            <text:p>0.29898654112915</text:p>
          </table:table-cell>
          <table:table-cell office:value-type="float" office:value="0.29933800557112" calcext:value-type="float">
            <text:p>0.29933800557112</text:p>
          </table:table-cell>
          <table:table-cell office:value-type="float" office:value="0.299046752869675" calcext:value-type="float">
            <text:p>0.299046752869675</text:p>
          </table:table-cell>
          <table:table-cell office:value-type="float" office:value="0.302587038975909" calcext:value-type="float">
            <text:p>0.302587038975909</text:p>
          </table:table-cell>
          <table:table-cell office:value-type="float" office:value="0.341903477541328" calcext:value-type="float">
            <text:p>0.341903477541328</text:p>
          </table:table-cell>
          <table:table-cell office:value-type="float" office:value="0.340560024740559" calcext:value-type="float">
            <text:p>0.340560024740559</text:p>
          </table:table-cell>
          <table:table-cell office:value-type="float" office:value="0.336722280415826" calcext:value-type="float">
            <text:p>0.336722280415826</text:p>
          </table:table-cell>
          <table:table-cell office:value-type="float" office:value="0.330610235278779" calcext:value-type="float">
            <text:p>0.330610235278779</text:p>
          </table:table-cell>
          <table:table-cell office:value-type="float" office:value="0.327134664735967" calcext:value-type="float">
            <text:p>0.327134664735967</text:p>
          </table:table-cell>
          <table:table-cell office:value-type="float" office:value="0.321075608313103" calcext:value-type="float">
            <text:p>0.321075608313103</text:p>
          </table:table-cell>
          <table:table-cell office:value-type="float" office:value="0.311727087506061" calcext:value-type="float">
            <text:p>0.311727087506061</text:p>
          </table:table-cell>
          <table:table-cell office:value-type="float" office:value="0.313740253500592" calcext:value-type="float">
            <text:p>0.313740253500592</text:p>
          </table:table-cell>
          <table:table-cell office:value-type="float" office:value="0.31334996517793" calcext:value-type="float">
            <text:p>0.31334996517793</text:p>
          </table:table-cell>
          <table:table-cell office:value-type="float" office:value="0.311749032020859" calcext:value-type="float">
            <text:p>0.311749032020859</text:p>
          </table:table-cell>
          <table:table-cell office:value-type="float" office:value="0.310376275450928" calcext:value-type="float">
            <text:p>0.310376275450928</text:p>
          </table:table-cell>
          <table:table-cell office:value-type="float" office:value="0.310824705547833" calcext:value-type="float">
            <text:p>0.310824705547833</text:p>
          </table:table-cell>
          <table:table-cell office:value-type="float" office:value="0.310680652950096" calcext:value-type="float">
            <text:p>0.310680652950096</text:p>
          </table:table-cell>
          <table:table-cell office:value-type="float" office:value="0.308405795161341" calcext:value-type="float">
            <text:p>0.308405795161341</text:p>
          </table:table-cell>
          <table:table-cell office:value-type="float" office:value="0.305205875790995" calcext:value-type="float">
            <text:p>0.305205875790995</text:p>
          </table:table-cell>
          <table:table-cell office:value-type="float" office:value="0.326944732515115" calcext:value-type="float">
            <text:p>0.326944732515115</text:p>
          </table:table-cell>
          <table:table-cell office:value-type="float" office:value="0.343603912743773" calcext:value-type="float">
            <text:p>0.343603912743773</text:p>
          </table:table-cell>
          <table:table-cell office:value-type="float" office:value="0.347851251739336" calcext:value-type="float">
            <text:p>0.347851251739336</text:p>
          </table:table-cell>
          <table:table-cell office:value-type="float" office:value="0.348697673161092" calcext:value-type="float">
            <text:p>0.348697673161092</text:p>
          </table:table-cell>
          <table:table-cell office:value-type="float" office:value="0.347650494657997" calcext:value-type="float">
            <text:p>0.347650494657997</text:p>
          </table:table-cell>
          <table:table-cell office:value-type="float" office:value="0.347101445798796" calcext:value-type="float">
            <text:p>0.347101445798796</text:p>
          </table:table-cell>
          <table:table-cell office:value-type="float" office:value="0.347064165079296" calcext:value-type="float">
            <text:p>0.347064165079296</text:p>
          </table:table-cell>
          <table:table-cell office:value-type="float" office:value="0.349136313592699" calcext:value-type="float">
            <text:p>0.349136313592699</text:p>
          </table:table-cell>
          <table:table-cell office:value-type="float" office:value="0.349515591727863" calcext:value-type="float">
            <text:p>0.349515591727863</text:p>
          </table:table-cell>
          <table:table-cell office:value-type="float" office:value="0.342645483009261" calcext:value-type="float">
            <text:p>0.342645483009261</text:p>
          </table:table-cell>
          <table:table-cell office:value-type="float" office:value="0.326402151534615" calcext:value-type="float">
            <text:p>0.326402151534615</text:p>
          </table:table-cell>
          <table:table-cell office:value-type="float" office:value="0.315202255100368" calcext:value-type="float">
            <text:p>0.315202255100368</text:p>
          </table:table-cell>
          <table:table-cell office:value-type="float" office:value="0.311409724133026" calcext:value-type="float">
            <text:p>0.311409724133026</text:p>
          </table:table-cell>
          <table:table-cell office:value-type="float" office:value="0.308646492552897" calcext:value-type="float">
            <text:p>0.308646492552897</text:p>
          </table:table-cell>
          <table:table-cell office:value-type="float" office:value="0.3069096625175" calcext:value-type="float">
            <text:p>0.3069096625175</text:p>
          </table:table-cell>
          <table:table-cell office:value-type="float" office:value="0.305756355490399" calcext:value-type="float">
            <text:p>0.305756355490399</text:p>
          </table:table-cell>
          <table:table-cell office:value-type="float" office:value="0.304603584701121" calcext:value-type="float">
            <text:p>0.304603584701121</text:p>
          </table:table-cell>
          <table:table-cell office:value-type="float" office:value="0.303560857234765" calcext:value-type="float">
            <text:p>0.303560857234765</text:p>
          </table:table-cell>
          <table:table-cell office:value-type="float" office:value="0.299605211816859" calcext:value-type="float">
            <text:p>0.299605211816859</text:p>
          </table:table-cell>
          <table:table-cell office:value-type="float" office:value="0.297585056256236" calcext:value-type="float">
            <text:p>0.297585056256236</text:p>
          </table:table-cell>
          <table:table-cell office:value-type="float" office:value="0.296258894805913" calcext:value-type="float">
            <text:p>0.296258894805913</text:p>
          </table:table-cell>
          <table:table-cell office:value-type="float" office:value="0.296712689464512" calcext:value-type="float">
            <text:p>0.296712689464512</text:p>
          </table:table-cell>
          <table:table-cell office:value-type="float" office:value="0.336989405501213" calcext:value-type="float">
            <text:p>0.336989405501213</text:p>
          </table:table-cell>
          <table:table-cell office:value-type="float" office:value="0.335433309192976" calcext:value-type="float">
            <text:p>0.335433309192976</text:p>
          </table:table-cell>
          <table:table-cell office:value-type="float" office:value="0.332978771492109" calcext:value-type="float">
            <text:p>0.332978771492109</text:p>
          </table:table-cell>
          <table:table-cell office:value-type="float" office:value="0.326193718976394" calcext:value-type="float">
            <text:p>0.326193718976394</text:p>
          </table:table-cell>
          <table:table-cell office:value-type="float" office:value="0.315108422069277" calcext:value-type="float">
            <text:p>0.315108422069277</text:p>
          </table:table-cell>
          <table:table-cell office:value-type="float" office:value="0.307989767544582" calcext:value-type="float">
            <text:p>0.307989767544582</text:p>
          </table:table-cell>
          <table:table-cell office:value-type="float" office:value="0.303264672796467" calcext:value-type="float">
            <text:p>0.303264672796467</text:p>
          </table:table-cell>
          <table:table-cell office:value-type="float" office:value="0.311582831871639" calcext:value-type="float">
            <text:p>0.311582831871639</text:p>
          </table:table-cell>
          <table:table-cell office:value-type="float" office:value="0.312593786356011" calcext:value-type="float">
            <text:p>0.312593786356011</text:p>
          </table:table-cell>
          <table:table-cell office:value-type="float" office:value="0.311253985645359" calcext:value-type="float">
            <text:p>0.311253985645359</text:p>
          </table:table-cell>
          <table:table-cell office:value-type="float" office:value="0.310950769850058" calcext:value-type="float">
            <text:p>0.310950769850058</text:p>
          </table:table-cell>
          <table:table-cell office:value-type="float" office:value="0.310735173817611" calcext:value-type="float">
            <text:p>0.310735173817611</text:p>
          </table:table-cell>
          <table:table-cell office:value-type="float" office:value="0.310072218362104" calcext:value-type="float">
            <text:p>0.310072218362104</text:p>
          </table:table-cell>
          <table:table-cell office:value-type="float" office:value="0.307810490224045" calcext:value-type="float">
            <text:p>0.307810490224045</text:p>
          </table:table-cell>
          <table:table-cell office:value-type="float" office:value="0.306882989825532" calcext:value-type="float">
            <text:p>0.306882989825532</text:p>
          </table:table-cell>
          <table:table-cell office:value-type="float" office:value="0.313759145657465" calcext:value-type="float">
            <text:p>0.313759145657465</text:p>
          </table:table-cell>
          <table:table-cell office:value-type="float" office:value="0.333181402438784" calcext:value-type="float">
            <text:p>0.333181402438784</text:p>
          </table:table-cell>
          <table:table-cell office:value-type="float" office:value="0.345134341412226" calcext:value-type="float">
            <text:p>0.345134341412226</text:p>
          </table:table-cell>
          <table:table-cell office:value-type="float" office:value="0.349928042521715" calcext:value-type="float">
            <text:p>0.349928042521715</text:p>
          </table:table-cell>
          <table:table-cell office:value-type="float" office:value="0.347940079757947" calcext:value-type="float">
            <text:p>0.347940079757947</text:p>
          </table:table-cell>
          <table:table-cell office:value-type="float" office:value="0.347801569364037" calcext:value-type="float">
            <text:p>0.347801569364037</text:p>
          </table:table-cell>
          <table:table-cell office:value-type="float" office:value="0.350115169843834" calcext:value-type="float">
            <text:p>0.350115169843834</text:p>
          </table:table-cell>
          <table:table-cell office:value-type="float" office:value="0.347391556630892" calcext:value-type="float">
            <text:p>0.347391556630892</text:p>
          </table:table-cell>
          <table:table-cell office:value-type="float" office:value="0.344799996552482" calcext:value-type="float">
            <text:p>0.344799996552482</text:p>
          </table:table-cell>
          <table:table-cell office:value-type="float" office:value="0.339710752821669" calcext:value-type="float">
            <text:p>0.339710752821669</text:p>
          </table:table-cell>
          <table:table-cell office:value-type="float" office:value="0.316178734344531" calcext:value-type="float">
            <text:p>0.316178734344531</text:p>
          </table:table-cell>
          <table:table-cell office:value-type="float" office:value="0.306877392819444" calcext:value-type="float">
            <text:p>0.306877392819444</text:p>
          </table:table-cell>
          <table:table-cell office:value-type="float" office:value="0.304833677044025" calcext:value-type="float">
            <text:p>0.304833677044025</text:p>
          </table:table-cell>
          <table:table-cell office:value-type="float" office:value="0.304058876493562" calcext:value-type="float">
            <text:p>0.304058876493562</text:p>
          </table:table-cell>
          <table:table-cell office:value-type="float" office:value="0.303091236766772" calcext:value-type="float">
            <text:p>0.303091236766772</text:p>
          </table:table-cell>
          <table:table-cell office:value-type="float" office:value="0.303045297539021" calcext:value-type="float">
            <text:p>0.303045297539021</text:p>
          </table:table-cell>
          <table:table-cell office:value-type="float" office:value="0.301514243886149" calcext:value-type="float">
            <text:p>0.301514243886149</text:p>
          </table:table-cell>
          <table:table-cell office:value-type="float" office:value="0.299799633684585" calcext:value-type="float">
            <text:p>0.299799633684585</text:p>
          </table:table-cell>
          <table:table-cell office:value-type="float" office:value="0.296493070188358" calcext:value-type="float">
            <text:p>0.296493070188358</text:p>
          </table:table-cell>
          <table:table-cell office:value-type="float" office:value="0.2937188756541" calcext:value-type="float">
            <text:p>0.2937188756541</text:p>
          </table:table-cell>
          <table:table-cell office:value-type="float" office:value="0.292635004960953" calcext:value-type="float">
            <text:p>0.292635004960953</text:p>
          </table:table-cell>
          <table:table-cell office:value-type="float" office:value="0.291714349423866" calcext:value-type="float">
            <text:p>0.291714349423866</text:p>
          </table:table-cell>
          <table:table-cell office:value-type="float" office:value="0.290846989450105" calcext:value-type="float">
            <text:p>0.290846989450105</text:p>
          </table:table-cell>
          <table:table-cell office:value-type="float" office:value="0.31776552890346" calcext:value-type="float">
            <text:p>0.31776552890346</text:p>
          </table:table-cell>
          <table:table-cell office:value-type="float" office:value="0.314750260801859" calcext:value-type="float">
            <text:p>0.314750260801859</text:p>
          </table:table-cell>
          <table:table-cell office:value-type="float" office:value="0.306210567209716" calcext:value-type="float">
            <text:p>0.306210567209716</text:p>
          </table:table-cell>
          <table:table-cell office:value-type="float" office:value="0.299996012039505" calcext:value-type="float">
            <text:p>0.299996012039505</text:p>
          </table:table-cell>
          <table:table-cell office:value-type="float" office:value="0.283505941825964" calcext:value-type="float">
            <text:p>0.283505941825964</text:p>
          </table:table-cell>
          <table:table-cell office:value-type="float" office:value="0.285172828736239" calcext:value-type="float">
            <text:p>0.285172828736239</text:p>
          </table:table-cell>
          <table:table-cell office:value-type="float" office:value="0.288108827975681" calcext:value-type="float">
            <text:p>0.288108827975681</text:p>
          </table:table-cell>
          <table:table-cell office:value-type="float" office:value="0.293030852048065" calcext:value-type="float">
            <text:p>0.293030852048065</text:p>
          </table:table-cell>
          <table:table-cell office:value-type="float" office:value="0.303331972796298" calcext:value-type="float">
            <text:p>0.303331972796298</text:p>
          </table:table-cell>
          <table:table-cell office:value-type="float" office:value="0.310795948543435" calcext:value-type="float">
            <text:p>0.310795948543435</text:p>
          </table:table-cell>
          <table:table-cell office:value-type="float" office:value="0.309805143465441" calcext:value-type="float">
            <text:p>0.309805143465441</text:p>
          </table:table-cell>
          <table:table-cell office:value-type="float" office:value="0.308254690050692" calcext:value-type="float">
            <text:p>0.308254690050692</text:p>
          </table:table-cell>
          <table:table-cell office:value-type="float" office:value="0.308228619353688" calcext:value-type="float">
            <text:p>0.308228619353688</text:p>
          </table:table-cell>
          <table:table-cell office:value-type="float" office:value="0.307971676640988" calcext:value-type="float">
            <text:p>0.307971676640988</text:p>
          </table:table-cell>
          <table:table-cell office:value-type="float" office:value="0.307948660029115" calcext:value-type="float">
            <text:p>0.307948660029115</text:p>
          </table:table-cell>
          <table:table-cell office:value-type="float" office:value="0.307967749900533" calcext:value-type="float">
            <text:p>0.307967749900533</text:p>
          </table:table-cell>
          <table:table-cell office:value-type="float" office:value="0.308558234537602" calcext:value-type="float">
            <text:p>0.308558234537602</text:p>
          </table:table-cell>
          <table:table-cell office:value-type="float" office:value="0.309065368583909" calcext:value-type="float">
            <text:p>0.309065368583909</text:p>
          </table:table-cell>
          <table:table-cell office:value-type="float" office:value="0.309399792733162" calcext:value-type="float">
            <text:p>0.309399792733162</text:p>
          </table:table-cell>
          <table:table-cell office:value-type="float" office:value="0.309553587065662" calcext:value-type="float">
            <text:p>0.309553587065662</text:p>
          </table:table-cell>
          <table:table-cell office:value-type="float" office:value="0.30978038910009" calcext:value-type="float">
            <text:p>0.30978038910009</text:p>
          </table:table-cell>
          <table:table-cell office:value-type="float" office:value="0.30996465255823" calcext:value-type="float">
            <text:p>0.30996465255823</text:p>
          </table:table-cell>
          <table:table-cell office:value-type="float" office:value="0.309966657964955" calcext:value-type="float">
            <text:p>0.309966657964955</text:p>
          </table:table-cell>
          <table:table-cell office:value-type="float" office:value="0.309857684655415" calcext:value-type="float">
            <text:p>0.309857684655415</text:p>
          </table:table-cell>
          <table:table-cell office:value-type="float" office:value="0.309724518068604" calcext:value-type="float">
            <text:p>0.309724518068604</text:p>
          </table:table-cell>
          <table:table-cell office:value-type="float" office:value="0.309739161842002" calcext:value-type="float">
            <text:p>0.309739161842002</text:p>
          </table:table-cell>
          <table:table-cell office:value-type="float" office:value="0.309792120444894" calcext:value-type="float">
            <text:p>0.309792120444894</text:p>
          </table:table-cell>
          <table:table-cell office:value-type="float" office:value="0.309751740863519" calcext:value-type="float">
            <text:p>0.309751740863519</text:p>
          </table:table-cell>
          <table:table-cell office:value-type="float" office:value="0.309748911857371" calcext:value-type="float">
            <text:p>0.309748911857371</text:p>
          </table:table-cell>
          <table:table-cell office:value-type="float" office:value="0.309756050645869" calcext:value-type="float">
            <text:p>0.309756050645869</text:p>
          </table:table-cell>
          <table:table-cell office:value-type="float" office:value="0.309797431081599" calcext:value-type="float">
            <text:p>0.309797431081599</text:p>
          </table:table-cell>
          <table:table-cell office:value-type="float" office:value="0.309741679927726" calcext:value-type="float">
            <text:p>0.309741679927726</text:p>
          </table:table-cell>
          <table:table-cell office:value-type="float" office:value="0.309754822448993" calcext:value-type="float">
            <text:p>0.309754822448993</text:p>
          </table:table-cell>
          <table:table-cell office:value-type="float" office:value="0.309789390010797" calcext:value-type="float">
            <text:p>0.309789390010797</text:p>
          </table:table-cell>
          <table:table-cell office:value-type="float" office:value="0.309731548921319" calcext:value-type="float">
            <text:p>0.309731548921319</text:p>
          </table:table-cell>
          <table:table-cell office:value-type="float" office:value="0.309740410443312" calcext:value-type="float">
            <text:p>0.309740410443312</text:p>
          </table:table-cell>
          <table:table-cell office:value-type="float" office:value="0.309776949074474" calcext:value-type="float">
            <text:p>0.309776949074474</text:p>
          </table:table-cell>
          <table:table-cell office:value-type="float" office:value="0.309774590130317" calcext:value-type="float">
            <text:p>0.309774590130317</text:p>
          </table:table-cell>
          <table:table-cell office:value-type="float" office:value="0.309706765175808" calcext:value-type="float">
            <text:p>0.309706765175808</text:p>
          </table:table-cell>
          <table:table-cell office:value-type="float" office:value="0.30973841288644" calcext:value-type="float">
            <text:p>0.30973841288644</text:p>
          </table:table-cell>
          <table:table-cell office:value-type="float" office:value="0.309765548716625" calcext:value-type="float">
            <text:p>0.309765548716625</text:p>
          </table:table-cell>
          <table:table-cell office:value-type="float" office:value="0.309773757868647" calcext:value-type="float">
            <text:p>0.309773757868647</text:p>
          </table:table-cell>
          <table:table-cell office:value-type="float" office:value="0.309712467471071" calcext:value-type="float">
            <text:p>0.309712467471071</text:p>
          </table:table-cell>
          <table:table-cell office:value-type="float" office:value="0.309753014290594" calcext:value-type="float">
            <text:p>0.309753014290594</text:p>
          </table:table-cell>
          <table:table-cell office:value-type="float" office:value="0.309767998822321" calcext:value-type="float">
            <text:p>0.309767998822321</text:p>
          </table:table-cell>
          <table:table-cell office:value-type="float" office:value="0.309753745391921" calcext:value-type="float">
            <text:p>0.309753745391921</text:p>
          </table:table-cell>
          <table:table-cell office:value-type="float" office:value="0.309785589709792" calcext:value-type="float">
            <text:p>0.309785589709792</text:p>
          </table:table-cell>
          <table:table-cell office:value-type="float" office:value="0.309758421105839" calcext:value-type="float">
            <text:p>0.309758421105839</text:p>
          </table:table-cell>
          <table:table-cell office:value-type="float" office:value="0.309745580719344" calcext:value-type="float">
            <text:p>0.309745580719344</text:p>
          </table:table-cell>
          <table:table-cell office:value-type="float" office:value="0.309747781901908" calcext:value-type="float">
            <text:p>0.309747781901908</text:p>
          </table:table-cell>
          <table:table-cell office:value-type="float" office:value="0.309786658752045" calcext:value-type="float">
            <text:p>0.309786658752045</text:p>
          </table:table-cell>
          <table:table-cell office:value-type="float" office:value="0.30975001490096" calcext:value-type="float">
            <text:p>0.30975001490096</text:p>
          </table:table-cell>
          <table:table-cell office:value-type="float" office:value="0.30978024807949" calcext:value-type="float">
            <text:p>0.30978024807949</text:p>
          </table:table-cell>
          <table:table-cell office:value-type="float" office:value="0.309762580984258" calcext:value-type="float">
            <text:p>0.309762580984258</text:p>
          </table:table-cell>
          <table:table-cell office:value-type="float" office:value="0.309757267990844" calcext:value-type="float">
            <text:p>0.309757267990844</text:p>
          </table:table-cell>
          <table:table-cell office:value-type="float" office:value="0.309738835672699" calcext:value-type="float">
            <text:p>0.309738835672699</text:p>
          </table:table-cell>
          <table:table-cell office:value-type="float" office:value="0.309752844180838" calcext:value-type="float">
            <text:p>0.309752844180838</text:p>
          </table:table-cell>
          <table:table-cell office:value-type="float" office:value="0.309720765532019" calcext:value-type="float">
            <text:p>0.309720765532019</text:p>
          </table:table-cell>
          <table:table-cell office:value-type="float" office:value="0.30972390152615" calcext:value-type="float">
            <text:p>0.30972390152615</text:p>
          </table:table-cell>
          <table:table-cell office:value-type="float" office:value="0.309770955855668" calcext:value-type="float">
            <text:p>0.309770955855668</text:p>
          </table:table-cell>
          <table:table-cell office:value-type="float" office:value="0.309745009885801" calcext:value-type="float">
            <text:p>0.309745009885801</text:p>
          </table:table-cell>
          <table:table-cell office:value-type="float" office:value="0.309700843867438" calcext:value-type="float">
            <text:p>0.309700843867438</text:p>
          </table:table-cell>
          <table:table-cell office:value-type="float" office:value="0.309736781756759" calcext:value-type="float">
            <text:p>0.309736781756759</text:p>
          </table:table-cell>
          <table:table-cell office:value-type="float" office:value="0.309736198174641" calcext:value-type="float">
            <text:p>0.309736198174641</text:p>
          </table:table-cell>
          <table:table-cell office:value-type="float" office:value="0.309709058905737" calcext:value-type="float">
            <text:p>0.309709058905737</text:p>
          </table:table-cell>
          <table:table-cell office:value-type="float" office:value="0.309736882018571" calcext:value-type="float">
            <text:p>0.309736882018571</text:p>
          </table:table-cell>
          <table:table-cell office:value-type="float" office:value="0.309707922427662" calcext:value-type="float">
            <text:p>0.309707922427662</text:p>
          </table:table-cell>
          <table:table-cell office:value-type="float" office:value="0.309746271707836" calcext:value-type="float">
            <text:p>0.309746271707836</text:p>
          </table:table-cell>
          <table:table-cell office:value-type="float" office:value="0.309732447325106" calcext:value-type="float">
            <text:p>0.309732447325106</text:p>
          </table:table-cell>
          <table:table-cell office:value-type="float" office:value="0.309674312628906" calcext:value-type="float">
            <text:p>0.309674312628906</text:p>
          </table:table-cell>
          <table:table-cell office:value-type="float" office:value="0.309778751677763" calcext:value-type="float">
            <text:p>0.309778751677763</text:p>
          </table:table-cell>
          <table:table-cell office:value-type="float" office:value="0.309732803890935" calcext:value-type="float">
            <text:p>0.309732803890935</text:p>
          </table:table-cell>
          <table:table-cell office:value-type="float" office:value="0.309749228671985" calcext:value-type="float">
            <text:p>0.309749228671985</text:p>
          </table:table-cell>
          <table:table-cell office:value-type="float" office:value="0.30973148569134" calcext:value-type="float">
            <text:p>0.30973148569134</text:p>
          </table:table-cell>
          <table:table-cell office:value-type="float" office:value="0.3097295665539" calcext:value-type="float">
            <text:p>0.3097295665539</text:p>
          </table:table-cell>
          <table:table-cell office:value-type="float" office:value="0.309714587615885" calcext:value-type="float">
            <text:p>0.309714587615885</text:p>
          </table:table-cell>
          <table:table-cell office:value-type="float" office:value="0.309713633442148" calcext:value-type="float">
            <text:p>0.309713633442148</text:p>
          </table:table-cell>
          <table:table-cell office:value-type="float" office:value="0.309741429981826" calcext:value-type="float">
            <text:p>0.309741429981826</text:p>
          </table:table-cell>
          <table:table-cell office:value-type="float" office:value="0.309735865900366" calcext:value-type="float">
            <text:p>0.309735865900366</text:p>
          </table:table-cell>
          <table:table-cell office:value-type="float" office:value="0.309702999782415" calcext:value-type="float">
            <text:p>0.309702999782415</text:p>
          </table:table-cell>
          <table:table-cell office:value-type="float" office:value="0.309741738682766" calcext:value-type="float">
            <text:p>0.309741738682766</text:p>
          </table:table-cell>
          <table:table-cell office:value-type="float" office:value="0.30970329304062" calcext:value-type="float">
            <text:p>0.30970329304062</text:p>
          </table:table-cell>
          <table:table-cell office:value-type="float" office:value="0.309731391505407" calcext:value-type="float">
            <text:p>0.309731391505407</text:p>
          </table:table-cell>
          <table:table-cell office:value-type="float" office:value="0.309715883714625" calcext:value-type="float">
            <text:p>0.309715883714625</text:p>
          </table:table-cell>
          <table:table-cell office:value-type="float" office:value="0.309705404964933" calcext:value-type="float">
            <text:p>0.309705404964933</text:p>
          </table:table-cell>
          <table:table-cell office:value-type="float" office:value="0.309735102363391" calcext:value-type="float">
            <text:p>0.309735102363391</text:p>
          </table:table-cell>
          <table:table-cell office:value-type="float" office:value="0.309710724591751" calcext:value-type="float">
            <text:p>0.309710724591751</text:p>
          </table:table-cell>
          <table:table-cell office:value-type="float" office:value="0.309719762124258" calcext:value-type="float">
            <text:p>0.309719762124258</text:p>
          </table:table-cell>
          <table:table-cell office:value-type="float" office:value="0.309764501110487" calcext:value-type="float">
            <text:p>0.309764501110487</text:p>
          </table:table-cell>
          <table:table-cell office:value-type="float" office:value="0.309702315301858" calcext:value-type="float">
            <text:p>0.309702315301858</text:p>
          </table:table-cell>
          <table:table-cell office:value-type="float" office:value="0.309669707520268" calcext:value-type="float">
            <text:p>0.309669707520268</text:p>
          </table:table-cell>
          <table:table-cell office:value-type="float" office:value="0.309719869887448" calcext:value-type="float">
            <text:p>0.309719869887448</text:p>
          </table:table-cell>
          <table:table-cell office:value-type="float" office:value="0.309710142310131" calcext:value-type="float">
            <text:p>0.309710142310131</text:p>
          </table:table-cell>
          <table:table-cell office:value-type="float" office:value="0.309735026002146" calcext:value-type="float">
            <text:p>0.309735026002146</text:p>
          </table:table-cell>
          <table:table-cell office:value-type="float" office:value="0.309725382485258" calcext:value-type="float">
            <text:p>0.309725382485258</text:p>
          </table:table-cell>
          <table:table-cell office:value-type="float" office:value="0.309771736786597" calcext:value-type="float">
            <text:p>0.309771736786597</text:p>
          </table:table-cell>
          <table:table-cell office:value-type="float" office:value="0.309740921407769" calcext:value-type="float">
            <text:p>0.309740921407769</text:p>
          </table:table-cell>
          <table:table-cell office:value-type="float" office:value="0.30973799583663" calcext:value-type="float">
            <text:p>0.30973799583663</text:p>
          </table:table-cell>
          <table:table-cell office:value-type="float" office:value="0.309704733605119" calcext:value-type="float">
            <text:p>0.309704733605119</text:p>
          </table:table-cell>
          <table:table-cell office:value-type="float" office:value="0.309693991176991" calcext:value-type="float">
            <text:p>0.309693991176991</text:p>
          </table:table-cell>
          <table:table-cell office:value-type="float" office:value="0.309686399345311" calcext:value-type="float">
            <text:p>0.309686399345311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5668021723521" calcext:value-type="float">
            <text:p>-0.35668021723521</text:p>
          </table:table-cell>
          <table:table-cell office:value-type="float" office:value="-0.356539597522914" calcext:value-type="float">
            <text:p>-0.356539597522914</text:p>
          </table:table-cell>
          <table:table-cell office:value-type="float" office:value="-0.355925248349669" calcext:value-type="float">
            <text:p>-0.355925248349669</text:p>
          </table:table-cell>
          <table:table-cell office:value-type="float" office:value="-0.356707437998454" calcext:value-type="float">
            <text:p>-0.356707437998454</text:p>
          </table:table-cell>
          <table:table-cell office:value-type="float" office:value="-0.355968657167792" calcext:value-type="float">
            <text:p>-0.355968657167792</text:p>
          </table:table-cell>
          <table:table-cell office:value-type="float" office:value="-0.35685963168988" calcext:value-type="float">
            <text:p>-0.35685963168988</text:p>
          </table:table-cell>
          <table:table-cell office:value-type="float" office:value="-0.357533841137175" calcext:value-type="float">
            <text:p>-0.357533841137175</text:p>
          </table:table-cell>
          <table:table-cell office:value-type="float" office:value="-0.357136999313364" calcext:value-type="float">
            <text:p>-0.357136999313364</text:p>
          </table:table-cell>
          <table:table-cell office:value-type="float" office:value="-0.356927016410637" calcext:value-type="float">
            <text:p>-0.356927016410637</text:p>
          </table:table-cell>
          <table:table-cell office:value-type="float" office:value="-0.357323694679789" calcext:value-type="float">
            <text:p>-0.357323694679789</text:p>
          </table:table-cell>
          <table:table-cell office:value-type="float" office:value="-0.356571991549479" calcext:value-type="float">
            <text:p>-0.356571991549479</text:p>
          </table:table-cell>
          <table:table-cell office:value-type="float" office:value="-0.35659188093827" calcext:value-type="float">
            <text:p>-0.35659188093827</text:p>
          </table:table-cell>
          <table:table-cell office:value-type="float" office:value="-0.356752998128486" calcext:value-type="float">
            <text:p>-0.356752998128486</text:p>
          </table:table-cell>
          <table:table-cell office:value-type="float" office:value="-0.356864809151601" calcext:value-type="float">
            <text:p>-0.356864809151601</text:p>
          </table:table-cell>
          <table:table-cell office:value-type="float" office:value="-0.357411542269848" calcext:value-type="float">
            <text:p>-0.357411542269848</text:p>
          </table:table-cell>
          <table:table-cell office:value-type="float" office:value="-0.356486961716654" calcext:value-type="float">
            <text:p>-0.356486961716654</text:p>
          </table:table-cell>
          <table:table-cell office:value-type="float" office:value="-0.357190028368885" calcext:value-type="float">
            <text:p>-0.357190028368885</text:p>
          </table:table-cell>
          <table:table-cell office:value-type="float" office:value="-0.356810564739623" calcext:value-type="float">
            <text:p>-0.356810564739623</text:p>
          </table:table-cell>
          <table:table-cell office:value-type="float" office:value="-0.356053081759763" calcext:value-type="float">
            <text:p>-0.356053081759763</text:p>
          </table:table-cell>
          <table:table-cell office:value-type="float" office:value="-0.356816089448751" calcext:value-type="float">
            <text:p>-0.356816089448751</text:p>
          </table:table-cell>
          <table:table-cell office:value-type="float" office:value="-0.356742037970493" calcext:value-type="float">
            <text:p>-0.356742037970493</text:p>
          </table:table-cell>
          <table:table-cell office:value-type="float" office:value="-0.357373748170687" calcext:value-type="float">
            <text:p>-0.357373748170687</text:p>
          </table:table-cell>
          <table:table-cell office:value-type="float" office:value="-0.35627901280116" calcext:value-type="float">
            <text:p>-0.35627901280116</text:p>
          </table:table-cell>
          <table:table-cell office:value-type="float" office:value="-0.356691904767349" calcext:value-type="float">
            <text:p>-0.356691904767349</text:p>
          </table:table-cell>
          <table:table-cell office:value-type="float" office:value="-0.356589243325362" calcext:value-type="float">
            <text:p>-0.356589243325362</text:p>
          </table:table-cell>
          <table:table-cell office:value-type="float" office:value="-0.356297068222611" calcext:value-type="float">
            <text:p>-0.356297068222611</text:p>
          </table:table-cell>
          <table:table-cell office:value-type="float" office:value="-0.356802702381321" calcext:value-type="float">
            <text:p>-0.356802702381321</text:p>
          </table:table-cell>
          <table:table-cell office:value-type="float" office:value="-0.35690623380757" calcext:value-type="float">
            <text:p>-0.35690623380757</text:p>
          </table:table-cell>
          <table:table-cell office:value-type="float" office:value="-0.357009685873845" calcext:value-type="float">
            <text:p>-0.357009685873845</text:p>
          </table:table-cell>
          <table:table-cell office:value-type="float" office:value="-0.356551565739797" calcext:value-type="float">
            <text:p>-0.356551565739797</text:p>
          </table:table-cell>
          <table:table-cell office:value-type="float" office:value="-0.355985952780912" calcext:value-type="float">
            <text:p>-0.355985952780912</text:p>
          </table:table-cell>
          <table:table-cell office:value-type="float" office:value="-0.356611559044793" calcext:value-type="float">
            <text:p>-0.356611559044793</text:p>
          </table:table-cell>
          <table:table-cell office:value-type="float" office:value="-0.356003582717933" calcext:value-type="float">
            <text:p>-0.356003582717933</text:p>
          </table:table-cell>
          <table:table-cell office:value-type="float" office:value="-0.356218365762868" calcext:value-type="float">
            <text:p>-0.356218365762868</text:p>
          </table:table-cell>
          <table:table-cell office:value-type="float" office:value="-0.357066526186686" calcext:value-type="float">
            <text:p>-0.357066526186686</text:p>
          </table:table-cell>
          <table:table-cell office:value-type="float" office:value="-0.357128762404618" calcext:value-type="float">
            <text:p>-0.357128762404618</text:p>
          </table:table-cell>
          <table:table-cell office:value-type="float" office:value="-0.356962308550112" calcext:value-type="float">
            <text:p>-0.356962308550112</text:p>
          </table:table-cell>
          <table:table-cell office:value-type="float" office:value="-0.356678379313302" calcext:value-type="float">
            <text:p>-0.356678379313302</text:p>
          </table:table-cell>
          <table:table-cell office:value-type="float" office:value="-0.357070262649319" calcext:value-type="float">
            <text:p>-0.357070262649319</text:p>
          </table:table-cell>
          <table:table-cell office:value-type="float" office:value="-0.356209090563147" calcext:value-type="float">
            <text:p>-0.356209090563147</text:p>
          </table:table-cell>
          <table:table-cell office:value-type="float" office:value="-0.356114182478484" calcext:value-type="float">
            <text:p>-0.356114182478484</text:p>
          </table:table-cell>
          <table:table-cell office:value-type="float" office:value="-0.356640069842656" calcext:value-type="float">
            <text:p>-0.356640069842656</text:p>
          </table:table-cell>
          <table:table-cell office:value-type="float" office:value="-0.356630425931669" calcext:value-type="float">
            <text:p>-0.356630425931669</text:p>
          </table:table-cell>
          <table:table-cell office:value-type="float" office:value="-0.356455738060212" calcext:value-type="float">
            <text:p>-0.356455738060212</text:p>
          </table:table-cell>
          <table:table-cell office:value-type="float" office:value="-0.356175504593529" calcext:value-type="float">
            <text:p>-0.356175504593529</text:p>
          </table:table-cell>
          <table:table-cell office:value-type="float" office:value="-0.356531541771852" calcext:value-type="float">
            <text:p>-0.356531541771852</text:p>
          </table:table-cell>
          <table:table-cell office:value-type="float" office:value="-0.356225497733774" calcext:value-type="float">
            <text:p>-0.356225497733774</text:p>
          </table:table-cell>
          <table:table-cell office:value-type="float" office:value="-0.356429846286412" calcext:value-type="float">
            <text:p>-0.356429846286412</text:p>
          </table:table-cell>
          <table:table-cell office:value-type="float" office:value="-0.356797584141821" calcext:value-type="float">
            <text:p>-0.356797584141821</text:p>
          </table:table-cell>
          <table:table-cell office:value-type="float" office:value="-0.356537003467811" calcext:value-type="float">
            <text:p>-0.356537003467811</text:p>
          </table:table-cell>
          <table:table-cell office:value-type="float" office:value="-0.357079591925057" calcext:value-type="float">
            <text:p>-0.357079591925057</text:p>
          </table:table-cell>
          <table:table-cell office:value-type="float" office:value="-0.356948724409177" calcext:value-type="float">
            <text:p>-0.356948724409177</text:p>
          </table:table-cell>
          <table:table-cell office:value-type="float" office:value="-0.356536810202881" calcext:value-type="float">
            <text:p>-0.356536810202881</text:p>
          </table:table-cell>
          <table:table-cell office:value-type="float" office:value="-0.357042610527866" calcext:value-type="float">
            <text:p>-0.357042610527866</text:p>
          </table:table-cell>
          <table:table-cell office:value-type="float" office:value="-0.35776661312097" calcext:value-type="float">
            <text:p>-0.35776661312097</text:p>
          </table:table-cell>
          <table:table-cell office:value-type="float" office:value="-0.358054686032885" calcext:value-type="float">
            <text:p>-0.358054686032885</text:p>
          </table:table-cell>
          <table:table-cell office:value-type="float" office:value="-0.357301901966404" calcext:value-type="float">
            <text:p>-0.357301901966404</text:p>
          </table:table-cell>
          <table:table-cell office:value-type="float" office:value="-0.358767563443749" calcext:value-type="float">
            <text:p>-0.358767563443749</text:p>
          </table:table-cell>
          <table:table-cell office:value-type="float" office:value="-0.365367230909573" calcext:value-type="float">
            <text:p>-0.365367230909573</text:p>
          </table:table-cell>
          <table:table-cell office:value-type="float" office:value="-0.367854626100203" calcext:value-type="float">
            <text:p>-0.367854626100203</text:p>
          </table:table-cell>
          <table:table-cell office:value-type="float" office:value="-0.371460611174754" calcext:value-type="float">
            <text:p>-0.371460611174754</text:p>
          </table:table-cell>
          <table:table-cell office:value-type="float" office:value="-0.372346587320323" calcext:value-type="float">
            <text:p>-0.372346587320323</text:p>
          </table:table-cell>
          <table:table-cell office:value-type="float" office:value="-0.372657676722897" calcext:value-type="float">
            <text:p>-0.372657676722897</text:p>
          </table:table-cell>
          <table:table-cell office:value-type="float" office:value="-0.370773316563665" calcext:value-type="float">
            <text:p>-0.370773316563665</text:p>
          </table:table-cell>
          <table:table-cell office:value-type="float" office:value="-0.36169887126614" calcext:value-type="float">
            <text:p>-0.36169887126614</text:p>
          </table:table-cell>
          <table:table-cell office:value-type="float" office:value="-0.35543243977068" calcext:value-type="float">
            <text:p>-0.35543243977068</text:p>
          </table:table-cell>
          <table:table-cell office:value-type="float" office:value="-0.345868865717454" calcext:value-type="float">
            <text:p>-0.345868865717454</text:p>
          </table:table-cell>
          <table:table-cell office:value-type="float" office:value="-0.34942827582265" calcext:value-type="float">
            <text:p>-0.34942827582265</text:p>
          </table:table-cell>
          <table:table-cell office:value-type="float" office:value="-0.345856735264169" calcext:value-type="float">
            <text:p>-0.345856735264169</text:p>
          </table:table-cell>
          <table:table-cell office:value-type="float" office:value="-0.348385828690934" calcext:value-type="float">
            <text:p>-0.348385828690934</text:p>
          </table:table-cell>
          <table:table-cell office:value-type="float" office:value="-0.373985437054195" calcext:value-type="float">
            <text:p>-0.373985437054195</text:p>
          </table:table-cell>
          <table:table-cell office:value-type="float" office:value="-0.379896254112625" calcext:value-type="float">
            <text:p>-0.379896254112625</text:p>
          </table:table-cell>
          <table:table-cell office:value-type="float" office:value="-0.386090020597696" calcext:value-type="float">
            <text:p>-0.386090020597696</text:p>
          </table:table-cell>
          <table:table-cell office:value-type="float" office:value="-0.381807892781734" calcext:value-type="float">
            <text:p>-0.381807892781734</text:p>
          </table:table-cell>
          <table:table-cell office:value-type="float" office:value="-0.378237814773843" calcext:value-type="float">
            <text:p>-0.378237814773843</text:p>
          </table:table-cell>
          <table:table-cell office:value-type="float" office:value="-0.374969622676973" calcext:value-type="float">
            <text:p>-0.374969622676973</text:p>
          </table:table-cell>
          <table:table-cell office:value-type="float" office:value="-0.378234059687169" calcext:value-type="float">
            <text:p>-0.378234059687169</text:p>
          </table:table-cell>
          <table:table-cell office:value-type="float" office:value="-0.381032490813951" calcext:value-type="float">
            <text:p>-0.381032490813951</text:p>
          </table:table-cell>
          <table:table-cell office:value-type="float" office:value="-0.37989093845769" calcext:value-type="float">
            <text:p>-0.37989093845769</text:p>
          </table:table-cell>
          <table:table-cell office:value-type="float" office:value="-0.369734542964002" calcext:value-type="float">
            <text:p>-0.369734542964002</text:p>
          </table:table-cell>
          <table:table-cell office:value-type="float" office:value="-0.365475744414855" calcext:value-type="float">
            <text:p>-0.365475744414855</text:p>
          </table:table-cell>
          <table:table-cell office:value-type="float" office:value="-0.357256411433364" calcext:value-type="float">
            <text:p>-0.357256411433364</text:p>
          </table:table-cell>
          <table:table-cell office:value-type="float" office:value="-0.34434548717125" calcext:value-type="float">
            <text:p>-0.34434548717125</text:p>
          </table:table-cell>
          <table:table-cell office:value-type="float" office:value="-0.331253981562495" calcext:value-type="float">
            <text:p>-0.331253981562495</text:p>
          </table:table-cell>
          <table:table-cell office:value-type="float" office:value="-0.354644097615514" calcext:value-type="float">
            <text:p>-0.354644097615514</text:p>
          </table:table-cell>
          <table:table-cell office:value-type="float" office:value="-0.359010466929227" calcext:value-type="float">
            <text:p>-0.359010466929227</text:p>
          </table:table-cell>
          <table:table-cell office:value-type="float" office:value="-0.35578208754946" calcext:value-type="float">
            <text:p>-0.35578208754946</text:p>
          </table:table-cell>
          <table:table-cell office:value-type="float" office:value="-0.336301115754392" calcext:value-type="float">
            <text:p>-0.336301115754392</text:p>
          </table:table-cell>
          <table:table-cell office:value-type="float" office:value="-0.338725352152264" calcext:value-type="float">
            <text:p>-0.338725352152264</text:p>
          </table:table-cell>
          <table:table-cell office:value-type="float" office:value="-0.344508373004724" calcext:value-type="float">
            <text:p>-0.344508373004724</text:p>
          </table:table-cell>
          <table:table-cell office:value-type="float" office:value="-0.371462357976467" calcext:value-type="float">
            <text:p>-0.371462357976467</text:p>
          </table:table-cell>
          <table:table-cell office:value-type="float" office:value="-0.409264667322151" calcext:value-type="float">
            <text:p>-0.409264667322151</text:p>
          </table:table-cell>
          <table:table-cell office:value-type="float" office:value="-0.398154759931686" calcext:value-type="float">
            <text:p>-0.398154759931686</text:p>
          </table:table-cell>
          <table:table-cell office:value-type="float" office:value="-0.392508305740507" calcext:value-type="float">
            <text:p>-0.392508305740507</text:p>
          </table:table-cell>
          <table:table-cell office:value-type="float" office:value="-0.380920484385608" calcext:value-type="float">
            <text:p>-0.380920484385608</text:p>
          </table:table-cell>
          <table:table-cell office:value-type="float" office:value="-0.351338392184672" calcext:value-type="float">
            <text:p>-0.351338392184672</text:p>
          </table:table-cell>
          <table:table-cell office:value-type="float" office:value="-0.327688485240976" calcext:value-type="float">
            <text:p>-0.327688485240976</text:p>
          </table:table-cell>
          <table:table-cell office:value-type="float" office:value="-0.318689044727477" calcext:value-type="float">
            <text:p>-0.318689044727477</text:p>
          </table:table-cell>
          <table:table-cell office:value-type="float" office:value="-0.305892906356855" calcext:value-type="float">
            <text:p>-0.305892906356855</text:p>
          </table:table-cell>
          <table:table-cell office:value-type="float" office:value="-0.335813591144321" calcext:value-type="float">
            <text:p>-0.335813591144321</text:p>
          </table:table-cell>
          <table:table-cell office:value-type="float" office:value="-0.338502751206083" calcext:value-type="float">
            <text:p>-0.338502751206083</text:p>
          </table:table-cell>
          <table:table-cell office:value-type="float" office:value="-0.362168658986383" calcext:value-type="float">
            <text:p>-0.362168658986383</text:p>
          </table:table-cell>
          <table:table-cell office:value-type="float" office:value="-0.368971540049304" calcext:value-type="float">
            <text:p>-0.368971540049304</text:p>
          </table:table-cell>
          <table:table-cell office:value-type="float" office:value="-0.368837555941601" calcext:value-type="float">
            <text:p>-0.368837555941601</text:p>
          </table:table-cell>
          <table:table-cell office:value-type="float" office:value="-0.362767333793103" calcext:value-type="float">
            <text:p>-0.362767333793103</text:p>
          </table:table-cell>
          <table:table-cell office:value-type="float" office:value="-0.354459812561152" calcext:value-type="float">
            <text:p>-0.354459812561152</text:p>
          </table:table-cell>
          <table:table-cell office:value-type="float" office:value="-0.345846241450258" calcext:value-type="float">
            <text:p>-0.345846241450258</text:p>
          </table:table-cell>
          <table:table-cell office:value-type="float" office:value="-0.359028747691685" calcext:value-type="float">
            <text:p>-0.359028747691685</text:p>
          </table:table-cell>
          <table:table-cell office:value-type="float" office:value="-0.359665761757536" calcext:value-type="float">
            <text:p>-0.359665761757536</text:p>
          </table:table-cell>
          <table:table-cell office:value-type="float" office:value="-0.357122721167707" calcext:value-type="float">
            <text:p>-0.357122721167707</text:p>
          </table:table-cell>
          <table:table-cell office:value-type="float" office:value="-0.385415105458018" calcext:value-type="float">
            <text:p>-0.385415105458018</text:p>
          </table:table-cell>
          <table:table-cell office:value-type="float" office:value="-0.390051312351094" calcext:value-type="float">
            <text:p>-0.390051312351094</text:p>
          </table:table-cell>
          <table:table-cell office:value-type="float" office:value="-0.372766101211369" calcext:value-type="float">
            <text:p>-0.372766101211369</text:p>
          </table:table-cell>
          <table:table-cell office:value-type="float" office:value="-0.370000679325419" calcext:value-type="float">
            <text:p>-0.370000679325419</text:p>
          </table:table-cell>
          <table:table-cell office:value-type="float" office:value="-0.369546904787231" calcext:value-type="float">
            <text:p>-0.369546904787231</text:p>
          </table:table-cell>
          <table:table-cell office:value-type="float" office:value="-0.370394784027852" calcext:value-type="float">
            <text:p>-0.370394784027852</text:p>
          </table:table-cell>
          <table:table-cell office:value-type="float" office:value="-0.369932961355544" calcext:value-type="float">
            <text:p>-0.369932961355544</text:p>
          </table:table-cell>
          <table:table-cell office:value-type="float" office:value="-0.358336448900926" calcext:value-type="float">
            <text:p>-0.358336448900926</text:p>
          </table:table-cell>
          <table:table-cell office:value-type="float" office:value="-0.321706802607764" calcext:value-type="float">
            <text:p>-0.321706802607764</text:p>
          </table:table-cell>
          <table:table-cell office:value-type="float" office:value="-0.369543109246216" calcext:value-type="float">
            <text:p>-0.369543109246216</text:p>
          </table:table-cell>
          <table:table-cell office:value-type="float" office:value="-0.381868212986094" calcext:value-type="float">
            <text:p>-0.381868212986094</text:p>
          </table:table-cell>
          <table:table-cell office:value-type="float" office:value="-0.37757614190628" calcext:value-type="float">
            <text:p>-0.37757614190628</text:p>
          </table:table-cell>
          <table:table-cell office:value-type="float" office:value="-0.380340441707068" calcext:value-type="float">
            <text:p>-0.380340441707068</text:p>
          </table:table-cell>
          <table:table-cell office:value-type="float" office:value="-0.374255378155874" calcext:value-type="float">
            <text:p>-0.374255378155874</text:p>
          </table:table-cell>
          <table:table-cell office:value-type="float" office:value="-0.355222443001681" calcext:value-type="float">
            <text:p>-0.355222443001681</text:p>
          </table:table-cell>
          <table:table-cell office:value-type="float" office:value="-0.341201434438751" calcext:value-type="float">
            <text:p>-0.341201434438751</text:p>
          </table:table-cell>
          <table:table-cell office:value-type="float" office:value="-0.335087890150462" calcext:value-type="float">
            <text:p>-0.335087890150462</text:p>
          </table:table-cell>
          <table:table-cell office:value-type="float" office:value="-0.336705071141239" calcext:value-type="float">
            <text:p>-0.336705071141239</text:p>
          </table:table-cell>
          <table:table-cell office:value-type="float" office:value="-0.342585618273585" calcext:value-type="float">
            <text:p>-0.342585618273585</text:p>
          </table:table-cell>
          <table:table-cell office:value-type="float" office:value="-0.35272479390814" calcext:value-type="float">
            <text:p>-0.35272479390814</text:p>
          </table:table-cell>
          <table:table-cell office:value-type="float" office:value="-0.407323529093674" calcext:value-type="float">
            <text:p>-0.407323529093674</text:p>
          </table:table-cell>
          <table:table-cell office:value-type="float" office:value="-0.398559850056257" calcext:value-type="float">
            <text:p>-0.398559850056257</text:p>
          </table:table-cell>
          <table:table-cell office:value-type="float" office:value="-0.380729562815941" calcext:value-type="float">
            <text:p>-0.380729562815941</text:p>
          </table:table-cell>
          <table:table-cell office:value-type="float" office:value="-0.37676161509317" calcext:value-type="float">
            <text:p>-0.37676161509317</text:p>
          </table:table-cell>
          <table:table-cell office:value-type="float" office:value="-0.36872139083878" calcext:value-type="float">
            <text:p>-0.36872139083878</text:p>
          </table:table-cell>
          <table:table-cell office:value-type="float" office:value="-0.326219303180218" calcext:value-type="float">
            <text:p>-0.326219303180218</text:p>
          </table:table-cell>
          <table:table-cell office:value-type="float" office:value="-0.315442202914745" calcext:value-type="float">
            <text:p>-0.315442202914745</text:p>
          </table:table-cell>
          <table:table-cell office:value-type="float" office:value="-0.313282241982141" calcext:value-type="float">
            <text:p>-0.313282241982141</text:p>
          </table:table-cell>
          <table:table-cell office:value-type="float" office:value="-0.316851800939965" calcext:value-type="float">
            <text:p>-0.316851800939965</text:p>
          </table:table-cell>
          <table:table-cell office:value-type="float" office:value="-0.319763475118189" calcext:value-type="float">
            <text:p>-0.319763475118189</text:p>
          </table:table-cell>
          <table:table-cell office:value-type="float" office:value="-0.325756303996304" calcext:value-type="float">
            <text:p>-0.325756303996304</text:p>
          </table:table-cell>
          <table:table-cell office:value-type="float" office:value="-0.331257458580455" calcext:value-type="float">
            <text:p>-0.331257458580455</text:p>
          </table:table-cell>
          <table:table-cell office:value-type="float" office:value="-0.350835723445005" calcext:value-type="float">
            <text:p>-0.350835723445005</text:p>
          </table:table-cell>
          <table:table-cell office:value-type="float" office:value="-0.374714345078662" calcext:value-type="float">
            <text:p>-0.374714345078662</text:p>
          </table:table-cell>
          <table:table-cell office:value-type="float" office:value="-0.37604467039799" calcext:value-type="float">
            <text:p>-0.37604467039799</text:p>
          </table:table-cell>
          <table:table-cell office:value-type="float" office:value="-0.374269536457388" calcext:value-type="float">
            <text:p>-0.374269536457388</text:p>
          </table:table-cell>
          <table:table-cell office:value-type="float" office:value="-0.372756471054026" calcext:value-type="float">
            <text:p>-0.372756471054026</text:p>
          </table:table-cell>
          <table:table-cell office:value-type="float" office:value="-0.372933349516747" calcext:value-type="float">
            <text:p>-0.372933349516747</text:p>
          </table:table-cell>
          <table:table-cell office:value-type="float" office:value="-0.364528928047758" calcext:value-type="float">
            <text:p>-0.364528928047758</text:p>
          </table:table-cell>
          <table:table-cell office:value-type="float" office:value="-0.361246466449078" calcext:value-type="float">
            <text:p>-0.361246466449078</text:p>
          </table:table-cell>
          <table:table-cell office:value-type="float" office:value="-0.344942848465648" calcext:value-type="float">
            <text:p>-0.344942848465648</text:p>
          </table:table-cell>
          <table:table-cell office:value-type="float" office:value="-0.365678808634863" calcext:value-type="float">
            <text:p>-0.365678808634863</text:p>
          </table:table-cell>
          <table:table-cell office:value-type="float" office:value="-0.376354250490731" calcext:value-type="float">
            <text:p>-0.376354250490731</text:p>
          </table:table-cell>
          <table:table-cell office:value-type="float" office:value="-0.382020819443128" calcext:value-type="float">
            <text:p>-0.382020819443128</text:p>
          </table:table-cell>
          <table:table-cell office:value-type="float" office:value="-0.375506734879102" calcext:value-type="float">
            <text:p>-0.375506734879102</text:p>
          </table:table-cell>
          <table:table-cell office:value-type="float" office:value="-0.366611190264149" calcext:value-type="float">
            <text:p>-0.366611190264149</text:p>
          </table:table-cell>
          <table:table-cell office:value-type="float" office:value="-0.361494209076074" calcext:value-type="float">
            <text:p>-0.361494209076074</text:p>
          </table:table-cell>
          <table:table-cell office:value-type="float" office:value="-0.396521795592283" calcext:value-type="float">
            <text:p>-0.396521795592283</text:p>
          </table:table-cell>
          <table:table-cell office:value-type="float" office:value="-0.386344448619688" calcext:value-type="float">
            <text:p>-0.386344448619688</text:p>
          </table:table-cell>
          <table:table-cell office:value-type="float" office:value="-0.377277419256634" calcext:value-type="float">
            <text:p>-0.377277419256634</text:p>
          </table:table-cell>
          <table:table-cell office:value-type="float" office:value="-0.372384801453728" calcext:value-type="float">
            <text:p>-0.372384801453728</text:p>
          </table:table-cell>
          <table:table-cell office:value-type="float" office:value="-0.354095124787391" calcext:value-type="float">
            <text:p>-0.354095124787391</text:p>
          </table:table-cell>
          <table:table-cell office:value-type="float" office:value="-0.345922696588803" calcext:value-type="float">
            <text:p>-0.345922696588803</text:p>
          </table:table-cell>
          <table:table-cell office:value-type="float" office:value="-0.346305021002316" calcext:value-type="float">
            <text:p>-0.346305021002316</text:p>
          </table:table-cell>
          <table:table-cell office:value-type="float" office:value="-0.354195796860111" calcext:value-type="float">
            <text:p>-0.354195796860111</text:p>
          </table:table-cell>
          <table:table-cell office:value-type="float" office:value="-0.400151256584023" calcext:value-type="float">
            <text:p>-0.400151256584023</text:p>
          </table:table-cell>
          <table:table-cell office:value-type="float" office:value="-0.391555299256028" calcext:value-type="float">
            <text:p>-0.391555299256028</text:p>
          </table:table-cell>
          <table:table-cell office:value-type="float" office:value="-0.399998454842675" calcext:value-type="float">
            <text:p>-0.399998454842675</text:p>
          </table:table-cell>
          <table:table-cell office:value-type="float" office:value="-0.374900029400386" calcext:value-type="float">
            <text:p>-0.374900029400386</text:p>
          </table:table-cell>
          <table:table-cell office:value-type="float" office:value="-0.373391075472281" calcext:value-type="float">
            <text:p>-0.373391075472281</text:p>
          </table:table-cell>
          <table:table-cell office:value-type="float" office:value="-0.342080047868432" calcext:value-type="float">
            <text:p>-0.342080047868432</text:p>
          </table:table-cell>
          <table:table-cell office:value-type="float" office:value="-0.295271552491654" calcext:value-type="float">
            <text:p>-0.295271552491654</text:p>
          </table:table-cell>
          <table:table-cell office:value-type="float" office:value="-0.287309351172769" calcext:value-type="float">
            <text:p>-0.287309351172769</text:p>
          </table:table-cell>
          <table:table-cell office:value-type="float" office:value="-0.286238564769711" calcext:value-type="float">
            <text:p>-0.286238564769711</text:p>
          </table:table-cell>
          <table:table-cell office:value-type="float" office:value="-0.29149921939513" calcext:value-type="float">
            <text:p>-0.29149921939513</text:p>
          </table:table-cell>
          <table:table-cell office:value-type="float" office:value="-0.310712651244933" calcext:value-type="float">
            <text:p>-0.310712651244933</text:p>
          </table:table-cell>
          <table:table-cell office:value-type="float" office:value="-0.320765346433616" calcext:value-type="float">
            <text:p>-0.320765346433616</text:p>
          </table:table-cell>
          <table:table-cell office:value-type="float" office:value="-0.326503975041767" calcext:value-type="float">
            <text:p>-0.326503975041767</text:p>
          </table:table-cell>
          <table:table-cell office:value-type="float" office:value="-0.326545906034168" calcext:value-type="float">
            <text:p>-0.326545906034168</text:p>
          </table:table-cell>
          <table:table-cell office:value-type="float" office:value="-0.30623870859197" calcext:value-type="float">
            <text:p>-0.30623870859197</text:p>
          </table:table-cell>
          <table:table-cell office:value-type="float" office:value="-0.301471314493045" calcext:value-type="float">
            <text:p>-0.301471314493045</text:p>
          </table:table-cell>
          <table:table-cell office:value-type="float" office:value="-0.311876609362972" calcext:value-type="float">
            <text:p>-0.311876609362972</text:p>
          </table:table-cell>
          <table:table-cell office:value-type="float" office:value="-0.317900101798016" calcext:value-type="float">
            <text:p>-0.317900101798016</text:p>
          </table:table-cell>
          <table:table-cell office:value-type="float" office:value="-0.371685276907707" calcext:value-type="float">
            <text:p>-0.371685276907707</text:p>
          </table:table-cell>
          <table:table-cell office:value-type="float" office:value="-0.363494347445233" calcext:value-type="float">
            <text:p>-0.363494347445233</text:p>
          </table:table-cell>
          <table:table-cell office:value-type="float" office:value="-0.369049734621486" calcext:value-type="float">
            <text:p>-0.369049734621486</text:p>
          </table:table-cell>
          <table:table-cell office:value-type="float" office:value="-0.368197155055926" calcext:value-type="float">
            <text:p>-0.368197155055926</text:p>
          </table:table-cell>
          <table:table-cell office:value-type="float" office:value="-0.36368877765912" calcext:value-type="float">
            <text:p>-0.36368877765912</text:p>
          </table:table-cell>
          <table:table-cell office:value-type="float" office:value="-0.364165178403049" calcext:value-type="float">
            <text:p>-0.364165178403049</text:p>
          </table:table-cell>
          <table:table-cell office:value-type="float" office:value="-0.363007320876253" calcext:value-type="float">
            <text:p>-0.363007320876253</text:p>
          </table:table-cell>
          <table:table-cell office:value-type="float" office:value="-0.361900549633574" calcext:value-type="float">
            <text:p>-0.361900549633574</text:p>
          </table:table-cell>
          <table:table-cell office:value-type="float" office:value="-0.36686764933811" calcext:value-type="float">
            <text:p>-0.36686764933811</text:p>
          </table:table-cell>
          <table:table-cell office:value-type="float" office:value="-0.364176373993018" calcext:value-type="float">
            <text:p>-0.364176373993018</text:p>
          </table:table-cell>
          <table:table-cell office:value-type="float" office:value="-0.365336895260044" calcext:value-type="float">
            <text:p>-0.365336895260044</text:p>
          </table:table-cell>
          <table:table-cell office:value-type="float" office:value="-0.363180566285881" calcext:value-type="float">
            <text:p>-0.363180566285881</text:p>
          </table:table-cell>
          <table:table-cell office:value-type="float" office:value="-0.303714324571504" calcext:value-type="float">
            <text:p>-0.303714324571504</text:p>
          </table:table-cell>
          <table:table-cell office:value-type="float" office:value="-0.303762338638009" calcext:value-type="float">
            <text:p>-0.303762338638009</text:p>
          </table:table-cell>
          <table:table-cell office:value-type="float" office:value="-0.299763677392892" calcext:value-type="float">
            <text:p>-0.299763677392892</text:p>
          </table:table-cell>
          <table:table-cell office:value-type="float" office:value="-0.303408006373545" calcext:value-type="float">
            <text:p>-0.303408006373545</text:p>
          </table:table-cell>
          <table:table-cell office:value-type="float" office:value="-0.309812156678119" calcext:value-type="float">
            <text:p>-0.309812156678119</text:p>
          </table:table-cell>
          <table:table-cell office:value-type="float" office:value="-0.313715510071044" calcext:value-type="float">
            <text:p>-0.313715510071044</text:p>
          </table:table-cell>
          <table:table-cell office:value-type="float" office:value="-0.308888812312795" calcext:value-type="float">
            <text:p>-0.308888812312795</text:p>
          </table:table-cell>
          <table:table-cell office:value-type="float" office:value="-0.301047355819692" calcext:value-type="float">
            <text:p>-0.301047355819692</text:p>
          </table:table-cell>
          <table:table-cell office:value-type="float" office:value="-0.300644063550951" calcext:value-type="float">
            <text:p>-0.300644063550951</text:p>
          </table:table-cell>
          <table:table-cell office:value-type="float" office:value="-0.304097081922748" calcext:value-type="float">
            <text:p>-0.304097081922748</text:p>
          </table:table-cell>
          <table:table-cell office:value-type="float" office:value="-0.304760316656024" calcext:value-type="float">
            <text:p>-0.304760316656024</text:p>
          </table:table-cell>
          <table:table-cell office:value-type="float" office:value="-0.306326080540695" calcext:value-type="float">
            <text:p>-0.306326080540695</text:p>
          </table:table-cell>
          <table:table-cell office:value-type="float" office:value="-0.340106514460302" calcext:value-type="float">
            <text:p>-0.340106514460302</text:p>
          </table:table-cell>
          <table:table-cell office:value-type="float" office:value="-0.34791677135497" calcext:value-type="float">
            <text:p>-0.34791677135497</text:p>
          </table:table-cell>
          <table:table-cell office:value-type="float" office:value="-0.338072633325811" calcext:value-type="float">
            <text:p>-0.338072633325811</text:p>
          </table:table-cell>
          <table:table-cell office:value-type="float" office:value="-0.332609311248326" calcext:value-type="float">
            <text:p>-0.332609311248326</text:p>
          </table:table-cell>
          <table:table-cell office:value-type="float" office:value="-0.306048438990542" calcext:value-type="float">
            <text:p>-0.306048438990542</text:p>
          </table:table-cell>
          <table:table-cell office:value-type="float" office:value="-0.272941526899114" calcext:value-type="float">
            <text:p>-0.272941526899114</text:p>
          </table:table-cell>
          <table:table-cell office:value-type="float" office:value="-0.256495830422487" calcext:value-type="float">
            <text:p>-0.256495830422487</text:p>
          </table:table-cell>
          <table:table-cell office:value-type="float" office:value="-0.256577678936105" calcext:value-type="float">
            <text:p>-0.256577678936105</text:p>
          </table:table-cell>
          <table:table-cell office:value-type="float" office:value="-0.260862169239058" calcext:value-type="float">
            <text:p>-0.260862169239058</text:p>
          </table:table-cell>
          <table:table-cell office:value-type="float" office:value="-0.270524715156813" calcext:value-type="float">
            <text:p>-0.270524715156813</text:p>
          </table:table-cell>
          <table:table-cell office:value-type="float" office:value="-0.279778566590069" calcext:value-type="float">
            <text:p>-0.279778566590069</text:p>
          </table:table-cell>
          <table:table-cell office:value-type="float" office:value="-0.301709827983459" calcext:value-type="float">
            <text:p>-0.301709827983459</text:p>
          </table:table-cell>
          <table:table-cell office:value-type="float" office:value="-0.312245899695188" calcext:value-type="float">
            <text:p>-0.312245899695188</text:p>
          </table:table-cell>
          <table:table-cell office:value-type="float" office:value="-0.316413433861038" calcext:value-type="float">
            <text:p>-0.316413433861038</text:p>
          </table:table-cell>
          <table:table-cell office:value-type="float" office:value="-0.320681702278348" calcext:value-type="float">
            <text:p>-0.320681702278348</text:p>
          </table:table-cell>
          <table:table-cell office:value-type="float" office:value="-0.30336533725092" calcext:value-type="float">
            <text:p>-0.30336533725092</text:p>
          </table:table-cell>
          <table:table-cell office:value-type="float" office:value="-0.330365509211097" calcext:value-type="float">
            <text:p>-0.330365509211097</text:p>
          </table:table-cell>
          <table:table-cell office:value-type="float" office:value="-0.353199431716827" calcext:value-type="float">
            <text:p>-0.353199431716827</text:p>
          </table:table-cell>
          <table:table-cell office:value-type="float" office:value="-0.346372206108526" calcext:value-type="float">
            <text:p>-0.346372206108526</text:p>
          </table:table-cell>
          <table:table-cell office:value-type="float" office:value="-0.351264688527674" calcext:value-type="float">
            <text:p>-0.351264688527674</text:p>
          </table:table-cell>
          <table:table-cell office:value-type="float" office:value="-0.352208576299804" calcext:value-type="float">
            <text:p>-0.352208576299804</text:p>
          </table:table-cell>
          <table:table-cell office:value-type="float" office:value="-0.353906355923389" calcext:value-type="float">
            <text:p>-0.353906355923389</text:p>
          </table:table-cell>
          <table:table-cell office:value-type="float" office:value="-0.353693572287325" calcext:value-type="float">
            <text:p>-0.353693572287325</text:p>
          </table:table-cell>
          <table:table-cell office:value-type="float" office:value="-0.359009904063212" calcext:value-type="float">
            <text:p>-0.359009904063212</text:p>
          </table:table-cell>
          <table:table-cell office:value-type="float" office:value="-0.354382075049761" calcext:value-type="float">
            <text:p>-0.354382075049761</text:p>
          </table:table-cell>
          <table:table-cell office:value-type="float" office:value="-0.354900834649187" calcext:value-type="float">
            <text:p>-0.354900834649187</text:p>
          </table:table-cell>
          <table:table-cell office:value-type="float" office:value="-0.330425919454629" calcext:value-type="float">
            <text:p>-0.330425919454629</text:p>
          </table:table-cell>
          <table:table-cell office:value-type="float" office:value="-0.313837209398158" calcext:value-type="float">
            <text:p>-0.313837209398158</text:p>
          </table:table-cell>
          <table:table-cell office:value-type="float" office:value="-0.301198972521864" calcext:value-type="float">
            <text:p>-0.301198972521864</text:p>
          </table:table-cell>
          <table:table-cell office:value-type="float" office:value="-0.299676757341714" calcext:value-type="float">
            <text:p>-0.299676757341714</text:p>
          </table:table-cell>
          <table:table-cell office:value-type="float" office:value="-0.29226847131518" calcext:value-type="float">
            <text:p>-0.29226847131518</text:p>
          </table:table-cell>
          <table:table-cell office:value-type="float" office:value="-0.300242148091597" calcext:value-type="float">
            <text:p>-0.300242148091597</text:p>
          </table:table-cell>
          <table:table-cell office:value-type="float" office:value="-0.304297674133004" calcext:value-type="float">
            <text:p>-0.304297674133004</text:p>
          </table:table-cell>
          <table:table-cell office:value-type="float" office:value="-0.307919518037541" calcext:value-type="float">
            <text:p>-0.307919518037541</text:p>
          </table:table-cell>
          <table:table-cell office:value-type="float" office:value="-0.310215206294967" calcext:value-type="float">
            <text:p>-0.310215206294967</text:p>
          </table:table-cell>
          <table:table-cell office:value-type="float" office:value="-0.297165654913592" calcext:value-type="float">
            <text:p>-0.297165654913592</text:p>
          </table:table-cell>
          <table:table-cell office:value-type="float" office:value="-0.302841136902409" calcext:value-type="float">
            <text:p>-0.302841136902409</text:p>
          </table:table-cell>
          <table:table-cell office:value-type="float" office:value="-0.309587125638924" calcext:value-type="float">
            <text:p>-0.309587125638924</text:p>
          </table:table-cell>
          <table:table-cell office:value-type="float" office:value="-0.349000897018614" calcext:value-type="float">
            <text:p>-0.349000897018614</text:p>
          </table:table-cell>
          <table:table-cell office:value-type="float" office:value="-0.345981641284848" calcext:value-type="float">
            <text:p>-0.345981641284848</text:p>
          </table:table-cell>
          <table:table-cell office:value-type="float" office:value="-0.336408285408784" calcext:value-type="float">
            <text:p>-0.336408285408784</text:p>
          </table:table-cell>
          <table:table-cell office:value-type="float" office:value="-0.327707120795058" calcext:value-type="float">
            <text:p>-0.327707120795058</text:p>
          </table:table-cell>
          <table:table-cell office:value-type="float" office:value="-0.307518240879924" calcext:value-type="float">
            <text:p>-0.307518240879924</text:p>
          </table:table-cell>
          <table:table-cell office:value-type="float" office:value="-0.269992194680933" calcext:value-type="float">
            <text:p>-0.269992194680933</text:p>
          </table:table-cell>
          <table:table-cell office:value-type="float" office:value="-0.27073731032066" calcext:value-type="float">
            <text:p>-0.27073731032066</text:p>
          </table:table-cell>
          <table:table-cell office:value-type="float" office:value="-0.289305545495772" calcext:value-type="float">
            <text:p>-0.289305545495772</text:p>
          </table:table-cell>
          <table:table-cell office:value-type="float" office:value="-0.304609700887787" calcext:value-type="float">
            <text:p>-0.304609700887787</text:p>
          </table:table-cell>
          <table:table-cell office:value-type="float" office:value="-0.318893776195167" calcext:value-type="float">
            <text:p>-0.318893776195167</text:p>
          </table:table-cell>
          <table:table-cell office:value-type="float" office:value="-0.33556412461716" calcext:value-type="float">
            <text:p>-0.33556412461716</text:p>
          </table:table-cell>
          <table:table-cell office:value-type="float" office:value="-0.339104459483241" calcext:value-type="float">
            <text:p>-0.339104459483241</text:p>
          </table:table-cell>
          <table:table-cell office:value-type="float" office:value="-0.344530469518199" calcext:value-type="float">
            <text:p>-0.344530469518199</text:p>
          </table:table-cell>
          <table:table-cell office:value-type="float" office:value="-0.324696520592031" calcext:value-type="float">
            <text:p>-0.324696520592031</text:p>
          </table:table-cell>
          <table:table-cell office:value-type="float" office:value="-0.317622002395555" calcext:value-type="float">
            <text:p>-0.317622002395555</text:p>
          </table:table-cell>
          <table:table-cell office:value-type="float" office:value="-0.309534221222115" calcext:value-type="float">
            <text:p>-0.309534221222115</text:p>
          </table:table-cell>
          <table:table-cell office:value-type="float" office:value="-0.357164538332642" calcext:value-type="float">
            <text:p>-0.357164538332642</text:p>
          </table:table-cell>
          <table:table-cell office:value-type="float" office:value="-0.372975826843887" calcext:value-type="float">
            <text:p>-0.372975826843887</text:p>
          </table:table-cell>
          <table:table-cell office:value-type="float" office:value="-0.383342828163004" calcext:value-type="float">
            <text:p>-0.383342828163004</text:p>
          </table:table-cell>
          <table:table-cell office:value-type="float" office:value="-0.37953610448871" calcext:value-type="float">
            <text:p>-0.37953610448871</text:p>
          </table:table-cell>
          <table:table-cell office:value-type="float" office:value="-0.384314975724335" calcext:value-type="float">
            <text:p>-0.384314975724335</text:p>
          </table:table-cell>
          <table:table-cell office:value-type="float" office:value="-0.385086062227367" calcext:value-type="float">
            <text:p>-0.385086062227367</text:p>
          </table:table-cell>
          <table:table-cell office:value-type="float" office:value="-0.383398841401724" calcext:value-type="float">
            <text:p>-0.383398841401724</text:p>
          </table:table-cell>
          <table:table-cell office:value-type="float" office:value="-0.387349561845586" calcext:value-type="float">
            <text:p>-0.387349561845586</text:p>
          </table:table-cell>
          <table:table-cell office:value-type="float" office:value="-0.375855057302475" calcext:value-type="float">
            <text:p>-0.375855057302475</text:p>
          </table:table-cell>
          <table:table-cell office:value-type="float" office:value="-0.349329007170261" calcext:value-type="float">
            <text:p>-0.349329007170261</text:p>
          </table:table-cell>
          <table:table-cell office:value-type="float" office:value="-0.322165552408277" calcext:value-type="float">
            <text:p>-0.322165552408277</text:p>
          </table:table-cell>
          <table:table-cell office:value-type="float" office:value="-0.320932749322277" calcext:value-type="float">
            <text:p>-0.320932749322277</text:p>
          </table:table-cell>
          <table:table-cell office:value-type="float" office:value="-0.333452816352402" calcext:value-type="float">
            <text:p>-0.333452816352402</text:p>
          </table:table-cell>
          <table:table-cell office:value-type="float" office:value="-0.334395782310741" calcext:value-type="float">
            <text:p>-0.334395782310741</text:p>
          </table:table-cell>
          <table:table-cell office:value-type="float" office:value="-0.339579669786473" calcext:value-type="float">
            <text:p>-0.339579669786473</text:p>
          </table:table-cell>
          <table:table-cell office:value-type="float" office:value="-0.342153491977429" calcext:value-type="float">
            <text:p>-0.342153491977429</text:p>
          </table:table-cell>
          <table:table-cell office:value-type="float" office:value="-0.351858980008965" calcext:value-type="float">
            <text:p>-0.351858980008965</text:p>
          </table:table-cell>
          <table:table-cell office:value-type="float" office:value="-0.350667225968571" calcext:value-type="float">
            <text:p>-0.350667225968571</text:p>
          </table:table-cell>
          <table:table-cell office:value-type="float" office:value="-0.338243565381647" calcext:value-type="float">
            <text:p>-0.338243565381647</text:p>
          </table:table-cell>
          <table:table-cell office:value-type="float" office:value="-0.336271137314519" calcext:value-type="float">
            <text:p>-0.336271137314519</text:p>
          </table:table-cell>
          <table:table-cell office:value-type="float" office:value="-0.337959277687598" calcext:value-type="float">
            <text:p>-0.337959277687598</text:p>
          </table:table-cell>
          <table:table-cell office:value-type="float" office:value="-0.347982411674053" calcext:value-type="float">
            <text:p>-0.347982411674053</text:p>
          </table:table-cell>
          <table:table-cell office:value-type="float" office:value="-0.381626658706471" calcext:value-type="float">
            <text:p>-0.381626658706471</text:p>
          </table:table-cell>
          <table:table-cell office:value-type="float" office:value="-0.395821282613702" calcext:value-type="float">
            <text:p>-0.395821282613702</text:p>
          </table:table-cell>
          <table:table-cell office:value-type="float" office:value="-0.35707285031168" calcext:value-type="float">
            <text:p>-0.35707285031168</text:p>
          </table:table-cell>
          <table:table-cell office:value-type="float" office:value="-0.380754737614702" calcext:value-type="float">
            <text:p>-0.380754737614702</text:p>
          </table:table-cell>
          <table:table-cell office:value-type="float" office:value="-0.326590654196836" calcext:value-type="float">
            <text:p>-0.326590654196836</text:p>
          </table:table-cell>
          <table:table-cell office:value-type="float" office:value="-0.317987911555683" calcext:value-type="float">
            <text:p>-0.317987911555683</text:p>
          </table:table-cell>
          <table:table-cell office:value-type="float" office:value="-0.321904972853335" calcext:value-type="float">
            <text:p>-0.321904972853335</text:p>
          </table:table-cell>
          <table:table-cell office:value-type="float" office:value="-0.333204155136834" calcext:value-type="float">
            <text:p>-0.333204155136834</text:p>
          </table:table-cell>
          <table:table-cell office:value-type="float" office:value="-0.339262778928483" calcext:value-type="float">
            <text:p>-0.339262778928483</text:p>
          </table:table-cell>
          <table:table-cell office:value-type="float" office:value="-0.359168719250766" calcext:value-type="float">
            <text:p>-0.359168719250766</text:p>
          </table:table-cell>
          <table:table-cell office:value-type="float" office:value="-0.382793545256021" calcext:value-type="float">
            <text:p>-0.382793545256021</text:p>
          </table:table-cell>
          <table:table-cell office:value-type="float" office:value="-0.39396677238614" calcext:value-type="float">
            <text:p>-0.39396677238614</text:p>
          </table:table-cell>
          <table:table-cell office:value-type="float" office:value="-0.390781767367029" calcext:value-type="float">
            <text:p>-0.390781767367029</text:p>
          </table:table-cell>
          <table:table-cell office:value-type="float" office:value="-0.389830260149835" calcext:value-type="float">
            <text:p>-0.389830260149835</text:p>
          </table:table-cell>
          <table:table-cell office:value-type="float" office:value="-0.384886693291524" calcext:value-type="float">
            <text:p>-0.384886693291524</text:p>
          </table:table-cell>
          <table:table-cell office:value-type="float" office:value="-0.38308727422635" calcext:value-type="float">
            <text:p>-0.38308727422635</text:p>
          </table:table-cell>
          <table:table-cell office:value-type="float" office:value="-0.383679723306345" calcext:value-type="float">
            <text:p>-0.383679723306345</text:p>
          </table:table-cell>
          <table:table-cell office:value-type="float" office:value="-0.379556836722469" calcext:value-type="float">
            <text:p>-0.379556836722469</text:p>
          </table:table-cell>
          <table:table-cell office:value-type="float" office:value="-0.377021029214356" calcext:value-type="float">
            <text:p>-0.377021029214356</text:p>
          </table:table-cell>
          <table:table-cell office:value-type="float" office:value="-0.37319435384" calcext:value-type="float">
            <text:p>-0.37319435384</text:p>
          </table:table-cell>
          <table:table-cell office:value-type="float" office:value="-0.370642343133716" calcext:value-type="float">
            <text:p>-0.370642343133716</text:p>
          </table:table-cell>
          <table:table-cell office:value-type="float" office:value="-0.36690247146922" calcext:value-type="float">
            <text:p>-0.36690247146922</text:p>
          </table:table-cell>
          <table:table-cell office:value-type="float" office:value="-0.367785798888004" calcext:value-type="float">
            <text:p>-0.367785798888004</text:p>
          </table:table-cell>
          <table:table-cell office:value-type="float" office:value="-0.366624366508451" calcext:value-type="float">
            <text:p>-0.366624366508451</text:p>
          </table:table-cell>
          <table:table-cell office:value-type="float" office:value="-0.366789779313283" calcext:value-type="float">
            <text:p>-0.366789779313283</text:p>
          </table:table-cell>
          <table:table-cell office:value-type="float" office:value="-0.367408779498881" calcext:value-type="float">
            <text:p>-0.367408779498881</text:p>
          </table:table-cell>
          <table:table-cell office:value-type="float" office:value="-0.36704146768237" calcext:value-type="float">
            <text:p>-0.36704146768237</text:p>
          </table:table-cell>
          <table:table-cell office:value-type="float" office:value="-0.366428013744247" calcext:value-type="float">
            <text:p>-0.366428013744247</text:p>
          </table:table-cell>
          <table:table-cell office:value-type="float" office:value="-0.366986170248503" calcext:value-type="float">
            <text:p>-0.366986170248503</text:p>
          </table:table-cell>
          <table:table-cell office:value-type="float" office:value="-0.366879167658441" calcext:value-type="float">
            <text:p>-0.366879167658441</text:p>
          </table:table-cell>
          <table:table-cell office:value-type="float" office:value="-0.367580017298066" calcext:value-type="float">
            <text:p>-0.367580017298066</text:p>
          </table:table-cell>
          <table:table-cell office:value-type="float" office:value="-0.366475796751771" calcext:value-type="float">
            <text:p>-0.366475796751771</text:p>
          </table:table-cell>
          <table:table-cell office:value-type="float" office:value="-0.366683459563768" calcext:value-type="float">
            <text:p>-0.366683459563768</text:p>
          </table:table-cell>
          <table:table-cell office:value-type="float" office:value="-0.366913258985526" calcext:value-type="float">
            <text:p>-0.366913258985526</text:p>
          </table:table-cell>
          <table:table-cell office:value-type="float" office:value="-0.366327839806184" calcext:value-type="float">
            <text:p>-0.366327839806184</text:p>
          </table:table-cell>
          <table:table-cell office:value-type="float" office:value="-0.365914704327624" calcext:value-type="float">
            <text:p>-0.365914704327624</text:p>
          </table:table-cell>
          <table:table-cell office:value-type="float" office:value="-0.367402612823366" calcext:value-type="float">
            <text:p>-0.367402612823366</text:p>
          </table:table-cell>
          <table:table-cell office:value-type="float" office:value="-0.367133925796266" calcext:value-type="float">
            <text:p>-0.367133925796266</text:p>
          </table:table-cell>
          <table:table-cell office:value-type="float" office:value="-0.365657974154224" calcext:value-type="float">
            <text:p>-0.365657974154224</text:p>
          </table:table-cell>
          <table:table-cell office:value-type="float" office:value="-0.366715147443696" calcext:value-type="float">
            <text:p>-0.366715147443696</text:p>
          </table:table-cell>
          <table:table-cell office:value-type="float" office:value="-0.367296510245707" calcext:value-type="float">
            <text:p>-0.367296510245707</text:p>
          </table:table-cell>
          <table:table-cell office:value-type="float" office:value="-0.367049269672226" calcext:value-type="float">
            <text:p>-0.367049269672226</text:p>
          </table:table-cell>
          <table:table-cell office:value-type="float" office:value="-0.365722505361625" calcext:value-type="float">
            <text:p>-0.365722505361625</text:p>
          </table:table-cell>
          <table:table-cell office:value-type="float" office:value="-0.366686671103599" calcext:value-type="float">
            <text:p>-0.366686671103599</text:p>
          </table:table-cell>
          <table:table-cell office:value-type="float" office:value="-0.366643151051252" calcext:value-type="float">
            <text:p>-0.366643151051252</text:p>
          </table:table-cell>
          <table:table-cell office:value-type="float" office:value="-0.366671253112728" calcext:value-type="float">
            <text:p>-0.366671253112728</text:p>
          </table:table-cell>
          <table:table-cell office:value-type="float" office:value="-0.367702715570864" calcext:value-type="float">
            <text:p>-0.367702715570864</text:p>
          </table:table-cell>
          <table:table-cell office:value-type="float" office:value="-0.367119716868225" calcext:value-type="float">
            <text:p>-0.367119716868225</text:p>
          </table:table-cell>
          <table:table-cell office:value-type="float" office:value="-0.366809784885265" calcext:value-type="float">
            <text:p>-0.366809784885265</text:p>
          </table:table-cell>
          <table:table-cell office:value-type="float" office:value="-0.366775847505195" calcext:value-type="float">
            <text:p>-0.366775847505195</text:p>
          </table:table-cell>
          <table:table-cell office:value-type="float" office:value="-0.367978431979441" calcext:value-type="float">
            <text:p>-0.367978431979441</text:p>
          </table:table-cell>
          <table:table-cell office:value-type="float" office:value="-0.366376497562053" calcext:value-type="float">
            <text:p>-0.366376497562053</text:p>
          </table:table-cell>
          <table:table-cell office:value-type="float" office:value="-0.367085609691889" calcext:value-type="float">
            <text:p>-0.367085609691889</text:p>
          </table:table-cell>
          <table:table-cell office:value-type="float" office:value="-0.36729081823823" calcext:value-type="float">
            <text:p>-0.36729081823823</text:p>
          </table:table-cell>
          <table:table-cell office:value-type="float" office:value="-0.366733492027916" calcext:value-type="float">
            <text:p>-0.366733492027916</text:p>
          </table:table-cell>
          <table:table-cell office:value-type="float" office:value="-0.366305774090822" calcext:value-type="float">
            <text:p>-0.366305774090822</text:p>
          </table:table-cell>
          <table:table-cell office:value-type="float" office:value="-0.366532912408188" calcext:value-type="float">
            <text:p>-0.366532912408188</text:p>
          </table:table-cell>
          <table:table-cell office:value-type="float" office:value="-0.366163837272054" calcext:value-type="float">
            <text:p>-0.366163837272054</text:p>
          </table:table-cell>
          <table:table-cell office:value-type="float" office:value="-0.366288239938353" calcext:value-type="float">
            <text:p>-0.366288239938353</text:p>
          </table:table-cell>
          <table:table-cell office:value-type="float" office:value="-0.366935289700123" calcext:value-type="float">
            <text:p>-0.366935289700123</text:p>
          </table:table-cell>
          <table:table-cell office:value-type="float" office:value="-0.366660403398523" calcext:value-type="float">
            <text:p>-0.366660403398523</text:p>
          </table:table-cell>
          <table:table-cell office:value-type="float" office:value="-0.365630182565673" calcext:value-type="float">
            <text:p>-0.365630182565673</text:p>
          </table:table-cell>
          <table:table-cell office:value-type="float" office:value="-0.366618927344825" calcext:value-type="float">
            <text:p>-0.366618927344825</text:p>
          </table:table-cell>
          <table:table-cell office:value-type="float" office:value="-0.366747593746553" calcext:value-type="float">
            <text:p>-0.366747593746553</text:p>
          </table:table-cell>
          <table:table-cell office:value-type="float" office:value="-0.365637706085759" calcext:value-type="float">
            <text:p>-0.365637706085759</text:p>
          </table:table-cell>
          <table:table-cell office:value-type="float" office:value="-0.366194233862909" calcext:value-type="float">
            <text:p>-0.366194233862909</text:p>
          </table:table-cell>
          <table:table-cell office:value-type="float" office:value="-0.365585975466442" calcext:value-type="float">
            <text:p>-0.365585975466442</text:p>
          </table:table-cell>
          <table:table-cell office:value-type="float" office:value="-0.366336193452642" calcext:value-type="float">
            <text:p>-0.366336193452642</text:p>
          </table:table-cell>
          <table:table-cell office:value-type="float" office:value="-0.366004288166073" calcext:value-type="float">
            <text:p>-0.366004288166073</text:p>
          </table:table-cell>
          <table:table-cell office:value-type="float" office:value="-0.365087405883208" calcext:value-type="float">
            <text:p>-0.365087405883208</text:p>
          </table:table-cell>
          <table:table-cell office:value-type="float" office:value="-0.367111860808483" calcext:value-type="float">
            <text:p>-0.367111860808483</text:p>
          </table:table-cell>
          <table:table-cell office:value-type="float" office:value="-0.366284396460512" calcext:value-type="float">
            <text:p>-0.366284396460512</text:p>
          </table:table-cell>
          <table:table-cell office:value-type="float" office:value="-0.366419660271347" calcext:value-type="float">
            <text:p>-0.366419660271347</text:p>
          </table:table-cell>
          <table:table-cell office:value-type="float" office:value="-0.365930013534506" calcext:value-type="float">
            <text:p>-0.365930013534506</text:p>
          </table:table-cell>
          <table:table-cell office:value-type="float" office:value="-0.36624963456401" calcext:value-type="float">
            <text:p>-0.36624963456401</text:p>
          </table:table-cell>
          <table:table-cell office:value-type="float" office:value="-0.366095940749391" calcext:value-type="float">
            <text:p>-0.366095940749391</text:p>
          </table:table-cell>
          <table:table-cell office:value-type="float" office:value="-0.366238607713379" calcext:value-type="float">
            <text:p>-0.366238607713379</text:p>
          </table:table-cell>
          <table:table-cell office:value-type="float" office:value="-0.366352864889505" calcext:value-type="float">
            <text:p>-0.366352864889505</text:p>
          </table:table-cell>
          <table:table-cell office:value-type="float" office:value="-0.366338544831643" calcext:value-type="float">
            <text:p>-0.366338544831643</text:p>
          </table:table-cell>
          <table:table-cell office:value-type="float" office:value="-0.365714716384914" calcext:value-type="float">
            <text:p>-0.365714716384914</text:p>
          </table:table-cell>
          <table:table-cell office:value-type="float" office:value="-0.366284175227372" calcext:value-type="float">
            <text:p>-0.366284175227372</text:p>
          </table:table-cell>
          <table:table-cell office:value-type="float" office:value="-0.365665378843489" calcext:value-type="float">
            <text:p>-0.365665378843489</text:p>
          </table:table-cell>
          <table:table-cell office:value-type="float" office:value="-0.366663314236158" calcext:value-type="float">
            <text:p>-0.366663314236158</text:p>
          </table:table-cell>
          <table:table-cell office:value-type="float" office:value="-0.365851282934509" calcext:value-type="float">
            <text:p>-0.365851282934509</text:p>
          </table:table-cell>
          <table:table-cell office:value-type="float" office:value="-0.365756299012002" calcext:value-type="float">
            <text:p>-0.365756299012002</text:p>
          </table:table-cell>
          <table:table-cell office:value-type="float" office:value="-0.366260413596363" calcext:value-type="float">
            <text:p>-0.366260413596363</text:p>
          </table:table-cell>
          <table:table-cell office:value-type="float" office:value="-0.366002529224561" calcext:value-type="float">
            <text:p>-0.366002529224561</text:p>
          </table:table-cell>
          <table:table-cell office:value-type="float" office:value="-0.365808767574374" calcext:value-type="float">
            <text:p>-0.365808767574374</text:p>
          </table:table-cell>
          <table:table-cell office:value-type="float" office:value="-0.367033463364818" calcext:value-type="float">
            <text:p>-0.367033463364818</text:p>
          </table:table-cell>
          <table:table-cell office:value-type="float" office:value="-0.36578800204194" calcext:value-type="float">
            <text:p>-0.36578800204194</text:p>
          </table:table-cell>
          <table:table-cell office:value-type="float" office:value="-0.365049079880671" calcext:value-type="float">
            <text:p>-0.365049079880671</text:p>
          </table:table-cell>
          <table:table-cell office:value-type="float" office:value="-0.3663583486996" calcext:value-type="float">
            <text:p>-0.3663583486996</text:p>
          </table:table-cell>
          <table:table-cell office:value-type="float" office:value="-0.366058374092307" calcext:value-type="float">
            <text:p>-0.366058374092307</text:p>
          </table:table-cell>
          <table:table-cell office:value-type="float" office:value="-0.366570807483001" calcext:value-type="float">
            <text:p>-0.366570807483001</text:p>
          </table:table-cell>
          <table:table-cell office:value-type="float" office:value="-0.365705693852356" calcext:value-type="float">
            <text:p>-0.365705693852356</text:p>
          </table:table-cell>
          <table:table-cell office:value-type="float" office:value="-0.366932426669554" calcext:value-type="float">
            <text:p>-0.366932426669554</text:p>
          </table:table-cell>
          <table:table-cell office:value-type="float" office:value="-0.366679633907897" calcext:value-type="float">
            <text:p>-0.366679633907897</text:p>
          </table:table-cell>
          <table:table-cell office:value-type="float" office:value="-0.366546989412541" calcext:value-type="float">
            <text:p>-0.366546989412541</text:p>
          </table:table-cell>
          <table:table-cell office:value-type="float" office:value="-0.366106215386247" calcext:value-type="float">
            <text:p>-0.366106215386247</text:p>
          </table:table-cell>
          <table:table-cell office:value-type="float" office:value="-0.365925626584007" calcext:value-type="float">
            <text:p>-0.365925626584007</text:p>
          </table:table-cell>
          <table:table-cell office:value-type="float" office:value="-0.365549994916926" calcext:value-type="float">
            <text:p>-0.365549994916926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0110258545654718" calcext:value-type="float">
            <text:p>-1.10258545654718E-06</text:p>
          </table:table-cell>
          <table:table-cell office:value-type="float" office:value="-0.000000272436418702338" calcext:value-type="float">
            <text:p>-2.72436418702338E-07</text:p>
          </table:table-cell>
          <table:table-cell office:value-type="float" office:value="-0.0000306315397832213" calcext:value-type="float">
            <text:p>-3.06315397832213E-05</text:p>
          </table:table-cell>
          <table:table-cell office:value-type="float" office:value="0.0000299458832987431" calcext:value-type="float">
            <text:p>2.99458832987431E-05</text:p>
          </table:table-cell>
          <table:table-cell office:value-type="float" office:value="-0.0000234962243508274" calcext:value-type="float">
            <text:p>-2.34962243508274E-05</text:p>
          </table:table-cell>
          <table:table-cell office:value-type="float" office:value="0.0000345663816116448" calcext:value-type="float">
            <text:p>3.45663816116448E-05</text:p>
          </table:table-cell>
          <table:table-cell office:value-type="float" office:value="0.0000164730955873882" calcext:value-type="float">
            <text:p>1.64730955873882E-05</text:p>
          </table:table-cell>
          <table:table-cell office:value-type="float" office:value="-0.0000202269578561953" calcext:value-type="float">
            <text:p>-2.02269578561953E-05</text:p>
          </table:table-cell>
          <table:table-cell office:value-type="float" office:value="0.0000153911860612532" calcext:value-type="float">
            <text:p>1.53911860612532E-05</text:p>
          </table:table-cell>
          <table:table-cell office:value-type="float" office:value="0.00000998424462667069" calcext:value-type="float">
            <text:p>9.98424462667069E-06</text:p>
          </table:table-cell>
          <table:table-cell office:value-type="float" office:value="-0.0000468949711385225" calcext:value-type="float">
            <text:p>-4.68949711385225E-05</text:p>
          </table:table-cell>
          <table:table-cell office:value-type="float" office:value="0.00000642030162822937" calcext:value-type="float">
            <text:p>6.42030162822937E-06</text:p>
          </table:table-cell>
          <table:table-cell office:value-type="float" office:value="0.0000265045999223168" calcext:value-type="float">
            <text:p>2.65045999223168E-05</text:p>
          </table:table-cell>
          <table:table-cell office:value-type="float" office:value="-0.00000938766594410501" calcext:value-type="float">
            <text:p>-9.38766594410501E-06</text:p>
          </table:table-cell>
          <table:table-cell office:value-type="float" office:value="-0.00000600589995569667" calcext:value-type="float">
            <text:p>-6.00589995569667E-06</text:p>
          </table:table-cell>
          <table:table-cell office:value-type="float" office:value="-0.0000148833579522445" calcext:value-type="float">
            <text:p>-1.48833579522445E-05</text:p>
          </table:table-cell>
          <table:table-cell office:value-type="float" office:value="0.0000258160718597522" calcext:value-type="float">
            <text:p>2.58160718597522E-05</text:p>
          </table:table-cell>
          <table:table-cell office:value-type="float" office:value="-0.0000102360294279014" calcext:value-type="float">
            <text:p>-1.02360294279014E-05</text:p>
          </table:table-cell>
          <table:table-cell office:value-type="float" office:value="-0.0000282655526668285" calcext:value-type="float">
            <text:p>-2.82655526668285E-05</text:p>
          </table:table-cell>
          <table:table-cell office:value-type="float" office:value="0.0000312863377627259" calcext:value-type="float">
            <text:p>3.12863377627259E-05</text:p>
          </table:table-cell>
          <table:table-cell office:value-type="float" office:value="-0.00000972267444931951" calcext:value-type="float">
            <text:p>-9.72267444931951E-06</text:p>
          </table:table-cell>
          <table:table-cell office:value-type="float" office:value="0.0000207420723264407" calcext:value-type="float">
            <text:p>2.07420723264407E-05</text:p>
          </table:table-cell>
          <table:table-cell office:value-type="float" office:value="-0.0000430698846354827" calcext:value-type="float">
            <text:p>-4.30698846354827E-05</text:p>
          </table:table-cell>
          <table:table-cell office:value-type="float" office:value="0.0000335929905440069" calcext:value-type="float">
            <text:p>3.35929905440069E-05</text:p>
          </table:table-cell>
          <table:table-cell office:value-type="float" office:value="-0.00000616796448527079" calcext:value-type="float">
            <text:p>-6.16796448527079E-06</text:p>
          </table:table-cell>
          <table:table-cell office:value-type="float" office:value="-0.0000319997830738883" calcext:value-type="float">
            <text:p>-3.19997830738883E-05</text:p>
          </table:table-cell>
          <table:table-cell office:value-type="float" office:value="0.0000320388206647704" calcext:value-type="float">
            <text:p>3.20388206647704E-05</text:p>
          </table:table-cell>
          <table:table-cell office:value-type="float" office:value="0.00000671168813420886" calcext:value-type="float">
            <text:p>6.71168813420886E-06</text:p>
          </table:table-cell>
          <table:table-cell office:value-type="float" office:value="0.00000687041417923862" calcext:value-type="float">
            <text:p>6.87041417923862E-06</text:p>
          </table:table-cell>
          <table:table-cell office:value-type="float" office:value="-0.0000417395324602832" calcext:value-type="float">
            <text:p>-4.17395324602832E-05</text:p>
          </table:table-cell>
          <table:table-cell office:value-type="float" office:value="0.00000750413696470886" calcext:value-type="float">
            <text:p>7.50413696470886E-06</text:p>
          </table:table-cell>
          <table:table-cell office:value-type="float" office:value="0.0000125148988935897" calcext:value-type="float">
            <text:p>1.25148988935897E-05</text:p>
          </table:table-cell>
          <table:table-cell office:value-type="float" office:value="-0.0000298789918393161" calcext:value-type="float">
            <text:p>-2.98789918393161E-05</text:p>
          </table:table-cell>
          <table:table-cell office:value-type="float" office:value="0.0000167412832011715" calcext:value-type="float">
            <text:p>1.67412832011715E-05</text:p>
          </table:table-cell>
          <table:table-cell office:value-type="float" office:value="0.0000125648133992851" calcext:value-type="float">
            <text:p>1.25648133992851E-05</text:p>
          </table:table-cell>
          <table:table-cell office:value-type="float" office:value="0.00000850317408779278" calcext:value-type="float">
            <text:p>8.50317408779278E-06</text:p>
          </table:table-cell>
          <table:table-cell office:value-type="float" office:value="0.0000168374427059748" calcext:value-type="float">
            <text:p>1.68374427059748E-05</text:p>
          </table:table-cell>
          <table:table-cell office:value-type="float" office:value="-0.000038641087158009" calcext:value-type="float">
            <text:p>-3.8641087158009E-05</text:p>
          </table:table-cell>
          <table:table-cell office:value-type="float" office:value="0.0000290094516849915" calcext:value-type="float">
            <text:p>2.90094516849915E-05</text:p>
          </table:table-cell>
          <table:table-cell office:value-type="float" office:value="-0.0000171211719607323" calcext:value-type="float">
            <text:p>-1.71211719607323E-05</text:p>
          </table:table-cell>
          <table:table-cell office:value-type="float" office:value="-0.0000182804600233899" calcext:value-type="float">
            <text:p>-1.82804600233899E-05</text:p>
          </table:table-cell>
          <table:table-cell office:value-type="float" office:value="0.0000109234485540233" calcext:value-type="float">
            <text:p>1.09234485540233E-05</text:p>
          </table:table-cell>
          <table:table-cell office:value-type="float" office:value="0.00000627714082451769" calcext:value-type="float">
            <text:p>6.27714082451769E-06</text:p>
          </table:table-cell>
          <table:table-cell office:value-type="float" office:value="-0.00000637347317372639" calcext:value-type="float">
            <text:p>-6.37347317372639E-06</text:p>
          </table:table-cell>
          <table:table-cell office:value-type="float" office:value="-0.0000069181382647554" calcext:value-type="float">
            <text:p>-6.9181382647554E-06</text:p>
          </table:table-cell>
          <table:table-cell office:value-type="float" office:value="0.00000894558123226696" calcext:value-type="float">
            <text:p>8.94558123226696E-06</text:p>
          </table:table-cell>
          <table:table-cell office:value-type="float" office:value="-0.0000135328290534198" calcext:value-type="float">
            <text:p>-1.35328290534198E-05</text:p>
          </table:table-cell>
          <table:table-cell office:value-type="float" office:value="0.00000377648742683201" calcext:value-type="float">
            <text:p>3.77648742683201E-06</text:p>
          </table:table-cell>
          <table:table-cell office:value-type="float" office:value="0.0000222797938568275" calcext:value-type="float">
            <text:p>2.22797938568275E-05</text:p>
          </table:table-cell>
          <table:table-cell office:value-type="float" office:value="-0.0000000443408107453358" calcext:value-type="float">
            <text:p>-4.43408107453358E-08</text:p>
          </table:table-cell>
          <table:table-cell office:value-type="float" office:value="0.0000271296348838823" calcext:value-type="float">
            <text:p>2.71296348838823E-05</text:p>
          </table:table-cell>
          <table:table-cell office:value-type="float" office:value="0.0000124847860633603" calcext:value-type="float">
            <text:p>1.24847860633603E-05</text:p>
          </table:table-cell>
          <table:table-cell office:value-type="float" office:value="-0.000116671456728057" calcext:value-type="float">
            <text:p>-0.000116671456728</text:p>
          </table:table-cell>
          <table:table-cell office:value-type="float" office:value="-0.000248668255067308" calcext:value-type="float">
            <text:p>-0.000248668255067</text:p>
          </table:table-cell>
          <table:table-cell office:value-type="float" office:value="0.0000631629447703785" calcext:value-type="float">
            <text:p>6.31629447703785E-05</text:p>
          </table:table-cell>
          <table:table-cell office:value-type="float" office:value="0.00000318158238221677" calcext:value-type="float">
            <text:p>3.18158238221677E-06</text:p>
          </table:table-cell>
          <table:table-cell office:value-type="float" office:value="-0.000419541239243593" calcext:value-type="float">
            <text:p>-0.000419541239244</text:p>
          </table:table-cell>
          <table:table-cell office:value-type="float" office:value="-0.000524731514650212" calcext:value-type="float">
            <text:p>-0.00052473151465</text:p>
          </table:table-cell>
          <table:table-cell office:value-type="float" office:value="-0.000701767125725949" calcext:value-type="float">
            <text:p>-0.000701767125726</text:p>
          </table:table-cell>
          <table:table-cell office:value-type="float" office:value="-0.00044195177451245" calcext:value-type="float">
            <text:p>-0.000441951774512</text:p>
          </table:table-cell>
          <table:table-cell office:value-type="float" office:value="-0.000433413812352068" calcext:value-type="float">
            <text:p>-0.000433413812352</text:p>
          </table:table-cell>
          <table:table-cell office:value-type="float" office:value="-0.000121715236396258" calcext:value-type="float">
            <text:p>-0.000121715236396</text:p>
          </table:table-cell>
          <table:table-cell office:value-type="float" office:value="-0.0000238691913848621" calcext:value-type="float">
            <text:p>-2.38691913848621E-05</text:p>
          </table:table-cell>
          <table:table-cell office:value-type="float" office:value="0.0000696383720365512" calcext:value-type="float">
            <text:p>6.96383720365512E-05</text:p>
          </table:table-cell>
          <table:table-cell office:value-type="float" office:value="-0.000502613447124767" calcext:value-type="float">
            <text:p>-0.000502613447125</text:p>
          </table:table-cell>
          <table:table-cell office:value-type="float" office:value="-0.000347519956337194" calcext:value-type="float">
            <text:p>-0.000347519956337</text:p>
          </table:table-cell>
          <table:table-cell office:value-type="float" office:value="-0.000784422079368241" calcext:value-type="float">
            <text:p>-0.000784422079368</text:p>
          </table:table-cell>
          <table:table-cell office:value-type="float" office:value="0.00298903788561111" calcext:value-type="float">
            <text:p>0.002989037885611</text:p>
          </table:table-cell>
          <table:table-cell office:value-type="float" office:value="0.00499524025166276" calcext:value-type="float">
            <text:p>0.004995240251663</text:p>
          </table:table-cell>
          <table:table-cell office:value-type="float" office:value="0.00616190566204194" calcext:value-type="float">
            <text:p>0.006161905662042</text:p>
          </table:table-cell>
          <table:table-cell office:value-type="float" office:value="0.0116196789734657" calcext:value-type="float">
            <text:p>0.011619678973466</text:p>
          </table:table-cell>
          <table:table-cell office:value-type="float" office:value="0.00656335342695957" calcext:value-type="float">
            <text:p>0.00656335342696</text:p>
          </table:table-cell>
          <table:table-cell office:value-type="float" office:value="0.00715327730765114" calcext:value-type="float">
            <text:p>0.007153277307651</text:p>
          </table:table-cell>
          <table:table-cell office:value-type="float" office:value="0.00301441215309051" calcext:value-type="float">
            <text:p>0.003014412153091</text:p>
          </table:table-cell>
          <table:table-cell office:value-type="float" office:value="-0.00104596614866703" calcext:value-type="float">
            <text:p>-0.001045966148667</text:p>
          </table:table-cell>
          <table:table-cell office:value-type="float" office:value="-0.000266959541667666" calcext:value-type="float">
            <text:p>-0.000266959541668</text:p>
          </table:table-cell>
          <table:table-cell office:value-type="float" office:value="0.00100275264229155" calcext:value-type="float">
            <text:p>0.001002752642292</text:p>
          </table:table-cell>
          <table:table-cell office:value-type="float" office:value="-0.00425937552375555" calcext:value-type="float">
            <text:p>-0.004259375523756</text:p>
          </table:table-cell>
          <table:table-cell office:value-type="float" office:value="-0.00489233517290222" calcext:value-type="float">
            <text:p>-0.004892335172902</text:p>
          </table:table-cell>
          <table:table-cell office:value-type="float" office:value="-0.00661257140167915" calcext:value-type="float">
            <text:p>-0.006612571401679</text:p>
          </table:table-cell>
          <table:table-cell office:value-type="float" office:value="-0.00591543338772738" calcext:value-type="float">
            <text:p>-0.005915433387727</text:p>
          </table:table-cell>
          <table:table-cell office:value-type="float" office:value="-0.0066616600790298" calcext:value-type="float">
            <text:p>-0.00666166007903</text:p>
          </table:table-cell>
          <table:table-cell office:value-type="float" office:value="-0.0051386670103889" calcext:value-type="float">
            <text:p>-0.005138667010389</text:p>
          </table:table-cell>
          <table:table-cell office:value-type="float" office:value="-0.00360703676138074" calcext:value-type="float">
            <text:p>-0.003607036761381</text:p>
          </table:table-cell>
          <table:table-cell office:value-type="float" office:value="-0.00107545144653209" calcext:value-type="float">
            <text:p>-0.001075451446532</text:p>
          </table:table-cell>
          <table:table-cell office:value-type="float" office:value="-0.000728944291015665" calcext:value-type="float">
            <text:p>-0.000728944291016</text:p>
          </table:table-cell>
          <table:table-cell office:value-type="float" office:value="-0.00462831163375521" calcext:value-type="float">
            <text:p>-0.004628311633755</text:p>
          </table:table-cell>
          <table:table-cell office:value-type="float" office:value="-0.00506568922751693" calcext:value-type="float">
            <text:p>-0.005065689227517</text:p>
          </table:table-cell>
          <table:table-cell office:value-type="float" office:value="-0.000497147599649472" calcext:value-type="float">
            <text:p>-0.000497147599649</text:p>
          </table:table-cell>
          <table:table-cell office:value-type="float" office:value="0.000336896675777409" calcext:value-type="float">
            <text:p>0.000336896675777</text:p>
          </table:table-cell>
          <table:table-cell office:value-type="float" office:value="0.000928021267060319" calcext:value-type="float">
            <text:p>0.00092802126706</text:p>
          </table:table-cell>
          <table:table-cell office:value-type="float" office:value="0.0382191542098229" calcext:value-type="float">
            <text:p>0.038219154209823</text:p>
          </table:table-cell>
          <table:table-cell office:value-type="float" office:value="0.00117160948501827" calcext:value-type="float">
            <text:p>0.001171609485018</text:p>
          </table:table-cell>
          <table:table-cell office:value-type="float" office:value="-0.0000732815894999295" calcext:value-type="float">
            <text:p>-7.32815894999295E-05</text:p>
          </table:table-cell>
          <table:table-cell office:value-type="float" office:value="-0.00276443228918061" calcext:value-type="float">
            <text:p>-0.002764432289181</text:p>
          </table:table-cell>
          <table:table-cell office:value-type="float" office:value="-0.0229291443622772" calcext:value-type="float">
            <text:p>-0.022929144362277</text:p>
          </table:table-cell>
          <table:table-cell office:value-type="float" office:value="-0.00871518631882107" calcext:value-type="float">
            <text:p>-0.008715186318821</text:p>
          </table:table-cell>
          <table:table-cell office:value-type="float" office:value="-0.00571965782926709" calcext:value-type="float">
            <text:p>-0.005719657829267</text:p>
          </table:table-cell>
          <table:table-cell office:value-type="float" office:value="-0.00643865594095611" calcext:value-type="float">
            <text:p>-0.006438655940956</text:p>
          </table:table-cell>
          <table:table-cell office:value-type="float" office:value="0.0185669306772662" calcext:value-type="float">
            <text:p>0.018566930677266</text:p>
          </table:table-cell>
          <table:table-cell office:value-type="float" office:value="0.00176579054640924" calcext:value-type="float">
            <text:p>0.001765790546409</text:p>
          </table:table-cell>
          <table:table-cell office:value-type="float" office:value="-0.00354596541345287" calcext:value-type="float">
            <text:p>-0.003545965413453</text:p>
          </table:table-cell>
          <table:table-cell office:value-type="float" office:value="0.0003523615345698" calcext:value-type="float">
            <text:p>0.00035236153457</text:p>
          </table:table-cell>
          <table:table-cell office:value-type="float" office:value="-0.0020341624327494" calcext:value-type="float">
            <text:p>-0.002034162432749</text:p>
          </table:table-cell>
          <table:table-cell office:value-type="float" office:value="-0.00275024556530579" calcext:value-type="float">
            <text:p>-0.002750245565306</text:p>
          </table:table-cell>
          <table:table-cell office:value-type="float" office:value="-0.0028490618206739" calcext:value-type="float">
            <text:p>-0.002849061820674</text:p>
          </table:table-cell>
          <table:table-cell office:value-type="float" office:value="-0.000408554718942189" calcext:value-type="float">
            <text:p>-0.000408554718942</text:p>
          </table:table-cell>
          <table:table-cell office:value-type="float" office:value="0.011214024206835" calcext:value-type="float">
            <text:p>0.011214024206835</text:p>
          </table:table-cell>
          <table:table-cell office:value-type="float" office:value="0.00758446630775472" calcext:value-type="float">
            <text:p>0.007584466307755</text:p>
          </table:table-cell>
          <table:table-cell office:value-type="float" office:value="0.00000345315349087327" calcext:value-type="float">
            <text:p>3.45315349087327E-06</text:p>
          </table:table-cell>
          <table:table-cell office:value-type="float" office:value="0.00317469618814553" calcext:value-type="float">
            <text:p>0.003174696188146</text:p>
          </table:table-cell>
          <table:table-cell office:value-type="float" office:value="0.0120698957887523" calcext:value-type="float">
            <text:p>0.012069895788752</text:p>
          </table:table-cell>
          <table:table-cell office:value-type="float" office:value="0.00205327364578545" calcext:value-type="float">
            <text:p>0.002053273645785</text:p>
          </table:table-cell>
          <table:table-cell office:value-type="float" office:value="0.000708406250523375" calcext:value-type="float">
            <text:p>0.000708406250523</text:p>
          </table:table-cell>
          <table:table-cell office:value-type="float" office:value="-0.000132950227795747" calcext:value-type="float">
            <text:p>-0.000132950227796</text:p>
          </table:table-cell>
          <table:table-cell office:value-type="float" office:value="-0.00512493111794371" calcext:value-type="float">
            <text:p>-0.005124931117944</text:p>
          </table:table-cell>
          <table:table-cell office:value-type="float" office:value="-0.00318463530299662" calcext:value-type="float">
            <text:p>-0.003184635302997</text:p>
          </table:table-cell>
          <table:table-cell office:value-type="float" office:value="-0.00338231412298473" calcext:value-type="float">
            <text:p>-0.003382314122985</text:p>
          </table:table-cell>
          <table:table-cell office:value-type="float" office:value="-0.0150613438531665" calcext:value-type="float">
            <text:p>-0.015061343853167</text:p>
          </table:table-cell>
          <table:table-cell office:value-type="float" office:value="-0.00871183863722585" calcext:value-type="float">
            <text:p>-0.008711838637226</text:p>
          </table:table-cell>
          <table:table-cell office:value-type="float" office:value="0.0000333530319278075" calcext:value-type="float">
            <text:p>3.33530319278075E-05</text:p>
          </table:table-cell>
          <table:table-cell office:value-type="float" office:value="0.000317796515590607" calcext:value-type="float">
            <text:p>0.000317796515591</text:p>
          </table:table-cell>
          <table:table-cell office:value-type="float" office:value="-0.00189539171167008" calcext:value-type="float">
            <text:p>-0.00189539171167</text:p>
          </table:table-cell>
          <table:table-cell office:value-type="float" office:value="-0.0041772165493526" calcext:value-type="float">
            <text:p>-0.004177216549353</text:p>
          </table:table-cell>
          <table:table-cell office:value-type="float" office:value="-0.00325282652408948" calcext:value-type="float">
            <text:p>-0.003252826524089</text:p>
          </table:table-cell>
          <table:table-cell office:value-type="float" office:value="-0.00219356136190119" calcext:value-type="float">
            <text:p>-0.002193561361901</text:p>
          </table:table-cell>
          <table:table-cell office:value-type="float" office:value="-0.000746884801868353" calcext:value-type="float">
            <text:p>-0.000746884801868</text:p>
          </table:table-cell>
          <table:table-cell office:value-type="float" office:value="-0.000638978089250619" calcext:value-type="float">
            <text:p>-0.000638978089251</text:p>
          </table:table-cell>
          <table:table-cell office:value-type="float" office:value="0.000122371720447489" calcext:value-type="float">
            <text:p>0.000122371720447</text:p>
          </table:table-cell>
          <table:table-cell office:value-type="float" office:value="0.00137103613932565" calcext:value-type="float">
            <text:p>0.001371036139326</text:p>
          </table:table-cell>
          <table:table-cell office:value-type="float" office:value="0.0354970129676177" calcext:value-type="float">
            <text:p>0.035497012967618</text:p>
          </table:table-cell>
          <table:table-cell office:value-type="float" office:value="0.00377088007979953" calcext:value-type="float">
            <text:p>0.0037708800798</text:p>
          </table:table-cell>
          <table:table-cell office:value-type="float" office:value="0.000983003618939993" calcext:value-type="float">
            <text:p>0.00098300361894</text:p>
          </table:table-cell>
          <table:table-cell office:value-type="float" office:value="-0.00169418105086261" calcext:value-type="float">
            <text:p>-0.001694181050863</text:p>
          </table:table-cell>
          <table:table-cell office:value-type="float" office:value="-0.00781956193642835" calcext:value-type="float">
            <text:p>-0.007819561936428</text:p>
          </table:table-cell>
          <table:table-cell office:value-type="float" office:value="-0.0220024942410033" calcext:value-type="float">
            <text:p>-0.022002494241003</text:p>
          </table:table-cell>
          <table:table-cell office:value-type="float" office:value="-0.002100390109946" calcext:value-type="float">
            <text:p>-0.002100390109946</text:p>
          </table:table-cell>
          <table:table-cell office:value-type="float" office:value="-0.00139200449804122" calcext:value-type="float">
            <text:p>-0.001392004498041</text:p>
          </table:table-cell>
          <table:table-cell office:value-type="float" office:value="-0.00270276524751178" calcext:value-type="float">
            <text:p>-0.002702765247512</text:p>
          </table:table-cell>
          <table:table-cell office:value-type="float" office:value="0.000512352376732916" calcext:value-type="float">
            <text:p>0.000512352376733</text:p>
          </table:table-cell>
          <table:table-cell office:value-type="float" office:value="0.00378786718982932" calcext:value-type="float">
            <text:p>0.003787867189829</text:p>
          </table:table-cell>
          <table:table-cell office:value-type="float" office:value="0.00511771615136425" calcext:value-type="float">
            <text:p>0.005117716151364</text:p>
          </table:table-cell>
          <table:table-cell office:value-type="float" office:value="0.00733893772406147" calcext:value-type="float">
            <text:p>0.007338937724061</text:p>
          </table:table-cell>
          <table:table-cell office:value-type="float" office:value="-0.000292377637890806" calcext:value-type="float">
            <text:p>-0.000292377637891</text:p>
          </table:table-cell>
          <table:table-cell office:value-type="float" office:value="-0.00157216765100393" calcext:value-type="float">
            <text:p>-0.001572167651004</text:p>
          </table:table-cell>
          <table:table-cell office:value-type="float" office:value="-0.00119432743133591" calcext:value-type="float">
            <text:p>-0.001194327431336</text:p>
          </table:table-cell>
          <table:table-cell office:value-type="float" office:value="-0.000976806961827004" calcext:value-type="float">
            <text:p>-0.000976806961827</text:p>
          </table:table-cell>
          <table:table-cell office:value-type="float" office:value="-0.0000611185205982023" calcext:value-type="float">
            <text:p>-6.11185205982023E-05</text:p>
          </table:table-cell>
          <table:table-cell office:value-type="float" office:value="-0.000417686431025022" calcext:value-type="float">
            <text:p>-0.000417686431025</text:p>
          </table:table-cell>
          <table:table-cell office:value-type="float" office:value="-0.000681132309104104" calcext:value-type="float">
            <text:p>-0.000681132309104</text:p>
          </table:table-cell>
          <table:table-cell office:value-type="float" office:value="0.00392073417223748" calcext:value-type="float">
            <text:p>0.003920734172237</text:p>
          </table:table-cell>
          <table:table-cell office:value-type="float" office:value="0.014640113211555" calcext:value-type="float">
            <text:p>0.014640113211555</text:p>
          </table:table-cell>
          <table:table-cell office:value-type="float" office:value="0.0178137212137031" calcext:value-type="float">
            <text:p>0.017813721213703</text:p>
          </table:table-cell>
          <table:table-cell office:value-type="float" office:value="-0.000597664345349025" calcext:value-type="float">
            <text:p>-0.000597664345349</text:p>
          </table:table-cell>
          <table:table-cell office:value-type="float" office:value="-0.00543202546453991" calcext:value-type="float">
            <text:p>-0.00543202546454</text:p>
          </table:table-cell>
          <table:table-cell office:value-type="float" office:value="-0.00354735468221823" calcext:value-type="float">
            <text:p>-0.003547354682218</text:p>
          </table:table-cell>
          <table:table-cell office:value-type="float" office:value="-0.00133279264395192" calcext:value-type="float">
            <text:p>-0.001332792643952</text:p>
          </table:table-cell>
          <table:table-cell office:value-type="float" office:value="-0.0278503801654134" calcext:value-type="float">
            <text:p>-0.027850380165413</text:p>
          </table:table-cell>
          <table:table-cell office:value-type="float" office:value="0.0018607569613226" calcext:value-type="float">
            <text:p>0.001860756961323</text:p>
          </table:table-cell>
          <table:table-cell office:value-type="float" office:value="-0.00246913898894813" calcext:value-type="float">
            <text:p>-0.002469138988948</text:p>
          </table:table-cell>
          <table:table-cell office:value-type="float" office:value="-0.00514989874087929" calcext:value-type="float">
            <text:p>-0.005149898740879</text:p>
          </table:table-cell>
          <table:table-cell office:value-type="float" office:value="-0.00231025177380734" calcext:value-type="float">
            <text:p>-0.002310251773807</text:p>
          </table:table-cell>
          <table:table-cell office:value-type="float" office:value="-0.0016732813068957" calcext:value-type="float">
            <text:p>-0.001673281306896</text:p>
          </table:table-cell>
          <table:table-cell office:value-type="float" office:value="0.0000819427524958449" calcext:value-type="float">
            <text:p>8.19427524958449E-05</text:p>
          </table:table-cell>
          <table:table-cell office:value-type="float" office:value="0.000352686993690399" calcext:value-type="float">
            <text:p>0.00035268699369</text:p>
          </table:table-cell>
          <table:table-cell office:value-type="float" office:value="0.0421897858257423" calcext:value-type="float">
            <text:p>0.042189785825742</text:p>
          </table:table-cell>
          <table:table-cell office:value-type="float" office:value="0.000778066899330687" calcext:value-type="float">
            <text:p>0.000778066899331</text:p>
          </table:table-cell>
          <table:table-cell office:value-type="float" office:value="0.00186698154196668" calcext:value-type="float">
            <text:p>0.001866981541967</text:p>
          </table:table-cell>
          <table:table-cell office:value-type="float" office:value="-0.0029954229587893" calcext:value-type="float">
            <text:p>-0.002995422958789</text:p>
          </table:table-cell>
          <table:table-cell office:value-type="float" office:value="-0.00273114903874672" calcext:value-type="float">
            <text:p>-0.002731149038747</text:p>
          </table:table-cell>
          <table:table-cell office:value-type="float" office:value="-0.0112437734147298" calcext:value-type="float">
            <text:p>-0.01124377341473</text:p>
          </table:table-cell>
          <table:table-cell office:value-type="float" office:value="-0.00430735753497763" calcext:value-type="float">
            <text:p>-0.004307357534978</text:p>
          </table:table-cell>
          <table:table-cell office:value-type="float" office:value="-0.0080416888168357" calcext:value-type="float">
            <text:p>-0.008041688816836</text:p>
          </table:table-cell>
          <table:table-cell office:value-type="float" office:value="-0.000235548786099105" calcext:value-type="float">
            <text:p>-0.000235548786099</text:p>
          </table:table-cell>
          <table:table-cell office:value-type="float" office:value="0.0034946877027684" calcext:value-type="float">
            <text:p>0.003494687702768</text:p>
          </table:table-cell>
          <table:table-cell office:value-type="float" office:value="-0.00192205229112347" calcext:value-type="float">
            <text:p>-0.001922052291123</text:p>
          </table:table-cell>
          <table:table-cell office:value-type="float" office:value="-0.000249072668534189" calcext:value-type="float">
            <text:p>-0.000249072668534</text:p>
          </table:table-cell>
          <table:table-cell office:value-type="float" office:value="-0.0000108167115527302" calcext:value-type="float">
            <text:p>-1.08167115527302E-05</text:p>
          </table:table-cell>
          <table:table-cell office:value-type="float" office:value="-0.00131510763773995" calcext:value-type="float">
            <text:p>-0.00131510763774</text:p>
          </table:table-cell>
          <table:table-cell office:value-type="float" office:value="-0.00278226629212314" calcext:value-type="float">
            <text:p>-0.002782266292123</text:p>
          </table:table-cell>
          <table:table-cell office:value-type="float" office:value="0.000152301147809453" calcext:value-type="float">
            <text:p>0.000152301147809</text:p>
          </table:table-cell>
          <table:table-cell office:value-type="float" office:value="0.00510049019274605" calcext:value-type="float">
            <text:p>0.005100490192746</text:p>
          </table:table-cell>
          <table:table-cell office:value-type="float" office:value="0.0108633843651542" calcext:value-type="float">
            <text:p>0.010863384365154</text:p>
          </table:table-cell>
          <table:table-cell office:value-type="float" office:value="0.0114016958115452" calcext:value-type="float">
            <text:p>0.011401695811545</text:p>
          </table:table-cell>
          <table:table-cell office:value-type="float" office:value="0.00874471153383277" calcext:value-type="float">
            <text:p>0.008744711533833</text:p>
          </table:table-cell>
          <table:table-cell office:value-type="float" office:value="0.00288310717511403" calcext:value-type="float">
            <text:p>0.002883107175114</text:p>
          </table:table-cell>
          <table:table-cell office:value-type="float" office:value="0.00192853055379999" calcext:value-type="float">
            <text:p>0.0019285305538</text:p>
          </table:table-cell>
          <table:table-cell office:value-type="float" office:value="0.0000545562806752442" calcext:value-type="float">
            <text:p>5.45562806752442E-05</text:p>
          </table:table-cell>
          <table:table-cell office:value-type="float" office:value="-0.000302815582529647" calcext:value-type="float">
            <text:p>-0.00030281558253</text:p>
          </table:table-cell>
          <table:table-cell office:value-type="float" office:value="-0.000512477227431307" calcext:value-type="float">
            <text:p>-0.000512477227431</text:p>
          </table:table-cell>
          <table:table-cell office:value-type="float" office:value="-0.000562648441092772" calcext:value-type="float">
            <text:p>-0.000562648441093</text:p>
          </table:table-cell>
          <table:table-cell office:value-type="float" office:value="0.00111998692623122" calcext:value-type="float">
            <text:p>0.001119986926231</text:p>
          </table:table-cell>
          <table:table-cell office:value-type="float" office:value="0.00157054513070831" calcext:value-type="float">
            <text:p>0.001570545130708</text:p>
          </table:table-cell>
          <table:table-cell office:value-type="float" office:value="-0.000491070500441615" calcext:value-type="float">
            <text:p>-0.000491070500442</text:p>
          </table:table-cell>
          <table:table-cell office:value-type="float" office:value="-0.00636683622709028" calcext:value-type="float">
            <text:p>-0.00636683622709</text:p>
          </table:table-cell>
          <table:table-cell office:value-type="float" office:value="-0.0295061599026619" calcext:value-type="float">
            <text:p>-0.029506159902662</text:p>
          </table:table-cell>
          <table:table-cell office:value-type="float" office:value="-0.00255740477655431" calcext:value-type="float">
            <text:p>-0.002557404776554</text:p>
          </table:table-cell>
          <table:table-cell office:value-type="float" office:value="-0.00256112705051098" calcext:value-type="float">
            <text:p>-0.002561127050511</text:p>
          </table:table-cell>
          <table:table-cell office:value-type="float" office:value="-0.00102114435037876" calcext:value-type="float">
            <text:p>-0.001021144350379</text:p>
          </table:table-cell>
          <table:table-cell office:value-type="float" office:value="-0.000872783427318058" calcext:value-type="float">
            <text:p>-0.000872783427318</text:p>
          </table:table-cell>
          <table:table-cell office:value-type="float" office:value="-0.00127475140531225" calcext:value-type="float">
            <text:p>-0.001274751405312</text:p>
          </table:table-cell>
          <table:table-cell office:value-type="float" office:value="-0.00189627636571404" calcext:value-type="float">
            <text:p>-0.001896276365714</text:p>
          </table:table-cell>
          <table:table-cell office:value-type="float" office:value="-0.00338280687642839" calcext:value-type="float">
            <text:p>-0.003382806876428</text:p>
          </table:table-cell>
          <table:table-cell office:value-type="float" office:value="-0.000213776312341096" calcext:value-type="float">
            <text:p>-0.000213776312341</text:p>
          </table:table-cell>
          <table:table-cell office:value-type="float" office:value="-0.000130364950861495" calcext:value-type="float">
            <text:p>-0.000130364950861</text:p>
          </table:table-cell>
          <table:table-cell office:value-type="float" office:value="0.000351464441969707" calcext:value-type="float">
            <text:p>0.00035146444197</text:p>
          </table:table-cell>
          <table:table-cell office:value-type="float" office:value="-0.000291252701445088" calcext:value-type="float">
            <text:p>-0.000291252701445</text:p>
          </table:table-cell>
          <table:table-cell office:value-type="float" office:value="0.00354028610623403" calcext:value-type="float">
            <text:p>0.003540286106234</text:p>
          </table:table-cell>
          <table:table-cell office:value-type="float" office:value="0.0393164385654196" calcext:value-type="float">
            <text:p>0.03931643856542</text:p>
          </table:table-cell>
          <table:table-cell office:value-type="float" office:value="-0.00134345280076986" calcext:value-type="float">
            <text:p>-0.00134345280077</text:p>
          </table:table-cell>
          <table:table-cell office:value-type="float" office:value="-0.00383774432473216" calcext:value-type="float">
            <text:p>-0.003837744324732</text:p>
          </table:table-cell>
          <table:table-cell office:value-type="float" office:value="-0.00611204513704777" calcext:value-type="float">
            <text:p>-0.006112045137048</text:p>
          </table:table-cell>
          <table:table-cell office:value-type="float" office:value="-0.00347557054281194" calcext:value-type="float">
            <text:p>-0.003475570542812</text:p>
          </table:table-cell>
          <table:table-cell office:value-type="float" office:value="-0.00605905642286336" calcext:value-type="float">
            <text:p>-0.006059056422863</text:p>
          </table:table-cell>
          <table:table-cell office:value-type="float" office:value="-0.00934852080704257" calcext:value-type="float">
            <text:p>-0.009348520807043</text:p>
          </table:table-cell>
          <table:table-cell office:value-type="float" office:value="0.00201316599453127" calcext:value-type="float">
            <text:p>0.002013165994531</text:p>
          </table:table-cell>
          <table:table-cell office:value-type="float" office:value="-0.000390288322661747" calcext:value-type="float">
            <text:p>-0.000390288322662</text:p>
          </table:table-cell>
          <table:table-cell office:value-type="float" office:value="-0.00160093315707172" calcext:value-type="float">
            <text:p>-0.001600933157072</text:p>
          </table:table-cell>
          <table:table-cell office:value-type="float" office:value="-0.00137275656993036" calcext:value-type="float">
            <text:p>-0.00137275656993</text:p>
          </table:table-cell>
          <table:table-cell office:value-type="float" office:value="0.000448430096904817" calcext:value-type="float">
            <text:p>0.000448430096905</text:p>
          </table:table-cell>
          <table:table-cell office:value-type="float" office:value="-0.000144052597737254" calcext:value-type="float">
            <text:p>-0.000144052597737</text:p>
          </table:table-cell>
          <table:table-cell office:value-type="float" office:value="-0.00227485778875458" calcext:value-type="float">
            <text:p>-0.002274857788755</text:p>
          </table:table-cell>
          <table:table-cell office:value-type="float" office:value="-0.00319991937034647" calcext:value-type="float">
            <text:p>-0.003199919370346</text:p>
          </table:table-cell>
          <table:table-cell office:value-type="float" office:value="0.0217388567241203" calcext:value-type="float">
            <text:p>0.02173885672412</text:p>
          </table:table-cell>
          <table:table-cell office:value-type="float" office:value="0.0166591802286583" calcext:value-type="float">
            <text:p>0.016659180228658</text:p>
          </table:table-cell>
          <table:table-cell office:value-type="float" office:value="0.00424733899556251" calcext:value-type="float">
            <text:p>0.004247338995563</text:p>
          </table:table-cell>
          <table:table-cell office:value-type="float" office:value="0.000846421421756172" calcext:value-type="float">
            <text:p>0.000846421421756</text:p>
          </table:table-cell>
          <table:table-cell office:value-type="float" office:value="-0.00104717850309544" calcext:value-type="float">
            <text:p>-0.001047178503095</text:p>
          </table:table-cell>
          <table:table-cell office:value-type="float" office:value="-0.000549048859200374" calcext:value-type="float">
            <text:p>-0.0005490488592</text:p>
          </table:table-cell>
          <table:table-cell office:value-type="float" office:value="-0.0000372807195001545" calcext:value-type="float">
            <text:p>-3.72807195001545E-05</text:p>
          </table:table-cell>
          <table:table-cell office:value-type="float" office:value="0.00207214851340298" calcext:value-type="float">
            <text:p>0.002072148513403</text:p>
          </table:table-cell>
          <table:table-cell office:value-type="float" office:value="0.000379278135163918" calcext:value-type="float">
            <text:p>0.000379278135164</text:p>
          </table:table-cell>
          <table:table-cell office:value-type="float" office:value="-0.00687010871860233" calcext:value-type="float">
            <text:p>-0.006870108718602</text:p>
          </table:table-cell>
          <table:table-cell office:value-type="float" office:value="-0.0162433314746455" calcext:value-type="float">
            <text:p>-0.016243331474646</text:p>
          </table:table-cell>
          <table:table-cell office:value-type="float" office:value="-0.0111998964342475" calcext:value-type="float">
            <text:p>-0.011199896434248</text:p>
          </table:table-cell>
          <table:table-cell office:value-type="float" office:value="-0.00379253096734189" calcext:value-type="float">
            <text:p>-0.003792530967342</text:p>
          </table:table-cell>
          <table:table-cell office:value-type="float" office:value="-0.00276323158012837" calcext:value-type="float">
            <text:p>-0.002763231580128</text:p>
          </table:table-cell>
          <table:table-cell office:value-type="float" office:value="-0.0017368300353971" calcext:value-type="float">
            <text:p>-0.001736830035397</text:p>
          </table:table-cell>
          <table:table-cell office:value-type="float" office:value="-0.00115330702710165" calcext:value-type="float">
            <text:p>-0.001153307027102</text:p>
          </table:table-cell>
          <table:table-cell office:value-type="float" office:value="-0.00115277078927739" calcext:value-type="float">
            <text:p>-0.001152770789277</text:p>
          </table:table-cell>
          <table:table-cell office:value-type="float" office:value="-0.00104272746635653" calcext:value-type="float">
            <text:p>-0.001042727466357</text:p>
          </table:table-cell>
          <table:table-cell office:value-type="float" office:value="-0.00395564541790611" calcext:value-type="float">
            <text:p>-0.003955645417906</text:p>
          </table:table-cell>
          <table:table-cell office:value-type="float" office:value="-0.00202015556062257" calcext:value-type="float">
            <text:p>-0.002020155560623</text:p>
          </table:table-cell>
          <table:table-cell office:value-type="float" office:value="-0.00132616145032261" calcext:value-type="float">
            <text:p>-0.001326161450323</text:p>
          </table:table-cell>
          <table:table-cell office:value-type="float" office:value="0.000453794658598627" calcext:value-type="float">
            <text:p>0.000453794658599</text:p>
          </table:table-cell>
          <table:table-cell office:value-type="float" office:value="0.0402767160367009" calcext:value-type="float">
            <text:p>0.040276716036701</text:p>
          </table:table-cell>
          <table:table-cell office:value-type="float" office:value="-0.00155609630823672" calcext:value-type="float">
            <text:p>-0.001556096308237</text:p>
          </table:table-cell>
          <table:table-cell office:value-type="float" office:value="-0.00245453770086701" calcext:value-type="float">
            <text:p>-0.002454537700867</text:p>
          </table:table-cell>
          <table:table-cell office:value-type="float" office:value="-0.00678505251571476" calcext:value-type="float">
            <text:p>-0.006785052515715</text:p>
          </table:table-cell>
          <table:table-cell office:value-type="float" office:value="-0.0110852969071177" calcext:value-type="float">
            <text:p>-0.011085296907118</text:p>
          </table:table-cell>
          <table:table-cell office:value-type="float" office:value="-0.00711865452469451" calcext:value-type="float">
            <text:p>-0.007118654524695</text:p>
          </table:table-cell>
          <table:table-cell office:value-type="float" office:value="-0.00472509474811494" calcext:value-type="float">
            <text:p>-0.004725094748115</text:p>
          </table:table-cell>
          <table:table-cell office:value-type="float" office:value="0.00831815907517192" calcext:value-type="float">
            <text:p>0.008318159075172</text:p>
          </table:table-cell>
          <table:table-cell office:value-type="float" office:value="0.001010954484372" calcext:value-type="float">
            <text:p>0.001010954484372</text:p>
          </table:table-cell>
          <table:table-cell office:value-type="float" office:value="-0.00133980071065221" calcext:value-type="float">
            <text:p>-0.001339800710652</text:p>
          </table:table-cell>
          <table:table-cell office:value-type="float" office:value="-0.000303215795301348" calcext:value-type="float">
            <text:p>-0.000303215795301</text:p>
          </table:table-cell>
          <table:table-cell office:value-type="float" office:value="-0.000215596032446308" calcext:value-type="float">
            <text:p>-0.000215596032446</text:p>
          </table:table-cell>
          <table:table-cell office:value-type="float" office:value="-0.000662955455507153" calcext:value-type="float">
            <text:p>-0.000662955455507</text:p>
          </table:table-cell>
          <table:table-cell office:value-type="float" office:value="-0.00226172813805897" calcext:value-type="float">
            <text:p>-0.002261728138059</text:p>
          </table:table-cell>
          <table:table-cell office:value-type="float" office:value="-0.000927500398513192" calcext:value-type="float">
            <text:p>-0.000927500398513</text:p>
          </table:table-cell>
          <table:table-cell office:value-type="float" office:value="0.00687615583193313" calcext:value-type="float">
            <text:p>0.006876155831933</text:p>
          </table:table-cell>
          <table:table-cell office:value-type="float" office:value="0.0194222567813194" calcext:value-type="float">
            <text:p>0.019422256781319</text:p>
          </table:table-cell>
          <table:table-cell office:value-type="float" office:value="0.0119529389734415" calcext:value-type="float">
            <text:p>0.011952938973442</text:p>
          </table:table-cell>
          <table:table-cell office:value-type="float" office:value="0.00479370110948918" calcext:value-type="float">
            <text:p>0.004793701109489</text:p>
          </table:table-cell>
          <table:table-cell office:value-type="float" office:value="-0.00198796276376811" calcext:value-type="float">
            <text:p>-0.001987962763768</text:p>
          </table:table-cell>
          <table:table-cell office:value-type="float" office:value="-0.000138510393909774" calcext:value-type="float">
            <text:p>-0.00013851039391</text:p>
          </table:table-cell>
          <table:table-cell office:value-type="float" office:value="0.00231360047979684" calcext:value-type="float">
            <text:p>0.002313600479797</text:p>
          </table:table-cell>
          <table:table-cell office:value-type="float" office:value="-0.00272361321294251" calcext:value-type="float">
            <text:p>-0.002723613212943</text:p>
          </table:table-cell>
          <table:table-cell office:value-type="float" office:value="-0.00259156007840977" calcext:value-type="float">
            <text:p>-0.00259156007841</text:p>
          </table:table-cell>
          <table:table-cell office:value-type="float" office:value="-0.00508924373081332" calcext:value-type="float">
            <text:p>-0.005089243730813</text:p>
          </table:table-cell>
          <table:table-cell office:value-type="float" office:value="-0.0235320184771378" calcext:value-type="float">
            <text:p>-0.023532018477138</text:p>
          </table:table-cell>
          <table:table-cell office:value-type="float" office:value="-0.00930134152508677" calcext:value-type="float">
            <text:p>-0.009301341525087</text:p>
          </table:table-cell>
          <table:table-cell office:value-type="float" office:value="-0.00204371577541923" calcext:value-type="float">
            <text:p>-0.002043715775419</text:p>
          </table:table-cell>
          <table:table-cell office:value-type="float" office:value="-0.000774800550463084" calcext:value-type="float">
            <text:p>-0.000774800550463</text:p>
          </table:table-cell>
          <table:table-cell office:value-type="float" office:value="-0.000967639726790037" calcext:value-type="float">
            <text:p>-0.00096763972679</text:p>
          </table:table-cell>
          <table:table-cell office:value-type="float" office:value="-0.0000459392277504245" calcext:value-type="float">
            <text:p>-4.59392277504245E-05</text:p>
          </table:table-cell>
          <table:table-cell office:value-type="float" office:value="-0.00153105365287221" calcext:value-type="float">
            <text:p>-0.001531053652872</text:p>
          </table:table-cell>
          <table:table-cell office:value-type="float" office:value="-0.0017146102015641" calcext:value-type="float">
            <text:p>-0.001714610201564</text:p>
          </table:table-cell>
          <table:table-cell office:value-type="float" office:value="-0.00330656349622715" calcext:value-type="float">
            <text:p>-0.003306563496227</text:p>
          </table:table-cell>
          <table:table-cell office:value-type="float" office:value="-0.00277419453425748" calcext:value-type="float">
            <text:p>-0.002774194534257</text:p>
          </table:table-cell>
          <table:table-cell office:value-type="float" office:value="-0.00108387069314753" calcext:value-type="float">
            <text:p>-0.001083870693148</text:p>
          </table:table-cell>
          <table:table-cell office:value-type="float" office:value="-0.000920655537086812" calcext:value-type="float">
            <text:p>-0.000920655537087</text:p>
          </table:table-cell>
          <table:table-cell office:value-type="float" office:value="-0.000867359973760473" calcext:value-type="float">
            <text:p>-0.00086735997376</text:p>
          </table:table-cell>
          <table:table-cell office:value-type="float" office:value="0.0269185394533549" calcext:value-type="float">
            <text:p>0.026918539453355</text:p>
          </table:table-cell>
          <table:table-cell office:value-type="float" office:value="-0.00301526810160102" calcext:value-type="float">
            <text:p>-0.003015268101601</text:p>
          </table:table-cell>
          <table:table-cell office:value-type="float" office:value="-0.00853969359214357" calcext:value-type="float">
            <text:p>-0.008539693592144</text:p>
          </table:table-cell>
          <table:table-cell office:value-type="float" office:value="-0.00621455517021119" calcext:value-type="float">
            <text:p>-0.006214555170211</text:p>
          </table:table-cell>
          <table:table-cell office:value-type="float" office:value="-0.0164900702135409" calcext:value-type="float">
            <text:p>-0.016490070213541</text:p>
          </table:table-cell>
          <table:table-cell office:value-type="float" office:value="0.00166688691027495" calcext:value-type="float">
            <text:p>0.001666886910275</text:p>
          </table:table-cell>
          <table:table-cell office:value-type="float" office:value="0.00293599923944238" calcext:value-type="float">
            <text:p>0.002935999239442</text:p>
          </table:table-cell>
          <table:table-cell office:value-type="float" office:value="0.00492202407238374" calcext:value-type="float">
            <text:p>0.004922024072384</text:p>
          </table:table-cell>
          <table:table-cell office:value-type="float" office:value="0.010301120748233" calcext:value-type="float">
            <text:p>0.010301120748233</text:p>
          </table:table-cell>
          <table:table-cell office:value-type="float" office:value="0.00746397574713753" calcext:value-type="float">
            <text:p>0.007463975747138</text:p>
          </table:table-cell>
          <table:table-cell office:value-type="float" office:value="-0.000990805077994039" calcext:value-type="float">
            <text:p>-0.000990805077994</text:p>
          </table:table-cell>
          <table:table-cell office:value-type="float" office:value="-0.00155045341474885" calcext:value-type="float">
            <text:p>-0.001550453414749</text:p>
          </table:table-cell>
          <table:table-cell office:value-type="float" office:value="-0.0000260706970041102" calcext:value-type="float">
            <text:p>-2.60706970041102E-05</text:p>
          </table:table-cell>
          <table:table-cell office:value-type="float" office:value="-0.000256942712699992" calcext:value-type="float">
            <text:p>-0.0002569427127</text:p>
          </table:table-cell>
          <table:table-cell office:value-type="float" office:value="-0.0000230166118730946" calcext:value-type="float">
            <text:p>-2.30166118730946E-05</text:p>
          </table:table-cell>
          <table:table-cell office:value-type="float" office:value="0.0000190898714183541" calcext:value-type="float">
            <text:p>1.90898714183541E-05</text:p>
          </table:table-cell>
          <table:table-cell office:value-type="float" office:value="0.000590484637068955" calcext:value-type="float">
            <text:p>0.000590484637069</text:p>
          </table:table-cell>
          <table:table-cell office:value-type="float" office:value="0.000507134046306923" calcext:value-type="float">
            <text:p>0.000507134046307</text:p>
          </table:table-cell>
          <table:table-cell office:value-type="float" office:value="0.000334424149252499" calcext:value-type="float">
            <text:p>0.000334424149252</text:p>
          </table:table-cell>
          <table:table-cell office:value-type="float" office:value="0.00015379433250029" calcext:value-type="float">
            <text:p>0.0001537943325</text:p>
          </table:table-cell>
          <table:table-cell office:value-type="float" office:value="0.00022680203442782" calcext:value-type="float">
            <text:p>0.000226802034428</text:p>
          </table:table-cell>
          <table:table-cell office:value-type="float" office:value="0.000184263458140377" calcext:value-type="float">
            <text:p>0.00018426345814</text:p>
          </table:table-cell>
          <table:table-cell office:value-type="float" office:value="0.0000020054067242925" calcext:value-type="float">
            <text:p>2.0054067242925E-06</text:p>
          </table:table-cell>
          <table:table-cell office:value-type="float" office:value="-0.000108973309539406" calcext:value-type="float">
            <text:p>-0.000108973309539</text:p>
          </table:table-cell>
          <table:table-cell office:value-type="float" office:value="-0.000133166586811284" calcext:value-type="float">
            <text:p>-0.000133166586811</text:p>
          </table:table-cell>
          <table:table-cell office:value-type="float" office:value="0.0000146437733979932" calcext:value-type="float">
            <text:p>1.46437733979932E-05</text:p>
          </table:table-cell>
          <table:table-cell office:value-type="float" office:value="0.000052958602892561" calcext:value-type="float">
            <text:p>5.2958602892561E-05</text:p>
          </table:table-cell>
          <table:table-cell office:value-type="float" office:value="-0.0000403795813758157" calcext:value-type="float">
            <text:p>-4.03795813758157E-05</text:p>
          </table:table-cell>
          <table:table-cell office:value-type="float" office:value="-0.00000282900614767545" calcext:value-type="float">
            <text:p>-2.82900614767545E-06</text:p>
          </table:table-cell>
          <table:table-cell office:value-type="float" office:value="0.00000713878849811778" calcext:value-type="float">
            <text:p>7.13878849811778E-06</text:p>
          </table:table-cell>
          <table:table-cell office:value-type="float" office:value="0.0000413804357294878" calcext:value-type="float">
            <text:p>4.13804357294878E-05</text:p>
          </table:table-cell>
          <table:table-cell office:value-type="float" office:value="-0.0000557511538730182" calcext:value-type="float">
            <text:p>-5.57511538730182E-05</text:p>
          </table:table-cell>
          <table:table-cell office:value-type="float" office:value="0.0000131425212678282" calcext:value-type="float">
            <text:p>1.31425212678282E-05</text:p>
          </table:table-cell>
          <table:table-cell office:value-type="float" office:value="0.000034567561803478" calcext:value-type="float">
            <text:p>3.4567561803478E-05</text:p>
          </table:table-cell>
          <table:table-cell office:value-type="float" office:value="-0.0000578410894774284" calcext:value-type="float">
            <text:p>-5.78410894774284E-05</text:p>
          </table:table-cell>
          <table:table-cell office:value-type="float" office:value="0.00000886152199292001" calcext:value-type="float">
            <text:p>8.86152199292001E-06</text:p>
          </table:table-cell>
          <table:table-cell office:value-type="float" office:value="0.0000365386311618199" calcext:value-type="float">
            <text:p>3.65386311618199E-05</text:p>
          </table:table-cell>
          <table:table-cell office:value-type="float" office:value="-0.00000235894415712146" calcext:value-type="float">
            <text:p>-2.35894415712146E-06</text:p>
          </table:table-cell>
          <table:table-cell office:value-type="float" office:value="-0.000067824954509299" calcext:value-type="float">
            <text:p>-6.7824954509299E-05</text:p>
          </table:table-cell>
          <table:table-cell office:value-type="float" office:value="0.0000316477106321322" calcext:value-type="float">
            <text:p>3.16477106321322E-05</text:p>
          </table:table-cell>
          <table:table-cell office:value-type="float" office:value="0.0000271358301847657" calcext:value-type="float">
            <text:p>2.71358301847657E-05</text:p>
          </table:table-cell>
          <table:table-cell office:value-type="float" office:value="0.00000820915202243144" calcext:value-type="float">
            <text:p>8.20915202243144E-06</text:p>
          </table:table-cell>
          <table:table-cell office:value-type="float" office:value="-0.0000612903975764634" calcext:value-type="float">
            <text:p>-6.12903975764634E-05</text:p>
          </table:table-cell>
          <table:table-cell office:value-type="float" office:value="0.0000405468195232017" calcext:value-type="float">
            <text:p>4.05468195232017E-05</text:p>
          </table:table-cell>
          <table:table-cell office:value-type="float" office:value="0.0000149845317268249" calcext:value-type="float">
            <text:p>1.49845317268249E-05</text:p>
          </table:table-cell>
          <table:table-cell office:value-type="float" office:value="-0.0000142534303998465" calcext:value-type="float">
            <text:p>-1.42534303998465E-05</text:p>
          </table:table-cell>
          <table:table-cell office:value-type="float" office:value="0.0000318443178714545" calcext:value-type="float">
            <text:p>3.18443178714545E-05</text:p>
          </table:table-cell>
          <table:table-cell office:value-type="float" office:value="-0.0000271686039534091" calcext:value-type="float">
            <text:p>-2.71686039534091E-05</text:p>
          </table:table-cell>
          <table:table-cell office:value-type="float" office:value="-0.0000128403864948501" calcext:value-type="float">
            <text:p>-1.28403864948501E-05</text:p>
          </table:table-cell>
          <table:table-cell office:value-type="float" office:value="0.00000220118256416546" calcext:value-type="float">
            <text:p>2.20118256416546E-06</text:p>
          </table:table-cell>
          <table:table-cell office:value-type="float" office:value="0.0000388768501371484" calcext:value-type="float">
            <text:p>3.88768501371484E-05</text:p>
          </table:table-cell>
          <table:table-cell office:value-type="float" office:value="-0.0000366438510852052" calcext:value-type="float">
            <text:p>-3.66438510852052E-05</text:p>
          </table:table-cell>
          <table:table-cell office:value-type="float" office:value="0.0000302331785299037" calcext:value-type="float">
            <text:p>3.02331785299037E-05</text:p>
          </table:table-cell>
          <table:table-cell office:value-type="float" office:value="-0.0000176670952315439" calcext:value-type="float">
            <text:p>-1.76670952315439E-05</text:p>
          </table:table-cell>
          <table:table-cell office:value-type="float" office:value="-0.00000531299341410829" calcext:value-type="float">
            <text:p>-5.31299341410829E-06</text:p>
          </table:table-cell>
          <table:table-cell office:value-type="float" office:value="-0.000018432318145245" calcext:value-type="float">
            <text:p>-1.8432318145245E-05</text:p>
          </table:table-cell>
          <table:table-cell office:value-type="float" office:value="0.0000140085081390406" calcext:value-type="float">
            <text:p>1.40085081390406E-05</text:p>
          </table:table-cell>
          <table:table-cell office:value-type="float" office:value="-0.000032078648819156" calcext:value-type="float">
            <text:p>-3.2078648819156E-05</text:p>
          </table:table-cell>
          <table:table-cell office:value-type="float" office:value="0.00000313599413137577" calcext:value-type="float">
            <text:p>3.13599413137577E-06</text:p>
          </table:table-cell>
          <table:table-cell office:value-type="float" office:value="0.0000470543295181258" calcext:value-type="float">
            <text:p>4.70543295181258E-05</text:p>
          </table:table-cell>
          <table:table-cell office:value-type="float" office:value="-0.0000259459698673248" calcext:value-type="float">
            <text:p>-2.59459698673248E-05</text:p>
          </table:table-cell>
          <table:table-cell office:value-type="float" office:value="-0.000044166018363323" calcext:value-type="float">
            <text:p>-4.4166018363323E-05</text:p>
          </table:table-cell>
          <table:table-cell office:value-type="float" office:value="0.0000359378893213247" calcext:value-type="float">
            <text:p>3.59378893213247E-05</text:p>
          </table:table-cell>
          <table:table-cell office:value-type="float" office:value="-0.000000583582117907877" calcext:value-type="float">
            <text:p>-5.83582117907877E-07</text:p>
          </table:table-cell>
          <table:table-cell office:value-type="float" office:value="-0.000027139268904075" calcext:value-type="float">
            <text:p>-2.7139268904075E-05</text:p>
          </table:table-cell>
          <table:table-cell office:value-type="float" office:value="0.0000278231128339468" calcext:value-type="float">
            <text:p>2.78231128339468E-05</text:p>
          </table:table-cell>
          <table:table-cell office:value-type="float" office:value="-0.0000289595909088169" calcext:value-type="float">
            <text:p>-2.89595909088169E-05</text:p>
          </table:table-cell>
          <table:table-cell office:value-type="float" office:value="0.0000383492801740992" calcext:value-type="float">
            <text:p>3.83492801740992E-05</text:p>
          </table:table-cell>
          <table:table-cell office:value-type="float" office:value="-0.0000138243827305651" calcext:value-type="float">
            <text:p>-1.38243827305651E-05</text:p>
          </table:table-cell>
          <table:table-cell office:value-type="float" office:value="-0.000058134696199974" calcext:value-type="float">
            <text:p>-5.8134696199974E-05</text:p>
          </table:table-cell>
          <table:table-cell office:value-type="float" office:value="0.000104439048856708" calcext:value-type="float">
            <text:p>0.000104439048857</text:p>
          </table:table-cell>
          <table:table-cell office:value-type="float" office:value="-0.0000459477868277602" calcext:value-type="float">
            <text:p>-4.59477868277602E-05</text:p>
          </table:table-cell>
          <table:table-cell office:value-type="float" office:value="0.0000164247810500728" calcext:value-type="float">
            <text:p>1.64247810500728E-05</text:p>
          </table:table-cell>
          <table:table-cell office:value-type="float" office:value="-0.0000177429806444418" calcext:value-type="float">
            <text:p>-1.77429806444418E-05</text:p>
          </table:table-cell>
          <table:table-cell office:value-type="float" office:value="-0.00000191913743996519" calcext:value-type="float">
            <text:p>-1.91913743996519E-06</text:p>
          </table:table-cell>
          <table:table-cell office:value-type="float" office:value="-0.0000149789380158305" calcext:value-type="float">
            <text:p>-1.49789380158305E-05</text:p>
          </table:table-cell>
          <table:table-cell office:value-type="float" office:value="-0.000000954173736245068" calcext:value-type="float">
            <text:p>-9.54173736245068E-07</text:p>
          </table:table-cell>
          <table:table-cell office:value-type="float" office:value="0.0000277965396772717" calcext:value-type="float">
            <text:p>2.77965396772717E-05</text:p>
          </table:table-cell>
          <table:table-cell office:value-type="float" office:value="-0.00000556408145940823" calcext:value-type="float">
            <text:p>-5.56408145940823E-06</text:p>
          </table:table-cell>
          <table:table-cell office:value-type="float" office:value="-0.0000328661179509471" calcext:value-type="float">
            <text:p>-3.28661179509471E-05</text:p>
          </table:table-cell>
          <table:table-cell office:value-type="float" office:value="0.0000387389003509986" calcext:value-type="float">
            <text:p>3.87389003509986E-05</text:p>
          </table:table-cell>
          <table:table-cell office:value-type="float" office:value="-0.0000384456421463897" calcext:value-type="float">
            <text:p>-3.84456421463897E-05</text:p>
          </table:table-cell>
          <table:table-cell office:value-type="float" office:value="0.0000280984647872962" calcext:value-type="float">
            <text:p>2.80984647872962E-05</text:p>
          </table:table-cell>
          <table:table-cell office:value-type="float" office:value="-0.0000155077907825207" calcext:value-type="float">
            <text:p>-1.55077907825207E-05</text:p>
          </table:table-cell>
          <table:table-cell office:value-type="float" office:value="-0.0000104787496920111" calcext:value-type="float">
            <text:p>-1.04787496920111E-05</text:p>
          </table:table-cell>
          <table:table-cell office:value-type="float" office:value="0.0000296973984580395" calcext:value-type="float">
            <text:p>2.96973984580395E-05</text:p>
          </table:table-cell>
          <table:table-cell office:value-type="float" office:value="-0.0000243777716392723" calcext:value-type="float">
            <text:p>-2.43777716392723E-05</text:p>
          </table:table-cell>
          <table:table-cell office:value-type="float" office:value="0.00000903753250636186" calcext:value-type="float">
            <text:p>9.03753250636186E-06</text:p>
          </table:table-cell>
          <table:table-cell office:value-type="float" office:value="0.0000447389862290315" calcext:value-type="float">
            <text:p>4.47389862290315E-05</text:p>
          </table:table-cell>
          <table:table-cell office:value-type="float" office:value="-0.0000621858086289895" calcext:value-type="float">
            <text:p>-6.21858086289895E-05</text:p>
          </table:table-cell>
          <table:table-cell office:value-type="float" office:value="-0.0000326077815895332" calcext:value-type="float">
            <text:p>-3.26077815895332E-05</text:p>
          </table:table-cell>
          <table:table-cell office:value-type="float" office:value="0.0000501623671793072" calcext:value-type="float">
            <text:p>5.01623671793072E-05</text:p>
          </table:table-cell>
          <table:table-cell office:value-type="float" office:value="-0.00000972757731670937" calcext:value-type="float">
            <text:p>-9.72757731670937E-06</text:p>
          </table:table-cell>
          <table:table-cell office:value-type="float" office:value="0.0000248836920148099" calcext:value-type="float">
            <text:p>2.48836920148099E-05</text:p>
          </table:table-cell>
          <table:table-cell office:value-type="float" office:value="-0.00000964351688748089" calcext:value-type="float">
            <text:p>-9.64351688748089E-06</text:p>
          </table:table-cell>
          <table:table-cell office:value-type="float" office:value="0.0000463543013387024" calcext:value-type="float">
            <text:p>4.63543013387024E-05</text:p>
          </table:table-cell>
          <table:table-cell office:value-type="float" office:value="-0.0000308153788279308" calcext:value-type="float">
            <text:p>-3.08153788279308E-05</text:p>
          </table:table-cell>
          <table:table-cell office:value-type="float" office:value="-0.00000292557113862335" calcext:value-type="float">
            <text:p>-2.92557113862335E-06</text:p>
          </table:table-cell>
          <table:table-cell office:value-type="float" office:value="-0.0000332622315117326" calcext:value-type="float">
            <text:p>-3.32622315117326E-05</text:p>
          </table:table-cell>
          <table:table-cell office:value-type="float" office:value="-0.0000107424281273194" calcext:value-type="float">
            <text:p>-1.07424281273194E-05</text:p>
          </table:table-cell>
          <table:table-cell office:value-type="float" office:value="-0.00000759183168058675" calcext:value-type="float">
            <text:p>-7.59183168058675E-06</text:p>
          </table:table-cell>
          <table:table-cell table:number-columns-repeated="45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15281160972327" calcext:value-type="float">
            <text:p>1.15281160972327</text:p>
          </table:table-cell>
          <table:table-cell table:formula="of:=[.B9]*9.8" office:value-type="float" office:value="11.297553775288" calcext:value-type="float">
            <text:p>11.297553775288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60591647032306" calcext:value-type="float">
            <text:p>6.0591647032306E-07</text:p>
          </table:table-cell>
          <table:table-cell table:formula="of:=0.5*[.D12]*(([.D5]-[.C5])/([.D1]-[.C1]))^2" office:value-type="float" office:value="0.0000705256900934541" calcext:value-type="float">
            <text:p>7.05256900934541E-05</text:p>
          </table:table-cell>
          <table:table-cell table:formula="of:=0.5*[.E12]*(([.E5]-[.D5])/([.E1]-[.D1]))^2" office:value-type="float" office:value="0.0000709170648206727" calcext:value-type="float">
            <text:p>7.09170648206727E-05</text:p>
          </table:table-cell>
          <table:table-cell table:formula="of:=0.5*[.F12]*(([.F5]-[.E5])/([.F1]-[.E1]))^2" office:value-type="float" office:value="0.0000581263545355168" calcext:value-type="float">
            <text:p>5.81263545355168E-05</text:p>
          </table:table-cell>
          <table:table-cell table:formula="of:=0.5*[.G12]*(([.G5]-[.F5])/([.G1]-[.F1]))^2" office:value-type="float" office:value="0.0000958552687862441" calcext:value-type="float">
            <text:p>9.58552687862441E-05</text:p>
          </table:table-cell>
          <table:table-cell table:formula="of:=0.5*[.H12]*(([.H5]-[.G5])/([.H1]-[.G1]))^2" office:value-type="float" office:value="0.0000621232679291854" calcext:value-type="float">
            <text:p>6.21232679291854E-05</text:p>
          </table:table-cell>
          <table:table-cell table:formula="of:=0.5*[.I12]*(([.I5]-[.H5])/([.I1]-[.H1]))^2" office:value-type="float" office:value="0.0000240631478408777" calcext:value-type="float">
            <text:p>2.40631478408777E-05</text:p>
          </table:table-cell>
          <table:table-cell table:formula="of:=0.5*[.J12]*(([.J5]-[.I5])/([.J1]-[.I1]))^2" office:value-type="float" office:value="0.00000013994283074681" calcext:value-type="float">
            <text:p>1.3994283074681E-07</text:p>
          </table:table-cell>
          <table:table-cell table:formula="of:=0.5*[.K12]*(([.K5]-[.J5])/([.K1]-[.J1]))^2" office:value-type="float" office:value="0.0000156515774016015" calcext:value-type="float">
            <text:p>1.56515774016015E-05</text:p>
          </table:table-cell>
          <table:table-cell table:formula="of:=0.5*[.L12]*(([.L5]-[.K5])/([.L1]-[.K1]))^2" office:value-type="float" office:value="0.000099872608302267" calcext:value-type="float">
            <text:p>9.9872608302267E-05</text:p>
          </table:table-cell>
          <table:table-cell table:formula="of:=0.5*[.M12]*(([.M5]-[.L5])/([.M1]-[.L1]))^2" office:value-type="float" office:value="0.000000235161993702052" calcext:value-type="float">
            <text:p>2.35161993702052E-07</text:p>
          </table:table-cell>
          <table:table-cell table:formula="of:=0.5*[.N12]*(([.N5]-[.M5])/([.N1]-[.M1]))^2" office:value-type="float" office:value="0.0000051900986255265" calcext:value-type="float">
            <text:p>5.1900986255265E-06</text:p>
          </table:table-cell>
          <table:table-cell table:formula="of:=0.5*[.O12]*(([.O5]-[.N5])/([.O1]-[.N1]))^2" office:value-type="float" office:value="0.000000319417976622899" calcext:value-type="float">
            <text:p>3.19417976622899E-07</text:p>
          </table:table-cell>
          <table:table-cell table:formula="of:=0.5*[.P12]*(([.P5]-[.O5])/([.P1]-[.O1]))^2" office:value-type="float" office:value="0.0000365524327027784" calcext:value-type="float">
            <text:p>3.65524327027784E-05</text:p>
          </table:table-cell>
          <table:table-cell table:formula="of:=0.5*[.Q12]*(([.Q5]-[.P5])/([.Q1]-[.P1]))^2" office:value-type="float" office:value="0.0000941732318694111" calcext:value-type="float">
            <text:p>9.41732318694111E-05</text:p>
          </table:table-cell>
          <table:table-cell table:formula="of:=0.5*[.R12]*(([.R5]-[.Q5])/([.R1]-[.Q1]))^2" office:value-type="float" office:value="0.0000604063244413731" calcext:value-type="float">
            <text:p>6.04063244413731E-05</text:p>
          </table:table-cell>
          <table:table-cell table:formula="of:=0.5*[.S12]*(([.S5]-[.R5])/([.S1]-[.R1]))^2" office:value-type="float" office:value="0.00000885959524212657" calcext:value-type="float">
            <text:p>8.85959524212657E-06</text:p>
          </table:table-cell>
          <table:table-cell table:formula="of:=0.5*[.T12]*(([.T5]-[.S5])/([.T1]-[.S1]))^2" office:value-type="float" office:value="0.0000718490485329322" calcext:value-type="float">
            <text:p>7.18490485329322E-05</text:p>
          </table:table-cell>
          <table:table-cell table:formula="of:=0.5*[.U12]*(([.U5]-[.T5])/([.U1]-[.T1]))^2" office:value-type="float" office:value="0.0000117148711247361" calcext:value-type="float">
            <text:p>1.17148711247361E-05</text:p>
          </table:table-cell>
          <table:table-cell table:formula="of:=0.5*[.V12]*(([.V5]-[.U5])/([.V1]-[.U1]))^2" office:value-type="float" office:value="0.000000033481763318287" calcext:value-type="float">
            <text:p>3.3481763318287E-08</text:p>
          </table:table-cell>
          <table:table-cell table:formula="of:=0.5*[.W12]*(([.W5]-[.V5])/([.W1]-[.V1]))^2" office:value-type="float" office:value="0.00000961680047382892" calcext:value-type="float">
            <text:p>9.61680047382892E-06</text:p>
          </table:table-cell>
          <table:table-cell table:formula="of:=0.5*[.X12]*(([.X5]-[.W5])/([.X1]-[.W1]))^2" office:value-type="float" office:value="0.000126046749566903" calcext:value-type="float">
            <text:p>0.000126046749567</text:p>
          </table:table-cell>
          <table:table-cell table:formula="of:=0.5*[.Y12]*(([.Y5]-[.X5])/([.Y1]-[.X1]))^2" office:value-type="float" office:value="0.00000816521960297773" calcext:value-type="float">
            <text:p>8.16521960297773E-06</text:p>
          </table:table-cell>
          <table:table-cell table:formula="of:=0.5*[.Z12]*(([.Z5]-[.Y5])/([.Z1]-[.Y1]))^2" office:value-type="float" office:value="0.00000460728246746166" calcext:value-type="float">
            <text:p>4.60728246746166E-06</text:p>
          </table:table-cell>
          <table:table-cell table:formula="of:=0.5*[.AA12]*(([.AA5]-[.Z5])/([.AA1]-[.Z1]))^2" office:value-type="float" office:value="0.0000177959981784764" calcext:value-type="float">
            <text:p>1.77959981784764E-05</text:p>
          </table:table-cell>
          <table:table-cell table:formula="of:=0.5*[.AB12]*(([.AB5]-[.AA5])/([.AB1]-[.AA1]))^2" office:value-type="float" office:value="0.000031787616385793" calcext:value-type="float">
            <text:p>3.1787616385793E-05</text:p>
          </table:table-cell>
          <table:table-cell table:formula="of:=0.5*[.AC12]*(([.AC5]-[.AB5])/([.AC1]-[.AB1]))^2" office:value-type="float" office:value="0.0000000650345270147195" calcext:value-type="float">
            <text:p>6.50345270147195E-08</text:p>
          </table:table-cell>
          <table:table-cell table:formula="of:=0.5*[.AD12]*(([.AD5]-[.AC5])/([.AD1]-[.AC1]))^2" office:value-type="float" office:value="0.0000155192840090302" calcext:value-type="float">
            <text:p>1.55192840090302E-05</text:p>
          </table:table-cell>
          <table:table-cell table:formula="of:=0.5*[.AE12]*(([.AE5]-[.AD5])/([.AE1]-[.AD1]))^2" office:value-type="float" office:value="0.0000166732323444598" calcext:value-type="float">
            <text:p>1.66732323444598E-05</text:p>
          </table:table-cell>
          <table:table-cell table:formula="of:=0.5*[.AF12]*(([.AF5]-[.AE5])/([.AF1]-[.AE1]))^2" office:value-type="float" office:value="0.0000197088346924047" calcext:value-type="float">
            <text:p>1.97088346924047E-05</text:p>
          </table:table-cell>
          <table:table-cell table:formula="of:=0.5*[.AG12]*(([.AG5]-[.AF5])/([.AG1]-[.AF1]))^2" office:value-type="float" office:value="0.0000113756807350989" calcext:value-type="float">
            <text:p>1.13756807350989E-05</text:p>
          </table:table-cell>
          <table:table-cell table:formula="of:=0.5*[.AH12]*(([.AH5]-[.AG5])/([.AH1]-[.AG1]))^2" office:value-type="float" office:value="0.0000111397020466007" calcext:value-type="float">
            <text:p>1.11397020466007E-05</text:p>
          </table:table-cell>
          <table:table-cell table:formula="of:=0.5*[.AI12]*(([.AI5]-[.AH5])/([.AI1]-[.AH1]))^2" office:value-type="float" office:value="0.00000205518806178963" calcext:value-type="float">
            <text:p>2.05518806178963E-06</text:p>
          </table:table-cell>
          <table:table-cell table:formula="of:=0.5*[.AJ12]*(([.AJ5]-[.AI5])/([.AJ1]-[.AI1]))^2" office:value-type="float" office:value="0.0000208862627025053" calcext:value-type="float">
            <text:p>2.08862627025053E-05</text:p>
          </table:table-cell>
          <table:table-cell table:formula="of:=0.5*[.AK12]*(([.AK5]-[.AJ5])/([.AK1]-[.AJ1]))^2" office:value-type="float" office:value="0.00000000481248452969238" calcext:value-type="float">
            <text:p>4.81248452969238E-09</text:p>
          </table:table-cell>
          <table:table-cell table:formula="of:=0.5*[.AL12]*(([.AL5]-[.AK5])/([.AL1]-[.AK1]))^2" office:value-type="float" office:value="0.00000153435714836613" calcext:value-type="float">
            <text:p>1.53435714836613E-06</text:p>
          </table:table-cell>
          <table:table-cell table:formula="of:=0.5*[.AM12]*(([.AM5]-[.AL5])/([.AM1]-[.AL1]))^2" office:value-type="float" office:value="0.00000588358986448223" calcext:value-type="float">
            <text:p>5.88358986448223E-06</text:p>
          </table:table-cell>
          <table:table-cell table:formula="of:=0.5*[.AN12]*(([.AN5]-[.AM5])/([.AN1]-[.AM1]))^2" office:value-type="float" office:value="0.0000424642333002735" calcext:value-type="float">
            <text:p>4.24642333002735E-05</text:p>
          </table:table-cell>
          <table:table-cell table:formula="of:=0.5*[.AO12]*(([.AO5]-[.AN5])/([.AO1]-[.AN1]))^2" office:value-type="float" office:value="0.0000690535400747394" calcext:value-type="float">
            <text:p>6.90535400747394E-05</text:p>
          </table:table-cell>
          <table:table-cell table:formula="of:=0.5*[.AP12]*(([.AP5]-[.AO5])/([.AP1]-[.AO1]))^2" office:value-type="float" office:value="0.00000172525792344633" calcext:value-type="float">
            <text:p>1.72525792344633E-06</text:p>
          </table:table-cell>
          <table:table-cell table:formula="of:=0.5*[.AQ12]*(([.AQ5]-[.AP5])/([.AQ1]-[.AP1]))^2" office:value-type="float" office:value="0.0000060282104810805" calcext:value-type="float">
            <text:p>6.0282104810805E-06</text:p>
          </table:table-cell>
          <table:table-cell table:formula="of:=0.5*[.AR12]*(([.AR5]-[.AQ5])/([.AR1]-[.AQ1]))^2" office:value-type="float" office:value="0.000000000187134195508192" calcext:value-type="float">
            <text:p>1.87134195508192E-10</text:p>
          </table:table-cell>
          <table:table-cell table:formula="of:=0.5*[.AS12]*(([.AS5]-[.AR5])/([.AS1]-[.AR1]))^2" office:value-type="float" office:value="0.000000853444065448024" calcext:value-type="float">
            <text:p>8.53444065448024E-07</text:p>
          </table:table-cell>
          <table:table-cell table:formula="of:=0.5*[.AT12]*(([.AT5]-[.AS5])/([.AT1]-[.AS1]))^2" office:value-type="float" office:value="0.0000020696855131954" calcext:value-type="float">
            <text:p>2.0696855131954E-06</text:p>
          </table:table-cell>
          <table:table-cell table:formula="of:=0.5*[.AU12]*(([.AU5]-[.AT5])/([.AU1]-[.AT1]))^2" office:value-type="float" office:value="0.00000213830318231952" calcext:value-type="float">
            <text:p>2.13830318231952E-06</text:p>
          </table:table-cell>
          <table:table-cell table:formula="of:=0.5*[.AV12]*(([.AV5]-[.AU5])/([.AV1]-[.AU1]))^2" office:value-type="float" office:value="0.00000342152191946434" calcext:value-type="float">
            <text:p>3.42152191946434E-06</text:p>
          </table:table-cell>
          <table:table-cell table:formula="of:=0.5*[.AW12]*(([.AW5]-[.AV5])/([.AW1]-[.AV1]))^2" office:value-type="float" office:value="0.0000022169564218155" calcext:value-type="float">
            <text:p>2.2169564218155E-06</text:p>
          </table:table-cell>
          <table:table-cell table:formula="of:=0.5*[.AX12]*(([.AX5]-[.AW5])/([.AX1]-[.AW1]))^2" office:value-type="float" office:value="0.0000359268064230416" calcext:value-type="float">
            <text:p>3.59268064230416E-05</text:p>
          </table:table-cell>
          <table:table-cell table:formula="of:=0.5*[.AY12]*(([.AY5]-[.AX5])/([.AY1]-[.AX1]))^2" office:value-type="float" office:value="0.0000145267451592551" calcext:value-type="float">
            <text:p>1.45267451592551E-05</text:p>
          </table:table-cell>
          <table:table-cell table:formula="of:=0.5*[.AZ12]*(([.AZ5]-[.AY5])/([.AZ1]-[.AY1]))^2" office:value-type="float" office:value="0.0000393985916250111" calcext:value-type="float">
            <text:p>3.93985916250111E-05</text:p>
          </table:table-cell>
          <table:table-cell table:formula="of:=0.5*[.BA12]*(([.BA5]-[.AZ5])/([.BA1]-[.AZ1]))^2" office:value-type="float" office:value="0.000000850882404755685" calcext:value-type="float">
            <text:p>8.50882404755685E-07</text:p>
          </table:table-cell>
          <table:table-cell table:formula="of:=0.5*[.BB12]*(([.BB5]-[.BA5])/([.BB1]-[.BA1]))^2" office:value-type="float" office:value="0.0000561669159691054" calcext:value-type="float">
            <text:p>5.61669159691054E-05</text:p>
          </table:table-cell>
          <table:table-cell table:formula="of:=0.5*[.BC12]*(([.BC5]-[.BB5])/([.BC1]-[.BB1]))^2" office:value-type="float" office:value="0.00000054959896564799" calcext:value-type="float">
            <text:p>5.4959896564799E-07</text:p>
          </table:table-cell>
          <table:table-cell table:formula="of:=0.5*[.BD12]*(([.BD5]-[.BC5])/([.BD1]-[.BC1]))^2" office:value-type="float" office:value="0.0000114414302888025" calcext:value-type="float">
            <text:p>1.14414302888025E-05</text:p>
          </table:table-cell>
          <table:table-cell table:formula="of:=0.5*[.BE12]*(([.BE5]-[.BD5])/([.BE1]-[.BD1]))^2" office:value-type="float" office:value="0.0000145312524547755" calcext:value-type="float">
            <text:p>1.45312524547755E-05</text:p>
          </table:table-cell>
          <table:table-cell table:formula="of:=0.5*[.BF12]*(([.BF5]-[.BE5])/([.BF1]-[.BE1]))^2" office:value-type="float" office:value="0.000169711281247652" calcext:value-type="float">
            <text:p>0.000169711281248</text:p>
          </table:table-cell>
          <table:table-cell table:formula="of:=0.5*[.BG12]*(([.BG5]-[.BF5])/([.BG1]-[.BF1]))^2" office:value-type="float" office:value="0.000080382605815671" calcext:value-type="float">
            <text:p>8.0382605815671E-05</text:p>
          </table:table-cell>
          <table:table-cell table:formula="of:=0.5*[.BH12]*(([.BH5]-[.BG5])/([.BH1]-[.BG1]))^2" office:value-type="float" office:value="0.0003504646217288" calcext:value-type="float">
            <text:p>0.000350464621729</text:p>
          </table:table-cell>
          <table:table-cell table:formula="of:=0.5*[.BI12]*(([.BI5]-[.BH5])/([.BI1]-[.BH1]))^2" office:value-type="float" office:value="0.000172622361067533" calcext:value-type="float">
            <text:p>0.000172622361068</text:p>
          </table:table-cell>
          <table:table-cell table:formula="of:=0.5*[.BJ12]*(([.BJ5]-[.BI5])/([.BJ1]-[.BI1]))^2" office:value-type="float" office:value="0.00000269064006978379" calcext:value-type="float">
            <text:p>2.69064006978379E-06</text:p>
          </table:table-cell>
          <table:table-cell table:formula="of:=0.5*[.BK12]*(([.BK5]-[.BJ5])/([.BK1]-[.BJ1]))^2" office:value-type="float" office:value="0.000172171187893762" calcext:value-type="float">
            <text:p>0.000172171187894</text:p>
          </table:table-cell>
          <table:table-cell table:formula="of:=0.5*[.BL12]*(([.BL5]-[.BK5])/([.BL1]-[.BK1]))^2" office:value-type="float" office:value="0.000000122452092621585" calcext:value-type="float">
            <text:p>1.22452092621585E-07</text:p>
          </table:table-cell>
          <table:table-cell table:formula="of:=0.5*[.BM12]*(([.BM5]-[.BL5])/([.BM1]-[.BL1]))^2" office:value-type="float" office:value="0.00000276822754560635" calcext:value-type="float">
            <text:p>2.76822754560635E-06</text:p>
          </table:table-cell>
          <table:table-cell table:formula="of:=0.5*[.BN12]*(([.BN5]-[.BM5])/([.BN1]-[.BM1]))^2" office:value-type="float" office:value="0.000656951784833702" calcext:value-type="float">
            <text:p>0.000656951784834</text:p>
          </table:table-cell>
          <table:table-cell table:formula="of:=0.5*[.BO12]*(([.BO5]-[.BN5])/([.BO1]-[.BN1]))^2" office:value-type="float" office:value="0.00242938295091549" calcext:value-type="float">
            <text:p>0.002429382950915</text:p>
          </table:table-cell>
          <table:table-cell table:formula="of:=0.5*[.BP12]*(([.BP5]-[.BO5])/([.BP1]-[.BO1]))^2" office:value-type="float" office:value="0.0058810049947992" calcext:value-type="float">
            <text:p>0.005881004994799</text:p>
          </table:table-cell>
          <table:table-cell table:formula="of:=0.5*[.BQ12]*(([.BQ5]-[.BP5])/([.BQ1]-[.BP1]))^2" office:value-type="float" office:value="0.0059701375335554" calcext:value-type="float">
            <text:p>0.005970137533555</text:p>
          </table:table-cell>
          <table:table-cell table:formula="of:=0.5*[.BR12]*(([.BR5]-[.BQ5])/([.BR1]-[.BQ1]))^2" office:value-type="float" office:value="0.00959773909969538" calcext:value-type="float">
            <text:p>0.009597739099695</text:p>
          </table:table-cell>
          <table:table-cell table:formula="of:=0.5*[.BS12]*(([.BS5]-[.BR5])/([.BS1]-[.BR1]))^2" office:value-type="float" office:value="0.0234605225413528" calcext:value-type="float">
            <text:p>0.023460522541353</text:p>
          </table:table-cell>
          <table:table-cell table:formula="of:=0.5*[.BT12]*(([.BT5]-[.BS5])/([.BT1]-[.BS1]))^2" office:value-type="float" office:value="0.0647163130400697" calcext:value-type="float">
            <text:p>0.06471631304007</text:p>
          </table:table-cell>
          <table:table-cell table:formula="of:=0.5*[.BU12]*(([.BU5]-[.BT5])/([.BU1]-[.BT1]))^2" office:value-type="float" office:value="0.000945874865351617" calcext:value-type="float">
            <text:p>0.000945874865352</text:p>
          </table:table-cell>
          <table:table-cell table:formula="of:=0.5*[.BV12]*(([.BV5]-[.BU5])/([.BV1]-[.BU1]))^2" office:value-type="float" office:value="0.0322340575612735" calcext:value-type="float">
            <text:p>0.032234057561274</text:p>
          </table:table-cell>
          <table:table-cell table:formula="of:=0.5*[.BW12]*(([.BW5]-[.BV5])/([.BW1]-[.BV1]))^2" office:value-type="float" office:value="0.0188706465939132" calcext:value-type="float">
            <text:p>0.018870646593913</text:p>
          </table:table-cell>
          <table:table-cell table:formula="of:=0.5*[.BX12]*(([.BX5]-[.BW5])/([.BX1]-[.BW1]))^2" office:value-type="float" office:value="0.0027949861874259" calcext:value-type="float">
            <text:p>0.002794986187426</text:p>
          </table:table-cell>
          <table:table-cell table:formula="of:=0.5*[.BY12]*(([.BY5]-[.BX5])/([.BY1]-[.BX1]))^2" office:value-type="float" office:value="0.00528614483558711" calcext:value-type="float">
            <text:p>0.005286144835587</text:p>
          </table:table-cell>
          <table:table-cell table:formula="of:=0.5*[.BZ12]*(([.BZ5]-[.BY5])/([.BZ1]-[.BY1]))^2" office:value-type="float" office:value="0.0016110886276778" calcext:value-type="float">
            <text:p>0.001611088627678</text:p>
          </table:table-cell>
          <table:table-cell table:formula="of:=0.5*[.CA12]*(([.CA5]-[.BZ5])/([.CA1]-[.BZ1]))^2" office:value-type="float" office:value="0.000471124617003841" calcext:value-type="float">
            <text:p>0.000471124617004</text:p>
          </table:table-cell>
          <table:table-cell table:formula="of:=0.5*[.CB12]*(([.CB5]-[.CA5])/([.CB1]-[.CA1]))^2" office:value-type="float" office:value="0.00470074085538372" calcext:value-type="float">
            <text:p>0.004700740855384</text:p>
          </table:table-cell>
          <table:table-cell table:formula="of:=0.5*[.CC12]*(([.CC5]-[.CB5])/([.CC1]-[.CB1]))^2" office:value-type="float" office:value="0.00234033743353123" calcext:value-type="float">
            <text:p>0.002340337433531</text:p>
          </table:table-cell>
          <table:table-cell table:formula="of:=0.5*[.CD12]*(([.CD5]-[.CC5])/([.CD1]-[.CC1]))^2" office:value-type="float" office:value="0.0231822927218984" calcext:value-type="float">
            <text:p>0.023182292721899</text:p>
          </table:table-cell>
          <table:table-cell table:formula="of:=0.5*[.CE12]*(([.CE5]-[.CD5])/([.CE1]-[.CD1]))^2" office:value-type="float" office:value="0.0121494162300989" calcext:value-type="float">
            <text:p>0.012149416230099</text:p>
          </table:table-cell>
          <table:table-cell table:formula="of:=0.5*[.CF12]*(([.CF5]-[.CE5])/([.CF1]-[.CE1]))^2" office:value-type="float" office:value="0.00268561092637303" calcext:value-type="float">
            <text:p>0.002685610926373</text:p>
          </table:table-cell>
          <table:table-cell table:formula="of:=0.5*[.CG12]*(([.CG5]-[.CF5])/([.CG1]-[.CF1]))^2" office:value-type="float" office:value="0.0394870822023295" calcext:value-type="float">
            <text:p>0.03948708220233</text:p>
          </table:table-cell>
          <table:table-cell table:formula="of:=0.5*[.CH12]*(([.CH5]-[.CG5])/([.CH1]-[.CG1]))^2" office:value-type="float" office:value="0.0150448194985573" calcext:value-type="float">
            <text:p>0.015044819498557</text:p>
          </table:table-cell>
          <table:table-cell table:formula="of:=0.5*[.CI12]*(([.CI5]-[.CH5])/([.CI1]-[.CH1]))^2" office:value-type="float" office:value="0.000760470512837452" calcext:value-type="float">
            <text:p>0.000760470512837</text:p>
          </table:table-cell>
          <table:table-cell table:formula="of:=0.5*[.CJ12]*(([.CJ5]-[.CI5])/([.CJ1]-[.CI1]))^2" office:value-type="float" office:value="0.0244306786690879" calcext:value-type="float">
            <text:p>0.024430678669088</text:p>
          </table:table-cell>
          <table:table-cell table:formula="of:=0.5*[.CK12]*(([.CK5]-[.CJ5])/([.CK1]-[.CJ1]))^2" office:value-type="float" office:value="0.0000449710618130524" calcext:value-type="float">
            <text:p>4.49710618130524E-05</text:p>
          </table:table-cell>
          <table:table-cell table:formula="of:=0.5*[.CL12]*(([.CL5]-[.CK5])/([.CL1]-[.CK1]))^2" office:value-type="float" office:value="0.00692961727261799" calcext:value-type="float">
            <text:p>0.006929617272618</text:p>
          </table:table-cell>
          <table:table-cell table:formula="of:=0.5*[.CM12]*(([.CM5]-[.CL5])/([.CM1]-[.CL1]))^2" office:value-type="float" office:value="0.00230268661404593" calcext:value-type="float">
            <text:p>0.002302686614046</text:p>
          </table:table-cell>
          <table:table-cell table:formula="of:=0.5*[.CN12]*(([.CN5]-[.CM5])/([.CN1]-[.CM1]))^2" office:value-type="float" office:value="0.012853992355246" calcext:value-type="float">
            <text:p>0.012853992355246</text:p>
          </table:table-cell>
          <table:table-cell table:formula="of:=0.5*[.CO12]*(([.CO5]-[.CN5])/([.CO1]-[.CN1]))^2" office:value-type="float" office:value="0.0729068186998681" calcext:value-type="float">
            <text:p>0.072906818699868</text:p>
          </table:table-cell>
          <table:table-cell table:formula="of:=0.5*[.CP12]*(([.CP5]-[.CO5])/([.CP1]-[.CO1]))^2" office:value-type="float" office:value="0.0521780617372106" calcext:value-type="float">
            <text:p>0.052178061737211</text:p>
          </table:table-cell>
          <table:table-cell table:formula="of:=0.5*[.CQ12]*(([.CQ5]-[.CP5])/([.CQ1]-[.CP1]))^2" office:value-type="float" office:value="0.00838883803178795" calcext:value-type="float">
            <text:p>0.008388838031788</text:p>
          </table:table-cell>
          <table:table-cell table:formula="of:=0.5*[.CR12]*(([.CR5]-[.CQ5])/([.CR1]-[.CQ1]))^2" office:value-type="float" office:value="0.00119372446110269" calcext:value-type="float">
            <text:p>0.001193724461103</text:p>
          </table:table-cell>
          <table:table-cell table:formula="of:=0.5*[.CS12]*(([.CS5]-[.CR5])/([.CS1]-[.CR1]))^2" office:value-type="float" office:value="0.00078890136840433" calcext:value-type="float">
            <text:p>0.000788901368404</text:p>
          </table:table-cell>
          <table:table-cell table:formula="of:=0.5*[.CT12]*(([.CT5]-[.CS5])/([.CT1]-[.CS1]))^2" office:value-type="float" office:value="0.0196185534624366" calcext:value-type="float">
            <text:p>0.019618553462437</text:p>
          </table:table-cell>
          <table:table-cell table:formula="of:=0.5*[.CU12]*(([.CU5]-[.CT5])/([.CU1]-[.CT1]))^2" office:value-type="float" office:value="0.00248381859944527" calcext:value-type="float">
            <text:p>0.002483818599445</text:p>
          </table:table-cell>
          <table:table-cell table:formula="of:=0.5*[.CV12]*(([.CV5]-[.CU5])/([.CV1]-[.CU1]))^2" office:value-type="float" office:value="0.000146406279900026" calcext:value-type="float">
            <text:p>0.0001464062799</text:p>
          </table:table-cell>
          <table:table-cell table:formula="of:=0.5*[.CW12]*(([.CW5]-[.CV5])/([.CW1]-[.CV1]))^2" office:value-type="float" office:value="0.0349687964691415" calcext:value-type="float">
            <text:p>0.034968796469142</text:p>
          </table:table-cell>
          <table:table-cell table:formula="of:=0.5*[.CX12]*(([.CX5]-[.CW5])/([.CX1]-[.CW1]))^2" office:value-type="float" office:value="0.00563189319502258" calcext:value-type="float">
            <text:p>0.005631893195023</text:p>
          </table:table-cell>
          <table:table-cell table:formula="of:=0.5*[.CY12]*(([.CY5]-[.CX5])/([.CY1]-[.CX1]))^2" office:value-type="float" office:value="0.0139591210966791" calcext:value-type="float">
            <text:p>0.013959121096679</text:p>
          </table:table-cell>
          <table:table-cell table:formula="of:=0.5*[.CZ12]*(([.CZ5]-[.CY5])/([.CZ1]-[.CY1]))^2" office:value-type="float" office:value="0.00137773859280302" calcext:value-type="float">
            <text:p>0.001377738592803</text:p>
          </table:table-cell>
          <table:table-cell table:formula="of:=0.5*[.DA12]*(([.DA5]-[.CZ5])/([.DA1]-[.CZ1]))^2" office:value-type="float" office:value="0.00267380148410823" calcext:value-type="float">
            <text:p>0.002673801484108</text:p>
          </table:table-cell>
          <table:table-cell table:formula="of:=0.5*[.DB12]*(([.DB5]-[.DA5])/([.DB1]-[.DA1]))^2" office:value-type="float" office:value="0.00365163255663045" calcext:value-type="float">
            <text:p>0.00365163255663</text:p>
          </table:table-cell>
          <table:table-cell table:formula="of:=0.5*[.DC12]*(([.DC5]-[.DB5])/([.DC1]-[.DB1]))^2" office:value-type="float" office:value="0.00725593072411138" calcext:value-type="float">
            <text:p>0.007255930724111</text:p>
          </table:table-cell>
          <table:table-cell table:formula="of:=0.5*[.DD12]*(([.DD5]-[.DC5])/([.DD1]-[.DC1]))^2" office:value-type="float" office:value="0.0145907929843019" calcext:value-type="float">
            <text:p>0.014590792984302</text:p>
          </table:table-cell>
          <table:table-cell table:formula="of:=0.5*[.DE12]*(([.DE5]-[.DD5])/([.DE1]-[.DD1]))^2" office:value-type="float" office:value="0.00989082025655415" calcext:value-type="float">
            <text:p>0.009890820256554</text:p>
          </table:table-cell>
          <table:table-cell table:formula="of:=0.5*[.DF12]*(([.DF5]-[.DE5])/([.DF1]-[.DE1]))^2" office:value-type="float" office:value="0.0109283656755182" calcext:value-type="float">
            <text:p>0.010928365675518</text:p>
          </table:table-cell>
          <table:table-cell table:formula="of:=0.5*[.DG12]*(([.DG5]-[.DF5])/([.DG1]-[.DF1]))^2" office:value-type="float" office:value="0.0200901376339419" calcext:value-type="float">
            <text:p>0.020090137633942</text:p>
          </table:table-cell>
          <table:table-cell table:formula="of:=0.5*[.DH12]*(([.DH5]-[.DG5])/([.DH1]-[.DG1]))^2" office:value-type="float" office:value="0.0528852295220257" calcext:value-type="float">
            <text:p>0.052885229522026</text:p>
          </table:table-cell>
          <table:table-cell table:formula="of:=0.5*[.DI12]*(([.DI5]-[.DH5])/([.DI1]-[.DH1]))^2" office:value-type="float" office:value="0.00434649607192442" calcext:value-type="float">
            <text:p>0.004346496071924</text:p>
          </table:table-cell>
          <table:table-cell table:formula="of:=0.5*[.DJ12]*(([.DJ5]-[.DI5])/([.DJ1]-[.DI1]))^2" office:value-type="float" office:value="0.0748412981737593" calcext:value-type="float">
            <text:p>0.074841298173759</text:p>
          </table:table-cell>
          <table:table-cell table:formula="of:=0.5*[.DK12]*(([.DK5]-[.DJ5])/([.DK1]-[.DJ1]))^2" office:value-type="float" office:value="0.00185393829932112" calcext:value-type="float">
            <text:p>0.001853938299321</text:p>
          </table:table-cell>
          <table:table-cell table:formula="of:=0.5*[.DL12]*(([.DL5]-[.DK5])/([.DL1]-[.DK1]))^2" office:value-type="float" office:value="0.0000254732669610089" calcext:value-type="float">
            <text:p>2.54732669610089E-05</text:p>
          </table:table-cell>
          <table:table-cell table:formula="of:=0.5*[.DM12]*(([.DM5]-[.DL5])/([.DM1]-[.DL1]))^2" office:value-type="float" office:value="0.0113656238491043" calcext:value-type="float">
            <text:p>0.011365623849104</text:p>
          </table:table-cell>
          <table:table-cell table:formula="of:=0.5*[.DN12]*(([.DN5]-[.DM5])/([.DN1]-[.DM1]))^2" office:value-type="float" office:value="0.0280244445627325" calcext:value-type="float">
            <text:p>0.028024444562733</text:p>
          </table:table-cell>
          <table:table-cell table:formula="of:=0.5*[.DO12]*(([.DO5]-[.DN5])/([.DO1]-[.DN1]))^2" office:value-type="float" office:value="0.00244937906501128" calcext:value-type="float">
            <text:p>0.002449379065011</text:p>
          </table:table-cell>
          <table:table-cell table:formula="of:=0.5*[.DP12]*(([.DP5]-[.DO5])/([.DP1]-[.DO1]))^2" office:value-type="float" office:value="0.000411927608873716" calcext:value-type="float">
            <text:p>0.000411927608874</text:p>
          </table:table-cell>
          <table:table-cell table:formula="of:=0.5*[.DQ12]*(([.DQ5]-[.DP5])/([.DQ1]-[.DP1]))^2" office:value-type="float" office:value="0.0940047374287491" calcext:value-type="float">
            <text:p>0.094004737428749</text:p>
          </table:table-cell>
          <table:table-cell table:formula="of:=0.5*[.DR12]*(([.DR5]-[.DQ5])/([.DR1]-[.DQ1]))^2" office:value-type="float" office:value="0.000614947482033977" calcext:value-type="float">
            <text:p>0.000614947482034</text:p>
          </table:table-cell>
          <table:table-cell table:formula="of:=0.5*[.DS12]*(([.DS5]-[.DR5])/([.DS1]-[.DR1]))^2" office:value-type="float" office:value="0.000981065566458351" calcext:value-type="float">
            <text:p>0.000981065566458</text:p>
          </table:table-cell>
          <table:table-cell table:formula="of:=0.5*[.DT12]*(([.DT5]-[.DS5])/([.DT1]-[.DS1]))^2" office:value-type="float" office:value="0.0504298024391022" calcext:value-type="float">
            <text:p>0.050429802439102</text:p>
          </table:table-cell>
          <table:table-cell table:formula="of:=0.5*[.DU12]*(([.DU5]-[.DT5])/([.DU1]-[.DT1]))^2" office:value-type="float" office:value="0.0376115594705683" calcext:value-type="float">
            <text:p>0.037611559470568</text:p>
          </table:table-cell>
          <table:table-cell table:formula="of:=0.5*[.DV12]*(([.DV5]-[.DU5])/([.DV1]-[.DU1]))^2" office:value-type="float" office:value="0.00307266765222626" calcext:value-type="float">
            <text:p>0.003072667652226</text:p>
          </table:table-cell>
          <table:table-cell table:formula="of:=0.5*[.DW12]*(([.DW5]-[.DV5])/([.DW1]-[.DV1]))^2" office:value-type="float" office:value="0.000292710845921345" calcext:value-type="float">
            <text:p>0.000292710845921</text:p>
          </table:table-cell>
          <table:table-cell table:formula="of:=0.5*[.DX12]*(([.DX5]-[.DW5])/([.DX1]-[.DW1]))^2" office:value-type="float" office:value="0.0000378694523895432" calcext:value-type="float">
            <text:p>3.78694523895432E-05</text:p>
          </table:table-cell>
          <table:table-cell table:formula="of:=0.5*[.DY12]*(([.DY5]-[.DX5])/([.DY1]-[.DX1]))^2" office:value-type="float" office:value="0.000133440822303565" calcext:value-type="float">
            <text:p>0.000133440822304</text:p>
          </table:table-cell>
          <table:table-cell table:formula="of:=0.5*[.DZ12]*(([.DZ5]-[.DY5])/([.DZ1]-[.DY1]))^2" office:value-type="float" office:value="0.000344718393705422" calcext:value-type="float">
            <text:p>0.000344718393705</text:p>
          </table:table-cell>
          <table:table-cell table:formula="of:=0.5*[.EA12]*(([.EA5]-[.DZ5])/([.EA1]-[.DZ1]))^2" office:value-type="float" office:value="0.000331846449713743" calcext:value-type="float">
            <text:p>0.000331846449714</text:p>
          </table:table-cell>
          <table:table-cell table:formula="of:=0.5*[.EB12]*(([.EB5]-[.EA5])/([.EB1]-[.EA1]))^2" office:value-type="float" office:value="0.00249228267491434" calcext:value-type="float">
            <text:p>0.002492282674914</text:p>
          </table:table-cell>
          <table:table-cell table:formula="of:=0.5*[.EC12]*(([.EC5]-[.EB5])/([.EC1]-[.EB1]))^2" office:value-type="float" office:value="0.0545087998117105" calcext:value-type="float">
            <text:p>0.054508799811711</text:p>
          </table:table-cell>
          <table:table-cell table:formula="of:=0.5*[.ED12]*(([.ED5]-[.EC5])/([.ED1]-[.EC1]))^2" office:value-type="float" office:value="0.0442368041847129" calcext:value-type="float">
            <text:p>0.044236804184713</text:p>
          </table:table-cell>
          <table:table-cell table:formula="of:=0.5*[.EE12]*(([.EE5]-[.ED5])/([.EE1]-[.ED1]))^2" office:value-type="float" office:value="0.00703937374705747" calcext:value-type="float">
            <text:p>0.007039373747057</text:p>
          </table:table-cell>
          <table:table-cell table:formula="of:=0.5*[.EF12]*(([.EF5]-[.EE5])/([.EF1]-[.EE1]))^2" office:value-type="float" office:value="0.00182276193765792" calcext:value-type="float">
            <text:p>0.001822761937658</text:p>
          </table:table-cell>
          <table:table-cell table:formula="of:=0.5*[.EG12]*(([.EG5]-[.EF5])/([.EG1]-[.EF1]))^2" office:value-type="float" office:value="0.00976540046862959" calcext:value-type="float">
            <text:p>0.00976540046863</text:p>
          </table:table-cell>
          <table:table-cell table:formula="of:=0.5*[.EH12]*(([.EH5]-[.EG5])/([.EH1]-[.EG1]))^2" office:value-type="float" office:value="0.00102188183893321" calcext:value-type="float">
            <text:p>0.001021881838933</text:p>
          </table:table-cell>
          <table:table-cell table:formula="of:=0.5*[.EI12]*(([.EI5]-[.EH5])/([.EI1]-[.EH1]))^2" office:value-type="float" office:value="0.00176941991451322" calcext:value-type="float">
            <text:p>0.001769419914513</text:p>
          </table:table-cell>
          <table:table-cell table:formula="of:=0.5*[.EJ12]*(([.EJ5]-[.EI5])/([.EJ1]-[.EI1]))^2" office:value-type="float" office:value="0.000317569640478199" calcext:value-type="float">
            <text:p>0.000317569640478</text:p>
          </table:table-cell>
          <table:table-cell table:formula="of:=0.5*[.EK12]*(([.EK5]-[.EJ5])/([.EK1]-[.EJ1]))^2" office:value-type="float" office:value="0.0000799923603270091" calcext:value-type="float">
            <text:p>7.99923603270091E-05</text:p>
          </table:table-cell>
          <table:table-cell table:formula="of:=0.5*[.EL12]*(([.EL5]-[.EK5])/([.EL1]-[.EK1]))^2" office:value-type="float" office:value="0.00749361931663615" calcext:value-type="float">
            <text:p>0.007493619316636</text:p>
          </table:table-cell>
          <table:table-cell table:formula="of:=0.5*[.EM12]*(([.EM5]-[.EL5])/([.EM1]-[.EL1]))^2" office:value-type="float" office:value="0.00444450264112687" calcext:value-type="float">
            <text:p>0.004444502641127</text:p>
          </table:table-cell>
          <table:table-cell table:formula="of:=0.5*[.EN12]*(([.EN5]-[.EM5])/([.EN1]-[.EM1]))^2" office:value-type="float" office:value="0.0297641435281516" calcext:value-type="float">
            <text:p>0.029764143528152</text:p>
          </table:table-cell>
          <table:table-cell table:formula="of:=0.5*[.EO12]*(([.EO5]-[.EN5])/([.EO1]-[.EN1]))^2" office:value-type="float" office:value="0.0669240366475677" calcext:value-type="float">
            <text:p>0.066924036647568</text:p>
          </table:table-cell>
          <table:table-cell table:formula="of:=0.5*[.EP12]*(([.EP5]-[.EO5])/([.EP1]-[.EO1]))^2" office:value-type="float" office:value="0.010200325957495" calcext:value-type="float">
            <text:p>0.010200325957495</text:p>
          </table:table-cell>
          <table:table-cell table:formula="of:=0.5*[.EQ12]*(([.EQ5]-[.EP5])/([.EQ1]-[.EP1]))^2" office:value-type="float" office:value="0.000454316757568672" calcext:value-type="float">
            <text:p>0.000454316757569</text:p>
          </table:table-cell>
          <table:table-cell table:formula="of:=0.5*[.ER12]*(([.ER5]-[.EQ5])/([.ER1]-[.EQ1]))^2" office:value-type="float" office:value="0.00204278080718876" calcext:value-type="float">
            <text:p>0.002042780807189</text:p>
          </table:table-cell>
          <table:table-cell table:formula="of:=0.5*[.ES12]*(([.ES5]-[.ER5])/([.ES1]-[.ER1]))^2" office:value-type="float" office:value="0.00111359018465178" calcext:value-type="float">
            <text:p>0.001113590184652</text:p>
          </table:table-cell>
          <table:table-cell table:formula="of:=0.5*[.ET12]*(([.ET5]-[.ES5])/([.ET1]-[.ES1]))^2" office:value-type="float" office:value="0.0259344369429362" calcext:value-type="float">
            <text:p>0.025934436942936</text:p>
          </table:table-cell>
          <table:table-cell table:formula="of:=0.5*[.EU12]*(([.EU5]-[.ET5])/([.EU1]-[.ET1]))^2" office:value-type="float" office:value="0.00728921156329854" calcext:value-type="float">
            <text:p>0.007289211563299</text:p>
          </table:table-cell>
          <table:table-cell table:formula="of:=0.5*[.EV12]*(([.EV5]-[.EU5])/([.EV1]-[.EU1]))^2" office:value-type="float" office:value="0.0123175283601798" calcext:value-type="float">
            <text:p>0.01231752836018</text:p>
          </table:table-cell>
          <table:table-cell table:formula="of:=0.5*[.EW12]*(([.EW5]-[.EV5])/([.EW1]-[.EV1]))^2" office:value-type="float" office:value="0.0778330499518861" calcext:value-type="float">
            <text:p>0.077833049951886</text:p>
          </table:table-cell>
          <table:table-cell table:formula="of:=0.5*[.EX12]*(([.EX5]-[.EW5])/([.EX1]-[.EW1]))^2" office:value-type="float" office:value="0.00108567684686269" calcext:value-type="float">
            <text:p>0.001085676846863</text:p>
          </table:table-cell>
          <table:table-cell table:formula="of:=0.5*[.EY12]*(([.EY5]-[.EX5])/([.EY1]-[.EX1]))^2" office:value-type="float" office:value="0.00315628318726269" calcext:value-type="float">
            <text:p>0.003156283187263</text:p>
          </table:table-cell>
          <table:table-cell table:formula="of:=0.5*[.EZ12]*(([.EZ5]-[.EY5])/([.EZ1]-[.EY1]))^2" office:value-type="float" office:value="0.00349522922869736" calcext:value-type="float">
            <text:p>0.003495229228697</text:p>
          </table:table-cell>
          <table:table-cell table:formula="of:=0.5*[.FA12]*(([.FA5]-[.EZ5])/([.FA1]-[.EZ1]))^2" office:value-type="float" office:value="0.00736815547163959" calcext:value-type="float">
            <text:p>0.00736815547164</text:p>
          </table:table-cell>
          <table:table-cell table:formula="of:=0.5*[.FB12]*(([.FB5]-[.FA5])/([.FB1]-[.FA1]))^2" office:value-type="float" office:value="0.00361643711977525" calcext:value-type="float">
            <text:p>0.003616437119775</text:p>
          </table:table-cell>
          <table:table-cell table:formula="of:=0.5*[.FC12]*(([.FC5]-[.FB5])/([.FC1]-[.FB1]))^2" office:value-type="float" office:value="0.0433366083635733" calcext:value-type="float">
            <text:p>0.043336608363573</text:p>
          </table:table-cell>
          <table:table-cell table:formula="of:=0.5*[.FD12]*(([.FD5]-[.FC5])/([.FD1]-[.FC1]))^2" office:value-type="float" office:value="0.00932779512731115" calcext:value-type="float">
            <text:p>0.009327795127311</text:p>
          </table:table-cell>
          <table:table-cell table:formula="of:=0.5*[.FE12]*(([.FE5]-[.FD5])/([.FE1]-[.FD1]))^2" office:value-type="float" office:value="0.00953645354476634" calcext:value-type="float">
            <text:p>0.009536453544766</text:p>
          </table:table-cell>
          <table:table-cell table:formula="of:=0.5*[.FF12]*(([.FF5]-[.FE5])/([.FF1]-[.FE1]))^2" office:value-type="float" office:value="0.0321533215439299" calcext:value-type="float">
            <text:p>0.03215332154393</text:p>
          </table:table-cell>
          <table:table-cell table:formula="of:=0.5*[.FG12]*(([.FG5]-[.FF5])/([.FG1]-[.FF1]))^2" office:value-type="float" office:value="0.00369605545800407" calcext:value-type="float">
            <text:p>0.003696055458004</text:p>
          </table:table-cell>
          <table:table-cell table:formula="of:=0.5*[.FH12]*(([.FH5]-[.FG5])/([.FH1]-[.FG1]))^2" office:value-type="float" office:value="0.0000226589552149175" calcext:value-type="float">
            <text:p>2.26589552149175E-05</text:p>
          </table:table-cell>
          <table:table-cell table:formula="of:=0.5*[.FI12]*(([.FI5]-[.FH5])/([.FI1]-[.FH1]))^2" office:value-type="float" office:value="0.00140658042416744" calcext:value-type="float">
            <text:p>0.001406580424167</text:p>
          </table:table-cell>
          <table:table-cell table:formula="of:=0.5*[.FJ12]*(([.FJ5]-[.FI5])/([.FJ1]-[.FI1]))^2" office:value-type="float" office:value="0.00360023569519247" calcext:value-type="float">
            <text:p>0.003600235695192</text:p>
          </table:table-cell>
          <table:table-cell table:formula="of:=0.5*[.FK12]*(([.FK5]-[.FJ5])/([.FK1]-[.FJ1]))^2" office:value-type="float" office:value="0.0162207681554514" calcext:value-type="float">
            <text:p>0.016220768155451</text:p>
          </table:table-cell>
          <table:table-cell table:formula="of:=0.5*[.FL12]*(([.FL5]-[.FK5])/([.FL1]-[.FK1]))^2" office:value-type="float" office:value="0.0162728082839985" calcext:value-type="float">
            <text:p>0.016272808283999</text:p>
          </table:table-cell>
          <table:table-cell table:formula="of:=0.5*[.FM12]*(([.FM5]-[.FL5])/([.FM1]-[.FL1]))^2" office:value-type="float" office:value="0.0242225345985545" calcext:value-type="float">
            <text:p>0.024222534598555</text:p>
          </table:table-cell>
          <table:table-cell table:formula="of:=0.5*[.FN12]*(([.FN5]-[.FM5])/([.FN1]-[.FM1]))^2" office:value-type="float" office:value="0.0000000558052670633322" calcext:value-type="float">
            <text:p>5.58052670633322E-08</text:p>
          </table:table-cell>
          <table:table-cell table:formula="of:=0.5*[.FO12]*(([.FO5]-[.FN5])/([.FO1]-[.FN1]))^2" office:value-type="float" office:value="0.000507764875619877" calcext:value-type="float">
            <text:p>0.00050776487562</text:p>
          </table:table-cell>
          <table:table-cell table:formula="of:=0.5*[.FP12]*(([.FP5]-[.FO5])/([.FP1]-[.FO1]))^2" office:value-type="float" office:value="0.00632065094199355" calcext:value-type="float">
            <text:p>0.006320650941994</text:p>
          </table:table-cell>
          <table:table-cell table:formula="of:=0.5*[.FQ12]*(([.FQ5]-[.FP5])/([.FQ1]-[.FP1]))^2" office:value-type="float" office:value="0.00697054235179566" calcext:value-type="float">
            <text:p>0.006970542351796</text:p>
          </table:table-cell>
          <table:table-cell table:formula="of:=0.5*[.FR12]*(([.FR5]-[.FQ5])/([.FR1]-[.FQ1]))^2" office:value-type="float" office:value="0.00522821473503503" calcext:value-type="float">
            <text:p>0.005228214735035</text:p>
          </table:table-cell>
          <table:table-cell table:formula="of:=0.5*[.FS12]*(([.FS5]-[.FR5])/([.FS1]-[.FR1]))^2" office:value-type="float" office:value="0.0195637904357293" calcext:value-type="float">
            <text:p>0.019563790435729</text:p>
          </table:table-cell>
          <table:table-cell table:formula="of:=0.5*[.FT12]*(([.FT5]-[.FS5])/([.FT1]-[.FS1]))^2" office:value-type="float" office:value="0.0197816216046671" calcext:value-type="float">
            <text:p>0.019781621604667</text:p>
          </table:table-cell>
          <table:table-cell table:formula="of:=0.5*[.FU12]*(([.FU5]-[.FT5])/([.FU1]-[.FT1]))^2" office:value-type="float" office:value="0.0531815652385236" calcext:value-type="float">
            <text:p>0.053181565238524</text:p>
          </table:table-cell>
          <table:table-cell table:formula="of:=0.5*[.FV12]*(([.FV5]-[.FU5])/([.FV1]-[.FU1]))^2" office:value-type="float" office:value="0.0438647390123302" calcext:value-type="float">
            <text:p>0.04386473901233</text:p>
          </table:table-cell>
          <table:table-cell table:formula="of:=0.5*[.FW12]*(([.FW5]-[.FV5])/([.FW1]-[.FV1]))^2" office:value-type="float" office:value="0.0119683517923832" calcext:value-type="float">
            <text:p>0.011968351792383</text:p>
          </table:table-cell>
          <table:table-cell table:formula="of:=0.5*[.FX12]*(([.FX5]-[.FW5])/([.FX1]-[.FW1]))^2" office:value-type="float" office:value="0.000267887083012225" calcext:value-type="float">
            <text:p>0.000267887083012</text:p>
          </table:table-cell>
          <table:table-cell table:formula="of:=0.5*[.FY12]*(([.FY5]-[.FX5])/([.FY1]-[.FX1]))^2" office:value-type="float" office:value="0.039679628809536" calcext:value-type="float">
            <text:p>0.039679628809536</text:p>
          </table:table-cell>
          <table:table-cell table:formula="of:=0.5*[.FZ12]*(([.FZ5]-[.FY5])/([.FZ1]-[.FY1]))^2" office:value-type="float" office:value="0.00149487495451858" calcext:value-type="float">
            <text:p>0.001494874954519</text:p>
          </table:table-cell>
          <table:table-cell table:formula="of:=0.5*[.GA12]*(([.GA5]-[.FZ5])/([.GA1]-[.FZ1]))^2" office:value-type="float" office:value="0.0220321685557754" calcext:value-type="float">
            <text:p>0.022032168555775</text:p>
          </table:table-cell>
          <table:table-cell table:formula="of:=0.5*[.GB12]*(([.GB5]-[.GA5])/([.GB1]-[.GA1]))^2" office:value-type="float" office:value="0.0281800769747434" calcext:value-type="float">
            <text:p>0.028180076974743</text:p>
          </table:table-cell>
          <table:table-cell table:formula="of:=0.5*[.GC12]*(([.GC5]-[.GB5])/([.GC1]-[.GB1]))^2" office:value-type="float" office:value="0.112174227679289" calcext:value-type="float">
            <text:p>0.112174227679289</text:p>
          </table:table-cell>
          <table:table-cell table:formula="of:=0.5*[.GD12]*(([.GD5]-[.GC5])/([.GD1]-[.GC1]))^2" office:value-type="float" office:value="0.064214335789998" calcext:value-type="float">
            <text:p>0.064214335789998</text:p>
          </table:table-cell>
          <table:table-cell table:formula="of:=0.5*[.GE12]*(([.GE5]-[.GD5])/([.GE1]-[.GD1]))^2" office:value-type="float" office:value="0.000807276869321144" calcext:value-type="float">
            <text:p>0.000807276869321</text:p>
          </table:table-cell>
          <table:table-cell table:formula="of:=0.5*[.GF12]*(([.GF5]-[.GE5])/([.GF1]-[.GE1]))^2" office:value-type="float" office:value="0.0176513176842804" calcext:value-type="float">
            <text:p>0.01765131768428</text:p>
          </table:table-cell>
          <table:table-cell table:formula="of:=0.5*[.GG12]*(([.GG5]-[.GF5])/([.GG1]-[.GF1]))^2" office:value-type="float" office:value="0.00132713458036551" calcext:value-type="float">
            <text:p>0.001327134580366</text:p>
          </table:table-cell>
          <table:table-cell table:formula="of:=0.5*[.GH12]*(([.GH5]-[.GG5])/([.GH1]-[.GG1]))^2" office:value-type="float" office:value="0.00197419544581875" calcext:value-type="float">
            <text:p>0.001974195445819</text:p>
          </table:table-cell>
          <table:table-cell table:formula="of:=0.5*[.GI12]*(([.GI5]-[.GH5])/([.GI1]-[.GH1]))^2" office:value-type="float" office:value="0.00251340739506515" calcext:value-type="float">
            <text:p>0.002513407395065</text:p>
          </table:table-cell>
          <table:table-cell table:formula="of:=0.5*[.GJ12]*(([.GJ5]-[.GI5])/([.GJ1]-[.GI1]))^2" office:value-type="float" office:value="0.00264266461925663" calcext:value-type="float">
            <text:p>0.002642664619257</text:p>
          </table:table-cell>
          <table:table-cell table:formula="of:=0.5*[.GK12]*(([.GK5]-[.GJ5])/([.GK1]-[.GJ1]))^2" office:value-type="float" office:value="0.0044128566460745" calcext:value-type="float">
            <text:p>0.004412856646075</text:p>
          </table:table-cell>
          <table:table-cell table:formula="of:=0.5*[.GL12]*(([.GL5]-[.GK5])/([.GL1]-[.GK1]))^2" office:value-type="float" office:value="0.00268251494377235" calcext:value-type="float">
            <text:p>0.002682514943772</text:p>
          </table:table-cell>
          <table:table-cell table:formula="of:=0.5*[.GM12]*(([.GM5]-[.GL5])/([.GM1]-[.GL1]))^2" office:value-type="float" office:value="0.0000425736501481693" calcext:value-type="float">
            <text:p>4.25736501481693E-05</text:p>
          </table:table-cell>
          <table:table-cell table:formula="of:=0.5*[.GN12]*(([.GN5]-[.GM5])/([.GN1]-[.GM1]))^2" office:value-type="float" office:value="0.00841938352532139" calcext:value-type="float">
            <text:p>0.008419383525321</text:p>
          </table:table-cell>
          <table:table-cell table:formula="of:=0.5*[.GO12]*(([.GO5]-[.GN5])/([.GO1]-[.GN1]))^2" office:value-type="float" office:value="0.00109689598183503" calcext:value-type="float">
            <text:p>0.001096895981835</text:p>
          </table:table-cell>
          <table:table-cell table:formula="of:=0.5*[.GP12]*(([.GP5]-[.GO5])/([.GP1]-[.GO1]))^2" office:value-type="float" office:value="0.0083838988158519" calcext:value-type="float">
            <text:p>0.008383898815852</text:p>
          </table:table-cell>
          <table:table-cell table:formula="of:=0.5*[.GQ12]*(([.GQ5]-[.GP5])/([.GQ1]-[.GP1]))^2" office:value-type="float" office:value="0.0193347428570963" calcext:value-type="float">
            <text:p>0.019334742857096</text:p>
          </table:table-cell>
          <table:table-cell table:formula="of:=0.5*[.GR12]*(([.GR5]-[.GQ5])/([.GR1]-[.GQ1]))^2" office:value-type="float" office:value="0.00458451821252691" calcext:value-type="float">
            <text:p>0.004584518212527</text:p>
          </table:table-cell>
          <table:table-cell table:formula="of:=0.5*[.GS12]*(([.GS5]-[.GR5])/([.GS1]-[.GR1]))^2" office:value-type="float" office:value="0.000696758662072368" calcext:value-type="float">
            <text:p>0.000696758662072</text:p>
          </table:table-cell>
          <table:table-cell table:formula="of:=0.5*[.GT12]*(([.GT5]-[.GS5])/([.GT1]-[.GS1]))^2" office:value-type="float" office:value="0.0266828907122495" calcext:value-type="float">
            <text:p>0.02668289071225</text:p>
          </table:table-cell>
          <table:table-cell table:formula="of:=0.5*[.GU12]*(([.GU5]-[.GT5])/([.GU1]-[.GT1]))^2" office:value-type="float" office:value="0.00337346288973003" calcext:value-type="float">
            <text:p>0.00337346288973</text:p>
          </table:table-cell>
          <table:table-cell table:formula="of:=0.5*[.GV12]*(([.GV5]-[.GU5])/([.GV1]-[.GU1]))^2" office:value-type="float" office:value="0.00104060628719112" calcext:value-type="float">
            <text:p>0.001040606287191</text:p>
          </table:table-cell>
          <table:table-cell table:formula="of:=0.5*[.GW12]*(([.GW5]-[.GV5])/([.GW1]-[.GV1]))^2" office:value-type="float" office:value="0.0018296226743815" calcext:value-type="float">
            <text:p>0.001829622674382</text:p>
          </table:table-cell>
          <table:table-cell table:formula="of:=0.5*[.GX12]*(([.GX5]-[.GW5])/([.GX1]-[.GW1]))^2" office:value-type="float" office:value="0.000000463870530231039" calcext:value-type="float">
            <text:p>4.63870530231039E-07</text:p>
          </table:table-cell>
          <table:table-cell table:formula="of:=0.5*[.GY12]*(([.GY5]-[.GX5])/([.GY1]-[.GX1]))^2" office:value-type="float" office:value="0.00368428958947087" calcext:value-type="float">
            <text:p>0.003684289589471</text:p>
          </table:table-cell>
          <table:table-cell table:formula="of:=0.5*[.GZ12]*(([.GZ5]-[.GY5])/([.GZ1]-[.GY1]))^2" office:value-type="float" office:value="0.000179537507672304" calcext:value-type="float">
            <text:p>0.000179537507672</text:p>
          </table:table-cell>
          <table:table-cell table:formula="of:=0.5*[.HA12]*(([.HA5]-[.GZ5])/([.HA1]-[.GZ1]))^2" office:value-type="float" office:value="0.26621062782077" calcext:value-type="float">
            <text:p>0.26621062782077</text:p>
          </table:table-cell>
          <table:table-cell table:formula="of:=0.5*[.HB12]*(([.HB5]-[.HA5])/([.HB1]-[.HA1]))^2" office:value-type="float" office:value="0.0875167872922678" calcext:value-type="float">
            <text:p>0.087516787292268</text:p>
          </table:table-cell>
          <table:table-cell table:formula="of:=0.5*[.HC12]*(([.HC5]-[.HB5])/([.HC1]-[.HB1]))^2" office:value-type="float" office:value="0.0105306239272468" calcext:value-type="float">
            <text:p>0.010530623927247</text:p>
          </table:table-cell>
          <table:table-cell table:formula="of:=0.5*[.HD12]*(([.HD5]-[.HC5])/([.HD1]-[.HC1]))^2" office:value-type="float" office:value="0.0133327500073027" calcext:value-type="float">
            <text:p>0.013332750007303</text:p>
          </table:table-cell>
          <table:table-cell table:formula="of:=0.5*[.HE12]*(([.HE5]-[.HD5])/([.HE1]-[.HD1]))^2" office:value-type="float" office:value="0.0134293357305049" calcext:value-type="float">
            <text:p>0.013429335730505</text:p>
          </table:table-cell>
          <table:table-cell table:formula="of:=0.5*[.HF12]*(([.HF5]-[.HE5])/([.HF1]-[.HE1]))^2" office:value-type="float" office:value="0.00280028952358409" calcext:value-type="float">
            <text:p>0.002800289523584</text:p>
          </table:table-cell>
          <table:table-cell table:formula="of:=0.5*[.HG12]*(([.HG5]-[.HF5])/([.HG1]-[.HF1]))^2" office:value-type="float" office:value="0.0015511762718151" calcext:value-type="float">
            <text:p>0.001551176271815</text:p>
          </table:table-cell>
          <table:table-cell table:formula="of:=0.5*[.HH12]*(([.HH5]-[.HG5])/([.HH1]-[.HG1]))^2" office:value-type="float" office:value="0.025304822292313" calcext:value-type="float">
            <text:p>0.025304822292313</text:p>
          </table:table-cell>
          <table:table-cell table:formula="of:=0.5*[.HI12]*(([.HI5]-[.HH5])/([.HI1]-[.HH1]))^2" office:value-type="float" office:value="0.0428993872163815" calcext:value-type="float">
            <text:p>0.042899387216382</text:p>
          </table:table-cell>
          <table:table-cell table:formula="of:=0.5*[.HJ12]*(([.HJ5]-[.HI5])/([.HJ1]-[.HI1]))^2" office:value-type="float" office:value="0.0491032708183825" calcext:value-type="float">
            <text:p>0.049103270818383</text:p>
          </table:table-cell>
          <table:table-cell table:formula="of:=0.5*[.HK12]*(([.HK5]-[.HJ5])/([.HK1]-[.HJ1]))^2" office:value-type="float" office:value="0.0424998632941306" calcext:value-type="float">
            <text:p>0.042499863294131</text:p>
          </table:table-cell>
          <table:table-cell table:formula="of:=0.5*[.HL12]*(([.HL5]-[.HK5])/([.HL1]-[.HK1]))^2" office:value-type="float" office:value="0.0419091772060278" calcext:value-type="float">
            <text:p>0.041909177206028</text:p>
          </table:table-cell>
          <table:table-cell table:formula="of:=0.5*[.HM12]*(([.HM5]-[.HL5])/([.HM1]-[.HL1]))^2" office:value-type="float" office:value="0.0180278719071898" calcext:value-type="float">
            <text:p>0.01802787190719</text:p>
          </table:table-cell>
          <table:table-cell table:formula="of:=0.5*[.HN12]*(([.HN5]-[.HM5])/([.HN1]-[.HM1]))^2" office:value-type="float" office:value="0.000627616909135145" calcext:value-type="float">
            <text:p>0.000627616909135</text:p>
          </table:table-cell>
          <table:table-cell table:formula="of:=0.5*[.HO12]*(([.HO5]-[.HN5])/([.HO1]-[.HN1]))^2" office:value-type="float" office:value="0.00759202651537013" calcext:value-type="float">
            <text:p>0.00759202651537</text:p>
          </table:table-cell>
          <table:table-cell table:formula="of:=0.5*[.HP12]*(([.HP5]-[.HO5])/([.HP1]-[.HO1]))^2" office:value-type="float" office:value="0.0537845102469706" calcext:value-type="float">
            <text:p>0.053784510246971</text:p>
          </table:table-cell>
          <table:table-cell table:formula="of:=0.5*[.HQ12]*(([.HQ5]-[.HP5])/([.HQ1]-[.HP1]))^2" office:value-type="float" office:value="0.053840894185298" calcext:value-type="float">
            <text:p>0.053840894185298</text:p>
          </table:table-cell>
          <table:table-cell table:formula="of:=0.5*[.HR12]*(([.HR5]-[.HQ5])/([.HR1]-[.HQ1]))^2" office:value-type="float" office:value="0.000115385704458315" calcext:value-type="float">
            <text:p>0.000115385704458</text:p>
          </table:table-cell>
          <table:table-cell table:formula="of:=0.5*[.HS12]*(([.HS5]-[.HR5])/([.HS1]-[.HR1]))^2" office:value-type="float" office:value="0.0466702229731026" calcext:value-type="float">
            <text:p>0.046670222973103</text:p>
          </table:table-cell>
          <table:table-cell table:formula="of:=0.5*[.HT12]*(([.HT5]-[.HS5])/([.HT1]-[.HS1]))^2" office:value-type="float" office:value="0.000395343729231405" calcext:value-type="float">
            <text:p>0.000395343729231</text:p>
          </table:table-cell>
          <table:table-cell table:formula="of:=0.5*[.HU12]*(([.HU5]-[.HT5])/([.HU1]-[.HT1]))^2" office:value-type="float" office:value="0.00869807706991813" calcext:value-type="float">
            <text:p>0.008698077069918</text:p>
          </table:table-cell>
          <table:table-cell table:formula="of:=0.5*[.HV12]*(([.HV5]-[.HU5])/([.HV1]-[.HU1]))^2" office:value-type="float" office:value="0.0048597934398112" calcext:value-type="float">
            <text:p>0.004859793439811</text:p>
          </table:table-cell>
          <table:table-cell table:formula="of:=0.5*[.HW12]*(([.HW5]-[.HV5])/([.HW1]-[.HV1]))^2" office:value-type="float" office:value="0.00248835963184199" calcext:value-type="float">
            <text:p>0.002488359631842</text:p>
          </table:table-cell>
          <table:table-cell table:formula="of:=0.5*[.HX12]*(([.HX5]-[.HW5])/([.HX1]-[.HW1]))^2" office:value-type="float" office:value="0.00374746147720532" calcext:value-type="float">
            <text:p>0.003747461477205</text:p>
          </table:table-cell>
          <table:table-cell table:formula="of:=0.5*[.HY12]*(([.HY5]-[.HX5])/([.HY1]-[.HX1]))^2" office:value-type="float" office:value="0.0151284789107527" calcext:value-type="float">
            <text:p>0.015128478910753</text:p>
          </table:table-cell>
          <table:table-cell table:formula="of:=0.5*[.HZ12]*(([.HZ5]-[.HY5])/([.HZ1]-[.HY1]))^2" office:value-type="float" office:value="0.00242399365740058" calcext:value-type="float">
            <text:p>0.002423993657401</text:p>
          </table:table-cell>
          <table:table-cell table:formula="of:=0.5*[.IA12]*(([.IA5]-[.HZ5])/([.IA1]-[.HZ1]))^2" office:value-type="float" office:value="0.0134053914411839" calcext:value-type="float">
            <text:p>0.013405391441184</text:p>
          </table:table-cell>
          <table:table-cell table:formula="of:=0.5*[.IB12]*(([.IB5]-[.IA5])/([.IB1]-[.IA1]))^2" office:value-type="float" office:value="0.0179430111092756" calcext:value-type="float">
            <text:p>0.017943011109276</text:p>
          </table:table-cell>
          <table:table-cell table:formula="of:=0.5*[.IC12]*(([.IC5]-[.IB5])/([.IC1]-[.IB1]))^2" office:value-type="float" office:value="0.0511849737591071" calcext:value-type="float">
            <text:p>0.051184973759107</text:p>
          </table:table-cell>
          <table:table-cell table:formula="of:=0.5*[.ID12]*(([.ID5]-[.IC5])/([.ID1]-[.IC1]))^2" office:value-type="float" office:value="0.00699707736150892" calcext:value-type="float">
            <text:p>0.006997077361509</text:p>
          </table:table-cell>
          <table:table-cell table:formula="of:=0.5*[.IE12]*(([.IE5]-[.ID5])/([.IE1]-[.ID1]))^2" office:value-type="float" office:value="0.100120214806182" calcext:value-type="float">
            <text:p>0.100120214806182</text:p>
          </table:table-cell>
          <table:table-cell table:formula="of:=0.5*[.IF12]*(([.IF5]-[.IE5])/([.IF1]-[.IE1]))^2" office:value-type="float" office:value="0.00528475625690824" calcext:value-type="float">
            <text:p>0.005284756256908</text:p>
          </table:table-cell>
          <table:table-cell table:formula="of:=0.5*[.IG12]*(([.IG5]-[.IF5])/([.IG1]-[.IF1]))^2" office:value-type="float" office:value="0.00034737841469794" calcext:value-type="float">
            <text:p>0.000347378414698</text:p>
          </table:table-cell>
          <table:table-cell table:formula="of:=0.5*[.IH12]*(([.IH5]-[.IG5])/([.IH1]-[.IG1]))^2" office:value-type="float" office:value="0.00954442155131733" calcext:value-type="float">
            <text:p>0.009544421551317</text:p>
          </table:table-cell>
          <table:table-cell table:formula="of:=0.5*[.II12]*(([.II5]-[.IH5])/([.II1]-[.IH1]))^2" office:value-type="float" office:value="0.0187954666565134" calcext:value-type="float">
            <text:p>0.018795466656514</text:p>
          </table:table-cell>
          <table:table-cell table:formula="of:=0.5*[.IJ12]*(([.IJ5]-[.II5])/([.IJ1]-[.II1]))^2" office:value-type="float" office:value="0.015363654319415" calcext:value-type="float">
            <text:p>0.015363654319415</text:p>
          </table:table-cell>
          <table:table-cell table:formula="of:=0.5*[.IK12]*(([.IK5]-[.IJ5])/([.IK1]-[.IJ1]))^2" office:value-type="float" office:value="0.00000154646657978247" calcext:value-type="float">
            <text:p>1.54646657978247E-06</text:p>
          </table:table-cell>
          <table:table-cell table:formula="of:=0.5*[.IL12]*(([.IL5]-[.IK5])/([.IL1]-[.IK1]))^2" office:value-type="float" office:value="0.000500947963666144" calcext:value-type="float">
            <text:p>0.000500947963666</text:p>
          </table:table-cell>
          <table:table-cell table:formula="of:=0.5*[.IM12]*(([.IM5]-[.IL5])/([.IM1]-[.IL1]))^2" office:value-type="float" office:value="0.0408910387970543" calcext:value-type="float">
            <text:p>0.040891038797054</text:p>
          </table:table-cell>
          <table:table-cell table:formula="of:=0.5*[.IN12]*(([.IN5]-[.IM5])/([.IN1]-[.IM1]))^2" office:value-type="float" office:value="0.0149343013849172" calcext:value-type="float">
            <text:p>0.014934301384917</text:p>
          </table:table-cell>
          <table:table-cell table:formula="of:=0.5*[.IO12]*(([.IO5]-[.IN5])/([.IO1]-[.IN1]))^2" office:value-type="float" office:value="0.0369118849217898" calcext:value-type="float">
            <text:p>0.03691188492179</text:p>
          </table:table-cell>
          <table:table-cell table:formula="of:=0.5*[.IP12]*(([.IP5]-[.IO5])/([.IP1]-[.IO1]))^2" office:value-type="float" office:value="0.0128069747083374" calcext:value-type="float">
            <text:p>0.012806974708337</text:p>
          </table:table-cell>
          <table:table-cell table:formula="of:=0.5*[.IQ12]*(([.IQ5]-[.IP5])/([.IQ1]-[.IP1]))^2" office:value-type="float" office:value="0.00282625378129444" calcext:value-type="float">
            <text:p>0.002826253781294</text:p>
          </table:table-cell>
          <table:table-cell table:formula="of:=0.5*[.IR12]*(([.IR5]-[.IQ5])/([.IR1]-[.IQ1]))^2" office:value-type="float" office:value="0.0000534909404557982" calcext:value-type="float">
            <text:p>5.34909404557982E-05</text:p>
          </table:table-cell>
          <table:table-cell table:formula="of:=0.5*[.IS12]*(([.IS5]-[.IR5])/([.IS1]-[.IR1]))^2" office:value-type="float" office:value="0.00355781605294975" calcext:value-type="float">
            <text:p>0.00355781605295</text:p>
          </table:table-cell>
          <table:table-cell table:formula="of:=0.5*[.IT12]*(([.IT5]-[.IS5])/([.IT1]-[.IS1]))^2" office:value-type="float" office:value="0.0224719819287333" calcext:value-type="float">
            <text:p>0.022471981928733</text:p>
          </table:table-cell>
          <table:table-cell table:formula="of:=0.5*[.IU12]*(([.IU5]-[.IT5])/([.IU1]-[.IT1]))^2" office:value-type="float" office:value="0.0201090734777409" calcext:value-type="float">
            <text:p>0.020109073477741</text:p>
          </table:table-cell>
          <table:table-cell table:formula="of:=0.5*[.IV12]*(([.IV5]-[.IU5])/([.IV1]-[.IU1]))^2" office:value-type="float" office:value="0.0820501731397621" calcext:value-type="float">
            <text:p>0.082050173139762</text:p>
          </table:table-cell>
          <table:table-cell table:formula="of:=0.5*[.IW12]*(([.IW5]-[.IV5])/([.IW1]-[.IV1]))^2" office:value-type="float" office:value="0.0300114835228292" calcext:value-type="float">
            <text:p>0.030011483522829</text:p>
          </table:table-cell>
          <table:table-cell table:formula="of:=0.5*[.IX12]*(([.IX5]-[.IW5])/([.IX1]-[.IW1]))^2" office:value-type="float" office:value="0.00206107603456955" calcext:value-type="float">
            <text:p>0.00206107603457</text:p>
          </table:table-cell>
          <table:table-cell table:formula="of:=0.5*[.IY12]*(([.IY5]-[.IX5])/([.IY1]-[.IX1]))^2" office:value-type="float" office:value="0.00216135321461138" calcext:value-type="float">
            <text:p>0.002161353214611</text:p>
          </table:table-cell>
          <table:table-cell table:formula="of:=0.5*[.IZ12]*(([.IZ5]-[.IY5])/([.IZ1]-[.IY1]))^2" office:value-type="float" office:value="0.0220213625242618" calcext:value-type="float">
            <text:p>0.022021362524262</text:p>
          </table:table-cell>
          <table:table-cell table:formula="of:=0.5*[.JA12]*(([.JA5]-[.IZ5])/([.JA1]-[.IZ1]))^2" office:value-type="float" office:value="0.0142920331771303" calcext:value-type="float">
            <text:p>0.01429203317713</text:p>
          </table:table-cell>
          <table:table-cell table:formula="of:=0.5*[.JB12]*(([.JB5]-[.JA5])/([.JB1]-[.JA1]))^2" office:value-type="float" office:value="0.00965916668458033" calcext:value-type="float">
            <text:p>0.00965916668458</text:p>
          </table:table-cell>
          <table:table-cell table:formula="of:=0.5*[.JC12]*(([.JC5]-[.JB5])/([.JC1]-[.JB1]))^2" office:value-type="float" office:value="0.102941572154424" calcext:value-type="float">
            <text:p>0.102941572154424</text:p>
          </table:table-cell>
          <table:table-cell table:formula="of:=0.5*[.JD12]*(([.JD5]-[.JC5])/([.JD1]-[.JC1]))^2" office:value-type="float" office:value="0.000277976563838066" calcext:value-type="float">
            <text:p>0.000277976563838</text:p>
          </table:table-cell>
          <table:table-cell table:formula="of:=0.5*[.JE12]*(([.JE5]-[.JD5])/([.JE1]-[.JD1]))^2" office:value-type="float" office:value="0.0480184850110013" calcext:value-type="float">
            <text:p>0.048018485011001</text:p>
          </table:table-cell>
          <table:table-cell table:formula="of:=0.5*[.JF12]*(([.JF5]-[.JE5])/([.JF1]-[.JE1]))^2" office:value-type="float" office:value="0.00692127948757354" calcext:value-type="float">
            <text:p>0.006921279487574</text:p>
          </table:table-cell>
          <table:table-cell table:formula="of:=0.5*[.JG12]*(([.JG5]-[.JF5])/([.JG1]-[.JF1]))^2" office:value-type="float" office:value="0.00516389154413833" calcext:value-type="float">
            <text:p>0.005163891544138</text:p>
          </table:table-cell>
          <table:table-cell table:formula="of:=0.5*[.JH12]*(([.JH5]-[.JG5])/([.JH1]-[.JG1]))^2" office:value-type="float" office:value="0.00114600187234834" calcext:value-type="float">
            <text:p>0.001146001872348</text:p>
          </table:table-cell>
          <table:table-cell table:formula="of:=0.5*[.JI12]*(([.JI5]-[.JH5])/([.JI1]-[.JH1]))^2" office:value-type="float" office:value="0.000180193737500133" calcext:value-type="float">
            <text:p>0.0001801937375</text:p>
          </table:table-cell>
          <table:table-cell table:formula="of:=0.5*[.JJ12]*(([.JJ5]-[.JI5])/([.JJ1]-[.JI1]))^2" office:value-type="float" office:value="0.0563993596929192" calcext:value-type="float">
            <text:p>0.056399359692919</text:p>
          </table:table-cell>
          <table:table-cell table:formula="of:=0.5*[.JK12]*(([.JK5]-[.JJ5])/([.JK1]-[.JJ1]))^2" office:value-type="float" office:value="0.00241956589851211" calcext:value-type="float">
            <text:p>0.002419565898512</text:p>
          </table:table-cell>
          <table:table-cell table:formula="of:=0.5*[.JL12]*(([.JL5]-[.JK5])/([.JL1]-[.JK1]))^2" office:value-type="float" office:value="0.0320472708173556" calcext:value-type="float">
            <text:p>0.032047270817356</text:p>
          </table:table-cell>
          <table:table-cell table:formula="of:=0.5*[.JM12]*(([.JM5]-[.JL5])/([.JM1]-[.JL1]))^2" office:value-type="float" office:value="0.0500088366827907" calcext:value-type="float">
            <text:p>0.050008836682791</text:p>
          </table:table-cell>
          <table:table-cell table:formula="of:=0.5*[.JN12]*(([.JN5]-[.JM5])/([.JN1]-[.JM1]))^2" office:value-type="float" office:value="0.0264696969714508" calcext:value-type="float">
            <text:p>0.026469696971451</text:p>
          </table:table-cell>
          <table:table-cell table:formula="of:=0.5*[.JO12]*(([.JO5]-[.JN5])/([.JO1]-[.JN1]))^2" office:value-type="float" office:value="0.00172536937998992" calcext:value-type="float">
            <text:p>0.00172536937999</text:p>
          </table:table-cell>
          <table:table-cell table:formula="of:=0.5*[.JP12]*(([.JP5]-[.JO5])/([.JP1]-[.JO1]))^2" office:value-type="float" office:value="0.0152094555951848" calcext:value-type="float">
            <text:p>0.015209455595185</text:p>
          </table:table-cell>
          <table:table-cell table:formula="of:=0.5*[.JQ12]*(([.JQ5]-[.JP5])/([.JQ1]-[.JP1]))^2" office:value-type="float" office:value="0.000502394031698699" calcext:value-type="float">
            <text:p>0.000502394031699</text:p>
          </table:table-cell>
          <table:table-cell table:formula="of:=0.5*[.JR12]*(([.JR5]-[.JQ5])/([.JR1]-[.JQ1]))^2" office:value-type="float" office:value="0.0024076418062701" calcext:value-type="float">
            <text:p>0.00240764180627</text:p>
          </table:table-cell>
          <table:table-cell table:formula="of:=0.5*[.JS12]*(([.JS5]-[.JR5])/([.JS1]-[.JR1]))^2" office:value-type="float" office:value="0.0431434358119725" calcext:value-type="float">
            <text:p>0.043143435811973</text:p>
          </table:table-cell>
          <table:table-cell table:formula="of:=0.5*[.JT12]*(([.JT5]-[.JS5])/([.JT1]-[.JS1]))^2" office:value-type="float" office:value="0.00712868590119534" calcext:value-type="float">
            <text:p>0.007128685901195</text:p>
          </table:table-cell>
          <table:table-cell table:formula="of:=0.5*[.JU12]*(([.JU5]-[.JT5])/([.JU1]-[.JT1]))^2" office:value-type="float" office:value="0.00818839936628977" calcext:value-type="float">
            <text:p>0.00818839936629</text:p>
          </table:table-cell>
          <table:table-cell table:formula="of:=0.5*[.JV12]*(([.JV5]-[.JU5])/([.JV1]-[.JU1]))^2" office:value-type="float" office:value="0.000136643002588121" calcext:value-type="float">
            <text:p>0.000136643002588</text:p>
          </table:table-cell>
          <table:table-cell table:formula="of:=0.5*[.JW12]*(([.JW5]-[.JV5])/([.JW1]-[.JV1]))^2" office:value-type="float" office:value="0.0000532490676288659" calcext:value-type="float">
            <text:p>5.32490676288659E-05</text:p>
          </table:table-cell>
          <table:table-cell table:formula="of:=0.5*[.JX12]*(([.JX5]-[.JW5])/([.JX1]-[.JW1]))^2" office:value-type="float" office:value="0.00122069822454124" calcext:value-type="float">
            <text:p>0.001220698224541</text:p>
          </table:table-cell>
          <table:table-cell table:formula="of:=0.5*[.JY12]*(([.JY5]-[.JX5])/([.JY1]-[.JX1]))^2" office:value-type="float" office:value="0.0648675144466428" calcext:value-type="float">
            <text:p>0.064867514446643</text:p>
          </table:table-cell>
          <table:table-cell table:formula="of:=0.5*[.JZ12]*(([.JZ5]-[.JY5])/([.JZ1]-[.JY1]))^2" office:value-type="float" office:value="0.000695721084557001" calcext:value-type="float">
            <text:p>0.000695721084557</text:p>
          </table:table-cell>
          <table:table-cell table:formula="of:=0.5*[.KA12]*(([.KA5]-[.JZ5])/([.KA1]-[.JZ1]))^2" office:value-type="float" office:value="0.184540787878244" calcext:value-type="float">
            <text:p>0.184540787878244</text:p>
          </table:table-cell>
          <table:table-cell table:formula="of:=0.5*[.KB12]*(([.KB5]-[.KA5])/([.KB1]-[.KA1]))^2" office:value-type="float" office:value="0.0531917822431569" calcext:value-type="float">
            <text:p>0.053191782243157</text:p>
          </table:table-cell>
          <table:table-cell table:formula="of:=0.5*[.KC12]*(([.KC5]-[.KB5])/([.KC1]-[.KB1]))^2" office:value-type="float" office:value="0.00676081813310921" calcext:value-type="float">
            <text:p>0.006760818133109</text:p>
          </table:table-cell>
          <table:table-cell table:formula="of:=0.5*[.KD12]*(([.KD5]-[.KC5])/([.KD1]-[.KC1]))^2" office:value-type="float" office:value="0.000101381758306649" calcext:value-type="float">
            <text:p>0.000101381758307</text:p>
          </table:table-cell>
          <table:table-cell table:formula="of:=0.5*[.KE12]*(([.KE5]-[.KD5])/([.KE1]-[.KD1]))^2" office:value-type="float" office:value="0.0040841573771173" calcext:value-type="float">
            <text:p>0.004084157377117</text:p>
          </table:table-cell>
          <table:table-cell table:formula="of:=0.5*[.KF12]*(([.KF5]-[.KE5])/([.KF1]-[.KE1]))^2" office:value-type="float" office:value="0.0104550113447238" calcext:value-type="float">
            <text:p>0.010455011344724</text:p>
          </table:table-cell>
          <table:table-cell table:formula="of:=0.5*[.KG12]*(([.KG5]-[.KF5])/([.KG1]-[.KF1]))^2" office:value-type="float" office:value="0.000442254067975733" calcext:value-type="float">
            <text:p>0.000442254067976</text:p>
          </table:table-cell>
          <table:table-cell table:formula="of:=0.5*[.KH12]*(([.KH5]-[.KG5])/([.KH1]-[.KG1]))^2" office:value-type="float" office:value="0.000377483717877745" calcext:value-type="float">
            <text:p>0.000377483717878</text:p>
          </table:table-cell>
          <table:table-cell table:formula="of:=0.5*[.KI12]*(([.KI5]-[.KH5])/([.KI1]-[.KH1]))^2" office:value-type="float" office:value="0.00175424579525605" calcext:value-type="float">
            <text:p>0.001754245795256</text:p>
          </table:table-cell>
          <table:table-cell table:formula="of:=0.5*[.KJ12]*(([.KJ5]-[.KI5])/([.KJ1]-[.KI1]))^2" office:value-type="float" office:value="0.00956151855460848" calcext:value-type="float">
            <text:p>0.009561518554608</text:p>
          </table:table-cell>
          <table:table-cell table:formula="of:=0.5*[.KK12]*(([.KK5]-[.KJ5])/([.KK1]-[.KJ1]))^2" office:value-type="float" office:value="0.0021962101759718" calcext:value-type="float">
            <text:p>0.002196210175972</text:p>
          </table:table-cell>
          <table:table-cell table:formula="of:=0.5*[.KL12]*(([.KL5]-[.KK5])/([.KL1]-[.KK1]))^2" office:value-type="float" office:value="0.0000404012645896057" calcext:value-type="float">
            <text:p>4.04012645896057E-05</text:p>
          </table:table-cell>
          <table:table-cell table:formula="of:=0.5*[.KM12]*(([.KM5]-[.KL5])/([.KM1]-[.KL1]))^2" office:value-type="float" office:value="0.00222321405564817" calcext:value-type="float">
            <text:p>0.002223214055648</text:p>
          </table:table-cell>
          <table:table-cell table:formula="of:=0.5*[.KN12]*(([.KN5]-[.KM5])/([.KN1]-[.KM1]))^2" office:value-type="float" office:value="0.0000502109067922929" calcext:value-type="float">
            <text:p>5.02109067922929E-05</text:p>
          </table:table-cell>
          <table:table-cell table:formula="of:=0.5*[.KO12]*(([.KO5]-[.KN5])/([.KO1]-[.KN1]))^2" office:value-type="float" office:value="0.0000012652211137431" calcext:value-type="float">
            <text:p>1.2652211137431E-06</text:p>
          </table:table-cell>
          <table:table-cell table:formula="of:=0.5*[.KP12]*(([.KP5]-[.KO5])/([.KP1]-[.KO1]))^2" office:value-type="float" office:value="0.0000127204099545199" calcext:value-type="float">
            <text:p>1.27204099545199E-05</text:p>
          </table:table-cell>
          <table:table-cell table:formula="of:=0.5*[.KQ12]*(([.KQ5]-[.KP5])/([.KQ1]-[.KP1]))^2" office:value-type="float" office:value="0.00000796777691468754" calcext:value-type="float">
            <text:p>7.96777691468754E-06</text:p>
          </table:table-cell>
          <table:table-cell table:formula="of:=0.5*[.KR12]*(([.KR5]-[.KQ5])/([.KR1]-[.KQ1]))^2" office:value-type="float" office:value="0.00000652966159162491" calcext:value-type="float">
            <text:p>6.52966159162491E-06</text:p>
          </table:table-cell>
          <table:table-cell table:formula="of:=0.5*[.KS12]*(([.KS5]-[.KR5])/([.KS1]-[.KR1]))^2" office:value-type="float" office:value="0.0000251622176842618" calcext:value-type="float">
            <text:p>2.51622176842618E-05</text:p>
          </table:table-cell>
          <table:table-cell table:formula="of:=0.5*[.KT12]*(([.KT5]-[.KS5])/([.KT1]-[.KS1]))^2" office:value-type="float" office:value="0.0000586547628076365" calcext:value-type="float">
            <text:p>5.86547628076365E-05</text:p>
          </table:table-cell>
          <table:table-cell table:formula="of:=0.5*[.KU12]*(([.KU5]-[.KT5])/([.KU1]-[.KT1]))^2" office:value-type="float" office:value="0.0000291443793647536" calcext:value-type="float">
            <text:p>2.91443793647536E-05</text:p>
          </table:table-cell>
          <table:table-cell table:formula="of:=0.5*[.KV12]*(([.KV5]-[.KU5])/([.KV1]-[.KU1]))^2" office:value-type="float" office:value="0.000173592125760667" calcext:value-type="float">
            <text:p>0.000173592125761</text:p>
          </table:table-cell>
          <table:table-cell table:formula="of:=0.5*[.KW12]*(([.KW5]-[.KV5])/([.KW1]-[.KV1]))^2" office:value-type="float" office:value="0.0000263208777722181" calcext:value-type="float">
            <text:p>2.63208777722181E-05</text:p>
          </table:table-cell>
          <table:table-cell table:formula="of:=0.5*[.KX12]*(([.KX5]-[.KW5])/([.KX1]-[.KW1]))^2" office:value-type="float" office:value="0.0000484191899664761" calcext:value-type="float">
            <text:p>4.84191899664761E-05</text:p>
          </table:table-cell>
          <table:table-cell table:formula="of:=0.5*[.KY12]*(([.KY5]-[.KX5])/([.KY1]-[.KX1]))^2" office:value-type="float" office:value="0.00000948329815520234" calcext:value-type="float">
            <text:p>9.48329815520234E-06</text:p>
          </table:table-cell>
          <table:table-cell table:formula="of:=0.5*[.KZ12]*(([.KZ5]-[.KY5])/([.KZ1]-[.KY1]))^2" office:value-type="float" office:value="0.0000390169867085181" calcext:value-type="float">
            <text:p>3.90169867085181E-05</text:p>
          </table:table-cell>
          <table:table-cell table:formula="of:=0.5*[.LA12]*(([.LA5]-[.KZ5])/([.LA1]-[.KZ1]))^2" office:value-type="float" office:value="0.0000113852892529054" calcext:value-type="float">
            <text:p>1.13852892529054E-05</text:p>
          </table:table-cell>
          <table:table-cell table:formula="of:=0.5*[.LB12]*(([.LB5]-[.LA5])/([.LB1]-[.LA1]))^2" office:value-type="float" office:value="0.000000218422254026923" calcext:value-type="float">
            <text:p>2.18422254026923E-07</text:p>
          </table:table-cell>
          <table:table-cell table:formula="of:=0.5*[.LC12]*(([.LC5]-[.LB5])/([.LC1]-[.LB1]))^2" office:value-type="float" office:value="0.0000921799821285126" calcext:value-type="float">
            <text:p>9.21799821285126E-05</text:p>
          </table:table-cell>
          <table:table-cell table:formula="of:=0.5*[.LD12]*(([.LD5]-[.LC5])/([.LD1]-[.LC1]))^2" office:value-type="float" office:value="0.0000223336987566033" calcext:value-type="float">
            <text:p>2.23336987566033E-05</text:p>
          </table:table-cell>
          <table:table-cell table:formula="of:=0.5*[.LE12]*(([.LE5]-[.LD5])/([.LE1]-[.LD1]))^2" office:value-type="float" office:value="0.000000419061237792033" calcext:value-type="float">
            <text:p>4.19061237792033E-07</text:p>
          </table:table-cell>
          <table:table-cell table:formula="of:=0.5*[.LF12]*(([.LF5]-[.LE5])/([.LF1]-[.LE1]))^2" office:value-type="float" office:value="0.00000321238104453024" calcext:value-type="float">
            <text:p>3.21238104453024E-06</text:p>
          </table:table-cell>
          <table:table-cell table:formula="of:=0.5*[.LG12]*(([.LG5]-[.LF5])/([.LG1]-[.LF1]))^2" office:value-type="float" office:value="0.0000094951741893384" calcext:value-type="float">
            <text:p>9.4951741893384E-06</text:p>
          </table:table-cell>
          <table:table-cell table:formula="of:=0.5*[.LH12]*(([.LH5]-[.LG5])/([.LH1]-[.LG1]))^2" office:value-type="float" office:value="0.00000583120433366847" calcext:value-type="float">
            <text:p>5.83120433366847E-06</text:p>
          </table:table-cell>
          <table:table-cell table:formula="of:=0.5*[.LI12]*(([.LI5]-[.LH5])/([.LI1]-[.LH1]))^2" office:value-type="float" office:value="0.000124785825649299" calcext:value-type="float">
            <text:p>0.000124785825649</text:p>
          </table:table-cell>
          <table:table-cell table:formula="of:=0.5*[.LJ12]*(([.LJ5]-[.LI5])/([.LJ1]-[.LI1]))^2" office:value-type="float" office:value="0.00000145530326519273" calcext:value-type="float">
            <text:p>1.45530326519273E-06</text:p>
          </table:table-cell>
          <table:table-cell table:formula="of:=0.5*[.LK12]*(([.LK5]-[.LJ5])/([.LK1]-[.LJ1]))^2" office:value-type="float" office:value="0.0000572227764964001" calcext:value-type="float">
            <text:p>5.72227764964001E-05</text:p>
          </table:table-cell>
          <table:table-cell table:formula="of:=0.5*[.LL12]*(([.LL5]-[.LK5])/([.LL1]-[.LK1]))^2" office:value-type="float" office:value="0.000113243084545692" calcext:value-type="float">
            <text:p>0.000113243084546</text:p>
          </table:table-cell>
          <table:table-cell table:formula="of:=0.5*[.LM12]*(([.LM5]-[.LL5])/([.LM1]-[.LL1]))^2" office:value-type="float" office:value="0.00000687842752715515" calcext:value-type="float">
            <text:p>6.87842752715515E-06</text:p>
          </table:table-cell>
          <table:table-cell table:formula="of:=0.5*[.LN12]*(([.LN5]-[.LM5])/([.LN1]-[.LM1]))^2" office:value-type="float" office:value="0.00000246014048727687" calcext:value-type="float">
            <text:p>2.46014048727687E-06</text:p>
          </table:table-cell>
          <table:table-cell table:formula="of:=0.5*[.LO12]*(([.LO5]-[.LN5])/([.LO1]-[.LN1]))^2" office:value-type="float" office:value="0.000303099792949608" calcext:value-type="float">
            <text:p>0.00030309979295</text:p>
          </table:table-cell>
          <table:table-cell table:formula="of:=0.5*[.LP12]*(([.LP5]-[.LO5])/([.LP1]-[.LO1]))^2" office:value-type="float" office:value="0.0000453292077871547" calcext:value-type="float">
            <text:p>4.53292077871547E-05</text:p>
          </table:table-cell>
          <table:table-cell table:formula="of:=0.5*[.LQ12]*(([.LQ5]-[.LP5])/([.LQ1]-[.LP1]))^2" office:value-type="float" office:value="0.000000018614018207674" calcext:value-type="float">
            <text:p>1.8614018207674E-08</text:p>
          </table:table-cell>
          <table:table-cell table:formula="of:=0.5*[.LR12]*(([.LR5]-[.LQ5])/([.LR1]-[.LQ1]))^2" office:value-type="float" office:value="0.000000149367391703523" calcext:value-type="float">
            <text:p>1.49367391703523E-07</text:p>
          </table:table-cell>
          <table:table-cell table:formula="of:=0.5*[.LS12]*(([.LS5]-[.LR5])/([.LS1]-[.LR1]))^2" office:value-type="float" office:value="0.000033411023231572" calcext:value-type="float">
            <text:p>3.3411023231572E-05</text:p>
          </table:table-cell>
          <table:table-cell table:formula="of:=0.5*[.LT12]*(([.LT5]-[.LS5])/([.LT1]-[.LS1]))^2" office:value-type="float" office:value="0.000010539791961774" calcext:value-type="float">
            <text:p>1.0539791961774E-05</text:p>
          </table:table-cell>
          <table:table-cell table:formula="of:=0.5*[.LU12]*(([.LU5]-[.LT5])/([.LU1]-[.LT1]))^2" office:value-type="float" office:value="0.00000563040839083573" calcext:value-type="float">
            <text:p>5.63040839083573E-06</text:p>
          </table:table-cell>
          <table:table-cell table:formula="of:=0.5*[.LV12]*(([.LV5]-[.LU5])/([.LV1]-[.LU1]))^2" office:value-type="float" office:value="0.000000014322732508444" calcext:value-type="float">
            <text:p>1.4322732508444E-08</text:p>
          </table:table-cell>
          <table:table-cell table:formula="of:=0.5*[.LW12]*(([.LW5]-[.LV5])/([.LW1]-[.LV1]))^2" office:value-type="float" office:value="0.000171834632867102" calcext:value-type="float">
            <text:p>0.000171834632867</text:p>
          </table:table-cell>
          <table:table-cell table:formula="of:=0.5*[.LX12]*(([.LX5]-[.LW5])/([.LX1]-[.LW1]))^2" office:value-type="float" office:value="0.0000653834936914789" calcext:value-type="float">
            <text:p>6.53834936914789E-05</text:p>
          </table:table-cell>
          <table:table-cell table:formula="of:=0.5*[.LY12]*(([.LY5]-[.LX5])/([.LY1]-[.LX1]))^2" office:value-type="float" office:value="0.0000374979738622432" calcext:value-type="float">
            <text:p>3.74979738622432E-05</text:p>
          </table:table-cell>
          <table:table-cell table:formula="of:=0.5*[.LZ12]*(([.LZ5]-[.LY5])/([.LZ1]-[.LY1]))^2" office:value-type="float" office:value="0.0000112468071693195" calcext:value-type="float">
            <text:p>1.12468071693195E-05</text:p>
          </table:table-cell>
          <table:table-cell table:formula="of:=0.5*[.MA12]*(([.MA5]-[.LZ5])/([.MA1]-[.LZ1]))^2" office:value-type="float" office:value="0.00000896338645938254" calcext:value-type="float">
            <text:p>8.96338645938254E-06</text:p>
          </table:table-cell>
          <table:table-cell table:formula="of:=0.5*[.MB12]*(([.MB5]-[.MA5])/([.MB1]-[.MA1]))^2" office:value-type="float" office:value="0.0000186297168014823" calcext:value-type="float">
            <text:p>1.86297168014823E-05</text:p>
          </table:table-cell>
          <table:table-cell table:formula="of:=0.5*[.MC12]*(([.MC5]-[.MB5])/([.MC1]-[.MB1]))^2" office:value-type="float" office:value="0.000000257024424121808" calcext:value-type="float">
            <text:p>2.57024424121808E-07</text:p>
          </table:table-cell>
          <table:table-cell table:formula="of:=0.5*[.MD12]*(([.MD5]-[.MC5])/([.MD1]-[.MC1]))^2" office:value-type="float" office:value="0.0000166797586274922" calcext:value-type="float">
            <text:p>1.66797586274922E-05</text:p>
          </table:table-cell>
          <table:table-cell table:formula="of:=0.5*[.ME12]*(([.ME5]-[.MD5])/([.ME1]-[.MD1]))^2" office:value-type="float" office:value="0.000000000885115258888015" calcext:value-type="float">
            <text:p>8.85115258888015E-10</text:p>
          </table:table-cell>
          <table:table-cell table:formula="of:=0.5*[.MF12]*(([.MF5]-[.ME5])/([.MF1]-[.ME1]))^2" office:value-type="float" office:value="0.0000839425165727054" calcext:value-type="float">
            <text:p>8.39425165727054E-05</text:p>
          </table:table-cell>
          <table:table-cell table:formula="of:=0.5*[.MG12]*(([.MG5]-[.MF5])/([.MG1]-[.MF1]))^2" office:value-type="float" office:value="0.00000295151842257763" calcext:value-type="float">
            <text:p>2.95151842257763E-06</text:p>
          </table:table-cell>
          <table:table-cell table:formula="of:=0.5*[.MH12]*(([.MH5]-[.MG5])/([.MH1]-[.MG1]))^2" office:value-type="float" office:value="0.0000401295444523274" calcext:value-type="float">
            <text:p>4.01295444523274E-05</text:p>
          </table:table-cell>
          <table:table-cell table:formula="of:=0.5*[.MI12]*(([.MI5]-[.MH5])/([.MI1]-[.MH1]))^2" office:value-type="float" office:value="0.000029935374435168" calcext:value-type="float">
            <text:p>2.9935374435168E-05</text:p>
          </table:table-cell>
          <table:table-cell table:formula="of:=0.5*[.MJ12]*(([.MJ5]-[.MI5])/([.MJ1]-[.MI1]))^2" office:value-type="float" office:value="0.00000277947793553198" calcext:value-type="float">
            <text:p>2.77947793553198E-06</text:p>
          </table:table-cell>
          <table:table-cell table:formula="of:=0.5*[.MK12]*(([.MK5]-[.MJ5])/([.MK1]-[.MJ1]))^2" office:value-type="float" office:value="0.000118085837662494" calcext:value-type="float">
            <text:p>0.000118085837662</text:p>
          </table:table-cell>
          <table:table-cell table:formula="of:=0.5*[.ML12]*(([.ML5]-[.MK5])/([.ML1]-[.MK1]))^2" office:value-type="float" office:value="0.0000244030336838366" calcext:value-type="float">
            <text:p>2.44030336838366E-05</text:p>
          </table:table-cell>
          <table:table-cell table:formula="of:=0.5*[.MM12]*(([.MM5]-[.ML5])/([.MM1]-[.ML1]))^2" office:value-type="float" office:value="0.00000592341274879899" calcext:value-type="float">
            <text:p>5.92341274879899E-06</text:p>
          </table:table-cell>
          <table:table-cell table:formula="of:=0.5*[.MN12]*(([.MN5]-[.MM5])/([.MN1]-[.MM1]))^2" office:value-type="float" office:value="0.0000538572258469841" calcext:value-type="float">
            <text:p>5.38572258469841E-05</text:p>
          </table:table-cell>
          <table:table-cell table:formula="of:=0.5*[.MO12]*(([.MO5]-[.MN5])/([.MO1]-[.MN1]))^2" office:value-type="float" office:value="0.0000263104586202849" calcext:value-type="float">
            <text:p>2.63104586202849E-05</text:p>
          </table:table-cell>
          <table:table-cell table:formula="of:=0.5*[.MP12]*(([.MP5]-[.MO5])/([.MP1]-[.MO1]))^2" office:value-type="float" office:value="0.0000764473335467597" calcext:value-type="float">
            <text:p>7.64473335467597E-05</text:p>
          </table:table-cell>
          <table:table-cell table:formula="of:=0.5*[.MQ12]*(([.MQ5]-[.MP5])/([.MQ1]-[.MP1]))^2" office:value-type="float" office:value="0.000125668820627791" calcext:value-type="float">
            <text:p>0.000125668820628</text:p>
          </table:table-cell>
          <table:table-cell table:formula="of:=0.5*[.MR12]*(([.MR5]-[.MQ5])/([.MR1]-[.MQ1]))^2" office:value-type="float" office:value="0.0000237308729374407" calcext:value-type="float">
            <text:p>2.37308729374407E-05</text:p>
          </table:table-cell>
          <table:table-cell table:formula="of:=0.5*[.MS12]*(([.MS5]-[.MR5])/([.MS1]-[.MR1]))^2" office:value-type="float" office:value="0.000000168040429217147" calcext:value-type="float">
            <text:p>1.68040429217147E-07</text:p>
          </table:table-cell>
          <table:table-cell table:formula="of:=0.5*[.MT12]*(([.MT5]-[.MS5])/([.MT1]-[.MS1]))^2" office:value-type="float" office:value="0.00000569868348808206" calcext:value-type="float">
            <text:p>5.69868348808206E-06</text:p>
          </table:table-cell>
          <table:table-cell table:formula="of:=0.5*[.MU12]*(([.MU5]-[.MT5])/([.MU1]-[.MT1]))^2" office:value-type="float" office:value="0.00000267134731112356" calcext:value-type="float">
            <text:p>2.67134731112356E-06</text:p>
          </table:table-cell>
          <table:table-cell table:formula="of:=0.5*[.MV12]*(([.MV5]-[.MU5])/([.MV1]-[.MU1]))^2" office:value-type="float" office:value="0.00000224795590284582" calcext:value-type="float">
            <text:p>2.24795590284582E-06</text:p>
          </table:table-cell>
          <table:table-cell table:formula="of:=0.5*[.MW12]*(([.MW5]-[.MV5])/([.MW1]-[.MV1]))^2" office:value-type="float" office:value="0.000000593339885134436" calcext:value-type="float">
            <text:p>5.93339885134436E-07</text:p>
          </table:table-cell>
          <table:table-cell table:formula="of:=0.5*[.MX12]*(([.MX5]-[.MW5])/([.MX1]-[.MW1]))^2" office:value-type="float" office:value="0.000000783243668351421" calcext:value-type="float">
            <text:p>7.83243668351421E-07</text:p>
          </table:table-cell>
          <table:table-cell table:formula="of:=0.5*[.MY12]*(([.MY5]-[.MX5])/([.MY1]-[.MX1]))^2" office:value-type="float" office:value="0.000000300692243215119" calcext:value-type="float">
            <text:p>3.00692243215119E-07</text:p>
          </table:table-cell>
          <table:table-cell table:formula="of:=0.5*[.MZ12]*(([.MZ5]-[.MY5])/([.MZ1]-[.MY1]))^2" office:value-type="float" office:value="0.0000123038088214697" calcext:value-type="float">
            <text:p>1.23038088214697E-05</text:p>
          </table:table-cell>
          <table:table-cell table:formula="of:=0.5*[.NA12]*(([.NA5]-[.MZ5])/([.NA1]-[.MZ1]))^2" office:value-type="float" office:value="0.0000170377015950891" calcext:value-type="float">
            <text:p>1.70377015950891E-05</text:p>
          </table:table-cell>
          <table:table-cell table:formula="of:=0.5*[.NB12]*(([.NB5]-[.NA5])/([.NB1]-[.NA1]))^2" office:value-type="float" office:value="0.0000481252487848364" calcext:value-type="float">
            <text:p>4.81252487848364E-05</text:p>
          </table:table-cell>
          <table:table-cell table:formula="of:=0.5*[.NC12]*(([.NC5]-[.NB5])/([.NC1]-[.NB1]))^2" office:value-type="float" office:value="0.0000759390863066446" calcext:value-type="float">
            <text:p>7.59390863066446E-05</text:p>
          </table:table-cell>
          <table:table-cell table:formula="of:=0.5*[.ND12]*(([.ND5]-[.NC5])/([.ND1]-[.NC1]))^2" office:value-type="float" office:value="0.00000997384413494781" calcext:value-type="float">
            <text:p>9.97384413494781E-06</text:p>
          </table:table-cell>
          <table:table-cell table:formula="of:=0.5*[.NE12]*(([.NE5]-[.ND5])/([.NE1]-[.ND1]))^2" office:value-type="float" office:value="0.00000248191569428006" calcext:value-type="float">
            <text:p>2.48191569428006E-06</text:p>
          </table:table-cell>
          <table:table-cell table:formula="of:=0.5*[.NF12]*(([.NF5]-[.NE5])/([.NF1]-[.NE1]))^2" office:value-type="float" office:value="0.00000994668814115135" calcext:value-type="float">
            <text:p>9.94668814115135E-06</text:p>
          </table:table-cell>
          <table:table-cell table:formula="of:=0.5*[.NG12]*(([.NG5]-[.NF5])/([.NG1]-[.NF1]))^2" office:value-type="float" office:value="0.00000219742074775064" calcext:value-type="float">
            <text:p>2.19742074775064E-06</text:p>
          </table:table-cell>
          <table:table-cell table:formula="of:=0.5*[.NH12]*(([.NH5]-[.NG5])/([.NH1]-[.NG1]))^2" office:value-type="float" office:value="0.00000115637888247654" calcext:value-type="float">
            <text:p>1.15637888247654E-06</text:p>
          </table:table-cell>
          <table:table-cell table:formula="of:=0.5*[.NI12]*(([.NI5]-[.NH5])/([.NI1]-[.NH1]))^2" office:value-type="float" office:value="0.0000439831173563587" calcext:value-type="float">
            <text:p>4.39831173563587E-05</text:p>
          </table:table-cell>
          <table:table-cell table:formula="of:=0.5*[.NJ12]*(([.NJ5]-[.NI5])/([.NJ1]-[.NI1]))^2" office:value-type="float" office:value="0.000184795517883589" calcext:value-type="float">
            <text:p>0.000184795517884</text:p>
          </table:table-cell>
          <table:table-cell table:formula="of:=0.5*[.NK12]*(([.NK5]-[.NJ5])/([.NK1]-[.NJ1]))^2" office:value-type="float" office:value="0.0000145134807879406" calcext:value-type="float">
            <text:p>1.45134807879406E-05</text:p>
          </table:table-cell>
          <table:table-cell table:formula="of:=0.5*[.NL12]*(([.NL5]-[.NK5])/([.NL1]-[.NK1]))^2" office:value-type="float" office:value="0.000204481377476917" calcext:value-type="float">
            <text:p>0.000204481377477</text:p>
          </table:table-cell>
          <table:table-cell table:formula="of:=0.5*[.NM12]*(([.NM5]-[.NL5])/([.NM1]-[.NL1]))^2" office:value-type="float" office:value="0.0000170208896626347" calcext:value-type="float">
            <text:p>1.70208896626347E-05</text:p>
          </table:table-cell>
          <table:table-cell table:formula="of:=0.5*[.NN12]*(([.NN5]-[.NM5])/([.NN1]-[.NM1]))^2" office:value-type="float" office:value="0.00000777087014701198" calcext:value-type="float">
            <text:p>7.77087014701198E-06</text:p>
          </table:table-cell>
          <table:table-cell table:formula="of:=0.5*[.NO12]*(([.NO5]-[.NN5])/([.NO1]-[.NN1]))^2" office:value-type="float" office:value="0.0000550465842423109" calcext:value-type="float">
            <text:p>5.50465842423109E-05</text:p>
          </table:table-cell>
          <table:table-cell table:formula="of:=0.5*[.NP12]*(([.NP5]-[.NO5])/([.NP1]-[.NO1]))^2" office:value-type="float" office:value="0.00018224935211378" calcext:value-type="float">
            <text:p>0.000182249352114</text:p>
          </table:table-cell>
          <table:table-cell table:formula="of:=0.5*[.NQ12]*(([.NQ5]-[.NP5])/([.NQ1]-[.NP1]))^2" office:value-type="float" office:value="0.0000123349707562219" calcext:value-type="float">
            <text:p>1.23349707562219E-05</text:p>
          </table:table-cell>
          <table:table-cell table:formula="of:=0.5*[.NR12]*(([.NR5]-[.NQ5])/([.NR1]-[.NQ1]))^2" office:value-type="float" office:value="0.00000253664264185835" calcext:value-type="float">
            <text:p>2.53664264185835E-06</text:p>
          </table:table-cell>
          <table:table-cell table:formula="of:=0.5*[.NS12]*(([.NS5]-[.NR5])/([.NS1]-[.NR1]))^2" office:value-type="float" office:value="0.0000288778051233313" calcext:value-type="float">
            <text:p>2.88778051233313E-05</text:p>
          </table:table-cell>
          <table:table-cell table:formula="of:=0.5*[.NT12]*(([.NT5]-[.NS5])/([.NT1]-[.NS1]))^2" office:value-type="float" office:value="0.00000365160726079452" calcext:value-type="float">
            <text:p>3.65160726079452E-06</text:p>
          </table:table-cell>
          <table:table-cell table:formula="of:=0.5*[.NU12]*(([.NU5]-[.NT5])/([.NU1]-[.NT1]))^2" office:value-type="float" office:value="0.0000193284542546424" calcext:value-type="float">
            <text:p>1.93284542546424E-05</text:p>
          </table:table-cell>
          <table:table-cell table:formula="of:=0.5*[.NV12]*(([.NV5]-[.NU5])/([.NV1]-[.NU1]))^2" office:value-type="float" office:value="0.000149506621670118" calcext:value-type="float">
            <text:p>0.00014950662167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0116722188686751" calcext:value-type="float">
            <text:p>1.16722188686751E-10</text:p>
          </table:table-cell>
          <table:table-cell table:formula="of:=0.5*[.D12]*(([.D6]-[.C6])/([.D1]-[.C1]))^2" office:value-type="float" office:value="0.00000147561536641796" calcext:value-type="float">
            <text:p>1.47561536641796E-06</text:p>
          </table:table-cell>
          <table:table-cell table:formula="of:=0.5*[.E12]*(([.E6]-[.D6])/([.E1]-[.D1]))^2" office:value-type="float" office:value="0.00000141029435593066" calcext:value-type="float">
            <text:p>1.41029435593066E-06</text:p>
          </table:table-cell>
          <table:table-cell table:formula="of:=0.5*[.F12]*(([.F6]-[.E6])/([.F1]-[.E1]))^2" office:value-type="float" office:value="0.000000868223772619263" calcext:value-type="float">
            <text:p>8.68223772619263E-07</text:p>
          </table:table-cell>
          <table:table-cell table:formula="of:=0.5*[.G12]*(([.G6]-[.F6])/([.G1]-[.F1]))^2" office:value-type="float" office:value="0.00000187907170392488" calcext:value-type="float">
            <text:p>1.87907170392488E-06</text:p>
          </table:table-cell>
          <table:table-cell table:formula="of:=0.5*[.H12]*(([.H6]-[.G6])/([.H1]-[.G1]))^2" office:value-type="float" office:value="0.000000426750003442595" calcext:value-type="float">
            <text:p>4.26750003442595E-07</text:p>
          </table:table-cell>
          <table:table-cell table:formula="of:=0.5*[.I12]*(([.I6]-[.H6])/([.I1]-[.H1]))^2" office:value-type="float" office:value="0.000000643423103988901" calcext:value-type="float">
            <text:p>6.43423103988901E-07</text:p>
          </table:table-cell>
          <table:table-cell table:formula="of:=0.5*[.J12]*(([.J6]-[.I6])/([.J1]-[.I1]))^2" office:value-type="float" office:value="0.0000000931357880416778" calcext:value-type="float">
            <text:p>9.31357880416778E-08</text:p>
          </table:table-cell>
          <table:table-cell table:formula="of:=0.5*[.K12]*(([.K6]-[.J6])/([.K1]-[.J1]))^2" office:value-type="float" office:value="0.000000156768834932679" calcext:value-type="float">
            <text:p>1.56768834932679E-07</text:p>
          </table:table-cell>
          <table:table-cell table:formula="of:=0.5*[.L12]*(([.L6]-[.K6])/([.L1]-[.K1]))^2" office:value-type="float" office:value="0.00000345845277761148" calcext:value-type="float">
            <text:p>3.45845277761148E-06</text:p>
          </table:table-cell>
          <table:table-cell table:formula="of:=0.5*[.M12]*(([.M6]-[.L6])/([.M1]-[.L1]))^2" office:value-type="float" office:value="0.0000000162062778583461" calcext:value-type="float">
            <text:p>1.62062778583461E-08</text:p>
          </table:table-cell>
          <table:table-cell table:formula="of:=0.5*[.N12]*(([.N6]-[.M6])/([.N1]-[.M1]))^2" office:value-type="float" office:value="0.00000110475405045958" calcext:value-type="float">
            <text:p>1.10475405045958E-06</text:p>
          </table:table-cell>
          <table:table-cell table:formula="of:=0.5*[.O12]*(([.O6]-[.N6])/([.O1]-[.N1]))^2" office:value-type="float" office:value="0.000000138596022333645" calcext:value-type="float">
            <text:p>1.38596022333645E-07</text:p>
          </table:table-cell>
          <table:table-cell table:formula="of:=0.5*[.P12]*(([.P6]-[.O6])/([.P1]-[.O1]))^2" office:value-type="float" office:value="0.0000000567264350687019" calcext:value-type="float">
            <text:p>5.67264350687019E-08</text:p>
          </table:table-cell>
          <table:table-cell table:formula="of:=0.5*[.Q12]*(([.Q6]-[.P6])/([.Q1]-[.P1]))^2" office:value-type="float" office:value="0.000000348357327481525" calcext:value-type="float">
            <text:p>3.48357327481525E-07</text:p>
          </table:table-cell>
          <table:table-cell table:formula="of:=0.5*[.R12]*(([.R6]-[.Q6])/([.R1]-[.Q1]))^2" office:value-type="float" office:value="0.00000104811666620593" calcext:value-type="float">
            <text:p>1.04811666620593E-06</text:p>
          </table:table-cell>
          <table:table-cell table:formula="of:=0.5*[.S12]*(([.S6]-[.R6])/([.S1]-[.R1]))^2" office:value-type="float" office:value="0.000000164775392897685" calcext:value-type="float">
            <text:p>1.64775392897685E-07</text:p>
          </table:table-cell>
          <table:table-cell table:formula="of:=0.5*[.T12]*(([.T6]-[.S6])/([.T1]-[.S1]))^2" office:value-type="float" office:value="0.00000125660892755186" calcext:value-type="float">
            <text:p>1.25660892755186E-06</text:p>
          </table:table-cell>
          <table:table-cell table:formula="of:=0.5*[.U12]*(([.U6]-[.T6])/([.U1]-[.T1]))^2" office:value-type="float" office:value="0.000000384882741452258" calcext:value-type="float">
            <text:p>3.84882741452258E-07</text:p>
          </table:table-cell>
          <table:table-cell table:formula="of:=0.5*[.V12]*(([.V6]-[.U6])/([.V1]-[.U1]))^2" office:value-type="float" office:value="0.000000148679282959049" calcext:value-type="float">
            <text:p>1.48679282959049E-07</text:p>
          </table:table-cell>
          <table:table-cell table:formula="of:=0.5*[.W12]*(([.W6]-[.V6])/([.W1]-[.V1]))^2" office:value-type="float" office:value="0.000000169171177022449" calcext:value-type="float">
            <text:p>1.69171177022449E-07</text:p>
          </table:table-cell>
          <table:table-cell table:formula="of:=0.5*[.X12]*(([.X6]-[.W6])/([.X1]-[.W1]))^2" office:value-type="float" office:value="0.00000291764598218164" calcext:value-type="float">
            <text:p>2.91764598218164E-06</text:p>
          </table:table-cell>
          <table:table-cell table:formula="of:=0.5*[.Y12]*(([.Y6]-[.X6])/([.Y1]-[.X1]))^2" office:value-type="float" office:value="0.000000443727467961854" calcext:value-type="float">
            <text:p>4.43727467961854E-07</text:p>
          </table:table-cell>
          <table:table-cell table:formula="of:=0.5*[.Z12]*(([.Z6]-[.Y6])/([.Z1]-[.Y1]))^2" office:value-type="float" office:value="0.0000000598360199489422" calcext:value-type="float">
            <text:p>5.98360199489422E-08</text:p>
          </table:table-cell>
          <table:table-cell table:formula="of:=0.5*[.AA12]*(([.AA6]-[.Z6])/([.AA1]-[.Z1]))^2" office:value-type="float" office:value="0.00000161056866911951" calcext:value-type="float">
            <text:p>1.61056866911951E-06</text:p>
          </table:table-cell>
          <table:table-cell table:formula="of:=0.5*[.AB12]*(([.AB6]-[.AA6])/([.AB1]-[.AA1]))^2" office:value-type="float" office:value="0.00000161450063772588" calcext:value-type="float">
            <text:p>1.61450063772588E-06</text:p>
          </table:table-cell>
          <table:table-cell table:formula="of:=0.5*[.AC12]*(([.AC6]-[.AB6])/([.AC1]-[.AB1]))^2" office:value-type="float" office:value="0.0000000708504325722423" calcext:value-type="float">
            <text:p>7.08504325722423E-08</text:p>
          </table:table-cell>
          <table:table-cell table:formula="of:=0.5*[.AD12]*(([.AD6]-[.AC6])/([.AD1]-[.AC1]))^2" office:value-type="float" office:value="0.0000000742422313210552" calcext:value-type="float">
            <text:p>7.42422313210552E-08</text:p>
          </table:table-cell>
          <table:table-cell table:formula="of:=0.5*[.AE12]*(([.AE6]-[.AD6])/([.AE1]-[.AD1]))^2" office:value-type="float" office:value="0.00000068504696511983" calcext:value-type="float">
            <text:p>6.8504696511983E-07</text:p>
          </table:table-cell>
          <table:table-cell table:formula="of:=0.5*[.AF12]*(([.AF6]-[.AE6])/([.AF1]-[.AE1]))^2" office:value-type="float" office:value="0.0000000885700076479467" calcext:value-type="float">
            <text:p>8.85700076479467E-08</text:p>
          </table:table-cell>
          <table:table-cell table:formula="of:=0.5*[.AG12]*(([.AG6]-[.AF6])/([.AG1]-[.AF1]))^2" office:value-type="float" office:value="0.000000061585699303674" calcext:value-type="float">
            <text:p>6.1585699303674E-08</text:p>
          </table:table-cell>
          <table:table-cell table:formula="of:=0.5*[.AH12]*(([.AH6]-[.AG6])/([.AH1]-[.AG1]))^2" office:value-type="float" office:value="0.000000351040371786532" calcext:value-type="float">
            <text:p>3.51040371786532E-07</text:p>
          </table:table-cell>
          <table:table-cell table:formula="of:=0.5*[.AI12]*(([.AI6]-[.AH6])/([.AI1]-[.AH1]))^2" office:value-type="float" office:value="0.00000011020613634982" calcext:value-type="float">
            <text:p>1.1020613634982E-07</text:p>
          </table:table-cell>
          <table:table-cell table:formula="of:=0.5*[.AJ12]*(([.AJ6]-[.AI6])/([.AJ1]-[.AI1]))^2" office:value-type="float" office:value="0.0000000620779365965973" calcext:value-type="float">
            <text:p>6.20779365965973E-08</text:p>
          </table:table-cell>
          <table:table-cell table:formula="of:=0.5*[.AK12]*(([.AK6]-[.AJ6])/([.AK1]-[.AJ1]))^2" office:value-type="float" office:value="0.0000000284308884876937" calcext:value-type="float">
            <text:p>2.84308884876937E-08</text:p>
          </table:table-cell>
          <table:table-cell table:formula="of:=0.5*[.AL12]*(([.AL6]-[.AK6])/([.AL1]-[.AK1]))^2" office:value-type="float" office:value="0.000000445893592288835" calcext:value-type="float">
            <text:p>4.45893592288835E-07</text:p>
          </table:table-cell>
          <table:table-cell table:formula="of:=0.5*[.AM12]*(([.AM6]-[.AL6])/([.AM1]-[.AL1]))^2" office:value-type="float" office:value="0.000000587120120886182" calcext:value-type="float">
            <text:p>5.87120120886182E-07</text:p>
          </table:table-cell>
          <table:table-cell table:formula="of:=0.5*[.AN12]*(([.AN6]-[.AM6])/([.AN1]-[.AM1]))^2" office:value-type="float" office:value="0.00000132364165700139" calcext:value-type="float">
            <text:p>1.32364165700139E-06</text:p>
          </table:table-cell>
          <table:table-cell table:formula="of:=0.5*[.AO12]*(([.AO6]-[.AN6])/([.AO1]-[.AN1]))^2" office:value-type="float" office:value="0.000000461054384448789" calcext:value-type="float">
            <text:p>4.61054384448789E-07</text:p>
          </table:table-cell>
          <table:table-cell table:formula="of:=0.5*[.AP12]*(([.AP6]-[.AO6])/([.AP1]-[.AO1]))^2" office:value-type="float" office:value="0.000000131401229063718" calcext:value-type="float">
            <text:p>1.31401229063718E-07</text:p>
          </table:table-cell>
          <table:table-cell table:formula="of:=0.5*[.AQ12]*(([.AQ6]-[.AP6])/([.AQ1]-[.AP1]))^2" office:value-type="float" office:value="0.0000000469189004683873" calcext:value-type="float">
            <text:p>4.69189004683873E-08</text:p>
          </table:table-cell>
          <table:table-cell table:formula="of:=0.5*[.AR12]*(([.AR6]-[.AQ6])/([.AR1]-[.AQ1]))^2" office:value-type="float" office:value="0.0000000154934783762319" calcext:value-type="float">
            <text:p>1.54934783762319E-08</text:p>
          </table:table-cell>
          <table:table-cell table:formula="of:=0.5*[.AS12]*(([.AS6]-[.AR6])/([.AS1]-[.AR1]))^2" office:value-type="float" office:value="0.0000000159727838625139" calcext:value-type="float">
            <text:p>1.59727838625139E-08</text:p>
          </table:table-cell>
          <table:table-cell table:formula="of:=0.5*[.AT12]*(([.AT6]-[.AS6])/([.AT1]-[.AS1]))^2" office:value-type="float" office:value="0.0000000188193084991223" calcext:value-type="float">
            <text:p>1.88193084991223E-08</text:p>
          </table:table-cell>
          <table:table-cell table:formula="of:=0.5*[.AU12]*(([.AU6]-[.AT6])/([.AU1]-[.AT1]))^2" office:value-type="float" office:value="0.0000000314662811136009" calcext:value-type="float">
            <text:p>3.14662811136009E-08</text:p>
          </table:table-cell>
          <table:table-cell table:formula="of:=0.5*[.AV12]*(([.AV6]-[.AU6])/([.AV1]-[.AU1]))^2" office:value-type="float" office:value="0.0000000720121010783366" calcext:value-type="float">
            <text:p>7.20121010783366E-08</text:p>
          </table:table-cell>
          <table:table-cell table:formula="of:=0.5*[.AW12]*(([.AW6]-[.AV6])/([.AW1]-[.AV1]))^2" office:value-type="float" office:value="0.0000000056079531532078" calcext:value-type="float">
            <text:p>5.6079531532078E-09</text:p>
          </table:table-cell>
          <table:table-cell table:formula="of:=0.5*[.AX12]*(([.AX6]-[.AW6])/([.AX1]-[.AW1]))^2" office:value-type="float" office:value="0.000000780741948627556" calcext:value-type="float">
            <text:p>7.80741948627556E-07</text:p>
          </table:table-cell>
          <table:table-cell table:formula="of:=0.5*[.AY12]*(([.AY6]-[.AX6])/([.AY1]-[.AX1]))^2" office:value-type="float" office:value="0.00000000000309242112567015" calcext:value-type="float">
            <text:p>3.09242112567015E-12</text:p>
          </table:table-cell>
          <table:table-cell table:formula="of:=0.5*[.AZ12]*(([.AZ6]-[.AY6])/([.AZ1]-[.AY1]))^2" office:value-type="float" office:value="0.0000011576388038401" calcext:value-type="float">
            <text:p>1.1576388038401E-06</text:p>
          </table:table-cell>
          <table:table-cell table:formula="of:=0.5*[.BA12]*(([.BA6]-[.AZ6])/([.BA1]-[.AZ1]))^2" office:value-type="float" office:value="0.000000245162248479296" calcext:value-type="float">
            <text:p>2.45162248479296E-07</text:p>
          </table:table-cell>
          <table:table-cell table:formula="of:=0.5*[.BB12]*(([.BB6]-[.BA6])/([.BB1]-[.BA1]))^2" office:value-type="float" office:value="0.0000214095830872413" calcext:value-type="float">
            <text:p>2.14095830872413E-05</text:p>
          </table:table-cell>
          <table:table-cell table:formula="of:=0.5*[.BC12]*(([.BC6]-[.BB6])/([.BC1]-[.BB1]))^2" office:value-type="float" office:value="0.0000972595106222866" calcext:value-type="float">
            <text:p>9.72595106222866E-05</text:p>
          </table:table-cell>
          <table:table-cell table:formula="of:=0.5*[.BD12]*(([.BD6]-[.BC6])/([.BD1]-[.BC1]))^2" office:value-type="float" office:value="0.00000627494490016878" calcext:value-type="float">
            <text:p>6.27494490016878E-06</text:p>
          </table:table-cell>
          <table:table-cell table:formula="of:=0.5*[.BE12]*(([.BE6]-[.BD6])/([.BE1]-[.BD1]))^2" office:value-type="float" office:value="0.0000000159212709190061" calcext:value-type="float">
            <text:p>1.59212709190061E-08</text:p>
          </table:table-cell>
          <table:table-cell table:formula="of:=0.5*[.BF12]*(([.BF6]-[.BE6])/([.BF1]-[.BE1]))^2" office:value-type="float" office:value="0.000276843602036572" calcext:value-type="float">
            <text:p>0.000276843602037</text:p>
          </table:table-cell>
          <table:table-cell table:formula="of:=0.5*[.BG12]*(([.BG6]-[.BF6])/([.BG1]-[.BF1]))^2" office:value-type="float" office:value="0.000433077561221643" calcext:value-type="float">
            <text:p>0.000433077561222</text:p>
          </table:table-cell>
          <table:table-cell table:formula="of:=0.5*[.BH12]*(([.BH6]-[.BG6])/([.BH1]-[.BG1]))^2" office:value-type="float" office:value="0.000193648586106065" calcext:value-type="float">
            <text:p>0.000193648586106</text:p>
          </table:table-cell>
          <table:table-cell table:formula="of:=0.5*[.BI12]*(([.BI6]-[.BH6])/([.BI1]-[.BH1]))^2" office:value-type="float" office:value="0.000307178973187286" calcext:value-type="float">
            <text:p>0.000307178973187</text:p>
          </table:table-cell>
          <table:table-cell table:formula="of:=0.5*[.BJ12]*(([.BJ6]-[.BI6])/([.BJ1]-[.BI1]))^2" office:value-type="float" office:value="0.000295424980524622" calcext:value-type="float">
            <text:p>0.000295424980525</text:p>
          </table:table-cell>
          <table:table-cell table:formula="of:=0.5*[.BK12]*(([.BK6]-[.BJ6])/([.BK1]-[.BJ1]))^2" office:value-type="float" office:value="0.0000232990290159415" calcext:value-type="float">
            <text:p>2.32990290159415E-05</text:p>
          </table:table-cell>
          <table:table-cell table:formula="of:=0.5*[.BL12]*(([.BL6]-[.BK6])/([.BL1]-[.BK1]))^2" office:value-type="float" office:value="0.000000896006016072028" calcext:value-type="float">
            <text:p>8.96006016072028E-07</text:p>
          </table:table-cell>
          <table:table-cell table:formula="of:=0.5*[.BM12]*(([.BM6]-[.BL6])/([.BM1]-[.BL1]))^2" office:value-type="float" office:value="0.00000762673997917449" calcext:value-type="float">
            <text:p>7.62673997917449E-06</text:p>
          </table:table-cell>
          <table:table-cell table:formula="of:=0.5*[.BN12]*(([.BN6]-[.BM6])/([.BN1]-[.BM1]))^2" office:value-type="float" office:value="0.0000993230246269181" calcext:value-type="float">
            <text:p>9.93230246269181E-05</text:p>
          </table:table-cell>
          <table:table-cell table:formula="of:=0.5*[.BO12]*(([.BO6]-[.BN6])/([.BO1]-[.BN1]))^2" office:value-type="float" office:value="0.000189933345648645" calcext:value-type="float">
            <text:p>0.000189933345649</text:p>
          </table:table-cell>
          <table:table-cell table:formula="of:=0.5*[.BP12]*(([.BP6]-[.BO6])/([.BP1]-[.BO1]))^2" office:value-type="float" office:value="0.000967673667376162" calcext:value-type="float">
            <text:p>0.000967673667376</text:p>
          </table:table-cell>
          <table:table-cell table:formula="of:=0.5*[.BQ12]*(([.BQ6]-[.BP6])/([.BQ1]-[.BP1]))^2" office:value-type="float" office:value="0.00351272837110704" calcext:value-type="float">
            <text:p>0.003512728371107</text:p>
          </table:table-cell>
          <table:table-cell table:formula="of:=0.5*[.BR12]*(([.BR6]-[.BQ6])/([.BR1]-[.BQ1]))^2" office:value-type="float" office:value="0.0392423025897934" calcext:value-type="float">
            <text:p>0.039242302589794</text:p>
          </table:table-cell>
          <table:table-cell table:formula="of:=0.5*[.BS12]*(([.BS6]-[.BR6])/([.BS1]-[.BR1]))^2" office:value-type="float" office:value="0.0597116943062844" calcext:value-type="float">
            <text:p>0.059711694306285</text:p>
          </table:table-cell>
          <table:table-cell table:formula="of:=0.5*[.BT12]*(([.BT6]-[.BS6])/([.BT1]-[.BS1]))^2" office:value-type="float" office:value="0.00589825222318231" calcext:value-type="float">
            <text:p>0.005898252223182</text:p>
          </table:table-cell>
          <table:table-cell table:formula="of:=0.5*[.BU12]*(([.BU6]-[.BT6])/([.BU1]-[.BT1]))^2" office:value-type="float" office:value="0.0677465360668714" calcext:value-type="float">
            <text:p>0.067746536066871</text:p>
          </table:table-cell>
          <table:table-cell table:formula="of:=0.5*[.BV12]*(([.BV6]-[.BU6])/([.BV1]-[.BU1]))^2" office:value-type="float" office:value="0.0201178951263855" calcext:value-type="float">
            <text:p>0.020117895126386</text:p>
          </table:table-cell>
          <table:table-cell table:formula="of:=0.5*[.BW12]*(([.BW6]-[.BV6])/([.BW1]-[.BV1]))^2" office:value-type="float" office:value="0.00357257031298128" calcext:value-type="float">
            <text:p>0.003572570312981</text:p>
          </table:table-cell>
          <table:table-cell table:formula="of:=0.5*[.BX12]*(([.BX6]-[.BW6])/([.BX1]-[.BW1]))^2" office:value-type="float" office:value="0.000430137865568365" calcext:value-type="float">
            <text:p>0.000430137865568</text:p>
          </table:table-cell>
          <table:table-cell table:formula="of:=0.5*[.BY12]*(([.BY6]-[.BX6])/([.BY1]-[.BX1]))^2" office:value-type="float" office:value="0.000112079557676859" calcext:value-type="float">
            <text:p>0.000112079557677</text:p>
          </table:table-cell>
          <table:table-cell table:formula="of:=0.5*[.BZ12]*(([.BZ6]-[.BY6])/([.BZ1]-[.BY1]))^2" office:value-type="float" office:value="0.000395333075469815" calcext:value-type="float">
            <text:p>0.00039533307547</text:p>
          </table:table-cell>
          <table:table-cell table:formula="of:=0.5*[.CA12]*(([.CA6]-[.BZ6])/([.CA1]-[.BZ1]))^2" office:value-type="float" office:value="0.00317035304887957" calcext:value-type="float">
            <text:p>0.00317035304888</text:p>
          </table:table-cell>
          <table:table-cell table:formula="of:=0.5*[.CB12]*(([.CB6]-[.CA6])/([.CB1]-[.CA1]))^2" office:value-type="float" office:value="0.037644814967337" calcext:value-type="float">
            <text:p>0.037644814967337</text:p>
          </table:table-cell>
          <table:table-cell table:formula="of:=0.5*[.CC12]*(([.CC6]-[.CB6])/([.CC1]-[.CB1]))^2" office:value-type="float" office:value="0.0687722938643466" calcext:value-type="float">
            <text:p>0.068772293864347</text:p>
          </table:table-cell>
          <table:table-cell table:formula="of:=0.5*[.CD12]*(([.CD6]-[.CC6])/([.CD1]-[.CC1]))^2" office:value-type="float" office:value="0.0550358777989722" calcext:value-type="float">
            <text:p>0.055035877798972</text:p>
          </table:table-cell>
          <table:table-cell table:formula="of:=0.5*[.CE12]*(([.CE6]-[.CD6])/([.CE1]-[.CD1]))^2" office:value-type="float" office:value="0.0697971513522475" calcext:value-type="float">
            <text:p>0.069797151352248</text:p>
          </table:table-cell>
          <table:table-cell table:formula="of:=0.5*[.CF12]*(([.CF6]-[.CE6])/([.CF1]-[.CE1]))^2" office:value-type="float" office:value="0.0415311266898138" calcext:value-type="float">
            <text:p>0.041531126689814</text:p>
          </table:table-cell>
          <table:table-cell table:formula="of:=0.5*[.CG12]*(([.CG6]-[.CF6])/([.CG1]-[.CF1]))^2" office:value-type="float" office:value="0.0204632164567362" calcext:value-type="float">
            <text:p>0.020463216456736</text:p>
          </table:table-cell>
          <table:table-cell table:formula="of:=0.5*[.CH12]*(([.CH6]-[.CG6])/([.CH1]-[.CG1]))^2" office:value-type="float" office:value="0.0000727636319778971" calcext:value-type="float">
            <text:p>7.27636319778971E-05</text:p>
          </table:table-cell>
          <table:table-cell table:formula="of:=0.5*[.CI12]*(([.CI6]-[.CH6])/([.CI1]-[.CH1]))^2" office:value-type="float" office:value="0.000208930309607402" calcext:value-type="float">
            <text:p>0.000208930309607</text:p>
          </table:table-cell>
          <table:table-cell table:formula="of:=0.5*[.CJ12]*(([.CJ6]-[.CI6])/([.CJ1]-[.CI1]))^2" office:value-type="float" office:value="0.00842282846744616" calcext:value-type="float">
            <text:p>0.008422828467446</text:p>
          </table:table-cell>
          <table:table-cell table:formula="of:=0.5*[.CK12]*(([.CK6]-[.CJ6])/([.CK1]-[.CJ1]))^2" office:value-type="float" office:value="0.0100899695541439" calcext:value-type="float">
            <text:p>0.010089969554144</text:p>
          </table:table-cell>
          <table:table-cell table:formula="of:=0.5*[.CL12]*(([.CL6]-[.CK6])/([.CL1]-[.CK1]))^2" office:value-type="float" office:value="0.000388725879610106" calcext:value-type="float">
            <text:p>0.00038872587961</text:p>
          </table:table-cell>
          <table:table-cell table:formula="of:=0.5*[.CM12]*(([.CM6]-[.CL6])/([.CM1]-[.CL1]))^2" office:value-type="float" office:value="0.00004462755739594" calcext:value-type="float">
            <text:p>4.462755739594E-05</text:p>
          </table:table-cell>
          <table:table-cell table:formula="of:=0.5*[.CN12]*(([.CN6]-[.CM6])/([.CN1]-[.CM1]))^2" office:value-type="float" office:value="0.000338634913201064" calcext:value-type="float">
            <text:p>0.000338634913201</text:p>
          </table:table-cell>
          <table:table-cell table:formula="of:=0.5*[.CO12]*(([.CO6]-[.CN6])/([.CO1]-[.CN1]))^2" office:value-type="float" office:value="0.0638164151360398" calcext:value-type="float">
            <text:p>0.06381641513604</text:p>
          </table:table-cell>
          <table:table-cell table:formula="of:=0.5*[.CP12]*(([.CP6]-[.CO6])/([.CP1]-[.CO1]))^2" office:value-type="float" office:value="0.00215905324441881" calcext:value-type="float">
            <text:p>0.002159053244419</text:p>
          </table:table-cell>
          <table:table-cell table:formula="of:=0.5*[.CQ12]*(([.CQ6]-[.CP6])/([.CQ1]-[.CP1]))^2" office:value-type="float" office:value="0.00000844658482316375" calcext:value-type="float">
            <text:p>8.44658482316375E-06</text:p>
          </table:table-cell>
          <table:table-cell table:formula="of:=0.5*[.CR12]*(([.CR6]-[.CQ6])/([.CR1]-[.CQ1]))^2" office:value-type="float" office:value="0.00300503488026155" calcext:value-type="float">
            <text:p>0.003005034880262</text:p>
          </table:table-cell>
          <table:table-cell table:formula="of:=0.5*[.CS12]*(([.CS6]-[.CR6])/([.CS1]-[.CR1]))^2" office:value-type="float" office:value="0.0516834810618376" calcext:value-type="float">
            <text:p>0.051683481061838</text:p>
          </table:table-cell>
          <table:table-cell table:formula="of:=0.5*[.CT12]*(([.CT6]-[.CS6])/([.CT1]-[.CS1]))^2" office:value-type="float" office:value="0.0298669555577179" calcext:value-type="float">
            <text:p>0.029866955557718</text:p>
          </table:table-cell>
          <table:table-cell table:formula="of:=0.5*[.CU12]*(([.CU6]-[.CT6])/([.CU1]-[.CT1]))^2" office:value-type="float" office:value="0.0514561977422269" calcext:value-type="float">
            <text:p>0.051456197742227</text:p>
          </table:table-cell>
          <table:table-cell table:formula="of:=0.5*[.CV12]*(([.CV6]-[.CU6])/([.CV1]-[.CU1]))^2" office:value-type="float" office:value="0.0652060708912087" calcext:value-type="float">
            <text:p>0.065206070891209</text:p>
          </table:table-cell>
          <table:table-cell table:formula="of:=0.5*[.CW12]*(([.CW6]-[.CV6])/([.CW1]-[.CV1]))^2" office:value-type="float" office:value="0.0602472719659027" calcext:value-type="float">
            <text:p>0.060247271965903</text:p>
          </table:table-cell>
          <table:table-cell table:formula="of:=0.5*[.CX12]*(([.CX6]-[.CW6])/([.CX1]-[.CW1]))^2" office:value-type="float" office:value="0.0012260807740501" calcext:value-type="float">
            <text:p>0.00122608077405</text:p>
          </table:table-cell>
          <table:table-cell table:formula="of:=0.5*[.CY12]*(([.CY6]-[.CX6])/([.CY1]-[.CX1]))^2" office:value-type="float" office:value="0.00494435560378193" calcext:value-type="float">
            <text:p>0.004944355603782</text:p>
          </table:table-cell>
          <table:table-cell table:formula="of:=0.5*[.CZ12]*(([.CZ6]-[.CY6])/([.CZ1]-[.CY1]))^2" office:value-type="float" office:value="0.000195290352184947" calcext:value-type="float">
            <text:p>0.000195290352185</text:p>
          </table:table-cell>
          <table:table-cell table:formula="of:=0.5*[.DA12]*(([.DA6]-[.CZ6])/([.DA1]-[.CZ1]))^2" office:value-type="float" office:value="0.00162709146313974" calcext:value-type="float">
            <text:p>0.00162709146314</text:p>
          </table:table-cell>
          <table:table-cell table:formula="of:=0.5*[.DB12]*(([.DB6]-[.DA6])/([.DB1]-[.DA1]))^2" office:value-type="float" office:value="0.00297431360741043" calcext:value-type="float">
            <text:p>0.00297431360741</text:p>
          </table:table-cell>
          <table:table-cell table:formula="of:=0.5*[.DC12]*(([.DC6]-[.DB6])/([.DC1]-[.DB1]))^2" office:value-type="float" office:value="0.00319188736580795" calcext:value-type="float">
            <text:p>0.003191887365808</text:p>
          </table:table-cell>
          <table:table-cell table:formula="of:=0.5*[.DD12]*(([.DD6]-[.DC6])/([.DD1]-[.DC1]))^2" office:value-type="float" office:value="0.0000656363276168216" calcext:value-type="float">
            <text:p>6.56363276168216E-05</text:p>
          </table:table-cell>
          <table:table-cell table:formula="of:=0.5*[.DE12]*(([.DE6]-[.DD6])/([.DE1]-[.DD1]))^2" office:value-type="float" office:value="0.0494500562953395" calcext:value-type="float">
            <text:p>0.04945005629534</text:p>
          </table:table-cell>
          <table:table-cell table:formula="of:=0.5*[.DF12]*(([.DF6]-[.DE6])/([.DF1]-[.DE1]))^2" office:value-type="float" office:value="0.0226192574430477" calcext:value-type="float">
            <text:p>0.022619257443048</text:p>
          </table:table-cell>
          <table:table-cell table:formula="of:=0.5*[.DG12]*(([.DG6]-[.DF6])/([.DG1]-[.DF1]))^2" office:value-type="float" office:value="0.00000000468878216751417" calcext:value-type="float">
            <text:p>4.68878216751417E-09</text:p>
          </table:table-cell>
          <table:table-cell table:formula="of:=0.5*[.DH12]*(([.DH6]-[.DG6])/([.DH1]-[.DG1]))^2" office:value-type="float" office:value="0.00396310643409948" calcext:value-type="float">
            <text:p>0.003963106434099</text:p>
          </table:table-cell>
          <table:table-cell table:formula="of:=0.5*[.DI12]*(([.DI6]-[.DH6])/([.DI1]-[.DH1]))^2" office:value-type="float" office:value="0.0572842632110534" calcext:value-type="float">
            <text:p>0.057284263211054</text:p>
          </table:table-cell>
          <table:table-cell table:formula="of:=0.5*[.DJ12]*(([.DJ6]-[.DI6])/([.DJ1]-[.DI1]))^2" office:value-type="float" office:value="0.00663109198078732" calcext:value-type="float">
            <text:p>0.006631091980787</text:p>
          </table:table-cell>
          <table:table-cell table:formula="of:=0.5*[.DK12]*(([.DK6]-[.DJ6])/([.DK1]-[.DJ1]))^2" office:value-type="float" office:value="0.000789325539677103" calcext:value-type="float">
            <text:p>0.000789325539677</text:p>
          </table:table-cell>
          <table:table-cell table:formula="of:=0.5*[.DL12]*(([.DL6]-[.DK6])/([.DL1]-[.DK1]))^2" office:value-type="float" office:value="0.0000278015851016906" calcext:value-type="float">
            <text:p>2.78015851016906E-05</text:p>
          </table:table-cell>
          <table:table-cell table:formula="of:=0.5*[.DM12]*(([.DM6]-[.DL6])/([.DM1]-[.DL1]))^2" office:value-type="float" office:value="0.0103277176429475" calcext:value-type="float">
            <text:p>0.010327717642948</text:p>
          </table:table-cell>
          <table:table-cell table:formula="of:=0.5*[.DN12]*(([.DN6]-[.DM6])/([.DN1]-[.DM1]))^2" office:value-type="float" office:value="0.0159518404256314" calcext:value-type="float">
            <text:p>0.015951840425631</text:p>
          </table:table-cell>
          <table:table-cell table:formula="of:=0.5*[.DO12]*(([.DO6]-[.DN6])/([.DO1]-[.DN1]))^2" office:value-type="float" office:value="0.0179936498209959" calcext:value-type="float">
            <text:p>0.017993649820996</text:p>
          </table:table-cell>
          <table:table-cell table:formula="of:=0.5*[.DP12]*(([.DP6]-[.DO6])/([.DP1]-[.DO1]))^2" office:value-type="float" office:value="0.00728157646222872" calcext:value-type="float">
            <text:p>0.007281576462229</text:p>
          </table:table-cell>
          <table:table-cell table:formula="of:=0.5*[.DQ12]*(([.DQ6]-[.DP6])/([.DQ1]-[.DP1]))^2" office:value-type="float" office:value="0.00243623616735693" calcext:value-type="float">
            <text:p>0.002436236167357</text:p>
          </table:table-cell>
          <table:table-cell table:formula="of:=0.5*[.DR12]*(([.DR6]-[.DQ6])/([.DR1]-[.DQ1]))^2" office:value-type="float" office:value="0.000000437426548149127" calcext:value-type="float">
            <text:p>4.37426548149127E-07</text:p>
          </table:table-cell>
          <table:table-cell table:formula="of:=0.5*[.DS12]*(([.DS6]-[.DR6])/([.DS1]-[.DR1]))^2" office:value-type="float" office:value="0.000158853159473169" calcext:value-type="float">
            <text:p>0.000158853159473</text:p>
          </table:table-cell>
          <table:table-cell table:formula="of:=0.5*[.DT12]*(([.DT6]-[.DS6])/([.DT1]-[.DS1]))^2" office:value-type="float" office:value="0.00565053202413751" calcext:value-type="float">
            <text:p>0.005650532024138</text:p>
          </table:table-cell>
          <table:table-cell table:formula="of:=0.5*[.DU12]*(([.DU6]-[.DT6])/([.DU1]-[.DT1]))^2" office:value-type="float" office:value="0.0274455270118054" calcext:value-type="float">
            <text:p>0.027445527011805</text:p>
          </table:table-cell>
          <table:table-cell table:formula="of:=0.5*[.DV12]*(([.DV6]-[.DU6])/([.DV1]-[.DU1]))^2" office:value-type="float" office:value="0.0166425319717534" calcext:value-type="float">
            <text:p>0.016642531971753</text:p>
          </table:table-cell>
          <table:table-cell table:formula="of:=0.5*[.DW12]*(([.DW6]-[.DV6])/([.DW1]-[.DV1]))^2" office:value-type="float" office:value="0.00756827963493106" calcext:value-type="float">
            <text:p>0.007568279634931</text:p>
          </table:table-cell>
          <table:table-cell table:formula="of:=0.5*[.DX12]*(([.DX6]-[.DW6])/([.DX1]-[.DW1]))^2" office:value-type="float" office:value="0.000877414564464532" calcext:value-type="float">
            <text:p>0.000877414564465</text:p>
          </table:table-cell>
          <table:table-cell table:formula="of:=0.5*[.DY12]*(([.DY6]-[.DX6])/([.DY1]-[.DX1]))^2" office:value-type="float" office:value="0.000642198855660567" calcext:value-type="float">
            <text:p>0.000642198855661</text:p>
          </table:table-cell>
          <table:table-cell table:formula="of:=0.5*[.DZ12]*(([.DZ6]-[.DY6])/([.DZ1]-[.DY1]))^2" office:value-type="float" office:value="0.000023553731852546" calcext:value-type="float">
            <text:p>2.3553731852546E-05</text:p>
          </table:table-cell>
          <table:table-cell table:formula="of:=0.5*[.EA12]*(([.EA6]-[.DZ6])/([.EA1]-[.DZ1]))^2" office:value-type="float" office:value="0.000739154811910212" calcext:value-type="float">
            <text:p>0.00073915481191</text:p>
          </table:table-cell>
          <table:table-cell table:formula="of:=0.5*[.EB12]*(([.EB6]-[.EA6])/([.EB1]-[.EA1]))^2" office:value-type="float" office:value="0.0792763575713354" calcext:value-type="float">
            <text:p>0.079276357571335</text:p>
          </table:table-cell>
          <table:table-cell table:formula="of:=0.5*[.EC12]*(([.EC6]-[.EB6])/([.EC1]-[.EB1]))^2" office:value-type="float" office:value="0.0223660476536919" calcext:value-type="float">
            <text:p>0.022366047653692</text:p>
          </table:table-cell>
          <table:table-cell table:formula="of:=0.5*[.ED12]*(([.ED6]-[.EC6])/([.ED1]-[.EC1]))^2" office:value-type="float" office:value="0.000379971427992661" calcext:value-type="float">
            <text:p>0.000379971427993</text:p>
          </table:table-cell>
          <table:table-cell table:formula="of:=0.5*[.EE12]*(([.EE6]-[.ED6])/([.EE1]-[.ED1]))^2" office:value-type="float" office:value="0.00451464330462004" calcext:value-type="float">
            <text:p>0.00451464330462</text:p>
          </table:table-cell>
          <table:table-cell table:formula="of:=0.5*[.EF12]*(([.EF6]-[.EE6])/([.EF1]-[.EE1]))^2" office:value-type="float" office:value="0.024044107427081" calcext:value-type="float">
            <text:p>0.024044107427081</text:p>
          </table:table-cell>
          <table:table-cell table:formula="of:=0.5*[.EG12]*(([.EG6]-[.EF6])/([.EG1]-[.EF1]))^2" office:value-type="float" office:value="0.0846067719988443" calcext:value-type="float">
            <text:p>0.084606771998844</text:p>
          </table:table-cell>
          <table:table-cell table:formula="of:=0.5*[.EH12]*(([.EH6]-[.EG6])/([.EH1]-[.EG1]))^2" office:value-type="float" office:value="0.00693910936841941" calcext:value-type="float">
            <text:p>0.006939109368419</text:p>
          </table:table-cell>
          <table:table-cell table:formula="of:=0.5*[.EI12]*(([.EI6]-[.EH6])/([.EI1]-[.EH1]))^2" office:value-type="float" office:value="0.00304787742745328" calcext:value-type="float">
            <text:p>0.003047877427453</text:p>
          </table:table-cell>
          <table:table-cell table:formula="of:=0.5*[.EJ12]*(([.EJ6]-[.EI6])/([.EJ1]-[.EI1]))^2" office:value-type="float" office:value="0.0114900112879745" calcext:value-type="float">
            <text:p>0.011490011287975</text:p>
          </table:table-cell>
          <table:table-cell table:formula="of:=0.5*[.EK12]*(([.EK6]-[.EJ6])/([.EK1]-[.EJ1]))^2" office:value-type="float" office:value="0.000412896606526701" calcext:value-type="float">
            <text:p>0.000412896606527</text:p>
          </table:table-cell>
          <table:table-cell table:formula="of:=0.5*[.EL12]*(([.EL6]-[.EK6])/([.EL1]-[.EK1]))^2" office:value-type="float" office:value="0.0225683338921673" calcext:value-type="float">
            <text:p>0.022568333892167</text:p>
          </table:table-cell>
          <table:table-cell table:formula="of:=0.5*[.EM12]*(([.EM6]-[.EL6])/([.EM1]-[.EL1]))^2" office:value-type="float" office:value="0.0411908085998344" calcext:value-type="float">
            <text:p>0.041190808599834</text:p>
          </table:table-cell>
          <table:table-cell table:formula="of:=0.5*[.EN12]*(([.EN6]-[.EM6])/([.EN1]-[.EM1]))^2" office:value-type="float" office:value="0.0211766591274905" calcext:value-type="float">
            <text:p>0.021176659127491</text:p>
          </table:table-cell>
          <table:table-cell table:formula="of:=0.5*[.EO12]*(([.EO6]-[.EN6])/([.EO1]-[.EN1]))^2" office:value-type="float" office:value="0.0000336110787552905" calcext:value-type="float">
            <text:p>3.36110787552905E-05</text:p>
          </table:table-cell>
          <table:table-cell table:formula="of:=0.5*[.EP12]*(([.EP6]-[.EO6])/([.EP1]-[.EO1]))^2" office:value-type="float" office:value="0.000971819589262602" calcext:value-type="float">
            <text:p>0.000971819589263</text:p>
          </table:table-cell>
          <table:table-cell table:formula="of:=0.5*[.EQ12]*(([.EQ6]-[.EP6])/([.EQ1]-[.EP1]))^2" office:value-type="float" office:value="0.000560842555890811" calcext:value-type="float">
            <text:p>0.000560842555891</text:p>
          </table:table-cell>
          <table:table-cell table:formula="of:=0.5*[.ER12]*(([.ER6]-[.EQ6])/([.ER1]-[.EQ1]))^2" office:value-type="float" office:value="0.000375153094887242" calcext:value-type="float">
            <text:p>0.000375153094887</text:p>
          </table:table-cell>
          <table:table-cell table:formula="of:=0.5*[.ES12]*(([.ES6]-[.ER6])/([.ES1]-[.ER1]))^2" office:value-type="float" office:value="0.00000587480688545588" calcext:value-type="float">
            <text:p>5.87480688545588E-06</text:p>
          </table:table-cell>
          <table:table-cell table:formula="of:=0.5*[.ET12]*(([.ET6]-[.ES6])/([.ET1]-[.ES1]))^2" office:value-type="float" office:value="0.000274377605948669" calcext:value-type="float">
            <text:p>0.000274377605949</text:p>
          </table:table-cell>
          <table:table-cell table:formula="of:=0.5*[.EU12]*(([.EU6]-[.ET6])/([.EU1]-[.ET1]))^2" office:value-type="float" office:value="0.000729643790695193" calcext:value-type="float">
            <text:p>0.000729643790695</text:p>
          </table:table-cell>
          <table:table-cell table:formula="of:=0.5*[.EV12]*(([.EV6]-[.EU6])/([.EV1]-[.EU1]))^2" office:value-type="float" office:value="0.00604401922338847" calcext:value-type="float">
            <text:p>0.006044019223388</text:p>
          </table:table-cell>
          <table:table-cell table:formula="of:=0.5*[.EW12]*(([.EW6]-[.EV6])/([.EW1]-[.EV1]))^2" office:value-type="float" office:value="0.00936343785817335" calcext:value-type="float">
            <text:p>0.009363437858173</text:p>
          </table:table-cell>
          <table:table-cell table:formula="of:=0.5*[.EX12]*(([.EX6]-[.EW6])/([.EX1]-[.EW1]))^2" office:value-type="float" office:value="0.0199626054065224" calcext:value-type="float">
            <text:p>0.019962605406522</text:p>
          </table:table-cell>
          <table:table-cell table:formula="of:=0.5*[.EY12]*(([.EY6]-[.EX6])/([.EY1]-[.EX1]))^2" office:value-type="float" office:value="0.000140442816091566" calcext:value-type="float">
            <text:p>0.000140442816092</text:p>
          </table:table-cell>
          <table:table-cell table:formula="of:=0.5*[.EZ12]*(([.EZ6]-[.EY6])/([.EZ1]-[.EY1]))^2" office:value-type="float" office:value="0.0116017618854785" calcext:value-type="float">
            <text:p>0.011601761885479</text:p>
          </table:table-cell>
          <table:table-cell table:formula="of:=0.5*[.FA12]*(([.FA6]-[.EZ6])/([.FA1]-[.EZ1]))^2" office:value-type="float" office:value="0.00494791234229012" calcext:value-type="float">
            <text:p>0.00494791234229</text:p>
          </table:table-cell>
          <table:table-cell table:formula="of:=0.5*[.FB12]*(([.FB6]-[.FA6])/([.FB1]-[.FA1]))^2" office:value-type="float" office:value="0.00279381686951664" calcext:value-type="float">
            <text:p>0.002793816869517</text:p>
          </table:table-cell>
          <table:table-cell table:formula="of:=0.5*[.FC12]*(([.FC6]-[.FB6])/([.FC1]-[.FB1]))^2" office:value-type="float" office:value="0.00847171798235472" calcext:value-type="float">
            <text:p>0.008471717982355</text:p>
          </table:table-cell>
          <table:table-cell table:formula="of:=0.5*[.FD12]*(([.FD6]-[.FC6])/([.FD1]-[.FC1]))^2" office:value-type="float" office:value="0.00544567935263638" calcext:value-type="float">
            <text:p>0.005445679352636</text:p>
          </table:table-cell>
          <table:table-cell table:formula="of:=0.5*[.FE12]*(([.FE6]-[.FD6])/([.FE1]-[.FD1]))^2" office:value-type="float" office:value="0.00239718052207033" calcext:value-type="float">
            <text:p>0.00239718052207</text:p>
          </table:table-cell>
          <table:table-cell table:formula="of:=0.5*[.FF12]*(([.FF6]-[.FE6])/([.FF1]-[.FE1]))^2" office:value-type="float" office:value="0.0104282191570584" calcext:value-type="float">
            <text:p>0.010428219157058</text:p>
          </table:table-cell>
          <table:table-cell table:formula="of:=0.5*[.FG12]*(([.FG6]-[.FF6])/([.FG1]-[.FF1]))^2" office:value-type="float" office:value="0.00839443336323743" calcext:value-type="float">
            <text:p>0.008394433363237</text:p>
          </table:table-cell>
          <table:table-cell table:formula="of:=0.5*[.FH12]*(([.FH6]-[.FG6])/([.FH1]-[.FG1]))^2" office:value-type="float" office:value="0.00110090714051091" calcext:value-type="float">
            <text:p>0.001100907140511</text:p>
          </table:table-cell>
          <table:table-cell table:formula="of:=0.5*[.FI12]*(([.FI6]-[.FH6])/([.FI1]-[.FH1]))^2" office:value-type="float" office:value="0.0000105607280019606" calcext:value-type="float">
            <text:p>1.05607280019606E-05</text:p>
          </table:table-cell>
          <table:table-cell table:formula="of:=0.5*[.FJ12]*(([.FJ6]-[.FI6])/([.FJ1]-[.FI1]))^2" office:value-type="float" office:value="0.0000217373736494553" calcext:value-type="float">
            <text:p>2.17373736494553E-05</text:p>
          </table:table-cell>
          <table:table-cell table:formula="of:=0.5*[.FK12]*(([.FK6]-[.FJ6])/([.FK1]-[.FJ1]))^2" office:value-type="float" office:value="0.0571292480754874" calcext:value-type="float">
            <text:p>0.057129248075488</text:p>
          </table:table-cell>
          <table:table-cell table:formula="of:=0.5*[.FL12]*(([.FL6]-[.FK6])/([.FL1]-[.FK1]))^2" office:value-type="float" office:value="0.000952043902924025" calcext:value-type="float">
            <text:p>0.000952043902924</text:p>
          </table:table-cell>
          <table:table-cell table:formula="of:=0.5*[.FM12]*(([.FM6]-[.FL6])/([.FM1]-[.FL1]))^2" office:value-type="float" office:value="0.00548154703425724" calcext:value-type="float">
            <text:p>0.005481547034257</text:p>
          </table:table-cell>
          <table:table-cell table:formula="of:=0.5*[.FN12]*(([.FN6]-[.FM6])/([.FN1]-[.FM1]))^2" office:value-type="float" office:value="0.00352760064505059" calcext:value-type="float">
            <text:p>0.003527600645051</text:p>
          </table:table-cell>
          <table:table-cell table:formula="of:=0.5*[.FO12]*(([.FO6]-[.FN6])/([.FO1]-[.FN1]))^2" office:value-type="float" office:value="0.0117305967220243" calcext:value-type="float">
            <text:p>0.011730596722024</text:p>
          </table:table-cell>
          <table:table-cell table:formula="of:=0.5*[.FP12]*(([.FP6]-[.FO6])/([.FP1]-[.FO1]))^2" office:value-type="float" office:value="0.0497031794880927" calcext:value-type="float">
            <text:p>0.049703179488093</text:p>
          </table:table-cell>
          <table:table-cell table:formula="of:=0.5*[.FQ12]*(([.FQ6]-[.FP6])/([.FQ1]-[.FP1]))^2" office:value-type="float" office:value="0.00324190557962427" calcext:value-type="float">
            <text:p>0.003241905579624</text:p>
          </table:table-cell>
          <table:table-cell table:formula="of:=0.5*[.FR12]*(([.FR6]-[.FQ6])/([.FR1]-[.FQ1]))^2" office:value-type="float" office:value="0.0254246233650378" calcext:value-type="float">
            <text:p>0.025424623365038</text:p>
          </table:table-cell>
          <table:table-cell table:formula="of:=0.5*[.FS12]*(([.FS6]-[.FR6])/([.FS1]-[.FR1]))^2" office:value-type="float" office:value="0.0000218133185658771" calcext:value-type="float">
            <text:p>2.18133185658771E-05</text:p>
          </table:table-cell>
          <table:table-cell table:formula="of:=0.5*[.FT12]*(([.FT6]-[.FS6])/([.FT1]-[.FS1]))^2" office:value-type="float" office:value="0.00480146359814683" calcext:value-type="float">
            <text:p>0.004801463598147</text:p>
          </table:table-cell>
          <table:table-cell table:formula="of:=0.5*[.FU12]*(([.FU6]-[.FT6])/([.FU1]-[.FT1]))^2" office:value-type="float" office:value="0.00145240352676544" calcext:value-type="float">
            <text:p>0.001452403526765</text:p>
          </table:table-cell>
          <table:table-cell table:formula="of:=0.5*[.FV12]*(([.FV6]-[.FU6])/([.FV1]-[.FU1]))^2" office:value-type="float" office:value="0.0000975593809609304" calcext:value-type="float">
            <text:p>9.75593809609304E-05</text:p>
          </table:table-cell>
          <table:table-cell table:formula="of:=0.5*[.FW12]*(([.FW6]-[.FV6])/([.FW1]-[.FV1]))^2" office:value-type="float" office:value="0.0000000459988944926634" calcext:value-type="float">
            <text:p>4.59988944926634E-08</text:p>
          </table:table-cell>
          <table:table-cell table:formula="of:=0.5*[.FX12]*(([.FX6]-[.FW6])/([.FX1]-[.FW1]))^2" office:value-type="float" office:value="0.000679949084234915" calcext:value-type="float">
            <text:p>0.000679949084235</text:p>
          </table:table-cell>
          <table:table-cell table:formula="of:=0.5*[.FY12]*(([.FY6]-[.FX6])/([.FY1]-[.FX1]))^2" office:value-type="float" office:value="0.00304336670803476" calcext:value-type="float">
            <text:p>0.003043366708035</text:p>
          </table:table-cell>
          <table:table-cell table:formula="of:=0.5*[.FZ12]*(([.FZ6]-[.FY6])/([.FZ1]-[.FY1]))^2" office:value-type="float" office:value="0.00000912018403664989" calcext:value-type="float">
            <text:p>9.12018403664989E-06</text:p>
          </table:table-cell>
          <table:table-cell table:formula="of:=0.5*[.GA12]*(([.GA6]-[.FZ6])/([.GA1]-[.FZ1]))^2" office:value-type="float" office:value="0.0409151528926494" calcext:value-type="float">
            <text:p>0.04091515289265</text:p>
          </table:table-cell>
          <table:table-cell table:formula="of:=0.5*[.GB12]*(([.GB6]-[.GA6])/([.GB1]-[.GA1]))^2" office:value-type="float" office:value="0.0464016847603745" calcext:value-type="float">
            <text:p>0.046401684760375</text:p>
          </table:table-cell>
          <table:table-cell table:formula="of:=0.5*[.GC12]*(([.GC6]-[.GB6])/([.GC1]-[.GB1]))^2" office:value-type="float" office:value="0.00567932529253904" calcext:value-type="float">
            <text:p>0.005679325292539</text:p>
          </table:table-cell>
          <table:table-cell table:formula="of:=0.5*[.GD12]*(([.GD6]-[.GC6])/([.GD1]-[.GC1]))^2" office:value-type="float" office:value="0.0300673001512859" calcext:value-type="float">
            <text:p>0.030067300151286</text:p>
          </table:table-cell>
          <table:table-cell table:formula="of:=0.5*[.GE12]*(([.GE6]-[.GD6])/([.GE1]-[.GD1]))^2" office:value-type="float" office:value="0.0130732004001931" calcext:value-type="float">
            <text:p>0.013073200400193</text:p>
          </table:table-cell>
          <table:table-cell table:formula="of:=0.5*[.GF12]*(([.GF6]-[.GE6])/([.GF1]-[.GE1]))^2" office:value-type="float" office:value="0.00584942790130797" calcext:value-type="float">
            <text:p>0.005849427901308</text:p>
          </table:table-cell>
          <table:table-cell table:formula="of:=0.5*[.GG12]*(([.GG6]-[.GF6])/([.GG1]-[.GF1]))^2" office:value-type="float" office:value="0.00000468112086686036" calcext:value-type="float">
            <text:p>4.68112086686036E-06</text:p>
          </table:table-cell>
          <table:table-cell table:formula="of:=0.5*[.GH12]*(([.GH6]-[.GG6])/([.GH1]-[.GG1]))^2" office:value-type="float" office:value="0.000144217108571313" calcext:value-type="float">
            <text:p>0.000144217108571</text:p>
          </table:table-cell>
          <table:table-cell table:formula="of:=0.5*[.GI12]*(([.GI6]-[.GH6])/([.GI1]-[.GH1]))^2" office:value-type="float" office:value="0.000413062430757705" calcext:value-type="float">
            <text:p>0.000413062430758</text:p>
          </table:table-cell>
          <table:table-cell table:formula="of:=0.5*[.GJ12]*(([.GJ6]-[.GI6])/([.GJ1]-[.GI1]))^2" office:value-type="float" office:value="0.000497891353836133" calcext:value-type="float">
            <text:p>0.000497891353836</text:p>
          </table:table-cell>
          <table:table-cell table:formula="of:=0.5*[.GK12]*(([.GK6]-[.GJ6])/([.GK1]-[.GJ1]))^2" office:value-type="float" office:value="0.00197281449849574" calcext:value-type="float">
            <text:p>0.001972814498496</text:p>
          </table:table-cell>
          <table:table-cell table:formula="of:=0.5*[.GL12]*(([.GL6]-[.GK6])/([.GL1]-[.GK1]))^2" office:value-type="float" office:value="0.000969849394145717" calcext:value-type="float">
            <text:p>0.000969849394146</text:p>
          </table:table-cell>
          <table:table-cell table:formula="of:=0.5*[.GM12]*(([.GM6]-[.GL6])/([.GM1]-[.GL1]))^2" office:value-type="float" office:value="0.000379264181137416" calcext:value-type="float">
            <text:p>0.000379264181137</text:p>
          </table:table-cell>
          <table:table-cell table:formula="of:=0.5*[.GN12]*(([.GN6]-[.GM6])/([.GN1]-[.GM1]))^2" office:value-type="float" office:value="0.0159386236122723" calcext:value-type="float">
            <text:p>0.015938623612272</text:p>
          </table:table-cell>
          <table:table-cell table:formula="of:=0.5*[.GO12]*(([.GO6]-[.GN6])/([.GO1]-[.GN1]))^2" office:value-type="float" office:value="0.0380353455421131" calcext:value-type="float">
            <text:p>0.038035345542113</text:p>
          </table:table-cell>
          <table:table-cell table:formula="of:=0.5*[.GP12]*(([.GP6]-[.GO6])/([.GP1]-[.GO1]))^2" office:value-type="float" office:value="0.0102865965132965" calcext:value-type="float">
            <text:p>0.010286596513297</text:p>
          </table:table-cell>
          <table:table-cell table:formula="of:=0.5*[.GQ12]*(([.GQ6]-[.GP6])/([.GQ1]-[.GP1]))^2" office:value-type="float" office:value="0.00257915902378343" calcext:value-type="float">
            <text:p>0.002579159023783</text:p>
          </table:table-cell>
          <table:table-cell table:formula="of:=0.5*[.GR12]*(([.GR6]-[.GQ6])/([.GR1]-[.GQ1]))^2" office:value-type="float" office:value="0.00164001204983201" calcext:value-type="float">
            <text:p>0.001640012049832</text:p>
          </table:table-cell>
          <table:table-cell table:formula="of:=0.5*[.GS12]*(([.GS6]-[.GR6])/([.GS1]-[.GR1]))^2" office:value-type="float" office:value="0.000299522089190807" calcext:value-type="float">
            <text:p>0.000299522089191</text:p>
          </table:table-cell>
          <table:table-cell table:formula="of:=0.5*[.GT12]*(([.GT6]-[.GS6])/([.GT1]-[.GS1]))^2" office:value-type="float" office:value="0.00255581825834565" calcext:value-type="float">
            <text:p>0.002555818258346</text:p>
          </table:table-cell>
          <table:table-cell table:formula="of:=0.5*[.GU12]*(([.GU6]-[.GT6])/([.GU1]-[.GT1]))^2" office:value-type="float" office:value="0.00565556535871357" calcext:value-type="float">
            <text:p>0.005655565358714</text:p>
          </table:table-cell>
          <table:table-cell table:formula="of:=0.5*[.GV12]*(([.GV6]-[.GU6])/([.GV1]-[.GU1]))^2" office:value-type="float" office:value="0.00449956244663461" calcext:value-type="float">
            <text:p>0.004499562446635</text:p>
          </table:table-cell>
          <table:table-cell table:formula="of:=0.5*[.GW12]*(([.GW6]-[.GV6])/([.GW1]-[.GV1]))^2" office:value-type="float" office:value="0.0000718773279158097" calcext:value-type="float">
            <text:p>7.18773279158097E-05</text:p>
          </table:table-cell>
          <table:table-cell table:formula="of:=0.5*[.GX12]*(([.GX6]-[.GW6])/([.GX1]-[.GW1]))^2" office:value-type="float" office:value="0.000026729722604983" calcext:value-type="float">
            <text:p>2.6729722604983E-05</text:p>
          </table:table-cell>
          <table:table-cell table:formula="of:=0.5*[.GY12]*(([.GY6]-[.GX6])/([.GY1]-[.GX1]))^2" office:value-type="float" office:value="0.000194286111651992" calcext:value-type="float">
            <text:p>0.000194286111652</text:p>
          </table:table-cell>
          <table:table-cell table:formula="of:=0.5*[.GZ12]*(([.GZ6]-[.GY6])/([.GZ1]-[.GY1]))^2" office:value-type="float" office:value="0.000133419372582815" calcext:value-type="float">
            <text:p>0.000133419372583</text:p>
          </table:table-cell>
          <table:table-cell table:formula="of:=0.5*[.HA12]*(([.HA6]-[.GZ6])/([.HA1]-[.GZ1]))^2" office:value-type="float" office:value="0.0197128529664216" calcext:value-type="float">
            <text:p>0.019712852966422</text:p>
          </table:table-cell>
          <table:table-cell table:formula="of:=0.5*[.HB12]*(([.HB6]-[.HA6])/([.HB1]-[.HA1]))^2" office:value-type="float" office:value="0.0379879436570212" calcext:value-type="float">
            <text:p>0.037987943657021</text:p>
          </table:table-cell>
          <table:table-cell table:formula="of:=0.5*[.HC12]*(([.HC6]-[.HB6])/([.HC1]-[.HB1]))^2" office:value-type="float" office:value="0.000709682023144739" calcext:value-type="float">
            <text:p>0.000709682023145</text:p>
          </table:table-cell>
          <table:table-cell table:formula="of:=0.5*[.HD12]*(([.HD6]-[.HC6])/([.HD1]-[.HC1]))^2" office:value-type="float" office:value="0.00579123321452465" calcext:value-type="float">
            <text:p>0.005791233214525</text:p>
          </table:table-cell>
          <table:table-cell table:formula="of:=0.5*[.HE12]*(([.HE6]-[.HD6])/([.HE1]-[.HD1]))^2" office:value-type="float" office:value="0.0146889950276147" calcext:value-type="float">
            <text:p>0.014688995027615</text:p>
          </table:table-cell>
          <table:table-cell table:formula="of:=0.5*[.HF12]*(([.HF6]-[.HE6])/([.HF1]-[.HE1]))^2" office:value-type="float" office:value="0.00474931352486204" calcext:value-type="float">
            <text:p>0.004749313524862</text:p>
          </table:table-cell>
          <table:table-cell table:formula="of:=0.5*[.HG12]*(([.HG6]-[.HF6])/([.HG1]-[.HF1]))^2" office:value-type="float" office:value="0.0144340637284115" calcext:value-type="float">
            <text:p>0.014434063728412</text:p>
          </table:table-cell>
          <table:table-cell table:formula="of:=0.5*[.HH12]*(([.HH6]-[.HG6])/([.HH1]-[.HG1]))^2" office:value-type="float" office:value="0.03436089148248" calcext:value-type="float">
            <text:p>0.03436089148248</text:p>
          </table:table-cell>
          <table:table-cell table:formula="of:=0.5*[.HI12]*(([.HI6]-[.HH6])/([.HI1]-[.HH1]))^2" office:value-type="float" office:value="0.00159343624915553" calcext:value-type="float">
            <text:p>0.001593436249156</text:p>
          </table:table-cell>
          <table:table-cell table:formula="of:=0.5*[.HJ12]*(([.HJ6]-[.HI6])/([.HJ1]-[.HI1]))^2" office:value-type="float" office:value="0.000239555765259418" calcext:value-type="float">
            <text:p>0.000239555765259</text:p>
          </table:table-cell>
          <table:table-cell table:formula="of:=0.5*[.HK12]*(([.HK6]-[.HJ6])/([.HK1]-[.HJ1]))^2" office:value-type="float" office:value="0.00403077094317864" calcext:value-type="float">
            <text:p>0.004030770943179</text:p>
          </table:table-cell>
          <table:table-cell table:formula="of:=0.5*[.HL12]*(([.HL6]-[.HK6])/([.HL1]-[.HK1]))^2" office:value-type="float" office:value="0.000740899802029694" calcext:value-type="float">
            <text:p>0.00074089980203</text:p>
          </table:table-cell>
          <table:table-cell table:formula="of:=0.5*[.HM12]*(([.HM6]-[.HL6])/([.HM1]-[.HL1]))^2" office:value-type="float" office:value="0.000316245983502221" calcext:value-type="float">
            <text:p>0.000316245983502</text:p>
          </table:table-cell>
          <table:table-cell table:formula="of:=0.5*[.HN12]*(([.HN6]-[.HM6])/([.HN1]-[.HM1]))^2" office:value-type="float" office:value="0.0000326350219539261" calcext:value-type="float">
            <text:p>3.26350219539261E-05</text:p>
          </table:table-cell>
          <table:table-cell table:formula="of:=0.5*[.HO12]*(([.HO6]-[.HN6])/([.HO1]-[.HN1]))^2" office:value-type="float" office:value="0.00203460881315259" calcext:value-type="float">
            <text:p>0.002034608813153</text:p>
          </table:table-cell>
          <table:table-cell table:formula="of:=0.5*[.HP12]*(([.HP6]-[.HO6])/([.HP1]-[.HO1]))^2" office:value-type="float" office:value="0.00402581294207055" calcext:value-type="float">
            <text:p>0.004025812942071</text:p>
          </table:table-cell>
          <table:table-cell table:formula="of:=0.5*[.HQ12]*(([.HQ6]-[.HP6])/([.HQ1]-[.HP1]))^2" office:value-type="float" office:value="0.00917530363147117" calcext:value-type="float">
            <text:p>0.009175303631471</text:p>
          </table:table-cell>
          <table:table-cell table:formula="of:=0.5*[.HR12]*(([.HR6]-[.HQ6])/([.HR1]-[.HQ1]))^2" office:value-type="float" office:value="0.048494905514667" calcext:value-type="float">
            <text:p>0.048494905514667</text:p>
          </table:table-cell>
          <table:table-cell table:formula="of:=0.5*[.HS12]*(([.HS6]-[.HR6])/([.HS1]-[.HR1]))^2" office:value-type="float" office:value="0.0070911431989699" calcext:value-type="float">
            <text:p>0.00709114319897</text:p>
          </table:table-cell>
          <table:table-cell table:formula="of:=0.5*[.HT12]*(([.HT6]-[.HS6])/([.HT1]-[.HS1]))^2" office:value-type="float" office:value="0.000281614944655387" calcext:value-type="float">
            <text:p>0.000281614944655</text:p>
          </table:table-cell>
          <table:table-cell table:formula="of:=0.5*[.HU12]*(([.HU6]-[.HT6])/([.HU1]-[.HT1]))^2" office:value-type="float" office:value="0.00172416024132713" calcext:value-type="float">
            <text:p>0.001724160241327</text:p>
          </table:table-cell>
          <table:table-cell table:formula="of:=0.5*[.HV12]*(([.HV6]-[.HU6])/([.HV1]-[.HU1]))^2" office:value-type="float" office:value="0.000473984766487422" calcext:value-type="float">
            <text:p>0.000473984766487</text:p>
          </table:table-cell>
          <table:table-cell table:formula="of:=0.5*[.HW12]*(([.HW6]-[.HV6])/([.HW1]-[.HV1]))^2" office:value-type="float" office:value="0.00000218526827330465" calcext:value-type="float">
            <text:p>2.18526827330465E-06</text:p>
          </table:table-cell>
          <table:table-cell table:formula="of:=0.5*[.HX12]*(([.HX6]-[.HW6])/([.HX1]-[.HW1]))^2" office:value-type="float" office:value="0.00675115294428271" calcext:value-type="float">
            <text:p>0.006751152944283</text:p>
          </table:table-cell>
          <table:table-cell table:formula="of:=0.5*[.HY12]*(([.HY6]-[.HX6])/([.HY1]-[.HX1]))^2" office:value-type="float" office:value="0.00022618198486873" calcext:value-type="float">
            <text:p>0.000226181984869</text:p>
          </table:table-cell>
          <table:table-cell table:formula="of:=0.5*[.HZ12]*(([.HZ6]-[.HY6])/([.HZ1]-[.HY1]))^2" office:value-type="float" office:value="0.00824553483198315" calcext:value-type="float">
            <text:p>0.008245534831983</text:p>
          </table:table-cell>
          <table:table-cell table:formula="of:=0.5*[.IA12]*(([.IA6]-[.HZ6])/([.IA1]-[.HZ1]))^2" office:value-type="float" office:value="0.0460932877691285" calcext:value-type="float">
            <text:p>0.046093287769129</text:p>
          </table:table-cell>
          <table:table-cell table:formula="of:=0.5*[.IB12]*(([.IB6]-[.IA6])/([.IB1]-[.IA1]))^2" office:value-type="float" office:value="0.0493057994086755" calcext:value-type="float">
            <text:p>0.049305799408676</text:p>
          </table:table-cell>
          <table:table-cell table:formula="of:=0.5*[.IC12]*(([.IC6]-[.IB6])/([.IC1]-[.IB1]))^2" office:value-type="float" office:value="0.0226145657962343" calcext:value-type="float">
            <text:p>0.022614565796234</text:p>
          </table:table-cell>
          <table:table-cell table:formula="of:=0.5*[.ID12]*(([.ID6]-[.IC6])/([.ID1]-[.IC1]))^2" office:value-type="float" office:value="0.012004894352109" calcext:value-type="float">
            <text:p>0.012004894352109</text:p>
          </table:table-cell>
          <table:table-cell table:formula="of:=0.5*[.IE12]*(([.IE6]-[.ID6])/([.IE1]-[.ID1]))^2" office:value-type="float" office:value="0.00474290716478414" calcext:value-type="float">
            <text:p>0.004742907164784</text:p>
          </table:table-cell>
          <table:table-cell table:formula="of:=0.5*[.IF12]*(([.IF6]-[.IE6])/([.IF1]-[.IE1]))^2" office:value-type="float" office:value="0.000522818030275815" calcext:value-type="float">
            <text:p>0.000522818030276</text:p>
          </table:table-cell>
          <table:table-cell table:formula="of:=0.5*[.IG12]*(([.IG6]-[.IF6])/([.IG1]-[.IF1]))^2" office:value-type="float" office:value="0.000522335700577485" calcext:value-type="float">
            <text:p>0.000522335700577</text:p>
          </table:table-cell>
          <table:table-cell table:formula="of:=0.5*[.IH12]*(([.IH6]-[.IG6])/([.IH1]-[.IG1]))^2" office:value-type="float" office:value="0.00170946099024924" calcext:value-type="float">
            <text:p>0.001709460990249</text:p>
          </table:table-cell>
          <table:table-cell table:formula="of:=0.5*[.II12]*(([.II6]-[.IH6])/([.II1]-[.IH1]))^2" office:value-type="float" office:value="0.00615033105469317" calcext:value-type="float">
            <text:p>0.006150331054693</text:p>
          </table:table-cell>
          <table:table-cell table:formula="of:=0.5*[.IJ12]*(([.IJ6]-[.II6])/([.IJ1]-[.II1]))^2" office:value-type="float" office:value="0.0064162457157935" calcext:value-type="float">
            <text:p>0.006416245715794</text:p>
          </table:table-cell>
          <table:table-cell table:formula="of:=0.5*[.IK12]*(([.IK6]-[.IJ6])/([.IK1]-[.IJ1]))^2" office:value-type="float" office:value="0.000691279183259635" calcext:value-type="float">
            <text:p>0.00069127918326</text:p>
          </table:table-cell>
          <table:table-cell table:formula="of:=0.5*[.IL12]*(([.IL6]-[.IK6])/([.IL1]-[.IK1]))^2" office:value-type="float" office:value="0.0000809696415935836" calcext:value-type="float">
            <text:p>8.09696415935836E-05</text:p>
          </table:table-cell>
          <table:table-cell table:formula="of:=0.5*[.IM12]*(([.IM6]-[.IL6])/([.IM1]-[.IL1]))^2" office:value-type="float" office:value="0.0314982330009708" calcext:value-type="float">
            <text:p>0.031498233000971</text:p>
          </table:table-cell>
          <table:table-cell table:formula="of:=0.5*[.IN12]*(([.IN6]-[.IM6])/([.IN1]-[.IM1]))^2" office:value-type="float" office:value="0.0038083187368322" calcext:value-type="float">
            <text:p>0.003808318736832</text:p>
          </table:table-cell>
          <table:table-cell table:formula="of:=0.5*[.IO12]*(([.IO6]-[.IN6])/([.IO1]-[.IN1]))^2" office:value-type="float" office:value="0.00947544813790067" calcext:value-type="float">
            <text:p>0.009475448137901</text:p>
          </table:table-cell>
          <table:table-cell table:formula="of:=0.5*[.IP12]*(([.IP6]-[.IO6])/([.IP1]-[.IO1]))^2" office:value-type="float" office:value="0.0181014343036665" calcext:value-type="float">
            <text:p>0.018101434303667</text:p>
          </table:table-cell>
          <table:table-cell table:formula="of:=0.5*[.IQ12]*(([.IQ6]-[.IP6])/([.IQ1]-[.IP1]))^2" office:value-type="float" office:value="0.0483167948205076" calcext:value-type="float">
            <text:p>0.048316794820508</text:p>
          </table:table-cell>
          <table:table-cell table:formula="of:=0.5*[.IR12]*(([.IR6]-[.IQ6])/([.IR1]-[.IQ1]))^2" office:value-type="float" office:value="0.00885559624631768" calcext:value-type="float">
            <text:p>0.008855596246318</text:p>
          </table:table-cell>
          <table:table-cell table:formula="of:=0.5*[.IS12]*(([.IS6]-[.IR6])/([.IS1]-[.IR1]))^2" office:value-type="float" office:value="0.00877858463184634" calcext:value-type="float">
            <text:p>0.008778584631846</text:p>
          </table:table-cell>
          <table:table-cell table:formula="of:=0.5*[.IT12]*(([.IT6]-[.IS6])/([.IT1]-[.IS1]))^2" office:value-type="float" office:value="0.0272057688983998" calcext:value-type="float">
            <text:p>0.0272057688984</text:p>
          </table:table-cell>
          <table:table-cell table:formula="of:=0.5*[.IU12]*(([.IU6]-[.IT6])/([.IU1]-[.IT1]))^2" office:value-type="float" office:value="0.000401855362136743" calcext:value-type="float">
            <text:p>0.000401855362137</text:p>
          </table:table-cell>
          <table:table-cell table:formula="of:=0.5*[.IV12]*(([.IV6]-[.IU6])/([.IV1]-[.IU1]))^2" office:value-type="float" office:value="0.00282323455257774" calcext:value-type="float">
            <text:p>0.002823234552578</text:p>
          </table:table-cell>
          <table:table-cell table:formula="of:=0.5*[.IW12]*(([.IW6]-[.IV6])/([.IW1]-[.IV1]))^2" office:value-type="float" office:value="0.0000361498999498399" calcext:value-type="float">
            <text:p>3.61498999498399E-05</text:p>
          </table:table-cell>
          <table:table-cell table:formula="of:=0.5*[.IX12]*(([.IX6]-[.IW6])/([.IX1]-[.IW1]))^2" office:value-type="float" office:value="0.0000182761614649881" calcext:value-type="float">
            <text:p>1.82761614649881E-05</text:p>
          </table:table-cell>
          <table:table-cell table:formula="of:=0.5*[.IY12]*(([.IY6]-[.IX6])/([.IY1]-[.IX1]))^2" office:value-type="float" office:value="0.000691250169082012" calcext:value-type="float">
            <text:p>0.000691250169082</text:p>
          </table:table-cell>
          <table:table-cell table:formula="of:=0.5*[.IZ12]*(([.IZ6]-[.IY6])/([.IZ1]-[.IY1]))^2" office:value-type="float" office:value="0.000893928485041033" calcext:value-type="float">
            <text:p>0.000893928485041</text:p>
          </table:table-cell>
          <table:table-cell table:formula="of:=0.5*[.JA12]*(([.JA6]-[.IZ6])/([.JA1]-[.IZ1]))^2" office:value-type="float" office:value="0.00135297120748334" calcext:value-type="float">
            <text:p>0.001352971207483</text:p>
          </table:table-cell>
          <table:table-cell table:formula="of:=0.5*[.JB12]*(([.JB6]-[.JA6])/([.JB1]-[.JA1]))^2" office:value-type="float" office:value="0.0185906629983119" calcext:value-type="float">
            <text:p>0.018590662998312</text:p>
          </table:table-cell>
          <table:table-cell table:formula="of:=0.5*[.JC12]*(([.JC6]-[.JB6])/([.JC1]-[.JB1]))^2" office:value-type="float" office:value="0.0121078545581663" calcext:value-type="float">
            <text:p>0.012107854558166</text:p>
          </table:table-cell>
          <table:table-cell table:formula="of:=0.5*[.JD12]*(([.JD6]-[.JC6])/([.JD1]-[.JC1]))^2" office:value-type="float" office:value="0.0561762651364476" calcext:value-type="float">
            <text:p>0.056176265136448</text:p>
          </table:table-cell>
          <table:table-cell table:formula="of:=0.5*[.JE12]*(([.JE6]-[.JD6])/([.JE1]-[.JD1]))^2" office:value-type="float" office:value="0.00401572420234615" calcext:value-type="float">
            <text:p>0.004015724202346</text:p>
          </table:table-cell>
          <table:table-cell table:formula="of:=0.5*[.JF12]*(([.JF6]-[.JE6])/([.JF1]-[.JE1]))^2" office:value-type="float" office:value="0.00155387773638643" calcext:value-type="float">
            <text:p>0.001553877736386</text:p>
          </table:table-cell>
          <table:table-cell table:formula="of:=0.5*[.JG12]*(([.JG6]-[.JF6])/([.JG1]-[.JF1]))^2" office:value-type="float" office:value="0.00000754341821674765" calcext:value-type="float">
            <text:p>7.54341821674765E-06</text:p>
          </table:table-cell>
          <table:table-cell table:formula="of:=0.5*[.JH12]*(([.JH6]-[.JG6])/([.JH1]-[.JG1]))^2" office:value-type="float" office:value="0.00210465147889484" calcext:value-type="float">
            <text:p>0.002104651478895</text:p>
          </table:table-cell>
          <table:table-cell table:formula="of:=0.5*[.JI12]*(([.JI6]-[.JH6])/([.JI1]-[.JH1]))^2" office:value-type="float" office:value="0.00291673804437539" calcext:value-type="float">
            <text:p>0.002916738044375</text:p>
          </table:table-cell>
          <table:table-cell table:formula="of:=0.5*[.JJ12]*(([.JJ6]-[.JI6])/([.JJ1]-[.JI1]))^2" office:value-type="float" office:value="0.0105627426561408" calcext:value-type="float">
            <text:p>0.010562742656141</text:p>
          </table:table-cell>
          <table:table-cell table:formula="of:=0.5*[.JK12]*(([.JK6]-[.JJ6])/([.JK1]-[.JJ1]))^2" office:value-type="float" office:value="0.040735500210962" calcext:value-type="float">
            <text:p>0.040735500210962</text:p>
          </table:table-cell>
          <table:table-cell table:formula="of:=0.5*[.JL12]*(([.JL6]-[.JK6])/([.JL1]-[.JK1]))^2" office:value-type="float" office:value="0.0544308047297235" calcext:value-type="float">
            <text:p>0.054430804729724</text:p>
          </table:table-cell>
          <table:table-cell table:formula="of:=0.5*[.JM12]*(([.JM6]-[.JL6])/([.JM1]-[.JL1]))^2" office:value-type="float" office:value="0.0340154338916403" calcext:value-type="float">
            <text:p>0.03401543389164</text:p>
          </table:table-cell>
          <table:table-cell table:formula="of:=0.5*[.JN12]*(([.JN6]-[.JM6])/([.JN1]-[.JM1]))^2" office:value-type="float" office:value="0.00164219916721579" calcext:value-type="float">
            <text:p>0.001642199167216</text:p>
          </table:table-cell>
          <table:table-cell table:formula="of:=0.5*[.JO12]*(([.JO6]-[.JN6])/([.JO1]-[.JN1]))^2" office:value-type="float" office:value="0.000944121243236038" calcext:value-type="float">
            <text:p>0.000944121243236</text:p>
          </table:table-cell>
          <table:table-cell table:formula="of:=0.5*[.JP12]*(([.JP6]-[.JO6])/([.JP1]-[.JO1]))^2" office:value-type="float" office:value="0.00147254678095044" calcext:value-type="float">
            <text:p>0.00147254678095</text:p>
          </table:table-cell>
          <table:table-cell table:formula="of:=0.5*[.JQ12]*(([.JQ6]-[.JP6])/([.JQ1]-[.JP1]))^2" office:value-type="float" office:value="0.00000331901412738497" calcext:value-type="float">
            <text:p>3.31901412738497E-06</text:p>
          </table:table-cell>
          <table:table-cell table:formula="of:=0.5*[.JR12]*(([.JR6]-[.JQ6])/([.JR1]-[.JQ1]))^2" office:value-type="float" office:value="0.00368662317122761" calcext:value-type="float">
            <text:p>0.003686623171228</text:p>
          </table:table-cell>
          <table:table-cell table:formula="of:=0.5*[.JS12]*(([.JS6]-[.JR6])/([.JS1]-[.JR1]))^2" office:value-type="float" office:value="0.00462358381849713" calcext:value-type="float">
            <text:p>0.004623583818497</text:p>
          </table:table-cell>
          <table:table-cell table:formula="of:=0.5*[.JT12]*(([.JT6]-[.JS6])/([.JT1]-[.JS1]))^2" office:value-type="float" office:value="0.0171947336997363" calcext:value-type="float">
            <text:p>0.017194733699736</text:p>
          </table:table-cell>
          <table:table-cell table:formula="of:=0.5*[.JU12]*(([.JU6]-[.JT6])/([.JU1]-[.JT1]))^2" office:value-type="float" office:value="0.0121036273439262" calcext:value-type="float">
            <text:p>0.012103627343926</text:p>
          </table:table-cell>
          <table:table-cell table:formula="of:=0.5*[.JV12]*(([.JV6]-[.JU6])/([.JV1]-[.JU1]))^2" office:value-type="float" office:value="0.00184757839656598" calcext:value-type="float">
            <text:p>0.001847578396566</text:p>
          </table:table-cell>
          <table:table-cell table:formula="of:=0.5*[.JW12]*(([.JW6]-[.JV6])/([.JW1]-[.JV1]))^2" office:value-type="float" office:value="0.00133301813953846" calcext:value-type="float">
            <text:p>0.001333018139538</text:p>
          </table:table-cell>
          <table:table-cell table:formula="of:=0.5*[.JX12]*(([.JX6]-[.JW6])/([.JX1]-[.JW1]))^2" office:value-type="float" office:value="0.000295790067598503" calcext:value-type="float">
            <text:p>0.000295790067599</text:p>
          </table:table-cell>
          <table:table-cell table:formula="of:=0.5*[.JY12]*(([.JY6]-[.JX6])/([.JY1]-[.JX1]))^2" office:value-type="float" office:value="0.014068929892291" calcext:value-type="float">
            <text:p>0.014068929892291</text:p>
          </table:table-cell>
          <table:table-cell table:formula="of:=0.5*[.JZ12]*(([.JZ6]-[.JY6])/([.JZ1]-[.JY1]))^2" office:value-type="float" office:value="0.0142983979134554" calcext:value-type="float">
            <text:p>0.014298397913456</text:p>
          </table:table-cell>
          <table:table-cell table:formula="of:=0.5*[.KA12]*(([.KA6]-[.JZ6])/([.KA1]-[.JZ1]))^2" office:value-type="float" office:value="0.114690196526458" calcext:value-type="float">
            <text:p>0.114690196526458</text:p>
          </table:table-cell>
          <table:table-cell table:formula="of:=0.5*[.KB12]*(([.KB6]-[.KA6])/([.KB1]-[.KA1]))^2" office:value-type="float" office:value="0.0607442638909048" calcext:value-type="float">
            <text:p>0.060744263890905</text:p>
          </table:table-cell>
          <table:table-cell table:formula="of:=0.5*[.KC12]*(([.KC6]-[.KB6])/([.KC1]-[.KB1]))^2" office:value-type="float" office:value="0.0475207776716963" calcext:value-type="float">
            <text:p>0.047520777671696</text:p>
          </table:table-cell>
          <table:table-cell table:formula="of:=0.5*[.KD12]*(([.KD6]-[.KC6])/([.KD1]-[.KC1]))^2" office:value-type="float" office:value="0.00437016113300597" calcext:value-type="float">
            <text:p>0.004370161133006</text:p>
          </table:table-cell>
          <table:table-cell table:formula="of:=0.5*[.KE12]*(([.KE6]-[.KD6])/([.KE1]-[.KD1]))^2" office:value-type="float" office:value="0.0135580445106136" calcext:value-type="float">
            <text:p>0.013558044510614</text:p>
          </table:table-cell>
          <table:table-cell table:formula="of:=0.5*[.KF12]*(([.KF6]-[.KE6])/([.KF1]-[.KE1]))^2" office:value-type="float" office:value="0.00952597745091677" calcext:value-type="float">
            <text:p>0.009525977450917</text:p>
          </table:table-cell>
          <table:table-cell table:formula="of:=0.5*[.KG12]*(([.KG6]-[.KF6])/([.KG1]-[.KF1]))^2" office:value-type="float" office:value="0.0417247883525044" calcext:value-type="float">
            <text:p>0.041724788352505</text:p>
          </table:table-cell>
          <table:table-cell table:formula="of:=0.5*[.KH12]*(([.KH6]-[.KG6])/([.KH1]-[.KG1]))^2" office:value-type="float" office:value="0.0219061282381578" calcext:value-type="float">
            <text:p>0.021906128238158</text:p>
          </table:table-cell>
          <table:table-cell table:formula="of:=0.5*[.KI12]*(([.KI6]-[.KH6])/([.KI1]-[.KH1]))^2" office:value-type="float" office:value="0.000386012736086733" calcext:value-type="float">
            <text:p>0.000386012736087</text:p>
          </table:table-cell>
          <table:table-cell table:formula="of:=0.5*[.KJ12]*(([.KJ6]-[.KI6])/([.KJ1]-[.KI1]))^2" office:value-type="float" office:value="0.00378091064087647" calcext:value-type="float">
            <text:p>0.003780910640876</text:p>
          </table:table-cell>
          <table:table-cell table:formula="of:=0.5*[.KK12]*(([.KK6]-[.KJ6])/([.KK1]-[.KJ1]))^2" office:value-type="float" office:value="0.000000267257850436767" calcext:value-type="float">
            <text:p>2.67257850436767E-07</text:p>
          </table:table-cell>
          <table:table-cell table:formula="of:=0.5*[.KL12]*(([.KL6]-[.KK6])/([.KL1]-[.KK1]))^2" office:value-type="float" office:value="0.000103838352192856" calcext:value-type="float">
            <text:p>0.000103838352193</text:p>
          </table:table-cell>
          <table:table-cell table:formula="of:=0.5*[.KM12]*(([.KM6]-[.KL6])/([.KM1]-[.KL1]))^2" office:value-type="float" office:value="0.000000208308971743977" calcext:value-type="float">
            <text:p>2.08308971743977E-07</text:p>
          </table:table-cell>
          <table:table-cell table:formula="of:=0.5*[.KN12]*(([.KN6]-[.KM6])/([.KN1]-[.KM1]))^2" office:value-type="float" office:value="0.000000573180205974376" calcext:value-type="float">
            <text:p>5.73180205974376E-07</text:p>
          </table:table-cell>
          <table:table-cell table:formula="of:=0.5*[.KO12]*(([.KO6]-[.KN6])/([.KO1]-[.KN1]))^2" office:value-type="float" office:value="0.000548414074441344" calcext:value-type="float">
            <text:p>0.000548414074441</text:p>
          </table:table-cell>
          <table:table-cell table:formula="of:=0.5*[.KP12]*(([.KP6]-[.KO6])/([.KP1]-[.KO1]))^2" office:value-type="float" office:value="0.000101127837875867" calcext:value-type="float">
            <text:p>0.000101127837876</text:p>
          </table:table-cell>
          <table:table-cell table:formula="of:=0.5*[.KQ12]*(([.KQ6]-[.KP6])/([.KQ1]-[.KP1]))^2" office:value-type="float" office:value="0.000175908428229647" calcext:value-type="float">
            <text:p>0.00017590842823</text:p>
          </table:table-cell>
          <table:table-cell table:formula="of:=0.5*[.KR12]*(([.KR6]-[.KQ6])/([.KR1]-[.KQ1]))^2" office:value-type="float" office:value="0.00000930055689278556" calcext:value-type="float">
            <text:p>9.30055689278556E-06</text:p>
          </table:table-cell>
          <table:table-cell table:formula="of:=0.5*[.KS12]*(([.KS6]-[.KR6])/([.KS1]-[.KR1]))^2" office:value-type="float" office:value="0.0000202265672373055" calcext:value-type="float">
            <text:p>2.02265672373055E-05</text:p>
          </table:table-cell>
          <table:table-cell table:formula="of:=0.5*[.KT12]*(([.KT6]-[.KS6])/([.KT1]-[.KS1]))^2" office:value-type="float" office:value="0.0000133503055269428" calcext:value-type="float">
            <text:p>1.33503055269428E-05</text:p>
          </table:table-cell>
          <table:table-cell table:formula="of:=0.5*[.KU12]*(([.KU6]-[.KT6])/([.KU1]-[.KT1]))^2" office:value-type="float" office:value="0.0000000063250691619272" calcext:value-type="float">
            <text:p>6.3250691619272E-09</text:p>
          </table:table-cell>
          <table:table-cell table:formula="of:=0.5*[.KV12]*(([.KV6]-[.KU6])/([.KV1]-[.KU1]))^2" office:value-type="float" office:value="0.00000466914682313963" calcext:value-type="float">
            <text:p>4.66914682313963E-06</text:p>
          </table:table-cell>
          <table:table-cell table:formula="of:=0.5*[.KW12]*(([.KW6]-[.KV6])/([.KW1]-[.KV1]))^2" office:value-type="float" office:value="0.00000697253800899014" calcext:value-type="float">
            <text:p>6.97253800899014E-06</text:p>
          </table:table-cell>
          <table:table-cell table:formula="of:=0.5*[.KX12]*(([.KX6]-[.KW6])/([.KX1]-[.KW1]))^2" office:value-type="float" office:value="0.000000084315292916566" calcext:value-type="float">
            <text:p>8.4315292916566E-08</text:p>
          </table:table-cell>
          <table:table-cell table:formula="of:=0.5*[.KY12]*(([.KY6]-[.KX6])/([.KY1]-[.KX1]))^2" office:value-type="float" office:value="0.00000110273278871792" calcext:value-type="float">
            <text:p>1.10273278871792E-06</text:p>
          </table:table-cell>
          <table:table-cell table:formula="of:=0.5*[.KZ12]*(([.KZ6]-[.KY6])/([.KZ1]-[.KY1]))^2" office:value-type="float" office:value="0.000000641097344190912" calcext:value-type="float">
            <text:p>6.41097344190912E-07</text:p>
          </table:table-cell>
          <table:table-cell table:formula="of:=0.5*[.LA12]*(([.LA6]-[.KZ6])/([.LA1]-[.KZ1]))^2" office:value-type="float" office:value="0.0000000125871708555767" calcext:value-type="float">
            <text:p>1.25871708555767E-08</text:p>
          </table:table-cell>
          <table:table-cell table:formula="of:=0.5*[.LB12]*(([.LB6]-[.LA6])/([.LB1]-[.LA1]))^2" office:value-type="float" office:value="0.0000000200377698405972" calcext:value-type="float">
            <text:p>2.00377698405972E-08</text:p>
          </table:table-cell>
          <table:table-cell table:formula="of:=0.5*[.LC12]*(([.LC6]-[.LB6])/([.LC1]-[.LB1]))^2" office:value-type="float" office:value="0.00000269308749639959" calcext:value-type="float">
            <text:p>2.69308749639959E-06</text:p>
          </table:table-cell>
          <table:table-cell table:formula="of:=0.5*[.LD12]*(([.LD6]-[.LC6])/([.LD1]-[.LC1]))^2" office:value-type="float" office:value="0.00000122209500764907" calcext:value-type="float">
            <text:p>1.22209500764907E-06</text:p>
          </table:table-cell>
          <table:table-cell table:formula="of:=0.5*[.LE12]*(([.LE6]-[.LD6])/([.LE1]-[.LD1]))^2" office:value-type="float" office:value="0.0000000679137529250134" calcext:value-type="float">
            <text:p>6.79137529250134E-08</text:p>
          </table:table-cell>
          <table:table-cell table:formula="of:=0.5*[.LF12]*(([.LF6]-[.LE6])/([.LF1]-[.LE1]))^2" office:value-type="float" office:value="0.000000469826868250988" calcext:value-type="float">
            <text:p>4.69826868250988E-07</text:p>
          </table:table-cell>
          <table:table-cell table:formula="of:=0.5*[.LG12]*(([.LG6]-[.LF6])/([.LG1]-[.LF1]))^2" office:value-type="float" office:value="0.00000131543737918468" calcext:value-type="float">
            <text:p>1.31543737918468E-06</text:p>
          </table:table-cell>
          <table:table-cell table:formula="of:=0.5*[.LH12]*(([.LH6]-[.LG6])/([.LH1]-[.LG1]))^2" office:value-type="float" office:value="0.0000000308757128132423" calcext:value-type="float">
            <text:p>3.08757128132423E-08</text:p>
          </table:table-cell>
          <table:table-cell table:formula="of:=0.5*[.LI12]*(([.LI6]-[.LH6])/([.LI1]-[.LH1]))^2" office:value-type="float" office:value="0.00000209973695410739" calcext:value-type="float">
            <text:p>2.09973695410739E-06</text:p>
          </table:table-cell>
          <table:table-cell table:formula="of:=0.5*[.LJ12]*(([.LJ6]-[.LI6])/([.LJ1]-[.LI1]))^2" office:value-type="float" office:value="0.00000000875176534514572" calcext:value-type="float">
            <text:p>8.75176534514572E-09</text:p>
          </table:table-cell>
          <table:table-cell table:formula="of:=0.5*[.LK12]*(([.LK6]-[.LJ6])/([.LK1]-[.LJ1]))^2" office:value-type="float" office:value="0.00000180875346328572" calcext:value-type="float">
            <text:p>1.80875346328572E-06</text:p>
          </table:table-cell>
          <table:table-cell table:formula="of:=0.5*[.LL12]*(([.LL6]-[.LK6])/([.LL1]-[.LK1]))^2" office:value-type="float" office:value="0.00000157525603070804" calcext:value-type="float">
            <text:p>1.57525603070804E-06</text:p>
          </table:table-cell>
          <table:table-cell table:formula="of:=0.5*[.LM12]*(([.LM6]-[.LL6])/([.LM1]-[.LL1]))^2" office:value-type="float" office:value="0.000000289531547321546" calcext:value-type="float">
            <text:p>2.89531547321546E-07</text:p>
          </table:table-cell>
          <table:table-cell table:formula="of:=0.5*[.LN12]*(([.LN6]-[.LM6])/([.LN1]-[.LM1]))^2" office:value-type="float" office:value="0.000000105991089834763" calcext:value-type="float">
            <text:p>1.05991089834763E-07</text:p>
          </table:table-cell>
          <table:table-cell table:formula="of:=0.5*[.LO12]*(([.LO6]-[.LN6])/([.LO1]-[.LN1]))^2" office:value-type="float" office:value="0.00000590823332957112" calcext:value-type="float">
            <text:p>5.90823332957112E-06</text:p>
          </table:table-cell>
          <table:table-cell table:formula="of:=0.5*[.LP12]*(([.LP6]-[.LO6])/([.LP1]-[.LO1]))^2" office:value-type="float" office:value="0.000000646437225867046" calcext:value-type="float">
            <text:p>6.46437225867046E-07</text:p>
          </table:table-cell>
          <table:table-cell table:formula="of:=0.5*[.LQ12]*(([.LQ6]-[.LP6])/([.LQ1]-[.LP1]))^2" office:value-type="float" office:value="0.000000353144871910049" calcext:value-type="float">
            <text:p>3.53144871910049E-07</text:p>
          </table:table-cell>
          <table:table-cell table:formula="of:=0.5*[.LR12]*(([.LR6]-[.LQ6])/([.LR1]-[.LQ1]))^2" office:value-type="float" office:value="0.0000000798824853945487" calcext:value-type="float">
            <text:p>7.98824853945487E-08</text:p>
          </table:table-cell>
          <table:table-cell table:formula="of:=0.5*[.LS12]*(([.LS6]-[.LR6])/([.LS1]-[.LR1]))^2" office:value-type="float" office:value="0.000000398725091664553" calcext:value-type="float">
            <text:p>3.98725091664553E-07</text:p>
          </table:table-cell>
          <table:table-cell table:formula="of:=0.5*[.LT12]*(([.LT6]-[.LS6])/([.LT1]-[.LS1]))^2" office:value-type="float" office:value="0.000000290233417572129" calcext:value-type="float">
            <text:p>2.90233417572129E-07</text:p>
          </table:table-cell>
          <table:table-cell table:formula="of:=0.5*[.LU12]*(([.LU6]-[.LT6])/([.LU1]-[.LT1]))^2" office:value-type="float" office:value="0.0000000648289462076695" calcext:value-type="float">
            <text:p>6.48289462076695E-08</text:p>
          </table:table-cell>
          <table:table-cell table:formula="of:=0.5*[.LV12]*(([.LV6]-[.LU6])/([.LV1]-[.LU1]))^2" office:value-type="float" office:value="0.00000000190513123715962" calcext:value-type="float">
            <text:p>1.90513123715962E-09</text:p>
          </table:table-cell>
          <table:table-cell table:formula="of:=0.5*[.LW12]*(([.LW6]-[.LV6])/([.LW1]-[.LV1]))^2" office:value-type="float" office:value="0.00000237714077823966" calcext:value-type="float">
            <text:p>2.37714077823966E-06</text:p>
          </table:table-cell>
          <table:table-cell table:formula="of:=0.5*[.LX12]*(([.LX6]-[.LW6])/([.LX1]-[.LW1]))^2" office:value-type="float" office:value="0.000000527973208064467" calcext:value-type="float">
            <text:p>5.27973208064467E-07</text:p>
          </table:table-cell>
          <table:table-cell table:formula="of:=0.5*[.LY12]*(([.LY6]-[.LX6])/([.LY1]-[.LX1]))^2" office:value-type="float" office:value="0.00000143762821194554" calcext:value-type="float">
            <text:p>1.43762821194554E-06</text:p>
          </table:table-cell>
          <table:table-cell table:formula="of:=0.5*[.LZ12]*(([.LZ6]-[.LY6])/([.LZ1]-[.LY1]))^2" office:value-type="float" office:value="0.000000490911336531243" calcext:value-type="float">
            <text:p>4.90911336531243E-07</text:p>
          </table:table-cell>
          <table:table-cell table:formula="of:=0.5*[.MA12]*(([.MA6]-[.LZ6])/([.MA1]-[.LZ1]))^2" office:value-type="float" office:value="0.0000000110991909997974" calcext:value-type="float">
            <text:p>1.10991909997974E-08</text:p>
          </table:table-cell>
          <table:table-cell table:formula="of:=0.5*[.MB12]*(([.MB6]-[.MA6])/([.MB1]-[.MA1]))^2" office:value-type="float" office:value="0.000000534366083112462" calcext:value-type="float">
            <text:p>5.34366083112462E-07</text:p>
          </table:table-cell>
          <table:table-cell table:formula="of:=0.5*[.MC12]*(([.MC6]-[.MB6])/([.MC1]-[.MB1]))^2" office:value-type="float" office:value="0.0000000342938382213112" calcext:value-type="float">
            <text:p>3.42938382213112E-08</text:p>
          </table:table-cell>
          <table:table-cell table:formula="of:=0.5*[.MD12]*(([.MD6]-[.MC6])/([.MD1]-[.MC1]))^2" office:value-type="float" office:value="0.00000161847090090905" calcext:value-type="float">
            <text:p>1.61847090090905E-06</text:p>
          </table:table-cell>
          <table:table-cell table:formula="of:=0.5*[.ME12]*(([.ME6]-[.MD6])/([.ME1]-[.MD1]))^2" office:value-type="float" office:value="0.00000000386676457993692" calcext:value-type="float">
            <text:p>3.86676457993692E-09</text:p>
          </table:table-cell>
          <table:table-cell table:formula="of:=0.5*[.MF12]*(([.MF6]-[.ME6])/([.MF1]-[.ME1]))^2" office:value-type="float" office:value="0.00000348224660546635" calcext:value-type="float">
            <text:p>3.48224660546635E-06</text:p>
          </table:table-cell>
          <table:table-cell table:formula="of:=0.5*[.MG12]*(([.MG6]-[.MF6])/([.MG1]-[.MF1]))^2" office:value-type="float" office:value="0.000000264693499789319" calcext:value-type="float">
            <text:p>2.64693499789319E-07</text:p>
          </table:table-cell>
          <table:table-cell table:formula="of:=0.5*[.MH12]*(([.MH6]-[.MG6])/([.MH1]-[.MG1]))^2" office:value-type="float" office:value="0.000000766967304869167" calcext:value-type="float">
            <text:p>7.66967304869167E-07</text:p>
          </table:table-cell>
          <table:table-cell table:formula="of:=0.5*[.MI12]*(([.MI6]-[.MH6])/([.MI1]-[.MH1]))^2" office:value-type="float" office:value="0.00000050781132602807" calcext:value-type="float">
            <text:p>5.0781132602807E-07</text:p>
          </table:table-cell>
          <table:table-cell table:formula="of:=0.5*[.MJ12]*(([.MJ6]-[.MI6])/([.MJ1]-[.MI1]))^2" office:value-type="float" office:value="0.000000000535629263771484" calcext:value-type="float">
            <text:p>5.35629263771484E-10</text:p>
          </table:table-cell>
          <table:table-cell table:formula="of:=0.5*[.MK12]*(([.MK6]-[.MJ6])/([.MK1]-[.MJ1]))^2" office:value-type="float" office:value="0.00000115841144927383" calcext:value-type="float">
            <text:p>1.15841144927383E-06</text:p>
          </table:table-cell>
          <table:table-cell table:formula="of:=0.5*[.ML12]*(([.ML6]-[.MK6])/([.ML1]-[.MK1]))^2" office:value-type="float" office:value="0.00000121750787426495" calcext:value-type="float">
            <text:p>1.21750787426495E-06</text:p>
          </table:table-cell>
          <table:table-cell table:formula="of:=0.5*[.MM12]*(([.MM6]-[.ML6])/([.MM1]-[.ML1]))^2" office:value-type="float" office:value="0.000000329750299450187" calcext:value-type="float">
            <text:p>3.29750299450187E-07</text:p>
          </table:table-cell>
          <table:table-cell table:formula="of:=0.5*[.MN12]*(([.MN6]-[.MM6])/([.MN1]-[.MM1]))^2" office:value-type="float" office:value="0.00000231302851093297" calcext:value-type="float">
            <text:p>2.31302851093297E-06</text:p>
          </table:table-cell>
          <table:table-cell table:formula="of:=0.5*[.MO12]*(([.MO6]-[.MN6])/([.MO1]-[.MN1]))^2" office:value-type="float" office:value="0.000000300570001961078" calcext:value-type="float">
            <text:p>3.00570001961078E-07</text:p>
          </table:table-cell>
          <table:table-cell table:formula="of:=0.5*[.MP12]*(([.MP6]-[.MO6])/([.MP1]-[.MO1]))^2" office:value-type="float" office:value="0.00000531534134046058" calcext:value-type="float">
            <text:p>5.31534134046058E-06</text:p>
          </table:table-cell>
          <table:table-cell table:formula="of:=0.5*[.MQ12]*(([.MQ6]-[.MP6])/([.MQ1]-[.MP1]))^2" office:value-type="float" office:value="0.00000428873560583408" calcext:value-type="float">
            <text:p>4.28873560583408E-06</text:p>
          </table:table-cell>
          <table:table-cell table:formula="of:=0.5*[.MR12]*(([.MR6]-[.MQ6])/([.MR1]-[.MQ1]))^2" office:value-type="float" office:value="0.000000830098345830174" calcext:value-type="float">
            <text:p>8.30098345830174E-07</text:p>
          </table:table-cell>
          <table:table-cell table:formula="of:=0.5*[.MS12]*(([.MS6]-[.MR6])/([.MS1]-[.MR1]))^2" office:value-type="float" office:value="0.000000106071700472984" calcext:value-type="float">
            <text:p>1.06071700472984E-07</text:p>
          </table:table-cell>
          <table:table-cell table:formula="of:=0.5*[.MT12]*(([.MT6]-[.MS6])/([.MT1]-[.MS1]))^2" office:value-type="float" office:value="0.000000123781749066245" calcext:value-type="float">
            <text:p>1.23781749066245E-07</text:p>
          </table:table-cell>
          <table:table-cell table:formula="of:=0.5*[.MU12]*(([.MU6]-[.MT6])/([.MU1]-[.MT1]))^2" office:value-type="float" office:value="0.00000000144814653526573" calcext:value-type="float">
            <text:p>1.44814653526573E-09</text:p>
          </table:table-cell>
          <table:table-cell table:formula="of:=0.5*[.MV12]*(([.MV6]-[.MU6])/([.MV1]-[.MU1]))^2" office:value-type="float" office:value="0.0000000882196853992007" calcext:value-type="float">
            <text:p>8.82196853992007E-08</text:p>
          </table:table-cell>
          <table:table-cell table:formula="of:=0.5*[.MW12]*(([.MW6]-[.MV6])/([.MW1]-[.MV1]))^2" office:value-type="float" office:value="0.000000000159099426422489" calcext:value-type="float">
            <text:p>1.59099426422489E-10</text:p>
          </table:table-cell>
          <table:table-cell table:formula="of:=0.5*[.MX12]*(([.MX6]-[.MW6])/([.MX1]-[.MW1]))^2" office:value-type="float" office:value="0.000000303793669264106" calcext:value-type="float">
            <text:p>3.03793669264106E-07</text:p>
          </table:table-cell>
          <table:table-cell table:formula="of:=0.5*[.MY12]*(([.MY6]-[.MX6])/([.MY1]-[.MX1]))^2" office:value-type="float" office:value="0.0000000121725370299591" calcext:value-type="float">
            <text:p>1.21725370299591E-08</text:p>
          </table:table-cell>
          <table:table-cell table:formula="of:=0.5*[.MZ12]*(([.MZ6]-[.MY6])/([.MZ1]-[.MY1]))^2" office:value-type="float" office:value="0.000000424708511091428" calcext:value-type="float">
            <text:p>4.24708511091428E-07</text:p>
          </table:table-cell>
          <table:table-cell table:formula="of:=0.5*[.NA12]*(([.NA6]-[.MZ6])/([.NA1]-[.MZ1]))^2" office:value-type="float" office:value="0.00000059005409196888" calcext:value-type="float">
            <text:p>5.9005409196888E-07</text:p>
          </table:table-cell>
          <table:table-cell table:formula="of:=0.5*[.NB12]*(([.NB6]-[.NA6])/([.NB1]-[.NA1]))^2" office:value-type="float" office:value="0.00000232460075716528" calcext:value-type="float">
            <text:p>2.32460075716528E-06</text:p>
          </table:table-cell>
          <table:table-cell table:formula="of:=0.5*[.NC12]*(([.NC6]-[.NB6])/([.NC1]-[.NB1]))^2" office:value-type="float" office:value="0.00000124170754673522" calcext:value-type="float">
            <text:p>1.24170754673522E-06</text:p>
          </table:table-cell>
          <table:table-cell table:formula="of:=0.5*[.ND12]*(([.ND6]-[.NC6])/([.ND1]-[.NC1]))^2" office:value-type="float" office:value="0.0000000945570711433126" calcext:value-type="float">
            <text:p>9.45570711433126E-08</text:p>
          </table:table-cell>
          <table:table-cell table:formula="of:=0.5*[.NE12]*(([.NE6]-[.ND6])/([.NE1]-[.ND1]))^2" office:value-type="float" office:value="0.0000000431730845096097" calcext:value-type="float">
            <text:p>4.31730845096097E-08</text:p>
          </table:table-cell>
          <table:table-cell table:formula="of:=0.5*[.NF12]*(([.NF6]-[.NE6])/([.NF1]-[.NE1]))^2" office:value-type="float" office:value="0.000000346764045847876" calcext:value-type="float">
            <text:p>3.46764045847876E-07</text:p>
          </table:table-cell>
          <table:table-cell table:formula="of:=0.5*[.NG12]*(([.NG6]-[.NF6])/([.NG1]-[.NF1]))^2" office:value-type="float" office:value="0.00000023365880654496" calcext:value-type="float">
            <text:p>2.3365880654496E-07</text:p>
          </table:table-cell>
          <table:table-cell table:formula="of:=0.5*[.NH12]*(([.NH6]-[.NG6])/([.NH1]-[.NG1]))^2" office:value-type="float" office:value="0.0000000321139620666158" calcext:value-type="float">
            <text:p>3.21139620666158E-08</text:p>
          </table:table-cell>
          <table:table-cell table:formula="of:=0.5*[.NI12]*(([.NI6]-[.NH6])/([.NI1]-[.NH1]))^2" office:value-type="float" office:value="0.000000786990567423116" calcext:value-type="float">
            <text:p>7.86990567423116E-07</text:p>
          </table:table-cell>
          <table:table-cell table:formula="of:=0.5*[.NJ12]*(([.NJ6]-[.NI6])/([.NJ1]-[.NI1]))^2" office:value-type="float" office:value="0.00000608177712034587" calcext:value-type="float">
            <text:p>6.08177712034587E-06</text:p>
          </table:table-cell>
          <table:table-cell table:formula="of:=0.5*[.NK12]*(([.NK6]-[.NJ6])/([.NK1]-[.NJ1]))^2" office:value-type="float" office:value="0.000000418061097250723" calcext:value-type="float">
            <text:p>4.18061097250723E-07</text:p>
          </table:table-cell>
          <table:table-cell table:formula="of:=0.5*[.NL12]*(([.NL6]-[.NK6])/([.NL1]-[.NK1]))^2" office:value-type="float" office:value="0.00000395740212082937" calcext:value-type="float">
            <text:p>3.95740212082937E-06</text:p>
          </table:table-cell>
          <table:table-cell table:formula="of:=0.5*[.NM12]*(([.NM6]-[.NL6])/([.NM1]-[.NL1]))^2" office:value-type="float" office:value="0.000000148820760411661" calcext:value-type="float">
            <text:p>1.48820760411661E-07</text:p>
          </table:table-cell>
          <table:table-cell table:formula="of:=0.5*[.NN12]*(([.NN6]-[.NM6])/([.NN1]-[.NM1]))^2" office:value-type="float" office:value="0.000000243464809231947" calcext:value-type="float">
            <text:p>2.43464809231947E-07</text:p>
          </table:table-cell>
          <table:table-cell table:formula="of:=0.5*[.NO12]*(([.NO6]-[.NN6])/([.NO1]-[.NN1]))^2" office:value-type="float" office:value="0.000000146261908308252" calcext:value-type="float">
            <text:p>1.46261908308252E-07</text:p>
          </table:table-cell>
          <table:table-cell table:formula="of:=0.5*[.NP12]*(([.NP6]-[.NO6])/([.NP1]-[.NO1]))^2" office:value-type="float" office:value="0.00000337950303333111" calcext:value-type="float">
            <text:p>3.37950303333111E-06</text:p>
          </table:table-cell>
          <table:table-cell table:formula="of:=0.5*[.NQ12]*(([.NQ6]-[.NP6])/([.NQ1]-[.NP1]))^2" office:value-type="float" office:value="0.00000149350879138158" calcext:value-type="float">
            <text:p>1.49350879138158E-06</text:p>
          </table:table-cell>
          <table:table-cell table:formula="of:=0.5*[.NR12]*(([.NR6]-[.NQ6])/([.NR1]-[.NQ1]))^2" office:value-type="float" office:value="0.0000000134615195800424" calcext:value-type="float">
            <text:p>1.34615195800424E-08</text:p>
          </table:table-cell>
          <table:table-cell table:formula="of:=0.5*[.NS12]*(([.NS6]-[.NR6])/([.NS1]-[.NR1]))^2" office:value-type="float" office:value="0.00000174010528159066" calcext:value-type="float">
            <text:p>1.74010528159066E-06</text:p>
          </table:table-cell>
          <table:table-cell table:formula="of:=0.5*[.NT12]*(([.NT6]-[.NS6])/([.NT1]-[.NS1]))^2" office:value-type="float" office:value="0.000000181497842305204" calcext:value-type="float">
            <text:p>1.81497842305204E-07</text:p>
          </table:table-cell>
          <table:table-cell table:formula="of:=0.5*[.NU12]*(([.NU6]-[.NT6])/([.NU1]-[.NT1]))^2" office:value-type="float" office:value="0.0000000906496021987408" calcext:value-type="float">
            <text:p>9.06496021987408E-08</text:p>
          </table:table-cell>
          <table:table-cell table:formula="of:=0.5*[.NV12]*(([.NV6]-[.NU6])/([.NV1]-[.NU1]))^2" office:value-type="float" office:value="0.00031958785610632" calcext:value-type="float">
            <text:p>0.000319587856106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U13])" office:value-type="float" office:value="4.195191072672" calcext:value-type="float">
            <text:p>4.19519107267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U14])" office:value-type="float" office:value="3.0985436856675" calcext:value-type="float">
            <text:p>3.098543685667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7.29373475833951" calcext:value-type="float">
            <text:p>7.29373475833951</text:p>
          </table:table-cell>
          <table:table-cell table:formula="of:=[.B17]+[.C9]" office:value-type="float" office:value="18.5912885336276" calcext:value-type="float">
            <text:p>18.5912885336276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13:46.346069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15:30.837264060</dc:date>
    <meta:editing-duration>PT2M13S</meta:editing-duration>
    <meta:editing-cycles>2</meta:editing-cycles>
    <meta:generator>LibreOffice/6.4.7.2$Linux_X86_64 LibreOffice_project/40$Build-2</meta:generator>
    <meta:document-statistic meta:table-count="1" meta:cell-count="56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723cm" svg:y="3.954cm" style:legend-expansion="high" chart:style-name="ch2"/>
        <chart:plot-area chart:style-name="ch3" table:cell-range-address="tfoot12.A1:tfoot12.NU1 tfoot12.A6:tfoot12.NU6 tfoot12.A8:tfoot12.NU8" chart:data-source-has-labels="both" svg:x="0.319cm" svg:y="0.18cm" svg:width="12.085cm" svg:height="8.645cm">
          <chartooo:coordinate-region svg:x="1.337cm" svg:y="0.38cm" svg:width="10.88cm" svg:height="8.246cm"/>
          <chart:axis chart:dimension="x" chart:name="primary-x" chart:style-name="ch4" chartooo:axis-type="auto">
            <chart:categories table:cell-range-address="tfoot12.B1:tfoot12.NU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12.B6:tfoot12.NU6" chart:label-cell-address="tfoot12.A6:tfoot12.A6" chart:class="chart:scatter">
            <chart:domain table:cell-range-address="tfoot12.B1:tfoot12.NU1"/>
            <chart:data-point chart:repeated="384"/>
          </chart:series>
          <chart:series chart:style-name="ch7" chart:values-cell-range-address="tfoot12.B8:tfoot12.NU8" chart:label-cell-address="tfoot12.A8:tfoot12.A8" chart:class="chart:scatter">
            <chart:data-point chart:repeated="3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12.B1:tfoot12.NU1</svg:desc>
                </draw:g>
              </table:table-cell>
              <table:table-cell office:value-type="float" office:value="0.0333585739135742">
                <text:p>0.0333585739135742</text:p>
              </table:table-cell>
              <table:table-cell office:value-type="float" office:value="0.0667166709899902">
                <text:p>0.0667166709899902</text:p>
              </table:table-cell>
              <table:table-cell office:value-type="float" office:value="0.100074768066406">
                <text:p>0.100074768066406</text:p>
              </table:table-cell>
              <table:table-cell office:value-type="float" office:value="0.133432865142822">
                <text:p>0.133432865142822</text:p>
              </table:table-cell>
              <table:table-cell office:value-type="float" office:value="0.166790962219238">
                <text:p>0.166790962219238</text:p>
              </table:table-cell>
              <table:table-cell office:value-type="float" office:value="0.200149536132812">
                <text:p>0.200149536132812</text:p>
              </table:table-cell>
              <table:table-cell office:value-type="float" office:value="0.233507633209228">
                <text:p>0.233507633209228</text:p>
              </table:table-cell>
              <table:table-cell office:value-type="float" office:value="0.30022406578064">
                <text:p>0.30022406578064</text:p>
              </table:table-cell>
              <table:table-cell office:value-type="float" office:value="0.333582401275635">
                <text:p>0.333582401275635</text:p>
              </table:table-cell>
              <table:table-cell office:value-type="float" office:value="0.36694073677063">
                <text:p>0.36694073677063</text:p>
              </table:table-cell>
              <table:table-cell office:value-type="float" office:value="0.433657169342041">
                <text:p>0.433657169342041</text:p>
              </table:table-cell>
              <table:table-cell office:value-type="float" office:value="0.467015743255615">
                <text:p>0.467015743255615</text:p>
              </table:table-cell>
              <table:table-cell office:value-type="float" office:value="0.500373840332031">
                <text:p>0.500373840332031</text:p>
              </table:table-cell>
              <table:table-cell office:value-type="float" office:value="0.533732175827026">
                <text:p>0.533732175827026</text:p>
              </table:table-cell>
              <table:table-cell office:value-type="float" office:value="0.567090749740601">
                <text:p>0.567090749740601</text:p>
              </table:table-cell>
              <table:table-cell office:value-type="float" office:value="0.600449085235596">
                <text:p>0.600449085235596</text:p>
              </table:table-cell>
              <table:table-cell office:value-type="float" office:value="0.633807420730591">
                <text:p>0.633807420730591</text:p>
              </table:table-cell>
              <table:table-cell office:value-type="float" office:value="0.667163610458374">
                <text:p>0.667163610458374</text:p>
              </table:table-cell>
              <table:table-cell office:value-type="float" office:value="0.733876466751099">
                <text:p>0.733876466751099</text:p>
              </table:table-cell>
              <table:table-cell office:value-type="float" office:value="0.767232894897461">
                <text:p>0.767232894897461</text:p>
              </table:table-cell>
              <table:table-cell office:value-type="float" office:value="0.833945512771606">
                <text:p>0.833945512771606</text:p>
              </table:table-cell>
              <table:table-cell office:value-type="float" office:value="0.86730170249939">
                <text:p>0.86730170249939</text:p>
              </table:table-cell>
              <table:table-cell office:value-type="float" office:value="0.934014558792114">
                <text:p>0.934014558792114</text:p>
              </table:table-cell>
              <table:table-cell office:value-type="float" office:value="0.967370986938477">
                <text:p>0.967370986938477</text:p>
              </table:table-cell>
              <table:table-cell office:value-type="float" office:value="1.00072717666626">
                <text:p>1.00072717666626</text:p>
              </table:table-cell>
              <table:table-cell office:value-type="float" office:value="1.03408336639404">
                <text:p>1.03408336639404</text:p>
              </table:table-cell>
              <table:table-cell office:value-type="float" office:value="1.06743979454041">
                <text:p>1.06743979454041</text:p>
              </table:table-cell>
              <table:table-cell office:value-type="float" office:value="1.10079598426819">
                <text:p>1.10079598426819</text:p>
              </table:table-cell>
              <table:table-cell office:value-type="float" office:value="1.16750836372375">
                <text:p>1.16750836372375</text:p>
              </table:table-cell>
              <table:table-cell office:value-type="float" office:value="1.20086455345154">
                <text:p>1.20086455345154</text:p>
              </table:table-cell>
              <table:table-cell office:value-type="float" office:value="1.2675769329071">
                <text:p>1.2675769329071</text:p>
              </table:table-cell>
              <table:table-cell office:value-type="float" office:value="1.33428931236267">
                <text:p>1.33428931236267</text:p>
              </table:table-cell>
              <table:table-cell office:value-type="float" office:value="1.40100145339966">
                <text:p>1.40100145339966</text:p>
              </table:table-cell>
              <table:table-cell office:value-type="float" office:value="1.46771383285522">
                <text:p>1.46771383285522</text:p>
              </table:table-cell>
              <table:table-cell office:value-type="float" office:value="1.53442597389221">
                <text:p>1.53442597389221</text:p>
              </table:table-cell>
              <table:table-cell office:value-type="float" office:value="1.56778240203857">
                <text:p>1.56778240203857</text:p>
              </table:table-cell>
              <table:table-cell office:value-type="float" office:value="1.63449454307556">
                <text:p>1.63449454307556</text:p>
              </table:table-cell>
              <table:table-cell office:value-type="float" office:value="1.66785049438477">
                <text:p>1.66785049438477</text:p>
              </table:table-cell>
              <table:table-cell office:value-type="float" office:value="1.70120668411255">
                <text:p>1.70120668411255</text:p>
              </table:table-cell>
              <table:table-cell office:value-type="float" office:value="1.76791906356812">
                <text:p>1.76791906356812</text:p>
              </table:table-cell>
              <table:table-cell office:value-type="float" office:value="1.8346312046051">
                <text:p>1.8346312046051</text:p>
              </table:table-cell>
              <table:table-cell office:value-type="float" office:value="1.90134358406067">
                <text:p>1.90134358406067</text:p>
              </table:table-cell>
              <table:table-cell office:value-type="float" office:value="1.96805572509766">
                <text:p>1.96805572509766</text:p>
              </table:table-cell>
              <table:table-cell office:value-type="float" office:value="2.03476810455322">
                <text:p>2.03476810455322</text:p>
              </table:table-cell>
              <table:table-cell office:value-type="float" office:value="2.10148024559021">
                <text:p>2.10148024559021</text:p>
              </table:table-cell>
              <table:table-cell office:value-type="float" office:value="2.1681923866272">
                <text:p>2.1681923866272</text:p>
              </table:table-cell>
              <table:table-cell office:value-type="float" office:value="2.23490452766418">
                <text:p>2.23490452766418</text:p>
              </table:table-cell>
              <table:table-cell office:value-type="float" office:value="2.26826071739197">
                <text:p>2.26826071739197</text:p>
              </table:table-cell>
              <table:table-cell office:value-type="float" office:value="2.30161666870117">
                <text:p>2.30161666870117</text:p>
              </table:table-cell>
              <table:table-cell office:value-type="float" office:value="2.33497285842895">
                <text:p>2.33497285842895</text:p>
              </table:table-cell>
              <table:table-cell office:value-type="float" office:value="2.36832880973816">
                <text:p>2.36832880973816</text:p>
              </table:table-cell>
              <table:table-cell office:value-type="float" office:value="2.40168523788452">
                <text:p>2.40168523788452</text:p>
              </table:table-cell>
              <table:table-cell office:value-type="float" office:value="2.43504118919373">
                <text:p>2.43504118919373</text:p>
              </table:table-cell>
              <table:table-cell office:value-type="float" office:value="2.46839737892151">
                <text:p>2.46839737892151</text:p>
              </table:table-cell>
              <table:table-cell office:value-type="float" office:value="2.50175333023071">
                <text:p>2.50175333023071</text:p>
              </table:table-cell>
              <table:table-cell office:value-type="float" office:value="2.5351095199585">
                <text:p>2.5351095199585</text:p>
              </table:table-cell>
              <table:table-cell office:value-type="float" office:value="2.5684654712677">
                <text:p>2.5684654712677</text:p>
              </table:table-cell>
              <table:table-cell office:value-type="float" office:value="2.63517761230469">
                <text:p>2.63517761230469</text:p>
              </table:table-cell>
              <table:table-cell office:value-type="float" office:value="2.66853547096252">
                <text:p>2.66853547096252</text:p>
              </table:table-cell>
              <table:table-cell office:value-type="float" office:value="2.70189332962036">
                <text:p>2.70189332962036</text:p>
              </table:table-cell>
              <table:table-cell office:value-type="float" office:value="2.73525094985962">
                <text:p>2.73525094985962</text:p>
              </table:table-cell>
              <table:table-cell office:value-type="float" office:value="2.76860904693604">
                <text:p>2.76860904693604</text:p>
              </table:table-cell>
              <table:table-cell office:value-type="float" office:value="2.80196690559387">
                <text:p>2.80196690559387</text:p>
              </table:table-cell>
              <table:table-cell office:value-type="float" office:value="2.86868262290955">
                <text:p>2.86868262290955</text:p>
              </table:table-cell>
              <table:table-cell office:value-type="float" office:value="2.90204048156738">
                <text:p>2.90204048156738</text:p>
              </table:table-cell>
              <table:table-cell office:value-type="float" office:value="2.93539881706238">
                <text:p>2.93539881706238</text:p>
              </table:table-cell>
              <table:table-cell office:value-type="float" office:value="3.00211453437805">
                <text:p>3.00211453437805</text:p>
              </table:table-cell>
              <table:table-cell office:value-type="float" office:value="3.03547239303589">
                <text:p>3.03547239303589</text:p>
              </table:table-cell>
              <table:table-cell office:value-type="float" office:value="3.06883072853088">
                <text:p>3.06883072853088</text:p>
              </table:table-cell>
              <table:table-cell office:value-type="float" office:value="3.26897883415222">
                <text:p>3.26897883415222</text:p>
              </table:table-cell>
              <table:table-cell office:value-type="float" office:value="3.30233693122864">
                <text:p>3.30233693122864</text:p>
              </table:table-cell>
              <table:table-cell office:value-type="float" office:value="3.36905336380005">
                <text:p>3.36905336380005</text:p>
              </table:table-cell>
              <table:table-cell office:value-type="float" office:value="3.43576955795288">
                <text:p>3.43576955795288</text:p>
              </table:table-cell>
              <table:table-cell office:value-type="float" office:value="3.50248599052429">
                <text:p>3.50248599052429</text:p>
              </table:table-cell>
              <table:table-cell office:value-type="float" office:value="3.53584408760071">
                <text:p>3.53584408760071</text:p>
              </table:table-cell>
              <table:table-cell office:value-type="float" office:value="3.60256028175354">
                <text:p>3.60256028175354</text:p>
              </table:table-cell>
              <table:table-cell office:value-type="float" office:value="3.70263195037842">
                <text:p>3.70263195037842</text:p>
              </table:table-cell>
              <table:table-cell office:value-type="float" office:value="3.73598861694336">
                <text:p>3.73598861694336</text:p>
              </table:table-cell>
              <table:table-cell office:value-type="float" office:value="3.7693452835083">
                <text:p>3.7693452835083</text:p>
              </table:table-cell>
              <table:table-cell office:value-type="float" office:value="3.80270195007324">
                <text:p>3.80270195007324</text:p>
              </table:table-cell>
              <table:table-cell office:value-type="float" office:value="3.83605861663818">
                <text:p>3.83605861663818</text:p>
              </table:table-cell>
              <table:table-cell office:value-type="float" office:value="3.86941528320312">
                <text:p>3.86941528320312</text:p>
              </table:table-cell>
              <table:table-cell office:value-type="float" office:value="3.90277194976807">
                <text:p>3.90277194976807</text:p>
              </table:table-cell>
              <table:table-cell office:value-type="float" office:value="4.06955528259277">
                <text:p>4.06955528259277</text:p>
              </table:table-cell>
              <table:table-cell office:value-type="float" office:value="4.13626861572266">
                <text:p>4.13626861572266</text:p>
              </table:table-cell>
              <table:table-cell office:value-type="float" office:value="4.20298194885254">
                <text:p>4.20298194885254</text:p>
              </table:table-cell>
              <table:table-cell office:value-type="float" office:value="4.26969528198242">
                <text:p>4.26969528198242</text:p>
              </table:table-cell>
              <table:table-cell office:value-type="float" office:value="4.30305194854736">
                <text:p>4.30305194854736</text:p>
              </table:table-cell>
              <table:table-cell office:value-type="float" office:value="4.36976552009583">
                <text:p>4.36976552009583</text:p>
              </table:table-cell>
              <table:table-cell office:value-type="float" office:value="4.43647861480713">
                <text:p>4.43647861480713</text:p>
              </table:table-cell>
              <table:table-cell office:value-type="float" office:value="4.63661861419678">
                <text:p>4.63661861419678</text:p>
              </table:table-cell>
              <table:table-cell office:value-type="float" office:value="4.6699743270874">
                <text:p>4.6699743270874</text:p>
              </table:table-cell>
              <table:table-cell office:value-type="float" office:value="4.70333027839661">
                <text:p>4.70333027839661</text:p>
              </table:table-cell>
              <table:table-cell office:value-type="float" office:value="4.77004170417786">
                <text:p>4.77004170417786</text:p>
              </table:table-cell>
              <table:table-cell office:value-type="float" office:value="4.90346479415894">
                <text:p>4.90346479415894</text:p>
              </table:table-cell>
              <table:table-cell office:value-type="float" office:value="4.97017621994019">
                <text:p>4.97017621994019</text:p>
              </table:table-cell>
              <table:table-cell office:value-type="float" office:value="5.00353193283081">
                <text:p>5.00353193283081</text:p>
              </table:table-cell>
              <table:table-cell office:value-type="float" office:value="5.03688764572144">
                <text:p>5.03688764572144</text:p>
              </table:table-cell>
              <table:table-cell office:value-type="float" office:value="5.13695454597473">
                <text:p>5.13695454597473</text:p>
              </table:table-cell>
              <table:table-cell office:value-type="float" office:value="5.2036657333374">
                <text:p>5.2036657333374</text:p>
              </table:table-cell>
              <table:table-cell office:value-type="float" office:value="5.27037692070007">
                <text:p>5.27037692070007</text:p>
              </table:table-cell>
              <table:table-cell office:value-type="float" office:value="5.30373239517212">
                <text:p>5.30373239517212</text:p>
              </table:table-cell>
              <table:table-cell office:value-type="float" office:value="5.37044358253479">
                <text:p>5.37044358253479</text:p>
              </table:table-cell>
              <table:table-cell office:value-type="float" office:value="5.43715453147888">
                <text:p>5.43715453147888</text:p>
              </table:table-cell>
              <table:table-cell office:value-type="float" office:value="5.50386548042297">
                <text:p>5.50386548042297</text:p>
              </table:table-cell>
              <table:table-cell office:value-type="float" office:value="5.57057642936707">
                <text:p>5.57057642936707</text:p>
              </table:table-cell>
              <table:table-cell office:value-type="float" office:value="5.63728737831116">
                <text:p>5.63728737831116</text:p>
              </table:table-cell>
              <table:table-cell office:value-type="float" office:value="5.70399951934814">
                <text:p>5.70399951934814</text:p>
              </table:table-cell>
              <table:table-cell office:value-type="float" office:value="5.77071166038513">
                <text:p>5.77071166038513</text:p>
              </table:table-cell>
              <table:table-cell office:value-type="float" office:value="5.83742356300354">
                <text:p>5.83742356300354</text:p>
              </table:table-cell>
              <table:table-cell office:value-type="float" office:value="5.90413570404053">
                <text:p>5.90413570404053</text:p>
              </table:table-cell>
              <table:table-cell office:value-type="float" office:value="5.93749165534973">
                <text:p>5.93749165534973</text:p>
              </table:table-cell>
              <table:table-cell office:value-type="float" office:value="5.97084760665894">
                <text:p>5.97084760665894</text:p>
              </table:table-cell>
              <table:table-cell office:value-type="float" office:value="6.00420355796814">
                <text:p>6.00420355796814</text:p>
              </table:table-cell>
              <table:table-cell office:value-type="float" office:value="6.07091569900513">
                <text:p>6.07091569900513</text:p>
              </table:table-cell>
              <table:table-cell office:value-type="float" office:value="6.10427165031433">
                <text:p>6.10427165031433</text:p>
              </table:table-cell>
              <table:table-cell office:value-type="float" office:value="6.13762760162354">
                <text:p>6.13762760162354</text:p>
              </table:table-cell>
              <table:table-cell office:value-type="float" office:value="6.37111854553223">
                <text:p>6.37111854553223</text:p>
              </table:table-cell>
              <table:table-cell office:value-type="float" office:value="6.60460901260376">
                <text:p>6.60460901260376</text:p>
              </table:table-cell>
              <table:table-cell office:value-type="float" office:value="6.67132067680359">
                <text:p>6.67132067680359</text:p>
              </table:table-cell>
              <table:table-cell office:value-type="float" office:value="6.70467638969421">
                <text:p>6.70467638969421</text:p>
              </table:table-cell>
              <table:table-cell office:value-type="float" office:value="6.73803234100342">
                <text:p>6.73803234100342</text:p>
              </table:table-cell>
              <table:table-cell office:value-type="float" office:value="6.77138805389404">
                <text:p>6.77138805389404</text:p>
              </table:table-cell>
              <table:table-cell office:value-type="float" office:value="6.80474376678467">
                <text:p>6.80474376678467</text:p>
              </table:table-cell>
              <table:table-cell office:value-type="float" office:value="6.83809947967529">
                <text:p>6.83809947967529</text:p>
              </table:table-cell>
              <table:table-cell office:value-type="float" office:value="6.87145519256592">
                <text:p>6.87145519256592</text:p>
              </table:table-cell>
              <table:table-cell office:value-type="float" office:value="6.90481090545654">
                <text:p>6.90481090545654</text:p>
              </table:table-cell>
              <table:table-cell office:value-type="float" office:value="6.93816661834717">
                <text:p>6.93816661834717</text:p>
              </table:table-cell>
              <table:table-cell office:value-type="float" office:value="7.00487804412842">
                <text:p>7.00487804412842</text:p>
              </table:table-cell>
              <table:table-cell office:value-type="float" office:value="7.17165613174439">
                <text:p>7.17165613174439</text:p>
              </table:table-cell>
              <table:table-cell office:value-type="float" office:value="7.20501160621643">
                <text:p>7.20501160621643</text:p>
              </table:table-cell>
              <table:table-cell office:value-type="float" office:value="7.2717227935791">
                <text:p>7.2717227935791</text:p>
              </table:table-cell>
              <table:table-cell office:value-type="float" office:value="7.30507826805115">
                <text:p>7.30507826805115</text:p>
              </table:table-cell>
              <table:table-cell office:value-type="float" office:value="7.37178921699524">
                <text:p>7.37178921699524</text:p>
              </table:table-cell>
              <table:table-cell office:value-type="float" office:value="7.47185564041138">
                <text:p>7.47185564041138</text:p>
              </table:table-cell>
              <table:table-cell office:value-type="float" office:value="7.50521111488342">
                <text:p>7.50521111488342</text:p>
              </table:table-cell>
              <table:table-cell office:value-type="float" office:value="7.53856611251831">
                <text:p>7.53856611251831</text:p>
              </table:table-cell>
              <table:table-cell office:value-type="float" office:value="7.57192158699036">
                <text:p>7.57192158699036</text:p>
              </table:table-cell>
              <table:table-cell office:value-type="float" office:value="7.6052770614624">
                <text:p>7.6052770614624</text:p>
              </table:table-cell>
              <table:table-cell office:value-type="float" office:value="7.63863229751587">
                <text:p>7.63863229751587</text:p>
              </table:table-cell>
              <table:table-cell office:value-type="float" office:value="7.67198991775513">
                <text:p>7.67198991775513</text:p>
              </table:table-cell>
              <table:table-cell office:value-type="float" office:value="7.73870491981506">
                <text:p>7.73870491981506</text:p>
              </table:table-cell>
              <table:table-cell office:value-type="float" office:value="7.80541968345642">
                <text:p>7.80541968345642</text:p>
              </table:table-cell>
              <table:table-cell office:value-type="float" office:value="7.87213492393494">
                <text:p>7.87213492393494</text:p>
              </table:table-cell>
              <table:table-cell office:value-type="float" office:value="7.93884968757629">
                <text:p>7.93884968757629</text:p>
              </table:table-cell>
              <table:table-cell office:value-type="float" office:value="8.00556468963623">
                <text:p>8.00556468963623</text:p>
              </table:table-cell>
              <table:table-cell office:value-type="float" office:value="8.03892230987549">
                <text:p>8.03892230987549</text:p>
              </table:table-cell>
              <table:table-cell office:value-type="float" office:value="8.07227993011475">
                <text:p>8.07227993011475</text:p>
              </table:table-cell>
              <table:table-cell office:value-type="float" office:value="8.105637550354">
                <text:p>8.105637550354</text:p>
              </table:table-cell>
              <table:table-cell office:value-type="float" office:value="8.17235255241394">
                <text:p>8.17235255241394</text:p>
              </table:table-cell>
              <table:table-cell office:value-type="float" office:value="8.37249803543091">
                <text:p>8.37249803543091</text:p>
              </table:table-cell>
              <table:table-cell office:value-type="float" office:value="8.5392861366272">
                <text:p>8.5392861366272</text:p>
              </table:table-cell>
              <table:table-cell office:value-type="float" office:value="8.60600161552429">
                <text:p>8.60600161552429</text:p>
              </table:table-cell>
              <table:table-cell office:value-type="float" office:value="8.67271590232849">
                <text:p>8.67271590232849</text:p>
              </table:table-cell>
              <table:table-cell office:value-type="float" office:value="8.73942923545837">
                <text:p>8.73942923545837</text:p>
              </table:table-cell>
              <table:table-cell office:value-type="float" office:value="8.77278590202332">
                <text:p>8.77278590202332</text:p>
              </table:table-cell>
              <table:table-cell office:value-type="float" office:value="9.17306637763977">
                <text:p>9.17306637763977</text:p>
              </table:table-cell>
              <table:table-cell office:value-type="float" office:value="9.20642304420471">
                <text:p>9.20642304420471</text:p>
              </table:table-cell>
              <table:table-cell office:value-type="float" office:value="9.27313661575317">
                <text:p>9.27313661575317</text:p>
              </table:table-cell>
              <table:table-cell office:value-type="float" office:value="9.33984994888306">
                <text:p>9.33984994888306</text:p>
              </table:table-cell>
              <table:table-cell office:value-type="float" office:value="9.373206615448">
                <text:p>9.373206615448</text:p>
              </table:table-cell>
              <table:table-cell office:value-type="float" office:value="9.43991994857788">
                <text:p>9.43991994857788</text:p>
              </table:table-cell>
              <table:table-cell office:value-type="float" office:value="9.47327661514282">
                <text:p>9.47327661514282</text:p>
              </table:table-cell>
              <table:table-cell office:value-type="float" office:value="9.57334685325623">
                <text:p>9.57334685325623</text:p>
              </table:table-cell>
              <table:table-cell office:value-type="float" office:value="9.80685234069824">
                <text:p>9.80685234069824</text:p>
              </table:table-cell>
              <table:table-cell office:value-type="float" office:value="9.84021091461182">
                <text:p>9.84021091461182</text:p>
              </table:table-cell>
              <table:table-cell office:value-type="float" office:value="9.87356948852539">
                <text:p>9.87356948852539</text:p>
              </table:table-cell>
              <table:table-cell office:value-type="float" office:value="9.94028663635254">
                <text:p>9.94028663635254</text:p>
              </table:table-cell>
              <table:table-cell office:value-type="float" office:value="9.97364497184753">
                <text:p>9.97364497184753</text:p>
              </table:table-cell>
              <table:table-cell office:value-type="float" office:value="10.0403623580933">
                <text:p>10.0403623580933</text:p>
              </table:table-cell>
              <table:table-cell office:value-type="float" office:value="10.1404383182526">
                <text:p>10.1404383182526</text:p>
              </table:table-cell>
              <table:table-cell office:value-type="float" office:value="10.2071557044983">
                <text:p>10.2071557044983</text:p>
              </table:table-cell>
              <table:table-cell office:value-type="float" office:value="10.273873090744">
                <text:p>10.273873090744</text:p>
              </table:table-cell>
              <table:table-cell office:value-type="float" office:value="10.3405907154083">
                <text:p>10.3405907154083</text:p>
              </table:table-cell>
              <table:table-cell office:value-type="float" office:value="10.4073083400726">
                <text:p>10.4073083400726</text:p>
              </table:table-cell>
              <table:table-cell office:value-type="float" office:value="10.4406671524048">
                <text:p>10.4406671524048</text:p>
              </table:table-cell>
              <table:table-cell office:value-type="float" office:value="10.5073847770691">
                <text:p>10.5073847770691</text:p>
              </table:table-cell>
              <table:table-cell office:value-type="float" office:value="10.574102640152">
                <text:p>10.574102640152</text:p>
              </table:table-cell>
              <table:table-cell office:value-type="float" office:value="10.6408202648163">
                <text:p>10.6408202648163</text:p>
              </table:table-cell>
              <table:table-cell office:value-type="float" office:value="10.7075347900391">
                <text:p>10.7075347900391</text:p>
              </table:table-cell>
              <table:table-cell office:value-type="float" office:value="10.7408919334412">
                <text:p>10.7408919334412</text:p>
              </table:table-cell>
              <table:table-cell office:value-type="float" office:value="10.8076059818268">
                <text:p>10.8076059818268</text:p>
              </table:table-cell>
              <table:table-cell office:value-type="float" office:value="11.0077488422394">
                <text:p>11.0077488422394</text:p>
              </table:table-cell>
              <table:table-cell office:value-type="float" office:value="11.074462890625">
                <text:p>11.074462890625</text:p>
              </table:table-cell>
              <table:table-cell office:value-type="float" office:value="11.1078200340271">
                <text:p>11.1078200340271</text:p>
              </table:table-cell>
              <table:table-cell office:value-type="float" office:value="11.1411771774292">
                <text:p>11.1411771774292</text:p>
              </table:table-cell>
              <table:table-cell office:value-type="float" office:value="11.1745343208313">
                <text:p>11.1745343208313</text:p>
              </table:table-cell>
              <table:table-cell office:value-type="float" office:value="11.2078914642334">
                <text:p>11.2078914642334</text:p>
              </table:table-cell>
              <table:table-cell office:value-type="float" office:value="11.2412483692169">
                <text:p>11.2412483692169</text:p>
              </table:table-cell>
              <table:table-cell office:value-type="float" office:value="11.274605512619">
                <text:p>11.274605512619</text:p>
              </table:table-cell>
              <table:table-cell office:value-type="float" office:value="11.3079626560211">
                <text:p>11.3079626560211</text:p>
              </table:table-cell>
              <table:table-cell office:value-type="float" office:value="11.3746767044067">
                <text:p>11.3746767044067</text:p>
              </table:table-cell>
              <table:table-cell office:value-type="float" office:value="11.4080340862274">
                <text:p>11.4080340862274</text:p>
              </table:table-cell>
              <table:table-cell office:value-type="float" office:value="11.474748134613">
                <text:p>11.474748134613</text:p>
              </table:table-cell>
              <table:table-cell office:value-type="float" office:value="11.6748900413513">
                <text:p>11.6748900413513</text:p>
              </table:table-cell>
              <table:table-cell office:value-type="float" office:value="11.7082467079163">
                <text:p>11.7082467079163</text:p>
              </table:table-cell>
              <table:table-cell office:value-type="float" office:value="11.7749598026276">
                <text:p>11.7749598026276</text:p>
              </table:table-cell>
              <table:table-cell office:value-type="float" office:value="11.8083164691925">
                <text:p>11.8083164691925</text:p>
              </table:table-cell>
              <table:table-cell office:value-type="float" office:value="11.8750295639038">
                <text:p>11.8750295639038</text:p>
              </table:table-cell>
              <table:table-cell office:value-type="float" office:value="11.9083859920502">
                <text:p>11.9083859920502</text:p>
              </table:table-cell>
              <table:table-cell office:value-type="float" office:value="11.9417426586151">
                <text:p>11.9417426586151</text:p>
              </table:table-cell>
              <table:table-cell office:value-type="float" office:value="12.0084557533264">
                <text:p>12.0084557533264</text:p>
              </table:table-cell>
              <table:table-cell office:value-type="float" office:value="12.0418124198914">
                <text:p>12.0418124198914</text:p>
              </table:table-cell>
              <table:table-cell office:value-type="float" office:value="12.0751690864563">
                <text:p>12.0751690864563</text:p>
              </table:table-cell>
              <table:table-cell office:value-type="float" office:value="12.1085255146027">
                <text:p>12.1085255146027</text:p>
              </table:table-cell>
              <table:table-cell office:value-type="float" office:value="12.141881942749">
                <text:p>12.141881942749</text:p>
              </table:table-cell>
              <table:table-cell office:value-type="float" office:value="12.175238609314">
                <text:p>12.175238609314</text:p>
              </table:table-cell>
              <table:table-cell office:value-type="float" office:value="12.442090511322">
                <text:p>12.442090511322</text:p>
              </table:table-cell>
              <table:table-cell office:value-type="float" office:value="12.5088033676147">
                <text:p>12.5088033676147</text:p>
              </table:table-cell>
              <table:table-cell office:value-type="float" office:value="12.5755162239075">
                <text:p>12.5755162239075</text:p>
              </table:table-cell>
              <table:table-cell office:value-type="float" office:value="12.6422290802002">
                <text:p>12.6422290802002</text:p>
              </table:table-cell>
              <table:table-cell office:value-type="float" office:value="12.7089450359345">
                <text:p>12.7089450359345</text:p>
              </table:table-cell>
              <table:table-cell office:value-type="float" office:value="12.7756609916687">
                <text:p>12.7756609916687</text:p>
              </table:table-cell>
              <table:table-cell office:value-type="float" office:value="12.842376947403">
                <text:p>12.842376947403</text:p>
              </table:table-cell>
              <table:table-cell office:value-type="float" office:value="12.9090931415558">
                <text:p>12.9090931415558</text:p>
              </table:table-cell>
              <table:table-cell office:value-type="float" office:value="12.9424512386322">
                <text:p>12.9424512386322</text:p>
              </table:table-cell>
              <table:table-cell office:value-type="float" office:value="12.97580909729">
                <text:p>12.97580909729</text:p>
              </table:table-cell>
              <table:table-cell office:value-type="float" office:value="13.0425255298615">
                <text:p>13.0425255298615</text:p>
              </table:table-cell>
              <table:table-cell office:value-type="float" office:value="13.0758836269379">
                <text:p>13.0758836269379</text:p>
              </table:table-cell>
              <table:table-cell office:value-type="float" office:value="13.1092414855957">
                <text:p>13.1092414855957</text:p>
              </table:table-cell>
              <table:table-cell office:value-type="float" office:value="13.1759579181671">
                <text:p>13.1759579181671</text:p>
              </table:table-cell>
              <table:table-cell office:value-type="float" office:value="13.2426741123199">
                <text:p>13.2426741123199</text:p>
              </table:table-cell>
              <table:table-cell office:value-type="float" office:value="13.5428981781006">
                <text:p>13.5428981781006</text:p>
              </table:table-cell>
              <table:table-cell office:value-type="float" office:value="13.642972946167">
                <text:p>13.642972946167</text:p>
              </table:table-cell>
              <table:table-cell office:value-type="float" office:value="13.7096962928772">
                <text:p>13.7096962928772</text:p>
              </table:table-cell>
              <table:table-cell office:value-type="float" office:value="13.7764196395874">
                <text:p>13.7764196395874</text:p>
              </table:table-cell>
              <table:table-cell office:value-type="float" office:value="13.8097815513611">
                <text:p>13.8097815513611</text:p>
              </table:table-cell>
              <table:table-cell office:value-type="float" office:value="13.8431432247162">
                <text:p>13.8431432247162</text:p>
              </table:table-cell>
              <table:table-cell office:value-type="float" office:value="13.8765051364899">
                <text:p>13.8765051364899</text:p>
              </table:table-cell>
              <table:table-cell office:value-type="float" office:value="13.9098670482635">
                <text:p>13.9098670482635</text:p>
              </table:table-cell>
              <table:table-cell office:value-type="float" office:value="13.9432287216187">
                <text:p>13.9432287216187</text:p>
              </table:table-cell>
              <table:table-cell office:value-type="float" office:value="14.0433146953583">
                <text:p>14.0433146953583</text:p>
              </table:table-cell>
              <table:table-cell office:value-type="float" office:value="14.1434011459351">
                <text:p>14.1434011459351</text:p>
              </table:table-cell>
              <table:table-cell office:value-type="float" office:value="14.2101254463196">
                <text:p>14.2101254463196</text:p>
              </table:table-cell>
              <table:table-cell office:value-type="float" office:value="14.2434875965118">
                <text:p>14.2434875965118</text:p>
              </table:table-cell>
              <table:table-cell office:value-type="float" office:value="14.2768499851227">
                <text:p>14.2768499851227</text:p>
              </table:table-cell>
              <table:table-cell office:value-type="float" office:value="14.3102121353149">
                <text:p>14.3102121353149</text:p>
              </table:table-cell>
              <table:table-cell office:value-type="float" office:value="14.3769371509552">
                <text:p>14.3769371509552</text:p>
              </table:table-cell>
              <table:table-cell office:value-type="float" office:value="14.4436619281769">
                <text:p>14.4436619281769</text:p>
              </table:table-cell>
              <table:table-cell office:value-type="float" office:value="14.4770245552063">
                <text:p>14.4770245552063</text:p>
              </table:table-cell>
              <table:table-cell office:value-type="float" office:value="14.543749332428">
                <text:p>14.543749332428</text:p>
              </table:table-cell>
              <table:table-cell office:value-type="float" office:value="14.577112197876">
                <text:p>14.577112197876</text:p>
              </table:table-cell>
              <table:table-cell office:value-type="float" office:value="14.6438372135162">
                <text:p>14.6438372135162</text:p>
              </table:table-cell>
              <table:table-cell office:value-type="float" office:value="14.7105512619019">
                <text:p>14.7105512619019</text:p>
              </table:table-cell>
              <table:table-cell office:value-type="float" office:value="15.0107645988464">
                <text:p>15.0107645988464</text:p>
              </table:table-cell>
              <table:table-cell office:value-type="float" office:value="15.0441217422485">
                <text:p>15.0441217422485</text:p>
              </table:table-cell>
              <table:table-cell office:value-type="float" office:value="15.0774788856506">
                <text:p>15.0774788856506</text:p>
              </table:table-cell>
              <table:table-cell office:value-type="float" office:value="15.1441926956177">
                <text:p>15.1441926956177</text:p>
              </table:table-cell>
              <table:table-cell office:value-type="float" office:value="15.2109067440033">
                <text:p>15.2109067440033</text:p>
              </table:table-cell>
              <table:table-cell office:value-type="float" office:value="15.3109776973724">
                <text:p>15.3109776973724</text:p>
              </table:table-cell>
              <table:table-cell office:value-type="float" office:value="15.3776917457581">
                <text:p>15.3776917457581</text:p>
              </table:table-cell>
              <table:table-cell office:value-type="float" office:value="15.4444055557251">
                <text:p>15.4444055557251</text:p>
              </table:table-cell>
              <table:table-cell office:value-type="float" office:value="15.5111193656921">
                <text:p>15.5111193656921</text:p>
              </table:table-cell>
              <table:table-cell office:value-type="float" office:value="15.5444762706757">
                <text:p>15.5444762706757</text:p>
              </table:table-cell>
              <table:table-cell office:value-type="float" office:value="15.6111903190613">
                <text:p>15.6111903190613</text:p>
              </table:table-cell>
              <table:table-cell office:value-type="float" office:value="15.6779043674469">
                <text:p>15.6779043674469</text:p>
              </table:table-cell>
              <table:table-cell office:value-type="float" office:value="15.7112612724304">
                <text:p>15.7112612724304</text:p>
              </table:table-cell>
              <table:table-cell office:value-type="float" office:value="15.8113322257996">
                <text:p>15.8113322257996</text:p>
              </table:table-cell>
              <table:table-cell office:value-type="float" office:value="15.8446893692017">
                <text:p>15.8446893692017</text:p>
              </table:table-cell>
              <table:table-cell office:value-type="float" office:value="15.9114034175873">
                <text:p>15.9114034175873</text:p>
              </table:table-cell>
              <table:table-cell office:value-type="float" office:value="16.1449024677277">
                <text:p>16.1449024677277</text:p>
              </table:table-cell>
              <table:table-cell office:value-type="float" office:value="16.2116165161133">
                <text:p>16.2116165161133</text:p>
              </table:table-cell>
              <table:table-cell office:value-type="float" office:value="16.3116874694824">
                <text:p>16.3116874694824</text:p>
              </table:table-cell>
              <table:table-cell office:value-type="float" office:value="16.3784017562866">
                <text:p>16.3784017562866</text:p>
              </table:table-cell>
              <table:table-cell office:value-type="float" office:value="16.4451158046722">
                <text:p>16.4451158046722</text:p>
              </table:table-cell>
              <table:table-cell office:value-type="float" office:value="16.5118298530579">
                <text:p>16.5118298530579</text:p>
              </table:table-cell>
              <table:table-cell office:value-type="float" office:value="16.5785436630249">
                <text:p>16.5785436630249</text:p>
              </table:table-cell>
              <table:table-cell office:value-type="float" office:value="16.6119010448456">
                <text:p>16.6119010448456</text:p>
              </table:table-cell>
              <table:table-cell office:value-type="float" office:value="16.6452579498291">
                <text:p>16.6452579498291</text:p>
              </table:table-cell>
              <table:table-cell office:value-type="float" office:value="16.7786886692047">
                <text:p>16.7786886692047</text:p>
              </table:table-cell>
              <table:table-cell office:value-type="float" office:value="16.8454041481018">
                <text:p>16.8454041481018</text:p>
              </table:table-cell>
              <table:table-cell office:value-type="float" office:value="16.9121196269989">
                <text:p>16.9121196269989</text:p>
              </table:table-cell>
              <table:table-cell office:value-type="float" office:value="16.9454772472382">
                <text:p>16.9454772472382</text:p>
              </table:table-cell>
              <table:table-cell office:value-type="float" office:value="16.978835105896">
                <text:p>16.978835105896</text:p>
              </table:table-cell>
              <table:table-cell office:value-type="float" office:value="17.0121929645538">
                <text:p>17.0121929645538</text:p>
              </table:table-cell>
              <table:table-cell office:value-type="float" office:value="17.0455505847931">
                <text:p>17.0455505847931</text:p>
              </table:table-cell>
              <table:table-cell office:value-type="float" office:value="17.0789082050323">
                <text:p>17.0789082050323</text:p>
              </table:table-cell>
              <table:table-cell office:value-type="float" office:value="17.1122660636902">
                <text:p>17.1122660636902</text:p>
              </table:table-cell>
              <table:table-cell office:value-type="float" office:value="17.145623922348">
                <text:p>17.145623922348</text:p>
              </table:table-cell>
              <table:table-cell office:value-type="float" office:value="17.1789815425873">
                <text:p>17.1789815425873</text:p>
              </table:table-cell>
              <table:table-cell office:value-type="float" office:value="17.2123394012451">
                <text:p>17.2123394012451</text:p>
              </table:table-cell>
              <table:table-cell office:value-type="float" office:value="17.2790548801422">
                <text:p>17.2790548801422</text:p>
              </table:table-cell>
              <table:table-cell office:value-type="float" office:value="17.5792751312256">
                <text:p>17.5792751312256</text:p>
              </table:table-cell>
              <table:table-cell office:value-type="float" office:value="17.612633228302">
                <text:p>17.612633228302</text:p>
              </table:table-cell>
              <table:table-cell office:value-type="float" office:value="17.6459910869598">
                <text:p>17.6459910869598</text:p>
              </table:table-cell>
              <table:table-cell office:value-type="float" office:value="17.6793472766876">
                <text:p>17.6793472766876</text:p>
              </table:table-cell>
              <table:table-cell office:value-type="float" office:value="17.7794163227081">
                <text:p>17.7794163227081</text:p>
              </table:table-cell>
              <table:table-cell office:value-type="float" office:value="17.8127725124359">
                <text:p>17.8127725124359</text:p>
              </table:table-cell>
              <table:table-cell office:value-type="float" office:value="17.8461287021637">
                <text:p>17.8461287021637</text:p>
              </table:table-cell>
              <table:table-cell office:value-type="float" office:value="17.9128413200378">
                <text:p>17.9128413200378</text:p>
              </table:table-cell>
              <table:table-cell office:value-type="float" office:value="17.9795536994934">
                <text:p>17.9795536994934</text:p>
              </table:table-cell>
              <table:table-cell office:value-type="float" office:value="18.046266078949">
                <text:p>18.046266078949</text:p>
              </table:table-cell>
              <table:table-cell office:value-type="float" office:value="18.1129784584045">
                <text:p>18.1129784584045</text:p>
              </table:table-cell>
              <table:table-cell office:value-type="float" office:value="18.1463348865509">
                <text:p>18.1463348865509</text:p>
              </table:table-cell>
              <table:table-cell office:value-type="float" office:value="18.2130472660065">
                <text:p>18.2130472660065</text:p>
              </table:table-cell>
              <table:table-cell office:value-type="float" office:value="18.2464034557343">
                <text:p>18.2464034557343</text:p>
              </table:table-cell>
              <table:table-cell office:value-type="float" office:value="18.3131158351898">
                <text:p>18.3131158351898</text:p>
              </table:table-cell>
              <table:table-cell office:value-type="float" office:value="18.3464720249176">
                <text:p>18.3464720249176</text:p>
              </table:table-cell>
              <table:table-cell office:value-type="float" office:value="18.3798279762268">
                <text:p>18.3798279762268</text:p>
              </table:table-cell>
              <table:table-cell office:value-type="float" office:value="18.4465403556824">
                <text:p>18.4465403556824</text:p>
              </table:table-cell>
              <table:table-cell office:value-type="float" office:value="18.4798963069916">
                <text:p>18.4798963069916</text:p>
              </table:table-cell>
              <table:table-cell office:value-type="float" office:value="18.5466084480286">
                <text:p>18.5466084480286</text:p>
              </table:table-cell>
              <table:table-cell office:value-type="float" office:value="18.6133205890656">
                <text:p>18.6133205890656</text:p>
              </table:table-cell>
              <table:table-cell office:value-type="float" office:value="18.6800339221954">
                <text:p>18.6800339221954</text:p>
              </table:table-cell>
              <table:table-cell office:value-type="float" office:value="18.7133910655975">
                <text:p>18.7133910655975</text:p>
              </table:table-cell>
              <table:table-cell office:value-type="float" office:value="18.7801055908203">
                <text:p>18.7801055908203</text:p>
              </table:table-cell>
              <table:table-cell office:value-type="float" office:value="18.8468198776245">
                <text:p>18.8468198776245</text:p>
              </table:table-cell>
              <table:table-cell office:value-type="float" office:value="18.9135341644287">
                <text:p>18.9135341644287</text:p>
              </table:table-cell>
              <table:table-cell office:value-type="float" office:value="18.9802486896515">
                <text:p>18.9802486896515</text:p>
              </table:table-cell>
              <table:table-cell office:value-type="float" office:value="19.0469629764557">
                <text:p>19.0469629764557</text:p>
              </table:table-cell>
              <table:table-cell office:value-type="float" office:value="19.0803201198578">
                <text:p>19.0803201198578</text:p>
              </table:table-cell>
              <table:table-cell office:value-type="float" office:value="19.147034406662">
                <text:p>19.147034406662</text:p>
              </table:table-cell>
              <table:table-cell office:value-type="float" office:value="19.1803915500641">
                <text:p>19.1803915500641</text:p>
              </table:table-cell>
              <table:table-cell office:value-type="float" office:value="19.2471060752869">
                <text:p>19.2471060752869</text:p>
              </table:table-cell>
              <table:table-cell office:value-type="float" office:value="19.3138203620911">
                <text:p>19.3138203620911</text:p>
              </table:table-cell>
              <table:table-cell office:value-type="float" office:value="19.3805346488953">
                <text:p>19.3805346488953</text:p>
              </table:table-cell>
              <table:table-cell office:value-type="float" office:value="19.447249174118">
                <text:p>19.447249174118</text:p>
              </table:table-cell>
              <table:table-cell office:value-type="float" office:value="19.5139634609222">
                <text:p>19.5139634609222</text:p>
              </table:table-cell>
              <table:table-cell office:value-type="float" office:value="19.5473206043243">
                <text:p>19.5473206043243</text:p>
              </table:table-cell>
              <table:table-cell office:value-type="float" office:value="19.5806777477264">
                <text:p>19.5806777477264</text:p>
              </table:table-cell>
              <table:table-cell office:value-type="float" office:value="19.6473920345306">
                <text:p>19.6473920345306</text:p>
              </table:table-cell>
              <table:table-cell office:value-type="float" office:value="19.6807489395142">
                <text:p>19.6807489395142</text:p>
              </table:table-cell>
              <table:table-cell office:value-type="float" office:value="19.7474625110626">
                <text:p>19.7474625110626</text:p>
              </table:table-cell>
              <table:table-cell office:value-type="float" office:value="19.7808191776276">
                <text:p>19.7808191776276</text:p>
              </table:table-cell>
              <table:table-cell office:value-type="float" office:value="19.8141758441925">
                <text:p>19.8141758441925</text:p>
              </table:table-cell>
              <table:table-cell office:value-type="float" office:value="19.8808891773224">
                <text:p>19.8808891773224</text:p>
              </table:table-cell>
              <table:table-cell office:value-type="float" office:value="19.9142460823059">
                <text:p>19.9142460823059</text:p>
              </table:table-cell>
              <table:table-cell office:value-type="float" office:value="19.9809594154358">
                <text:p>19.9809594154358</text:p>
              </table:table-cell>
              <table:table-cell office:value-type="float" office:value="20.0476729869843">
                <text:p>20.0476729869843</text:p>
              </table:table-cell>
              <table:table-cell office:value-type="float" office:value="20.1143863201141">
                <text:p>20.1143863201141</text:p>
              </table:table-cell>
              <table:table-cell office:value-type="float" office:value="20.181099653244">
                <text:p>20.181099653244</text:p>
              </table:table-cell>
              <table:table-cell office:value-type="float" office:value="20.2478129863739">
                <text:p>20.2478129863739</text:p>
              </table:table-cell>
              <table:table-cell office:value-type="float" office:value="20.2811696529388">
                <text:p>20.2811696529388</text:p>
              </table:table-cell>
              <table:table-cell office:value-type="float" office:value="20.3478832244873">
                <text:p>20.3478832244873</text:p>
              </table:table-cell>
              <table:table-cell office:value-type="float" office:value="20.3812396526337">
                <text:p>20.3812396526337</text:p>
              </table:table-cell>
              <table:table-cell office:value-type="float" office:value="20.4145963191986">
                <text:p>20.4145963191986</text:p>
              </table:table-cell>
              <table:table-cell office:value-type="float" office:value="20.4813096523285">
                <text:p>20.4813096523285</text:p>
              </table:table-cell>
              <table:table-cell office:value-type="float" office:value="20.5146660804749">
                <text:p>20.5146660804749</text:p>
              </table:table-cell>
              <table:table-cell office:value-type="float" office:value="20.6147358417511">
                <text:p>20.6147358417511</text:p>
              </table:table-cell>
              <table:table-cell office:value-type="float" office:value="20.648092508316">
                <text:p>20.648092508316</text:p>
              </table:table-cell>
              <table:table-cell office:value-type="float" office:value="20.7148070335388">
                <text:p>20.7148070335388</text:p>
              </table:table-cell>
              <table:table-cell office:value-type="float" office:value="20.7481641769409">
                <text:p>20.7481641769409</text:p>
              </table:table-cell>
              <table:table-cell office:value-type="float" office:value="20.8148782253265">
                <text:p>20.8148782253265</text:p>
              </table:table-cell>
              <table:table-cell office:value-type="float" office:value="20.8815925121307">
                <text:p>20.8815925121307</text:p>
              </table:table-cell>
              <table:table-cell office:value-type="float" office:value="20.9483070373535">
                <text:p>20.9483070373535</text:p>
              </table:table-cell>
              <table:table-cell office:value-type="float" office:value="20.9816641807556">
                <text:p>20.9816641807556</text:p>
              </table:table-cell>
              <table:table-cell office:value-type="float" office:value="21.0150210857391">
                <text:p>21.0150210857391</text:p>
              </table:table-cell>
              <table:table-cell office:value-type="float" office:value="21.0483782291412">
                <text:p>21.0483782291412</text:p>
              </table:table-cell>
              <table:table-cell office:value-type="float" office:value="21.1150925159454">
                <text:p>21.1150925159454</text:p>
              </table:table-cell>
              <table:table-cell office:value-type="float" office:value="21.148449420929">
                <text:p>21.148449420929</text:p>
              </table:table-cell>
              <table:table-cell office:value-type="float" office:value="21.1818068027496">
                <text:p>21.1818068027496</text:p>
              </table:table-cell>
              <table:table-cell office:value-type="float" office:value="21.2151639461517">
                <text:p>21.2151639461517</text:p>
              </table:table-cell>
              <table:table-cell office:value-type="float" office:value="21.2818779945374">
                <text:p>21.2818779945374</text:p>
              </table:table-cell>
              <table:table-cell office:value-type="float" office:value="21.3485922813416">
                <text:p>21.3485922813416</text:p>
              </table:table-cell>
              <table:table-cell office:value-type="float" office:value="21.4153065681457">
                <text:p>21.4153065681457</text:p>
              </table:table-cell>
              <table:table-cell office:value-type="float" office:value="21.4820206165314">
                <text:p>21.4820206165314</text:p>
              </table:table-cell>
              <table:table-cell office:value-type="float" office:value="21.5487349033356">
                <text:p>21.5487349033356</text:p>
              </table:table-cell>
              <table:table-cell office:value-type="float" office:value="21.6154489517212">
                <text:p>21.6154489517212</text:p>
              </table:table-cell>
              <table:table-cell office:value-type="float" office:value="21.7155208587646">
                <text:p>21.7155208587646</text:p>
              </table:table-cell>
              <table:table-cell office:value-type="float" office:value="21.7822353839874">
                <text:p>21.7822353839874</text:p>
              </table:table-cell>
              <table:table-cell office:value-type="float" office:value="21.8489501476288">
                <text:p>21.8489501476288</text:p>
              </table:table-cell>
              <table:table-cell office:value-type="float" office:value="21.9156649112701">
                <text:p>21.9156649112701</text:p>
              </table:table-cell>
              <table:table-cell office:value-type="float" office:value="21.9823794364929">
                <text:p>21.9823794364929</text:p>
              </table:table-cell>
              <table:table-cell office:value-type="float" office:value="22.0157368183136">
                <text:p>22.0157368183136</text:p>
              </table:table-cell>
              <table:table-cell office:value-type="float" office:value="22.0490942001343">
                <text:p>22.0490942001343</text:p>
              </table:table-cell>
              <table:table-cell office:value-type="float" office:value="22.1158089637756">
                <text:p>22.1158089637756</text:p>
              </table:table-cell>
              <table:table-cell office:value-type="float" office:value="22.182523727417">
                <text:p>22.182523727417</text:p>
              </table:table-cell>
              <table:table-cell office:value-type="float" office:value="22.2492382526398">
                <text:p>22.2492382526398</text:p>
              </table:table-cell>
              <table:table-cell office:value-type="float" office:value="22.3159530162811">
                <text:p>22.3159530162811</text:p>
              </table:table-cell>
              <table:table-cell office:value-type="float" office:value="22.3826677799225">
                <text:p>22.3826677799225</text:p>
              </table:table-cell>
              <table:table-cell office:value-type="float" office:value="22.4493823051453">
                <text:p>22.4493823051453</text:p>
              </table:table-cell>
              <table:table-cell office:value-type="float" office:value="22.4827399253845">
                <text:p>22.4827399253845</text:p>
              </table:table-cell>
              <table:table-cell office:value-type="float" office:value="22.5494544506073">
                <text:p>22.5494544506073</text:p>
              </table:table-cell>
              <table:table-cell office:value-type="float" office:value="22.582811832428">
                <text:p>22.582811832428</text:p>
              </table:table-cell>
              <table:table-cell office:value-type="float" office:value="22.6161692142487">
                <text:p>22.6161692142487</text:p>
              </table:table-cell>
              <table:table-cell office:value-type="float" office:value="22.6828830242157">
                <text:p>22.6828830242157</text:p>
              </table:table-cell>
              <table:table-cell office:value-type="float" office:value="22.7162401676178">
                <text:p>22.7162401676178</text:p>
              </table:table-cell>
              <table:table-cell office:value-type="float" office:value="22.7495968341827">
                <text:p>22.7495968341827</text:p>
              </table:table-cell>
              <table:table-cell office:value-type="float" office:value="22.7829535007477">
                <text:p>22.7829535007477</text:p>
              </table:table-cell>
              <table:table-cell office:value-type="float" office:value="22.8163101673126">
                <text:p>22.8163101673126</text:p>
              </table:table-cell>
              <table:table-cell office:value-type="float" office:value="22.8496668338776">
                <text:p>22.8496668338776</text:p>
              </table:table-cell>
              <table:table-cell office:value-type="float" office:value="22.8830237388611">
                <text:p>22.8830237388611</text:p>
              </table:table-cell>
              <table:table-cell office:value-type="float" office:value="22.916380405426">
                <text:p>22.916380405426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tfoot12.A6:tfoot12.A6</svg:desc>
                </draw:g>
              </table:table-cell>
              <table:table-cell office:value-type="float" office:value="0.310042917469236">
                <text:p>0.310042917469236</text:p>
                <draw:g>
                  <svg:desc>tfoot12.B6:tfoot12.NU6</svg:desc>
                </draw:g>
              </table:table-cell>
              <table:table-cell office:value-type="float" office:value="0.310042645032817">
                <text:p>0.310042645032817</text:p>
              </table:table-cell>
              <table:table-cell office:value-type="float" office:value="0.310012013493034">
                <text:p>0.310012013493034</text:p>
              </table:table-cell>
              <table:table-cell office:value-type="float" office:value="0.310041959376333">
                <text:p>0.310041959376333</text:p>
              </table:table-cell>
              <table:table-cell office:value-type="float" office:value="0.310018463151982">
                <text:p>0.310018463151982</text:p>
              </table:table-cell>
              <table:table-cell office:value-type="float" office:value="0.310053029533594">
                <text:p>0.310053029533594</text:p>
              </table:table-cell>
              <table:table-cell office:value-type="float" office:value="0.310069502629181">
                <text:p>0.310069502629181</text:p>
              </table:table-cell>
              <table:table-cell office:value-type="float" office:value="0.310049275671325">
                <text:p>0.310049275671325</text:p>
              </table:table-cell>
              <table:table-cell office:value-type="float" office:value="0.310064666857386">
                <text:p>0.310064666857386</text:p>
              </table:table-cell>
              <table:table-cell office:value-type="float" office:value="0.310074651102013">
                <text:p>0.310074651102013</text:p>
              </table:table-cell>
              <table:table-cell office:value-type="float" office:value="0.310027756130874">
                <text:p>0.310027756130874</text:p>
              </table:table-cell>
              <table:table-cell office:value-type="float" office:value="0.310034176432502">
                <text:p>0.310034176432502</text:p>
              </table:table-cell>
              <table:table-cell office:value-type="float" office:value="0.310060681032425">
                <text:p>0.310060681032425</text:p>
              </table:table-cell>
              <table:table-cell office:value-type="float" office:value="0.310051293366481">
                <text:p>0.310051293366481</text:p>
              </table:table-cell>
              <table:table-cell office:value-type="float" office:value="0.310045287466525">
                <text:p>0.310045287466525</text:p>
              </table:table-cell>
              <table:table-cell office:value-type="float" office:value="0.310030404108573">
                <text:p>0.310030404108573</text:p>
              </table:table-cell>
              <table:table-cell office:value-type="float" office:value="0.310056220180432">
                <text:p>0.310056220180432</text:p>
              </table:table-cell>
              <table:table-cell office:value-type="float" office:value="0.310045984151004">
                <text:p>0.310045984151004</text:p>
              </table:table-cell>
              <table:table-cell office:value-type="float" office:value="0.310017718598338">
                <text:p>0.310017718598338</text:p>
              </table:table-cell>
              <table:table-cell office:value-type="float" office:value="0.3100490049361">
                <text:p>0.3100490049361</text:p>
              </table:table-cell>
              <table:table-cell office:value-type="float" office:value="0.310039282261651">
                <text:p>0.310039282261651</text:p>
              </table:table-cell>
              <table:table-cell office:value-type="float" office:value="0.310060024333978">
                <text:p>0.310060024333978</text:p>
              </table:table-cell>
              <table:table-cell office:value-type="float" office:value="0.310016954449342">
                <text:p>0.310016954449342</text:p>
              </table:table-cell>
              <table:table-cell office:value-type="float" office:value="0.310050547439886">
                <text:p>0.310050547439886</text:p>
              </table:table-cell>
              <table:table-cell office:value-type="float" office:value="0.310044379475401">
                <text:p>0.310044379475401</text:p>
              </table:table-cell>
              <table:table-cell office:value-type="float" office:value="0.310012379692327">
                <text:p>0.310012379692327</text:p>
              </table:table-cell>
              <table:table-cell office:value-type="float" office:value="0.310044418512992">
                <text:p>0.310044418512992</text:p>
              </table:table-cell>
              <table:table-cell office:value-type="float" office:value="0.310051130201126">
                <text:p>0.310051130201126</text:p>
              </table:table-cell>
              <table:table-cell office:value-type="float" office:value="0.310058000615305">
                <text:p>0.310058000615305</text:p>
              </table:table-cell>
              <table:table-cell office:value-type="float" office:value="0.310016261082845">
                <text:p>0.310016261082845</text:p>
              </table:table-cell>
              <table:table-cell office:value-type="float" office:value="0.31002376521981">
                <text:p>0.31002376521981</text:p>
              </table:table-cell>
              <table:table-cell office:value-type="float" office:value="0.310036280118703">
                <text:p>0.310036280118703</text:p>
              </table:table-cell>
              <table:table-cell office:value-type="float" office:value="0.310006401126864">
                <text:p>0.310006401126864</text:p>
              </table:table-cell>
              <table:table-cell office:value-type="float" office:value="0.310023142410065">
                <text:p>0.310023142410065</text:p>
              </table:table-cell>
              <table:table-cell office:value-type="float" office:value="0.310035707223464">
                <text:p>0.310035707223464</text:p>
              </table:table-cell>
              <table:table-cell office:value-type="float" office:value="0.310044210397552">
                <text:p>0.310044210397552</text:p>
              </table:table-cell>
              <table:table-cell office:value-type="float" office:value="0.310061047840258">
                <text:p>0.310061047840258</text:p>
              </table:table-cell>
              <table:table-cell office:value-type="float" office:value="0.3100224067531">
                <text:p>0.3100224067531</text:p>
              </table:table-cell>
              <table:table-cell office:value-type="float" office:value="0.310051416204785">
                <text:p>0.310051416204785</text:p>
              </table:table-cell>
              <table:table-cell office:value-type="float" office:value="0.310034295032824">
                <text:p>0.310034295032824</text:p>
              </table:table-cell>
              <table:table-cell office:value-type="float" office:value="0.310016014572801">
                <text:p>0.310016014572801</text:p>
              </table:table-cell>
              <table:table-cell office:value-type="float" office:value="0.310026938021355">
                <text:p>0.310026938021355</text:p>
              </table:table-cell>
              <table:table-cell office:value-type="float" office:value="0.310033215162179">
                <text:p>0.310033215162179</text:p>
              </table:table-cell>
              <table:table-cell office:value-type="float" office:value="0.310026841689006">
                <text:p>0.310026841689006</text:p>
              </table:table-cell>
              <table:table-cell office:value-type="float" office:value="0.310019923550741">
                <text:p>0.310019923550741</text:p>
              </table:table-cell>
              <table:table-cell office:value-type="float" office:value="0.310028869131973">
                <text:p>0.310028869131973</text:p>
              </table:table-cell>
              <table:table-cell office:value-type="float" office:value="0.31001533630292">
                <text:p>0.31001533630292</text:p>
              </table:table-cell>
              <table:table-cell office:value-type="float" office:value="0.310019112790347">
                <text:p>0.310019112790347</text:p>
              </table:table-cell>
              <table:table-cell office:value-type="float" office:value="0.310041392584203">
                <text:p>0.310041392584203</text:p>
              </table:table-cell>
              <table:table-cell office:value-type="float" office:value="0.310041348243393">
                <text:p>0.310041348243393</text:p>
              </table:table-cell>
              <table:table-cell office:value-type="float" office:value="0.310068477878277">
                <text:p>0.310068477878277</text:p>
              </table:table-cell>
              <table:table-cell office:value-type="float" office:value="0.31008096266434">
                <text:p>0.31008096266434</text:p>
              </table:table-cell>
              <table:table-cell office:value-type="float" office:value="0.309964291207612">
                <text:p>0.309964291207612</text:p>
              </table:table-cell>
              <table:table-cell office:value-type="float" office:value="0.309715622952545">
                <text:p>0.309715622952545</text:p>
              </table:table-cell>
              <table:table-cell office:value-type="float" office:value="0.309778785897315">
                <text:p>0.309778785897315</text:p>
              </table:table-cell>
              <table:table-cell office:value-type="float" office:value="0.309781967479697">
                <text:p>0.309781967479697</text:p>
              </table:table-cell>
              <table:table-cell office:value-type="float" office:value="0.309362426240454">
                <text:p>0.309362426240454</text:p>
              </table:table-cell>
              <table:table-cell office:value-type="float" office:value="0.308837694725803">
                <text:p>0.308837694725803</text:p>
              </table:table-cell>
              <table:table-cell office:value-type="float" office:value="0.308135927600077">
                <text:p>0.308135927600077</text:p>
              </table:table-cell>
              <table:table-cell office:value-type="float" office:value="0.307693975825565">
                <text:p>0.307693975825565</text:p>
              </table:table-cell>
              <table:table-cell office:value-type="float" office:value="0.307260562013213">
                <text:p>0.307260562013213</text:p>
              </table:table-cell>
              <table:table-cell office:value-type="float" office:value="0.307138846776817">
                <text:p>0.307138846776817</text:p>
              </table:table-cell>
              <table:table-cell office:value-type="float" office:value="0.307114977585432">
                <text:p>0.307114977585432</text:p>
              </table:table-cell>
              <table:table-cell office:value-type="float" office:value="0.307184615957468">
                <text:p>0.307184615957468</text:p>
              </table:table-cell>
              <table:table-cell office:value-type="float" office:value="0.306682002510344">
                <text:p>0.306682002510344</text:p>
              </table:table-cell>
              <table:table-cell office:value-type="float" office:value="0.306334482554006">
                <text:p>0.306334482554006</text:p>
              </table:table-cell>
              <table:table-cell office:value-type="float" office:value="0.305550060474638">
                <text:p>0.305550060474638</text:p>
              </table:table-cell>
              <table:table-cell office:value-type="float" office:value="0.308539098360249">
                <text:p>0.308539098360249</text:p>
              </table:table-cell>
              <table:table-cell office:value-type="float" office:value="0.313534338611912">
                <text:p>0.313534338611912</text:p>
              </table:table-cell>
              <table:table-cell office:value-type="float" office:value="0.319696244273954">
                <text:p>0.319696244273954</text:p>
              </table:table-cell>
              <table:table-cell office:value-type="float" office:value="0.33131592324742">
                <text:p>0.33131592324742</text:p>
              </table:table-cell>
              <table:table-cell office:value-type="float" office:value="0.337879276674379">
                <text:p>0.337879276674379</text:p>
              </table:table-cell>
              <table:table-cell office:value-type="float" office:value="0.34503255398203">
                <text:p>0.34503255398203</text:p>
              </table:table-cell>
              <table:table-cell office:value-type="float" office:value="0.348046966135121">
                <text:p>0.348046966135121</text:p>
              </table:table-cell>
              <table:table-cell office:value-type="float" office:value="0.347000999986454">
                <text:p>0.347000999986454</text:p>
              </table:table-cell>
              <table:table-cell office:value-type="float" office:value="0.346734040444786">
                <text:p>0.346734040444786</text:p>
              </table:table-cell>
              <table:table-cell office:value-type="float" office:value="0.347736793087078">
                <text:p>0.347736793087078</text:p>
              </table:table-cell>
              <table:table-cell office:value-type="float" office:value="0.343477417563322">
                <text:p>0.343477417563322</text:p>
              </table:table-cell>
              <table:table-cell office:value-type="float" office:value="0.33858508239042">
                <text:p>0.33858508239042</text:p>
              </table:table-cell>
              <table:table-cell office:value-type="float" office:value="0.331972510988741">
                <text:p>0.331972510988741</text:p>
              </table:table-cell>
              <table:table-cell office:value-type="float" office:value="0.326057077601013">
                <text:p>0.326057077601013</text:p>
              </table:table-cell>
              <table:table-cell office:value-type="float" office:value="0.319395417521984">
                <text:p>0.319395417521984</text:p>
              </table:table-cell>
              <table:table-cell office:value-type="float" office:value="0.314256750511595">
                <text:p>0.314256750511595</text:p>
              </table:table-cell>
              <table:table-cell office:value-type="float" office:value="0.310649713750214">
                <text:p>0.310649713750214</text:p>
              </table:table-cell>
              <table:table-cell office:value-type="float" office:value="0.309574262303682">
                <text:p>0.309574262303682</text:p>
              </table:table-cell>
              <table:table-cell office:value-type="float" office:value="0.308845318012666">
                <text:p>0.308845318012666</text:p>
              </table:table-cell>
              <table:table-cell office:value-type="float" office:value="0.304217006378911">
                <text:p>0.304217006378911</text:p>
              </table:table-cell>
              <table:table-cell office:value-type="float" office:value="0.299151317151394">
                <text:p>0.299151317151394</text:p>
              </table:table-cell>
              <table:table-cell office:value-type="float" office:value="0.298654169551745">
                <text:p>0.298654169551745</text:p>
              </table:table-cell>
              <table:table-cell office:value-type="float" office:value="0.298991066227522">
                <text:p>0.298991066227522</text:p>
              </table:table-cell>
              <table:table-cell office:value-type="float" office:value="0.299919087494582">
                <text:p>0.299919087494582</text:p>
              </table:table-cell>
              <table:table-cell office:value-type="float" office:value="0.338138241704405">
                <text:p>0.338138241704405</text:p>
              </table:table-cell>
              <table:table-cell office:value-type="float" office:value="0.339309851189423">
                <text:p>0.339309851189423</text:p>
              </table:table-cell>
              <table:table-cell office:value-type="float" office:value="0.339236569599924">
                <text:p>0.339236569599924</text:p>
              </table:table-cell>
              <table:table-cell office:value-type="float" office:value="0.336472137310743">
                <text:p>0.336472137310743</text:p>
              </table:table-cell>
              <table:table-cell office:value-type="float" office:value="0.313542992948466">
                <text:p>0.313542992948466</text:p>
              </table:table-cell>
              <table:table-cell office:value-type="float" office:value="0.304827806629645">
                <text:p>0.304827806629645</text:p>
              </table:table-cell>
              <table:table-cell office:value-type="float" office:value="0.299108148800378">
                <text:p>0.299108148800378</text:p>
              </table:table-cell>
              <table:table-cell office:value-type="float" office:value="0.292669492859421">
                <text:p>0.292669492859421</text:p>
              </table:table-cell>
              <table:table-cell office:value-type="float" office:value="0.311236423536688">
                <text:p>0.311236423536688</text:p>
              </table:table-cell>
              <table:table-cell office:value-type="float" office:value="0.313002214083097">
                <text:p>0.313002214083097</text:p>
              </table:table-cell>
              <table:table-cell office:value-type="float" office:value="0.309456248669644">
                <text:p>0.309456248669644</text:p>
              </table:table-cell>
              <table:table-cell office:value-type="float" office:value="0.309808610204214">
                <text:p>0.309808610204214</text:p>
              </table:table-cell>
              <table:table-cell office:value-type="float" office:value="0.307774447771464">
                <text:p>0.307774447771464</text:p>
              </table:table-cell>
              <table:table-cell office:value-type="float" office:value="0.305024202206159">
                <text:p>0.305024202206159</text:p>
              </table:table-cell>
              <table:table-cell office:value-type="float" office:value="0.302175140385485">
                <text:p>0.302175140385485</text:p>
              </table:table-cell>
              <table:table-cell office:value-type="float" office:value="0.301766585666543">
                <text:p>0.301766585666543</text:p>
              </table:table-cell>
              <table:table-cell office:value-type="float" office:value="0.312980609873378">
                <text:p>0.312980609873378</text:p>
              </table:table-cell>
              <table:table-cell office:value-type="float" office:value="0.320565076181132">
                <text:p>0.320565076181132</text:p>
              </table:table-cell>
              <table:table-cell office:value-type="float" office:value="0.320568529334623">
                <text:p>0.320568529334623</text:p>
              </table:table-cell>
              <table:table-cell office:value-type="float" office:value="0.323743225522769">
                <text:p>0.323743225522769</text:p>
              </table:table-cell>
              <table:table-cell office:value-type="float" office:value="0.335813121311521">
                <text:p>0.335813121311521</text:p>
              </table:table-cell>
              <table:table-cell office:value-type="float" office:value="0.337866394957306">
                <text:p>0.337866394957306</text:p>
              </table:table-cell>
              <table:table-cell office:value-type="float" office:value="0.33857480120783">
                <text:p>0.33857480120783</text:p>
              </table:table-cell>
              <table:table-cell office:value-type="float" office:value="0.338441850980034">
                <text:p>0.338441850980034</text:p>
              </table:table-cell>
              <table:table-cell office:value-type="float" office:value="0.33331691986209">
                <text:p>0.33331691986209</text:p>
              </table:table-cell>
              <table:table-cell office:value-type="float" office:value="0.330132284559094">
                <text:p>0.330132284559094</text:p>
              </table:table-cell>
              <table:table-cell office:value-type="float" office:value="0.326749970436109">
                <text:p>0.326749970436109</text:p>
              </table:table-cell>
              <table:table-cell office:value-type="float" office:value="0.311688626582943">
                <text:p>0.311688626582943</text:p>
              </table:table-cell>
              <table:table-cell office:value-type="float" office:value="0.302976787945717">
                <text:p>0.302976787945717</text:p>
              </table:table-cell>
              <table:table-cell office:value-type="float" office:value="0.303010140977645">
                <text:p>0.303010140977645</text:p>
              </table:table-cell>
              <table:table-cell office:value-type="float" office:value="0.303327937493235">
                <text:p>0.303327937493235</text:p>
              </table:table-cell>
              <table:table-cell office:value-type="float" office:value="0.301432545781565">
                <text:p>0.301432545781565</text:p>
              </table:table-cell>
              <table:table-cell office:value-type="float" office:value="0.297255329232212">
                <text:p>0.297255329232212</text:p>
              </table:table-cell>
              <table:table-cell office:value-type="float" office:value="0.294002502708123">
                <text:p>0.294002502708123</text:p>
              </table:table-cell>
              <table:table-cell office:value-type="float" office:value="0.291808941346222">
                <text:p>0.291808941346222</text:p>
              </table:table-cell>
              <table:table-cell office:value-type="float" office:value="0.291062056544353">
                <text:p>0.291062056544353</text:p>
              </table:table-cell>
              <table:table-cell office:value-type="float" office:value="0.290423078455103">
                <text:p>0.290423078455103</text:p>
              </table:table-cell>
              <table:table-cell office:value-type="float" office:value="0.29054545017555">
                <text:p>0.29054545017555</text:p>
              </table:table-cell>
              <table:table-cell office:value-type="float" office:value="0.291916486314876">
                <text:p>0.291916486314876</text:p>
              </table:table-cell>
              <table:table-cell office:value-type="float" office:value="0.327413499282494">
                <text:p>0.327413499282494</text:p>
              </table:table-cell>
              <table:table-cell office:value-type="float" office:value="0.331184379362293">
                <text:p>0.331184379362293</text:p>
              </table:table-cell>
              <table:table-cell office:value-type="float" office:value="0.332167382981233">
                <text:p>0.332167382981233</text:p>
              </table:table-cell>
              <table:table-cell office:value-type="float" office:value="0.330473201930371">
                <text:p>0.330473201930371</text:p>
              </table:table-cell>
              <table:table-cell office:value-type="float" office:value="0.322653639993942">
                <text:p>0.322653639993942</text:p>
              </table:table-cell>
              <table:table-cell office:value-type="float" office:value="0.300651145752939">
                <text:p>0.300651145752939</text:p>
              </table:table-cell>
              <table:table-cell office:value-type="float" office:value="0.298550755642993">
                <text:p>0.298550755642993</text:p>
              </table:table-cell>
              <table:table-cell office:value-type="float" office:value="0.297158751144952">
                <text:p>0.297158751144952</text:p>
              </table:table-cell>
              <table:table-cell office:value-type="float" office:value="0.29445598589744">
                <text:p>0.29445598589744</text:p>
              </table:table-cell>
              <table:table-cell office:value-type="float" office:value="0.294968338274173">
                <text:p>0.294968338274173</text:p>
              </table:table-cell>
              <table:table-cell office:value-type="float" office:value="0.298756205464002">
                <text:p>0.298756205464002</text:p>
              </table:table-cell>
              <table:table-cell office:value-type="float" office:value="0.303873921615366">
                <text:p>0.303873921615366</text:p>
              </table:table-cell>
              <table:table-cell office:value-type="float" office:value="0.311212859339428">
                <text:p>0.311212859339428</text:p>
              </table:table-cell>
              <table:table-cell office:value-type="float" office:value="0.310920481701537">
                <text:p>0.310920481701537</text:p>
              </table:table-cell>
              <table:table-cell office:value-type="float" office:value="0.309348314050533">
                <text:p>0.309348314050533</text:p>
              </table:table-cell>
              <table:table-cell office:value-type="float" office:value="0.308153986619197">
                <text:p>0.308153986619197</text:p>
              </table:table-cell>
              <table:table-cell office:value-type="float" office:value="0.30717717965737">
                <text:p>0.30717717965737</text:p>
              </table:table-cell>
              <table:table-cell office:value-type="float" office:value="0.307116061136772">
                <text:p>0.307116061136772</text:p>
              </table:table-cell>
              <table:table-cell office:value-type="float" office:value="0.306698374705747">
                <text:p>0.306698374705747</text:p>
              </table:table-cell>
              <table:table-cell office:value-type="float" office:value="0.306017242396643">
                <text:p>0.306017242396643</text:p>
              </table:table-cell>
              <table:table-cell office:value-type="float" office:value="0.30993797656888">
                <text:p>0.30993797656888</text:p>
              </table:table-cell>
              <table:table-cell office:value-type="float" office:value="0.324578089780435">
                <text:p>0.324578089780435</text:p>
              </table:table-cell>
              <table:table-cell office:value-type="float" office:value="0.342391810994138">
                <text:p>0.342391810994138</text:p>
              </table:table-cell>
              <table:table-cell office:value-type="float" office:value="0.341794146648789">
                <text:p>0.341794146648789</text:p>
              </table:table-cell>
              <table:table-cell office:value-type="float" office:value="0.33636212118425">
                <text:p>0.33636212118425</text:p>
              </table:table-cell>
              <table:table-cell office:value-type="float" office:value="0.332814766502031">
                <text:p>0.332814766502031</text:p>
              </table:table-cell>
              <table:table-cell office:value-type="float" office:value="0.331481973858079">
                <text:p>0.331481973858079</text:p>
              </table:table-cell>
              <table:table-cell office:value-type="float" office:value="0.303631593692666">
                <text:p>0.303631593692666</text:p>
              </table:table-cell>
              <table:table-cell office:value-type="float" office:value="0.305492350653989">
                <text:p>0.305492350653989</text:p>
              </table:table-cell>
              <table:table-cell office:value-type="float" office:value="0.30302321166504">
                <text:p>0.30302321166504</text:p>
              </table:table-cell>
              <table:table-cell office:value-type="float" office:value="0.297873312924161">
                <text:p>0.297873312924161</text:p>
              </table:table-cell>
              <table:table-cell office:value-type="float" office:value="0.295563061150354">
                <text:p>0.295563061150354</text:p>
              </table:table-cell>
              <table:table-cell office:value-type="float" office:value="0.293889779843458">
                <text:p>0.293889779843458</text:p>
              </table:table-cell>
              <table:table-cell office:value-type="float" office:value="0.293971722595954">
                <text:p>0.293971722595954</text:p>
              </table:table-cell>
              <table:table-cell office:value-type="float" office:value="0.294324409589644">
                <text:p>0.294324409589644</text:p>
              </table:table-cell>
              <table:table-cell office:value-type="float" office:value="0.336514195415387">
                <text:p>0.336514195415387</text:p>
              </table:table-cell>
              <table:table-cell office:value-type="float" office:value="0.337292262314717">
                <text:p>0.337292262314717</text:p>
              </table:table-cell>
              <table:table-cell office:value-type="float" office:value="0.339159243856684">
                <text:p>0.339159243856684</text:p>
              </table:table-cell>
              <table:table-cell office:value-type="float" office:value="0.336163820897895">
                <text:p>0.336163820897895</text:p>
              </table:table-cell>
              <table:table-cell office:value-type="float" office:value="0.333432671859148">
                <text:p>0.333432671859148</text:p>
              </table:table-cell>
              <table:table-cell office:value-type="float" office:value="0.322188898444418">
                <text:p>0.322188898444418</text:p>
              </table:table-cell>
              <table:table-cell office:value-type="float" office:value="0.317881540909441">
                <text:p>0.317881540909441</text:p>
              </table:table-cell>
              <table:table-cell office:value-type="float" office:value="0.309839852092605">
                <text:p>0.309839852092605</text:p>
              </table:table-cell>
              <table:table-cell office:value-type="float" office:value="0.309604303306506">
                <text:p>0.309604303306506</text:p>
              </table:table-cell>
              <table:table-cell office:value-type="float" office:value="0.313098991009274">
                <text:p>0.313098991009274</text:p>
              </table:table-cell>
              <table:table-cell office:value-type="float" office:value="0.311176938718151">
                <text:p>0.311176938718151</text:p>
              </table:table-cell>
              <table:table-cell office:value-type="float" office:value="0.310927866049616">
                <text:p>0.310927866049616</text:p>
              </table:table-cell>
              <table:table-cell office:value-type="float" office:value="0.310917049338064">
                <text:p>0.310917049338064</text:p>
              </table:table-cell>
              <table:table-cell office:value-type="float" office:value="0.309601941700324">
                <text:p>0.309601941700324</text:p>
              </table:table-cell>
              <table:table-cell office:value-type="float" office:value="0.306819675408201">
                <text:p>0.306819675408201</text:p>
              </table:table-cell>
              <table:table-cell office:value-type="float" office:value="0.30697197655601">
                <text:p>0.30697197655601</text:p>
              </table:table-cell>
              <table:table-cell office:value-type="float" office:value="0.312072466748756">
                <text:p>0.312072466748756</text:p>
              </table:table-cell>
              <table:table-cell office:value-type="float" office:value="0.32293585111391">
                <text:p>0.32293585111391</text:p>
              </table:table-cell>
              <table:table-cell office:value-type="float" office:value="0.334337546925456">
                <text:p>0.334337546925456</text:p>
              </table:table-cell>
              <table:table-cell office:value-type="float" office:value="0.343082258459288">
                <text:p>0.343082258459288</text:p>
              </table:table-cell>
              <table:table-cell office:value-type="float" office:value="0.345965365634402">
                <text:p>0.345965365634402</text:p>
              </table:table-cell>
              <table:table-cell office:value-type="float" office:value="0.347893896188202">
                <text:p>0.347893896188202</text:p>
              </table:table-cell>
              <table:table-cell office:value-type="float" office:value="0.347948452468878">
                <text:p>0.347948452468878</text:p>
              </table:table-cell>
              <table:table-cell office:value-type="float" office:value="0.347645636886348">
                <text:p>0.347645636886348</text:p>
              </table:table-cell>
              <table:table-cell office:value-type="float" office:value="0.347133159658917">
                <text:p>0.347133159658917</text:p>
              </table:table-cell>
              <table:table-cell office:value-type="float" office:value="0.346570511217824">
                <text:p>0.346570511217824</text:p>
              </table:table-cell>
              <table:table-cell office:value-type="float" office:value="0.347690498144055">
                <text:p>0.347690498144055</text:p>
              </table:table-cell>
              <table:table-cell office:value-type="float" office:value="0.349261043274763">
                <text:p>0.349261043274763</text:p>
              </table:table-cell>
              <table:table-cell office:value-type="float" office:value="0.348769972774322">
                <text:p>0.348769972774322</text:p>
              </table:table-cell>
              <table:table-cell office:value-type="float" office:value="0.342403136547232">
                <text:p>0.342403136547232</text:p>
              </table:table-cell>
              <table:table-cell office:value-type="float" office:value="0.31289697664457">
                <text:p>0.31289697664457</text:p>
              </table:table-cell>
              <table:table-cell office:value-type="float" office:value="0.310339571868015">
                <text:p>0.310339571868015</text:p>
              </table:table-cell>
              <table:table-cell office:value-type="float" office:value="0.307778444817504">
                <text:p>0.307778444817504</text:p>
              </table:table-cell>
              <table:table-cell office:value-type="float" office:value="0.306757300467126">
                <text:p>0.306757300467126</text:p>
              </table:table-cell>
              <table:table-cell office:value-type="float" office:value="0.305884517039807">
                <text:p>0.305884517039807</text:p>
              </table:table-cell>
              <table:table-cell office:value-type="float" office:value="0.304609765634495">
                <text:p>0.304609765634495</text:p>
              </table:table-cell>
              <table:table-cell office:value-type="float" office:value="0.302713489268781">
                <text:p>0.302713489268781</text:p>
              </table:table-cell>
              <table:table-cell office:value-type="float" office:value="0.299330682392353">
                <text:p>0.299330682392353</text:p>
              </table:table-cell>
              <table:table-cell office:value-type="float" office:value="0.299116906080012">
                <text:p>0.299116906080012</text:p>
              </table:table-cell>
              <table:table-cell office:value-type="float" office:value="0.29898654112915">
                <text:p>0.29898654112915</text:p>
              </table:table-cell>
              <table:table-cell office:value-type="float" office:value="0.29933800557112">
                <text:p>0.29933800557112</text:p>
              </table:table-cell>
              <table:table-cell office:value-type="float" office:value="0.299046752869675">
                <text:p>0.299046752869675</text:p>
              </table:table-cell>
              <table:table-cell office:value-type="float" office:value="0.302587038975909">
                <text:p>0.302587038975909</text:p>
              </table:table-cell>
              <table:table-cell office:value-type="float" office:value="0.341903477541328">
                <text:p>0.341903477541328</text:p>
              </table:table-cell>
              <table:table-cell office:value-type="float" office:value="0.340560024740559">
                <text:p>0.340560024740559</text:p>
              </table:table-cell>
              <table:table-cell office:value-type="float" office:value="0.336722280415826">
                <text:p>0.336722280415826</text:p>
              </table:table-cell>
              <table:table-cell office:value-type="float" office:value="0.330610235278779">
                <text:p>0.330610235278779</text:p>
              </table:table-cell>
              <table:table-cell office:value-type="float" office:value="0.327134664735967">
                <text:p>0.327134664735967</text:p>
              </table:table-cell>
              <table:table-cell office:value-type="float" office:value="0.321075608313103">
                <text:p>0.321075608313103</text:p>
              </table:table-cell>
              <table:table-cell office:value-type="float" office:value="0.311727087506061">
                <text:p>0.311727087506061</text:p>
              </table:table-cell>
              <table:table-cell office:value-type="float" office:value="0.313740253500592">
                <text:p>0.313740253500592</text:p>
              </table:table-cell>
              <table:table-cell office:value-type="float" office:value="0.31334996517793">
                <text:p>0.31334996517793</text:p>
              </table:table-cell>
              <table:table-cell office:value-type="float" office:value="0.311749032020859">
                <text:p>0.311749032020859</text:p>
              </table:table-cell>
              <table:table-cell office:value-type="float" office:value="0.310376275450928">
                <text:p>0.310376275450928</text:p>
              </table:table-cell>
              <table:table-cell office:value-type="float" office:value="0.310824705547833">
                <text:p>0.310824705547833</text:p>
              </table:table-cell>
              <table:table-cell office:value-type="float" office:value="0.310680652950096">
                <text:p>0.310680652950096</text:p>
              </table:table-cell>
              <table:table-cell office:value-type="float" office:value="0.308405795161341">
                <text:p>0.308405795161341</text:p>
              </table:table-cell>
              <table:table-cell office:value-type="float" office:value="0.305205875790995">
                <text:p>0.305205875790995</text:p>
              </table:table-cell>
              <table:table-cell office:value-type="float" office:value="0.326944732515115">
                <text:p>0.326944732515115</text:p>
              </table:table-cell>
              <table:table-cell office:value-type="float" office:value="0.343603912743773">
                <text:p>0.343603912743773</text:p>
              </table:table-cell>
              <table:table-cell office:value-type="float" office:value="0.347851251739336">
                <text:p>0.347851251739336</text:p>
              </table:table-cell>
              <table:table-cell office:value-type="float" office:value="0.348697673161092">
                <text:p>0.348697673161092</text:p>
              </table:table-cell>
              <table:table-cell office:value-type="float" office:value="0.347650494657997">
                <text:p>0.347650494657997</text:p>
              </table:table-cell>
              <table:table-cell office:value-type="float" office:value="0.347101445798796">
                <text:p>0.347101445798796</text:p>
              </table:table-cell>
              <table:table-cell office:value-type="float" office:value="0.347064165079296">
                <text:p>0.347064165079296</text:p>
              </table:table-cell>
              <table:table-cell office:value-type="float" office:value="0.349136313592699">
                <text:p>0.349136313592699</text:p>
              </table:table-cell>
              <table:table-cell office:value-type="float" office:value="0.349515591727863">
                <text:p>0.349515591727863</text:p>
              </table:table-cell>
              <table:table-cell office:value-type="float" office:value="0.342645483009261">
                <text:p>0.342645483009261</text:p>
              </table:table-cell>
              <table:table-cell office:value-type="float" office:value="0.326402151534615">
                <text:p>0.326402151534615</text:p>
              </table:table-cell>
              <table:table-cell office:value-type="float" office:value="0.315202255100368">
                <text:p>0.315202255100368</text:p>
              </table:table-cell>
              <table:table-cell office:value-type="float" office:value="0.311409724133026">
                <text:p>0.311409724133026</text:p>
              </table:table-cell>
              <table:table-cell office:value-type="float" office:value="0.308646492552897">
                <text:p>0.308646492552897</text:p>
              </table:table-cell>
              <table:table-cell office:value-type="float" office:value="0.3069096625175">
                <text:p>0.3069096625175</text:p>
              </table:table-cell>
              <table:table-cell office:value-type="float" office:value="0.305756355490399">
                <text:p>0.305756355490399</text:p>
              </table:table-cell>
              <table:table-cell office:value-type="float" office:value="0.304603584701121">
                <text:p>0.304603584701121</text:p>
              </table:table-cell>
              <table:table-cell office:value-type="float" office:value="0.303560857234765">
                <text:p>0.303560857234765</text:p>
              </table:table-cell>
              <table:table-cell office:value-type="float" office:value="0.299605211816859">
                <text:p>0.299605211816859</text:p>
              </table:table-cell>
              <table:table-cell office:value-type="float" office:value="0.297585056256236">
                <text:p>0.297585056256236</text:p>
              </table:table-cell>
              <table:table-cell office:value-type="float" office:value="0.296258894805913">
                <text:p>0.296258894805913</text:p>
              </table:table-cell>
              <table:table-cell office:value-type="float" office:value="0.296712689464512">
                <text:p>0.296712689464512</text:p>
              </table:table-cell>
              <table:table-cell office:value-type="float" office:value="0.336989405501213">
                <text:p>0.336989405501213</text:p>
              </table:table-cell>
              <table:table-cell office:value-type="float" office:value="0.335433309192976">
                <text:p>0.335433309192976</text:p>
              </table:table-cell>
              <table:table-cell office:value-type="float" office:value="0.332978771492109">
                <text:p>0.332978771492109</text:p>
              </table:table-cell>
              <table:table-cell office:value-type="float" office:value="0.326193718976394">
                <text:p>0.326193718976394</text:p>
              </table:table-cell>
              <table:table-cell office:value-type="float" office:value="0.315108422069277">
                <text:p>0.315108422069277</text:p>
              </table:table-cell>
              <table:table-cell office:value-type="float" office:value="0.307989767544582">
                <text:p>0.307989767544582</text:p>
              </table:table-cell>
              <table:table-cell office:value-type="float" office:value="0.303264672796467">
                <text:p>0.303264672796467</text:p>
              </table:table-cell>
              <table:table-cell office:value-type="float" office:value="0.311582831871639">
                <text:p>0.311582831871639</text:p>
              </table:table-cell>
              <table:table-cell office:value-type="float" office:value="0.312593786356011">
                <text:p>0.312593786356011</text:p>
              </table:table-cell>
              <table:table-cell office:value-type="float" office:value="0.311253985645359">
                <text:p>0.311253985645359</text:p>
              </table:table-cell>
              <table:table-cell office:value-type="float" office:value="0.310950769850058">
                <text:p>0.310950769850058</text:p>
              </table:table-cell>
              <table:table-cell office:value-type="float" office:value="0.310735173817611">
                <text:p>0.310735173817611</text:p>
              </table:table-cell>
              <table:table-cell office:value-type="float" office:value="0.310072218362104">
                <text:p>0.310072218362104</text:p>
              </table:table-cell>
              <table:table-cell office:value-type="float" office:value="0.307810490224045">
                <text:p>0.307810490224045</text:p>
              </table:table-cell>
              <table:table-cell office:value-type="float" office:value="0.306882989825532">
                <text:p>0.306882989825532</text:p>
              </table:table-cell>
              <table:table-cell office:value-type="float" office:value="0.313759145657465">
                <text:p>0.313759145657465</text:p>
              </table:table-cell>
              <table:table-cell office:value-type="float" office:value="0.333181402438784">
                <text:p>0.333181402438784</text:p>
              </table:table-cell>
              <table:table-cell office:value-type="float" office:value="0.345134341412226">
                <text:p>0.345134341412226</text:p>
              </table:table-cell>
              <table:table-cell office:value-type="float" office:value="0.349928042521715">
                <text:p>0.349928042521715</text:p>
              </table:table-cell>
              <table:table-cell office:value-type="float" office:value="0.347940079757947">
                <text:p>0.347940079757947</text:p>
              </table:table-cell>
              <table:table-cell office:value-type="float" office:value="0.347801569364037">
                <text:p>0.347801569364037</text:p>
              </table:table-cell>
              <table:table-cell office:value-type="float" office:value="0.350115169843834">
                <text:p>0.350115169843834</text:p>
              </table:table-cell>
              <table:table-cell office:value-type="float" office:value="0.347391556630892">
                <text:p>0.347391556630892</text:p>
              </table:table-cell>
              <table:table-cell office:value-type="float" office:value="0.344799996552482">
                <text:p>0.344799996552482</text:p>
              </table:table-cell>
              <table:table-cell office:value-type="float" office:value="0.339710752821669">
                <text:p>0.339710752821669</text:p>
              </table:table-cell>
              <table:table-cell office:value-type="float" office:value="0.316178734344531">
                <text:p>0.316178734344531</text:p>
              </table:table-cell>
              <table:table-cell office:value-type="float" office:value="0.306877392819444">
                <text:p>0.306877392819444</text:p>
              </table:table-cell>
              <table:table-cell office:value-type="float" office:value="0.304833677044025">
                <text:p>0.304833677044025</text:p>
              </table:table-cell>
              <table:table-cell office:value-type="float" office:value="0.304058876493562">
                <text:p>0.304058876493562</text:p>
              </table:table-cell>
              <table:table-cell office:value-type="float" office:value="0.303091236766772">
                <text:p>0.303091236766772</text:p>
              </table:table-cell>
              <table:table-cell office:value-type="float" office:value="0.303045297539021">
                <text:p>0.303045297539021</text:p>
              </table:table-cell>
              <table:table-cell office:value-type="float" office:value="0.301514243886149">
                <text:p>0.301514243886149</text:p>
              </table:table-cell>
              <table:table-cell office:value-type="float" office:value="0.299799633684585">
                <text:p>0.299799633684585</text:p>
              </table:table-cell>
              <table:table-cell office:value-type="float" office:value="0.296493070188358">
                <text:p>0.296493070188358</text:p>
              </table:table-cell>
              <table:table-cell office:value-type="float" office:value="0.2937188756541">
                <text:p>0.2937188756541</text:p>
              </table:table-cell>
              <table:table-cell office:value-type="float" office:value="0.292635004960953">
                <text:p>0.292635004960953</text:p>
              </table:table-cell>
              <table:table-cell office:value-type="float" office:value="0.291714349423866">
                <text:p>0.291714349423866</text:p>
              </table:table-cell>
              <table:table-cell office:value-type="float" office:value="0.290846989450105">
                <text:p>0.290846989450105</text:p>
              </table:table-cell>
              <table:table-cell office:value-type="float" office:value="0.31776552890346">
                <text:p>0.31776552890346</text:p>
              </table:table-cell>
              <table:table-cell office:value-type="float" office:value="0.314750260801859">
                <text:p>0.314750260801859</text:p>
              </table:table-cell>
              <table:table-cell office:value-type="float" office:value="0.306210567209716">
                <text:p>0.306210567209716</text:p>
              </table:table-cell>
              <table:table-cell office:value-type="float" office:value="0.299996012039505">
                <text:p>0.299996012039505</text:p>
              </table:table-cell>
              <table:table-cell office:value-type="float" office:value="0.283505941825964">
                <text:p>0.283505941825964</text:p>
              </table:table-cell>
              <table:table-cell office:value-type="float" office:value="0.285172828736239">
                <text:p>0.285172828736239</text:p>
              </table:table-cell>
              <table:table-cell office:value-type="float" office:value="0.288108827975681">
                <text:p>0.288108827975681</text:p>
              </table:table-cell>
              <table:table-cell office:value-type="float" office:value="0.293030852048065">
                <text:p>0.293030852048065</text:p>
              </table:table-cell>
              <table:table-cell office:value-type="float" office:value="0.303331972796298">
                <text:p>0.303331972796298</text:p>
              </table:table-cell>
              <table:table-cell office:value-type="float" office:value="0.310795948543435">
                <text:p>0.310795948543435</text:p>
              </table:table-cell>
              <table:table-cell office:value-type="float" office:value="0.309805143465441">
                <text:p>0.309805143465441</text:p>
              </table:table-cell>
              <table:table-cell office:value-type="float" office:value="0.308254690050692">
                <text:p>0.308254690050692</text:p>
              </table:table-cell>
              <table:table-cell office:value-type="float" office:value="0.308228619353688">
                <text:p>0.308228619353688</text:p>
              </table:table-cell>
              <table:table-cell office:value-type="float" office:value="0.307971676640988">
                <text:p>0.307971676640988</text:p>
              </table:table-cell>
              <table:table-cell office:value-type="float" office:value="0.307948660029115">
                <text:p>0.307948660029115</text:p>
              </table:table-cell>
              <table:table-cell office:value-type="float" office:value="0.307967749900533">
                <text:p>0.307967749900533</text:p>
              </table:table-cell>
              <table:table-cell office:value-type="float" office:value="0.308558234537602">
                <text:p>0.308558234537602</text:p>
              </table:table-cell>
              <table:table-cell office:value-type="float" office:value="0.309065368583909">
                <text:p>0.309065368583909</text:p>
              </table:table-cell>
              <table:table-cell office:value-type="float" office:value="0.309399792733162">
                <text:p>0.309399792733162</text:p>
              </table:table-cell>
              <table:table-cell office:value-type="float" office:value="0.309553587065662">
                <text:p>0.309553587065662</text:p>
              </table:table-cell>
              <table:table-cell office:value-type="float" office:value="0.30978038910009">
                <text:p>0.30978038910009</text:p>
              </table:table-cell>
              <table:table-cell office:value-type="float" office:value="0.30996465255823">
                <text:p>0.30996465255823</text:p>
              </table:table-cell>
              <table:table-cell office:value-type="float" office:value="0.309966657964955">
                <text:p>0.309966657964955</text:p>
              </table:table-cell>
              <table:table-cell office:value-type="float" office:value="0.309857684655415">
                <text:p>0.309857684655415</text:p>
              </table:table-cell>
              <table:table-cell office:value-type="float" office:value="0.309724518068604">
                <text:p>0.309724518068604</text:p>
              </table:table-cell>
              <table:table-cell office:value-type="float" office:value="0.309739161842002">
                <text:p>0.309739161842002</text:p>
              </table:table-cell>
              <table:table-cell office:value-type="float" office:value="0.309792120444894">
                <text:p>0.309792120444894</text:p>
              </table:table-cell>
              <table:table-cell office:value-type="float" office:value="0.309751740863519">
                <text:p>0.309751740863519</text:p>
              </table:table-cell>
              <table:table-cell office:value-type="float" office:value="0.309748911857371">
                <text:p>0.309748911857371</text:p>
              </table:table-cell>
              <table:table-cell office:value-type="float" office:value="0.309756050645869">
                <text:p>0.309756050645869</text:p>
              </table:table-cell>
              <table:table-cell office:value-type="float" office:value="0.309797431081599">
                <text:p>0.309797431081599</text:p>
              </table:table-cell>
              <table:table-cell office:value-type="float" office:value="0.309741679927726">
                <text:p>0.309741679927726</text:p>
              </table:table-cell>
              <table:table-cell office:value-type="float" office:value="0.309754822448993">
                <text:p>0.309754822448993</text:p>
              </table:table-cell>
              <table:table-cell office:value-type="float" office:value="0.309789390010797">
                <text:p>0.309789390010797</text:p>
              </table:table-cell>
              <table:table-cell office:value-type="float" office:value="0.309731548921319">
                <text:p>0.309731548921319</text:p>
              </table:table-cell>
              <table:table-cell office:value-type="float" office:value="0.309740410443312">
                <text:p>0.309740410443312</text:p>
              </table:table-cell>
              <table:table-cell office:value-type="float" office:value="0.309776949074474">
                <text:p>0.309776949074474</text:p>
              </table:table-cell>
              <table:table-cell office:value-type="float" office:value="0.309774590130317">
                <text:p>0.309774590130317</text:p>
              </table:table-cell>
              <table:table-cell office:value-type="float" office:value="0.309706765175808">
                <text:p>0.309706765175808</text:p>
              </table:table-cell>
              <table:table-cell office:value-type="float" office:value="0.30973841288644">
                <text:p>0.30973841288644</text:p>
              </table:table-cell>
              <table:table-cell office:value-type="float" office:value="0.309765548716625">
                <text:p>0.309765548716625</text:p>
              </table:table-cell>
              <table:table-cell office:value-type="float" office:value="0.309773757868647">
                <text:p>0.309773757868647</text:p>
              </table:table-cell>
              <table:table-cell office:value-type="float" office:value="0.309712467471071">
                <text:p>0.309712467471071</text:p>
              </table:table-cell>
              <table:table-cell office:value-type="float" office:value="0.309753014290594">
                <text:p>0.309753014290594</text:p>
              </table:table-cell>
              <table:table-cell office:value-type="float" office:value="0.309767998822321">
                <text:p>0.309767998822321</text:p>
              </table:table-cell>
              <table:table-cell office:value-type="float" office:value="0.309753745391921">
                <text:p>0.309753745391921</text:p>
              </table:table-cell>
              <table:table-cell office:value-type="float" office:value="0.309785589709792">
                <text:p>0.309785589709792</text:p>
              </table:table-cell>
              <table:table-cell office:value-type="float" office:value="0.309758421105839">
                <text:p>0.309758421105839</text:p>
              </table:table-cell>
              <table:table-cell office:value-type="float" office:value="0.309745580719344">
                <text:p>0.309745580719344</text:p>
              </table:table-cell>
              <table:table-cell office:value-type="float" office:value="0.309747781901908">
                <text:p>0.309747781901908</text:p>
              </table:table-cell>
              <table:table-cell office:value-type="float" office:value="0.309786658752045">
                <text:p>0.309786658752045</text:p>
              </table:table-cell>
              <table:table-cell office:value-type="float" office:value="0.30975001490096">
                <text:p>0.30975001490096</text:p>
              </table:table-cell>
              <table:table-cell office:value-type="float" office:value="0.30978024807949">
                <text:p>0.30978024807949</text:p>
              </table:table-cell>
              <table:table-cell office:value-type="float" office:value="0.309762580984258">
                <text:p>0.309762580984258</text:p>
              </table:table-cell>
              <table:table-cell office:value-type="float" office:value="0.309757267990844">
                <text:p>0.309757267990844</text:p>
              </table:table-cell>
              <table:table-cell office:value-type="float" office:value="0.309738835672699">
                <text:p>0.309738835672699</text:p>
              </table:table-cell>
              <table:table-cell office:value-type="float" office:value="0.309752844180838">
                <text:p>0.309752844180838</text:p>
              </table:table-cell>
              <table:table-cell office:value-type="float" office:value="0.309720765532019">
                <text:p>0.309720765532019</text:p>
              </table:table-cell>
              <table:table-cell office:value-type="float" office:value="0.30972390152615">
                <text:p>0.30972390152615</text:p>
              </table:table-cell>
              <table:table-cell office:value-type="float" office:value="0.309770955855668">
                <text:p>0.309770955855668</text:p>
              </table:table-cell>
              <table:table-cell office:value-type="float" office:value="0.309745009885801">
                <text:p>0.309745009885801</text:p>
              </table:table-cell>
              <table:table-cell office:value-type="float" office:value="0.309700843867438">
                <text:p>0.309700843867438</text:p>
              </table:table-cell>
              <table:table-cell office:value-type="float" office:value="0.309736781756759">
                <text:p>0.309736781756759</text:p>
              </table:table-cell>
              <table:table-cell office:value-type="float" office:value="0.309736198174641">
                <text:p>0.309736198174641</text:p>
              </table:table-cell>
              <table:table-cell office:value-type="float" office:value="0.309709058905737">
                <text:p>0.309709058905737</text:p>
              </table:table-cell>
              <table:table-cell office:value-type="float" office:value="0.309736882018571">
                <text:p>0.309736882018571</text:p>
              </table:table-cell>
              <table:table-cell office:value-type="float" office:value="0.309707922427662">
                <text:p>0.309707922427662</text:p>
              </table:table-cell>
              <table:table-cell office:value-type="float" office:value="0.309746271707836">
                <text:p>0.309746271707836</text:p>
              </table:table-cell>
              <table:table-cell office:value-type="float" office:value="0.309732447325106">
                <text:p>0.309732447325106</text:p>
              </table:table-cell>
              <table:table-cell office:value-type="float" office:value="0.309674312628906">
                <text:p>0.309674312628906</text:p>
              </table:table-cell>
              <table:table-cell office:value-type="float" office:value="0.309778751677763">
                <text:p>0.309778751677763</text:p>
              </table:table-cell>
              <table:table-cell office:value-type="float" office:value="0.309732803890935">
                <text:p>0.309732803890935</text:p>
              </table:table-cell>
              <table:table-cell office:value-type="float" office:value="0.309749228671985">
                <text:p>0.309749228671985</text:p>
              </table:table-cell>
              <table:table-cell office:value-type="float" office:value="0.30973148569134">
                <text:p>0.30973148569134</text:p>
              </table:table-cell>
              <table:table-cell office:value-type="float" office:value="0.3097295665539">
                <text:p>0.3097295665539</text:p>
              </table:table-cell>
              <table:table-cell office:value-type="float" office:value="0.309714587615885">
                <text:p>0.309714587615885</text:p>
              </table:table-cell>
              <table:table-cell office:value-type="float" office:value="0.309713633442148">
                <text:p>0.309713633442148</text:p>
              </table:table-cell>
              <table:table-cell office:value-type="float" office:value="0.309741429981826">
                <text:p>0.309741429981826</text:p>
              </table:table-cell>
              <table:table-cell office:value-type="float" office:value="0.309735865900366">
                <text:p>0.309735865900366</text:p>
              </table:table-cell>
              <table:table-cell office:value-type="float" office:value="0.309702999782415">
                <text:p>0.309702999782415</text:p>
              </table:table-cell>
              <table:table-cell office:value-type="float" office:value="0.309741738682766">
                <text:p>0.309741738682766</text:p>
              </table:table-cell>
              <table:table-cell office:value-type="float" office:value="0.30970329304062">
                <text:p>0.30970329304062</text:p>
              </table:table-cell>
              <table:table-cell office:value-type="float" office:value="0.309731391505407">
                <text:p>0.309731391505407</text:p>
              </table:table-cell>
              <table:table-cell office:value-type="float" office:value="0.309715883714625">
                <text:p>0.309715883714625</text:p>
              </table:table-cell>
              <table:table-cell office:value-type="float" office:value="0.309705404964933">
                <text:p>0.309705404964933</text:p>
              </table:table-cell>
              <table:table-cell office:value-type="float" office:value="0.309735102363391">
                <text:p>0.309735102363391</text:p>
              </table:table-cell>
              <table:table-cell office:value-type="float" office:value="0.309710724591751">
                <text:p>0.309710724591751</text:p>
              </table:table-cell>
              <table:table-cell office:value-type="float" office:value="0.309719762124258">
                <text:p>0.309719762124258</text:p>
              </table:table-cell>
              <table:table-cell office:value-type="float" office:value="0.309764501110487">
                <text:p>0.309764501110487</text:p>
              </table:table-cell>
              <table:table-cell office:value-type="float" office:value="0.309702315301858">
                <text:p>0.309702315301858</text:p>
              </table:table-cell>
              <table:table-cell office:value-type="float" office:value="0.309669707520268">
                <text:p>0.309669707520268</text:p>
              </table:table-cell>
              <table:table-cell office:value-type="float" office:value="0.309719869887448">
                <text:p>0.309719869887448</text:p>
              </table:table-cell>
              <table:table-cell office:value-type="float" office:value="0.309710142310131">
                <text:p>0.309710142310131</text:p>
              </table:table-cell>
              <table:table-cell office:value-type="float" office:value="0.309735026002146">
                <text:p>0.309735026002146</text:p>
              </table:table-cell>
              <table:table-cell office:value-type="float" office:value="0.309725382485258">
                <text:p>0.309725382485258</text:p>
              </table:table-cell>
              <table:table-cell office:value-type="float" office:value="0.309771736786597">
                <text:p>0.309771736786597</text:p>
              </table:table-cell>
              <table:table-cell office:value-type="float" office:value="0.309740921407769">
                <text:p>0.309740921407769</text:p>
              </table:table-cell>
              <table:table-cell office:value-type="float" office:value="0.30973799583663">
                <text:p>0.30973799583663</text:p>
              </table:table-cell>
              <table:table-cell office:value-type="float" office:value="0.309704733605119">
                <text:p>0.309704733605119</text:p>
              </table:table-cell>
              <table:table-cell office:value-type="float" office:value="0.309693991176991">
                <text:p>0.309693991176991</text:p>
              </table:table-cell>
              <table:table-cell office:value-type="float" office:value="0.309686399345311">
                <text:p>0.309686399345311</text:p>
              </table:table-cell>
            </table:table-row>
            <table:table-row>
              <table:table-cell office:value-type="string">
                <text:p>Potential diff</text:p>
                <draw:g>
                  <svg:desc>tfoot12.A8:tfoot12.A8</svg:desc>
                </draw:g>
              </table:table-cell>
              <table:table-cell office:value-type="float" office:value="-0.00000110258545654718">
                <text:p>-0.00000110258545654718</text:p>
                <draw:g>
                  <svg:desc>tfoot12.B8:tfoot12.NU8</svg:desc>
                </draw:g>
              </table:table-cell>
              <table:table-cell office:value-type="float" office:value="-0.000000272436418702338">
                <text:p>-0.000000272436418702338</text:p>
              </table:table-cell>
              <table:table-cell office:value-type="float" office:value="-0.0000306315397832213">
                <text:p>-0.0000306315397832213</text:p>
              </table:table-cell>
              <table:table-cell office:value-type="float" office:value="0.0000299458832987431">
                <text:p>0.0000299458832987431</text:p>
              </table:table-cell>
              <table:table-cell office:value-type="float" office:value="-0.0000234962243508274">
                <text:p>-0.0000234962243508274</text:p>
              </table:table-cell>
              <table:table-cell office:value-type="float" office:value="0.0000345663816116448">
                <text:p>0.0000345663816116448</text:p>
              </table:table-cell>
              <table:table-cell office:value-type="float" office:value="0.0000164730955873882">
                <text:p>0.0000164730955873882</text:p>
              </table:table-cell>
              <table:table-cell office:value-type="float" office:value="-0.0000202269578561953">
                <text:p>-0.0000202269578561953</text:p>
              </table:table-cell>
              <table:table-cell office:value-type="float" office:value="0.0000153911860612532">
                <text:p>0.0000153911860612532</text:p>
              </table:table-cell>
              <table:table-cell office:value-type="float" office:value="0.00000998424462667069">
                <text:p>0.00000998424462667069</text:p>
              </table:table-cell>
              <table:table-cell office:value-type="float" office:value="-0.0000468949711385225">
                <text:p>-0.0000468949711385225</text:p>
              </table:table-cell>
              <table:table-cell office:value-type="float" office:value="0.00000642030162822937">
                <text:p>0.00000642030162822937</text:p>
              </table:table-cell>
              <table:table-cell office:value-type="float" office:value="0.0000265045999223168">
                <text:p>0.0000265045999223168</text:p>
              </table:table-cell>
              <table:table-cell office:value-type="float" office:value="-0.00000938766594410501">
                <text:p>-0.00000938766594410501</text:p>
              </table:table-cell>
              <table:table-cell office:value-type="float" office:value="-0.00000600589995569667">
                <text:p>-0.00000600589995569667</text:p>
              </table:table-cell>
              <table:table-cell office:value-type="float" office:value="-0.0000148833579522445">
                <text:p>-0.0000148833579522445</text:p>
              </table:table-cell>
              <table:table-cell office:value-type="float" office:value="0.0000258160718597522">
                <text:p>0.0000258160718597522</text:p>
              </table:table-cell>
              <table:table-cell office:value-type="float" office:value="-0.0000102360294279014">
                <text:p>-0.0000102360294279014</text:p>
              </table:table-cell>
              <table:table-cell office:value-type="float" office:value="-0.0000282655526668285">
                <text:p>-0.0000282655526668285</text:p>
              </table:table-cell>
              <table:table-cell office:value-type="float" office:value="0.0000312863377627259">
                <text:p>0.0000312863377627259</text:p>
              </table:table-cell>
              <table:table-cell office:value-type="float" office:value="-0.00000972267444931951">
                <text:p>-0.00000972267444931951</text:p>
              </table:table-cell>
              <table:table-cell office:value-type="float" office:value="0.0000207420723264407">
                <text:p>0.0000207420723264407</text:p>
              </table:table-cell>
              <table:table-cell office:value-type="float" office:value="-0.0000430698846354827">
                <text:p>-0.0000430698846354827</text:p>
              </table:table-cell>
              <table:table-cell office:value-type="float" office:value="0.0000335929905440069">
                <text:p>0.0000335929905440069</text:p>
              </table:table-cell>
              <table:table-cell office:value-type="float" office:value="-0.00000616796448527079">
                <text:p>-0.00000616796448527079</text:p>
              </table:table-cell>
              <table:table-cell office:value-type="float" office:value="-0.0000319997830738883">
                <text:p>-0.0000319997830738883</text:p>
              </table:table-cell>
              <table:table-cell office:value-type="float" office:value="0.0000320388206647704">
                <text:p>0.0000320388206647704</text:p>
              </table:table-cell>
              <table:table-cell office:value-type="float" office:value="0.00000671168813420886">
                <text:p>0.00000671168813420886</text:p>
              </table:table-cell>
              <table:table-cell office:value-type="float" office:value="0.00000687041417923862">
                <text:p>0.00000687041417923862</text:p>
              </table:table-cell>
              <table:table-cell office:value-type="float" office:value="-0.0000417395324602832">
                <text:p>-0.0000417395324602832</text:p>
              </table:table-cell>
              <table:table-cell office:value-type="float" office:value="0.00000750413696470886">
                <text:p>0.00000750413696470886</text:p>
              </table:table-cell>
              <table:table-cell office:value-type="float" office:value="0.0000125148988935897">
                <text:p>0.0000125148988935897</text:p>
              </table:table-cell>
              <table:table-cell office:value-type="float" office:value="-0.0000298789918393161">
                <text:p>-0.0000298789918393161</text:p>
              </table:table-cell>
              <table:table-cell office:value-type="float" office:value="0.0000167412832011715">
                <text:p>0.0000167412832011715</text:p>
              </table:table-cell>
              <table:table-cell office:value-type="float" office:value="0.0000125648133992851">
                <text:p>0.0000125648133992851</text:p>
              </table:table-cell>
              <table:table-cell office:value-type="float" office:value="0.00000850317408779278">
                <text:p>0.00000850317408779278</text:p>
              </table:table-cell>
              <table:table-cell office:value-type="float" office:value="0.0000168374427059748">
                <text:p>0.0000168374427059748</text:p>
              </table:table-cell>
              <table:table-cell office:value-type="float" office:value="-0.000038641087158009">
                <text:p>-0.000038641087158009</text:p>
              </table:table-cell>
              <table:table-cell office:value-type="float" office:value="0.0000290094516849915">
                <text:p>0.0000290094516849915</text:p>
              </table:table-cell>
              <table:table-cell office:value-type="float" office:value="-0.0000171211719607323">
                <text:p>-0.0000171211719607323</text:p>
              </table:table-cell>
              <table:table-cell office:value-type="float" office:value="-0.0000182804600233899">
                <text:p>-0.0000182804600233899</text:p>
              </table:table-cell>
              <table:table-cell office:value-type="float" office:value="0.0000109234485540233">
                <text:p>0.0000109234485540233</text:p>
              </table:table-cell>
              <table:table-cell office:value-type="float" office:value="0.00000627714082451769">
                <text:p>0.00000627714082451769</text:p>
              </table:table-cell>
              <table:table-cell office:value-type="float" office:value="-0.00000637347317372639">
                <text:p>-0.00000637347317372639</text:p>
              </table:table-cell>
              <table:table-cell office:value-type="float" office:value="-0.0000069181382647554">
                <text:p>-0.0000069181382647554</text:p>
              </table:table-cell>
              <table:table-cell office:value-type="float" office:value="0.00000894558123226696">
                <text:p>0.00000894558123226696</text:p>
              </table:table-cell>
              <table:table-cell office:value-type="float" office:value="-0.0000135328290534198">
                <text:p>-0.0000135328290534198</text:p>
              </table:table-cell>
              <table:table-cell office:value-type="float" office:value="0.00000377648742683201">
                <text:p>0.00000377648742683201</text:p>
              </table:table-cell>
              <table:table-cell office:value-type="float" office:value="0.0000222797938568275">
                <text:p>0.0000222797938568275</text:p>
              </table:table-cell>
              <table:table-cell office:value-type="float" office:value="-0.0000000443408107453358">
                <text:p>-0.0000000443408107453358</text:p>
              </table:table-cell>
              <table:table-cell office:value-type="float" office:value="0.0000271296348838823">
                <text:p>0.0000271296348838823</text:p>
              </table:table-cell>
              <table:table-cell office:value-type="float" office:value="0.0000124847860633603">
                <text:p>0.0000124847860633603</text:p>
              </table:table-cell>
              <table:table-cell office:value-type="float" office:value="-0.000116671456728057">
                <text:p>-0.000116671456728057</text:p>
              </table:table-cell>
              <table:table-cell office:value-type="float" office:value="-0.000248668255067308">
                <text:p>-0.000248668255067308</text:p>
              </table:table-cell>
              <table:table-cell office:value-type="float" office:value="0.0000631629447703785">
                <text:p>0.0000631629447703785</text:p>
              </table:table-cell>
              <table:table-cell office:value-type="float" office:value="0.00000318158238221677">
                <text:p>0.00000318158238221677</text:p>
              </table:table-cell>
              <table:table-cell office:value-type="float" office:value="-0.000419541239243593">
                <text:p>-0.000419541239243593</text:p>
              </table:table-cell>
              <table:table-cell office:value-type="float" office:value="-0.000524731514650212">
                <text:p>-0.000524731514650212</text:p>
              </table:table-cell>
              <table:table-cell office:value-type="float" office:value="-0.000701767125725949">
                <text:p>-0.000701767125725949</text:p>
              </table:table-cell>
              <table:table-cell office:value-type="float" office:value="-0.00044195177451245">
                <text:p>-0.00044195177451245</text:p>
              </table:table-cell>
              <table:table-cell office:value-type="float" office:value="-0.000433413812352068">
                <text:p>-0.000433413812352068</text:p>
              </table:table-cell>
              <table:table-cell office:value-type="float" office:value="-0.000121715236396258">
                <text:p>-0.000121715236396258</text:p>
              </table:table-cell>
              <table:table-cell office:value-type="float" office:value="-0.0000238691913848621">
                <text:p>-0.0000238691913848621</text:p>
              </table:table-cell>
              <table:table-cell office:value-type="float" office:value="0.0000696383720365512">
                <text:p>0.0000696383720365512</text:p>
              </table:table-cell>
              <table:table-cell office:value-type="float" office:value="-0.000502613447124767">
                <text:p>-0.000502613447124767</text:p>
              </table:table-cell>
              <table:table-cell office:value-type="float" office:value="-0.000347519956337194">
                <text:p>-0.000347519956337194</text:p>
              </table:table-cell>
              <table:table-cell office:value-type="float" office:value="-0.000784422079368241">
                <text:p>-0.000784422079368241</text:p>
              </table:table-cell>
              <table:table-cell office:value-type="float" office:value="0.00298903788561111">
                <text:p>0.00298903788561111</text:p>
              </table:table-cell>
              <table:table-cell office:value-type="float" office:value="0.00499524025166276">
                <text:p>0.00499524025166276</text:p>
              </table:table-cell>
              <table:table-cell office:value-type="float" office:value="0.00616190566204194">
                <text:p>0.00616190566204194</text:p>
              </table:table-cell>
              <table:table-cell office:value-type="float" office:value="0.0116196789734657">
                <text:p>0.0116196789734657</text:p>
              </table:table-cell>
              <table:table-cell office:value-type="float" office:value="0.00656335342695957">
                <text:p>0.00656335342695957</text:p>
              </table:table-cell>
              <table:table-cell office:value-type="float" office:value="0.00715327730765114">
                <text:p>0.00715327730765114</text:p>
              </table:table-cell>
              <table:table-cell office:value-type="float" office:value="0.00301441215309051">
                <text:p>0.00301441215309051</text:p>
              </table:table-cell>
              <table:table-cell office:value-type="float" office:value="-0.00104596614866703">
                <text:p>-0.00104596614866703</text:p>
              </table:table-cell>
              <table:table-cell office:value-type="float" office:value="-0.000266959541667666">
                <text:p>-0.000266959541667666</text:p>
              </table:table-cell>
              <table:table-cell office:value-type="float" office:value="0.00100275264229155">
                <text:p>0.00100275264229155</text:p>
              </table:table-cell>
              <table:table-cell office:value-type="float" office:value="-0.00425937552375555">
                <text:p>-0.00425937552375555</text:p>
              </table:table-cell>
              <table:table-cell office:value-type="float" office:value="-0.00489233517290222">
                <text:p>-0.00489233517290222</text:p>
              </table:table-cell>
              <table:table-cell office:value-type="float" office:value="-0.00661257140167915">
                <text:p>-0.00661257140167915</text:p>
              </table:table-cell>
              <table:table-cell office:value-type="float" office:value="-0.00591543338772738">
                <text:p>-0.00591543338772738</text:p>
              </table:table-cell>
              <table:table-cell office:value-type="float" office:value="-0.0066616600790298">
                <text:p>-0.0066616600790298</text:p>
              </table:table-cell>
              <table:table-cell office:value-type="float" office:value="-0.0051386670103889">
                <text:p>-0.0051386670103889</text:p>
              </table:table-cell>
              <table:table-cell office:value-type="float" office:value="-0.00360703676138074">
                <text:p>-0.00360703676138074</text:p>
              </table:table-cell>
              <table:table-cell office:value-type="float" office:value="-0.00107545144653209">
                <text:p>-0.00107545144653209</text:p>
              </table:table-cell>
              <table:table-cell office:value-type="float" office:value="-0.000728944291015665">
                <text:p>-0.000728944291015665</text:p>
              </table:table-cell>
              <table:table-cell office:value-type="float" office:value="-0.00462831163375521">
                <text:p>-0.00462831163375521</text:p>
              </table:table-cell>
              <table:table-cell office:value-type="float" office:value="-0.00506568922751693">
                <text:p>-0.00506568922751693</text:p>
              </table:table-cell>
              <table:table-cell office:value-type="float" office:value="-0.000497147599649472">
                <text:p>-0.000497147599649472</text:p>
              </table:table-cell>
              <table:table-cell office:value-type="float" office:value="0.000336896675777409">
                <text:p>0.000336896675777409</text:p>
              </table:table-cell>
              <table:table-cell office:value-type="float" office:value="0.000928021267060319">
                <text:p>0.000928021267060319</text:p>
              </table:table-cell>
              <table:table-cell office:value-type="float" office:value="0.0382191542098229">
                <text:p>0.0382191542098229</text:p>
              </table:table-cell>
              <table:table-cell office:value-type="float" office:value="0.00117160948501827">
                <text:p>0.00117160948501827</text:p>
              </table:table-cell>
              <table:table-cell office:value-type="float" office:value="-0.0000732815894999295">
                <text:p>-0.0000732815894999295</text:p>
              </table:table-cell>
              <table:table-cell office:value-type="float" office:value="-0.00276443228918061">
                <text:p>-0.00276443228918061</text:p>
              </table:table-cell>
              <table:table-cell office:value-type="float" office:value="-0.0229291443622772">
                <text:p>-0.0229291443622772</text:p>
              </table:table-cell>
              <table:table-cell office:value-type="float" office:value="-0.00871518631882107">
                <text:p>-0.00871518631882107</text:p>
              </table:table-cell>
              <table:table-cell office:value-type="float" office:value="-0.00571965782926709">
                <text:p>-0.00571965782926709</text:p>
              </table:table-cell>
              <table:table-cell office:value-type="float" office:value="-0.00643865594095611">
                <text:p>-0.00643865594095611</text:p>
              </table:table-cell>
              <table:table-cell office:value-type="float" office:value="0.0185669306772662">
                <text:p>0.0185669306772662</text:p>
              </table:table-cell>
              <table:table-cell office:value-type="float" office:value="0.00176579054640924">
                <text:p>0.00176579054640924</text:p>
              </table:table-cell>
              <table:table-cell office:value-type="float" office:value="-0.00354596541345287">
                <text:p>-0.00354596541345287</text:p>
              </table:table-cell>
              <table:table-cell office:value-type="float" office:value="0.0003523615345698">
                <text:p>0.0003523615345698</text:p>
              </table:table-cell>
              <table:table-cell office:value-type="float" office:value="-0.0020341624327494">
                <text:p>-0.0020341624327494</text:p>
              </table:table-cell>
              <table:table-cell office:value-type="float" office:value="-0.00275024556530579">
                <text:p>-0.00275024556530579</text:p>
              </table:table-cell>
              <table:table-cell office:value-type="float" office:value="-0.0028490618206739">
                <text:p>-0.0028490618206739</text:p>
              </table:table-cell>
              <table:table-cell office:value-type="float" office:value="-0.000408554718942189">
                <text:p>-0.000408554718942189</text:p>
              </table:table-cell>
              <table:table-cell office:value-type="float" office:value="0.011214024206835">
                <text:p>0.011214024206835</text:p>
              </table:table-cell>
              <table:table-cell office:value-type="float" office:value="0.00758446630775472">
                <text:p>0.00758446630775472</text:p>
              </table:table-cell>
              <table:table-cell office:value-type="float" office:value="0.00000345315349087327">
                <text:p>0.00000345315349087327</text:p>
              </table:table-cell>
              <table:table-cell office:value-type="float" office:value="0.00317469618814553">
                <text:p>0.00317469618814553</text:p>
              </table:table-cell>
              <table:table-cell office:value-type="float" office:value="0.0120698957887523">
                <text:p>0.0120698957887523</text:p>
              </table:table-cell>
              <table:table-cell office:value-type="float" office:value="0.00205327364578545">
                <text:p>0.00205327364578545</text:p>
              </table:table-cell>
              <table:table-cell office:value-type="float" office:value="0.000708406250523375">
                <text:p>0.000708406250523375</text:p>
              </table:table-cell>
              <table:table-cell office:value-type="float" office:value="-0.000132950227795747">
                <text:p>-0.000132950227795747</text:p>
              </table:table-cell>
              <table:table-cell office:value-type="float" office:value="-0.00512493111794371">
                <text:p>-0.00512493111794371</text:p>
              </table:table-cell>
              <table:table-cell office:value-type="float" office:value="-0.00318463530299662">
                <text:p>-0.00318463530299662</text:p>
              </table:table-cell>
              <table:table-cell office:value-type="float" office:value="-0.00338231412298473">
                <text:p>-0.00338231412298473</text:p>
              </table:table-cell>
              <table:table-cell office:value-type="float" office:value="-0.0150613438531665">
                <text:p>-0.0150613438531665</text:p>
              </table:table-cell>
              <table:table-cell office:value-type="float" office:value="-0.00871183863722585">
                <text:p>-0.00871183863722585</text:p>
              </table:table-cell>
              <table:table-cell office:value-type="float" office:value="0.0000333530319278075">
                <text:p>0.0000333530319278075</text:p>
              </table:table-cell>
              <table:table-cell office:value-type="float" office:value="0.000317796515590607">
                <text:p>0.000317796515590607</text:p>
              </table:table-cell>
              <table:table-cell office:value-type="float" office:value="-0.00189539171167008">
                <text:p>-0.00189539171167008</text:p>
              </table:table-cell>
              <table:table-cell office:value-type="float" office:value="-0.0041772165493526">
                <text:p>-0.0041772165493526</text:p>
              </table:table-cell>
              <table:table-cell office:value-type="float" office:value="-0.00325282652408948">
                <text:p>-0.00325282652408948</text:p>
              </table:table-cell>
              <table:table-cell office:value-type="float" office:value="-0.00219356136190119">
                <text:p>-0.00219356136190119</text:p>
              </table:table-cell>
              <table:table-cell office:value-type="float" office:value="-0.000746884801868353">
                <text:p>-0.000746884801868353</text:p>
              </table:table-cell>
              <table:table-cell office:value-type="float" office:value="-0.000638978089250619">
                <text:p>-0.000638978089250619</text:p>
              </table:table-cell>
              <table:table-cell office:value-type="float" office:value="0.000122371720447489">
                <text:p>0.000122371720447489</text:p>
              </table:table-cell>
              <table:table-cell office:value-type="float" office:value="0.00137103613932565">
                <text:p>0.00137103613932565</text:p>
              </table:table-cell>
              <table:table-cell office:value-type="float" office:value="0.0354970129676177">
                <text:p>0.0354970129676177</text:p>
              </table:table-cell>
              <table:table-cell office:value-type="float" office:value="0.00377088007979953">
                <text:p>0.00377088007979953</text:p>
              </table:table-cell>
              <table:table-cell office:value-type="float" office:value="0.000983003618939993">
                <text:p>0.000983003618939993</text:p>
              </table:table-cell>
              <table:table-cell office:value-type="float" office:value="-0.00169418105086261">
                <text:p>-0.00169418105086261</text:p>
              </table:table-cell>
              <table:table-cell office:value-type="float" office:value="-0.00781956193642835">
                <text:p>-0.00781956193642835</text:p>
              </table:table-cell>
              <table:table-cell office:value-type="float" office:value="-0.0220024942410033">
                <text:p>-0.0220024942410033</text:p>
              </table:table-cell>
              <table:table-cell office:value-type="float" office:value="-0.002100390109946">
                <text:p>-0.002100390109946</text:p>
              </table:table-cell>
              <table:table-cell office:value-type="float" office:value="-0.00139200449804122">
                <text:p>-0.00139200449804122</text:p>
              </table:table-cell>
              <table:table-cell office:value-type="float" office:value="-0.00270276524751178">
                <text:p>-0.00270276524751178</text:p>
              </table:table-cell>
              <table:table-cell office:value-type="float" office:value="0.000512352376732916">
                <text:p>0.000512352376732916</text:p>
              </table:table-cell>
              <table:table-cell office:value-type="float" office:value="0.00378786718982932">
                <text:p>0.00378786718982932</text:p>
              </table:table-cell>
              <table:table-cell office:value-type="float" office:value="0.00511771615136425">
                <text:p>0.00511771615136425</text:p>
              </table:table-cell>
              <table:table-cell office:value-type="float" office:value="0.00733893772406147">
                <text:p>0.00733893772406147</text:p>
              </table:table-cell>
              <table:table-cell office:value-type="float" office:value="-0.000292377637890806">
                <text:p>-0.000292377637890806</text:p>
              </table:table-cell>
              <table:table-cell office:value-type="float" office:value="-0.00157216765100393">
                <text:p>-0.00157216765100393</text:p>
              </table:table-cell>
              <table:table-cell office:value-type="float" office:value="-0.00119432743133591">
                <text:p>-0.00119432743133591</text:p>
              </table:table-cell>
              <table:table-cell office:value-type="float" office:value="-0.000976806961827004">
                <text:p>-0.000976806961827004</text:p>
              </table:table-cell>
              <table:table-cell office:value-type="float" office:value="-0.0000611185205982023">
                <text:p>-0.0000611185205982023</text:p>
              </table:table-cell>
              <table:table-cell office:value-type="float" office:value="-0.000417686431025022">
                <text:p>-0.000417686431025022</text:p>
              </table:table-cell>
              <table:table-cell office:value-type="float" office:value="-0.000681132309104104">
                <text:p>-0.000681132309104104</text:p>
              </table:table-cell>
              <table:table-cell office:value-type="float" office:value="0.00392073417223748">
                <text:p>0.00392073417223748</text:p>
              </table:table-cell>
              <table:table-cell office:value-type="float" office:value="0.014640113211555">
                <text:p>0.014640113211555</text:p>
              </table:table-cell>
              <table:table-cell office:value-type="float" office:value="0.0178137212137031">
                <text:p>0.0178137212137031</text:p>
              </table:table-cell>
              <table:table-cell office:value-type="float" office:value="-0.000597664345349025">
                <text:p>-0.000597664345349025</text:p>
              </table:table-cell>
              <table:table-cell office:value-type="float" office:value="-0.00543202546453991">
                <text:p>-0.00543202546453991</text:p>
              </table:table-cell>
              <table:table-cell office:value-type="float" office:value="-0.00354735468221823">
                <text:p>-0.00354735468221823</text:p>
              </table:table-cell>
              <table:table-cell office:value-type="float" office:value="-0.00133279264395192">
                <text:p>-0.00133279264395192</text:p>
              </table:table-cell>
              <table:table-cell office:value-type="float" office:value="-0.0278503801654134">
                <text:p>-0.0278503801654134</text:p>
              </table:table-cell>
              <table:table-cell office:value-type="float" office:value="0.0018607569613226">
                <text:p>0.0018607569613226</text:p>
              </table:table-cell>
              <table:table-cell office:value-type="float" office:value="-0.00246913898894813">
                <text:p>-0.00246913898894813</text:p>
              </table:table-cell>
              <table:table-cell office:value-type="float" office:value="-0.00514989874087929">
                <text:p>-0.00514989874087929</text:p>
              </table:table-cell>
              <table:table-cell office:value-type="float" office:value="-0.00231025177380734">
                <text:p>-0.00231025177380734</text:p>
              </table:table-cell>
              <table:table-cell office:value-type="float" office:value="-0.0016732813068957">
                <text:p>-0.0016732813068957</text:p>
              </table:table-cell>
              <table:table-cell office:value-type="float" office:value="0.0000819427524958449">
                <text:p>0.0000819427524958449</text:p>
              </table:table-cell>
              <table:table-cell office:value-type="float" office:value="0.000352686993690399">
                <text:p>0.000352686993690399</text:p>
              </table:table-cell>
              <table:table-cell office:value-type="float" office:value="0.0421897858257423">
                <text:p>0.0421897858257423</text:p>
              </table:table-cell>
              <table:table-cell office:value-type="float" office:value="0.000778066899330687">
                <text:p>0.000778066899330687</text:p>
              </table:table-cell>
              <table:table-cell office:value-type="float" office:value="0.00186698154196668">
                <text:p>0.00186698154196668</text:p>
              </table:table-cell>
              <table:table-cell office:value-type="float" office:value="-0.0029954229587893">
                <text:p>-0.0029954229587893</text:p>
              </table:table-cell>
              <table:table-cell office:value-type="float" office:value="-0.00273114903874672">
                <text:p>-0.00273114903874672</text:p>
              </table:table-cell>
              <table:table-cell office:value-type="float" office:value="-0.0112437734147298">
                <text:p>-0.0112437734147298</text:p>
              </table:table-cell>
              <table:table-cell office:value-type="float" office:value="-0.00430735753497763">
                <text:p>-0.00430735753497763</text:p>
              </table:table-cell>
              <table:table-cell office:value-type="float" office:value="-0.0080416888168357">
                <text:p>-0.0080416888168357</text:p>
              </table:table-cell>
              <table:table-cell office:value-type="float" office:value="-0.000235548786099105">
                <text:p>-0.000235548786099105</text:p>
              </table:table-cell>
              <table:table-cell office:value-type="float" office:value="0.0034946877027684">
                <text:p>0.0034946877027684</text:p>
              </table:table-cell>
              <table:table-cell office:value-type="float" office:value="-0.00192205229112347">
                <text:p>-0.00192205229112347</text:p>
              </table:table-cell>
              <table:table-cell office:value-type="float" office:value="-0.000249072668534189">
                <text:p>-0.000249072668534189</text:p>
              </table:table-cell>
              <table:table-cell office:value-type="float" office:value="-0.0000108167115527302">
                <text:p>-0.0000108167115527302</text:p>
              </table:table-cell>
              <table:table-cell office:value-type="float" office:value="-0.00131510763773995">
                <text:p>-0.00131510763773995</text:p>
              </table:table-cell>
              <table:table-cell office:value-type="float" office:value="-0.00278226629212314">
                <text:p>-0.00278226629212314</text:p>
              </table:table-cell>
              <table:table-cell office:value-type="float" office:value="0.000152301147809453">
                <text:p>0.000152301147809453</text:p>
              </table:table-cell>
              <table:table-cell office:value-type="float" office:value="0.00510049019274605">
                <text:p>0.00510049019274605</text:p>
              </table:table-cell>
              <table:table-cell office:value-type="float" office:value="0.0108633843651542">
                <text:p>0.0108633843651542</text:p>
              </table:table-cell>
              <table:table-cell office:value-type="float" office:value="0.0114016958115452">
                <text:p>0.0114016958115452</text:p>
              </table:table-cell>
              <table:table-cell office:value-type="float" office:value="0.00874471153383277">
                <text:p>0.00874471153383277</text:p>
              </table:table-cell>
              <table:table-cell office:value-type="float" office:value="0.00288310717511403">
                <text:p>0.00288310717511403</text:p>
              </table:table-cell>
              <table:table-cell office:value-type="float" office:value="0.00192853055379999">
                <text:p>0.00192853055379999</text:p>
              </table:table-cell>
              <table:table-cell office:value-type="float" office:value="0.0000545562806752442">
                <text:p>0.0000545562806752442</text:p>
              </table:table-cell>
              <table:table-cell office:value-type="float" office:value="-0.000302815582529647">
                <text:p>-0.000302815582529647</text:p>
              </table:table-cell>
              <table:table-cell office:value-type="float" office:value="-0.000512477227431307">
                <text:p>-0.000512477227431307</text:p>
              </table:table-cell>
              <table:table-cell office:value-type="float" office:value="-0.000562648441092772">
                <text:p>-0.000562648441092772</text:p>
              </table:table-cell>
              <table:table-cell office:value-type="float" office:value="0.00111998692623122">
                <text:p>0.00111998692623122</text:p>
              </table:table-cell>
              <table:table-cell office:value-type="float" office:value="0.00157054513070831">
                <text:p>0.00157054513070831</text:p>
              </table:table-cell>
              <table:table-cell office:value-type="float" office:value="-0.000491070500441615">
                <text:p>-0.000491070500441615</text:p>
              </table:table-cell>
              <table:table-cell office:value-type="float" office:value="-0.00636683622709028">
                <text:p>-0.00636683622709028</text:p>
              </table:table-cell>
              <table:table-cell office:value-type="float" office:value="-0.0295061599026619">
                <text:p>-0.0295061599026619</text:p>
              </table:table-cell>
              <table:table-cell office:value-type="float" office:value="-0.00255740477655431">
                <text:p>-0.00255740477655431</text:p>
              </table:table-cell>
              <table:table-cell office:value-type="float" office:value="-0.00256112705051098">
                <text:p>-0.00256112705051098</text:p>
              </table:table-cell>
              <table:table-cell office:value-type="float" office:value="-0.00102114435037876">
                <text:p>-0.00102114435037876</text:p>
              </table:table-cell>
              <table:table-cell office:value-type="float" office:value="-0.000872783427318058">
                <text:p>-0.000872783427318058</text:p>
              </table:table-cell>
              <table:table-cell office:value-type="float" office:value="-0.00127475140531225">
                <text:p>-0.00127475140531225</text:p>
              </table:table-cell>
              <table:table-cell office:value-type="float" office:value="-0.00189627636571404">
                <text:p>-0.00189627636571404</text:p>
              </table:table-cell>
              <table:table-cell office:value-type="float" office:value="-0.00338280687642839">
                <text:p>-0.00338280687642839</text:p>
              </table:table-cell>
              <table:table-cell office:value-type="float" office:value="-0.000213776312341096">
                <text:p>-0.000213776312341096</text:p>
              </table:table-cell>
              <table:table-cell office:value-type="float" office:value="-0.000130364950861495">
                <text:p>-0.000130364950861495</text:p>
              </table:table-cell>
              <table:table-cell office:value-type="float" office:value="0.000351464441969707">
                <text:p>0.000351464441969707</text:p>
              </table:table-cell>
              <table:table-cell office:value-type="float" office:value="-0.000291252701445088">
                <text:p>-0.000291252701445088</text:p>
              </table:table-cell>
              <table:table-cell office:value-type="float" office:value="0.00354028610623403">
                <text:p>0.00354028610623403</text:p>
              </table:table-cell>
              <table:table-cell office:value-type="float" office:value="0.0393164385654196">
                <text:p>0.0393164385654196</text:p>
              </table:table-cell>
              <table:table-cell office:value-type="float" office:value="-0.00134345280076986">
                <text:p>-0.00134345280076986</text:p>
              </table:table-cell>
              <table:table-cell office:value-type="float" office:value="-0.00383774432473216">
                <text:p>-0.00383774432473216</text:p>
              </table:table-cell>
              <table:table-cell office:value-type="float" office:value="-0.00611204513704777">
                <text:p>-0.00611204513704777</text:p>
              </table:table-cell>
              <table:table-cell office:value-type="float" office:value="-0.00347557054281194">
                <text:p>-0.00347557054281194</text:p>
              </table:table-cell>
              <table:table-cell office:value-type="float" office:value="-0.00605905642286336">
                <text:p>-0.00605905642286336</text:p>
              </table:table-cell>
              <table:table-cell office:value-type="float" office:value="-0.00934852080704257">
                <text:p>-0.00934852080704257</text:p>
              </table:table-cell>
              <table:table-cell office:value-type="float" office:value="0.00201316599453127">
                <text:p>0.00201316599453127</text:p>
              </table:table-cell>
              <table:table-cell office:value-type="float" office:value="-0.000390288322661747">
                <text:p>-0.000390288322661747</text:p>
              </table:table-cell>
              <table:table-cell office:value-type="float" office:value="-0.00160093315707172">
                <text:p>-0.00160093315707172</text:p>
              </table:table-cell>
              <table:table-cell office:value-type="float" office:value="-0.00137275656993036">
                <text:p>-0.00137275656993036</text:p>
              </table:table-cell>
              <table:table-cell office:value-type="float" office:value="0.000448430096904817">
                <text:p>0.000448430096904817</text:p>
              </table:table-cell>
              <table:table-cell office:value-type="float" office:value="-0.000144052597737254">
                <text:p>-0.000144052597737254</text:p>
              </table:table-cell>
              <table:table-cell office:value-type="float" office:value="-0.00227485778875458">
                <text:p>-0.00227485778875458</text:p>
              </table:table-cell>
              <table:table-cell office:value-type="float" office:value="-0.00319991937034647">
                <text:p>-0.00319991937034647</text:p>
              </table:table-cell>
              <table:table-cell office:value-type="float" office:value="0.0217388567241203">
                <text:p>0.0217388567241203</text:p>
              </table:table-cell>
              <table:table-cell office:value-type="float" office:value="0.0166591802286583">
                <text:p>0.0166591802286583</text:p>
              </table:table-cell>
              <table:table-cell office:value-type="float" office:value="0.00424733899556251">
                <text:p>0.00424733899556251</text:p>
              </table:table-cell>
              <table:table-cell office:value-type="float" office:value="0.000846421421756172">
                <text:p>0.000846421421756172</text:p>
              </table:table-cell>
              <table:table-cell office:value-type="float" office:value="-0.00104717850309544">
                <text:p>-0.00104717850309544</text:p>
              </table:table-cell>
              <table:table-cell office:value-type="float" office:value="-0.000549048859200374">
                <text:p>-0.000549048859200374</text:p>
              </table:table-cell>
              <table:table-cell office:value-type="float" office:value="-0.0000372807195001545">
                <text:p>-0.0000372807195001545</text:p>
              </table:table-cell>
              <table:table-cell office:value-type="float" office:value="0.00207214851340298">
                <text:p>0.00207214851340298</text:p>
              </table:table-cell>
              <table:table-cell office:value-type="float" office:value="0.000379278135163918">
                <text:p>0.000379278135163918</text:p>
              </table:table-cell>
              <table:table-cell office:value-type="float" office:value="-0.00687010871860233">
                <text:p>-0.00687010871860233</text:p>
              </table:table-cell>
              <table:table-cell office:value-type="float" office:value="-0.0162433314746455">
                <text:p>-0.0162433314746455</text:p>
              </table:table-cell>
              <table:table-cell office:value-type="float" office:value="-0.0111998964342475">
                <text:p>-0.0111998964342475</text:p>
              </table:table-cell>
              <table:table-cell office:value-type="float" office:value="-0.00379253096734189">
                <text:p>-0.00379253096734189</text:p>
              </table:table-cell>
              <table:table-cell office:value-type="float" office:value="-0.00276323158012837">
                <text:p>-0.00276323158012837</text:p>
              </table:table-cell>
              <table:table-cell office:value-type="float" office:value="-0.0017368300353971">
                <text:p>-0.0017368300353971</text:p>
              </table:table-cell>
              <table:table-cell office:value-type="float" office:value="-0.00115330702710165">
                <text:p>-0.00115330702710165</text:p>
              </table:table-cell>
              <table:table-cell office:value-type="float" office:value="-0.00115277078927739">
                <text:p>-0.00115277078927739</text:p>
              </table:table-cell>
              <table:table-cell office:value-type="float" office:value="-0.00104272746635653">
                <text:p>-0.00104272746635653</text:p>
              </table:table-cell>
              <table:table-cell office:value-type="float" office:value="-0.00395564541790611">
                <text:p>-0.00395564541790611</text:p>
              </table:table-cell>
              <table:table-cell office:value-type="float" office:value="-0.00202015556062257">
                <text:p>-0.00202015556062257</text:p>
              </table:table-cell>
              <table:table-cell office:value-type="float" office:value="-0.00132616145032261">
                <text:p>-0.00132616145032261</text:p>
              </table:table-cell>
              <table:table-cell office:value-type="float" office:value="0.000453794658598627">
                <text:p>0.000453794658598627</text:p>
              </table:table-cell>
              <table:table-cell office:value-type="float" office:value="0.0402767160367009">
                <text:p>0.0402767160367009</text:p>
              </table:table-cell>
              <table:table-cell office:value-type="float" office:value="-0.00155609630823672">
                <text:p>-0.00155609630823672</text:p>
              </table:table-cell>
              <table:table-cell office:value-type="float" office:value="-0.00245453770086701">
                <text:p>-0.00245453770086701</text:p>
              </table:table-cell>
              <table:table-cell office:value-type="float" office:value="-0.00678505251571476">
                <text:p>-0.00678505251571476</text:p>
              </table:table-cell>
              <table:table-cell office:value-type="float" office:value="-0.0110852969071177">
                <text:p>-0.0110852969071177</text:p>
              </table:table-cell>
              <table:table-cell office:value-type="float" office:value="-0.00711865452469451">
                <text:p>-0.00711865452469451</text:p>
              </table:table-cell>
              <table:table-cell office:value-type="float" office:value="-0.00472509474811494">
                <text:p>-0.00472509474811494</text:p>
              </table:table-cell>
              <table:table-cell office:value-type="float" office:value="0.00831815907517192">
                <text:p>0.00831815907517192</text:p>
              </table:table-cell>
              <table:table-cell office:value-type="float" office:value="0.001010954484372">
                <text:p>0.001010954484372</text:p>
              </table:table-cell>
              <table:table-cell office:value-type="float" office:value="-0.00133980071065221">
                <text:p>-0.00133980071065221</text:p>
              </table:table-cell>
              <table:table-cell office:value-type="float" office:value="-0.000303215795301348">
                <text:p>-0.000303215795301348</text:p>
              </table:table-cell>
              <table:table-cell office:value-type="float" office:value="-0.000215596032446308">
                <text:p>-0.000215596032446308</text:p>
              </table:table-cell>
              <table:table-cell office:value-type="float" office:value="-0.000662955455507153">
                <text:p>-0.000662955455507153</text:p>
              </table:table-cell>
              <table:table-cell office:value-type="float" office:value="-0.00226172813805897">
                <text:p>-0.00226172813805897</text:p>
              </table:table-cell>
              <table:table-cell office:value-type="float" office:value="-0.000927500398513192">
                <text:p>-0.000927500398513192</text:p>
              </table:table-cell>
              <table:table-cell office:value-type="float" office:value="0.00687615583193313">
                <text:p>0.00687615583193313</text:p>
              </table:table-cell>
              <table:table-cell office:value-type="float" office:value="0.0194222567813194">
                <text:p>0.0194222567813194</text:p>
              </table:table-cell>
              <table:table-cell office:value-type="float" office:value="0.0119529389734415">
                <text:p>0.0119529389734415</text:p>
              </table:table-cell>
              <table:table-cell office:value-type="float" office:value="0.00479370110948918">
                <text:p>0.00479370110948918</text:p>
              </table:table-cell>
              <table:table-cell office:value-type="float" office:value="-0.00198796276376811">
                <text:p>-0.00198796276376811</text:p>
              </table:table-cell>
              <table:table-cell office:value-type="float" office:value="-0.000138510393909774">
                <text:p>-0.000138510393909774</text:p>
              </table:table-cell>
              <table:table-cell office:value-type="float" office:value="0.00231360047979684">
                <text:p>0.00231360047979684</text:p>
              </table:table-cell>
              <table:table-cell office:value-type="float" office:value="-0.00272361321294251">
                <text:p>-0.00272361321294251</text:p>
              </table:table-cell>
              <table:table-cell office:value-type="float" office:value="-0.00259156007840977">
                <text:p>-0.00259156007840977</text:p>
              </table:table-cell>
              <table:table-cell office:value-type="float" office:value="-0.00508924373081332">
                <text:p>-0.00508924373081332</text:p>
              </table:table-cell>
              <table:table-cell office:value-type="float" office:value="-0.0235320184771378">
                <text:p>-0.0235320184771378</text:p>
              </table:table-cell>
              <table:table-cell office:value-type="float" office:value="-0.00930134152508677">
                <text:p>-0.00930134152508677</text:p>
              </table:table-cell>
              <table:table-cell office:value-type="float" office:value="-0.00204371577541923">
                <text:p>-0.00204371577541923</text:p>
              </table:table-cell>
              <table:table-cell office:value-type="float" office:value="-0.000774800550463084">
                <text:p>-0.000774800550463084</text:p>
              </table:table-cell>
              <table:table-cell office:value-type="float" office:value="-0.000967639726790037">
                <text:p>-0.000967639726790037</text:p>
              </table:table-cell>
              <table:table-cell office:value-type="float" office:value="-0.0000459392277504245">
                <text:p>-0.0000459392277504245</text:p>
              </table:table-cell>
              <table:table-cell office:value-type="float" office:value="-0.00153105365287221">
                <text:p>-0.00153105365287221</text:p>
              </table:table-cell>
              <table:table-cell office:value-type="float" office:value="-0.0017146102015641">
                <text:p>-0.0017146102015641</text:p>
              </table:table-cell>
              <table:table-cell office:value-type="float" office:value="-0.00330656349622715">
                <text:p>-0.00330656349622715</text:p>
              </table:table-cell>
              <table:table-cell office:value-type="float" office:value="-0.00277419453425748">
                <text:p>-0.00277419453425748</text:p>
              </table:table-cell>
              <table:table-cell office:value-type="float" office:value="-0.00108387069314753">
                <text:p>-0.00108387069314753</text:p>
              </table:table-cell>
              <table:table-cell office:value-type="float" office:value="-0.000920655537086812">
                <text:p>-0.000920655537086812</text:p>
              </table:table-cell>
              <table:table-cell office:value-type="float" office:value="-0.000867359973760473">
                <text:p>-0.000867359973760473</text:p>
              </table:table-cell>
              <table:table-cell office:value-type="float" office:value="0.0269185394533549">
                <text:p>0.0269185394533549</text:p>
              </table:table-cell>
              <table:table-cell office:value-type="float" office:value="-0.00301526810160102">
                <text:p>-0.00301526810160102</text:p>
              </table:table-cell>
              <table:table-cell office:value-type="float" office:value="-0.00853969359214357">
                <text:p>-0.00853969359214357</text:p>
              </table:table-cell>
              <table:table-cell office:value-type="float" office:value="-0.00621455517021119">
                <text:p>-0.00621455517021119</text:p>
              </table:table-cell>
              <table:table-cell office:value-type="float" office:value="-0.0164900702135409">
                <text:p>-0.0164900702135409</text:p>
              </table:table-cell>
              <table:table-cell office:value-type="float" office:value="0.00166688691027495">
                <text:p>0.00166688691027495</text:p>
              </table:table-cell>
              <table:table-cell office:value-type="float" office:value="0.00293599923944238">
                <text:p>0.00293599923944238</text:p>
              </table:table-cell>
              <table:table-cell office:value-type="float" office:value="0.00492202407238374">
                <text:p>0.00492202407238374</text:p>
              </table:table-cell>
              <table:table-cell office:value-type="float" office:value="0.010301120748233">
                <text:p>0.010301120748233</text:p>
              </table:table-cell>
              <table:table-cell office:value-type="float" office:value="0.00746397574713753">
                <text:p>0.00746397574713753</text:p>
              </table:table-cell>
              <table:table-cell office:value-type="float" office:value="-0.000990805077994039">
                <text:p>-0.000990805077994039</text:p>
              </table:table-cell>
              <table:table-cell office:value-type="float" office:value="-0.00155045341474885">
                <text:p>-0.00155045341474885</text:p>
              </table:table-cell>
              <table:table-cell office:value-type="float" office:value="-0.0000260706970041102">
                <text:p>-0.0000260706970041102</text:p>
              </table:table-cell>
              <table:table-cell office:value-type="float" office:value="-0.000256942712699992">
                <text:p>-0.000256942712699992</text:p>
              </table:table-cell>
              <table:table-cell office:value-type="float" office:value="-0.0000230166118730946">
                <text:p>-0.0000230166118730946</text:p>
              </table:table-cell>
              <table:table-cell office:value-type="float" office:value="0.0000190898714183541">
                <text:p>0.0000190898714183541</text:p>
              </table:table-cell>
              <table:table-cell office:value-type="float" office:value="0.000590484637068955">
                <text:p>0.000590484637068955</text:p>
              </table:table-cell>
              <table:table-cell office:value-type="float" office:value="0.000507134046306923">
                <text:p>0.000507134046306923</text:p>
              </table:table-cell>
              <table:table-cell office:value-type="float" office:value="0.000334424149252499">
                <text:p>0.000334424149252499</text:p>
              </table:table-cell>
              <table:table-cell office:value-type="float" office:value="0.00015379433250029">
                <text:p>0.00015379433250029</text:p>
              </table:table-cell>
              <table:table-cell office:value-type="float" office:value="0.00022680203442782">
                <text:p>0.00022680203442782</text:p>
              </table:table-cell>
              <table:table-cell office:value-type="float" office:value="0.000184263458140377">
                <text:p>0.000184263458140377</text:p>
              </table:table-cell>
              <table:table-cell office:value-type="float" office:value="0.0000020054067242925">
                <text:p>0.0000020054067242925</text:p>
              </table:table-cell>
              <table:table-cell office:value-type="float" office:value="-0.000108973309539406">
                <text:p>-0.000108973309539406</text:p>
              </table:table-cell>
              <table:table-cell office:value-type="float" office:value="-0.000133166586811284">
                <text:p>-0.000133166586811284</text:p>
              </table:table-cell>
              <table:table-cell office:value-type="float" office:value="0.0000146437733979932">
                <text:p>0.0000146437733979932</text:p>
              </table:table-cell>
              <table:table-cell office:value-type="float" office:value="0.000052958602892561">
                <text:p>0.000052958602892561</text:p>
              </table:table-cell>
              <table:table-cell office:value-type="float" office:value="-0.0000403795813758157">
                <text:p>-0.0000403795813758157</text:p>
              </table:table-cell>
              <table:table-cell office:value-type="float" office:value="-0.00000282900614767545">
                <text:p>-0.00000282900614767545</text:p>
              </table:table-cell>
              <table:table-cell office:value-type="float" office:value="0.00000713878849811778">
                <text:p>0.00000713878849811778</text:p>
              </table:table-cell>
              <table:table-cell office:value-type="float" office:value="0.0000413804357294878">
                <text:p>0.0000413804357294878</text:p>
              </table:table-cell>
              <table:table-cell office:value-type="float" office:value="-0.0000557511538730182">
                <text:p>-0.0000557511538730182</text:p>
              </table:table-cell>
              <table:table-cell office:value-type="float" office:value="0.0000131425212678282">
                <text:p>0.0000131425212678282</text:p>
              </table:table-cell>
              <table:table-cell office:value-type="float" office:value="0.000034567561803478">
                <text:p>0.000034567561803478</text:p>
              </table:table-cell>
              <table:table-cell office:value-type="float" office:value="-0.0000578410894774284">
                <text:p>-0.0000578410894774284</text:p>
              </table:table-cell>
              <table:table-cell office:value-type="float" office:value="0.00000886152199292001">
                <text:p>0.00000886152199292001</text:p>
              </table:table-cell>
              <table:table-cell office:value-type="float" office:value="0.0000365386311618199">
                <text:p>0.0000365386311618199</text:p>
              </table:table-cell>
              <table:table-cell office:value-type="float" office:value="-0.00000235894415712146">
                <text:p>-0.00000235894415712146</text:p>
              </table:table-cell>
              <table:table-cell office:value-type="float" office:value="-0.000067824954509299">
                <text:p>-0.000067824954509299</text:p>
              </table:table-cell>
              <table:table-cell office:value-type="float" office:value="0.0000316477106321322">
                <text:p>0.0000316477106321322</text:p>
              </table:table-cell>
              <table:table-cell office:value-type="float" office:value="0.0000271358301847657">
                <text:p>0.0000271358301847657</text:p>
              </table:table-cell>
              <table:table-cell office:value-type="float" office:value="0.00000820915202243144">
                <text:p>0.00000820915202243144</text:p>
              </table:table-cell>
              <table:table-cell office:value-type="float" office:value="-0.0000612903975764634">
                <text:p>-0.0000612903975764634</text:p>
              </table:table-cell>
              <table:table-cell office:value-type="float" office:value="0.0000405468195232017">
                <text:p>0.0000405468195232017</text:p>
              </table:table-cell>
              <table:table-cell office:value-type="float" office:value="0.0000149845317268249">
                <text:p>0.0000149845317268249</text:p>
              </table:table-cell>
              <table:table-cell office:value-type="float" office:value="-0.0000142534303998465">
                <text:p>-0.0000142534303998465</text:p>
              </table:table-cell>
              <table:table-cell office:value-type="float" office:value="0.0000318443178714545">
                <text:p>0.0000318443178714545</text:p>
              </table:table-cell>
              <table:table-cell office:value-type="float" office:value="-0.0000271686039534091">
                <text:p>-0.0000271686039534091</text:p>
              </table:table-cell>
              <table:table-cell office:value-type="float" office:value="-0.0000128403864948501">
                <text:p>-0.0000128403864948501</text:p>
              </table:table-cell>
              <table:table-cell office:value-type="float" office:value="0.00000220118256416546">
                <text:p>0.00000220118256416546</text:p>
              </table:table-cell>
              <table:table-cell office:value-type="float" office:value="0.0000388768501371484">
                <text:p>0.0000388768501371484</text:p>
              </table:table-cell>
              <table:table-cell office:value-type="float" office:value="-0.0000366438510852052">
                <text:p>-0.0000366438510852052</text:p>
              </table:table-cell>
              <table:table-cell office:value-type="float" office:value="0.0000302331785299037">
                <text:p>0.0000302331785299037</text:p>
              </table:table-cell>
              <table:table-cell office:value-type="float" office:value="-0.0000176670952315439">
                <text:p>-0.0000176670952315439</text:p>
              </table:table-cell>
              <table:table-cell office:value-type="float" office:value="-0.00000531299341410829">
                <text:p>-0.00000531299341410829</text:p>
              </table:table-cell>
              <table:table-cell office:value-type="float" office:value="-0.000018432318145245">
                <text:p>-0.000018432318145245</text:p>
              </table:table-cell>
              <table:table-cell office:value-type="float" office:value="0.0000140085081390406">
                <text:p>0.0000140085081390406</text:p>
              </table:table-cell>
              <table:table-cell office:value-type="float" office:value="-0.000032078648819156">
                <text:p>-0.000032078648819156</text:p>
              </table:table-cell>
              <table:table-cell office:value-type="float" office:value="0.00000313599413137577">
                <text:p>0.00000313599413137577</text:p>
              </table:table-cell>
              <table:table-cell office:value-type="float" office:value="0.0000470543295181258">
                <text:p>0.0000470543295181258</text:p>
              </table:table-cell>
              <table:table-cell office:value-type="float" office:value="-0.0000259459698673248">
                <text:p>-0.0000259459698673248</text:p>
              </table:table-cell>
              <table:table-cell office:value-type="float" office:value="-0.000044166018363323">
                <text:p>-0.000044166018363323</text:p>
              </table:table-cell>
              <table:table-cell office:value-type="float" office:value="0.0000359378893213247">
                <text:p>0.0000359378893213247</text:p>
              </table:table-cell>
              <table:table-cell office:value-type="float" office:value="-0.000000583582117907877">
                <text:p>-0.000000583582117907877</text:p>
              </table:table-cell>
              <table:table-cell office:value-type="float" office:value="-0.000027139268904075">
                <text:p>-0.000027139268904075</text:p>
              </table:table-cell>
              <table:table-cell office:value-type="float" office:value="0.0000278231128339468">
                <text:p>0.0000278231128339468</text:p>
              </table:table-cell>
              <table:table-cell office:value-type="float" office:value="-0.0000289595909088169">
                <text:p>-0.0000289595909088169</text:p>
              </table:table-cell>
              <table:table-cell office:value-type="float" office:value="0.0000383492801740992">
                <text:p>0.0000383492801740992</text:p>
              </table:table-cell>
              <table:table-cell office:value-type="float" office:value="-0.0000138243827305651">
                <text:p>-0.0000138243827305651</text:p>
              </table:table-cell>
              <table:table-cell office:value-type="float" office:value="-0.000058134696199974">
                <text:p>-0.000058134696199974</text:p>
              </table:table-cell>
              <table:table-cell office:value-type="float" office:value="0.000104439048856708">
                <text:p>0.000104439048856708</text:p>
              </table:table-cell>
              <table:table-cell office:value-type="float" office:value="-0.0000459477868277602">
                <text:p>-0.0000459477868277602</text:p>
              </table:table-cell>
              <table:table-cell office:value-type="float" office:value="0.0000164247810500728">
                <text:p>0.0000164247810500728</text:p>
              </table:table-cell>
              <table:table-cell office:value-type="float" office:value="-0.0000177429806444418">
                <text:p>-0.0000177429806444418</text:p>
              </table:table-cell>
              <table:table-cell office:value-type="float" office:value="-0.00000191913743996519">
                <text:p>-0.00000191913743996519</text:p>
              </table:table-cell>
              <table:table-cell office:value-type="float" office:value="-0.0000149789380158305">
                <text:p>-0.0000149789380158305</text:p>
              </table:table-cell>
              <table:table-cell office:value-type="float" office:value="-0.000000954173736245068">
                <text:p>-0.000000954173736245068</text:p>
              </table:table-cell>
              <table:table-cell office:value-type="float" office:value="0.0000277965396772717">
                <text:p>0.0000277965396772717</text:p>
              </table:table-cell>
              <table:table-cell office:value-type="float" office:value="-0.00000556408145940823">
                <text:p>-0.00000556408145940823</text:p>
              </table:table-cell>
              <table:table-cell office:value-type="float" office:value="-0.0000328661179509471">
                <text:p>-0.0000328661179509471</text:p>
              </table:table-cell>
              <table:table-cell office:value-type="float" office:value="0.0000387389003509986">
                <text:p>0.0000387389003509986</text:p>
              </table:table-cell>
              <table:table-cell office:value-type="float" office:value="-0.0000384456421463897">
                <text:p>-0.0000384456421463897</text:p>
              </table:table-cell>
              <table:table-cell office:value-type="float" office:value="0.0000280984647872962">
                <text:p>0.0000280984647872962</text:p>
              </table:table-cell>
              <table:table-cell office:value-type="float" office:value="-0.0000155077907825207">
                <text:p>-0.0000155077907825207</text:p>
              </table:table-cell>
              <table:table-cell office:value-type="float" office:value="-0.0000104787496920111">
                <text:p>-0.0000104787496920111</text:p>
              </table:table-cell>
              <table:table-cell office:value-type="float" office:value="0.0000296973984580395">
                <text:p>0.0000296973984580395</text:p>
              </table:table-cell>
              <table:table-cell office:value-type="float" office:value="-0.0000243777716392723">
                <text:p>-0.0000243777716392723</text:p>
              </table:table-cell>
              <table:table-cell office:value-type="float" office:value="0.00000903753250636186">
                <text:p>0.00000903753250636186</text:p>
              </table:table-cell>
              <table:table-cell office:value-type="float" office:value="0.0000447389862290315">
                <text:p>0.0000447389862290315</text:p>
              </table:table-cell>
              <table:table-cell office:value-type="float" office:value="-0.0000621858086289895">
                <text:p>-0.0000621858086289895</text:p>
              </table:table-cell>
              <table:table-cell office:value-type="float" office:value="-0.0000326077815895332">
                <text:p>-0.0000326077815895332</text:p>
              </table:table-cell>
              <table:table-cell office:value-type="float" office:value="0.0000501623671793072">
                <text:p>0.0000501623671793072</text:p>
              </table:table-cell>
              <table:table-cell office:value-type="float" office:value="-0.00000972757731670937">
                <text:p>-0.00000972757731670937</text:p>
              </table:table-cell>
              <table:table-cell office:value-type="float" office:value="0.0000248836920148099">
                <text:p>0.0000248836920148099</text:p>
              </table:table-cell>
              <table:table-cell office:value-type="float" office:value="-0.00000964351688748089">
                <text:p>-0.00000964351688748089</text:p>
              </table:table-cell>
              <table:table-cell office:value-type="float" office:value="0.0000463543013387024">
                <text:p>0.0000463543013387024</text:p>
              </table:table-cell>
              <table:table-cell office:value-type="float" office:value="-0.0000308153788279308">
                <text:p>-0.0000308153788279308</text:p>
              </table:table-cell>
              <table:table-cell office:value-type="float" office:value="-0.00000292557113862335">
                <text:p>-0.00000292557113862335</text:p>
              </table:table-cell>
              <table:table-cell office:value-type="float" office:value="-0.0000332622315117326">
                <text:p>-0.0000332622315117326</text:p>
              </table:table-cell>
              <table:table-cell office:value-type="float" office:value="-0.0000107424281273194">
                <text:p>-0.0000107424281273194</text:p>
              </table:table-cell>
              <table:table-cell office:value-type="float" office:value="-0.00000759183168058675">
                <text:p>-0.00000759183168058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